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Topoli, Krasnaya Pershe, Novomolinsk, courtyards ...</text:span>
</text:h>
      <text:p text:style-name="P4">
Authors: liveuamap (Language: en)</text:p>
      <text:p text:style-name="P4">
Time: 2023-05-24T-67:31:00</text:p>
      <text:p text:style-name="P4">
Location: Kupiansk (Latitude:49.63006 Longtitude:37.90661)</text:p>
      <text:p text:style-name="P4">
Videos: []</text:p>
      <text:p text:style-name="P4">
Images: []</text:p>
      <text:p text:style-name="P4">
Tags: ["Russia"]</text:p>
      <text:p text:style-name="P4">
Id: 22565031</text:p>
      <!--METADATA-->
      <text:p text:style-name="P4">
At Kupiansk direction Russian army shelled Kamyanka, Topoli, Krasne Pershe,Novomlynsk, Dvorichna, Masutivka, Mala Shapkivka, Kindrashivka, Kupyansk,Tabayivka and Berestove of Kharkiv region and Stelmakhivka of Luhansk region.Russian aviation conducted airstrikes at Kyslivka and Kotlyarivka, - GeneralStaff of Armed Forces of Ukraine says in the morning report</text:p>
      <text:p text:style-name="P4">
News Collection Link: <text:a xlink:type="simple" xlink:href="https://liveuamap.com/en/2023/24-may-at-kupiansk-direction-russian-army-shelled-kamyanka" text:style-name="Internet_20_link" text:visited-style-name="Visited_20_Internet_20_Link">
https://liveuamap.com/en/2023/24-may-at-kupiansk-direction-russian-army-shelled-kamyanka</text:a>
</text:p>
      <text:p text:style-name="P4">
News Source: <text:a xlink:type="simple" xlink:href="https://t.me/lumsrc/4884" text:style-name="Internet_20_link" text:visited-style-name="Visited_20_Internet_20_Link">
https://t.me/lumsrc/4884</text:a>
</text:p>
      <!--NEWS-->
      <text:h text:style-name="P10" text:outline-level="1">
<text:span text:style-name="T4">
Bakhmut Directio Rusian Army Shelled Kramatorsk, Vasukivka, Orikhovo-Vasylivka, Grigoriv ...</text:span>
</text:h>
      <text:p text:style-name="P4">
Authors: liveuamap (Language: en)</text:p>
      <text:p text:style-name="P4">
Time: 2023-05-24T-69:31:00</text:p>
      <text:p text:style-name="P4">
Location: Kurdiumivka (Latitude:48.45311 Longtitude:37.94798)</text:p>
      <text:p text:style-name="P4">
Videos: []</text:p>
      <text:p text:style-name="P4">
Images: []</text:p>
      <text:p text:style-name="P4">
Tags: ["Russia"]</text:p>
      <text:p text:style-name="P4">
Id: 22565028</text:p>
      <!--METADATA-->
      <text:p text:style-name="P4">
At Bakhmut Direction Russian Army Shelled Kramatorsk, Vasukivka, Orikhovo-Vasylivka, Hryhorivka, Bakhmut, Ivanivske, Stupochky, KOSTYANTYANTYANTYKYKYKA Pivdne and New York of Donetsk Region. Russianivation Conducted Aircrakes at Bakhmut, Ivanivske, Bila Hora, Ozaryanivkaand Toresk, - General Staff of Armed Forces of Ukraine Says in the Morningreport</text:p>
      <text:p text:style-name="P4">
News Collection Link:(https://liveuamap.com/en/2023/24-may-at-bakhmut-direction-russian-army-shelled-kramatorsk)</text:p>
      <text:p text:style-name="P4">
News Source: <text:a xlink:type="simple" xlink:href="https://t.me/lumsrc/4886" text:style-name="Internet_20_link" text:visited-style-name="Visited_20_Internet_20_Link">
https://t.me/lumsrc/4886</text:a>
</text:p>
      <!--NEWS-->
      <text:h text:style-name="P10" text:outline-level="1">
<text:span text:style-name="T4">
JSC Avdiivka Directio Rusian of the Army Shelled Ceramics, Overite, Lastochkine, Avdiivka, SEV ...</text:span>
</text:h>
      <text:p text:style-name="P4">
Authors: liveuamap (Language: en)</text:p>
      <text:p text:style-name="P4">
Time: 2023-05-24T-72:31:00</text:p>
      <text:p text:style-name="P4">
Location: Donetsk Oblast (Latitude:48.12325 Longtitude:37.771)</text:p>
      <text:p text:style-name="P4">
Videos: []</text:p>
      <text:p text:style-name="P4">
Images: []</text:p>
      <text:p text:style-name="P4">
Tags: ["Russia"]</text:p>
      <text:p text:style-name="P4">
Id: 22565026</text:p>
      <!--METADATA-->
      <text:p text:style-name="P4">
At Avdiyivka direction Russian army shelled Keramik, Ocheretyne, Lastochkyne,Avdiyivka, Syeverne, Vodyane, Pervomayske, Netaylove, Karlivka and Nevelske ofDonetsk region. Russian aviation conducted airstrikes at Novokalynove andAvdiyivka, - General Staff of Armed Forces of Ukraine says in the morningreport</text:p>
      <text:p text:style-name="P4">
News Collection Link: <text:a xlink:type="simple" xlink:href="https://liveuamap.com/en/2023/24-may-at-avdiyivka-direction-russian-army-shelled-keramik" text:style-name="Internet_20_link" text:visited-style-name="Visited_20_Internet_20_Link">
https://liveuamap.com/en/2023/24-may-at-avdiyivka-direction-russian-army-shelled-keramik</text:a>
</text:p>
      <text:p text:style-name="P4">
News Source: <text:a xlink:type="simple" xlink:href="https://t.me/lumsrc/4887" text:style-name="Internet_20_link" text:visited-style-name="Visited_20_Internet_20_Link">
https://t.me/lumsrc/4887</text:a>
</text:p>
      <!--NEWS-->
      <text:h text:style-name="P10" text:outline-level="1">
<text:span text:style-name="T4">
JSC Marinka Direcion Rusian Army Shelled Krasnogorivka, St. George, Maximilanivka, Krak ...</text:span>
</text:h>
      <text:p text:style-name="P4">
Authors: liveuamap (Language: en)</text:p>
      <text:p text:style-name="P4">
Time: 2023-05-24T-74:31:00</text:p>
      <text:p text:style-name="P4">
Location: Marinka, Donetsk Oblast (Latitude:47.96579 Longtitude:37.43025)</text:p>
      <text:p text:style-name="P4">
Videos: []</text:p>
      <text:p text:style-name="P4">
Images: []</text:p>
      <text:p text:style-name="P4">
Tags: ["Russia"]</text:p>
      <text:p text:style-name="P4">
Id: 22565025</text:p>
      <!--METADATA-->
      <text:p text:style-name="P4">
At Maryinka direction Russian army shelled Krasnohorivka, Heorhiyivka,Maksymilyanivka, Kurakhove and Pobyeda of Donetsk region, - General Staff ofArmed Forces of Ukraine says in the morning report</text:p>
      <text:p text:style-name="P4">
News Collection Link: <text:a xlink:type="simple" xlink:href="https://liveuamap.com/en/2023/24-may-at-maryinka-direction-russian-army-shelled-krasnohorivka" text:style-name="Internet_20_link" text:visited-style-name="Visited_20_Internet_20_Link">
https://liveuamap.com/en/2023/24-may-at-maryinka-direction-russian-army-shelled-krasnohorivka</text:a>
</text:p>
      <text:p text:style-name="P4">
News Source: <text:a xlink:type="simple" xlink:href="https://t.me/lumsrc/4888" text:style-name="Internet_20_link" text:visited-style-name="Visited_20_Internet_20_Link">
https://t.me/lumsrc/4888</text:a>
</text:p>
      <!--NEWS-->
      <text:h text:style-name="P10" text:outline-level="1">
<text:span text:style-name="T4">
JSC Shakhtar Directio Rusian Army Shelled Paraskovivka, Novomykhailivka, Village, God ...</text:span>
</text:h>
      <text:p text:style-name="P4">
Authors: liveuamap (Language: en)</text:p>
      <text:p text:style-name="P4">
Time: 2023-05-24T-76:31:00</text:p>
      <text:p text:style-name="P4">
Location: Zaporizhzhia (Latitude:47.77856 Longtitude:37.06324)</text:p>
      <text:p text:style-name="P4">
Videos: []</text:p>
      <text:p text:style-name="P4">
Images: []</text:p>
      <text:p text:style-name="P4">
Tags: ["Russia"]</text:p>
      <text:p text:style-name="P4">
Id: 22565023</text:p>
      <!--METADATA-->
      <text:p text:style-name="P4">
At Shakhtarske direction Russian army shelled Paraskoviyivka, Novomykhaylivka,Vuhledar, Bohoyavlenka, Zolota Nyva and Velyka Novosilka. Russian aviationconducted airstrikes at Prechystivka, - General Staff of Armed Forces ofUkraine says in the morning report</text:p>
      <text:p text:style-name="P4">
News Collection Link: <text:a xlink:type="simple" xlink:href="https://liveuamap.com/en/2023/24-may-at-shakhtarske-direction-russian-army-shelled-paraskoviyivka" text:style-name="Internet_20_link" text:visited-style-name="Visited_20_Internet_20_Link">
https://liveuamap.com/en/2023/24-may-at-shakhtarske-direction-russian-army-shelled-paraskoviyivka</text:a>
</text:p>
      <text:p text:style-name="P4">
News Source: <text:a xlink:type="simple" xlink:href="https://t.me/lumsrc/4889" text:style-name="Internet_20_link" text:visited-style-name="Visited_20_Internet_20_Link">
https://t.me/lumsrc/4889</text:a>
</text:p>
      <!--NEWS-->
      <text:h text:style-name="P10" text:outline-level="1">
<text:span text:style-name="T4">
At Zaporizhzhia and Kherson directions Russian army shelled Vremivka, Burlatske, Novosilka, Z...</text:span>
</text:h>
      <text:p text:style-name="P4">
Authors: liveuamap (Language: en)</text:p>
      <text:p text:style-name="P4">
Time: 2023-05-24T-78:31:00</text:p>
      <text:p text:style-name="P4">
Location: Zaporizhzhia (Latitude:47.54085 Longtitude:35.46061)</text:p>
      <text:p text:style-name="P4">
Videos: []</text:p>
      <text:p text:style-name="P4">
Images: []</text:p>
      <text:p text:style-name="P4">
Tags: ["Russia"]</text:p>
      <text:p text:style-name="P4">
Id: 22565021</text:p>
      <!--METADATA-->
      <text:p text:style-name="P4">
At Zaporizhzhia and Kherson directions Russian army shelled Vremivka,Burlatske, Novosilka, Zelene Pole of Donetsk region; Olhivske, Huliaipole,Zaliznychne, Bilohirya, Mala Tokmachka, Mali Scherbaky and Kamyanske ofZaporizhzhia region, Zolota Balka, Vesele, Kozatske, Lvove, Antonivka,Kizomys, Stanislav of Kherson region and Kherson city. Russian aviationconducted airstrikes at Huliaipole, Mala Tokmachka and Stepove of Zaporizhzhiaregion, - General Staff of Armed Forces of Ukraine says in the morning report</text:p>
      <text:p text:style-name="P4">
News Collection Link: <text:a xlink:type="simple" xlink:href="https://liveuamap.com/en/2023/24-may-at-zaporizhzhia-and-kherson-directions-russian-army" text:style-name="Internet_20_link" text:visited-style-name="Visited_20_Internet_20_Link">
https://liveuamap.com/en/2023/24-may-at-zaporizhzhia-and-kherson-directions-russian-army</text:a>
</text:p>
      <text:p text:style-name="P4">
News Source: <text:a xlink:type="simple" xlink:href="https://t.me/lumsrc/4890" text:style-name="Internet_20_link" text:visited-style-name="Visited_20_Internet_20_Link">
https://t.me/lumsrc/4890</text:a>
</text:p>
      <!--NEWS-->
      <text:h text:style-name="P10" text:outline-level="1">
<text:span text:style-name="T4">
Donetsk Oblast(19:47). Red Alert: aerial threat. Sirens sounding. Take cover now!</text:span>
</text:h>
      <text:p text:style-name="P4">
Authors: liveuamap (Language: en)</text:p>
      <text:p text:style-name="P4">
Time: 2023-05-24T13:50:00</text:p>
      <text:p text:style-name="P4">
Location: Donetsk Oblast (Latitude:48.72619 Longtitude:37.57747)</text:p>
      <text:p text:style-name="P4">
Videos: []</text:p>
      <text:p text:style-name="P4">
Images: []</text:p>
      <text:p text:style-name="P4">
Tags: ["Europe", "Central and Eastern Europe"]</text:p>
      <text:p text:style-name="P4">
Id: 22565113</text:p>
      <!--METADATA-->
      <text:p text:style-name="P4">
Donetsk Oblast(19:47). Red Alert: aerial threat. Sirens sounding. Take covernow!</text:p>
      <text:p text:style-name="P4">
News Collection Link: <text:a xlink:type="simple" xlink:href="https://liveuamap.com/en/2023/24-may-donetsk-oblast1947-red-alert-aerial-thg" text:style-name="Internet_20_link" text:visited-style-name="Visited_20_Internet_20_Link">
https://liveuamap.com/en/2023/24-may-donetsk-oblast1947-red-alert-aerial-thg</text:a>
</text:p>
      <text:p text:style-name="P4">
News Source: <text:a xlink:type="simple" xlink:href="https://t.me/air_alert_ua/46439" text:style-name="Internet_20_link" text:visited-style-name="Visited_20_Internet_20_Link">
https://t.me/air_alert_ua/46439</text:a>
</text:p>
      <!--NEWS-->
      <text:h text:style-name="P10" text:outline-level="1">
<text:span text:style-name="T4">
In Dnipropetrovsk, a man who "drained" information about the location of the Armed Forces was condemned</text:span>
</text:h>
      <text:p text:style-name="P4">
Author: ['АРМІЯINFORM']</text:p>
      <text:p text:style-name="P4">
Time: 2023-05-24T15:00:00-04:00</text:p>
      <text:p text:style-name="P4">
Description: On the Dnipropetrovsk region, Meshkantsa Novomoskovska, Yakiy “angry” with the іnformati about Miss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llavazhbazhyua_1.jpg" text:style-name="Internet_20_link" text:visited-style-name="Visited_20_Internet_20_Link">
llavazhbazhyua_1.jpg</text:a>
', '<text:a xlink:type="simple" xlink:href="https://armyinform.com.ua/wp-content/uploads/2023/05/llavazhbazhyua_2.jpg" text:style-name="Internet_20_link" text:visited-style-name="Visited_20_Internet_20_Link">
llavazhbazhyua_2.jpg</text:a>
']</text:p>
      <text:p text:style-name="P4">
Tags: ['ДЕРЖАВНА ЗРАДА', 'НОВОМОСКОВСЬК', 'ПРОКУРАТУРА']</text:p>
      <text:p text:style-name="P4">
Category: News</text:p>
      <!--METADATA-->
      <text:p text:style-name="P4">
<draw:frame draw:style-name="fr1" draw:name="Image2" text:anchor-type="as-char" svg:width="6.9236in" svg:height="3.894525in" draw:z-index="0">
<draw:image xlink:href="../Images/AРМІЯINFORM/2023-05-24T15-00-00-04-00/llavazhbazhyua_1.jpg" xlink:type="simple" xlink:show="embed" xlink:actuate="onLoad" draw:mime-type="image/jpeg"/>
</draw:frame>
In Dnipropetrovsk, a resident of Novomoskovsk was condemned, who "drained" information about the location of the Ukrainian military.</text:p>
      <text:p text:style-name="P4">
About it <text:a xlink:type="simple" xlink:href="https://dnipr.gp.gov.ua/ua/news.html" text:style-name="Internet_20_link" text:visited-style-name="Visited_20_Internet_20_Link">
reports</text:a>
Dnipropetrovsk Regional Prosecutor's Office.</text:p>
      <text:p text:style-name="P4">
“For public prosecution of prosecutors of the Dnipropetrovsk Regional Prosecutor's Court, a sentence was approved by a resident of Novomoskovsk for unauthorized information on the location of the Armed Forces of Ukraine in the conditions of martial law(h. 2 centuries. 114-2 of the Criminal Code of Ukraine). Його засуджено до 5 років позбавлення волі», – йдетьсяу повідомленні.</text:p>
      <text:p text:style-name="P4">
<draw:frame draw:style-name="fr1" draw:name="Image3" text:anchor-type="as-char" svg:width="6.9236in" svg:height="3.894525in" draw:z-index="0">
<draw:image xlink:href="../Images/AРМІЯINFORM/2023-05-24T15-00-00-04-00/llavazhbazhyua_2.jpg" xlink:type="simple" xlink:show="embed" xlink:actuate="onLoad" draw:mime-type="image/jpeg"/>
</draw:frame>
Prosecutors in court proved that in August 2022, a man, having pro -Russian views, transmitted text reports on the places of the Armed Forces of Ukraine through the social network. He confirmed the enemy windows of military objects using a reference to Google Maps.</text:p>
      <text:p text:style-name="P4">
Law enforcement officers detained a man in February 2023. During the consideration of the proceedings in the court the accused was fully pleaded in the court.</text:p>
      <text:p text:style-name="P4">
News Source: <text:a xlink:type="simple" xlink:href="https://armyinform.com.ua/2023/05/24/na-dnipropetrovshhyni-zasudyly-cholovika-yakyj-zlyvav-informacziyu-pro-roztashuvannya-zsu/" text:style-name="Internet_20_link" text:visited-style-name="Visited_20_Internet_20_Link">
https://armyinform.com.ua/2023/05/24/na-dnipropetrovshhyni-zasudyly-cholovika-yakyj-zlyvav-informacziyu-pro-roztashuvannya-zsu/</text:a>
</text:p>
      <!--NEWS-->
      <text:h text:style-name="P10" text:outline-level="1">
<text:span text:style-name="T4">
Zaporizka Oblast(21:04). Red Alert: aerial threat. Sirens sounding. Take cover now!</text:span>
</text:h>
      <text:p text:style-name="P4">
Authors: liveuamap (Language: en)</text:p>
      <text:p text:style-name="P4">
Time: 2023-05-24T15:04:00</text:p>
      <text:p text:style-name="P4">
Location: Zaporizka Oblast (Latitude:47.612021 Longtitude:35.765261)</text:p>
      <text:p text:style-name="P4">
Videos: []</text:p>
      <text:p text:style-name="P4">
Images: []</text:p>
      <text:p text:style-name="P4">
Tags: []</text:p>
      <text:p text:style-name="P4">
Id: 22565136</text:p>
      <!--METADATA-->
      <text:p text:style-name="P4">
None</text:p>
      <text:p text:style-name="P4">
News Collection Link: <text:a xlink:type="simple" xlink:href="https://liveuamap.com/en/2023/24-may-zaporizka-oblast2104-red-alert-aerial-g" text:style-name="Internet_20_link" text:visited-style-name="Visited_20_Internet_20_Link">
https://liveuamap.com/en/2023/24-may-zaporizka-oblast2104-red-alert-aerial-g</text:a>
</text:p>
      <text:p text:style-name="P4">
News Source: <text:a xlink:type="simple" xlink:href="https://liveuamap.com/en/2023/24-may-zaporizka-oblast2104-red-alert-aerial-g" text:style-name="Internet_20_link" text:visited-style-name="Visited_20_Internet_20_Link">
https://liveuamap.com/en/2023/24-may-zaporizka-oblast2104-red-alert-aerial-g</text:a>
</text:p>
      <!--NEWS-->
      <text:h text:style-name="P10" text:outline-level="1">
<text:span text:style-name="T4">
Short. War. Day 454. Videoodigest</text:span>
</text:h>
      <text:p text:style-name="P4">
Author: ['АРМІЯINFORM']</text:p>
      <text:p text:style-name="P4">
Time: 2023-05-24T16:00:00-04:00</text:p>
      <text:p text:style-name="P4">
Description: Jero: GS ZS Ukrainian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STOPRUSSIA', 'ВІДЕОДАЙДЖЕСТ', 'ВТОРГНЕННЯ РФ', 'ГШ ЗС УКРАЇНИ']</text:p>
      <text:p text:style-name="P4">
Category: News</text:p>
      <!--METADATA-->
      <text:p text:style-name="P4">
Source: <text:a xlink:type="simple" xlink:href="https://www.facebook.com/GeneralStaff.ua/videos/1326820131548586/" text:style-name="Internet_20_link" text:visited-style-name="Visited_20_Internet_20_Link">
GSC of Ukraine</text:a>
</text:p>
      <text:p text:style-name="P4">
News Source: <text:a xlink:type="simple" xlink:href="https://armyinform.com.ua/2023/05/24/korotko-vijna-den-454-videodajdzhest/" text:style-name="Internet_20_link" text:visited-style-name="Visited_20_Internet_20_Link">
https://armyinform.com.ua/2023/05/24/korotko-vijna-den-454-videodajdzhest/</text:a>
</text:p>
      <!--NEWS-->
      <text:h text:style-name="P10" text:outline-level="1">
<text:span text:style-name="T4">
Chernihivska Oblast(22:28). Red Alert: aerial threat. Sirens sounding. Take cover now!</text:span>
</text:h>
      <text:p text:style-name="P4">
Authors: liveuamap (Language: en)</text:p>
      <text:p text:style-name="P4">
Time: 2023-05-24T16:29:00</text:p>
      <text:p text:style-name="P4">
Location: Chernihivska Oblast (Latitude:51.33375 Longtitude:32.00009)</text:p>
      <text:p text:style-name="P4">
Videos: []</text:p>
      <text:p text:style-name="P4">
Images: []</text:p>
      <text:p text:style-name="P4">
Tags: ["Europe", "Central and Eastern Europe"]</text:p>
      <text:p text:style-name="P4">
Id: 22565142</text:p>
      <!--METADATA-->
      <text:p text:style-name="P4">
Chernihiv region(22:28). Red Alert: aerial threat. Sirens sounding. Takecover now!</text:p>
      <text:p text:style-name="P4">
News Collection Link: <text:a xlink:type="simple" xlink:href="https://liveuamap.com/en/2023/24-may-chernihivska-oblast2228-red-alert-aerig" text:style-name="Internet_20_link" text:visited-style-name="Visited_20_Internet_20_Link">
https://liveuamap.com/en/2023/24-may-chernihivska-oblast2228-red-alert-aerig</text:a>
</text:p>
      <text:p text:style-name="P4">
News Source: <text:a xlink:type="simple" xlink:href="https://t.me/suspilnechernihiv/18890" text:style-name="Internet_20_link" text:visited-style-name="Visited_20_Internet_20_Link">
https://t.me/suspilnechernihiv/18890</text:a>
</text:p>
      <!--NEWS-->
      <text:h text:style-name="P10" text:outline-level="1">
<text:span text:style-name="T4">
Kyiv, Kyiv Oblast(22:41). Red Alert: aerial threat. Sirens sounding. Take cover now!</text:span>
</text:h>
      <text:p text:style-name="P4">
Authors: liveuamap (Language: en)</text:p>
      <text:p text:style-name="P4">
Time: 2023-05-24T16:43:00</text:p>
      <text:p text:style-name="P4">
Location: Kyiv (Latitude:50.44343 Longtitude:30.53022)</text:p>
      <text:p text:style-name="P4">
Videos: []</text:p>
      <text:p text:style-name="P4">
Images: []</text:p>
      <text:p text:style-name="P4">
Tags: ["Europe", "Central and Eastern Europe"]</text:p>
      <text:p text:style-name="P4">
Id: 22565143</text:p>
      <!--METADATA-->
      <text:p text:style-name="P4">
Kyiv, Kyiv region(22:41). Red Alert: aerial threat. Sirens sounding. Takecover now!</text:p>
      <text:p text:style-name="P4">
News Collection Link: <text:a xlink:type="simple" xlink:href="https://liveuamap.com/en/2023/24-may-kyiv-kyiv-oblast2241-red-alert-aerial-g" text:style-name="Internet_20_link" text:visited-style-name="Visited_20_Internet_20_Link">
https://liveuamap.com/en/2023/24-may-kyiv-kyiv-oblast2241-red-alert-aerial-g</text:a>
</text:p>
      <text:p text:style-name="P4">
News Source: <text:a xlink:type="simple" xlink:href="https://t.me/air_alert_ua/46445" text:style-name="Internet_20_link" text:visited-style-name="Visited_20_Internet_20_Link">
https://t.me/air_alert_ua/46445</text:a>
</text:p>
      <!--NEWS-->
      <text:h text:style-name="P10" text:outline-level="1">
<text:span text:style-name="T4">
Kherson, Khersonska Oblast(22:47). Red Alert: aerial threat. Sirens sounding. Take cover now!</text:span>
</text:h>
      <text:p text:style-name="P4">
Authors: liveuamap (Language: en)</text:p>
      <text:p text:style-name="P4">
Time: 2023-05-24T16:50:00</text:p>
      <text:p text:style-name="P4">
Location: Kherson (Latitude:46.65699 Longtitude:32.61672)</text:p>
      <text:p text:style-name="P4">
Videos: []</text:p>
      <text:p text:style-name="P4">
Images: []</text:p>
      <text:p text:style-name="P4">
Tags: ["Europe", "Central and Eastern Europe"]</text:p>
      <text:p text:style-name="P4">
Id: 22565144</text:p>
      <!--METADATA-->
      <text:p text:style-name="P4">
Kherson, Kherson region(22:47). Red Alert: aerial threat. Sirens sounding.Take cover now!</text:p>
      <text:p text:style-name="P4">
News Collection Link: <text:a xlink:type="simple" xlink:href="https://liveuamap.com/en/2023/24-may-kherson-khersonska-oblast2247-red-alerg" text:style-name="Internet_20_link" text:visited-style-name="Visited_20_Internet_20_Link">
https://liveuamap.com/en/2023/24-may-kherson-khersonska-oblast2247-red-alerg</text:a>
</text:p>
      <text:p text:style-name="P4">
News Source: <text:a xlink:type="simple" xlink:href="https://t.me/air_alert_ua/46447" text:style-name="Internet_20_link" text:visited-style-name="Visited_20_Internet_20_Link">
https://t.me/air_alert_ua/46447</text:a>
</text:p>
      <!--NEWS-->
      <text:h text:style-name="P10" text:outline-level="1">
<text:span text:style-name="T4">
Kirovohradska Oblast(22:58). Red Alert: aerial threat. Sirens sounding. Take cover now!</text:span>
</text:h>
      <text:p text:style-name="P4">
Authors: liveuamap (Language: en)</text:p>
      <text:p text:style-name="P4">
Time: 2023-05-24T17:00:00</text:p>
      <text:p text:style-name="P4">
Location: Kirovohradska Oblast (Latitude:48.5005 Longtitude:31.99991)</text:p>
      <text:p text:style-name="P4">
Videos: []</text:p>
      <text:p text:style-name="P4">
Images: []</text:p>
      <text:p text:style-name="P4">
Tags: ["Europe", "Central and Eastern Europe"]</text:p>
      <text:p text:style-name="P4">
Id: 22565145</text:p>
      <!--METADATA-->
      <text:p text:style-name="P4">
Kirovohrad region(22:58). Red Alert: aerial threat. Sirens sounding. Takecover now!</text:p>
      <text:p text:style-name="P4">
News Collection Link: <text:a xlink:type="simple" xlink:href="https://liveuamap.com/en/2023/24-may-kirovohradska-oblast2258-red-alert-aerg" text:style-name="Internet_20_link" text:visited-style-name="Visited_20_Internet_20_Link">
https://liveuamap.com/en/2023/24-may-kirovohradska-oblast2258-red-alert-aerg</text:a>
</text:p>
      <text:p text:style-name="P4">
News Source: <text:a xlink:type="simple" xlink:href="https://t.me/air_alert_ua/46448" text:style-name="Internet_20_link" text:visited-style-name="Visited_20_Internet_20_Link">
https://t.me/air_alert_ua/46448</text:a>
</text:p>
      <!--NEWS-->
      <text:h text:style-name="P10" text:outline-level="1">
<text:span text:style-name="T4">
“In general, not very good news. Even there are no armor</text:span>
</text:h>
      <text:p text:style-name="P4">
Author: ['АРМІЯINFORM']</text:p>
      <text:p text:style-name="P4">
Time: 2023-05-24T17:00:00-04:00</text:p>
      <text:p text:style-name="P4">
Description: https://youtu.be/nsxgxp0_UX0 Golovnnya Rosavіnnya of the Ukrainian MOKLAYA was published ... The war with Ukraine 2022, the war with Ukraine is the latest news today, the news with Ukraine 2022 is the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ТОРГНЕННЯ РФ', 'ГУР ПЕРЕХОПЛЕННЯ']</text:p>
      <text:p text:style-name="P4">
Category: News</text:p>
      <!--METADATA-->
      <text:p text:style-name="P4">
The Main Directorate of Intelligence of the Ministry of Defense of Ukraine has published another interception of the telephone conversation of the invaders, in which the serviceman of the Russian Federation tells the proofing to move on the forefront even under fear of receiving an article: “In P*nastynas, they send real!Ours, sorry for me, three shells, and they have ... ”.</text:p>
      <text:p text:style-name="P4">
News Source: <text:a xlink:type="simple" xlink:href="https://armyinform.com.ua/2023/05/24/zagalom-ne-duzhe-horoshi-novyny-navit-blindazhiv-nemaye-perehoplennya-gur-mou/" text:style-name="Internet_20_link" text:visited-style-name="Visited_20_Internet_20_Link">
https://armyinform.com.ua/2023/05/24/zagalom-ne-duzhe-horoshi-novyny-navit-blindazhiv-nemaye-perehoplennya-gur-mou/</text:a>
</text:p>
      <!--NEWS-->
      <text:h text:style-name="P10" text:outline-level="1">
<text:span text:style-name="T4">
Zhytomyr, Zhytomyrska Oblast(23:10). Red Alert: aerial threat. Sirens sounding. Take cover now!</text:span>
</text:h>
      <text:p text:style-name="P4">
Authors: liveuamap (Language: en)</text:p>
      <text:p text:style-name="P4">
Time: 2023-05-24T17:11:00</text:p>
      <text:p text:style-name="P4">
Location: Zhytomyr (Latitude:50.26487000 Longtitude:28.67669000)</text:p>
      <text:p text:style-name="P4">
Videos: []</text:p>
      <text:p text:style-name="P4">
Images: []</text:p>
      <text:p text:style-name="P4">
Tags: ["Europe", "Central and Eastern Europe"]</text:p>
      <text:p text:style-name="P4">
Id: 22565146</text:p>
      <!--METADATA-->
      <text:p text:style-name="P4">
Zhytomyr, Zhytomyr region(23:10). Red Alert: aerial threat. Sirenssounding. Take cover now!</text:p>
      <text:p text:style-name="P4">
News Collection Link: <text:a xlink:type="simple" xlink:href="https://liveuamap.com/en/2023/24-may-zhytomyr-zhytomyrska-oblast2310-red-alg" text:style-name="Internet_20_link" text:visited-style-name="Visited_20_Internet_20_Link">
https://liveuamap.com/en/2023/24-may-zhytomyr-zhytomyrska-oblast2310-red-alg</text:a>
</text:p>
      <text:p text:style-name="P4">
News Source: <text:a xlink:type="simple" xlink:href="https://t.me/air_alert_ua/46449" text:style-name="Internet_20_link" text:visited-style-name="Visited_20_Internet_20_Link">
https://t.me/air_alert_ua/46449</text:a>
</text:p>
      <!--NEWS-->
      <text:h text:style-name="P10" text:outline-level="1">
<text:span text:style-name="T4">
Mykolaiv, Mykolayivska Oblast(23:14). Red Alert: aerial threat. Sirens sounding. Take cover now!</text:span>
</text:h>
      <text:p text:style-name="P4">
Authors: liveuamap (Language: en)</text:p>
      <text:p text:style-name="P4">
Time: 2023-05-24T17:16:00</text:p>
      <text:p text:style-name="P4">
Location: Mykolaiv (Latitude:46.9499 Longtitude:32.00709)</text:p>
      <text:p text:style-name="P4">
Videos: []</text:p>
      <text:p text:style-name="P4">
Images: []</text:p>
      <text:p text:style-name="P4">
Tags: ["Europe", "Central and Eastern Europe"]</text:p>
      <text:p text:style-name="P4">
Id: 22565147</text:p>
      <!--METADATA-->
      <text:p text:style-name="P4">
Nikolaev, Mykolaiv region(23:14). Red Alert: aerial threat. Sirenssounding. Take cover now!</text:p>
      <text:p text:style-name="P4">
News Collection Link: <text:a xlink:type="simple" xlink:href="https://liveuamap.com/en/2023/24-may-mykolaiv-mykolayivska-oblast2314-red-ag" text:style-name="Internet_20_link" text:visited-style-name="Visited_20_Internet_20_Link">
https://liveuamap.com/en/2023/24-may-mykolaiv-mykolayivska-oblast2314-red-ag</text:a>
</text:p>
      <text:p text:style-name="P4">
News Source: <text:a xlink:type="simple" xlink:href="https://t.me/air_alert_ua/46450" text:style-name="Internet_20_link" text:visited-style-name="Visited_20_Internet_20_Link">
https://t.me/air_alert_ua/46450</text:a>
</text:p>
      <!--NEWS-->
      <text:h text:style-name="P10" text:outline-level="1">
<text:span text:style-name="T4">
Khmelnytska Oblast(23:42). Red Alert: aerial threat. Sirens sounding. Take cover now!</text:span>
</text:h>
      <text:p text:style-name="P4">
Authors: liveuamap (Language: en)</text:p>
      <text:p text:style-name="P4">
Time: 2023-05-24T17:44:00</text:p>
      <text:p text:style-name="P4">
Location: Khmelnytska Oblast (Latitude:49.49948 Longtitude:26.99969)</text:p>
      <text:p text:style-name="P4">
Videos: []</text:p>
      <text:p text:style-name="P4">
Images: []</text:p>
      <text:p text:style-name="P4">
Tags: ["Europe", "Central and Eastern Europe"]</text:p>
      <text:p text:style-name="P4">
Id: 22565148</text:p>
      <!--METADATA-->
      <text:p text:style-name="P4">
Khmelniki region(23:42). Red Alert: aerial threat. Sirens sounding. Takecover now!</text:p>
      <text:p text:style-name="P4">
News Collection Link: <text:a xlink:type="simple" xlink:href="https://liveuamap.com/en/2023/24-may-khmelnytska-oblast2342-red-alert-aeriag" text:style-name="Internet_20_link" text:visited-style-name="Visited_20_Internet_20_Link">
https://liveuamap.com/en/2023/24-may-khmelnytska-oblast2342-red-alert-aeriag</text:a>
</text:p>
      <text:p text:style-name="P4">
News Source: <text:a xlink:type="simple" xlink:href="https://t.me/air_alert_ua/46451" text:style-name="Internet_20_link" text:visited-style-name="Visited_20_Internet_20_Link">
https://t.me/air_alert_ua/46451</text:a>
</text:p>
      <!--NEWS-->
      <text:h text:style-name="P10" text:outline-level="1">
<text:span text:style-name="T4">
Rivne, Rivnenska Oblast(23:44). Red Alert: aerial threat. Sirens sounding. Take cover now!</text:span>
</text:h>
      <text:p text:style-name="P4">
Authors: liveuamap (Language: en)</text:p>
      <text:p text:style-name="P4">
Time: 2023-05-24T17:46:00</text:p>
      <text:p text:style-name="P4">
Location: Rivne (Latitude:50.6034445 Longtitude:26.257603168487)</text:p>
      <text:p text:style-name="P4">
Videos: []</text:p>
      <text:p text:style-name="P4">
Images: []</text:p>
      <text:p text:style-name="P4">
Tags: ["Europe", "Central and Eastern Europe"]</text:p>
      <text:p text:style-name="P4">
Id: 22565149</text:p>
      <!--METADATA-->
      <text:p text:style-name="P4">
Rivne, Rivne region(23:44). Red Alert: aerial threat. Sirens sounding.Take cover now!</text:p>
      <text:p text:style-name="P4">
News Collection Link: <text:a xlink:type="simple" xlink:href="https://liveuamap.com/en/2023/24-may-rivne-rivnenska-oblast2344-red-alert-ag" text:style-name="Internet_20_link" text:visited-style-name="Visited_20_Internet_20_Link">
https://liveuamap.com/en/2023/24-may-rivne-rivnenska-oblast2344-red-alert-ag</text:a>
</text:p>
      <text:p text:style-name="P4">
News Source: <text:a xlink:type="simple" xlink:href="https://t.me/air_alert_ua/46452" text:style-name="Internet_20_link" text:visited-style-name="Visited_20_Internet_20_Link">
https://t.me/air_alert_ua/46452</text:a>
</text:p>
      <!--NEWS-->
      <text:h text:style-name="P10" text:outline-level="1">
<text:span text:style-name="T4">
Odeska Oblast(23:52). Red Alert: aerial threat. Sirens sounding. Take cover now!</text:span>
</text:h>
      <text:p text:style-name="P4">
Authors: liveuamap (Language: en)</text:p>
      <text:p text:style-name="P4">
Time: 2023-05-24T17:53:00</text:p>
      <text:p text:style-name="P4">
Location: Odeska Oblast (Latitude:46.75000000 Longtitude:30.25000000)</text:p>
      <text:p text:style-name="P4">
Videos: []</text:p>
      <text:p text:style-name="P4">
Images: []</text:p>
      <text:p text:style-name="P4">
Tags: ["Europe", "Central and Eastern Europe"]</text:p>
      <text:p text:style-name="P4">
Id: 22565150</text:p>
      <!--METADATA-->
      <text:p text:style-name="P4">
Odesa region(23:52). Red Alert: aerial threat. Sirens sounding. Take covernow!</text:p>
      <text:p text:style-name="P4">
News Collection Link: <text:a xlink:type="simple" xlink:href="https://liveuamap.com/en/2023/24-may-odeska-oblast2352-red-alert-aerial-thrg" text:style-name="Internet_20_link" text:visited-style-name="Visited_20_Internet_20_Link">
https://liveuamap.com/en/2023/24-may-odeska-oblast2352-red-alert-aerial-thrg</text:a>
</text:p>
      <text:p text:style-name="P4">
News Source: <text:a xlink:type="simple" xlink:href="https://t.me/air_alert_ua/46453" text:style-name="Internet_20_link" text:visited-style-name="Visited_20_Internet_20_Link">
https://t.me/air_alert_ua/46453</text:a>
</text:p>
      <!--NEWS-->
      <text:h text:style-name="P10" text:outline-level="1">
<text:span text:style-name="T4">
Due to the polluted explosives of the territory in the risk zone are 6.1 million people - the Ministry of Economy</text:span>
</text:h>
      <text:p text:style-name="P4">
Author: ['АРМІЯINFORM']</text:p>
      <text:p text:style-name="P4">
Time: 2023-05-24T18:00:00-04:00</text:p>
      <text:p text:style-name="P4">
Description: Through the scruff of the Terudennya, Ukrainians Vibuhonebizhenspesky objects in the zone Rizika Rivy ... War with Ukraine 2022, War with Ukraine Latest News Today, News War with Ukraine 2022 The last ones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medium.jpg" text:style-name="Internet_20_link" text:visited-style-name="Visited_20_Internet_20_Link">
medium.jpg</text:a>
']</text:p>
      <text:p text:style-name="P4">
Tags: ['ГУМАНІТАРНЕ РОЗМІНУВАННЯ', 'МІНИ', 'ЮЛІЯ СВИРИДЕНКО']</text:p>
      <text:p text:style-name="P4">
Category: News</text:p>
      <!--METADATA-->
      <text:p text:style-name="P4">
<draw:frame draw:style-name="fr1" draw:name="Image4" text:anchor-type="as-char" svg:width="6.9236in" svg:height="3.89908in" draw:z-index="0">
<draw:image xlink:href="../Images/AРМІЯINFORM/2023-05-24T18-00-00-04-00/medium.jpg" xlink:type="simple" xlink:show="embed" xlink:actuate="onLoad" draw:mime-type="image/jpeg"/>
</draw:frame>
Due to the pollution of the territory of Ukraine, 6.1 million people are explosive objects in the zonerise.</text:p>
      <text:p text:style-name="P4">
About it <text:a xlink:type="simple" xlink:href="https://www.me.gov.ua/News/Detail" text:style-name="Internet_20_link" text:visited-style-name="Visited_20_Internet_20_Link">
reported</text:a>
The first Viceremier-Minister of Ukraine-Minister of Economy of Ukraine Yuliasviridenko.</text:p>
      <text:p text:style-name="P4">
“Technical examination requires 175 thousand km square. The territories of Ukraine, in particular, are at risk of 6.1 million people. We have asked our international partners to join the process of humanitarian mine. Therefore, the government searches the possibility of creating a "demining coalition" with countries that will help us to enter the global market for mine equipment, " - says the official.</text:p>
      <text:p text:style-name="P4">
She noted that the Defense Ministry has only 2,000 sappers, we need to train more specialists and attract sappers from other countries.</text:p>
      <text:p text:style-name="P4">
In Ukraine, the Humanitarian Demand Center has already been established, which will coordinate all participants in the process, attract funding and determine priorities. Also in Ukraine a plan for humanitarian demining agricultural land has been developed, priority among which are Dnipropetrovsk, Zaporizhia, Kyiv, Mykolaiv, Sumy, Kharkiv, Kherson, Chernihiv and Cherkasy regions.</text:p>
      <text:p text:style-name="P4">
“In the context of Ukraine's reconstruction, humanitarian demining is priority. First of all, it is about critical infrastructure, social infrastructure and residential buildings, agricultural land. In June, Vladon will take an important conference on restoration for Ukraine. One of the elements of the program will be a session dedicated to accelerating humanitarian designation, ”Yulia Sviridenko added.</text:p>
      <text:p text:style-name="P4">
News Source: <text:a xlink:type="simple" xlink:href="https://armyinform.com.ua/2023/05/24/cherez-zabrudneni-vybuhivkoyu-terytoriyi-v-zoni-ryzyku-perebuvayut-61-mln-lyudej-minekonomiky/" text:style-name="Internet_20_link" text:visited-style-name="Visited_20_Internet_20_Link">
https://armyinform.com.ua/2023/05/24/cherez-zabrudneni-vybuhivkoyu-terytoriyi-v-zoni-ryzyku-perebuvayut-61-mln-lyudej-minekonomiky/</text:a>
</text:p>
      <!--NEWS-->
      <text:h text:style-name="P10" text:outline-level="1">
<text:span text:style-name="T4">
Ternopil, Ternopil region, Volyn region (00:10). Red Alrt: Aerial Tchretate. Sirens Soundi ...</text:span>
</text:h>
      <text:p text:style-name="P4">
Authors: liveuamap (Language: en)</text:p>
      <text:p text:style-name="P4">
Time: 2023-05-24T18:10:00</text:p>
      <text:p text:style-name="P4">
Location: Ternopil (Latitude:49.55342000 Longtitude:25.58918000)</text:p>
      <text:p text:style-name="P4">
Videos: []</text:p>
      <text:p text:style-name="P4">
Images: []</text:p>
      <text:p text:style-name="P4">
Tags: ["Europe", "Central and Eastern Europe"]</text:p>
      <text:p text:style-name="P4">
Id: 22565151</text:p>
      <!--METADATA-->
      <text:p text:style-name="P4">
Ternopil, Ternopil region, Volyn region(00:10). Red Alert: aerialthreat. Sirens sounding. Take cover now!</text:p>
      <text:p text:style-name="P4">
News Collection Link: <text:a xlink:type="simple" xlink:href="https://liveuamap.com/en/2023/24-may-ternopil-ternopilska-oblast-volynska-og" text:style-name="Internet_20_link" text:visited-style-name="Visited_20_Internet_20_Link">
https://liveuamap.com/en/2023/24-may-ternopil-ternopilska-oblast-volynska-og</text:a>
</text:p>
      <text:p text:style-name="P4">
News Source: <text:a xlink:type="simple" xlink:href="https://t.me/air_alert_ua/46455" text:style-name="Internet_20_link" text:visited-style-name="Visited_20_Internet_20_Link">
https://t.me/air_alert_ua/46455</text:a>
</text:p>
      <!--NEWS-->
      <text:h text:style-name="P10" text:outline-level="1">
<text:span text:style-name="T4">
Vinnytska Oblast(00:19). Red Alert: aerial threat. Sirens sounding. Take cover now!</text:span>
</text:h>
      <text:p text:style-name="P4">
Authors: liveuamap (Language: en)</text:p>
      <text:p text:style-name="P4">
Time: 2023-05-24T18:21:00</text:p>
      <text:p text:style-name="P4">
Location: Vinnytska Oblast (Latitude:48.91719 Longtitude:28.6663)</text:p>
      <text:p text:style-name="P4">
Videos: []</text:p>
      <text:p text:style-name="P4">
Images: []</text:p>
      <text:p text:style-name="P4">
Tags: ["Europe", "Central and Eastern Europe"]</text:p>
      <text:p text:style-name="P4">
Id: 22565152</text:p>
      <!--METADATA-->
      <text:p text:style-name="P4">
Vinnytsia region(00:19). Red Alert: aerial threat. Sirens sounding. Take covernow!</text:p>
      <text:p text:style-name="P4">
News Collection Link: <text:a xlink:type="simple" xlink:href="https://liveuamap.com/en/2023/24-may-vinnytska-oblast0019-red-alert-aerial-g" text:style-name="Internet_20_link" text:visited-style-name="Visited_20_Internet_20_Link">
https://liveuamap.com/en/2023/24-may-vinnytska-oblast0019-red-alert-aerial-g</text:a>
</text:p>
      <text:p text:style-name="P4">
News Source: <text:a xlink:type="simple" xlink:href="https://t.me/air_alert_ua/46456" text:style-name="Internet_20_link" text:visited-style-name="Visited_20_Internet_20_Link">
https://t.me/air_alert_ua/46456</text:a>
</text:p>
      <!--NEWS-->
      <text:h text:style-name="P10" text:outline-level="1">
<text:span text:style-name="T4">
Lviv, Lvivska Oblast(00:27). Red Alert: aerial threat. Sirens sounding. Take cover now!</text:span>
</text:h>
      <text:p text:style-name="P4">
Authors: liveuamap (Language: en)</text:p>
      <text:p text:style-name="P4">
Time: 2023-05-24T18:28:00</text:p>
      <text:p text:style-name="P4">
Location: Lviv (Latitude:49.83826000 Longtitude:24.02324000)</text:p>
      <text:p text:style-name="P4">
Videos: []</text:p>
      <text:p text:style-name="P4">
Images: []</text:p>
      <text:p text:style-name="P4">
Tags: ["Europe", "Central and Eastern Europe"]</text:p>
      <text:p text:style-name="P4">
Id: 22565153</text:p>
      <!--METADATA-->
      <text:p text:style-name="P4">
Lviv, Lviv region(00:27). Red Alert: aerial threat. Sirens sounding. Takecover now!</text:p>
      <text:p text:style-name="P4">
News Collection Link: <text:a xlink:type="simple" xlink:href="https://liveuamap.com/en/2023/24-may-lviv-lvivska-oblast0027-red-alert-aerig" text:style-name="Internet_20_link" text:visited-style-name="Visited_20_Internet_20_Link">
https://liveuamap.com/en/2023/24-may-lviv-lvivska-oblast0027-red-alert-aerig</text:a>
</text:p>
      <text:p text:style-name="P4">
News Source: <text:a xlink:type="simple" xlink:href="https://t.me/air_alert_ua/46457" text:style-name="Internet_20_link" text:visited-style-name="Visited_20_Internet_20_Link">
https://t.me/air_alert_ua/46457</text:a>
</text:p>
      <!--NEWS-->
      <text:h text:style-name="P10" text:outline-level="1">
<text:span text:style-name="T4">
Air defense was active in Kyiv region</text:span>
</text:h>
      <text:p text:style-name="P4">
Authors: liveuamap (Language: en)</text:p>
      <text:p text:style-name="P4">
Time: 2023-05-24T18:31:00</text:p>
      <text:p text:style-name="P4">
Location: Kyiv (Latitude:50.7521 Longtitude:30.50629)</text:p>
      <text:p text:style-name="P4">
Videos: []</text:p>
      <text:p text:style-name="P4">
Images: []</text:p>
      <text:p text:style-name="P4">
Tags: []</text:p>
      <text:p text:style-name="P4">
Id: 22565157</text:p>
      <!--METADATA-->
      <text:p text:style-name="P4">
Air defense was active in Kyiv region</text:p>
      <text:p text:style-name="P4">
News Collection Link: <text:a xlink:type="simple" xlink:href="https://liveuamap.com/en/2023/24-may-air-defense-was-active-in-kyiv-region-" text:style-name="Internet_20_link" text:visited-style-name="Visited_20_Internet_20_Link">
https://liveuamap.com/en/2023/24-may-air-defense-was-active-in-kyiv-region-</text:a>
</text:p>
      <text:p text:style-name="P4">
News Source: <text:a xlink:type="simple" xlink:href="https://t.me/ukrpravda_news/30905" text:style-name="Internet_20_link" text:visited-style-name="Visited_20_Internet_20_Link">
https://t.me/ukrpravda_news/30905</text:a>
</text:p>
      <!--NEWS-->
      <text:h text:style-name="P10" text:outline-level="1">
<text:span text:style-name="T4">
In the Virgin Mary in Donetsk, the bodies of dead local residents have been exhumed</text:span>
</text:h>
      <text:p text:style-name="P4">
Author: ['АРМІЯINFORM']</text:p>
      <text:p text:style-name="P4">
Time: 2023-05-24T19:00:00-04:00</text:p>
      <text:p text:style-name="P4">
Description: PID Hour Kound to the settlement of the Svyatogirsko Gromadi Kramatorsky District, ShO U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layd1_57.jpg" text:style-name="Internet_20_link" text:visited-style-name="Visited_20_Internet_20_Link">
slayd1_57.jpg</text:a>
', '<text:a xlink:type="simple" xlink:href="https://armyinform.com.ua/wp-content/uploads/2023/05/slayd3_38-150x150.jpg" text:style-name="Internet_20_link" text:visited-style-name="Visited_20_Internet_20_Link">
slayd3_38-150x150.jpg</text:a>
', '<text:a xlink:type="simple" xlink:href="https://armyinform.com.ua/wp-content/uploads/2023/05/slayd6_16-150x150.jpg" text:style-name="Internet_20_link" text:visited-style-name="Visited_20_Internet_20_Link">
slayd6_16-150x150.jpg</text:a>
', '<text:a xlink:type="simple" xlink:href="https://armyinform.com.ua/wp-content/uploads/2023/05/slayd8_13-150x150.jpg" text:style-name="Internet_20_link" text:visited-style-name="Visited_20_Internet_20_Link">
slayd8_13-150x150.jpg</text:a>
', '<text:a xlink:type="simple" xlink:href="https://armyinform.com.ua/wp-content/uploads/2023/05/9872_2-150x150.jpg" text:style-name="Internet_20_link" text:visited-style-name="Visited_20_Internet_20_Link">
9872_2-150x150.jpg</text:a>
', '<text:a xlink:type="simple" xlink:href="https://armyinform.com.ua/wp-content/uploads/2023/05/9872_3-150x150.jpg" text:style-name="Internet_20_link" text:visited-style-name="Visited_20_Internet_20_Link">
9872_3-150x150.jpg</text:a>
']</text:p>
      <text:p text:style-name="P4">
Tags: ['STOPRUSSIA', 'ВОЄННІ ЗЛОЧИНИ ЗС РФ', 'ВТОРГНЕННЯ РФ']</text:p>
      <text:p text:style-name="P4">
Category: News</text:p>
      <!--METADATA-->
      <text:p text:style-name="P4">
<draw:frame draw:style-name="fr1" draw:name="Image5" text:anchor-type="as-char" svg:width="6.9236in" svg:height="5.1927in" draw:z-index="0">
<draw:image xlink:href="../Images/AРМІЯINFORM/2023-05-24T19-00-00-04-00/slayd1_57.jpg" xlink:type="simple" xlink:show="embed" xlink:actuate="onLoad" draw:mime-type="image/jpeg"/>
</draw:frame>
During the survey of the settlement of the Svyatogorsk community of the Kramatorsk district, which in 2022 was partially under the temporary control of Russian -owners, the location of 8 burglary of civilians was established, <text:a xlink:type="simple" xlink:href="https://don.gp.gov.ua/ua/news.html" text:style-name="Internet_20_link" text:visited-style-name="Visited_20_Internet_20_Link">
informs</text:a>
Department of Information Policy of the Donetsk Regional Prosecutor's Office.</text:p>
      <text:p text:style-name="P4">
“It is about the deocal village. The Virgin Mary, which borders on Svyatogorsk, Taturgeal time was one of the most important borders of defense of Ukrainian defenserants. The settlement is almost completely destroyed by the occupiers. The crowds did not survive shelling and destruction and were buried by relatives or neighbors on the streets and yards in their own cut pits wrapped in carpets. From such graves, "dated" in May-July last year, law enforcement was exposed to the bodies of five men and two women who were from 60 to 72 at the time of death. The persons of two more dead are set, ”the law enforcement officers say.</text:p>
      <text:p text:style-name="P4">
<text:a xlink:type="simple" xlink:href="https://armyinform.com.ua/wp-content/uploads/2023/05/slayd3_38.jpg" text:style-name="Internet_20_link" text:visited-style-name="Visited_20_Internet_20_Link">
!(Images/AРМІЯINFORM/2023-05-24T19-00-00-04-00/slayd3_38-150x150.jpg)</text:a>
</text:p>
      <text:p text:style-name="P4">
<text:a xlink:type="simple" xlink:href="https://armyinform.com.ua/wp-content/uploads/2023/05/slayd6_16.jpg" text:style-name="Internet_20_link" text:visited-style-name="Visited_20_Internet_20_Link">
<draw:frame draw:style-name="fr1" draw:name="Image6" text:anchor-type="as-char" svg:width="6.9236in" svg:height="6.9236in" draw:z-index="0">
<draw:image xlink:href="../Images/AРМІЯINFORM/2023-05-24T19-00-00-04-00/slayd6_16-150x150.jpg" xlink:type="simple" xlink:show="embed" xlink:actuate="onLoad" draw:mime-type="image/jpeg"/>
</draw:frame>
</text:a>
</text:p>
      <text:p text:style-name="P4">
<text:a xlink:type="simple" xlink:href="https://armyinform.com.ua/wp-content/uploads/2023/05/slayd8_13.jpg" text:style-name="Internet_20_link" text:visited-style-name="Visited_20_Internet_20_Link">
<draw:frame draw:style-name="fr1" draw:name="Image7" text:anchor-type="as-char" svg:width="6.9236in" svg:height="6.9236in" draw:z-index="0">
<draw:image xlink:href="../Images/AРМІЯINFORM/2023-05-24T19-00-00-04-00/slayd8_13-150x150.jpg" xlink:type="simple" xlink:show="embed" xlink:actuate="onLoad" draw:mime-type="image/jpeg"/>
</draw:frame>
</text:a>
Currently, the body is taken to the venue of the forensic examination, after which they will be reburied at the local cemetery, where relatives will be able to say goodbye to their loved ones.</text:p>
      <text:p text:style-name="P4">
<text:a xlink:type="simple" xlink:href="https://armyinform.com.ua/wp-content/uploads/2023/05/9872_2.jpg" text:style-name="Internet_20_link" text:visited-style-name="Visited_20_Internet_20_Link">
!(Images/AРМІЯINFORM/2023-05-24T19-00-00-04-00/9872_2-150x150.jpg)</text:a>
</text:p>
      <text:p text:style-name="P4">
<text:a xlink:type="simple" xlink:href="https://armyinform.com.ua/wp-content/uploads/2023/05/9872_3.jpg" text:style-name="Internet_20_link" text:visited-style-name="Visited_20_Internet_20_Link">
<draw:frame draw:style-name="fr1" draw:name="Image8" text:anchor-type="as-char" svg:width="6.9236in" svg:height="6.9236in" draw:z-index="0">
<draw:image xlink:href="../Images/AРМІЯINFORM/2023-05-24T19-00-00-04-00/9872_3-150x150.jpg" xlink:type="simple" xlink:show="embed" xlink:actuate="onLoad" draw:mime-type="image/jpeg"/>
</draw:frame>
</text:a>
Pre -trial investigation is carried out under Part 2 of Art. 438 of the Criminal Code of Ukraine "Violations of laws and customs of war".</text:p>
      <text:p text:style-name="P4">
News Source: <text:a xlink:type="simple" xlink:href="https://armyinform.com.ua/2023/05/24/u-bogorodychnomu-na-donechchyni-eksgumovano-tila-zagyblyh-misczevyh-meshkancziv/" text:style-name="Internet_20_link" text:visited-style-name="Visited_20_Internet_20_Link">
https://armyinform.com.ua/2023/05/24/u-bogorodychnomu-na-donechchyni-eksgumovano-tila-zagyblyh-misczevyh-meshkancziv/</text:a>
</text:p>
      <!--NEWS-->
      <text:h text:style-name="P10" text:outline-level="1">
<text:span text:style-name="T4">
Chernivetska Oblast(01:08). Red Alert: aerial threat. Sirens sounding. Take cover now!</text:span>
</text:h>
      <text:p text:style-name="P4">
Authors: liveuamap (Language: en)</text:p>
      <text:p text:style-name="P4">
Time: 2023-05-24T19:10:00</text:p>
      <text:p text:style-name="P4">
Location: Chernivetska Oblast (Latitude:48.25000000 Longtitude:26.00000000)</text:p>
      <text:p text:style-name="P4">
Videos: []</text:p>
      <text:p text:style-name="P4">
Images: []</text:p>
      <text:p text:style-name="P4">
Tags: ["Europe", "Central and Eastern Europe"]</text:p>
      <text:p text:style-name="P4">
Id: 22565155</text:p>
      <!--METADATA-->
      <text:p text:style-name="P4">
Chernivtsi region(01:08). Red Alert: aerial threat. Sirens sounding. Takecover now!</text:p>
      <text:p text:style-name="P4">
News Collection Link: <text:a xlink:type="simple" xlink:href="https://liveuamap.com/en/2023/24-may-chernivetska-oblast0108-red-alert-aerig" text:style-name="Internet_20_link" text:visited-style-name="Visited_20_Internet_20_Link">
https://liveuamap.com/en/2023/24-may-chernivetska-oblast0108-red-alert-aerig</text:a>
</text:p>
      <text:p text:style-name="P4">
News Source: <text:a xlink:type="simple" xlink:href="https://t.me/air_alert_ua/46459" text:style-name="Internet_20_link" text:visited-style-name="Visited_20_Internet_20_Link">
https://t.me/air_alert_ua/46459</text:a>
</text:p>
      <!--NEWS-->
      <text:h text:style-name="P10" text:outline-level="1">
<text:span text:style-name="T4">
Ivano-Frankivsk, Ivano-Frankivska Oblast(01:12). Red Alert: aerial threat. Sirens sounding. T...</text:span>
</text:h>
      <text:p text:style-name="P4">
Authors: liveuamap (Language: en)</text:p>
      <text:p text:style-name="P4">
Time: 2023-05-24T19:14:00</text:p>
      <text:p text:style-name="P4">
Location: Ivano-Frankivsk (Latitude:48.92150000 Longtitude:24.70972000)</text:p>
      <text:p text:style-name="P4">
Videos: []</text:p>
      <text:p text:style-name="P4">
Images: []</text:p>
      <text:p text:style-name="P4">
Tags: ["Europe", "Central and Eastern Europe"]</text:p>
      <text:p text:style-name="P4">
Id: 22565156</text:p>
      <!--METADATA-->
      <text:p text:style-name="P4">
Ivano-Frankivsk, Ivano-Frankivsk region(01:12). Red Alert: aerial threat.Sirens sounding. Take cover now!</text:p>
      <text:p text:style-name="P4">
News Collection Link: <text:a xlink:type="simple" xlink:href="https://liveuamap.com/en/2023/24-may-ivanofrankivsk-ivanofrankivska-oblast0g" text:style-name="Internet_20_link" text:visited-style-name="Visited_20_Internet_20_Link">
https://liveuamap.com/en/2023/24-may-ivanofrankivsk-ivanofrankivska-oblast0g</text:a>
</text:p>
      <text:p text:style-name="P4">
News Source: <text:a xlink:type="simple" xlink:href="https://t.me/air_alert_ua/46460" text:style-name="Internet_20_link" text:visited-style-name="Visited_20_Internet_20_Link">
https://t.me/air_alert_ua/46460</text:a>
</text:p>
      <!--NEWS-->
      <text:h text:style-name="P10" text:outline-level="1">
<text:span text:style-name="T4">
We count on the help of UN pyrotechnic units - Yulia Sviridenko</text:span>
</text:h>
      <text:p text:style-name="P4">
Author: ['АРМІЯINFORM']</text:p>
      <text:p text:style-name="P4">
Time: 2023-05-24T20:00:00-04:00</text:p>
      <text:p text:style-name="P4">
Description: Humanitarian is the Rosinovannya of the Ukrainian, to the zbillech of the demand for the demand ...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mage-5.jpg" text:style-name="Internet_20_link" text:visited-style-name="Visited_20_Internet_20_Link">
image-5.jpg</text:a>
']</text:p>
      <text:p text:style-name="P4">
Tags: ['ГУМАНІТАРНЕ РОЗМІНУВАННЯ', 'ООН', 'РОЗМІНУВАННЯ', 'ЮЛІЯ СВИРИДЕНКО']</text:p>
      <text:p text:style-name="P4">
Category: News</text:p>
      <!--METADATA-->
      <text:p text:style-name="P4">
<draw:frame draw:style-name="fr1" draw:name="Image9" text:anchor-type="as-char" svg:width="6.9236in" svg:height="4.615733in" draw:z-index="0">
<draw:image xlink:href="../Images/AРМІЯINFORM/2023-05-24T20-00-00-04-00/image-5.jpg" xlink:type="simple" xlink:show="embed" xlink:actuate="onLoad" draw:mime-type="image/jpeg"/>
</draw:frame>
Yuliasviridenko and Deniz Brown discussed the cooperation of Ukraine and the UN in spherric change</text:p>
      <text:p text:style-name="P4">
The humanitarian demining of the territory of Ukraine will restore and increase the capacity of the state in ensuring food security in the world.</text:p>
      <text:p text:style-name="P4">
As <text:a xlink:type="simple" xlink:href="https://www.me.gov.ua/News/Detail" text:style-name="Internet_20_link" text:visited-style-name="Visited_20_Internet_20_Link">
reports</text:a>
The Press Center of the Economy of Ukraine, this was discussed during the meeting of the First Viceremier-Minister of Ukraine-Minister of Economy of Ukraine Yulia Sviridenko with a constant coordinator of the UN system in Ukraine and humanitarian-friendly coordinator Deniz Brown.</text:p>
      <text:p text:style-name="P4">
“The result of a large -scale invasion of Russia was the destruction of production chains and capacity, locking logistics routes. In addition, Ukraine is doing everything to provide food to the countries that are extremely extremely drawn. Grain initiative is being implemented by the Grain Corridor today, more than 30 million tons of agricultural products have been sent. The humanitarian initiative of President Vladimir Zelensky Grain from Ukraine has world support, aimed at preventing a famine in the poorest countries and Asia. Ukraine is responsible for its mission to ensure the food security in the world and seeks to increase its role. Therefore, one of the key obstacles to this is the large -scale pollution of the territory of Ukraine with explosive objects, ”Yulia Sviridenko said.</text:p>
      <text:p text:style-name="P4">
The First Viceremier-Minister of Ukraine-Minister of Economy of Ukraine emphasized that about 174 thousand square kilometers, or about 30% of the territory of Ukraine, are potentially potential polluted. This area is a source of food for about 81 million people around the world.</text:p>
      <text:p text:style-name="P4">
According to her, the survey and purification of this territory, the return of agricultural land exploitation is and will be a priority task of Ukraine. Therefore, given the scale of the work, our country needs a powerful assistance to the international community and counts on the leading role of the UN organization and support of Ukraine.</text:p>
      <text:p text:style-name="P4">
News Source: <text:a xlink:type="simple" xlink:href="https://armyinform.com.ua/2023/05/24/my-rozrahovuyemo-na-dopomogu-pirotehnichnyh-pidrozdiliv-oon-yuliya-svyrydenko/" text:style-name="Internet_20_link" text:visited-style-name="Visited_20_Internet_20_Link">
https://armyinform.com.ua/2023/05/24/my-rozrahovuyemo-na-dopomogu-pirotehnichnyh-pidrozdiliv-oon-yuliya-svyrydenko/</text:a>
</text:p>
      <!--NEWS-->
      <text:h text:style-name="P10" text:outline-level="1">
<text:span text:style-name="T4">
Kharkiv, Kharkivska Oblast(02:03). Red Alert: aerial threat. Sirens sounding. Take cover now!</text:span>
</text:h>
      <text:p text:style-name="P4">
Authors: liveuamap (Language: en)</text:p>
      <text:p text:style-name="P4">
Time: 2023-05-24T20:04:00</text:p>
      <text:p text:style-name="P4">
Location: Kharkiv (Latitude:49.98081000 Longtitude:36.25272000)</text:p>
      <text:p text:style-name="P4">
Videos: []</text:p>
      <text:p text:style-name="P4">
Images: []</text:p>
      <text:p text:style-name="P4">
Tags: ["Europe", "Central and Eastern Europe"]</text:p>
      <text:p text:style-name="P4">
Id: 22565158</text:p>
      <!--METADATA-->
      <text:p text:style-name="P4">
Kharkiv, Kharkiv region(02:03). Red Alert: aerial threat. Sirens sounding.Take cover now!</text:p>
      <text:p text:style-name="P4">
News Collection Link: <text:a xlink:type="simple" xlink:href="https://liveuamap.com/en/2023/25-may-kharkiv-kharkivska-oblast0203-red-alerg" text:style-name="Internet_20_link" text:visited-style-name="Visited_20_Internet_20_Link">
https://liveuamap.com/en/2023/25-may-kharkiv-kharkivska-oblast0203-red-alerg</text:a>
</text:p>
      <text:p text:style-name="P4">
News Source: <text:a xlink:type="simple" xlink:href="https://t.me/suspilnekharkiv/25175" text:style-name="Internet_20_link" text:visited-style-name="Visited_20_Internet_20_Link">
https://t.me/suspilnekharkiv/25175</text:a>
</text:p>
      <!--NEWS-->
      <text:h text:style-name="P10" text:outline-level="1">
<text:span text:style-name="T4">
Transition Framework - Regulatory Basis for Reintegration of Liberated Territories</text:span>
</text:h>
      <text:p text:style-name="P4">
Author: ['АРМІЯINFORM']</text:p>
      <text:p text:style-name="P4">
Time: 2023-05-24T21:00:00-04:00</text:p>
      <text:p text:style-name="P4">
Description: Yak Doldomlya Freight of the Minіtystskiy of the Reintegrait Timchasovo perch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ryna-vereshhuk.jpg" text:style-name="Internet_20_link" text:visited-style-name="Visited_20_Internet_20_Link">
iryna-vereshhuk.jpg</text:a>
']</text:p>
      <text:p text:style-name="P4">
Tags: ['ЗАКОНОДАВСТВО', 'ІРИНА ВЕРЕЩУК', 'МІНРЕІНТЕГРАЦІЇ', 'РЕІНТЕГРАЦІЯ', 'ТИМЧАСОВО ОКУПОВАНІ ТЕРИТОРІЇ']</text:p>
      <text:p text:style-name="P4">
Category: News</text:p>
      <!--METADATA-->
      <text:p text:style-name="P4">
<draw:frame draw:style-name="fr1" draw:name="Image10" text:anchor-type="as-char" svg:width="6.9236in" svg:height="4.866549in" draw:z-index="0">
<draw:image xlink:href="../Images/AРМІЯINFORM/2023-05-24T21-00-00-04-00/iryna-vereshhuk.jpg" xlink:type="simple" xlink:show="embed" xlink:actuate="onLoad" draw:mime-type="image/jpeg"/>
</draw:frame>
As <text:a xlink:type="simple" xlink:href="https://minre.gov.ua/2023/05/23/ramkovyj-zakon-pro-perehidnyj-period-normatyvna-osnova-dlya-reintegracziyi-zvilnenyh-terytorij/" text:style-name="Internet_20_link" text:visited-style-name="Visited_20_Internet_20_Link">
reports</text:a>
Press service on reintegration of the temporarily occupied territories of Ukraine, Protess Viceremier-Minister Irina Vereshchuk declared on the air of the TV channel "We-Ukraine".</text:p>
      <text:p text:style-name="P4">
She said that a framework law is currently being developed with the President's office. It aims to comprehensively resolve the issues of reintegration of deocal territories.</text:p>
      <text:p text:style-name="P4">
Among other things, it is about the issue of restoration of justice, including the responsibility of collaborators, lustration. The law will also regulate issues, documents, court decisions, etc.</text:p>
      <text:p text:style-name="P4">
Transitional legislation will be applied primarily to the temporary -heated territories of Crimea, Donetsk and Luhansk regions.</text:p>
      <text:p text:style-name="P4">
“We, as a government, are to implement a stabilization and reintegration strategy for deducted territories. We already understand what to do. And we will move as quickly as the armed forces that liberate our lands, ” - added a business office.</text:p>
      <text:p text:style-name="P4">
News Source: <text:a xlink:type="simple" xlink:href="https://armyinform.com.ua/2023/05/24/ramkovyj-zakon-pro-perehidnyj-period-normatyvna-osnova-dlya-reintegracziyi-zvilnenyh-terytorij/" text:style-name="Internet_20_link" text:visited-style-name="Visited_20_Internet_20_Link">
https://armyinform.com.ua/2023/05/24/ramkovyj-zakon-pro-perehidnyj-period-normatyvna-osnova-dlya-reintegracziyi-zvilnenyh-terytorij/</text:a>
</text:p>
      <!--NEWS-->
      <text:h text:style-name="P10" text:outline-level="1">
<text:span text:style-name="T4">
Zakarpattia Oblast(03:29). Red Alert: aerial threat. Sirens sounding. Take cover now!</text:span>
</text:h>
      <text:p text:style-name="P4">
Authors: liveuamap (Language: en)</text:p>
      <text:p text:style-name="P4">
Time: 2023-05-24T21:31:00</text:p>
      <text:p text:style-name="P4">
Location: Zakarpattia Oblast (Latitude:48.33333000 Longtitude:23.00000000)</text:p>
      <text:p text:style-name="P4">
Videos: []</text:p>
      <text:p text:style-name="P4">
Images: []</text:p>
      <text:p text:style-name="P4">
Tags: ["Europe", "Central and Eastern Europe"]</text:p>
      <text:p text:style-name="P4">
Id: 22565160</text:p>
      <!--METADATA-->
      <text:p text:style-name="P4">
Transcarpathia region(03:29). Red Alert: aerial threat. Sirens sounding. Takecover now!</text:p>
      <text:p text:style-name="P4">
News Collection Link: <text:a xlink:type="simple" xlink:href="https://liveuamap.com/en/2023/25-may-zakarpattia-oblast0329-red-alert-aeriag" text:style-name="Internet_20_link" text:visited-style-name="Visited_20_Internet_20_Link">
https://liveuamap.com/en/2023/25-may-zakarpattia-oblast0329-red-alert-aeriag</text:a>
</text:p>
      <text:p text:style-name="P4">
News Source: <text:a xlink:type="simple" xlink:href="https://t.me/air_alert_ua/46473" text:style-name="Internet_20_link" text:visited-style-name="Visited_20_Internet_20_Link">
https://t.me/air_alert_ua/46473</text:a>
</text:p>
      <!--NEWS-->
      <text:h text:style-name="P10" text:outline-level="1">
<text:span text:style-name="T4">
Defense forces destroyed enemy Ka-52 and four drones-Kamikadze</text:span>
</text:h>
      <text:p text:style-name="P4">
Author: ['АРМІЯINFORM']</text:p>
      <text:p text:style-name="P4">
Time: 2023-05-24T22:00:00-04:00</text:p>
      <text:p text:style-name="P4">
Description: Avіaatsіya defense forces for Dob took 15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ka-52.jpg" text:style-name="Internet_20_link" text:visited-style-name="Visited_20_Internet_20_Link">
ka-52.jpg</text:a>
']</text:p>
      <text:p text:style-name="P4">
Tags: ['STOPRUSSIA', 'АГРЕСІЯ РФ', 'ВІЙНА', 'ВТОРГНЕННЯ РФ', 'ВТРАТИ ВОРОГА',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4.15416in" draw:z-index="0">
<draw:image xlink:href="../Images/AРМІЯINFORM/2023-05-24T22-00-00-04-00/ka-52.jpg" xlink:type="simple" xlink:show="embed" xlink:actuate="onLoad" draw:mime-type="image/jpeg"/>
</draw:frame>
Illustrative Photo <text:span text:style-name="T4">
 🔥 Situation on Russian invasion </text:span>
</text:p>
      <text:p text:style-name="P4">
Aviation of defense forces per day made 15 beats in the areas of concentration of personal staff and military equipment of the enemy, of which 3 were on anti-aircraft missile complexes.</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Also last day, our warriors destroyed the enemy shock-scoring helicopter-52, 4 shock UAVs of the Shahd type and 1 reconnaissance drone of the Zala type," the message goes.</text:p>
      <text:p text:style-name="P4">
According to the Armed Forces of the Armed Forces, in addition, the departments of missile troops and artillery were lasted 3 management points, 4 areas of concentration of weapons and military equipment, 1 ammunition warehouse, 2 artillery units in fire positions 3 more important goals of the enemy.</text:p>
      <text:p text:style-name="P4">
News Source: <text:a xlink:type="simple" xlink:href="https://armyinform.com.ua/2023/05/24/syly-oborony-znyshhyly-vorozhyj-ka-52-ta-chotyry-drony-kamikadze/" text:style-name="Internet_20_link" text:visited-style-name="Visited_20_Internet_20_Link">
https://armyinform.com.ua/2023/05/24/syly-oborony-znyshhyly-vorozhyj-ka-52-ta-chotyry-drony-kamikadze/</text:a>
</text:p>
      <!--NEWS-->
      <text:h text:style-name="P10" text:outline-level="1">
<text:span text:style-name="T4">
26 combat clashes occurred in 5 directions - the General Staff of the Armed Forces</text:span>
</text:h>
      <text:p text:style-name="P4">
Author: ['АРМІЯINFORM']</text:p>
      <text:p text:style-name="P4">
Time: 2023-05-24T23:00:00-04:00</text:p>
      <text:p text:style-name="P4">
Description: The enemy is a sinking of Zoedzhuvati basic Zuill at Kupkiyansky, Limansk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vedennya-2.jpg" text:style-name="Internet_20_link" text:visited-style-name="Visited_20_Internet_20_Link">
zvedennya-2.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12" text:anchor-type="as-char" svg:width="6.9236in" svg:height="4.611463in" draw:z-index="0">
<draw:image xlink:href="../Images/AРМІЯINFORM/2023-05-24T23-00-00-04-00/zvedennya-2.jpg" xlink:type="simple" xlink:show="embed" xlink:actuate="onLoad" draw:mime-type="image/jpeg"/>
</draw:frame>
Illustrative Photo <text:span text:style-name="T4">
 🔥 Situation on Russian invasion </text:span>
</text:p>
      <text:p text:style-name="P4">
The enemy continues to focus on the main efforts on the Kupyansk, Lyman, Bakhmut, Avdiiv and Mariinsky directions - there have been 26 combat clashes. Bakhmut and Marinka remain at the epicenter of the fighting.</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According to the operational information of the Armed Forces General Staff, in Kupyansk direction opponents were in vain offensive actions in the area of Masyutivka, on Lymansky - in the direction of the Belogorovka, on Avdiivsky - the enemy conducted unsuccessful offensive actions in the departure of Pervomaisky.</text:p>
      <text:p text:style-name="P4">
"In the Bakhmut direction during the day, the enemy led unsuccessful offensive in the direction of chrome," - reports the Armed Forces of the Armed Forces.</text:p>
      <text:p text:style-name="P4">
News Source: <text:a xlink:type="simple" xlink:href="https://armyinform.com.ua/2023/05/24/26-bojovyh-zitknen-vidbulosya-za-dobu-na-5-napryamkah-genshtab-zsu/" text:style-name="Internet_20_link" text:visited-style-name="Visited_20_Internet_20_Link">
https://armyinform.com.ua/2023/05/24/26-bojovyh-zitknen-vidbulosya-za-dobu-na-5-napryamkah-genshtab-zsu/</text:a>
</text:p>
      <!--NEWS-->
      <text:h text:style-name="P10" text:outline-level="1">
<text:span text:style-name="T4">
Air defense was active in Lviv, Chernivtsy, Khmelnitsky regions</text:span>
</text:h>
      <text:p text:style-name="P4">
Authors: liveuamap (Language: en)</text:p>
      <text:p text:style-name="P4">
Time: 2023-05-24T23:09:07</text:p>
      <text:p text:style-name="P4">
Location: Lviv (Latitude:49.86632 Longtitude:24.87579)</text:p>
      <text:p text:style-name="P4">
Videos: []</text:p>
      <text:p text:style-name="P4">
Images: []</text:p>
      <text:p text:style-name="P4">
Tags: ["Europe", "Central and Eastern Europe"]</text:p>
      <text:p text:style-name="P4">
Id: 22565162</text:p>
      <!--METADATA-->
      <text:p text:style-name="P4">
Air defense was active in Lviv, Chernivtsy, Khmelnitsky regions</text:p>
      <text:p text:style-name="P4">
News Collection Link: <text:a xlink:type="simple" xlink:href="https://liveuamap.com/en/2023/25-may-air-defense-was-active-in-lviv-chernivtsy-khmelnitsky" text:style-name="Internet_20_link" text:visited-style-name="Visited_20_Internet_20_Link">
https://liveuamap.com/en/2023/25-may-air-defense-was-active-in-lviv-chernivtsy-khmelnitsky</text:a>
</text:p>
      <text:p text:style-name="P4">
News Source: <text:a xlink:type="simple" xlink:href="https://t.me/channel24_ua/89616" text:style-name="Internet_20_link" text:visited-style-name="Visited_20_Internet_20_Link">
https://t.me/channel24_ua/89616</text:a>
</text:p>
      <!--NEWS-->
      <text:h text:style-name="P10" text:outline-level="1">
<text:span text:style-name="T4">
The invaders do not stop aviation and artudaries on civil infrastructure - the GS of the Armed Forces</text:span>
</text:h>
      <text:p text:style-name="P4">
Author: ['АРМІЯINFORM']</text:p>
      <text:p text:style-name="P4">
Time: 2023-05-24T24:00:00-04:00</text:p>
      <text:p text:style-name="P4">
Description: Lent out the enemy by the opponent of the 41 aircraft by the end of the Hasters 53 shut up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image_16_7_1300x820.jpg" text:style-name="Internet_20_link" text:visited-style-name="Visited_20_Internet_20_Link">
image_16_7_1300x820.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13" text:anchor-type="as-char" svg:width="6.9236in" svg:height="4.367638in" draw:z-index="0">
<draw:image xlink:href="../Images/AРМІЯINFORM/2023-05-24T24-00-00-04-00/image_16_7_1300x820.jpg" xlink:type="simple" xlink:show="embed" xlink:actuate="onLoad" draw:mime-type="image/jpeg"/>
</draw:frame>
Missile blow to the time muzzle. Illustrative Photo <text:span text:style-name="T4">
 🔥 Situation on Russian invasion </text:span>
</text:p>
      <text:p text:style-name="P4">
During the last day, the enemy struck 41 aircraft strike and made 53 -streaming from rocket launchers.</text:p>
      <text:p text:style-name="P4">
About it <text:a xlink:type="simple" xlink:href="https://www.facebook.com/GeneralStaff.ua/posts/pfbid02VsPKGcJn98E6s23tkQnsGprSxu9RdWebJyZCerNNYf1e9NXhYPdPxy5bbvfisE6l" text:style-name="Internet_20_link" text:visited-style-name="Visited_20_Internet_20_Link">
reports</text:a>
General Staff of the Armed Forces of Ukraine.</text:p>
      <text:p text:style-name="P4">
"Private residents were injured, private dwellings have been destroyed and damaged by other civilian and administrative infrastructure," the statement said.</text:p>
      <text:p text:style-name="P4">
Also, the General Staff of the Armed Forces of Ukraine warned that it remains a high probability of collaboration of missile and aviation strikes throughout Ukraine.</text:p>
      <text:p text:style-name="P4">
News Source: <text:a xlink:type="simple" xlink:href="https://armyinform.com.ua/2023/05/24/okupanty-ne-prypynyayut-aviaczijnyh-ta-artudariv-po-czyvilnij-infrastrukturi-gsh-zsu/" text:style-name="Internet_20_link" text:visited-style-name="Visited_20_Internet_20_Link">
https://armyinform.com.ua/2023/05/24/okupanty-ne-prypynyayut-aviaczijnyh-ta-artudariv-po-czyvilnij-infrastrukturi-gsh-zsu/</text:a>
</text:p>
      <!--NEWS-->
      <text:h text:style-name="P10" text:outline-level="1">
<text:span text:style-name="T4">
Russians removed mobile communication equipment from Kherson region</text:span>
</text:h>
      <text:p text:style-name="P4">
Author: ['АРМІЯINFORM']</text:p>
      <text:p text:style-name="P4">
Time: 2023-05-24T25:00:00-04:00</text:p>
      <text:p text:style-name="P4">
Description: Piacantes poured mobilic stars on Timchasovo by the Teritors of Khersonsk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2d19afb80ce6.jpeg" text:style-name="Internet_20_link" text:visited-style-name="Visited_20_Internet_20_Link">
62d19afb80ce6.jpeg</text:a>
']</text:p>
      <text:p text:style-name="P4">
Tags: ['МАРОДЕРИ', 'ОКУПАНТИ', 'ТИМЧАСОВО ОКУПОВАНІ ТЕРИТОРІЇ', 'ХЕРСОНЩИНА', 'ЦЕНТР НАЦІОНАЛЬНОГО СПРОТИВУ']</text:p>
      <text:p text:style-name="P4">
Category: News</text:p>
      <!--METADATA-->
      <text:p text:style-name="P4">
<draw:frame draw:style-name="fr1" draw:name="Image14" text:anchor-type="as-char" svg:width="6.9236in" svg:height="4.32725in" draw:z-index="0">
<draw:image xlink:href="../Images/AРМІЯINFORM/2023-05-24T25-00-00-04-00/62d19afb80ce6.jpeg" xlink:type="simple" xlink:show="embed" xlink:actuate="onLoad" draw:mime-type="image/jpeg"/>
</draw:frame>
Illustrative Photo: EPA/UPG</text:p>
      <text:p text:style-name="P4">
The invaders have switched off mobile communications in the temporarily occupied territories of the Kherson region.</text:p>
      <text:p text:style-name="P4">
About it <text:a xlink:type="simple" xlink:href="https://sprotyv.mod.gov.ua/okupanty-vymknuly-mobilnyj-zv-yazok-na-tot-hersonshhyny/" text:style-name="Internet_20_link" text:visited-style-name="Visited_20_Internet_20_Link">
reports</text:a>
Center for National Resistance to the Specialty Operations Forces of Ukraine.</text:p>
      <text:p text:style-name="P4">
“The enemy does that local residents cannot transmit information about Russian troops to the defense forces. For the same purpose, the invaders switched off in Kherson itself before his de -occupation, - said Central Resistance. - However, these efforts will still not be able to stop the Ukrainian resistance. We urge local residents to continue to transmit information about the location and movement of occupation troops. "</text:p>
      <text:p text:style-name="P4">
To do this, it is proposed to use <text:a xlink:type="simple" xlink:href="https://sprotyv.mod.gov.ua/peredaty-informatsiyu/" text:style-name="Internet_20_link" text:visited-style-name="Visited_20_Internet_20_Link">
the form on the CNSSSO site</text:a>
.</text:p>
      <text:p text:style-name="P4">
News Source: <text:a xlink:type="simple" xlink:href="https://armyinform.com.ua/2023/05/24/rosiyany-vyvezly-obladnannya-mobilnogo-zvyazku-z-hersonshhyny/" text:style-name="Internet_20_link" text:visited-style-name="Visited_20_Internet_20_Link">
https://armyinform.com.ua/2023/05/24/rosiyany-vyvezly-obladnannya-mobilnogo-zvyazku-z-hersonshhyny/</text:a>
</text:p>
      <!--NEWS-->
      <text:h text:style-name="P10" text:outline-level="1">
<text:span text:style-name="T4">
A multiple increase in the number of displaced persons do not predict - Irina Vereshchuk</text:span>
</text:h>
      <text:p text:style-name="P4">
Author: ['АРМІЯINFORM']</text:p>
      <text:p text:style-name="P4">
Time: 2023-05-24T26:00:00-04:00</text:p>
      <text:p text:style-name="P4">
Description: Ochіlnitsy of the Minіtystskiy Zwan Rintegraita Timchasovo Okuba Teritarian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iryna-vereshhuk-1.jpg" text:style-name="Internet_20_link" text:visited-style-name="Visited_20_Internet_20_Link">
iryna-vereshhuk-1.jpg</text:a>
']</text:p>
      <text:p text:style-name="P4">
Tags: ['ВНУТРІШНЬО ПЕРЕМІЩЕНІ ОСОБИ', 'ЄДИНІ НОВИНИ', 'ІРИНА ВЕРЕЩУК', 'ТИМЧАСОВО ОКУПОВАНІ ТЕРИТОРІЇ']</text:p>
      <text:p text:style-name="P4">
Category: News</text:p>
      <!--METADATA-->
      <text:p text:style-name="P4">
<draw:frame draw:style-name="fr1" draw:name="Image15" text:anchor-type="as-char" svg:width="6.9236in" svg:height="3.956343in" draw:z-index="0">
<draw:image xlink:href="../Images/AРМІЯINFORM/2023-05-24T26-00-00-04-00/iryna-vereshhuk-1.jpg" xlink:type="simple" xlink:show="embed" xlink:actuate="onLoad" draw:mime-type="image/jpeg"/>
</draw:frame>
Irina Vereshchuk</text:p>
      <text:p text:style-name="P4">
The head of the Ministry of Reintegration of Temporarily Occupied Territorials reported that they are not predicting a multiple increase in the number of displaced persons(VPO), in particular, after the future counter -offensive of the Ukrainian territories.</text:p>
      <text:p text:style-name="P4">
Irina Vereshchuk said about it Viceremier-Minister-Minister of Reintegration(https://www.youtube.com/watch?v=WY8sDvZdWEA)», Responding to the name of the presenters about the possible development of the situation with IDPs on the background of future contrast and liberation of the Ukrainian territories.</text:p>
      <ul>
        <li>
We do not predict a multiple increase in the number of IDPs, because we understand that they will leave, but there will be those who return. We see migration and fix it, and we see its dynamics, - said Irina Vereshchuk.</li>
      </ul>
      <text:p text:style-name="P4">
News Source: <text:a xlink:type="simple" xlink:href="https://armyinform.com.ua/2023/05/24/kratnogo-zbilshennya-kilkosti-pereselencziv-ne-prognozuyemo-iryna-vereshhuk/" text:style-name="Internet_20_link" text:visited-style-name="Visited_20_Internet_20_Link">
https://armyinform.com.ua/2023/05/24/kratnogo-zbilshennya-kilkosti-pereselencziv-ne-prognozuyemo-iryna-vereshhuk/</text:a>
</text:p>
      <!--NEWS-->
      <text:h text:style-name="P10" text:outline-level="1">
<text:span text:style-name="T4">
The Netherlands allocate 260 million euros for ammunition for Ukraine</text:span>
</text:h>
      <text:p text:style-name="P4">
Author: ['АРМІЯINFORM']</text:p>
      <text:p text:style-name="P4">
Time: 2023-05-24T27:00:00-04:00</text:p>
      <text:p text:style-name="P4">
Description: Nirelandi Vidilya 260 Milioniv єvro for purchasing a combat -canvas for Ukrainian Arm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48560ca5a6b4cf41-2.jpg" text:style-name="Internet_20_link" text:visited-style-name="Visited_20_Internet_20_Link">
48560ca5a6b4cf41-2.jpg</text:a>
']</text:p>
      <text:p text:style-name="P4">
Tags: ['155 ММ СНАРЯДИ', 'КАЙСА ОЛЛОНҐРЕН', 'ПІДТРИМКА УКРАЇНИ']</text:p>
      <text:p text:style-name="P4">
Category: News</text:p>
      <!--METADATA-->
      <text:p text:style-name="P4">
<draw:frame draw:style-name="fr1" draw:name="Image16" text:anchor-type="as-char" svg:width="6.9236in" svg:height="3.750283in" draw:z-index="0">
<draw:image xlink:href="../Images/AРМІЯINFORM/2023-05-24T27-00-00-04-00/48560ca5a6b4cf41-2.jpg" xlink:type="simple" xlink:show="embed" xlink:actuate="onLoad" draw:mime-type="image/jpeg"/>
</draw:frame>
Illustrative photo</text:p>
      <text:p text:style-name="P4">
The Netherlands allocate 260 million euros for the purchase of ammunition for the Ukrainian army.</text:p>
      <text:p text:style-name="P4">
The Minister of Defense of the Netherlands Kais Ollongren <text:a xlink:type="simple" xlink:href="https://www.defensie.nl/actueel/nieuws/2023/05/23/eu-raad-defensieministers-munitie-voor-oekraine-opschaling-productie-en-nieuwe-defensieprojecten" text:style-name="Internet_20_link" text:visited-style-name="Visited_20_Internet_20_Link">
reported</text:a>
At a meeting of EU Defense Ministers, which lasted in Brussels.</text:p>
      <text:p text:style-name="P4">
“It's about 155mm ammunition. Already in March, the decision was made to unite the lord for this purpose, ”the statement said.</text:p>
      <text:p text:style-name="P4">
During the meeting of Kais Ollongren, she also spoke of military support for Ukraine, expansion of production facilities and launch of new defensive projects.</text:p>
      <text:p text:style-name="P4">
"A large number of Ukrainian soldiers are trained within the EU mission. At the end of May, their number will be almost 15,200 people, and the Netherlands Ministry of Defense corresponds to some of them," the statement said.</text:p>
      <text:p text:style-name="P4">
As previously reported, the proposal to decide on a new plan for the supply of applications of artillery ammunition to Ukraine, including 155 mm of shells of landmark reserves of EU countries, [(https://armyinform.com.ua/2023/03/16/najbilshe-sankczij-proty-rf-nakladeno-ssha-shvejczariyeyu-ta-kanadoyu/)High EU representative Josempborrel.</text:p>
      <text:p text:style-name="P4">
News Source: <text:a xlink:type="simple" xlink:href="https://armyinform.com.ua/2023/05/24/niderlandy-vydilyayut-260-mln-yevro-na-zakupivlyu-boyeprypasiv-dlya-ukrayiny/" text:style-name="Internet_20_link" text:visited-style-name="Visited_20_Internet_20_Link">
https://armyinform.com.ua/2023/05/24/niderlandy-vydilyayut-260-mln-yevro-na-zakupivlyu-boyeprypasiv-dlya-ukrayiny/</text:a>
</text:p>
      <!--NEWS-->
      <text:h text:style-name="P10" text:outline-level="1">
<text:span text:style-name="T4">
Minus 400 invaders, 21 artsystem and 7 drones: daily losses of Russian Federation in Ukraine</text:span>
</text:h>
      <text:p text:style-name="P4">
Author: ['АРМІЯINFORM']</text:p>
      <text:p text:style-name="P4">
Time: 2023-05-24T28:00:00-04:00</text:p>
      <text:p text:style-name="P4">
Description: Zagalni Boyov, Find the enemy on 02.24.22 to 05.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traty_05-24-2023-scaled.jpg" text:style-name="Internet_20_link" text:visited-style-name="Visited_20_Internet_20_Link">
vtraty_05-24-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17" text:anchor-type="as-char" svg:width="6.9236in" svg:height="6.975527in" draw:z-index="0">
<draw:image xlink:href="../Images/AРМІЯINFORM/2023-05-24T28-00-00-04-00/vtraty_05-24-2023-scaled.jpg" xlink:type="simple" xlink:show="embed" xlink:actuate="onLoad" draw:mime-type="image/jpeg"/>
</draw:frame>
The total fighting loss of the enemy from 24.02.22 to 24.05.23 will be orientated:</text:p>
      <text:p text:style-name="P4">
<text:span text:style-name="T4">
<text:span text:style-name="T5">
 Personnel - </text:span>
* 204760(+400)persons eliminated</text:span>
<text:span text:style-name="T5">
 tanks - </text:span>
<text:span text:style-name="T5">
 3792(+3)</text:span>
<text:span text:style-name="T4">
 combat armored vehicles - </text:span>
 7424(+5)<text:span text:style-name="T4">
<text:span text:style-name="T5">
 Artillery systems - </text:span>
<text:span text:style-name="T5">
 3339(+21)</text:span>
 </text:span>
 RSZV - <text:span text:style-name="T4">
 570(+5)</text:span>
<text:span text:style-name="T5">
 air defense - </text:span>
<text:span text:style-name="T5">
 327(0)</text:span>
<text:span text:style-name="T4">
 aircraft - </text:span>
 309(0)<text:span text:style-name="T4">
<text:span text:style-name="T5">
 helicopters - </text:span>
* 296(+1)</text:span>
<text:span text:style-name="T5">
 UAV Operative Tactical Level-</text:span>
<text:span text:style-name="T5">
 2871(+7)</text:span>
<text:span text:style-name="T4">
 Winged missiles - </text:span>
 1015(0)<text:span text:style-name="T4">
<text:span text:style-name="T5">
 ships / boats - </text:span>
* 18(0)</text:span>
<text:span text:style-name="T5">
 Automobile equipment and tanks - </text:span>
<text:span text:style-name="T5">
 6146(+7)</text:span>
<text:span text:style-name="T4">
 Special Technique - </text:span>
 440(+7)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4.05.23.</text:p>
      <text:p text:style-name="P4">
News Source: <text:a xlink:type="simple" xlink:href="https://armyinform.com.ua/2023/05/24/minus-400-okupantiv-21-artsystema-ta-7-bezpilotnykiv-dobovi-vtraty-rf-v-ukrayini/" text:style-name="Internet_20_link" text:visited-style-name="Visited_20_Internet_20_Link">
https://armyinform.com.ua/2023/05/24/minus-400-okupantiv-21-artsystema-ta-7-bezpilotnykiv-dobovi-vtraty-rf-v-ukrayini/</text:a>
</text:p>
      <!--NEWS-->
      <text:h text:style-name="P10" text:outline-level="1">
<text:span text:style-name="T4">
Germany handed Ukraine a new military assistance package to Ukraine</text:span>
</text:h>
      <text:p text:style-name="P4">
Author: ['АРМІЯINFORM']</text:p>
      <text:p text:style-name="P4">
Time: 2023-05-24T29:00:00-04:00</text:p>
      <text:p text:style-name="P4">
Description: Nimechina handed over to the Zbroynim forces of Ukrainian one package of VIISKOVO DUDOMOGE, to the J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805975928_0_160_3072_1888_1920x0_80_0_0_90205d82713ab2b98da2c9e1f33426a3-1536x864-1.jpg" text:style-name="Internet_20_link" text:visited-style-name="Visited_20_Internet_20_Link">
1805975928_0_160_3072_1888_1920x0_80_0_0_90205d82713ab2b98da2c9e1f33426a3-1536x864-1.jpg</text:a>
']</text:p>
      <text:p text:style-name="P4">
Tags: ['ВІЙСЬКОВА ДОПОМОГА', 'ДОПОМОГА ПАРТНЕРІВ', 'НІМЕЧЧИНА', 'СВІТ ПІДТРИМУЄ УКРАЇНУ']</text:p>
      <text:p text:style-name="P4">
Category: News</text:p>
      <!--METADATA-->
      <text:p text:style-name="P4">
<draw:frame draw:style-name="fr1" draw:name="Image18" text:anchor-type="as-char" svg:width="6.9236in" svg:height="3.894525in" draw:z-index="0">
<draw:image xlink:href="../Images/AРМІЯINFORM/2023-05-24T29-00-00-04-00/1805975928_0_160_3072_1888_1920x0_80_0_0_90205d82713ab2b98da2c9e1f33426a3-1536x864-1.jpg" xlink:type="simple" xlink:show="embed" xlink:actuate="onLoad" draw:mime-type="image/jpeg"/>
</draw:frame>
Germany handed over another military assistance package, which includes automobile equipment, drones and more.</text:p>
      <text:p text:style-name="P4">
About it <text:a xlink:type="simple" xlink:href="https://www.bundesregierung.de/breg-en/news/military-support-ukraine-2054992" text:style-name="Internet_20_link" text:visited-style-name="Visited_20_Internet_20_Link">
reports</text:a>
The German government.</text:p>
      <text:p text:style-name="P4">
Military assistance to Ukraine is funded by the German government funds. To the package:</text:p>
      <ul>
        <li>
TRML-4D air inspection radar system; * Biber armored bridges; * VECTOR reconnaissance drones; * AntiDronal systems; * border cars; * 8x6 weights; * tractors with semi -trailers; * Zetros trucks; * and more.</li>
      </ul>
      <text:p text:style-name="P4">
In April 2023, Germany <text:a xlink:type="simple" xlink:href="https://armyinform.com.ua/2023/04/19/nimechchyna-nadala-ukrayini-chergovyj-paket-vijskovoyi-dopomogy-do-yakogo-vhodyt-zrk-patriot/" text:style-name="Internet_20_link" text:visited-style-name="Visited_20_Internet_20_Link">
provided</text:a>
Ukraine is a military assistance package, which was first included in Patriot, and by the end of the year plans <text:a xlink:type="simple" xlink:href="https://armyinform.com.ua/2023/05/23/nimechchyna-do-kinczya-roku-planuye-pidgotuvaty-do-9-tysyach-ukrayinskyh-vijskovyh/" text:style-name="Internet_20_link" text:visited-style-name="Visited_20_Internet_20_Link">
to prepare</text:a>
up to 9 thousand Ukrainian military.</text:p>
      <text:p text:style-name="P4">
News Source: <text:a xlink:type="simple" xlink:href="https://armyinform.com.ua/2023/05/24/nimechchyna-peredala-ukrayini-novyj-paket-vijskovoyi-dopomogy/" text:style-name="Internet_20_link" text:visited-style-name="Visited_20_Internet_20_Link">
https://armyinform.com.ua/2023/05/24/nimechchyna-peredala-ukrayini-novyj-paket-vijskovoyi-dopomogy/</text:a>
</text:p>
      <!--NEWS-->
      <text:h text:style-name="P10" text:outline-level="1">
<text:span text:style-name="T4">
The world of generation of our parents is the inheritance</text:span>
</text:h>
      <text:p text:style-name="P4">
Author: ['АРМІЯINFORM']</text:p>
      <text:p text:style-name="P4">
Time: 2023-05-24T57:00:00-04:00</text:p>
      <text:p text:style-name="P4">
Description: President of Ukraine of Refordations, ShO Ninishnya aggressions of the Feditziye Aggress of Ukrai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35963596732485164_y.jpg" text:style-name="Internet_20_link" text:visited-style-name="Visited_20_Internet_20_Link">
photo_5435963596732485164_y.jpg</text:a>
', '<text:a xlink:type="simple" xlink:href="https://armyinform.com.ua/wp-content/uploads/2023/05/photo_5435963596732485170_y-1-150x150.jpg" text:style-name="Internet_20_link" text:visited-style-name="Visited_20_Internet_20_Link">
photo_5435963596732485170_y-1-150x150.jpg</text:a>
', '<text:a xlink:type="simple" xlink:href="https://armyinform.com.ua/wp-content/uploads/2023/05/photo_5435963596732485172_y-1-150x150.jpg" text:style-name="Internet_20_link" text:visited-style-name="Visited_20_Internet_20_Link">
photo_5435963596732485172_y-1-150x150.jpg</text:a>
', '<text:a xlink:type="simple" xlink:href="https://armyinform.com.ua/wp-content/uploads/2023/05/photo_5435963596732485163_y-1-150x150.jpg" text:style-name="Internet_20_link" text:visited-style-name="Visited_20_Internet_20_Link">
photo_5435963596732485163_y-1-150x150.jpg</text:a>
', '<text:a xlink:type="simple" xlink:href="https://armyinform.com.ua/wp-content/uploads/2023/05/photo_5435963596732485171_y-1-150x150.jpg" text:style-name="Internet_20_link" text:visited-style-name="Visited_20_Internet_20_Link">
photo_5435963596732485171_y-1-150x150.jpg</text:a>
', '<text:a xlink:type="simple" xlink:href="https://armyinform.com.ua/wp-content/uploads/2023/05/photo_5435963596732485167_y-1-150x150.jpg" text:style-name="Internet_20_link" text:visited-style-name="Visited_20_Internet_20_Link">
photo_5435963596732485167_y-1-150x150.jpg</text:a>
', '<text:a xlink:type="simple" xlink:href="https://armyinform.com.ua/wp-content/uploads/2023/05/photo_5435963596732485166_y-1-150x150.jpg" text:style-name="Internet_20_link" text:visited-style-name="Visited_20_Internet_20_Link">
photo_5435963596732485166_y-1-150x150.jpg</text:a>
', '<text:a xlink:type="simple" xlink:href="https://armyinform.com.ua/wp-content/uploads/2023/05/photo_5435963596732485168_y-1-150x150.jpg" text:style-name="Internet_20_link" text:visited-style-name="Visited_20_Internet_20_Link">
photo_5435963596732485168_y-1-150x150.jpg</text:a>
', '<text:a xlink:type="simple" xlink:href="https://armyinform.com.ua/wp-content/uploads/2023/05/photo_5435963596732485165_y-1-150x150.jpg" text:style-name="Internet_20_link" text:visited-style-name="Visited_20_Internet_20_Link">
photo_5435963596732485165_y-1-150x150.jpg</text:a>
', '<text:a xlink:type="simple" xlink:href="https://armyinform.com.ua/wp-content/uploads/2023/05/photo_5435963596732485169_y-1-150x150.jpg" text:style-name="Internet_20_link" text:visited-style-name="Visited_20_Internet_20_Link">
photo_5435963596732485169_y-1-150x150.jpg</text:a>
']</text:p>
      <text:p text:style-name="P4">
Tags: ['ВОЛОДИМИР ЗЕЛЕНСЬКИЙ', 'ПРЕЗИДЕНТ УКРАЇНИ']</text:p>
      <text:p text:style-name="P4">
Category: News</text:p>
      <!--METADATA-->
      <text:p text:style-name="P4">
<draw:frame draw:style-name="fr1" draw:name="Image19" text:anchor-type="as-char" svg:width="6.9236in" svg:height="4.615733in" draw:z-index="0">
<draw:image xlink:href="../Images/AРМІЯINFORM/2023-05-24T57-00-00-04-00/photo_5435963596732485164_y.jpg" xlink:type="simple" xlink:show="embed" xlink:actuate="onLoad" draw:mime-type="image/jpeg"/>
</draw:frame>
The President of Ukraine is convinced that the current aggression of the Russian Federation Anti -Ukraine will be the last in Europe.</text:p>
      <text:p text:style-name="P4">
President of Ukraine Volodymyr Zelenskyy [wrote] about it(https://t.me/V_Zelenskiy_official/6353)In Telegram.</text:p>
      <text:p text:style-name="P4">
“The world of our parents is a peace that they were inherited by those who have a great aggression in Europe. And the world of our generation with you is the world, which we get right now in the battles against the last aggression of Vevropi, ”the head of state reads.</text:p>
      <text:p text:style-name="P4">
<text:a xlink:type="simple" xlink:href="https://armyinform.com.ua/wp-content/uploads/2023/05/photo_5435963596732485170_y-1.jpg" text:style-name="Internet_20_link" text:visited-style-name="Visited_20_Internet_20_Link">
!(Images/AРМІЯINFORM/2023-05-24T57-00-00-04-00/photo_5435963596732485170_y-1-150x150.jpg)</text:a>
</text:p>
      <text:p text:style-name="P4">
<text:a xlink:type="simple" xlink:href="https://armyinform.com.ua/wp-content/uploads/2023/05/photo_5435963596732485172_y-1.jpg" text:style-name="Internet_20_link" text:visited-style-name="Visited_20_Internet_20_Link">
<draw:frame draw:style-name="fr1" draw:name="Image20" text:anchor-type="as-char" svg:width="6.9236in" svg:height="6.9236in" draw:z-index="0">
<draw:image xlink:href="../Images/AРМІЯINFORM/2023-05-24T57-00-00-04-00/photo_5435963596732485172_y-1-150x150.jpg" xlink:type="simple" xlink:show="embed" xlink:actuate="onLoad" draw:mime-type="image/jpeg"/>
</draw:frame>
</text:a>
Illustrative photo</text:p>
      <text:p text:style-name="P4">
<text:a xlink:type="simple" xlink:href="https://armyinform.com.ua/wp-content/uploads/2023/05/photo_5435963596732485163_y-1.jpg" text:style-name="Internet_20_link" text:visited-style-name="Visited_20_Internet_20_Link">
!(Images/AРМІЯINFORM/2023-05-24T57-00-00-04-00/photo_5435963596732485163_y-1-150x150.jpg)</text:a>
</text:p>
      <text:p text:style-name="P4">
<text:a xlink:type="simple" xlink:href="https://armyinform.com.ua/wp-content/uploads/2023/05/photo_5435963596732485171_y-1.jpg" text:style-name="Internet_20_link" text:visited-style-name="Visited_20_Internet_20_Link">
<draw:frame draw:style-name="fr1" draw:name="Image21" text:anchor-type="as-char" svg:width="6.9236in" svg:height="6.9236in" draw:z-index="0">
<draw:image xlink:href="../Images/AРМІЯINFORM/2023-05-24T57-00-00-04-00/photo_5435963596732485171_y-1-150x150.jpg" xlink:type="simple" xlink:show="embed" xlink:actuate="onLoad" draw:mime-type="image/jpeg"/>
</draw:frame>
</text:a>
</text:p>
      <text:p text:style-name="P4">
<text:a xlink:type="simple" xlink:href="https://armyinform.com.ua/wp-content/uploads/2023/05/photo_5435963596732485167_y-1.jpg" text:style-name="Internet_20_link" text:visited-style-name="Visited_20_Internet_20_Link">
<draw:frame draw:style-name="fr1" draw:name="Image22" text:anchor-type="as-char" svg:width="6.9236in" svg:height="6.9236in" draw:z-index="0">
<draw:image xlink:href="../Images/AРМІЯINFORM/2023-05-24T57-00-00-04-00/photo_5435963596732485167_y-1-150x150.jpg" xlink:type="simple" xlink:show="embed" xlink:actuate="onLoad" draw:mime-type="image/jpeg"/>
</draw:frame>
</text:a>
</text:p>
      <text:p text:style-name="P4">
<text:a xlink:type="simple" xlink:href="https://armyinform.com.ua/wp-content/uploads/2023/05/photo_5435963596732485166_y-1.jpg" text:style-name="Internet_20_link" text:visited-style-name="Visited_20_Internet_20_Link">
<draw:frame draw:style-name="fr1" draw:name="Image23" text:anchor-type="as-char" svg:width="6.9236in" svg:height="6.9236in" draw:z-index="0">
<draw:image xlink:href="../Images/AРМІЯINFORM/2023-05-24T57-00-00-04-00/photo_5435963596732485166_y-1-150x150.jpg" xlink:type="simple" xlink:show="embed" xlink:actuate="onLoad" draw:mime-type="image/jpeg"/>
</draw:frame>
</text:a>
</text:p>
      <text:p text:style-name="P4">
<text:a xlink:type="simple" xlink:href="https://armyinform.com.ua/wp-content/uploads/2023/05/photo_5435963596732485168_y-1.jpg" text:style-name="Internet_20_link" text:visited-style-name="Visited_20_Internet_20_Link">
<draw:frame draw:style-name="fr1" draw:name="Image24" text:anchor-type="as-char" svg:width="6.9236in" svg:height="6.9236in" draw:z-index="0">
<draw:image xlink:href="../Images/AРМІЯINFORM/2023-05-24T57-00-00-04-00/photo_5435963596732485168_y-1-150x150.jpg" xlink:type="simple" xlink:show="embed" xlink:actuate="onLoad" draw:mime-type="image/jpeg"/>
</draw:frame>
</text:a>
</text:p>
      <text:p text:style-name="P4">
<text:a xlink:type="simple" xlink:href="https://armyinform.com.ua/wp-content/uploads/2023/05/photo_5435963596732485165_y-1.jpg" text:style-name="Internet_20_link" text:visited-style-name="Visited_20_Internet_20_Link">
<draw:frame draw:style-name="fr1" draw:name="Image25" text:anchor-type="as-char" svg:width="6.9236in" svg:height="6.9236in" draw:z-index="0">
<draw:image xlink:href="../Images/AРМІЯINFORM/2023-05-24T57-00-00-04-00/photo_5435963596732485165_y-1-150x150.jpg" xlink:type="simple" xlink:show="embed" xlink:actuate="onLoad" draw:mime-type="image/jpeg"/>
</draw:frame>
</text:a>
</text:p>
      <text:p text:style-name="P4">
<text:a xlink:type="simple" xlink:href="https://armyinform.com.ua/wp-content/uploads/2023/05/photo_5435963596732485169_y-1.jpg" text:style-name="Internet_20_link" text:visited-style-name="Visited_20_Internet_20_Link">
<draw:frame draw:style-name="fr1" draw:name="Image26" text:anchor-type="as-char" svg:width="6.9236in" svg:height="6.9236in" draw:z-index="0">
<draw:image xlink:href="../Images/AРМІЯINFORM/2023-05-24T57-00-00-04-00/photo_5435963596732485169_y-1-150x150.jpg" xlink:type="simple" xlink:show="embed" xlink:actuate="onLoad" draw:mime-type="image/jpeg"/>
</draw:frame>
</text:a>
</text:p>
      <text:p text:style-name="P4">
News Source: <text:a xlink:type="simple" xlink:href="https://armyinform.com.ua/2023/05/24/myr-pokolinnya-nashyh-batkiv-cze-myr-yakyj-yim-zalyshyly-v-spadok-ti-hto-peremig-peredostannyu-velyku-agresiyu-v-yevropi-volodymyr-zelenskyj/" text:style-name="Internet_20_link" text:visited-style-name="Visited_20_Internet_20_Link">
https://armyinform.com.ua/2023/05/24/myr-pokolinnya-nashyh-batkiv-cze-myr-yakyj-yim-zalyshyly-v-spadok-ti-hto-peremig-peredostannyu-velyku-agresiyu-v-yevropi-volodymyr-zelenskyj/</text:a>
</text:p>
      <!--NEWS-->
      <text:h text:style-name="P10" text:outline-level="1">
<text:span text:style-name="T4">
On May 25 there will be a briefing of representative of the National University of Defense of Ukraine</text:span>
</text:h>
      <text:p text:style-name="P4">
Author: ['АРМІЯINFORM']</text:p>
      <text:p text:style-name="P4">
Time: 2023-05-24T61:00:00-04:00</text:p>
      <text:p text:style-name="P4">
Description: 25 ADDARENT ON THE MILITARY MEDIA Center WILD BRIPHINGING INTERNALLY OF Nation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27" text:anchor-type="as-char" svg:width="6.9236in" svg:height="3.894525in" draw:z-index="0">
<draw:image xlink:href="../Images/AРМІЯINFORM/2023-05-24T61-00-00-04-00/military-media-center.jpg" xlink:type="simple" xlink:show="embed" xlink:actuate="onLoad" draw:mime-type="image/jpeg"/>
</draw:frame>
On May 25, at 10:00, a representative of the National Defense University of Ukraine on the topic: <text:span text:style-name="T4">
 IV of the IV International Scientific and Practical Conference </text:span>
 _ “Application of Space and Geoinformation Systems for National Security and Defense” will be held at the Military Media Center.</text:p>
      <text:p text:style-name="P4">
Upon completion of the briefing, the Deputy Director of the Planning Department of the Main Directorate of the National Guard of Ukraine <text:span text:style-name="T4">
 Colonels Mishalovich </text:span>
 informs about the participation of the National Guard in the Removal of Armed Aggression against Ukraine.</text:p>
      <text:p text:style-name="P4">
Accreditation of media representatives is required and will continue <text:span text:style-name="T4">
 until 18:00 on May 24. </text:span>
</text:p>
      <text:p text:style-name="P4">
Accreditation applications send to the e -mail address: <text:a xlink:type="simple" xlink:href="https://armyinform.com.ua/cdn-cgi/l/email-protection#0d7d7e606269784d7d627e7923606461236a627b23786c" text:style-name="Internet_20_link" text:visited-style-name="Visited_20_Internet_20_Link">
[Emailprotected]</text:a>
indicating the magazine, name and patronymic of the journalist, name of the publication, number of the Prescardiacreditation of the Armed Forces, contact phone.</text:p>
      <text:p text:style-name="P4">
News Source: <text:a xlink:type="simple" xlink:href="https://armyinform.com.ua/2023/05/24/25-travnya-vidbudetsya-bryfing-predstavnyka-naczionalnogo-universytetu-oborony-ukrayiny/" text:style-name="Internet_20_link" text:visited-style-name="Visited_20_Internet_20_Link">
https://armyinform.com.ua/2023/05/24/25-travnya-vidbudetsya-bryfing-predstavnyka-naczionalnogo-universytetu-oborony-ukrayiny/</text:a>
</text:p>
      <!--NEWS-->
      <text:h text:style-name="P10" text:outline-level="1">
<text:span text:style-name="T4">
Units of missile troops and artillery of defense forces per day struck 14 different enemy goals</text:span>
</text:h>
      <text:p text:style-name="P4">
Author: ['АРМІЯINFORM']</text:p>
      <text:p text:style-name="P4">
Time: 2023-05-24T82:00:00-04:00</text:p>
      <text:p text:style-name="P4">
Description: Avіaatsіya defense forces for Dob took 7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95.jpeg" text:style-name="Internet_20_link" text:visited-style-name="Visited_20_Internet_20_Link">
95.jpeg</text:a>
']</text:p>
      <text:p text:style-name="P4">
Tags: ['STOPRUSSIA', 'АГРЕСІЯ РФ', 'ВІЙНА', 'ВТОРГНЕННЯ РФ', 'ГШ ЗСУ', 'ХРОНІКА ОБОРОНИ']</text:p>
      <text:p text:style-name="P4">
Category: News</text:p>
      <!--METADATA-->
      <text:p text:style-name="P4">
<draw:frame draw:style-name="fr1" draw:name="Image28" text:anchor-type="as-char" svg:width="6.9236in" svg:height="4.588039in" draw:z-index="0">
<draw:image xlink:href="../Images/AРМІЯINFORM/2023-05-24T82-00-00-04-00/95.jpeg" xlink:type="simple" xlink:show="embed" xlink:actuate="onLoad" draw:mime-type="image/jpeg"/>
</draw:frame>
Illustrative photo</text:p>
      <text:p text:style-name="P4">
The aviation of the Defense Forces per day struck 7 beats in the areas of concentration of the personnel and military equipment of the enemy.</text:p>
      <text:p text:style-name="P4">
About it <text:a xlink:type="simple" xlink:href="https://www.facebook.com/GeneralStaff.ua/posts/pfbid02K9HWQPvkHzXDWY4nfcB9cnvwCttq38k1LatPmjkMjieyMTWy7XAQHRxmwzSYYqejl" text:style-name="Internet_20_link" text:visited-style-name="Visited_20_Internet_20_Link">
reports</text:a>
HSA of the Armed Forces in the evening.</text:p>
      <text:p text:style-name="P4">
“During this day, our defenders have destroyed 2 hostile shards and1 UAVs of the Orlan-10 reconnaissance UAV. The departments of rocket troops and artillery were lasted by 2 areas of concentration of live power, 4 ammunition depots, a Radioelectronic struggle station, 4 artillery units at firing positions TA 4 important goals of the enemy, ”the message reads.</text:p>
      <text:p text:style-name="P4">
News Source: <text:a xlink:type="simple" xlink:href="https://armyinform.com.ua/2023/05/24/pidrozdily-raketnyh-vijsk-i-artyleriyi-syl-oborony-za-dobu-urazyly-14-riznomanitnyh-vorozhyh-czilej/" text:style-name="Internet_20_link" text:visited-style-name="Visited_20_Internet_20_Link">
https://armyinform.com.ua/2023/05/24/pidrozdily-raketnyh-vijsk-i-artyleriyi-syl-oborony-za-dobu-urazyly-14-riznomanitnyh-vorozhyh-czilej/</text:a>
</text:p>
      <!--NEWS-->
      <text:h text:style-name="P10" text:outline-level="1">
<text:span text:style-name="T4">
Oleksandr Pavlyuk checked the work of the coordination center of monitoring the state of mine safety</text:span>
</text:h>
      <text:p text:style-name="P4">
Author: ['АРМІЯINFORM']</text:p>
      <text:p text:style-name="P4">
Time: 2023-05-24T85:00:00-04:00</text:p>
      <text:p text:style-name="P4">
Description: Pershest Intercessor Ministan defense of Ukraine, Lieutenant General Oleksandr Pavlyuk Pavlya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5caf39b5a66bec5643380656fe12455ffc1f555.jpg" text:style-name="Internet_20_link" text:visited-style-name="Visited_20_Internet_20_Link">
e5caf39b5a66bec5643380656fe12455ffc1f555.jpg</text:a>
']</text:p>
      <text:p text:style-name="P4">
Tags: ['STOPRUSSIA', 'АГРЕСІЯ РФ', 'ВТОРГНЕННЯ РФ', 'ОЛЕКСАНДР ПАВЛЮК']</text:p>
      <text:p text:style-name="P4">
Category: News</text:p>
      <!--METADATA-->
      <text:p text:style-name="P4">
<draw:frame draw:style-name="fr1" draw:name="Image29" text:anchor-type="as-char" svg:width="6.9236in" svg:height="3.897527in" draw:z-index="0">
<draw:image xlink:href="../Images/AРМІЯINFORM/2023-05-24T85-00-00-04-00/e5caf39b5a66bec5643380656fe12455ffc1f555.jpg" xlink:type="simple" xlink:show="embed" xlink:actuate="onLoad" draw:mime-type="image/jpeg"/>
</draw:frame>
First Deputy Minister of Defense of Ukraine Lieutenant General Oleksandr Pavlyuk spoke the work of the Coordination Center on Monitoring of Minnexhade's Status in the territories of Ukraine. Alexander Pavlyuk [wrote] about it(https://t.me/Pavliuk_KSV/4306)In his telegram channel.</text:p>
      <text:p text:style-name="P4">
-The Ministry of Defense of Ukraine is presiding on the national body on reservoirs, because in order to make management decisions, complete and truthful information in all areas of mine activity is needed,-said Lieutenant General.</text:p>
      <ul>
        <li>
checked how the center's equipment continues. He talked with colleagues, made decisions. The work is ongoing, specific steps to achieve the results. In particular, to implement certain goals, we try to maximize the process of collecting the necessary data. For this purpose, with the support of the International Center for Humanitarian Demand, the Imsma Core information management is used, which significantly simplifies and accelerates the work with the data obtained, - the First Deputy Minister of Defense Ukraine emphasized.</li>
      </ul>
      <text:p text:style-name="P4">
News Source: <text:a xlink:type="simple" xlink:href="https://armyinform.com.ua/2023/05/24/oleksandr-pavlyuk-pereviryv-robotu-koordynaczijnogo-czentru-monitoryngu-stanu-minnoyi-bezpeky/" text:style-name="Internet_20_link" text:visited-style-name="Visited_20_Internet_20_Link">
https://armyinform.com.ua/2023/05/24/oleksandr-pavlyuk-pereviryv-robotu-koordynaczijnogo-czentru-monitoryngu-stanu-minnoyi-bezpeky/</text:a>
</text:p>
      <!--NEWS-->
      <text:h text:style-name="P10" text:outline-level="1">
<text:span text:style-name="T4">
During the operation, the Legion "Freedom of Russia" and RDCs released more than 50 square kilometers of Belgorod region from the Putin regime</text:span>
</text:h>
      <text:p text:style-name="P4">
Author: ['АРМІЯINFORM']</text:p>
      <text:p text:style-name="P4">
Time: 2023-05-24T87:00:00-04:00</text:p>
      <text:p text:style-name="P4">
Description: It’s important, Shchobi about Borotbu Legіon “Freedom of Rosії”, the RDK is maximum ... War with Ukraine 2022, war with Ukrain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2f16027-a114eb7-clipboard01.jpg" text:style-name="Internet_20_link" text:visited-style-name="Visited_20_Internet_20_Link">
2f16027-a114eb7-clipboard01.jpg</text:a>
']</text:p>
      <text:p text:style-name="P4">
Tags: ['STOPRUSSIA', 'АГРЕСІЯ РФ', 'ВТОРГНЕННЯ РФ', 'ЛЕГІОН «СВОБОДА РОСІЇ»']</text:p>
      <text:p text:style-name="P4">
Category: News</text:p>
      <!--METADATA-->
      <text:p text:style-name="P4">
<draw:frame draw:style-name="fr1" draw:name="Image30" text:anchor-type="as-char" svg:width="6.9236in" svg:height="3.883237in" draw:z-index="0">
<draw:image xlink:href="../Images/AРМІЯINFORM/2023-05-24T87-00-00-04-00/2f16027-a114eb7-clipboard01.jpg" xlink:type="simple" xlink:show="embed" xlink:actuate="onLoad" draw:mime-type="image/jpeg"/>
</draw:frame>
Illustrative photo</text:p>
      <text:p text:style-name="P4">
It is very important that the Freedom of Russia and the RDC have learned the maximal number of conscious Russians.</text:p>
      <text:p text:style-name="P4">
About it in <text:a xlink:type="simple" xlink:href="https://armyinform.com.ua/2023/05/24/legion-svoboda-rossyy-ta-rosijskyj-dobrovolchyj-korpus-rozpovily-pro-svoyi-bojovi-diyi-na-byelgorodshhyni/" text:style-name="Internet_20_link" text:visited-style-name="Visited_20_Internet_20_Link">
exclusive</text:a>
The interview for the Armyinform was told by the commander of the Russian Volunteer Corps Denis on the pseudo White Rex, as well as the deputy commander of the Russian Freedom of Russia at the pseudo "Caesar", which borrow themselves as representatives of the Russian national resistance of the Kremlin regime.</text:p>
      <ul>
        <li>
We have freed an area of more than 50 square kilometers from the Putin regime. Video and photos with trophies in the form of Russian technology are enough for our channel. And the reports of our achievements do not come from the pages of world information resources, - said representatives of the Russian National Establishment of the Kremlin Regime.</li>
      </ul>
      <text:p text:style-name="P4">
News Source: <text:a xlink:type="simple" xlink:href="https://armyinform.com.ua/2023/05/24/pid-chas-operacziyi-legion-svoboda-rossyy-ta-rdk-zvilnyly-vid-putinskogo-rezhymu-ponad-50-kvadratnyh-kilometriv-byelgorodshhyny/" text:style-name="Internet_20_link" text:visited-style-name="Visited_20_Internet_20_Link">
https://armyinform.com.ua/2023/05/24/pid-chas-operacziyi-legion-svoboda-rossyy-ta-rdk-zvilnyly-vid-putinskogo-rezhymu-ponad-50-kvadratnyh-kilometriv-byelgorodshhyny/</text:a>
</text:p>
      <!--NEWS-->
      <text:h text:style-name="P10" text:outline-level="1">
<text:span text:style-name="T4">
Today Anna Malyar has performed at the largest safety conference in Europe</text:span>
</text:h>
      <text:p text:style-name="P4">
Author: ['АРМІЯINFORM']</text:p>
      <text:p text:style-name="P4">
Time: 2023-05-24T88:00:00-04:00</text:p>
      <text:p text:style-name="P4">
Description: About Ts, the intercessor of the Ministra of the defense of Ukraine, Ganna Malel wrote with Telegram-chann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751e9ac8-c7f3-49fe-98dd-1e1318c4fe74.jpg" text:style-name="Internet_20_link" text:visited-style-name="Visited_20_Internet_20_Link">
751e9ac8-c7f3-49fe-98dd-1e1318c4fe74.jpg</text:a>
']</text:p>
      <text:p text:style-name="P4">
Tags: ['STOPRUSSIA', 'АГРЕСІЯ РФ', 'ВІЙНА', 'ВТОРГНЕННЯ РФ', 'ГАННА МАЛЯР']</text:p>
      <text:p text:style-name="P4">
Category: News</text:p>
      <!--METADATA-->
      <text:p text:style-name="P4">
<draw:frame draw:style-name="fr1" draw:name="Image31" text:anchor-type="as-char" svg:width="6.9236in" svg:height="4.61393in" draw:z-index="0">
<draw:image xlink:href="../Images/AРМІЯINFORM/2023-05-24T88-00-00-04-00/751e9ac8-c7f3-49fe-98dd-1e1318c4fe74.jpg" xlink:type="simple" xlink:show="embed" xlink:actuate="onLoad" draw:mime-type="image/jpeg"/>
</draw:frame>
About this Deputy Minister of Defense of Ukraine Anna Malyar <text:a xlink:type="simple" xlink:href="https://t.me/annamaliar/794" text:style-name="Internet_20_link" text:visited-style-name="Visited_20_Internet_20_Link">
wrote</text:a>
In telegrams.</text:p>
      <text:p text:style-name="P4">
Defense24 Day, which is taking place in Warsaw this year, is considered the greatest conference in Central and Eastern Europe on defense and security. This is a conducting event for the defense sector and industries related to citizens' security.</text:p>
      <text:p text:style-name="P4">
The Deputy Minister of Defense told a large European audience of the prostategy of indirect actions of the Russian Federation, which it performs not only in Ukraine but also in Ukraine of Europe.</text:p>
      <text:p text:style-name="P4">
“Our enemy is underestimated when they speak only of his information work by Winternet. Bot farms are famous, but in addition, the Russian media is rich in the Russian media, finance the cultural and artistic events of Vevropi, fund political parties, and thus have long been carrying out information expansion. We, like no other, know what it is and leads to any investigators, ”the Deputy Minister of Defense of Ukraine said.</text:p>
      <text:p text:style-name="P4">
News Source: <text:a xlink:type="simple" xlink:href="https://armyinform.com.ua/2023/05/24/sogodni-ganna-malyar-vystupyla-na-najbilshij-konferencziyi-z-bezpeky-u-yevropi/" text:style-name="Internet_20_link" text:visited-style-name="Visited_20_Internet_20_Link">
https://armyinform.com.ua/2023/05/24/sogodni-ganna-malyar-vystupyla-na-najbilshij-konferencziyi-z-bezpeky-u-yevropi/</text:a>
</text:p>
      <!--NEWS-->
      <text:h text:style-name="P10" text:outline-level="1">
<text:span text:style-name="T4">
Russian tank has reached Berlin and the Netherlands as a museum exhibit</text:span>
</text:h>
      <text:p text:style-name="P4">
Author: ['АРМІЯINFORM']</text:p>
      <text:p text:style-name="P4">
Time: 2023-05-24T92:00:00-04:00</text:p>
      <text:p text:style-name="P4">
Description: С 25 injury of 4 worms 2023 Rock in Amsterdami, the framework of the forum of єvropeisy culture de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tank_groesbeek-photoshop-768x501-1.png" text:style-name="Internet_20_link" text:visited-style-name="Visited_20_Internet_20_Link">
tank_groesbeek-photoshop-768x501-1.png</text:a>
']</text:p>
      <text:p text:style-name="P4">
Tags: ['STOPRUSSIA', 'АГРЕСІЯ РФ', 'ВТОРГНЕННЯ РФ']</text:p>
      <text:p text:style-name="P4">
Category: News</text:p>
      <!--METADATA-->
      <text:p text:style-name="P4">
<draw:frame draw:style-name="fr1" draw:name="Image32" text:anchor-type="as-char" svg:width="6.9236in" svg:height="4.516567in" draw:z-index="0">
<draw:image xlink:href="../Images/AРМІЯINFORM/2023-05-24T92-00-00-04-00/tank_groesbeek-photoshop-768x501-1.png" xlink:type="simple" xlink:show="embed" xlink:actuate="onLoad" draw:mime-type="image/png"/>
</draw:frame>
From May 25 to June 4, 2023 in Amsterdam, as part of the European Culture Forum de Balier, a broken Russian tank will be exhibited as a symbol of fragility of democracy in Europe.</text:p>
      <text:p text:style-name="P4">
About it <text:a xlink:type="simple" xlink:href="https://cultureforum.eu/programme/exposition-tank/" text:style-name="Internet_20_link" text:visited-style-name="Visited_20_Internet_20_Link">
reports</text:a>
Forum culture.</text:p>
      <ul>
        <li>
On March 31, 2022, this tank was destroyed by Ukrainian soldiers during a Kiev in Kiev in the village of Dmitrovka, near Bucha. Innocent civilians were killed in this region, as well as other places in Ukraine. These events have qualified as war crimes that are currently under investigation. A tank weighing 44 tons was used by a Russian unit from the Mongolia of the city of Ulan-Us, which is 6300 kilometers from Kiev,-the message reads.</li>
      </ul>
      <text:p text:style-name="P4">
Before that, this tank was exposed to Berlin on Neri Den-Linden and Museums in Grossbecu in the Netherlands.</text:p>
      <text:p text:style-name="P4">
News Source: <text:a xlink:type="simple" xlink:href="https://armyinform.com.ua/2023/05/24/rosijskyj-tank-doyihav-berlinu-ta-niderlandiv-yak-muzejnyj-eksponat/" text:style-name="Internet_20_link" text:visited-style-name="Visited_20_Internet_20_Link">
https://armyinform.com.ua/2023/05/24/rosijskyj-tank-doyihav-berlinu-ta-niderlandiv-yak-muzejnyj-eksponat/</text:a>
</text:p>
      <!--NEWS-->
      <text:h text:style-name="P10" text:outline-level="1">
<text:span text:style-name="T4">
The enormous path of vaccination from Russian infovids has been traveled. We learned to distinguish and feel even between the lines their insidiousness - Anna Malyar</text:span>
</text:h>
      <text:p text:style-name="P4">
Author: ['АРМІЯINFORM']</text:p>
      <text:p text:style-name="P4">
Time: 2023-05-24T93:00:00-04:00</text:p>
      <text:p text:style-name="P4">
Description: About Ts, the intercessor of the Ministra of the defense of Ukraine, Ganna Malel wrote with Telegram-channel.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3ec3c68e-7ab5-4b86-861d-4199726271bc.jpg" text:style-name="Internet_20_link" text:visited-style-name="Visited_20_Internet_20_Link">
3ec3c68e-7ab5-4b86-861d-4199726271bc.jpg</text:a>
']</text:p>
      <text:p text:style-name="P4">
Tags: ['STOPRUSSIA', 'АГРЕСІЯ РФ', 'ВІЙНА', 'ВТОРГНЕННЯ РФ', 'ГАННА МАЛЯР']</text:p>
      <text:p text:style-name="P4">
Category: News</text:p>
      <!--METADATA-->
      <text:p text:style-name="P4">
<draw:frame draw:style-name="fr1" draw:name="Image33" text:anchor-type="as-char" svg:width="6.9236in" svg:height="5.18491in" draw:z-index="0">
<draw:image xlink:href="../Images/AРМІЯINFORM/2023-05-24T93-00-00-04-00/3ec3c68e-7ab5-4b86-861d-4199726271bc.jpg" xlink:type="simple" xlink:show="embed" xlink:actuate="onLoad" draw:mime-type="image/jpeg"/>
</draw:frame>
About this Deputy Minister of Defense of Ukraine Anna Malyar <text:a xlink:type="simple" xlink:href="https://t.me/annamaliar/795" text:style-name="Internet_20_link" text:visited-style-name="Visited_20_Internet_20_Link">
wrote</text:a>
In telegrams.</text:p>
      <text:p text:style-name="P4">
“More than a year of full -scale war.</text:p>
      <text:p text:style-name="P4">
The enormous path of vaccination from Russian infovids has been traveled. We learned to cut and feel even between the lines of their insidiousness.</text:p>
      <text:p text:style-name="P4">
It seemed that this rule already subconsciously works for everyone - we believe in official sources.</text:p>
      <text:p text:style-name="P4">
We do not believe the impersonal sources of information - when there is neither a name nor a name of the Institution, nor other identifying features. When you just don't know who exactly has written.</text:p>
      <text:p text:style-name="P4">
But the larger the beacon, the more they believe.</text:p>
      <text:p text:style-name="P4">
The Russians write in telegrams that have happened to our Glavcom.</text:p>
      <text:p text:style-name="P4">
And what? Well, let them write.</text:p>
      <text:p text:style-name="P4">
We have denied it - repeatedly. He does his job. And he does not bypass fakes, as well as other commander, whose enemies write fictions.</text:p>
      <text:p text:style-name="P4">
We do not substitute doubles.</text:p>
      <text:p text:style-name="P4">
The Russians just test their IPSO. "</text:p>
      <text:p text:style-name="P4">
News Source: <text:a xlink:type="simple" xlink:href="https://armyinform.com.ua/2023/05/24/projdeno-kolosalnyj-shlyah-shheplennya-vid-rosijskyh-info-vkydiv-my-navchylys-vyriznyaty-ta-vidchuvaty-navit-mizh-ryadkiv-yih-pidstupnist-ganna-malyar/" text:style-name="Internet_20_link" text:visited-style-name="Visited_20_Internet_20_Link">
https://armyinform.com.ua/2023/05/24/projdeno-kolosalnyj-shlyah-shheplennya-vid-rosijskyh-info-vkydiv-my-navchylys-vyriznyaty-ta-vidchuvaty-navit-mizh-ryadkiv-yih-pidstupnist-ganna-malyar/</text:a>
</text:p>
      <!--NEWS-->
      <text:h text:style-name="P10" text:outline-level="1">
<text:span text:style-name="T4">
"What is the cheapest in Russia is the life of people with whom they do not count at all" - Anna Malyar</text:span>
</text:h>
      <text:p text:style-name="P4">
Author: ['Віктор Шубец']</text:p>
      <text:p text:style-name="P4">
Time: 2023-05-24T96:00:00-04:00</text:p>
      <text:p text:style-name="P4">
Description: - Tse factor, yanging, on the Rosіiska, suspension, min. Mi have been robbed by the doslijeznnya ... War with Ukraine 2022, war with Ukraine Latest news today, News War with Ukraine 2022 Last for today, will there be a war between Ukraine and Russia, and when, the war with Ukraine in 2022 will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2023-05-24_232402.jpg" text:style-name="Internet_20_link" text:visited-style-name="Visited_20_Internet_20_Link">
2023-05-24_232402.jpg</text:a>
']</text:p>
      <text:p text:style-name="P4">
Tags: ['STOPRUSSIA', 'АГРЕСІЯ РФ', 'ВІЙНА', 'ВТОРГНЕННЯ РФ', 'ГАННА МАЛЯР']</text:p>
      <text:p text:style-name="P4">
Category: News</text:p>
      <!--METADATA-->
      <text:p text:style-name="P4">
<draw:frame draw:style-name="fr1" draw:name="Image34" text:anchor-type="as-char" svg:width="6.9236in" svg:height="3.548345in" draw:z-index="0">
<draw:image xlink:href="../Images/AРМІЯINFORM/2023-05-24T96-00-00-04-00/2023-05-24_232402.jpg" xlink:type="simple" xlink:show="embed" xlink:actuate="onLoad" draw:mime-type="image/jpeg"/>
</draw:frame>
- This is a factor that influences Russian society, by the way. We made our research in order to understand how information and Russian society and Russian society. And we, our experts, reach that the only thing they are afraid of there is real to die in the territory of Ukraine, it is impossible to hide it.</text:p>
      <text:p text:style-name="P4">
Their authorities hid in every possible way that they were dying here, and even in such a number, but now it is no longer possible to hide. Indeed, the Bakhmut campaign for them is the most expensive not only in the sense of how much they have armed with the weapons of Ivian technology, and it was destroyed by our troops, but it is the most expensive - in the sense of human losses.</text:p>
      <text:p text:style-name="P4">
As much as they put people there, it is difficult to imagine that the state could not protect their people so much, - said in the Ether of the Telelorphone "<text:a xlink:type="simple" xlink:href="https://www.youtube.com/watch" text:style-name="Internet_20_link" text:visited-style-name="Visited_20_Internet_20_Link">
Unin.</text:a>
»Deputy Minister of Defense of Ukraine.</text:p>
      <text:p text:style-name="P4">
News Source: <text:a xlink:type="simple" xlink:href="https://armyinform.com.ua/2023/05/24/te-shho-v-rosiyi-najdeshevshe-cze-zhyttya-lyudej-z-yakymy-vony-vzagali-ne-rahuyutsya-ganna-malyar/" text:style-name="Internet_20_link" text:visited-style-name="Visited_20_Internet_20_Link">
https://armyinform.com.ua/2023/05/24/te-shho-v-rosiyi-najdeshevshe-cze-zhyttya-lyudej-z-yakymy-vony-vzagali-ne-rahuyutsya-ganna-malyar/</text:a>
</text:p>
      <!--NEWS-->
      <text:h text:style-name="P10" text:outline-level="1">
<text:span text:style-name="T4">
We are fighting against evil - the Legion "Freedom of Russia" and RDC</text:span>
</text:h>
      <text:p text:style-name="P4">
Author: ['АРМІЯINFORM']</text:p>
      <text:p text:style-name="P4">
Time: 2023-05-24T97:00:00-04:00</text:p>
      <text:p text:style-name="P4">
Description: PISLAL TO, Yak will be realized by all in the Bєlgorodskiy Region, representer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omandyr-rdk.jpg" text:style-name="Internet_20_link" text:visited-style-name="Visited_20_Internet_20_Link">
komandyr-rdk.jpg</text:a>
']</text:p>
      <text:p text:style-name="P4">
Tags: ['STOPRUSSIA', 'АГРЕСІЯ РФ', 'ВТОРГНЕННЯ РФ', 'ЛЕГІОН «СВОБОДА РОССИИ»']</text:p>
      <text:p text:style-name="P4">
Category: News</text:p>
      <!--METADATA-->
      <text:p text:style-name="P4">
<draw:frame draw:style-name="fr1" draw:name="Image35" text:anchor-type="as-char" svg:width="6.9236in" svg:height="4.615733in" draw:z-index="0">
<draw:image xlink:href="../Images/AРМІЯINFORM/2023-05-24T97-00-00-04-00/komandyr-rdk.jpg" xlink:type="simple" xlink:show="embed" xlink:actuate="onLoad" draw:mime-type="image/jpeg"/>
</draw:frame>
Romandir RDC</text:p>
      <text:p text:style-name="P4">
After all the goals in the Belgorod region have been realized, representatives of Russian national resistance plan to go to Khabarovsk Tapeladivostok.</text:p>
      <text:p text:style-name="P4">
About it in <text:a xlink:type="simple" xlink:href="https://armyinform.com.ua/2023/05/24/legion-svoboda-rossyy-ta-rosijskyj-dobrovolchyj-korpus-rozpovily-pro-svoyi-bojovi-diyi-na-byelgorodshhyni/" text:style-name="Internet_20_link" text:visited-style-name="Visited_20_Internet_20_Link">
exclusive</text:a>
The interview for the Armyinform was told by the commander of the Russian Volunteer Corps Denis on the pseudo White Rex, as well as the Deputy Commander of the Freedom of Russia at the pseudo "Caesar", who borrow themselves as representatives of the Russian national resistance of the Kremlin regime.</text:p>
      <ul>
        <li>
We have two main goals. We want to stop the war in Ukraine and lose, destroy the Kremlin's criminal regime. We want to liberate both yours and our country to live freely. Let us emphasize again: we do not fight the civilian population. We will not work as a Russian army in Mariupol. We are fighting against evil, the FSB of the FSB and the Army, - said representatives of the Russian National Education of the Kremlin Regime.</li>
      </ul>
      <text:p text:style-name="P4">
News Source: <text:a xlink:type="simple" xlink:href="https://armyinform.com.ua/2023/05/24/my-voyuyemo-proty-zla-legion-svoboda-rossyy-ta-rdk/" text:style-name="Internet_20_link" text:visited-style-name="Visited_20_Internet_20_Link">
https://armyinform.com.ua/2023/05/24/my-voyuyemo-proty-zla-legion-svoboda-rossyy-ta-rdk/</text:a>
</text:p>
      <!--NEWS-->
      <text:h text:style-name="P10" text:outline-level="1">
<text:span text:style-name="T4">
The heavy battles for Bakhmut do not stop to this day, despite the significant advantage of the enemy in artillery and live power - Anna Malyar</text:span>
</text:h>
      <text:p text:style-name="P4">
Author: ['Віктор Шубец']</text:p>
      <text:p text:style-name="P4">
Time: 2023-05-24T98:00:00-04:00</text:p>
      <text:p text:style-name="P4">
Description: About Tse, the intercessor of the defense of the defense of Ukraine Ganna Marlar said about the “єdin novi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bahmut-2.jpg" text:style-name="Internet_20_link" text:visited-style-name="Visited_20_Internet_20_Link">
bahmut-2.jpg</text:a>
']</text:p>
      <text:p text:style-name="P4">
Tags: ['STOPRUSSIA', 'АГРЕСІЯ РФ', 'БАХМУТ', 'ВІЙНА', 'ВТОРГНЕННЯ РФ', 'ГАННА МАЛЯР']</text:p>
      <text:p text:style-name="P4">
Category: News</text:p>
      <!--METADATA-->
      <text:p text:style-name="P4">
<draw:frame draw:style-name="fr1" draw:name="Image36" text:anchor-type="as-char" svg:width="6.9236in" svg:height="4.609964in" draw:z-index="0">
<draw:image xlink:href="../Images/AРМІЯINFORM/2023-05-24T98-00-00-04-00/bahmut-2.jpg" xlink:type="simple" xlink:show="embed" xlink:actuate="onLoad" draw:mime-type="image/jpeg"/>
</draw:frame>
This was stated in the ether '<text:a xlink:type="simple" xlink:href="https://www.youtube.com/watch" text:style-name="Internet_20_link" text:visited-style-name="Visited_20_Internet_20_Link">
Uniform</text:a>
»Deputy Minister of Defense of Ukraine Anna Malyar.</text:p>
      <ul>
        <li>
I will remind that our troops gradually tamped in some areas. Before that, we mostly defended the positions that successfully reflected the attacks of the enemy and massively destroyed his live power and combat equipment. But in the last few days, our defenders have repelled almost twenty -class kilometers of the territory in this direction. In the city itself, a huge number of troops and weapons were enemy. In addition, they have taken a landing and assault detachments there, so the situation remains complex there,-said Anna Malyar.</li>
      </ul>
      <text:p text:style-name="P4">
News Source: <text:a xlink:type="simple" xlink:href="https://armyinform.com.ua/2023/05/24/oborona-bahmuta-tryvaye-z-lita-mynulogo-roku-i-zaraz-vpershe-maye-uspih/" text:style-name="Internet_20_link" text:visited-style-name="Visited_20_Internet_20_Link">
https://armyinform.com.ua/2023/05/24/oborona-bahmuta-tryvaye-z-lita-mynulogo-roku-i-zaraz-vpershe-maye-uspih/</text:a>
</text:p>
      <!--NEWS-->
      <text:h text:style-name="P10" text:outline-level="1">
<text:span text:style-name="T4">
An exhibition of archival photographs of Kiev opened in Shevchenko Park</text:span>
</text:h>
      <text:p text:style-name="P4">
Authors: Ukrinform (Person)</text:p>
      <text:p text:style-name="P4">
Publisher: Укринформ (Organization)</text:p>
      <text:p text:style-name="P4">
Published Time: 2023-05-25T-120:24:00+03:00</text:p>
      <text:p text:style-name="P4">
Modified Time: 2023-05-25T18:24:00+03:00</text:p>
      <text:p text:style-name="P4">
Description: The opening of the photo exhibition "Kiev yesterday and today: trip in time" took place in the capital. - Ukrinform.</text:p>
      <text:p text:style-name="P4">
Images: ['<text:a xlink:type="simple" xlink:href="https://static.ukrinform.com/photos/2023_05/thumb_files/630_360_1685026388-4899.jpeg" text:style-name="Internet_20_link" text:visited-style-name="Visited_20_Internet_20_Link">
630_360_16850...</text:a>
', '<text:a xlink:type="simple" xlink:href="https://static.ukrinform.com/photos/2023_05/thumb_files/630_360_1685026389-9652.jpeg" text:style-name="Internet_20_link" text:visited-style-name="Visited_20_Internet_20_Link">
630_360_16850...</text:a>
', '<text:a xlink:type="simple" xlink:href="https://static.ukrinform.com/photos/2023_05/thumb_files/630_360_1685026388-8702.jpeg" text:style-name="Internet_20_link" text:visited-style-name="Visited_20_Internet_20_Link">
630_360_16850...</text:a>
', '<text:a xlink:type="simple" xlink:href="https://static.ukrinform.com/photos/2023_05/thumb_files/630_360_1685026388-2107.jpeg" text:style-name="Internet_20_link" text:visited-style-name="Visited_20_Internet_20_Link">
630_360_16850...</text:a>
', '<text:a xlink:type="simple" xlink:href="https://static.ukrinform.com/photos/2023_05/thumb_files/630_360_1685026388-8182.jpeg" text:style-name="Internet_20_link" text:visited-style-name="Visited_20_Internet_20_Link">
630_360_16850...</text:a>
', '<text:a xlink:type="simple" xlink:href="https://static.ukrinform.com/photos/2023_05/thumb_files/630_360_1685026388-3152.jpeg" text:style-name="Internet_20_link" text:visited-style-name="Visited_20_Internet_20_Link">
630_360_16850...</text:a>
', '<text:a xlink:type="simple" xlink:href="https://static.ukrinform.com/photos/2023_05/thumb_files/630_360_1685026388-7445.jpeg" text:style-name="Internet_20_link" text:visited-style-name="Visited_20_Internet_20_Link">
630_360_16850...</text:a>
', '<text:a xlink:type="simple" xlink:href="https://static.ukrinform.com/photos/2023_05/thumb_files/630_360_1685026389-4572.jpeg" text:style-name="Internet_20_link" text:visited-style-name="Visited_20_Internet_20_Link">
630_360_16850...</text:a>
', '<text:a xlink:type="simple" xlink:href="https://static.ukrinform.com/photos/2023_05/thumb_files/630_360_1685026389-9884.jpeg" text:style-name="Internet_20_link" text:visited-style-name="Visited_20_Internet_20_Link">
630_360_16850...</text:a>
']</text:p>
      <text:p text:style-name="P4">
Tags: ['Історія', 'Виставка', 'Фотовиставка', 'Київ']</text:p>
      <text:p text:style-name="P4">
Type: Article</text:p>
      <!--METADATA-->
      <text:p text:style-name="P4">
<draw:frame draw:style-name="fr1" draw:name="Image37" text:anchor-type="as-char" svg:width="6.9236in" svg:height="3.956343in" draw:z-index="0">
<draw:image xlink:href="../Images/yкринформ/2023-05-25T-120-24-00-03-00/630_360_1685026388-4899.jpeg" xlink:type="simple" xlink:show="embed" xlink:actuate="onLoad" draw:mime-type="image/jpeg"/>
</draw:frame>
The opening of the photo exhibition "Kiev yesterday and today: trip in time" took place.</text:p>
      <text:p text:style-name="P4">
According to Ukrinform correspondent, it is a joint project of the Central State Audiovisual and Electronic Archives and Kyivinform utility companies, dedicated to Kyiv Day.</text:p>
      <text:p text:style-name="P4">
“On this weekend we will celebrate Kiev Day. We are celebrating it for the second year in a row during a full -scale invasion. This exhibition shows how ancient our city is, how much it has a great history and why we want to take it so much, because they do not have such a story for sure ”,” said the deputy head of the KSCA, Marina Honda.</text:p>
      <text:p text:style-name="P4">
The exposition has 32 stands dedicated to sign locations and monuments of the capital. Gulfs with species of Kiev of the late 19th-early 20th centuries from the fundral state audiovisual and electronic archive funds. The people of Kiev will be able to feel the atmosphere of the Old Town, as well as to see the unique structures that were destroyed during the 20th century.The second part of each exposition stand presents photo work from the Evening Kiev collection(KP "Kyivinform")reflecting the today of Kyiv in the European capital.</text:p>
      <text:p text:style-name="P4">
<text:span text:style-name="T4">
 Read also: </text:span>
 <text:a xlink:type="simple" xlink:href="https://www.ukrinform.ua/rubric-kyiv/3709624-u-kievi-vidkrili-fotovistavku-pro-dosvid-vijni-pereselenciv-iz-mariupola.html" text:style-name="Internet_20_link" text:visited-style-name="Visited_20_Internet_20_Link">
<text:span text:style-name="T4">
 Photo Exhibition </text:span>
</text:a>
Frank Theater Theater, Sofia Square, St. Alexander Cathedral, Kiev-Pechersk Lavra-these and other monuments can be seen in exhibited photos.</text:p>
      <text:p text:style-name="P4">
"This unique project, which allows residents and guests to see it, which he was many years ago, and possibly fantasize and think about what city will be when we will no longer be with you," said the first -person of the head of the State Archival Service Tatiana. Yemelyanova.</text:p>
      <text:p text:style-name="P4">
<text:a xlink:type="simple" xlink:href="https://www.ukrinform.ua/tag-vistavka" text:style-name="Internet_20_link" text:visited-style-name="Visited_20_Internet_20_Link">
</text:a>
It will be exhibited for three weeks in Shevchenko Park.</text:p>
      <text:p text:style-name="P4">
Kiev Day is celebrated on the last Sunday of May.</text:p>
      <text:p text:style-name="P4">
News Source: <text:a xlink:type="simple" xlink:href="https://www.ukrinform.ua/rubric-kyiv/3714152-u-parku-sevcenka-vidkrilasa-vistavka-arhivnih-svitlin-kieva.html" text:style-name="Internet_20_link" text:visited-style-name="Visited_20_Internet_20_Link">
https://www.ukrinform.ua/rubric-kyiv/3714152-u-parku-sevcenka-vidkrilasa-vistavka-arhivnih-svitlin-kieva.html</text:a>
</text:p>
      <!--NEWS-->
      <text:h text:style-name="P10" text:outline-level="1">
<text:span text:style-name="T4">
In Donetsk, the enemy aimed at firing a car "White Angels"</text:span>
</text:h>
      <text:p text:style-name="P4">
Authors: Ukrinform (Person)</text:p>
      <text:p text:style-name="P4">
Publisher: Укринформ (Organization)</text:p>
      <text:p text:style-name="P4">
Published Time: 2023-05-25T-159:32:00+03:00</text:p>
      <text:p text:style-name="P4">
Modified Time: 2023-05-25T16:32:00+03:00</text:p>
      <text:p text:style-name="P4">
Description: In the Donetsk region, a car of the police unit "Belya Angol" was hit by Russian invaders, which evacuated a family with four children from the village of New York. - Ukrinform.</text:p>
      <text:p text:style-name="P4">
Images: ['<text:a xlink:type="simple" xlink:href="https://static.ukrinform.com/photos/2023_05/thumb_files/630_360_1685001251-340.png" text:style-name="Internet_20_link" text:visited-style-name="Visited_20_Internet_20_Link">
630_360_16850...</text:a>
', '<text:a xlink:type="simple" xlink:href="https://static.ukrinform.com/photos/2023_05/1685021989-473.jpg" text:style-name="Internet_20_link" text:visited-style-name="Visited_20_Internet_20_Link">
1685021989-47...</text:a>
', '<text:a xlink:type="simple" xlink:href="https://static.ukrinform.com/photos/2023_05/1685021988-271.jpg" text:style-name="Internet_20_link" text:visited-style-name="Visited_20_Internet_20_Link">
1685021988-27...</text:a>
', '<text:a xlink:type="simple" xlink:href="https://static.ukrinform.com/photos/2023_05/1685021989-904.jpg" text:style-name="Internet_20_link" text:visited-style-name="Visited_20_Internet_20_Link">
1685021989-90...</text:a>
']</text:p>
      <text:p text:style-name="P4">
Tags: ['Автомобіль', 'Донеччина', 'Евакуація', 'Обстріл', 'Війна з Росією']</text:p>
      <text:p text:style-name="P4">
Type: Article</text:p>
      <!--METADATA-->
      <text:p text:style-name="P4">
<draw:frame draw:style-name="fr1" draw:name="Image38" text:anchor-type="as-char" svg:width="6.9236in" svg:height="3.956343in" draw:z-index="0">
<draw:image xlink:href="../Images/yкринформ/2023-05-25T-159-32-00-03-00/630_360_1685001251-340.png" xlink:type="simple" xlink:show="embed" xlink:actuate="onLoad" draw:mime-type="image/png"/>
</draw:frame>
Udonetsk region, under the sight of the fire of Russian invaders, was the detachment of the police unit "White Angel", which was evacuated by four children from the village of New York.</text:p>
      <text:p text:style-name="P4">
This was reported <text:a xlink:type="simple" xlink:href="https://dn.npu.gov.ua/news/ekipazh-bilyi-ianhol-vdruhe-potrapyv-pid-vorozhyi-obstril-pid-chas-evakuatsii-na-bakhmutskomu-napriamku" text:style-name="Internet_20_link" text:visited-style-name="Visited_20_Internet_20_Link">
</text:a>
, reports Ukrinform.</text:p>
      <text:p text:style-name="P4">
As it is noted, this case has become the second in the last ten days, the Pulsian military beaten by "white angels".</text:p>
      <text:p text:style-name="P4">
The shelling occurred on Wednesday, May 24, while leaving New York. The hostile projectmare was behind <text:a xlink:type="simple" xlink:href="https://www.ukrinform.ua/tag-avtomobil" text:style-name="Internet_20_link" text:visited-style-name="Visited_20_Internet_20_Link">
</text:a>
. At that moment, there were 11 people: five law enforcement officers and family - mom, grandmother four children aged almost 2 to 14 years.</text:p>
      <text:p text:style-name="P4">
<draw:frame draw:style-name="fr1" draw:name="Image39" text:anchor-type="as-char" svg:width="6.9236in" svg:height="4.859341in" draw:z-index="0">
<draw:image xlink:href="../Images/yкринформ/2023-05-25T-159-32-00-03-00/1685021989-473.jpg" xlink:type="simple" xlink:show="embed" xlink:actuate="onLoad" draw:mime-type="image/jpeg"/>
</draw:frame>
The strength of the explosion was such that the fragments were pierced in the reservation. One of them was a 14-year-old girl, leaving a scratch, the other stuck in a bulletproof police officer.</text:p>
      <text:p text:style-name="P4">
<draw:frame draw:style-name="fr1" draw:name="Image40" text:anchor-type="as-char" svg:width="6.9236in" svg:height="5.051664in" draw:z-index="0">
<draw:image xlink:href="../Images/yкринформ/2023-05-25T-159-32-00-03-00/1685021988-271.jpg" xlink:type="simple" xlink:show="embed" xlink:actuate="onLoad" draw:mime-type="image/jpeg"/>
</draw:frame>
<text:span text:style-name="T4">
 Read also: </text:span>
 <text:a xlink:type="simple" xlink:href="https://www.ukrinform.ua/rubric-ato/3713865-na-doneccini-zagarbniki-obstrilali-kurahove-z-artilerii-ta-uraganiv.html" text:style-name="Internet_20_link" text:visited-style-name="Visited_20_Internet_20_Link">
<text:span text:style-name="T4">
 firing </text:span>
</text:a>
Without lighting the course, law enforcement officers removed people from under the enemy fire tadotiva to a safe place. First aid was given to the child.</text:p>
      <text:p text:style-name="P4">
<draw:frame draw:style-name="fr1" draw:name="Image41" text:anchor-type="as-char" svg:width="6.9236in" svg:height="4.699073in" draw:z-index="0">
<draw:image xlink:href="../Images/yкринформ/2023-05-25T-159-32-00-03-00/1685021989-904.jpg" xlink:type="simple" xlink:show="embed" xlink:actuate="onLoad" draw:mime-type="image/jpeg"/>
</draw:frame>
After transferring the family to the care of social services and volunteers, police officers underwent a medical examination. According to preliminary data, the police sustained a contusion.</text:p>
      <text:p text:style-name="P4">
As reported by Ukrinform, on May 15 in the Bakhmut district of Donetsk region a car unit "White Angel" <text:a xlink:type="simple" xlink:href="https://www.ukrinform.ua/rubric-ato/3709623-vorog-obstrilav-doneccinu-poraneni-patero-policejskih-z-pidrozdilu-bilij-angol.html" text:style-name="Internet_20_link" text:visited-style-name="Visited_20_Internet_20_Link">
</text:a>
. Five police officers were hostile to fire.</text:p>
      <text:p text:style-name="P4">
_ First photo illustrative_</text:p>
      <text:p text:style-name="P4">
News Source: <text:a xlink:type="simple" xlink:href="https://www.ukrinform.ua/rubric-regions/3714098-na-doneccini-vorog-pricilno-obstrilav-avtomobil-bilih-angoliv.html" text:style-name="Internet_20_link" text:visited-style-name="Visited_20_Internet_20_Link">
https://www.ukrinform.ua/rubric-regions/3714098-na-doneccini-vorog-pricilno-obstrilav-avtomobil-bilih-angoliv.html</text:a>
</text:p>
      <!--NEWS-->
      <text:h text:style-name="P10" text:outline-level="1">
<text:span text:style-name="T4">
AT Kupyansk Directive Russian Army Sheled Stroyivka, Kamyanka, Krasnaya Pershe, RedkoDub, Yard ...</text:span>
</text:h>
      <text:p text:style-name="P4">
Authors: liveuamap (Language: en)</text:p>
      <text:p text:style-name="P4">
Time: 2023-05-25T-16:00:00</text:p>
      <text:p text:style-name="P4">
Location: Kupiansk (Latitude:49.63684 Longtitude:37.91794)</text:p>
      <text:p text:style-name="P4">
Videos: []</text:p>
      <text:p text:style-name="P4">
Images: []</text:p>
      <text:p text:style-name="P4">
Tags: ["Russia"]</text:p>
      <text:p text:style-name="P4">
Id: 22565265</text:p>
      <!--METADATA-->
      <text:p text:style-name="P4">
At Kupiansk direction Russian army shelled Stroyivka, Kamyanka, Krasne Pershe,Ridkodub, Dvorichna, Zapadne, Tabayivka, Berestove of Kharkiv region andStelmakhivka of Luhansk region. Russian aviation conducted airstrike atKyslivka, - General Staff of Armed Forces of Ukraine says in the morningreport</text:p>
      <text:p text:style-name="P4">
News Collection Link: <text:a xlink:type="simple" xlink:href="https://liveuamap.com/en/2023/25-may-at-kupiansk-direction-russian-army-shelled-stroyivka" text:style-name="Internet_20_link" text:visited-style-name="Visited_20_Internet_20_Link">
https://liveuamap.com/en/2023/25-may-at-kupiansk-direction-russian-army-shelled-stroyivka</text:a>
</text:p>
      <text:p text:style-name="P4">
News Source: <text:a xlink:type="simple" xlink:href="https://t.me/lumsrc/4893" text:style-name="Internet_20_link" text:visited-style-name="Visited_20_Internet_20_Link">
https://t.me/lumsrc/4893</text:a>
</text:p>
      <!--NEWS-->
      <text:h text:style-name="P10" text:outline-level="1">
<text:span text:style-name="T4">
At Lyman direction Russian army shelled Nevske and Bilohorivka of Luhansk region and Torske a...</text:span>
</text:h>
      <text:p text:style-name="P4">
Authors: liveuamap (Language: en)</text:p>
      <text:p text:style-name="P4">
Time: 2023-05-25T-18:00:00</text:p>
      <text:p text:style-name="P4">
Location: Lyman (Latitude:48.91325 Longtitude:37.85889)</text:p>
      <text:p text:style-name="P4">
Videos: []</text:p>
      <text:p text:style-name="P4">
Images: []</text:p>
      <text:p text:style-name="P4">
Tags: ["Russia"]</text:p>
      <text:p text:style-name="P4">
Id: 22565264</text:p>
      <!--METADATA-->
      <text:p text:style-name="P4">
At Lyman direction Russian army shelled Nevske and Bilohorivka of Luhanskregion and Torske and Spirne of Donetsk region. Russian aviation conductedairstrike at Dibrova, - General Staff of Armed Forces of Ukraine says in themorning report</text:p>
      <text:p text:style-name="P4">
News Collection Link: <text:a xlink:type="simple" xlink:href="https://liveuamap.com/en/2023/25-may-at-lyman-direction-russian-army-shelled-nevske-and" text:style-name="Internet_20_link" text:visited-style-name="Visited_20_Internet_20_Link">
https://liveuamap.com/en/2023/25-may-at-lyman-direction-russian-army-shelled-nevske-and</text:a>
</text:p>
      <text:p text:style-name="P4">
News Source: <text:a xlink:type="simple" xlink:href="https://t.me/lumsrc/4894" text:style-name="Internet_20_link" text:visited-style-name="Visited_20_Internet_20_Link">
https://t.me/lumsrc/4894</text:a>
</text:p>
      <!--NEWS-->
      <text:h text:style-name="P10" text:outline-level="1">
<text:span text:style-name="T4">
The International Book Fair opened in Warsaw, Ukraine is an honorary guest</text:span>
</text:h>
      <text:p text:style-name="P4">
Authors: Ukrinform (Person)</text:p>
      <text:p text:style-name="P4">
Publisher: Укринформ (Organization)</text:p>
      <text:p text:style-name="P4">
Published Time: 2023-05-25T-18:56:00+03:00</text:p>
      <text:p text:style-name="P4">
Modified Time: 2023-05-25T23:56:00+03:00</text:p>
      <text:p text:style-name="P4">
Description: In Warsaw, an international book fair was opened on Thursday, where our state is an honorary guest. - Ukrinform.</text:p>
      <text:p text:style-name="P4">
Images: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Tags: ['Книги', 'Польща', 'Варшава', 'Український інститут книги', 'Ярмарок']</text:p>
      <text:p text:style-name="P4">
Type: Article</text:p>
      <!--METADATA-->
      <text:p text:style-name="P4">
<draw:frame draw:style-name="fr1" draw:name="Image42" text:anchor-type="as-char" svg:width="6.9236in" svg:height="3.956343in" draw:z-index="0">
<draw:image xlink:href="../Images/yкринформ/2023-05-25T-18-56-00-03-00/630_360_1685045988-8123.jpeg" xlink:type="simple" xlink:show="embed" xlink:actuate="onLoad" draw:mime-type="image/jpeg"/>
</draw:frame>
On Thursday, the International Book Fair opened on Thursday, at which our state is an honorary guest.</text:p>
      <text:p text:style-name="P4">
At the fair, the Ukrainian Book Stand, which presents dozens of publishers, deployed on an area of 200 square meters. meters under the slogan "Millions of bridges", reports Ukrinform.</text:p>
      <text:p text:style-name="P4">
The opening of the exhibition was attended by the Chairman of the Verkhovna Rada Ruslan Stefanchuk. He customized that the book was sacred for Ukrainians, because everyone has Kobzar. In the books, Ukrainians retain history, culture and traditions, and they also recognize the names of tyrants: who did the Holodomor, who forbade Ukrainian, pursued our nation.“Books are etched in the memory of the world and today's events that are being reported in Ukraine. The struggle of Ukraine for the freedom and solidarity of Poland will remain in our books forever. Because right now we are writing a history of the future, ”Stefanchuk said.</text:p>
      <text:p text:style-name="P4">
In the video, the first lady of Ukraine Olenazelenskaya noted that Ukraine and Poland are creating a history that books will be written about.</text:p>
      <text:p text:style-name="P4">
“What is called the historical moment is happening right now for both countries. During the months of a full -scale Russian invasion, the Poles have been warm and sheltered by millions of Ukrainians, and today it is so warm to receive nurses. And it is also very important for Ukraine, ”said the first lady of Ukraine.</text:p>
      <text:p text:style-name="P4">
<text:span text:style-name="T4">
 Read also: </text:span>
 <text:a xlink:type="simple" xlink:href="https://www.ukrinform.ua/rubric-culture/3711349-na-knizkovomu-armarku-u-varsavi-ukraina-predstavit-kolektivnij-stend-miljoni-mostiv.html" text:style-name="Internet_20_link" text:visited-style-name="Visited_20_Internet_20_Link">
<text:span text:style-name="T4">
 book </text:span>
</text:a>
She recalled that the Russian army destroyed 300 libraries in Ukraine and the intervals of dozens of publishers.</text:p>
      <text:p text:style-name="P4">
"But just as our people fight for the right to live.</text:p>
      <text:p text:style-name="P4">
Minister of Culture and Information Policy Oleksandr Tkachenko, in video, called the participants of the book fair, called international partners to buy right books of Ukrainian authors, translate and read Ukrainian and Ukraine.</text:p>
      <text:p text:style-name="P4">
He noted that the Ukrainian book has recently appeared in mass shelves of Poland. In particular, this is due to the initiatives of the First Issue of Ukraine.</text:p>
      <text:p text:style-name="P4">
In a comment to the agency, the director of the Ukrainian Institute of Book Oleksandrakoval reported that Ukraine is represented at the fair by 45 publishers, about 40 authors, and also provides half a hundred different events.</text:p>
      <text:p text:style-name="P4">
"That is, our representation is very worthy and corresponds to the status of honorary guest that Ukraine received this year," Koval emphasized this year</text:p>
      <text:p text:style-name="P4">
According to her, a lot of books will be able to buy on the Ukrainian stand. At the same time, Polish publishers will be able to evaluate the Ukrainian proposal.<text:span text:style-name="T4">
 Read also: </text:span>
 <text:a xlink:type="simple" xlink:href="https://www.ukrinform.ua/rubric-culture/3714234-dla-rozvitku-knigovidanna-i-pidtrimki-citanna-ukraini-potribno-soroku-100-miljoniv-koval-.html" text:style-name="Internet_20_link" text:visited-style-name="Visited_20_Internet_20_Link">
<text:span text:style-name="T4">
 blacksmith </text:span>
</text:a>
The blacksmith added that within the Ukrainian program, there will be twice on the fair dedicated to documenting Russian crimes in Ukraine.</text:p>
      <text:p text:style-name="P4">
This year, the Ukrainian stand represents the Ukrainian Institute of Book together with the public organizers and partners, including the International Book Fail(Poland), The Ministry of Foreign Affairs of Ukraine, the Ministry of Culture and Information Policy of Ukraine, the Ministry of Culture and National Heritage of Poland, the Embassy of Ukraine Vpolshi.</text:p>
      <text:p text:style-name="P4">
As reported by Ukrinform, the International Book Fair is held in Warsaw with 25 to 28 May.</text:p>
      <text:p text:style-name="P4">
News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Bakhmut Directio Rusian Army Shelled Vasukivka, Orikhovo-Vasylivka, Markovo, Grigorivka, ...</text:span>
</text:h>
      <text:p text:style-name="P4">
Authors: liveuamap (Language: en)</text:p>
      <text:p text:style-name="P4">
Time: 2023-05-25T-20:00:00</text:p>
      <text:p text:style-name="P4">
Location: Novhorods'ke, Donetsk Oblast (Latitude:48.33377 Longtitude:37.83657)</text:p>
      <text:p text:style-name="P4">
Videos: []</text:p>
      <text:p text:style-name="P4">
Images: []</text:p>
      <text:p text:style-name="P4">
Tags: ["Russia"]</text:p>
      <text:p text:style-name="P4">
Id: 22565263</text:p>
      <!--METADATA-->
      <text:p text:style-name="P4">
At Bakhmut Direction Russian Army Shelled Vasukivka, Orikhovo-Vasylivka, Markove, Hryhorivka, Bakhmut, Ivanivske, Stupochky, Kostyantyynyeynylivka Ivdne and New York of Donetsk Region. Russian AviationConducrated Aircrake at Bila Hora, - General Staff of Armed Forces of Ukrainesays in the Morning Report</text:p>
      <text:p text:style-name="P4">
News Collection Link:(https://liveuamap.com/en/2023/25-may-at-bakhmut-direction-russian-army-shelled-vasukivka)</text:p>
      <text:p text:style-name="P4">
News Source: <text:a xlink:type="simple" xlink:href="https://t.me/lumsrc/4895" text:style-name="Internet_20_link" text:visited-style-name="Visited_20_Internet_20_Link">
https://t.me/lumsrc/4895</text:a>
</text:p>
      <!--NEWS-->
      <text:h text:style-name="P10" text:outline-level="1">
<text:span text:style-name="T4">
On the United24 platform will sell the Ukrainian flag from the top of Everest</text:span>
</text:h>
      <text:p text:style-name="P4">
Authors: Ukrinform (Person)</text:p>
      <text:p text:style-name="P4">
Publisher: Укринформ (Organization)</text:p>
      <text:p text:style-name="P4">
Published Time: 2023-05-25T-20:47:00+03:00</text:p>
      <text:p text:style-name="P4">
Modified Time: 2023-05-25T23:47:00+03:00</text:p>
      <text:p text:style-name="P4">
Description: Ukrainian mountaineering champion Valentin Sipavin launched a state flag at the top of Everest, and the flag will be played among the donors of the United24 fundraising platform. - Ukrinform.</text:p>
      <text:p text:style-name="P4">
Images: ['<text:a xlink:type="simple" xlink:href="https://static.ukrinform.com/photos/2023_05/thumb_files/630_360_1685044521-873.jpg" text:style-name="Internet_20_link" text:visited-style-name="Visited_20_Internet_20_Link">
630_360_16850...</text:a>
']</text:p>
      <text:p text:style-name="P4">
Tags: ['Еверест', 'Альпініст', 'United24']</text:p>
      <text:p text:style-name="P4">
Type: Article</text:p>
      <!--METADATA-->
      <text:p text:style-name="P4">
<draw:frame draw:style-name="fr1" draw:name="Image43" text:anchor-type="as-char" svg:width="6.9236in" svg:height="3.956343in" draw:z-index="0">
<draw:image xlink:href="../Images/yкринформ/2023-05-25T-20-47-00-03-00/630_360_1685044521-873.jpg" xlink:type="simple" xlink:show="embed" xlink:actuate="onLoad" draw:mime-type="image/jpeg"/>
</draw:frame>
Valentin Sipavin's Ukrainian mountaineering champion has launched a state flag on top of the height, and the flag will be played among the donors of the United24 fundraising platform.</text:p>
      <text:p text:style-name="P4">
According to Ukrinform, this is stated on the UNITED24 page <text:a xlink:type="simple" xlink:href="https://t.me/U24_gov_ua/2238" text:style-name="Internet_20_link" text:visited-style-name="Visited_20_Internet_20_Link">
</text:a>
.</text:p>
      <text:p text:style-name="P4">
It is noted that for Sipavin it was the most difficult climb to Everest. But the gaping cold and the large amount of snow Ukrainian flag is still 8848,86 meters high.</text:p>
      <text:p text:style-name="P4">
<text:span text:style-name="T4">
 Read also: </text:span>
 <text:a xlink:type="simple" xlink:href="https://www.ukrinform.ua/rubric-other_news/3710985-united24-ta-etnodim-stvorili-dla-ambasadoriv-visiti-sorocki.html" text:style-name="Internet_20_link" text:visited-style-name="Visited_20_Internet_20_Link">
<text:span text:style-name="T4">
 United24 </text:span>
</text:a>
“We dedicated this ascent to all Ukrainians and donors, partners in the UNITED24. Once again, we want to show that there is nothing impossible for those who have a common purpose and power of spirit, ”the commandists quote on the platform.</text:p>
      <text:p text:style-name="P4">
As reported by Ukrinform, the United24 platform per year <text:a xlink:type="simple" xlink:href="https://www.ukrinform.ua/rubric-economy/3704830-za-rik-platforma-united24-zibrala-325-miljoniv-fedorov.html" text:style-name="Internet_20_link" text:visited-style-name="Visited_20_Internet_20_Link">
</text:a>
.</text:p>
      <text:p text:style-name="P4">
Photo: United24, Telegram</text:p>
      <text:p text:style-name="P4">
News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JSC Avdiivka Directio Rusian of the Army Shelled Novokalinova, Avdiivka, Karlovka, Pervomaisky Academy of Sciences ...</text:span>
</text:h>
      <text:p text:style-name="P4">
Authors: liveuamap (Language: en)</text:p>
      <text:p text:style-name="P4">
Time: 2023-05-25T-22:00:00</text:p>
      <text:p text:style-name="P4">
Location: Donetsk Oblast (Latitude:48.12279 Longtitude:37.76464)</text:p>
      <text:p text:style-name="P4">
Videos: []</text:p>
      <text:p text:style-name="P4">
Images: []</text:p>
      <text:p text:style-name="P4">
Tags: ["Russia"]</text:p>
      <text:p text:style-name="P4">
Id: 22565262</text:p>
      <!--METADATA-->
      <text:p text:style-name="P4">
At Avdiyivka direction Russian army shelled Novokalynove, Avdiyivka, Karlivka,Pervomayske and Netaylove of Donetsk region. Russian aviation conductedairstrikes at Novokalynove, Stepove and Avdiyivka, - General Staff of ArmedForces of Ukraine says in the morning report</text:p>
      <text:p text:style-name="P4">
News Collection Link: <text:a xlink:type="simple" xlink:href="https://liveuamap.com/en/2023/25-may-at-avdiyivka-direction-russian-army-shelled-novokalynove" text:style-name="Internet_20_link" text:visited-style-name="Visited_20_Internet_20_Link">
https://liveuamap.com/en/2023/25-may-at-avdiyivka-direction-russian-army-shelled-novokalynove</text:a>
</text:p>
      <text:p text:style-name="P4">
News Source: <text:a xlink:type="simple" xlink:href="https://t.me/lumsrc/4896" text:style-name="Internet_20_link" text:visited-style-name="Visited_20_Internet_20_Link">
https://t.me/lumsrc/4896</text:a>
</text:p>
      <!--NEWS-->
      <text:h text:style-name="P10" text:outline-level="1">
<text:span text:style-name="T4">
President awarded 320 military, 121 of them - posthumously</text:span>
</text:h>
      <text:p text:style-name="P4">
Authors: Ukrinform (Person)</text:p>
      <text:p text:style-name="P4">
Publisher: Укринформ (Organization)</text:p>
      <text:p text:style-name="P4">
Published Time: 2023-05-25T-22:34:00+03:00</text:p>
      <text:p text:style-name="P4">
Modified Time: 2023-05-25T23:34:00+03:00</text:p>
      <text:p text:style-name="P4">
Description: Volodymyr Zelensky celebrated 320 defenders of Ukraine state awards, 121 of them were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25T-22-34-00-03-00/630_360_1664353648-814.jpeg" xlink:type="simple" xlink:show="embed" xlink:actuate="onLoad" draw:mime-type="image/jpeg"/>
</draw:frame>
Volodymyr Zelensky celebrated 320 defenders of Ukraine state awards, 121 of them were posthumously.</text:p>
      <text:p text:style-name="P4">
According to Ukrinform, relevant decrees are published on the site of the Head of State.</text:p>
      <text:p text:style-name="P4">
According to the documents, awards are intended for personal courage, revealed the overall of state sovereignty and territorial integrity of Ukraine, selfless performance of military duty and loyalty to the military oath.</text:p>
      <text:p text:style-name="P4">
In particular, by decree <text:a xlink:type="simple" xlink:href="http://www.president.gov.ua/documents/3022023-46877" text:style-name="Internet_20_link" text:visited-style-name="Visited_20_Internet_20_Link">
</text:a>
The President decided to award 62 defenders, 16 of them were posthumously. The orders of Bohdan Khmelnytsky and "for courage" were appointed, as well as the medal "for military service of Ukraine".</text:p>
      <text:p text:style-name="P4">
By decree <text:a xlink:type="simple" xlink:href="http://www.president.gov.ua/documents/3032023-46873" text:style-name="Internet_20_link" text:visited-style-name="Visited_20_Internet_20_Link">
</text:a>
The head of the state was born 73 servicemen, 64 of them - posthumously. Defenders awarded Bohdan Khmelnytsky's Orders and "For Courage"</text:p>
      <text:p text:style-name="P4">
By decree <text:a xlink:type="simple" xlink:href="http://www.president.gov.ua/documents/3042023-46885" text:style-name="Internet_20_link" text:visited-style-name="Visited_20_Internet_20_Link">
</text:a>
The 69 -military ones were awarded, nine of them were posthumously.</text:p>
      <text:p text:style-name="P4">
<text:span text:style-name="T4">
 Read also: </text:span>
 <text:a xlink:type="simple" xlink:href="https://www.ukrinform.ua/rubric-ato/3708022-prezident-vidznaciv-derzavnimi-nagorodami-134-desantnikiv.html" text:style-name="Internet_20_link" text:visited-style-name="Visited_20_Internet_20_Link">
<text:span text:style-name="T4">
 awards </text:span>
</text:a>
Another 116 defenders, the President decided to award the decree <text:a xlink:type="simple" xlink:href="http://www.president.gov.ua/documents/3052023-46881" text:style-name="Internet_20_link" text:visited-style-name="Visited_20_Internet_20_Link">
</text:a>
, 32 of them are posthumous.</text:p>
      <text:p text:style-name="P4">
According to the last two documents, <text:a xlink:type="simple" xlink:href="https://www.ukrinform.ua/tag-vijskovi" text:style-name="Internet_20_link" text:visited-style-name="Visited_20_Internet_20_Link">
</text:a>
The orders of Bohdan Khmelnitsky, Danylo Halytsky and "Message", as well as medals "For Military Service of Ukraine" and "Defender of Current" were awarded.</text:p>
      <text:p text:style-name="P4">
As reported by Ukrinform, May 25 <text:a xlink:type="simple" xlink:href="http://www.ukrinform.ua/rubric-society/3714015-zelenskij-vruciv-nagorodi-pracivnikam-sluzbi-speczvazku.html" text:style-name="Internet_20_link" text:visited-style-name="Visited_20_Internet_20_Link">
</text:a>
On the occasion of the Day of the State Service of Special Communications and Information Protection of Ukraine, where I awarded the Relations.</text:p>
      <text:p text:style-name="P4">
News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At Maryinka direction Russian army shelled Krasnohorivka, Maryinka, Novomykhaylivka and Pobye...</text:span>
</text:h>
      <text:p text:style-name="P4">
Authors: liveuamap (Language: en)</text:p>
      <text:p text:style-name="P4">
Time: 2023-05-25T-24:00:00</text:p>
      <text:p text:style-name="P4">
Location: Kurahove (Latitude:47.98498 Longtitude:37.28485)</text:p>
      <text:p text:style-name="P4">
Videos: []</text:p>
      <text:p text:style-name="P4">
Images: []</text:p>
      <text:p text:style-name="P4">
Tags: ["Russia"]</text:p>
      <text:p text:style-name="P4">
Id: 22565261</text:p>
      <!--METADATA-->
      <text:p text:style-name="P4">
At Maryinka direction Russian army shelled Krasnohorivka, Maryinka,Novomykhaylivka and Pobyeda of Donetsk region. Russian aviation conductedairstrikes at Heorhiyivka and Kurakhove, - General Staff of Armed Forces ofUkraine says in the morning report</text:p>
      <text:p text:style-name="P4">
News Collection Link: <text:a xlink:type="simple" xlink:href="https://liveuamap.com/en/2023/25-may-at-maryinka-direction-russian-army-shelled-krasnohorivka" text:style-name="Internet_20_link" text:visited-style-name="Visited_20_Internet_20_Link">
https://liveuamap.com/en/2023/25-may-at-maryinka-direction-russian-army-shelled-krasnohorivka</text:a>
</text:p>
      <text:p text:style-name="P4">
News Source: <text:a xlink:type="simple" xlink:href="https://t.me/lumsrc/4897" text:style-name="Internet_20_link" text:visited-style-name="Visited_20_Internet_20_Link">
https://t.me/lumsrc/4897</text:a>
</text:p>
      <!--NEWS-->
      <text:h text:style-name="P10" text:outline-level="1">
<text:span text:style-name="T4">
Biden has determined the replacement of US General Staff Millie</text:span>
</text:h>
      <text:p text:style-name="P4">
Authors: Ukrinform (Person)</text:p>
      <text:p text:style-name="P4">
Publisher: Укринформ (Organization)</text:p>
      <text:p text:style-name="P4">
Published Time: 2023-05-25T-24:28:00+03:00</text:p>
      <text:p text:style-name="P4">
Modified Time: 2023-05-25T23:28:00+03:00</text:p>
      <text:p text:style-name="P4">
Description: The US President suggested appointed the head of the Air Force General Charles Brown with the new chairman of the United States Chiefs of Staff. - Ukrinform.</text:p>
      <text:p text:style-name="P4">
Images: ['<text:a xlink:type="simple" xlink:href="https://static.ukrinform.com/photos/2021_12/thumb_files/630_360_1638521183-498.jpg" text:style-name="Internet_20_link" text:visited-style-name="Visited_20_Internet_20_Link">
630_360_16385...</text:a>
']</text:p>
      <text:p text:style-name="P4">
Tags: ['Байден', 'США', 'Марк Міллі ']</text:p>
      <text:p text:style-name="P4">
Type: Article</text:p>
      <!--METADATA-->
      <text:p text:style-name="P4">
<draw:frame draw:style-name="fr1" draw:name="Image45" text:anchor-type="as-char" svg:width="6.9236in" svg:height="3.956343in" draw:z-index="0">
<draw:image xlink:href="../Images/yкринформ/2023-05-25T-24-28-00-03-00/630_360_1638521183-498.jpg" xlink:type="simple" xlink:show="embed" xlink:actuate="onLoad" draw:mime-type="image/jpeg"/>
</draw:frame>
The Presidential suggested appointed the head of the Air Force General Charles Brown with the new head of the United States Chiefs of Staff.</text:p>
      <text:p text:style-name="P4">
According to Ukrinform correspondent, it writes <text:a xlink:type="simple" xlink:href="https://edition.cnn.com/2023/05/24/politics/c-q-brown-joint-chiefs-of-staff-chairman-nomination-biden/index.html" text:style-name="Internet_20_link" text:visited-style-name="Visited_20_Internet_20_Link">
</text:a>
.</text:p>
      <text:p text:style-name="P4">
"President Joe Biden has announced the nomination of US Air Force Headquarters Generalachalz Brown as head of the United States Chiefs of Staff," the article reads.</text:p>
      <text:p text:style-name="P4">
<text:span text:style-name="T4">
 Read also: </text:span>
 <text:a xlink:type="simple" xlink:href="https://www.ukrinform.ua/rubric-ato/3714223-milli-vpevnenij-so-rosia-ne-vigrae-cu-vijnu.html" text:style-name="Internet_20_link" text:visited-style-name="Visited_20_Internet_20_Link">
<text:span text:style-name="T4">
 Milli </text:span>
</text:a>
It is noted that the appointment of Brown was recommended by the Minister of Defense Lloyd Austin. "If the appointment is approved, for the first time in the history of the United States, the highest head of the defense department - the Minister of Defense and the Chairman of the Unified Committee of Chiefs of Staff - will be African Americans," - says CNN.</text:p>
      <text:p text:style-name="P4">
The publication explains that the chairman of the United States Chiefs of the United States is the most highly set American officer who acts as a key adviser to the US President, Minister of Defense and National Security Council.</text:p>
      <text:p text:style-name="P4">
<text:span text:style-name="T4">
 Read also: </text:span>
 <text:a xlink:type="simple" xlink:href="https://www.ukrinform.ua/rubric-ato/3714217-litaki-f16-ne-e-akous-divoviznou-zbroeu-u-vijni-milli.html" text:style-name="Internet_20_link" text:visited-style-name="Visited_20_Internet_20_Link">
</text:a>
It has been reported that the current chairman of the United States Chiefs of Staff, General Mark Milly has been holding this position since 2019.</text:p>
      <text:p text:style-name="P4">
News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The semi -final pairs of the hockey ot</text:span>
</text:h>
      <text:p text:style-name="P4">
Authors: Ukrinform (Person)</text:p>
      <text:p text:style-name="P4">
Publisher: Укринформ (Organization)</text:p>
      <text:p text:style-name="P4">
Published Time: 2023-05-25T-26:16:51+03:00</text:p>
      <text:p text:style-name="P4">
Modified Time: 2023-05-25T23:16:51+03:00</text:p>
      <text:p text:style-name="P4">
Description: For the first time in history, Latvia came to the semi -finals of the World Cup. - Ukrinform.</text:p>
      <text:p text:style-name="P4">
Images: ['<text:a xlink:type="simple" xlink:href="https://static.ukrinform.com/photos/2023_05/thumb_files/630_360_1685045717-259.jpg" text:style-name="Internet_20_link" text:visited-style-name="Visited_20_Internet_20_Link">
630_360_16850...</text:a>
']</text:p>
      <text:p text:style-name="P4">
Tags: ['Чемпіонат світу з хокею', 'хокей']</text:p>
      <text:p text:style-name="P4">
Type: Article</text:p>
      <!--METADATA-->
      <text:p text:style-name="P4">
<draw:frame draw:style-name="fr1" draw:name="Image46" text:anchor-type="as-char" svg:width="6.9236in" svg:height="3.956343in" draw:z-index="0">
<draw:image xlink:href="../Images/yкринформ/2023-05-25T-26-16-51-03-00/630_360_1685045717-259.jpg" xlink:type="simple" xlink:show="embed" xlink:actuate="onLoad" draw:mime-type="image/jpeg"/>
</draw:frame>
Latviav first in history came to the semi -final of the World Cup with hockey.</text:p>
      <text:p text:style-name="P4">
At the hockey World Cup, quarterfinal matches were played, the US national teams, Germany, Canada and Latvia were semi -final, Ukrinform reports.</text:p>
      <text:p text:style-name="P4">
The first semi -finalist of the world championship was the US national team. Americans in 1/4binals won the Czech Republic - 3: 0. Also in the next round of the playoffs of Passlanimyechi, which beat Switzerland-3: 1.</text:p>
      <text:p text:style-name="P4">
The current World Champion - the Finland national team - could not protect the title, giving way to Canada - 1: 4. Latvia created a great sensation, beating the team - 3: 1.</text:p>
      <text:p text:style-name="P4">
<text:span text:style-name="T4">
 Read also: </text:span>
 <text:a xlink:type="simple" xlink:href="https://www.ukrinform.ua/rubric-sports/3714165-ssa-ta-nimeccina-stali-persimi-pivfinalistami-cs2023-z-hokeu.html" text:style-name="Internet_20_link" text:visited-style-name="Visited_20_Internet_20_Link">
<text:span text:style-name="T4">
 hockey </text:span>
</text:a>
The US - Germany and Canada - Latvia will play in the 1/2 finals. The semi-final oxygen championships are scheduled for May 27, the finals and match for 3rd place-28th.</text:p>
      <text:p text:style-name="P4">
Photo: Getty Images</text:p>
      <text:p text:style-name="P4">
News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In Avdiivka under the destroyed houses there are two bodies that cannot be obtained</text:span>
</text:h>
      <text:p text:style-name="P4">
Authors: Ukrinform (Person)</text:p>
      <text:p text:style-name="P4">
Publisher: Укринформ (Organization)</text:p>
      <text:p text:style-name="P4">
Published Time: 2023-05-25T-28:16:00+03:00</text:p>
      <text:p text:style-name="P4">
Modified Time: 2023-05-25T23:16:00+03:00</text:p>
      <text:p text:style-name="P4">
Description: In Avdiivka, under the wreckage of Russian multi -storey buildings, the bodies of two civilians, which now cannot be obtained due to the lack of special equipment in the city, are left by Russian rockets. - Ukrinform.</text:p>
      <text:p text:style-name="P4">
Images: ['<text:a xlink:type="simple" xlink:href="https://static.ukrinform.com/photos/2023_05/thumb_files/630_360_1685044127-787.jpg" text:style-name="Internet_20_link" text:visited-style-name="Visited_20_Internet_20_Link">
630_360_16850...</text:a>
']</text:p>
      <text:p text:style-name="P4">
Tags: ['Донеччина', 'Авдіївка', 'Війна з Росією']</text:p>
      <text:p text:style-name="P4">
Type: Article</text:p>
      <!--METADATA-->
      <text:p text:style-name="P4">
<draw:frame draw:style-name="fr1" draw:name="Image47" text:anchor-type="as-char" svg:width="6.9236in" svg:height="3.956343in" draw:z-index="0">
<draw:image xlink:href="../Images/yкринформ/2023-05-25T-28-16-00-03-00/630_360_1685044127-787.jpg" xlink:type="simple" xlink:show="embed" xlink:actuate="onLoad" draw:mime-type="image/jpeg"/>
</draw:frame>
Under the wreckage of the Russian rockets of multi -storey buildings, Vavdiivtsi remain the bodies of two civilians, which now cannot be obtained because of the projection in the city of special equipment.</text:p>
      <text:p text:style-name="P4">
About it in <text:a xlink:type="simple" xlink:href="https://t.me/StepanychUA/141" text:style-name="Internet_20_link" text:visited-style-name="Visited_20_Internet_20_Link">
</text:a>
In his video, the reporter of the Avdiiv City Military Administration Vitaliy Barabash, reports Ukrinform.</text:p>
      <text:p text:style-name="P4">
“May 25, Avdiivka. I am on the ruins of two houses - a five -storey -storey -storey one that has been struck. Unfortunately, two civilians are under the same, people were unambiguously driven. It is a man in 1930 and a woman born in 1958, a teacher of one of our places, ”the city manager said.</text:p>
      <text:p text:style-name="P4">
<text:span text:style-name="T4">
 Read also: </text:span>
 <text:a xlink:type="simple" xlink:href="https://www.ukrinform.ua/rubric-ato/3713895-sbu-zatrimala-rosijskogo-agenta-akij-gotuvav-pidriv-zaliznicnoi-kolii-pid-avdiivkou.html" text:style-name="Internet_20_link" text:visited-style-name="Visited_20_Internet_20_Link">
<text:span text:style-name="T4">
 Avdiivk </text:span>
</text:a>
According to him, the destruction of shelling of houses in Avdiivka is taking place, and more than 20 multi -storey buildings in the city have been destroyed.</text:p>
      <text:p text:style-name="P4">
“Unfortunately, this does not greatly encourage the locals to evacuate. I would like to take a second time to evacuate. For, even if a person survives under such assaults, we are unlikely to be able to get them, because there is no special equipment in the city to disassemble these blockages, ”Barabash emphasized.</text:p>
      <text:p text:style-name="P4">
He added that it is impossible to risk the lives of SES fighters, who will simply be missing in Avdiivka, because 20-25 kilometers of the road to the city are constantly subtracted.</text:p>
      <text:p text:style-name="P4">
<text:span text:style-name="T4">
 Read also: </text:span>
 <text:a xlink:type="simple" xlink:href="https://www.ukrinform.ua/rubric-ato/3713865-na-doneccini-zagarbniki-obstrilali-kurahove-z-artilerii-ta-uraganiv.html" text:style-name="Internet_20_link" text:visited-style-name="Visited_20_Internet_20_Link">
</text:a>
“Indeed, in these circumstances, they do not have the opportunity to do these work. Therefore, it is necessary to not wait and not wait ... Indeed, even if people survive after such hawks, they are most likely to be buried alive, as if it were unfortunate that it is uninvited, ”Barabash stressed.</text:p>
      <text:p text:style-name="P4">
As it was reported, the city of Avdiivka is constantly under the fire of Russian, every day the enemy kills and injures civilians, destroys infrastructure objects.</text:p>
      <text:p text:style-name="P4">
Photo: Vitaliy Barabash, Telegrams</text:p>
      <text:p text:style-name="P4">
News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South Korea decided to dramatically increase production of K2 tanks</text:span>
</text:h>
      <text:p text:style-name="P4">
Authors: Ukrinform (Person)</text:p>
      <text:p text:style-name="P4">
Publisher: Укринформ (Organization)</text:p>
      <text:p text:style-name="P4">
Published Time: 2023-05-25T-31:58:00+03:00</text:p>
      <text:p text:style-name="P4">
Modified Time: 2023-05-25T22:58:00+03:00</text:p>
      <text:p text:style-name="P4">
Description: The South Korean Defense Project Management Committee has approved the production plan for additional K2 combat tanks worth $ 1.46 billion, which is planned to be implemented over the next five years. - Ukrinform.</text:p>
      <text:p text:style-name="P4">
Images: ['<text:a xlink:type="simple" xlink:href="https://static.ukrinform.com/photos/2023_05/thumb_files/630_360_1685008097-862.jpg" text:style-name="Internet_20_link" text:visited-style-name="Visited_20_Internet_20_Link">
630_360_16850...</text:a>
']</text:p>
      <text:p text:style-name="P4">
Tags: ['Корея', 'Танк', 'Зброя']</text:p>
      <text:p text:style-name="P4">
Type: Article</text:p>
      <!--METADATA-->
      <text:p text:style-name="P4">
<draw:frame draw:style-name="fr1" draw:name="Image48" text:anchor-type="as-char" svg:width="6.9236in" svg:height="3.956343in" draw:z-index="0">
<draw:image xlink:href="../Images/yкринформ/2023-05-25T-31-58-00-03-00/630_360_1685008097-862.jpg" xlink:type="simple" xlink:show="embed" xlink:actuate="onLoad" draw:mime-type="image/jpeg"/>
</draw:frame>
The South Korean defense committee has approved the production plan for the K2 major combat tanks worth $ 1.46 billion, which is planned to be implemented over the next five years.</text:p>
      <text:p text:style-name="P4">
According to Ukrinform, with reference to the South Korean State Agency for Defense Procurement(Dapa)informs <text:a xlink:type="simple" xlink:href="https://en.yna.co.kr/view/AEN20230525009200325" text:style-name="Internet_20_link" text:visited-style-name="Visited_20_Internet_20_Link">
</text:a>
.</text:p>
      <text:p text:style-name="P4">
“We expect to be acquired as part of this project additional <text:a xlink:type="simple" xlink:href="https://www.ukrinform.ua/tag-tank" text:style-name="Internet_20_link" text:visited-style-name="Visited_20_Internet_20_Link">
</text:a>
K2 will make a significant contribution to the increase of the Land Forces to wage an offensive maneuver war, ”the UDAPA said, without specifying the number of tanks that are planned to be released.</text:p>
      <text:p text:style-name="P4">
K2 tanks have been in service with the Korea Armed Forces since 2014.</text:p>
      <text:p text:style-name="P4">
<text:span text:style-name="T4">
 Read also: </text:span>
 <text:a xlink:type="simple" xlink:href="https://www.ukrinform.ua/rubric-world/3713734-cehia-kupue-246-gusenicnih-bojovih-masin-pihoti-cv90.html" text:style-name="Internet_20_link" text:visited-style-name="Visited_20_Internet_20_Link">
</text:a>
In addition, the Committee approved a plan of more than $ 2.2 billion to purchase early aircraft of early warning and control to strengthen the capabilities of air surveillance. This project will last until 2031, the number of aircraft is not disclosed.</text:p>
      <text:p text:style-name="P4">
Currently, the Korea Air Force is operating four early warning aircraft.</text:p>
      <text:p text:style-name="P4">
As it was reported, last year <text:a xlink:type="simple" xlink:href="https://www.ukrinform.ua/rubric-world/3537785-polsa-pridbae-u-pivdennoi-korei-blizko-tisaci-tankiv-ta-ponad-600-gaubic.html" text:style-name="Internet_20_link" text:visited-style-name="Visited_20_Internet_20_Link">
</text:a>
The purchase of about a thousand K2 tanks, more than 600-moneral artillery installations K9 and about 300 K239 SAUs, as well as 48-fashioned FA-50.</text:p>
      <text:p text:style-name="P4">
<text:span text:style-name="T4">
 Read also: </text:span>
 <text:a xlink:type="simple" xlink:href="https://www.ukrinform.ua/rubric-ato/3713625-svejcaria-prodast-nimeccini-25-tankiv-leopard-2-ukraina-zmoze-otrimati-bilse-zbroi.html" text:style-name="Internet_20_link" text:visited-style-name="Visited_20_Internet_20_Link">
<text:span text:style-name="T4">
 tank </text:span>
</text:a>
The first party of South Korean weapons - 10 K2 and 24 CAU K9 Warsaw -winged from Seoul in early December last year. The next party of five tank and 12 CAU came to Poland in March.</text:p>
      <text:p text:style-name="P4">
<text:span text:style-name="T5">
Foto: defense-blog.com</text:span>
</text:p>
      <text:p text:style-name="P4">
News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Crawford and Spence have agreed to fight for the title of absolute world champion</text:span>
</text:h>
      <text:p text:style-name="P4">
Authors: Ukrinform (Person)</text:p>
      <text:p text:style-name="P4">
Publisher: Укринформ (Organization)</text:p>
      <text:p text:style-name="P4">
Published Time: 2023-05-25T-33:50:09+03:00</text:p>
      <text:p text:style-name="P4">
Modified Time: 2023-05-25T22:50:09+03:00</text:p>
      <text:p text:style-name="P4">
Description: The match will take place in Las Vegas on July 29. - Ukrinform.</text:p>
      <text:p text:style-name="P4">
Images: ['<text:a xlink:type="simple" xlink:href="https://static.ukrinform.com/photos/2023_05/thumb_files/630_360_1685043998-994.jpg" text:style-name="Internet_20_link" text:visited-style-name="Visited_20_Internet_20_Link">
630_360_16850...</text:a>
']</text:p>
      <text:p text:style-name="P4">
Tags: ['Бокс']</text:p>
      <text:p text:style-name="P4">
Type: Article</text:p>
      <!--METADATA-->
      <text:p text:style-name="P4">
<draw:frame draw:style-name="fr1" draw:name="Image49" text:anchor-type="as-char" svg:width="6.9236in" svg:height="3.956343in" draw:z-index="0">
<draw:image xlink:href="../Images/yкринформ/2023-05-25T-33-50-09-03-00/630_360_1685043998-994.jpg" xlink:type="simple" xlink:show="embed" xlink:actuate="onLoad" draw:mime-type="image/jpeg"/>
</draw:frame>
The match will be in Las Vegas on July 29.</text:p>
      <text:p text:style-name="P4">
WBA, WBC and IBF champion Half -Middle Weights Errol Spence(28-0, 22)Tu Volodar titel WBO Terents Crawford(39-0, 30 Who)Augged the proposal, <text:a xlink:type="simple" xlink:href="https://twitter.com/terencecrawford/status/1661781198316929024" text:style-name="Internet_20_link" text:visited-style-name="Visited_20_Internet_20_Link">
</text:a>
Crawford on his Twitter page, Ukrinform reports.</text:p>
      <text:p text:style-name="P4">
The fight for the title of absolute half -weight champion will take place on July 29.Thezaz is one of the most anticipated matches in the last few years in boxing, depending on the weight category. The boxing evening will take place at T-Mobile Arena Ulas Vegasi.</text:p>
      <text:p text:style-name="P4">
Earlier, Spence - Crawford was planned to be held in November 2022. Later, they agreed on June 17.</text:p>
      <text:p text:style-name="P4">
The last battle spent the last battle in April 2022, defeating Jorddenis Ugas with a combustion duel for WBC, WBA and IBF titles.</text:p>
      <text:p text:style-name="P4">
Crawford is the owner of the WBO title in the middle weight. Last year, in December, Teens won a early victory in battle with David Avanetsyan and defended the championship.</text:p>
      <text:p text:style-name="P4">
<text:span text:style-name="T4">
 Read also: </text:span>
 <text:a xlink:type="simple" xlink:href="https://www.ukrinform.ua/rubric-sports/3693359-usik-ocolue-rejting-zurnalu-the-ring-nezalezno-vid-vagovoi-kategorii.html" text:style-name="Internet_20_link" text:visited-style-name="Visited_20_Internet_20_Link">
</text:a>
As reported by Ukrinform, Crawford and Spence are in the world's best -books, regardless of the weight category by The Ring, the third position is a third position, Errol - the fourth, heads Alexander Usyk.</text:p>
      <text:p text:style-name="P4">
Photo: Getty Image</text:p>
      <text:p text:style-name="P4">
News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Ukraine should adhere to China's Protective Policy - Klimkin</text:span>
</text:h>
      <text:p text:style-name="P4">
Authors: Ukrinform (Person)</text:p>
      <text:p text:style-name="P4">
Publisher: Укринформ (Organization)</text:p>
      <text:p text:style-name="P4">
Published Time: 2023-05-25T-35:48:00+03:00</text:p>
      <text:p text:style-name="P4">
Modified Time: 2023-05-25T22:48:00+03:00</text:p>
      <text:p text:style-name="P4">
Description: Ukraine, as a future EU and NATO member, must adhere to their strategies, including China - but at the same time have the ability to maneuvers in the economic and cultural spheres. - Ukrinform.</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Війна з Росією']</text:p>
      <text:p text:style-name="P4">
Type: Article</text:p>
      <!--METADATA-->
      <text:p text:style-name="P4">
<draw:frame draw:style-name="fr1" draw:name="Image50" text:anchor-type="as-char" svg:width="6.9236in" svg:height="3.956343in" draw:z-index="0">
<draw:image xlink:href="../Images/yкринформ/2023-05-25T-35-48-00-03-00/630_360_1564418290-224.jpg" xlink:type="simple" xlink:show="embed" xlink:actuate="onLoad" draw:mime-type="image/jpeg"/>
</draw:frame>
Ukraine, as a future EU and NATO member, must adhere to their strategies, including China - but at the same time have the ability to maneuvers in the economic and cultural spheres.</text:p>
      <text:p text:style-name="P4">
The experts of foreign affairs said this during the panel "Never again: how to win the war without losing peace."</text:p>
      <text:p text:style-name="P4">
“We are moving to the West and we are about to become part of the EU and NATO. This means that you need to adhere to China's protective policy. Now China is concerned and tries to understand how it can play its role in European security architecture. Of course, we have a place to maneuver cultural or economic relations. But when it comes to safety, we, like the European Union, must adhere to the risk minimization strategy, ” - said.</text:p>
      <text:p text:style-name="P4">
He stressed that solidarity Europe is the basis for Ukrainian power and security. However, security models in Europe are outdated, so it is worth turning this page to exist, something new. At the same time, according to Klimkin, there are countries in the EU, which has a moment of reinsurance or double mentality that relates to defeat, and they are not ready to fight. In particular, it is a strategic culture of Germany.</text:p>
      <text:p text:style-name="P4">
“Now the Germans have not been able to prepare the final security strategy for several months. And it is only two aspects: the first is China, the second is Russia. If you can't determine the approach of these countries at this level, how can you get into a real struggle? ”The excendant added.</text:p>
      <text:p text:style-name="P4">
<text:span text:style-name="T4">
 Read also: </text:span>
 <text:a xlink:type="simple" xlink:href="https://www.ukrinform.ua/rubric-polytics/3701380-klimkin-rozmova-zelenskogo-z-si-ce-horosa-istoria-dla-ukraini-ale-e-i-riziki.html" text:style-name="Internet_20_link" text:visited-style-name="Visited_20_Internet_20_Link">
<text:span text:style-name="T4">
 Klimkin </text:span>
</text:a>
From the words <text:a xlink:type="simple" xlink:href="https://www.ukrinform.ua/tag-klimkin" text:style-name="Internet_20_link" text:visited-style-name="Visited_20_Internet_20_Link">
</text:a>
The western approach to the response can be reduced to two simple moments: restraint and disconnection. ? " It will not. At the same time, 180 degrees from Russia to the EU is not yet ready.</text:p>
      <text:p text:style-name="P4">
News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The Russians fired at seven communities of Sumy region border</text:span>
</text:h>
      <text:p text:style-name="P4">
Authors: Ukrinform (Person)</text:p>
      <text:p text:style-name="P4">
Publisher: Укринформ (Organization)</text:p>
      <text:p text:style-name="P4">
Published Time: 2023-05-25T-37:39:00+03:00</text:p>
      <text:p text:style-name="P4">
Modified Time: 2023-05-25T22:39:00+03:00</text:p>
      <text:p text:style-name="P4">
Description: The Russian army on Thursday, May 25, attacked the artillery and mortars of seven border communities of Sumy region, making a total of 14 shelling. - Ukrinform.</text:p>
      <text:p text:style-name="P4">
Images: ['<text:a xlink:type="simple" xlink:href="https://static.ukrinform.com/photos/2023_05/thumb_files/630_360_1685043521-905.jpg" text:style-name="Internet_20_link" text:visited-style-name="Visited_20_Internet_20_Link">
630_360_16850...</text:a>
']</text:p>
      <text:p text:style-name="P4">
Tags: ['Обстріл', 'Сумщина', 'Війна з Росією']</text:p>
      <text:p text:style-name="P4">
Type: Article</text:p>
      <!--METADATA-->
      <text:p text:style-name="P4">
<draw:frame draw:style-name="fr1" draw:name="Image51" text:anchor-type="as-char" svg:width="6.9236in" svg:height="3.956343in" draw:z-index="0">
<draw:image xlink:href="../Images/yкринформ/2023-05-25T-37-39-00-03-00/630_360_1685043521-905.jpg" xlink:type="simple" xlink:show="embed" xlink:actuate="onLoad" draw:mime-type="image/jpeg"/>
</draw:frame>
The Russian army on Thursday, May 25, attacked the artillery and mortars of seven border communities of Sumy region, making a total of 14 shelling.</text:p>
      <text:p text:style-name="P4">
According to Ukrinform, the Sumy Regional Military Administration reported in <text:a xlink:type="simple" xlink:href="https://t.me/Sumy_news_ODA/16457" text:style-name="Internet_20_link" text:visited-style-name="Visited_20_Internet_20_Link">
</text:a>
.</text:p>
      <text:p text:style-name="P4">
In total, 57 explosions were recorded in the border areas of the region a day.</text:p>
      <text:p text:style-name="P4">
<text:span text:style-name="T4">
 Read also: </text:span>
 <text:a xlink:type="simple" xlink:href="https://www.ukrinform.ua/rubric-ato/3714236-rosiani-obstrilali-z-vazkoi-artilerii-nikopol-poskodzeni-budinki-lep-i-gazoprovodi.html" text:style-name="Internet_20_link" text:visited-style-name="Visited_20_Internet_20_Link">
<text:span text:style-name="T4">
 firing </text:span>
</text:a>
According to Ova, the Hotin community was fired at mortars, as a result, four explosions were heard. The hostile fire damaged the transmission line.</text:p>
      <text:p text:style-name="P4">
The young community has shot from the self -propelled installations of the Russians - the fifth explosions took place.</text:p>
      <text:p text:style-name="P4">
In the Novoslobid community, Russian troops twice beat mortars, causing seven explosions. Mortar strokes of the enemy were also suffered by the Vyslykopar community - seven shelling and 33 explosions took place per day.</text:p>
      <text:p text:style-name="P4">
<text:span text:style-name="T4">
 Read also: </text:span>
 <text:a xlink:type="simple" xlink:href="https://www.ukrinform.ua/rubric-ato/3714173-nakazuvav-obstriluvati-ukrainu-kalibrami-sbu-ogolosila-pidozru-rosijskomu-viceadmiralu.html" text:style-name="Internet_20_link" text:visited-style-name="Visited_20_Internet_20_Link">
<text:span text:style-name="T4">
 firing </text:span>
</text:a>
According to the Essman and Schaligin community, the Russians were also beaten from mortars, as a result, two and four explosions occurred, respectively.</text:p>
      <text:p text:style-name="P4">
Putivl community attacked the invaders from artillery, thereby causing generous explosions.</text:p>
      <text:p text:style-name="P4">
As reported by Ukrinform, on the night of May 25, the Russian military struck the ramparts in the Novoslobid community of Sumy region.</text:p>
      <text:p text:style-name="P4">
News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In Poltava region opened a restored sports and rehabilitation complex</text:span>
</text:h>
      <text:p text:style-name="P4">
Authors: Ukrinform (Person)</text:p>
      <text:p text:style-name="P4">
Publisher: Укринформ (Organization)</text:p>
      <text:p text:style-name="P4">
Published Time: 2023-05-25T-39:32:00+03:00</text:p>
      <text:p text:style-name="P4">
Modified Time: 2023-05-25T22:32:00+03:00</text:p>
      <text:p text:style-name="P4">
Description: In the city of Reshetilovka, the Poltava region opened a restored sports and rehabilitation complex "Kolos" for people with disabilities. - Ukrinform.</text:p>
      <text:p text:style-name="P4">
Images: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Tags: ['Полтавщина', 'Кубраков', 'Відбудова']</text:p>
      <text:p text:style-name="P4">
Type: Article</text:p>
      <!--METADATA-->
      <text:p text:style-name="P4">
<draw:frame draw:style-name="fr1" draw:name="Image52" text:anchor-type="as-char" svg:width="6.9236in" svg:height="3.956343in" draw:z-index="0">
<draw:image xlink:href="../Images/yкринформ/2023-05-25T-39-32-00-03-00/630_360_1685042890-910.jpg" xlink:type="simple" xlink:show="embed" xlink:actuate="onLoad" draw:mime-type="image/jpeg"/>
</draw:frame>
The restored sports and rehabilitation complex "Kolos" for people with disabilities was opened in Misreshirestylivka of Poltava region.</text:p>
      <text:p text:style-name="P4">
As Ukrinform reports, this is said <text:a xlink:type="simple" xlink:href="https://mtu.gov.ua/news/34347.html" text:style-name="Internet_20_link" text:visited-style-name="Visited_20_Internet_20_Link">
</text:a>
.</text:p>
      <text:p text:style-name="P4">
“The opening of a complex that takes into account all the requirements of inclusiveness will allow hundreds of Ukrainians to obtain the necessary rehabilitation services and to realize themselves with a unportable plane. I thank the partners from the EIB, the UN, the local authorities for their effective work on the implementation of this project, ”said Viceremier-Minister of Development-Minister of Community Development, Territories and Infrastructure Olekskubrakov.</text:p>
      <text:p text:style-name="P4">
<draw:frame draw:style-name="fr1" draw:name="Image53" text:anchor-type="as-char" svg:width="6.9236in" svg:height="4.615733in" draw:z-index="0">
<draw:image xlink:href="../Images/yкринформ/2023-05-25T-39-32-00-03-00/1685042949-335.jpg" xlink:type="simple" xlink:show="embed" xlink:actuate="onLoad" draw:mime-type="image/jpeg"/>
</draw:frame>
The complex will be able to provide rehabilitation services for more than 300 children and young people under vision, hearing, physical and mental development, musculoskeletal equipment. It is also envisaged that the complex will take place at the complex, which will be able to enter the Paralympic and Deflympic national teams of Ukraine.</text:p>
      <text:p text:style-name="P4">
<text:span text:style-name="T4">
 Read also: </text:span>
 <text:a xlink:type="simple" xlink:href="https://www.ukrinform.ua/rubric-vidbudova/3713863-v-ukraini-vze-vidnovili-130-stucnih-sporud-ta-tretinu-zaliznicnih-mostiv-kubrakov.html" text:style-name="Internet_20_link" text:visited-style-name="Visited_20_Internet_20_Link">
<text:span text:style-name="T4">
 Kubrakov </text:span>
</text:a>
The building was repaired under the Financial Agreement "Extraordinary Credit Program for Recovery of Ukraine" between Ukraine and European Investment Bank(EIB).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The program is implemented by the Ministry of Community Development, Territories of Tainfrastructure of Ukraine and the Ministry of Finance of Ukraine together with the local government bodies for technical support of the UN development program.</text:p>
      <text:p text:style-name="P4">
Photo: Ministry of Defense</text:p>
      <text:p text:style-name="P4">
News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The reconstruction program should provide for the continuation of key reforms - Klitschko</text:span>
</text:h>
      <text:p text:style-name="P4">
Authors: Ukrinform (Person)</text:p>
      <text:p text:style-name="P4">
Publisher: Укринформ (Organization)</text:p>
      <text:p text:style-name="P4">
Published Time: 2023-05-25T-41:29:00+03:00</text:p>
      <text:p text:style-name="P4">
Modified Time: 2023-05-25T22:29:00+03:00</text:p>
      <text:p text:style-name="P4">
Description: The program of post -war restoration of Ukraine should foresee, first and foremost, a “road card” of decisive reforms designed to introduce European standards in our country. - Ukrinform.</text:p>
      <text:p text:style-name="P4">
Images: ['<text:a xlink:type="simple" xlink:href="https://static.ukrinform.com/photos/2022_12/thumb_files/630_360_1669972185-472.jpg" text:style-name="Internet_20_link" text:visited-style-name="Visited_20_Internet_20_Link">
630_360_16699...</text:a>
']</text:p>
      <text:p text:style-name="P4">
Tags: ['Євросоюз', 'Реформа', 'Віталій Кличко', 'Війна з Росією', 'Відбудова']</text:p>
      <text:p text:style-name="P4">
Type: Article</text:p>
      <!--METADATA-->
      <text:p text:style-name="P4">
<draw:frame draw:style-name="fr1" draw:name="Image54" text:anchor-type="as-char" svg:width="6.9236in" svg:height="3.956343in" draw:z-index="0">
<draw:image xlink:href="../Images/yкринформ/2023-05-25T-41-29-00-03-00/630_360_1669972185-472.jpg" xlink:type="simple" xlink:show="embed" xlink:actuate="onLoad" draw:mime-type="image/jpeg"/>
</draw:frame>
Ukraine's program -war restoration should include, first and foremost, a “road card” of decisive reforms designed to introduce European standards in our country.</text:p>
      <text:p text:style-name="P4">
This was stated by the mayor of Kyiv Vitaliy Klitschko during the video address to the participants of the plenary session of the European Committee of the Regions, correspondent.</text:p>
      <text:p text:style-name="P4">
“You can often hear about a“ road card ”,“ reconstruction plan ”or“ Marshall Plan ”for Ukraine. Many people think about the restoration of houses, bridges and the road. But it's not. The main priority today is to restore the country. Tseosis that the "roadmap" is needed - how to introduce new rules, for Ukraine, to carry out reforms, to turn Ukraine into a state with European standards, ”the mayor of the capital said.</text:p>
      <text:p text:style-name="P4">
According to him, it is important today to take care of our day after tomorrow: “We have been having a limited time, and we have to succeed, we must remain strong ... Tomorrow when the war is over, we have to implement all these plans. The success of Ukraine is the best answer for our partners. The success of Ukraine is also the best answer for our enemies, for Russia, which understands only language. ”</text:p>
      <text:p text:style-name="P4">
<text:span text:style-name="T4">
 Read also: </text:span>
 <text:a xlink:type="simple" xlink:href="https://www.ukrinform.ua/rubric-kyiv/3711435-klicko-zaprosiv-amerikanskih-biznesmeniv-do-vidbudovi-kieva.html" text:style-name="Internet_20_link" text:visited-style-name="Visited_20_Internet_20_Link">
<text:span text:style-name="T4">
 Klitschko </text:span>
</text:a>
Among the key transformations needed by Ukraine, the mayor of Kiev called judicial reforms, police reform, as well as the continuation of reform government and decentralization.</text:p>
      <text:p text:style-name="P4">
Klitschko recalled that decentralization reform has been one of the most successful reforms in Ukraine over the past years, and it is the basis for the stability of the country and democracy. These achievements should not be lost even in the war, when certain politicians try to build vertical power of the surrounding power, while the main principle <text:a xlink:type="simple" xlink:href="https://www.ukrinform.ua/tag-demokratia" text:style-name="Internet_20_link" text:visited-style-name="Visited_20_Internet_20_Link">
</text:a>
There is a construction of state power in the opposite direction - from below.</text:p>
      <text:p text:style-name="P4">
The capital chairman appealed to the European Committee of Regions to support such reforms, in cooperation with key partners, since it will be much more difficult to build renewed Ukraine without their help.</text:p>
      <text:p text:style-name="P4">
<text:span text:style-name="T4">
 Read also: </text:span>
 <text:a xlink:type="simple" xlink:href="https://www.ukrinform.ua/rubric-polytics/3701911-na-samiti-mist-pivnicnoi-ta-pivdennoi-ameriki-obgovoruut-pidtrimku-ukraini-klicko.html" text:style-name="Internet_20_link" text:visited-style-name="Visited_20_Internet_20_Link">
<text:span text:style-name="T4">
 Klitschko </text:span>
</text:a>
</text:p>
      <text:p text:style-name="P4">
Recall that the European Committee of Regions is an advisory body that is a playing role in the development of key policy of key European institutions on all issues of regional development. The committee consists of 317 members of the representatives of regional and local authorities, which are completely non -consistent with the EU executive structures in decision -making.</text:p>
      <text:p text:style-name="P4">
News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The US has imposed sanctions against Wagner's head in Mali</text:span>
</text:h>
      <text:p text:style-name="P4">
Authors: Ukrinform (Person)</text:p>
      <text:p text:style-name="P4">
Publisher: Укринформ (Organization)</text:p>
      <text:p text:style-name="P4">
Published Time: 2023-05-25T-43:22:06+03:00</text:p>
      <text:p text:style-name="P4">
Modified Time: 2023-05-25T22:22:06+03:00</text:p>
      <text:p text:style-name="P4">
Description: The US Ministry of Finance has announced the imposition of sanctions against the head of the Wagner PEC in Mali, after it became known about the unsuccessful attempts to transport this group to transfer weapons to Russi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Малі', 'Санкції', 'США', 'ПВК "Вагнера"']</text:p>
      <text:p text:style-name="P4">
Type: Article</text:p>
      <!--METADATA-->
      <text:p text:style-name="P4">
<draw:frame draw:style-name="fr1" draw:name="Image55" text:anchor-type="as-char" svg:width="6.9236in" svg:height="3.956343in" draw:z-index="0">
<draw:image xlink:href="../Images/yкринформ/2023-05-25T-43-22-06-03-00/630_360_1530736867-9723.jpg" xlink:type="simple" xlink:show="embed" xlink:actuate="onLoad" draw:mime-type="image/jpeg"/>
</draw:frame>
The US Ministry of Finance has announced the imposition of sanctions against the head of the Wagner CPI in Mali after it became known about the unsuccessful attempts of this grouping to transport their weapons to Russia.</text:p>
      <text:p text:style-name="P4">
This is stated in the official message of the Office of Control of Foreign Assets(OFAC)US Ministry of Finance, Ukrinform reports.</text:p>
      <text:p text:style-name="P4">
"Today ofac has imposed sanctions against Ivan Maslov, the head of the paramilitary forms of the Russian PEC" Wagner "and its chief administrator, based on Mali,"- said in the message.</text:p>
      <text:p text:style-name="P4">
<text:span text:style-name="T4">
 Read also: </text:span>
 <text:a xlink:type="simple" xlink:href="https://www.ukrinform.ua/rubric-ato/3713945-vagnerivci-zalisautsa-u-bahmuti-malar.html" text:style-name="Internet_20_link" text:visited-style-name="Visited_20_Internet_20_Link">
<text:span text:style-name="T4">
 Wagner </text:span>
</text:a>
It is emphasized that the Wagner Group and its leader Yevgeny Prigogin are the suburbs of many bodies, including with the support of the Russian Anti -Ukraine war.</text:p>
      <text:p text:style-name="P4">
The Wagner Group is obviously trying to hide its efforts to purchase a military equipment for use in Ukraine, including because of small countries where it has a base. The United States opposes the attempts of any country to help Russia through the Wagner group,- the document noted.</text:p>
      <text:p text:style-name="P4">
It is clarified that Maslov, in addition, organized the meetings of Prigogine by the Chiefs of several African countries and realized the interests of the grouping.</text:p>
      <text:p text:style-name="P4">
<text:span text:style-name="T4">
 Read also: </text:span>
 <text:a xlink:type="simple" xlink:href="https://www.ukrinform.ua/rubric-ato/3713061-grupa-vagnera-namagaetsa-taemno-zakupiti-zbrou-cerez-mali.html" text:style-name="Internet_20_link" text:visited-style-name="Visited_20_Internet_20_Link">
<text:span text:style-name="T4">
 Wagner </text:span>
</text:a>
As it was reported, last week the US Department of the United States confirmed that the Russian PEC "Wagner" tried to implement the scheme of weapons crossing the arms for its use in the war against Ukraine.</text:p>
      <text:p text:style-name="P4">
The United States imposed sanctions against Wagner Group, as well as numerous organizations and persons on many continents that support the destabilization of this grouping around the world.</text:p>
      <text:p text:style-name="P4">
News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Action Philosophy: Fedorov told in the European Parliament about the Ukrainian experience of Dyjitization</text:span>
</text:h>
      <text:p text:style-name="P4">
Authors: Ukrinform (Person)</text:p>
      <text:p text:style-name="P4">
Publisher: Укринформ (Organization)</text:p>
      <text:p text:style-name="P4">
Published Time: 2023-05-25T-45:17:00+03:00</text:p>
      <text:p text:style-name="P4">
Modified Time: 2023-05-25T22:17:00+03:00</text:p>
      <text:p text:style-name="P4">
Description: Viceremier on innovation, development of education, science and technology - Minister of Digital Transformation Mikhail Fedorov presented in the European Parliament the vision of Ukrainian digital democracy, in particular about the philosophy of the application "Action". - Ukrinform.</text:p>
      <text:p text:style-name="P4">
Images: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Tags: ['Європарламент', 'Мінцифри', 'Додаток “ДІЯ”', 'Цифровізація', 'Михайло Федоров']</text:p>
      <text:p text:style-name="P4">
Type: Article</text:p>
      <!--METADATA-->
      <text:p text:style-name="P4">
<draw:frame draw:style-name="fr1" draw:name="Image56" text:anchor-type="as-char" svg:width="6.9236in" svg:height="3.956343in" draw:z-index="0">
<draw:image xlink:href="../Images/yкринформ/2023-05-25T-45-17-00-03-00/630_360_1685041918-365.jpg" xlink:type="simple" xlink:show="embed" xlink:actuate="onLoad" draw:mime-type="image/jpeg"/>
</draw:frame>
Mikhail Fedorov presented Viceremier on Innovation, Development of Education, Science and Technologies - Minister -Minister Transformation in the European ParliamentIZIY of the Ukrainian Digital Democracy, in particular the philosophy of the action "Action".</text:p>
      <text:p text:style-name="P4">
As Ukrinform reports, about it <text:a xlink:type="simple" xlink:href="http://thedigital.gov.ua/news/tsifrova-transformatsiya-i-filosofiya-dii-mikhaylo-fedorov-predstaviv-u-evroparlamenti-ukrainskiy-dosvid-didzhitalizatsii" text:style-name="Internet_20_link" text:visited-style-name="Visited_20_Internet_20_Link">
</text:a>
Ministry of digital transformation.</text:p>
      <text:p text:style-name="P4">
"The main philosophy of" action "is the concern for people. Governments are created to raise citizens' problems rather than create them. We rethought the expectations of Ukrainian from power. They built the process of interaction between the state and the citizen from the point of do not by the officials, but the end consumer. In every project, our team is focused on a person and solving his problems. It returns us to the main idea - to take care of people. Ukrainians are in the center of everything that is giving in <text:a xlink:type="simple" xlink:href="https://www.ukrinform.ua/tag-dodatok-dia" text:style-name="Internet_20_link" text:visited-style-name="Visited_20_Internet_20_Link">
</text:a>
, - Fedorov said.</text:p>
      <text:p text:style-name="P4">
<draw:frame draw:style-name="fr1" draw:name="Image57" text:anchor-type="as-char" svg:width="6.9236in" svg:height="4.615733in" draw:z-index="0">
<draw:image xlink:href="../Images/yкринформ/2023-05-25T-45-17-00-03-00/1685041919-711.jpg" xlink:type="simple" xlink:show="embed" xlink:actuate="onLoad" draw:mime-type="image/jpeg"/>
</draw:frame>
He noted that the convenience and solving of problems of the final user are reflected in all the projects of the Ministry of Defense. The team launches them as a reaction of the skills and requests of Ukrainians. For example, during a full -scale intrusion, it was possible to respond promptly to the needs that arose: to start social paid, the ability to register damaged property in the conditions of permanent missile hatching.</text:p>
      <text:p text:style-name="P4">
<text:span text:style-name="T4">
 Read also: </text:span>
 <text:a xlink:type="simple" xlink:href="https://www.ukrinform.ua/rubric-society/3704201-urad-prodovzit-didzitalizaciu-poslug-dla-vijskovih-smigal.html" text:style-name="Internet_20_link" text:visited-style-name="Visited_20_Internet_20_Link">
<text:span text:style-name="T4">
 Digital </text:span>
</text:a>
“The trust of people in the digital product has led to a change in the technological culture of in Ukraine. We managed to change the very idea of state services. From Offline First Digital First. We now have a road card of services that we digitized mememon in the next time to achieve the goal - to make 100% of the most popular services online, ”Viceremier added.</text:p>
      <text:p text:style-name="P4">
It was reported that Ukraine is ready to share the experience of dying of agricultural partners, in particular the application "Action".</text:p>
      <text:p text:style-name="P4">
<text:span text:style-name="T5">
Foto: Minisfra</text:span>
</text:p>
      <text:p text:style-name="P4">
News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Svitolina: Has a wonderful match but it is not the peak of my opportunities</text:span>
</text:h>
      <text:p text:style-name="P4">
Authors: Ukrinform (Person)</text:p>
      <text:p text:style-name="P4">
Publisher: Укринформ (Organization)</text:p>
      <text:p text:style-name="P4">
Published Time: 2023-05-25T-47:13:34+03:00</text:p>
      <text:p text:style-name="P4">
Modified Time: 2023-05-25T22:13:34+03:00</text:p>
      <text:p text:style-name="P4">
Description: Ukrainian tennis player Elina Svitolina ( # 508 WTA) commented on the victory over Russian Varvara Grachova ( # 44 WTA) in the quarterfinals of the WTA 250 tournament in Strasbourg. - Ukrinform.</text:p>
      <text:p text:style-name="P4">
Images: ['<text:a xlink:type="simple" xlink:href="https://static.ukrinform.com/photos/2023_05/thumb_files/630_360_1685041922-705.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58" text:anchor-type="as-char" svg:width="6.9236in" svg:height="3.956343in" draw:z-index="0">
<draw:image xlink:href="../Images/yкринформ/2023-05-25T-47-13-34-03-00/630_360_1685041922-705.jpg" xlink:type="simple" xlink:show="embed" xlink:actuate="onLoad" draw:mime-type="image/jpeg"/>
</draw:frame>
Ukrainian tennis player Elina Svitolina(№508 WTA)commented on the victory of the overpace by Varvara Grachova(№44 WTA)In the quarterfinals of the WTA 250 tournament.</text:p>
      <text:p text:style-name="P4">
She told about it in <text:a xlink:type="simple" xlink:href="https://btu.org.ua/ua/news/ukrainskiy-tennis/45134-elina-svitolina-sogodni-ya-provela-chudovij-match-ale-ce-ne-pik-moyih-mozhlivostej.html" text:style-name="Internet_20_link" text:visited-style-name="Visited_20_Internet_20_Link">
</text:a>
BTU, Ukrinform reports.</text:p>
      <text:p text:style-name="P4">
“A wonderful match. I think we both played well, well served, so I'm very happy that I played steadily throughout the duel. I am glad that I won and went on, thank you very much for your support, for a good atmosphere. You know, so much in my head, I just tried to fight further, again dominate the court. Finally, I returned to a good level of the game, I was able to take a serving at the expense of 4-4, this game was very important. Yes, I am very pleased with my level, ”Svitolina said.</text:p>
      <text:p text:style-name="P4">
Svitolina is set to win in the semifinals.</text:p>
      <text:p text:style-name="P4">
“Today I had a wonderful match, but this is not the peak of my opportunities. I would like to use it as a foundation, it is not the end of the tournament, I still need to win a couple of matches here. Every time I try to show everything that is appropriate. This time everything happened in my favor, but I have to expect that the days will be heavier than others. As for the future semifinals, it will be ahead match regardless of the rival. For the French public, we hope, it will be a Frenchwoman, it is obvious. It will be a heavy duel. Let them be happy today, ”Svitolina said.</text:p>
      <text:p text:style-name="P4">
<text:span text:style-name="T4">
 Read also: </text:span>
 <text:a xlink:type="simple" xlink:href="https://www.ukrinform.ua/rubric-sports/3714151-svitolina-peremogla-sianu-rosianku-na-slahu-do-pivfinalu-turniru-wta-u-francii.html" text:style-name="Internet_20_link" text:visited-style-name="Visited_20_Internet_20_Link">
<text:span text:style-name="T4">
 Svitolina </text:span>
</text:a>
In the semifinals of the tournament Svitolina will play with Frenchwoman Clara Burel(№122 WTA).</text:p>
      <text:p text:style-name="P4">
Фото: btu.org.ua</text:p>
      <text:p text:style-name="P4">
News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Zelensky appealed to the Hopkins University of American University</text:span>
</text:h>
      <text:p text:style-name="P4">
Authors: Ukrinform (Person)</text:p>
      <text:p text:style-name="P4">
Publisher: Укринформ (Organization)</text:p>
      <text:p text:style-name="P4">
Published Time: 2023-05-25T-49:06:00+03:00</text:p>
      <text:p text:style-name="P4">
Modified Time: 2023-05-25T22:06:00+03:00</text:p>
      <text:p text:style-name="P4">
Description: President of Ukraine Volodymyr Zelensky wished the community of John Hopkins American University to appreciate the most time. - Ukrinform.</text:p>
      <text:p text:style-name="P4">
Images: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Tags: ['США', 'Звернення', 'Зеленський']</text:p>
      <text:p text:style-name="P4">
Type: Article</text:p>
      <!--METADATA-->
      <text:p text:style-name="P4">
<draw:frame draw:style-name="fr1" draw:name="Image59" text:anchor-type="as-char" svg:width="6.9236in" svg:height="3.956343in" draw:z-index="0">
<draw:image xlink:href="../Images/yкринформ/2023-05-25T-49-06-00-03-00/630_360_1685041370-803.jpeg" xlink:type="simple" xlink:show="embed" xlink:actuate="onLoad" draw:mime-type="image/jpeg"/>
</draw:frame>
President of Ukraine Volodymyr Zelensky wished the community of the American University named after John Hopkins to appreciate the time.</text:p>
      <text:p text:style-name="P4">
He said this in his <text:a xlink:type="simple" xlink:href="https://www.president.gov.ua/news/vpevnenij-sho-vi-prodovzhite-vesti-za-soboyu-vilnij-svit-i-c-83165" text:style-name="Internet_20_link" text:visited-style-name="Visited_20_Internet_20_Link">
</text:a>
, reports Ukrinform.</text:p>
      <text:p text:style-name="P4">
“I am proud that Ukraine does not lose a single day in its defense against Russian terror. Every day we do everything to become stronger, to give more protection to people, to save more lives, ”the Head of State emphasized.</text:p>
      <text:p text:style-name="P4">
<draw:frame draw:style-name="fr1" draw:name="Image60" text:anchor-type="as-char" svg:width="6.9236in" svg:height="4.604691in" draw:z-index="0">
<draw:image xlink:href="../Images/yкринформ/2023-05-25T-49-06-00-03-00/1685041512-288.jpeg" xlink:type="simple" xlink:show="embed" xlink:actuate="onLoad" draw:mime-type="image/jpeg"/>
</draw:frame>
He is convinced that the United States also did not lose a single day, helping Ukraine to repel Russian aggression. President Biden, a strong -party coalition in Congress and, above all, the American people, as the first generation, have risen for this challenge and lead the free world of the Acknowledge of Freedom in Europe.</text:p>
      <text:p text:style-name="P4">
<draw:frame draw:style-name="fr1" draw:name="Image61" text:anchor-type="as-char" svg:width="6.9236in" svg:height="4.604691in" draw:z-index="0">
<draw:image xlink:href="../Images/yкринформ/2023-05-25T-49-06-00-03-00/1685041554-473.jpeg" xlink:type="simple" xlink:show="embed" xlink:actuate="onLoad" draw:mime-type="image/jpeg"/>
</draw:frame>
Earlier, in his traditional address, Volodymyr Zelenskyy <text:a xlink:type="simple" xlink:href="https://www.youtube.com/watch" text:style-name="Internet_20_link" text:visited-style-name="Visited_20_Internet_20_Link">
</text:a>
that wished the community of John Hopkinsamaximally appreciate the time.</text:p>
      <text:p text:style-name="P4">
“He had the opportunity to address the community of Johnagopkins American University. This is one of the leading US educational institutions. Its graduates of the I graduate are powerful personalities, and some of them have greatly influenced politics. Because every day matters. The more we will do today, the faster we will finish the war with our victory. And only ours, ”Zelensky said.</text:p>
      <text:p text:style-name="P4">
As it was reported, US President Joe Biden has repeatedly confirmed the readiness to support Ukraine in its fight against Russian aggression.</text:p>
      <text:p text:style-name="P4">
Photo: op</text:p>
      <text:p text:style-name="P4">
News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Zelensky - About Agro Export: We will be able to find solutions for farmers in Ukraine and neighboring countries</text:span>
</text:h>
      <text:p text:style-name="P4">
Authors: Ukrinform (Person)</text:p>
      <text:p text:style-name="P4">
Publisher: Укринформ (Organization)</text:p>
      <text:p text:style-name="P4">
Published Time: 2023-05-25T-52:58:00+03:00</text:p>
      <text:p text:style-name="P4">
Modified Time: 2023-05-25T21:58:00+03:00</text:p>
      <text:p text:style-name="P4">
Description: Volodymyr Zelensky expects to find a decision on exports of Ukrainian agricultural products, which will meet the common interests of Ukrainian and European producers.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Сільське господарство', 'Зеленський']</text:p>
      <text:p text:style-name="P4">
Type: Article</text:p>
      <!--METADATA-->
      <text:p text:style-name="P4">
<draw:frame draw:style-name="fr1" draw:name="Image62" text:anchor-type="as-char" svg:width="6.9236in" svg:height="3.956343in" draw:z-index="0">
<draw:image xlink:href="../Images/yкринформ/2023-05-25T-52-58-00-03-00/630_360_1676909362-870.jpg" xlink:type="simple" xlink:show="embed" xlink:actuate="onLoad" draw:mime-type="image/jpeg"/>
</draw:frame>
Volodymyrzelensky expects to find a decision on exports of Ukrainian agrarian production, which will meet the common interests of Ukrainian and European producers.</text:p>
      <text:p text:style-name="P4">
The President of Ukraine said this in <text:a xlink:type="simple" xlink:href="https://www.facebook.com/president.gov.ua/videos/572857064963049" text:style-name="Internet_20_link" text:visited-style-name="Visited_20_Internet_20_Link">
</text:a>
Involvements, reports Ukrinform.</text:p>
      <text:p text:style-name="P4">
“Internal policy should not overlap common European goals. So, I am sure, we will be able to find such a solution, in particular for farmers in Ukraine and some neighboring countries, which will meet our common European -line interests and standards, ”Zelensky said.</text:p>
      <text:p text:style-name="P4">
As it was reported, in early May, the European Commission announced the introduction of "exclusive and temporary" preventive measures against <text:a xlink:type="simple" xlink:href="https://www.ukrinform.ua/tag-import" text:style-name="Internet_20_link" text:visited-style-name="Visited_20_Internet_20_Link">
</text:a>
from Ukraine that restrict the receipt of Ukrainian production of Ukrainian production to five EU countries.</text:p>
      <text:p text:style-name="P4">
<text:span text:style-name="T4">
 Read also: </text:span>
 <text:a xlink:type="simple" xlink:href="https://www.ukrinform.ua/rubric-economy/3713254-obmezenna-eksportu-ukrainskoi-agroprodukcii-protiricit-ugodi-pro-asociaciu-nimecki-eksperti.html" text:style-name="Internet_20_link" text:visited-style-name="Visited_20_Internet_20_Link">
<text:span text:style-name="T4">
 Agroproduck </text:span>
</text:a>
Precautions relate to Ukrainian grain, corn, rapeseed and seeds. These measures are also aimed at eliminating logistics complications for the transportation of these goods in Bulgaria, Hungary, Poland, Romania of Taslovachina. They will be valid by June 5, 2023.</text:p>
      <text:p text:style-name="P4">
<text:span text:style-name="T5">
Foto: Minionfrastructure</text:span>
</text:p>
      <text:p text:style-name="P4">
News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France considers the launch of a ballistic missile by Iran alarm signal</text:span>
</text:h>
      <text:p text:style-name="P4">
Authors: Ukrinform (Person)</text:p>
      <text:p text:style-name="P4">
Publisher: Укринформ (Organization)</text:p>
      <text:p text:style-name="P4">
Published Time: 2023-05-25T-54:52:00+03:00</text:p>
      <text:p text:style-name="P4">
Modified Time: 2023-05-25T21:52:00+03:00</text:p>
      <text:p text:style-name="P4">
Description: Today, France has expressed concern about Iran's testing reports, calling it a violation of the UN Security Council resolution on the basis of which the Iranian Nuclear Agreement was adopted. - Ukrinform.</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Іран', 'Ракета']</text:p>
      <text:p text:style-name="P4">
Type: Article</text:p>
      <!--METADATA-->
      <text:p text:style-name="P4">
<draw:frame draw:style-name="fr1" draw:name="Image63" text:anchor-type="as-char" svg:width="6.9236in" svg:height="3.956343in" draw:z-index="0">
<draw:image xlink:href="../Images/yкринформ/2023-05-25T-54-52-00-03-00/630_360_1681376672-908.jpg" xlink:type="simple" xlink:show="embed" xlink:actuate="onLoad" draw:mime-type="image/jpeg"/>
</draw:frame>
Now France has expressed concern about reports of testing the IranBalist missile, calling it a violation of the UN Security Council resolution, the basis of which was approved "Iranian nuclear agreement".</text:p>
      <text:p text:style-name="P4">
According to Ukrinform, the agency reports <text:a xlink:type="simple" xlink:href="https://www.reuters.com/world/france-says-iran-ballistic-test-worrying-light-nuclear-escalation-2023-05-25/" text:style-name="Internet_20_link" text:visited-style-name="Visited_20_Internet_20_Link">
</text:a>
.</text:p>
      <text:p text:style-name="P4">
France accused Iran of violating the UN Security Council resolution, which was estimated by the 2015 nuclear agreement after Tehran has tested a fair -range rocket, which, according to Paris, causes the time, taking into account the "continuous escalation" of the Nuclear Program.</text:p>
      <text:p text:style-name="P4">
<text:span text:style-name="T4">
 Read also: </text:span>
 <text:a xlink:type="simple" xlink:href="https://www.ukrinform.ua/rubric-world/3713958-v-irani-predstavili-novitnu-balisticnu-raketu-zmi.html" text:style-name="Internet_20_link" text:visited-style-name="Visited_20_Internet_20_Link">
<text:span text:style-name="T4">
 Iran </text:span>
</text:a>
The day before, Iran made a successful test launch of a ballistic missile with a current radius of 2000 km.</text:p>
      <text:p text:style-name="P4">
"This activity is even more concerned about the context of the continuing escalation of the nuclear program of Iran," said the spokeswoman of the Ministry of Foreign Matters, Ann-Cler Legandr.</text:p>
      <text:p text:style-name="P4">
The UN Security Council Resolution No. 2231 calls on Iran not to carry out any "any domesticability" related to ballistic missiles capable of delivering nuclear collection, but the wording is ambiguous, which leaves it open.</text:p>
      <text:p text:style-name="P4">
<text:span text:style-name="T4">
 Read also: </text:span>
 <text:a xlink:type="simple" xlink:href="https://www.ukrinform.ua/rubric-polytics/3713762-zelenskij-zvernuvsa-do-narodu-iranu-vi-maete-buti-na-insomu-boci-istorii-ne-zi-zlom.html" text:style-name="Internet_20_link" text:visited-style-name="Visited_20_Internet_20_Link">
<text:span text:style-name="T4">
 Iran </text:span>
</text:a>
Western officials say that although launches are contrary to resolutions No. 2231, they are not a violation of the main nuclear agreement between Iran, the United Kingdom, China, France, Germany, the Russian Federation and the United States.</text:p>
      <text:p text:style-name="P4">
Among other things, the UN Security Council restrictions on rockets and related Iranology to Iran are operating until October 2023, after which he can freely read his activities related to ballistic missiles.</text:p>
      <text:p text:style-name="P4">
It was reported that in Iran at the official ceremony on Thursday presented the latest-in-law missile "Horremshshr-4" or "Heibar".</text:p>
      <text:p text:style-name="P4">
Photo: Shutterstock</text:p>
      <text:p text:style-name="P4">
News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Lost his hand because of the shelling of the Russians: a teenager from Kherson region received a bionic prosthesis</text:span>
</text:h>
      <text:p text:style-name="P4">
Authors: Ukrinform (Person)</text:p>
      <text:p text:style-name="P4">
Publisher: Укринформ (Organization)</text:p>
      <text:p text:style-name="P4">
Published Time: 2023-05-25T-56:45:14+03:00</text:p>
      <text:p text:style-name="P4">
Modified Time: 2023-05-25T21:45:14+03:00</text:p>
      <text:p text:style-name="P4">
Description: A guy from Kherson region, 14-year-old Arthur, who lost his hand through Russian shelling, received a bionic prosthesis and undergoes rehab in Ohmatdita. - Ukrinform.</text:p>
      <text:p text:style-name="P4">
Images: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Tags: ['Діти', 'Херсонщина', 'Охматдит', 'Протезування']</text:p>
      <text:p text:style-name="P4">
Type: Article</text:p>
      <!--METADATA-->
      <text:p text:style-name="P4">
<draw:frame draw:style-name="fr1" draw:name="Image64" text:anchor-type="as-char" svg:width="6.9236in" svg:height="3.956343in" draw:z-index="0">
<draw:image xlink:href="../Images/yкринформ/2023-05-25T-56-45-14-03-00/630_360_1685040062-4921.jpeg" xlink:type="simple" xlink:show="embed" xlink:actuate="onLoad" draw:mime-type="image/jpeg"/>
</draw:frame>
The guy of Kherson region, 14-year-old Arthur, who lost his hand through Russian shelling, received a bionic prosthesis and undergoes rehab in Okhmatdita.</text:p>
      <text:p text:style-name="P4">
As Ukrinform reports, it reports in <text:a xlink:type="simple" xlink:href="https://www.facebook.com/ndslohmatdyt/posts/pfbid02mCyPVRtSJc2xvoNJX53dBLgM3NYhHmtcrLUnjGkDdVQkKxi9Z1rXnURxxJB17uXUl" text:style-name="Internet_20_link" text:visited-style-name="Visited_20_Internet_20_Link">
</text:a>
Ohmatdit.</text:p>
      <text:p text:style-name="P4">
“Arthur has experienced occupation <text:a xlink:type="simple" xlink:href="https://www.ukrinform.ua/tag-hersonsina" text:style-name="Internet_20_link" text:visited-style-name="Visited_20_Internet_20_Link">
</text:a>
. The afternoon, when it seemed that the worst was behind, the Russians began to break the city mercilessly. A guy got under their fire, his left hand was strongly surprised, ”the post reads.</text:p>
      <text:p text:style-name="P4">
Arthur reportedly was initially taken to the Kherson hospital, and the medical were surgery under the flashlights, because there was no nail nor water in the hospital. It was impossible to save a hand. The guy was abandoned with a left -handed elbow, and then sent to Ohmatdit NSSL.</text:p>
      <text:p text:style-name="P4">
<draw:frame draw:style-name="fr1" draw:name="Image65" text:anchor-type="as-char" svg:width="6.9236in" svg:height="5.1927in" draw:z-index="0">
<draw:image xlink:href="../Images/yкринформ/2023-05-25T-56-45-14-03-00/1685040063-6532.jpeg" xlink:type="simple" xlink:show="embed" xlink:actuate="onLoad" draw:mime-type="image/jpeg"/>
</draw:frame>
The treatment of the teenager was taken by the specialists of the OHMATDITIT MICR SURGERY DEPARTMENT other doctors of the hospital. Later, rehabilitologists and psychologists began to work with physical and moral recovery and preparation of the guy for prosthetics. It is emphasized that half a year of work with specialists strengthened Arthur as physical and morally.</text:p>
      <text:p text:style-name="P4">
<text:span text:style-name="T4">
 Read also: </text:span>
 <text:a xlink:type="simple" xlink:href="https://www.ukrinform.ua/rubric-regions/3703323-vijskovomu-u-lvovi-vstanovili-bionicnij-protez-ruki-vin-povernuvsa-na-front.html" text:style-name="Internet_20_link" text:visited-style-name="Visited_20_Internet_20_Link">
<text:span text:style-name="T4">
 bionic </text:span>
</text:a>
A highly functional prosthesis of the hand with the bionic brush of the arthur was made in the Ukrainian Center for prosthetics. The modern Nova Ukraine Tsuuuperhumans Center was funded, and there was partly public funding.Now the arthur will continue to do Okhmatdit specialists to learn to use the prosthesis in everyday life. Now the guy is just going on the first workouts, but he can already take an apple and candy, rearrange a glass of water, take boxes with matches, tear the grapes, shake his hand.</text:p>
      <text:p text:style-name="P4">
As reported by Ukrinform, the Russian army for the past day, May 24, <text:a xlink:type="simple" xlink:href="https://www.ukrinform.ua/rubric-regions/3713821-rosiani-za-dobu-83-razi-obstrilali-hersonsinu-cetvero-poranenih.html" text:style-name="Internet_20_link" text:visited-style-name="Visited_20_Internet_20_Link">
</text:a>
, four people get the same.</text:p>
      <text:p text:style-name="P4">
News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NATO membership is needed as soon as possible - Rebecca Garms</text:span>
</text:h>
      <text:p text:style-name="P4">
Authors: Ukrinform (Person)</text:p>
      <text:p text:style-name="P4">
Publisher: Укринформ (Organization)</text:p>
      <text:p text:style-name="P4">
Published Time: 2023-05-25T-58:44:20+03:00</text:p>
      <text:p text:style-name="P4">
Modified Time: 2023-05-25T21:44:20+03:00</text:p>
      <text:p text:style-name="P4">
Description: The path of Ukraine to the EU will not be easy, however, given the current circumstances, NATO membership is now much more important and every effort should be made to make the introduction as soon as possible. - Ukrinform.</text:p>
      <text:p text:style-name="P4">
Images: ['<text:a xlink:type="simple" xlink:href="https://static.ukrinform.com/photos/2022_05/thumb_files/630_360_1652529295-740.jpg" text:style-name="Internet_20_link" text:visited-style-name="Visited_20_Internet_20_Link">
630_360_16525...</text:a>
']</text:p>
      <text:p text:style-name="P4">
Tags: ['Гармс', 'Львів', 'НАТО']</text:p>
      <text:p text:style-name="P4">
Type: Article</text:p>
      <!--METADATA-->
      <text:p text:style-name="P4">
<draw:frame draw:style-name="fr1" draw:name="Image66" text:anchor-type="as-char" svg:width="6.9236in" svg:height="3.956343in" draw:z-index="0">
<draw:image xlink:href="../Images/yкринформ/2023-05-25T-58-44-20-03-00/630_360_1652529295-740.jpg" xlink:type="simple" xlink:show="embed" xlink:actuate="onLoad" draw:mime-type="image/jpeg"/>
</draw:frame>
The paths of Ukraine to the EU will not be simple, however, given the current circumstances, membership is now much more important and every effort should be made to make the introduction faster.</text:p>
      <text:p text:style-name="P4">
The MP of the European Parliament from Germany said this(2004-2019)Rebecca Garms, Ukrinform correspondent reports.</text:p>
      <text:p text:style-name="P4">
"Speaking of the issue of peace and war, Ukraine's membership in NATO is much more important than the EU and it should happen as soon as possible," Garms stressed.</text:p>
      <text:p text:style-name="P4">
<text:span text:style-name="T4">
 Read also: </text:span>
 <text:a xlink:type="simple" xlink:href="https://www.ukrinform.ua/rubric-world/3483464-nimeccina-zagravala-z-putinim-rokami-rebekka-garms.html" text:style-name="Internet_20_link" text:visited-style-name="Visited_20_Internet_20_Link">
<text:span text:style-name="T4">
 Garms </text:span>
</text:a>
According to her, Ukraine has applied for joining the European Union as a sustain for many EU members. Because 10 years the doors of the European community were closed to Ukrainians, which cannot be said about Georgia Imoldov.</text:p>
      <text:p text:style-name="P4">
“This is a significant bold step forward. I am very familiar with all the procedures taken to the EU, and I understand that it will not be a simple path. I would very much like the Ukrainians not to go through such difficult negotiations as it was the western Balkans and Turkey. Together, we need to think about optimal approaches, taking into account current circumstances. I believe that everything will succeed, ” - added a politician.</text:p>
      <text:p text:style-name="P4">
She stressed that Ukraine already has excellent experience in terms of tasks on European standards and legislation. But what to "put a table" and when it should be done to become the subject of negotiations is a tire, which should be approached by the Ukrainian authorities very carefully.</text:p>
      <text:p text:style-name="P4">
<text:span text:style-name="T4">
 Read also: </text:span>
 <text:a xlink:type="simple" xlink:href="https://www.ukrinform.ua/rubric-ato/3483445-putin-znisue-mariupol-i-harkiv-suto-z-nenavisti-rebekka-garms.html" text:style-name="Internet_20_link" text:visited-style-name="Visited_20_Internet_20_Link">
<text:span text:style-name="T4">
 Garms </text:span>
</text:a>
As reported by Ukrinform, in Lviv, May 25-27 takes place in the Lviv Mediaforoum. The event takes place in a updated format and has collected around foreign Ukrainian media, public intellectuals, researchers, polysimayers, representatives of the public sector and international organizations. A focus topic: “After the war or before the war. How to defeat chaos? ”</text:p>
      <text:p text:style-name="P4">
News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It is planned to create an international fund - Pentagon to provide Ukraine with aircraft</text:span>
</text:h>
      <text:p text:style-name="P4">
Authors: Ukrinform (Person)</text:p>
      <text:p text:style-name="P4">
Publisher: Укринформ (Organization)</text:p>
      <text:p text:style-name="P4">
Published Time: 2023-05-25T-60:43:00+03:00</text:p>
      <text:p text:style-name="P4">
Modified Time: 2023-05-25T21:43:00+03:00</text:p>
      <text:p text:style-name="P4">
Description: For the training of Ukrainian pilots at the F-16, ensuring proper infrastructure and transferring the aircraft themselves, it is important to attract the material and financial capabilities not only of the United States but also in other countries.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Авіація', 'Фінанси', 'Остін', 'Війна з Росією', 'Коаліція винищувачів', 'F-16']</text:p>
      <text:p text:style-name="P4">
Type: Article</text:p>
      <!--METADATA-->
      <text:p text:style-name="P4">
<draw:frame draw:style-name="fr1" draw:name="Image67" text:anchor-type="as-char" svg:width="6.9236in" svg:height="3.956343in" draw:z-index="0">
<draw:image xlink:href="../Images/yкринформ/2023-05-25T-60-43-00-03-00/630_360_1676392928-683.jpg" xlink:type="simple" xlink:show="embed" xlink:actuate="onLoad" draw:mime-type="image/jpeg"/>
</draw:frame>
In order to teach Ukrainian pilots on the F-16, it is important to attract proper infrastructure and the transmission of the aircraft themselves and financial capacity of the United States, but also in other countries.</text:p>
      <text:p text:style-name="P4">
This was said during the final press conference after Ramstin-12, US Ministry of Ministry Lloyd Austin, Ukrinform correspondent reports.</text:p>
      <text:p text:style-name="P4">
"From the point of view of the value of the F-16, it is no surprise to anyone, that it will be expensive," the Pentagon head stated.</text:p>
      <text:p text:style-name="P4">
In this context, he noted that it was not only about the cost of aircraft, but also about their maintenance, the deployment of all infrastructure, and the training of pumps. So now, according to Austin, the possibilities of joint financing of this project, in particular by establishing a fund, "that other countries can contribute to joint efforts" are being discussed.</text:p>
      <text:p text:style-name="P4">
"It should be international efforts," Austin added.</text:p>
      <text:p text:style-name="P4">
<text:span text:style-name="T4">
 Read also: </text:span>
 <text:a xlink:type="simple" xlink:href="https://www.ukrinform.ua/rubric-ato/3714211-glava-pentagonu-nazvav-kraini-aki-zabezpecuvatimut-trenuvanna-ukrainciv-na-f16.html" text:style-name="Internet_20_link" text:visited-style-name="Visited_20_Internet_20_Link">
</text:a>
In addition, he expressed the hope that <text:a xlink:type="simple" xlink:href="https://www.ukrinform.ua/tag-kongres-ssa" text:style-name="Internet_20_link" text:visited-style-name="Visited_20_Internet_20_Link">
</text:a>
will support the financing of the F-16 in Ukraine, as it supported previous defense assistance for the Ukrainian forces.</text:p>
      <text:p text:style-name="P4">
As reported by Ukrinform, <text:a xlink:type="simple" xlink:href="http://www.ukrinform.ua/rubric-ato/3714228-dania-j-niderlandi-ocolat-koaliciu-z-pidgotovki-ukrainskih-pilotiv-na-f16-ostin.html" text:style-name="Internet_20_link" text:visited-style-name="Visited_20_Internet_20_Link">
</text:a>
that Denmark and the Netherlands in cooperation with the United States in a few weeks to develop a training base for complex preparation of Ukrainian pilots on F-16 and other fourth generation aircraft.</text:p>
      <text:p text:style-name="P4">
<text:span text:style-name="T5">
Foto: aa</text:span>
</text:p>
      <text:p text:style-name="P4">
News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Zelensky thanked the National Guards who knocked down two Russian Su-25 under Melitopol</text:span>
</text:h>
      <text:p text:style-name="P4">
Authors: Ukrinform (Person)</text:p>
      <text:p text:style-name="P4">
Publisher: Укринформ (Organization)</text:p>
      <text:p text:style-name="P4">
Published Time: 2023-05-25T-62:41:00+03:00</text:p>
      <text:p text:style-name="P4">
Modified Time: 2023-05-25T21:41:00+03:00</text:p>
      <text:p text:style-name="P4">
Description: President of Ukraine Volodymyr Zelensky thanked the National Guard, who knocked down two Russian Su-25-25s near Melitopol. - Ukrinform.</text:p>
      <text:p text:style-name="P4">
Images: ['<text:a xlink:type="simple" xlink:href="https://static.ukrinform.com/photos/2023_05/thumb_files/630_360_1685040345-415.png" text:style-name="Internet_20_link" text:visited-style-name="Visited_20_Internet_20_Link">
630_360_16850...</text:a>
']</text:p>
      <text:p text:style-name="P4">
Tags: ['Мелітополь', 'Зеленський', 'Війна з Росією']</text:p>
      <text:p text:style-name="P4">
Type: Article</text:p>
      <!--METADATA-->
      <text:p text:style-name="P4">
<draw:frame draw:style-name="fr1" draw:name="Image68" text:anchor-type="as-char" svg:width="6.9236in" svg:height="3.956343in" draw:z-index="0">
<draw:image xlink:href="../Images/yкринформ/2023-05-25T-62-41-00-03-00/630_360_1685040345-415.png" xlink:type="simple" xlink:show="embed" xlink:actuate="onLoad" draw:mime-type="image/png"/>
</draw:frame>
President of Ukraine Volodymyr Zelenskyy thanked the National Guard, who knocked down two Russian-25-25s near Melitopol.</text:p>
      <text:p text:style-name="P4">
He said in <text:a xlink:type="simple" xlink:href="https://t.me/V_Zelenskiy_official/6362" text:style-name="Internet_20_link" text:visited-style-name="Visited_20_Internet_20_Link">
</text:a>
, reports Ukrinform.</text:p>
      <text:p text:style-name="P4">
“There is something to thank our soldiers of the National Guard, in particular at the Zaporozhye Nampryamka. A couple of Russian "drying" was destroyed by the 15th brigade of the operational purpose of our National Guard. Thank you to two of our particularly accurate soldiers. By the way, one of them has already been awarded the title of Hero of Ukraine and has not only hostile planes, but also a knocked out winged rocket. Thank you guys!Well done, ”Zelensky said.</text:p>
      <text:p text:style-name="P4">
<text:span text:style-name="T4">
 Read also: </text:span>
 <text:a xlink:type="simple" xlink:href="https://www.ukrinform.ua/rubric-ato/3714231-zelenskij-so-bilse-rosijskih-polonenih-vizmemo-to-bilse-povernemo-nasih-ludej.html" text:style-name="Internet_20_link" text:visited-style-name="Visited_20_Internet_20_Link">
<text:span text:style-name="T4">
 Zelensky </text:span>
</text:a>
He also noted the 128th Separate Mountain Assault Brigade, the 18th and 137-Sko-Skiva Marine Corps and the 74th Separate Intelligence Battalion, which perform tasks in the Donetsk direction.</text:p>
      <text:p text:style-name="P4">
As reported by Ukrinform, on May 25 in the Zaporizhzhia region near the temporarily seized Melitopol fighters of the National Guard with a shot of portable oz-rocket complexes <text:a xlink:type="simple" xlink:href="https://www.ukrinform.ua/rubric-ato/3714208-pid-melitopolem-nacgvardijci-zbili-dva-rosijski-su25.html" text:style-name="Internet_20_link" text:visited-style-name="Visited_20_Internet_20_Link">
</text:a>
. The Russians tried to hit the positions of defense forces with the use of Paris-25.</text:p>
      <text:p text:style-name="P4">
<text:span text:style-name="T4">
 Read also: </text:span>
 <text:a xlink:type="simple" xlink:href="https://www.ukrinform.ua/rubric-ato/3714174-aviacijna-koalicia-ta-trenuvanna-pilotiv-zelenskij-pogovoriv-z-ministrom-oboroni-svecii.html" text:style-name="Internet_20_link" text:visited-style-name="Visited_20_Internet_20_Link">
<text:span text:style-name="T4">
 Zelensky </text:span>
</text:a>
At that time, the National Guards - the Zaporizhzhya Mennyk and his brothers were on the fighting. They identified the enemy aviation and worked out the air purposes of the MANA. As a result of the combat work, the first Su-25 aircraft was destroyed, his pilot managed to catapult over the temporary-documented territory, the second aircraft knocked down to all the "Zaporizhzhya Avenger". At the end of the runway, the Melitopols observed the smoke pillar, before the explosions.</text:p>
      <text:p text:style-name="P4">
News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Lithuania announced a new package of military assistance to Ukraine</text:span>
</text:h>
      <text:p text:style-name="P4">
Authors: Ukrinform (Person)</text:p>
      <text:p text:style-name="P4">
Publisher: Укринформ (Organization)</text:p>
      <text:p text:style-name="P4">
Published Time: 2023-05-25T-64:39:26+03:00</text:p>
      <text:p text:style-name="P4">
Modified Time: 2023-05-25T21:39:26+03:00</text:p>
      <text:p text:style-name="P4">
Description: The Lithuanian Government has announced a new military assistance package for the Armed Forces of Ukraine. - Ukrinform.</text:p>
      <text:p text:style-name="P4">
Images: ['<text:a xlink:type="simple" xlink:href="https://static.ukrinform.com/photos/2023_05/thumb_files/630_360_1683304526-994.jpg" text:style-name="Internet_20_link" text:visited-style-name="Visited_20_Internet_20_Link">
630_360_16833...</text:a>
']</text:p>
      <text:p text:style-name="P4">
Tags: ['Литва', 'допомога', 'Війна з Росією']</text:p>
      <text:p text:style-name="P4">
Type: Article</text:p>
      <!--METADATA-->
      <text:p text:style-name="P4">
<draw:frame draw:style-name="fr1" draw:name="Image69" text:anchor-type="as-char" svg:width="6.9236in" svg:height="3.956343in" draw:z-index="0">
<draw:image xlink:href="../Images/yкринформ/2023-05-25T-64-39-26-03-00/630_360_1683304526-994.jpg" xlink:type="simple" xlink:show="embed" xlink:actuate="onLoad" draw:mime-type="image/jpeg"/>
</draw:frame>
The government announced a new military assistance package for the Armed Forces of Ukraine.</text:p>
      <text:p text:style-name="P4">
According to Ukrinform, the press service of the Lithuanian Defense Ministry reports.</text:p>
      <text:p text:style-name="P4">
On May 25, the National Defense Minister Arvidas Anushauskas participated in the Donoras Countries of Ramstein Assistance countries, which denoted the importance of providing Ukraine with the Euro-Atlantic perspective with the latest Lithuanian military assistance package.</text:p>
      <text:p text:style-name="P4">
<text:span text:style-name="T4">
 Read also: </text:span>
 <text:a xlink:type="simple" xlink:href="https://www.ukrinform.ua/rubric-ato/3714107-pomicnica-genseka-nato-dopomogti-ukraini-vigrati-vijnu-ce-nasa-kolektivna-misia.html" text:style-name="Internet_20_link" text:visited-style-name="Visited_20_Internet_20_Link">
<text:span text:style-name="T4">
 Helping </text:span>
</text:a>
"The victory of Ukraine is the only thing that can restore the peace and stability of the Naurotlantic space," the minister said, emphasizing that Lithuania will be a consistent friend of Ukraine as much as it will take this day.</text:p>
      <text:p text:style-name="P4">
According to Anushauskas, a new package of military assistance to Ukraine by Lithuania will be laid out anti -carrier equipment, ammunition, dry food soldering and other aid.</text:p>
      <text:p text:style-name="P4">
According to him, the military assistance of Lithuania Ukraine will soon reach 465 million.</text:p>
      <text:p text:style-name="P4">
<text:span text:style-name="T4">
 Read also: </text:span>
 <text:a xlink:type="simple" xlink:href="https://www.ukrinform.ua/rubric-ato/3714149-usi-partneri-pogodzuutsa-so-ukraini-maut-buti-nadani-garantii-bezpeki-op.html" text:style-name="Internet_20_link" text:visited-style-name="Visited_20_Internet_20_Link">
</text:a>
The official also emphasized the importance of training the Ukrainian military, noting that Lithuania significantly increased the amount of exercises and the number of instructors assigned to him.</text:p>
      <text:p text:style-name="P4">
In addition to training, Lithuania transmits weapons and equipment this year, provide presed and rehabilitation and transfer funds to Ukraine's support for Ukraine.</text:p>
      <text:p text:style-name="P4">
As Ukrinform reported, on May 25 it became known that <text:a xlink:type="simple" xlink:href="https://www.ukrinform.ua/rubric-ato/3714042-finlandia-nadast-ukraini-novij-paket-vijskovoi-dopomogi-na-ponad-100-miljoniv.html" text:style-name="Internet_20_link" text:visited-style-name="Visited_20_Internet_20_Link">
</text:a>
 .</text:p>
      <text:p text:style-name="P4">
News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Falcon signed the former Donbass captain</text:span>
</text:h>
      <text:p text:style-name="P4">
Authors: Ukrinform (Person)</text:p>
      <text:p text:style-name="P4">
Publisher: Укринформ (Organization)</text:p>
      <text:p text:style-name="P4">
Published Time: 2023-05-25T-66:37:58+03:00</text:p>
      <text:p text:style-name="P4">
Modified Time: 2023-05-25T21:37:58+03:00</text:p>
      <text:p text:style-name="P4">
Description: Falcon continues to strengthen the composition before the new season. - Ukrinform.</text:p>
      <text:p text:style-name="P4">
Images: ['<text:a xlink:type="simple" xlink:href="https://static.ukrinform.com/photos/2023_05/thumb_files/630_360_1685039712-248.jpg" text:style-name="Internet_20_link" text:visited-style-name="Visited_20_Internet_20_Link">
630_360_16850...</text:a>
']</text:p>
      <text:p text:style-name="P4">
Tags: ['хокей']</text:p>
      <text:p text:style-name="P4">
Type: Article</text:p>
      <!--METADATA-->
      <text:p text:style-name="P4">
<draw:frame draw:style-name="fr1" draw:name="Image70" text:anchor-type="as-char" svg:width="6.9236in" svg:height="3.956343in" draw:z-index="0">
<draw:image xlink:href="../Images/yкринформ/2023-05-25T-66-37-58-03-00/630_360_1685039712-248.jpg" xlink:type="simple" xlink:show="embed" xlink:actuate="onLoad" draw:mime-type="image/jpeg"/>
</draw:frame>
Falcon continues to strengthen the composition before the new season.</text:p>
      <text:p text:style-name="P4">
Victor Zakharov and Denis Borodai joined the Kiev Club, <text:a xlink:type="simple" xlink:href="https://fhu.com.ua/news/sokil-pidsylyvsya-napadnykom-zbirnoyi-ukrayiny/" text:style-name="Internet_20_link" text:visited-style-name="Visited_20_Internet_20_Link">
</text:a>
The press service of the Hockey Federation of Ukraine, Ukrinform reports.</text:p>
      <text:p text:style-name="P4">
The previous club Zakharov was Legion. Victor last season spent 29 mattresses for the Kalush team, dialing 37(20+17)Points.</text:p>
      <text:p text:style-name="P4">
Borodai is a pupil "Falcon". Last season, the attacker spent in Kherson Dnipro, recruiting 34(17+17)Points in 26 matches.</text:p>
      <text:p text:style-name="P4">
<text:span text:style-name="T4">
 Read also: </text:span>
 <text:a xlink:type="simple" xlink:href="https://www.ukrinform.ua/rubric-sports/3713892-hokejnij-klub-sokil-pidsilivsa-forvardom-zbirnoi-ukraini.html" text:style-name="Internet_20_link" text:visited-style-name="Visited_20_Internet_20_Link">
<text:span text:style-name="T4">
 Sokil </text:span>
</text:a>
As reported by Ukrinform, the Falcon became the champion of Ukraine in the season 2022/23, the Kremenchuk Kremenchuk was killed.</text:p>
      <text:p text:style-name="P4">
Photo: hcdonbass.com</text:p>
      <text:p text:style-name="P4">
News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Russians fired from heavy artillery Nikopol - damaged houses, transmission lines and gas pipelines</text:span>
</text:h>
      <text:p text:style-name="P4">
Authors: Ukrinform (Person)</text:p>
      <text:p text:style-name="P4">
Publisher: Укринформ (Organization)</text:p>
      <text:p text:style-name="P4">
Published Time: 2023-05-25T-68:37:02+03:00</text:p>
      <text:p text:style-name="P4">
Modified Time: 2023-05-25T21:37:02+03:00</text:p>
      <text:p text:style-name="P4">
Description: The Russian troops struck another blows in the Nikopol of Dnipropetrovsk region, using heavy artillery for this, hostile fire damaged civilian objects. - Ukrinform.</text:p>
      <text:p text:style-name="P4">
Images: ['<text:a xlink:type="simple" xlink:href="https://static.ukrinform.com/photos/2023_05/thumb_files/630_360_1685039730-220.jpg" text:style-name="Internet_20_link" text:visited-style-name="Visited_20_Internet_20_Link">
630_360_16850...</text:a>
']</text:p>
      <text:p text:style-name="P4">
Tags: ['Дніпропетровщина', 'Нікополь', 'Обстріл', 'Війна з Росією']</text:p>
      <text:p text:style-name="P4">
Type: Article</text:p>
      <!--METADATA-->
      <text:p text:style-name="P4">
<draw:frame draw:style-name="fr1" draw:name="Image71" text:anchor-type="as-char" svg:width="6.9236in" svg:height="3.956343in" draw:z-index="0">
<draw:image xlink:href="../Images/yкринформ/2023-05-25T-68-37-02-03-00/630_360_1685039730-220.jpg" xlink:type="simple" xlink:show="embed" xlink:actuate="onLoad" draw:mime-type="image/jpeg"/>
</draw:frame>
The military karf struck the next blows in the Nikopol of the Dnipropetrovsk region, applied to this heavy artillery, hostile fire damaged civilian objects.</text:p>
      <text:p text:style-name="P4">
According to Ukrinform, the Dnipropetrovsk Regional Military Administration reported in <text:a xlink:type="simple" xlink:href="https://www.facebook.com/dniproODA/posts/pfbid037etKNCZ7U9Zfysyk1AS1quvfdrqN4sbCV9Nt4fe429kKXpA5cbbXQ4iLFSn1FZZVl" text:style-name="Internet_20_link" text:visited-style-name="Visited_20_Internet_20_Link">
</text:a>
with reference to the regional department of the Civil Service for Optional Situation.</text:p>
      <text:p text:style-name="P4">
"No one was injured from the inhabitants. But the property is mutilated," Ova noted.</text:p>
      <text:p text:style-name="P4">
Yes, seven private residential buildings, as many economic buildings and [] have been damaged by Russian shelling in the city.(https://www.ukrinform.ua/tag-avtomobil). There was a fire and summer kitchen. Fire rescuers were agitated.</text:p>
      <text:p text:style-name="P4">
Three power lines and four gas pipelines, beaten with solar panels, were also distorted with enemy fire.</text:p>
      <text:p text:style-name="P4">
<text:span text:style-name="T4">
 Read also: </text:span>
 <text:a xlink:type="simple" xlink:href="https://www.ukrinform.ua/rubric-regions/3713915-na-hersonsini-rosijski-bombi-poskodili-gurtozitok-cerkvu-i-zernoshovise.html" text:style-name="Internet_20_link" text:visited-style-name="Visited_20_Internet_20_Link">
</text:a>
As reported by Ukrinform, on May 23 in the Dnipropetrovsk region Russian Russian <text:a xlink:type="simple" xlink:href="https://www.ukrinform.ua/rubric-ato/3713258-vorog-atakuvav-dnipropetrovsinu-golova-oblradi-pokazav-naslidki-obstriliv.html" text:style-name="Internet_20_link" text:visited-style-name="Visited_20_Internet_20_Link">
</text:a>
.</text:p>
      <text:p text:style-name="P4">
Photo: Dnipropetrovsk Ova</text:p>
      <text:p text:style-name="P4">
News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Ukrainian air defense shot down 36 of 36 Shahed drones launched by Russia overnight</text:span>
</text:h>
      <text:p text:style-name="P4">
Authors: liveuamap (Language: en)</text:p>
      <text:p text:style-name="P4">
Time: 2023-05-25T01:48:46</text:p>
      <text:p text:style-name="P4">
Location: Kyiv (Latitude:50.70429 Longtitude:30.45959)</text:p>
      <text:p text:style-name="P4">
Videos: []</text:p>
      <text:p text:style-name="P4">
Images: ["<text:a xlink:type="simple" xlink:href="https://liveuamap.com/pics/2023/05/25/22565181_0.jpg" text:style-name="Internet_20_link" text:visited-style-name="Visited_20_Internet_20_Link">
22565181_0.jpg</text:a>
"]</text:p>
      <text:p text:style-name="P4">
Tags: ["Europe", "Central and Eastern Europe"]</text:p>
      <text:p text:style-name="P4">
Id: 22565181</text:p>
      <!--METADATA-->
      <text:p text:style-name="P4">
Ukrainian air defense shot down 36 of 36 Shahed drones launched by Russiaovernight</text:p>
      <text:p text:style-name="P4">
<draw:frame draw:style-name="fr1" draw:name="Image72" text:anchor-type="as-char" svg:width="6.9236in" svg:height="6.9236in" draw:z-index="0">
<draw:image xlink:href="../Images/liveuamap/2023-05-25T01-48-46/22565181_0.jpg" xlink:type="simple" xlink:show="embed" xlink:actuate="onLoad" draw:mime-type="image/jpeg"/>
</draw:frame>
News Collection Link: <text:a xlink:type="simple" xlink:href="https://liveuamap.com/en/2023/25-may-ukrainian-air-defense-shot-down-36-of-36-shahed-drones" text:style-name="Internet_20_link" text:visited-style-name="Visited_20_Internet_20_Link">
https://liveuamap.com/en/2023/25-may-ukrainian-air-defense-shot-down-36-of-36-shahed-drones</text:a>
</text:p>
      <text:p text:style-name="P4">
News Source: <text:a xlink:type="simple" xlink:href="https://t.me/kpszsu/2532" text:style-name="Internet_20_link" text:visited-style-name="Visited_20_Internet_20_Link">
https://t.me/kpszsu/2532</text:a>
</text:p>
      <!--NEWS-->
      <text:h text:style-name="P10" text:outline-level="1">
<text:span text:style-name="T4">
Donetsk Oblast(09:19). Red Alert: aerial threat. Sirens sounding. Take cover now!</text:span>
</text:h>
      <text:p text:style-name="P4">
Authors: liveuamap (Language: en)</text:p>
      <text:p text:style-name="P4">
Time: 2023-05-25T03:21:00</text:p>
      <text:p text:style-name="P4">
Location: Donetsk Oblast (Latitude:48.72763 Longtitude:37.57688)</text:p>
      <text:p text:style-name="P4">
Videos: []</text:p>
      <text:p text:style-name="P4">
Images: []</text:p>
      <text:p text:style-name="P4">
Tags: ["Europe", "Central and Eastern Europe"]</text:p>
      <text:p text:style-name="P4">
Id: 22565244</text:p>
      <!--METADATA-->
      <text:p text:style-name="P4">
Donetsk Oblast(09:19). Red Alert: aerial threat. Sirens sounding. Take covernow!</text:p>
      <text:p text:style-name="P4">
News Collection Link: <text:a xlink:type="simple" xlink:href="https://liveuamap.com/en/2023/25-may-donetsk-oblast0919-red-alert-aerial-thg" text:style-name="Internet_20_link" text:visited-style-name="Visited_20_Internet_20_Link">
https://liveuamap.com/en/2023/25-may-donetsk-oblast0919-red-alert-aerial-thg</text:a>
</text:p>
      <text:p text:style-name="P4">
News Source: <text:a xlink:type="simple" xlink:href="https://t.me/air_alert_ua/46484" text:style-name="Internet_20_link" text:visited-style-name="Visited_20_Internet_20_Link">
https://t.me/air_alert_ua/46484</text:a>
</text:p>
      <!--NEWS-->
      <text:h text:style-name="P10" text:outline-level="1">
<text:span text:style-name="T4">
Zaporizka Oblast(09:41). Red Alert: aerial threat. Sirens sounding. Take cover now!</text:span>
</text:h>
      <text:p text:style-name="P4">
Authors: liveuamap (Language: en)</text:p>
      <text:p text:style-name="P4">
Time: 2023-05-25T03:43:00</text:p>
      <text:p text:style-name="P4">
Location: Zaporizka Oblast (Latitude:47.612731 Longtitude:35.765361)</text:p>
      <text:p text:style-name="P4">
Videos: []</text:p>
      <text:p text:style-name="P4">
Images: []</text:p>
      <text:p text:style-name="P4">
Tags: ["Europe", "Central and Eastern Europe"]</text:p>
      <text:p text:style-name="P4">
Id: 22565247</text:p>
      <!--METADATA-->
      <text:p text:style-name="P4">
Zaporizhzhia region(09:41). Red Alert: aerial threat. Sirens sounding. Take covernow!</text:p>
      <text:p text:style-name="P4">
News Collection Link: <text:a xlink:type="simple" xlink:href="https://liveuamap.com/en/2023/25-may-zaporizka-oblast0941-red-alert-aerial-g" text:style-name="Internet_20_link" text:visited-style-name="Visited_20_Internet_20_Link">
https://liveuamap.com/en/2023/25-may-zaporizka-oblast0941-red-alert-aerial-g</text:a>
</text:p>
      <text:p text:style-name="P4">
News Source: <text:a xlink:type="simple" xlink:href="https://t.me/air_alert_ua/46485" text:style-name="Internet_20_link" text:visited-style-name="Visited_20_Internet_20_Link">
https://t.me/air_alert_ua/46485</text:a>
</text:p>
      <!--NEWS-->
      <text:h text:style-name="P10" text:outline-level="1">
<text:span text:style-name="T4">
Kherson, Khersonska Oblast(09:47). Red Alert: aerial threat. Sirens sounding. Take cover now!</text:span>
</text:h>
      <text:p text:style-name="P4">
Authors: liveuamap (Language: en)</text:p>
      <text:p text:style-name="P4">
Time: 2023-05-25T03:49:00</text:p>
      <text:p text:style-name="P4">
Location: Kherson (Latitude:46.6562 Longtitude:32.61738)</text:p>
      <text:p text:style-name="P4">
Videos: []</text:p>
      <text:p text:style-name="P4">
Images: []</text:p>
      <text:p text:style-name="P4">
Tags: ["Europe", "Central and Eastern Europe"]</text:p>
      <text:p text:style-name="P4">
Id: 22565252</text:p>
      <!--METADATA-->
      <text:p text:style-name="P4">
Kherson, Kherson region(09:47). Red Alert: aerial threat. Sirens sounding.Take cover now!</text:p>
      <text:p text:style-name="P4">
News Collection Link: <text:a xlink:type="simple" xlink:href="https://liveuamap.com/en/2023/25-may-kherson-khersonska-oblast0947-red-alerg" text:style-name="Internet_20_link" text:visited-style-name="Visited_20_Internet_20_Link">
https://liveuamap.com/en/2023/25-may-kherson-khersonska-oblast0947-red-alerg</text:a>
</text:p>
      <text:p text:style-name="P4">
News Source: <text:a xlink:type="simple" xlink:href="https://t.me/air_alert_ua/46486" text:style-name="Internet_20_link" text:visited-style-name="Visited_20_Internet_20_Link">
https://t.me/air_alert_ua/46486</text:a>
</text:p>
      <!--NEWS-->
      <text:h text:style-name="P10" text:outline-level="1">
<text:span text:style-name="T4">
At Sivershchyna and Slobozhanshchyna directions Russian army shelled Khrinivka, Khotyanivka and...</text:span>
</text:h>
      <text:p text:style-name="P4">
Authors: liveuamap (Language: en)</text:p>
      <text:p text:style-name="P4">
Time: 2023-05-25T04:00:00</text:p>
      <text:p text:style-name="P4">
Location: Sumy (Latitude:51.11538 Longtitude:35.0251)</text:p>
      <text:p text:style-name="P4">
Videos: []</text:p>
      <text:p text:style-name="P4">
Images: []</text:p>
      <text:p text:style-name="P4">
Tags: ["Russia"]</text:p>
      <text:p text:style-name="P4">
Id: 22565266</text:p>
      <!--METADATA-->
      <text:p text:style-name="P4">
At sivershchyna and slBozhanschyna directions Russian army Shelled Khrinivka, Khotiyivka and Yanzhulivka of Chernihiv Region; Bunyakyne, Volfyne, SHPYL, PAVLIVKA, KINDRATIVKA, Oleksiyivka and Yunakivka of Sumy Region, ALSO UDY, VETERYNARNE, LYPTSI, Zelene, Ohirtstse, Ohirtsi Lyanky of Kharkiv Region. Russian Aviation Conducted Airstrike at Yunakivkaof Sumy Region, - General Staff of Armed Forces of Ukraine Says in the Morningreport</text:p>
      <text:p text:style-name="P4">
News Collection Link:(https://liveuamap.com/en/2023/25-may-at-sivershchyna-and-slobozhanschyna-directions-russian)</text:p>
      <text:p text:style-name="P4">
News Source: <text:a xlink:type="simple" xlink:href="https://t.me/lumsrc/4892" text:style-name="Internet_20_link" text:visited-style-name="Visited_20_Internet_20_Link">
https://t.me/lumsrc/4892</text:a>
</text:p>
      <!--NEWS-->
      <text:h text:style-name="P10" text:outline-level="1">
<text:span text:style-name="T4">
International Support: The key factor of victory on the legal front is Andrey Kostin</text:span>
</text:h>
      <text:p text:style-name="P4">
Author: ['АРМІЯINFORM']</text:p>
      <text:p text:style-name="P4">
Time: 2023-05-25T04:00:00-04:00</text:p>
      <text:p text:style-name="P4">
Description: About Tse Ofіs of the General Prosecutor of the Vice in Telegram-channel. General Prosecuto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f2324c7d-288c-49ff-94b9-a8122bc53125.jpg" text:style-name="Internet_20_link" text:visited-style-name="Visited_20_Internet_20_Link">
f2324c7d-288c-49ff-94b9-a8122bc53125.jpg</text:a>
']</text:p>
      <text:p text:style-name="P4">
Tags: ['STOPRUSSIA', 'АГРЕСІЯ РФ', 'АНДРІЙ КОСТІН', 'ВІЙНА', 'ВТОРГНЕННЯ РФ', 'ОФІС ГЕНЕРАЛЬНОГО ПРОКУРОРА УКРАЇНИ']</text:p>
      <text:p text:style-name="P4">
Category: News</text:p>
      <!--METADATA-->
      <text:p text:style-name="P4">
<draw:frame draw:style-name="fr1" draw:name="Image73" text:anchor-type="as-char" svg:width="6.9236in" svg:height="4.61393in" draw:z-index="0">
<draw:image xlink:href="../Images/AРМІЯINFORM/2023-05-25T04-00-00-04-00/f2324c7d-288c-49ff-94b9-a8122bc53125.jpg" xlink:type="simple" xlink:show="embed" xlink:actuate="onLoad" draw:mime-type="image/jpeg"/>
</draw:frame>
The prosecutor General's Office reports in Telegram channel <text:span text:style-name="T4">
. </text:span>
</text:p>
      <text:p text:style-name="P4">
Prosecutor General Andriy Kostin spent an online meeting with members of the UK Parliament Committee. In his speech, he thanked the concern and continuous support of Ukraine.</text:p>
      <text:p text:style-name="P4">
“An example of such assistance is an advisory group on the most severe in -international crimes - AtroCity Crimes Advisory Group(ACA), one of the founders of which is the United Kingdom. It was created to support the office prosecutor in the investigation and judicial prosecution of military and violations of international humanitarian law, committed as a result of an incorporated and illegal Russian war.</text:p>
      <text:p text:style-name="P4">
Recently, the UK Embassy in Poland has hosted the ACA leaders forum, which helped determine priorities and future initiatives.</text:p>
      <text:p text:style-name="P4">
We appreciate the personal involvement of highly respected Victoria Pntis, its assignment to restoring justice and ensuring the responsibility of horrific crimes of the Russian Federation. The world community is united in the desire to punish the guilty committing serious international crimes, ”Andrei Kostin stated.</text:p>
      <text:p text:style-name="P4">
He also noted that international support and unity are necessary to win the legal front and the restoration of peace in Europe and the world.</text:p>
      <text:p text:style-name="P4">
News Source: <text:a xlink:type="simple" xlink:href="https://armyinform.com.ua/2023/05/25/mizhnarodna-pidtrymka-klyuchovyj-faktor-peremogy-na-pravovomu-fronti-andrij-kostin/" text:style-name="Internet_20_link" text:visited-style-name="Visited_20_Internet_20_Link">
https://armyinform.com.ua/2023/05/25/mizhnarodna-pidtrymka-klyuchovyj-faktor-peremogy-na-pravovomu-fronti-andrij-kostin/</text:a>
</text:p>
      <!--NEWS-->
      <text:h text:style-name="P10" text:outline-level="1">
<text:span text:style-name="T4">
JSC Shakhtar Directio Rusian of the Army Shelled Vodyane, Coal And And Great Novosilka - General ...</text:span>
</text:h>
      <text:p text:style-name="P4">
Authors: liveuamap (Language: en)</text:p>
      <text:p text:style-name="P4">
Time: 2023-05-25T04:01:00</text:p>
      <text:p text:style-name="P4">
Location: Velyka Novosilka (Latitude:47.84024 Longtitude:36.83681)</text:p>
      <text:p text:style-name="P4">
Videos: []</text:p>
      <text:p text:style-name="P4">
Images: []</text:p>
      <text:p text:style-name="P4">
Tags: ["Russia"]</text:p>
      <text:p text:style-name="P4">
Id: 22565260</text:p>
      <!--METADATA-->
      <text:p text:style-name="P4">
At Shakhtarske direction Russian army shelled Vodyane, Vuhledar and VelykaNovosilka, - General Staff of Armed Forces of Ukraine says in the morningreport</text:p>
      <text:p text:style-name="P4">
News Collection Link: <text:a xlink:type="simple" xlink:href="https://liveuamap.com/en/2023/25-may-at-shakhtarske-direction-russian-army-shelled-vodyane" text:style-name="Internet_20_link" text:visited-style-name="Visited_20_Internet_20_Link">
https://liveuamap.com/en/2023/25-may-at-shakhtarske-direction-russian-army-shelled-vodyane</text:a>
</text:p>
      <text:p text:style-name="P4">
News Source: <text:a xlink:type="simple" xlink:href="https://t.me/lumsrc/4898" text:style-name="Internet_20_link" text:visited-style-name="Visited_20_Internet_20_Link">
https://t.me/lumsrc/489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5T04:03:25</text:p>
      <text:p text:style-name="P4">
Location: Marinka, Donetsk Oblast (Latitude:47.93739 Longtitude:37.50011)</text:p>
      <text:p text:style-name="P4">
Videos: []</text:p>
      <text:p text:style-name="P4">
Images: []</text:p>
      <text:p text:style-name="P4">
Tags: ["Russia"]</text:p>
      <text:p text:style-name="P4">
Id: 22565258</text:p>
      <!--METADATA-->
      <text:p text:style-name="P4">
Russian forces conducting offensive actions at Lyman, Bakhmut, Avdiivka andMaryinka directions. Ukrainian military had 28 combat engagements with Russianforces. Russian forces attempting to advance near Masutivka, Ivanivske,Novokalynove and Avdiyivka, Maryinka, - General Staff of Armed Forces ofUkraine says in the morning report</text:p>
      <text:p text:style-name="P4">
News Collection Link: <text:a xlink:type="simple" xlink:href="https://liveuamap.com/en/2023/25-may-russian-forces-conducting-offensive-actions-at-lyman" text:style-name="Internet_20_link" text:visited-style-name="Visited_20_Internet_20_Link">
https://liveuamap.com/en/2023/25-may-russian-forces-conducting-offensive-actions-at-lyman</text:a>
</text:p>
      <text:p text:style-name="P4">
News Source: <text:a xlink:type="simple" xlink:href="https://t.me/lumsrc/4900" text:style-name="Internet_20_link" text:visited-style-name="Visited_20_Internet_20_Link">
https://t.me/lumsrc/4900</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5T04:09:47</text:p>
      <text:p text:style-name="P4">
Location: Ukraine (Latitude:46.56842 Longtitude:32.39525)</text:p>
      <text:p text:style-name="P4">
Videos: []</text:p>
      <text:p text:style-name="P4">
Images: []</text:p>
      <text:p text:style-name="P4">
Tags: ["Russia"]</text:p>
      <text:p text:style-name="P4">
Id: 22565259</text:p>
      <!--METADATA-->
      <text:p text:style-name="P4">
At Zaporizhzhia and Kherson Directions Russian Army Shelled Vremivka andnovosilka of Donetsk Region; Olhivske, Malynivka, Huliaipole, Huliaipilske, Novoselivka, Omelnyk, Bilohirya, Mala Tokamachka, Kamyanske of Zaporizhiaregion; Mykhaylivka, Novotyahynka and Veletenske of Kherson Region and KhersonCity, General Staff of Armed Forces of Ukraine Says in the Morning Report</text:p>
      <text:p text:style-name="P4">
News Collection Link: <text:a xlink:type="simple" xlink:href="https://liveuamap.com/en/2023/25-may-at-zaporizhzhia-and-kherson-directions-russian-army" text:style-name="Internet_20_link" text:visited-style-name="Visited_20_Internet_20_Link">
https://liveuamap.com/en/2023/25-MAY-T-ZAPORIZHIA-KHERSON-Directions-RUSSIAN-ARMY</text:a>
</text:p>
      <text:p text:style-name="P4">
News Source: <text:a xlink:type="simple" xlink:href="https://t.me/lumsrc/4899" text:style-name="Internet_20_link" text:visited-style-name="Visited_20_Internet_20_Link">
https://t.me/lumsrc/4899</text:a>
</text:p>
      <!--NEWS-->
      <text:h text:style-name="P10" text:outline-level="1">
<text:span text:style-name="T4">
Adviser to the Ukrainian President: The counteroffensive will continue to destroy the Russian...</text:span>
</text:h>
      <text:p text:style-name="P4">
Authors: liveuamap (Language: en)</text:p>
      <text:p text:style-name="P4">
Time: 2023-05-25T04:24:47</text:p>
      <text:p text:style-name="P4">
Location: Kyiv, Kyiv city (Latitude:50.44426 Longtitude:30.52914)</text:p>
      <text:p text:style-name="P4">
Videos: []</text:p>
      <text:p text:style-name="P4">
Images: []</text:p>
      <text:p text:style-name="P4">
Tags: ["Russia", "Europe"]</text:p>
      <text:p text:style-name="P4">
Id: 22565267</text:p>
      <!--METADATA-->
      <text:p text:style-name="P4">
Adviser to the Ukrainian President: The counteroffensive will continue todestroy the Russian forces on various fronts</text:p>
      <text:p text:style-name="P4">
News Collection Link: <text:a xlink:type="simple" xlink:href="https://liveuamap.com/en/2023/25-may-adviser-to-the-ukrainian-president-the-counteroffensive" text:style-name="Internet_20_link" text:visited-style-name="Visited_20_Internet_20_Link">
https://liveuamap.com/en/2023/25-may-adviser-to-the-ukrainian-president-the-counteroffensive</text:a>
</text:p>
      <text:p text:style-name="P4">
News Source: <text:a xlink:type="simple" xlink:href="https://twitter.com/AJABreaking/status/1661645494227968001" text:style-name="Internet_20_link" text:visited-style-name="Visited_20_Internet_20_Link">
https://twitter.com/AJABreaking/status/1661645494227968001</text:a>
</text:p>
      <!--NEWS-->
      <text:h text:style-name="P10" text:outline-level="1">
<text:span text:style-name="T4">
2 person killed as result of Russian shelling in Raihorodka village of Luhansk region</text:span>
</text:h>
      <text:p text:style-name="P4">
Authors: liveuamap (Language: en)</text:p>
      <text:p text:style-name="P4">
Time: 2023-05-25T04:27:18</text:p>
      <text:p text:style-name="P4">
Location: Lyman (Latitude:49.37477 Longtitude:37.96128)</text:p>
      <text:p text:style-name="P4">
Videos: []</text:p>
      <text:p text:style-name="P4">
Images: ["<text:a xlink:type="simple" xlink:href="https://liveuamap.com/pics/2023/05/25/22565270_0.jpg" text:style-name="Internet_20_link" text:visited-style-name="Visited_20_Internet_20_Link">
22565270_0.jpg</text:a>
"]</text:p>
      <text:p text:style-name="P4">
Tags: ["Europe", "Central and Eastern Europe"]</text:p>
      <text:p text:style-name="P4">
Id: 22565270</text:p>
      <!--METADATA-->
      <text:p text:style-name="P4">
2 person killed as result of Russian shelling in Raihorodka village of Luhansk Region<draw:frame draw:style-name="fr1" draw:name="Image74" text:anchor-type="as-char" svg:width="6.9236in" svg:height="5.1927in" draw:z-index="0">
<draw:image xlink:href="../Images/liveuamap/2023-05-25T04-27-18/22565270_0.jpg" xlink:type="simple" xlink:show="embed" xlink:actuate="onLoad" draw:mime-type="image/jpeg"/>
</draw:frame>
News Collection Link: <text:a xlink:type="simple" xlink:href="https://liveuamap.com/en/2023/25-may-2-person-killed-as-result-of-russian-shelling-in-raihorodka" text:style-name="Internet_20_link" text:visited-style-name="Visited_20_Internet_20_Link">
https://liveuamap.com/en/2023/25-may-2-person-killed-as-result-of-russian-shelling-in-raihorodka</text:a>
</text:p>
      <text:p text:style-name="P4">
News Source: <text:a xlink:type="simple" xlink:href="https://twitter.com/HromadskeRadio/status/1661643384006615040" text:style-name="Internet_20_link" text:visited-style-name="Visited_20_Internet_20_Link">
https://twitter.com/HromadskeRadio/status/1661643384006615040</text:a>
</text:p>
      <!--NEWS-->
      <text:h text:style-name="P10" text:outline-level="1">
<text:span text:style-name="T4">
Kharkiv, Kharkivska Oblast(10:31). Red Alert: aerial threat. Sirens sounding. Take cover now!</text:span>
</text:h>
      <text:p text:style-name="P4">
Authors: liveuamap (Language: en)</text:p>
      <text:p text:style-name="P4">
Time: 2023-05-25T04:31:00</text:p>
      <text:p text:style-name="P4">
Location: Kharkiv (Latitude:49.98189 Longtitude:36.25278)</text:p>
      <text:p text:style-name="P4">
Videos: []</text:p>
      <text:p text:style-name="P4">
Images: []</text:p>
      <text:p text:style-name="P4">
Tags: ["Europe", "Central and Eastern Europe"]</text:p>
      <text:p text:style-name="P4">
Id: 22565271</text:p>
      <!--METADATA-->
      <text:p text:style-name="P4">
Kharkiv, Kharkiv region(10:31). Red Alert: aerial threat. Sirens sounding.Take cover now!</text:p>
      <text:p text:style-name="P4">
News Collection Link: <text:a xlink:type="simple" xlink:href="https://liveuamap.com/en/2023/25-may-kharkiv-kharkivska-oblast1031-red-alerg" text:style-name="Internet_20_link" text:visited-style-name="Visited_20_Internet_20_Link">
https://liveuamap.com/en/2023/25-may-kharkiv-kharkivska-oblast1031-red-alerg</text:a>
</text:p>
      <text:p text:style-name="P4">
News Source: <text:a xlink:type="simple" xlink:href="https://t.me/suspilnekharkiv/25189" text:style-name="Internet_20_link" text:visited-style-name="Visited_20_Internet_20_Link">
https://t.me/suspilnekharkiv/25189</text:a>
</text:p>
      <!--NEWS-->
      <text:h text:style-name="P10" text:outline-level="1">
<text:span text:style-name="T4">
Foreign states should take measures to protect their citizens in the occupied territories of Ukraine</text:span>
</text:h>
      <text:p text:style-name="P4">
Author: ['АРМІЯINFORM']</text:p>
      <text:p text:style-name="P4">
Time: 2023-05-25T05:00:00-04:00</text:p>
      <text:p text:style-name="P4">
Description: About the CENREMELA Minreintegrait. I will say to the Vicepremi-Minigra Irina Vereshchuk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iryna-vereshhuk-nashe-oblychchya.jpg" text:style-name="Internet_20_link" text:visited-style-name="Visited_20_Internet_20_Link">
iryna-vereshhuk-nashe-oblychchya.jpg</text:a>
']</text:p>
      <text:p text:style-name="P4">
Tags: ['STOPRUSSIA', 'АГРЕСІЯ РФ', 'ВІЙНА', 'ВТОРГНЕННЯ РФ', 'ІРИНА ВЕРЕЩУК', 'МІНРЕІНТЕГРАЦІЇ']</text:p>
      <text:p text:style-name="P4">
Category: News</text:p>
      <!--METADATA-->
      <text:p text:style-name="P4">
<draw:frame draw:style-name="fr1" draw:name="Image75" text:anchor-type="as-char" svg:width="6.9236in" svg:height="4.876678in" draw:z-index="0">
<draw:image xlink:href="../Images/AРМІЯINFORM/2023-05-25T05-00-00-04-00/iryna-vereshhuk-nashe-oblychchya.jpg" xlink:type="simple" xlink:show="embed" xlink:actuate="onLoad" draw:mime-type="image/jpeg"/>
</draw:frame>
Viceremier-Minister of Ukraine Irina Vereshchuk</text:p>
      <text:p text:style-name="P4">
About it <text:a xlink:type="simple" xlink:href="https://minre.gov.ua/2023/05/24/inozemni-derzhavy-mayut-vzhyty-nevidkladnyh-zahodiv-aby-yihni-gromadyany-osoblyvo-dity-ne-perebuvaly-na-tymchasovo-okupovanyh-terytoriyah-ukrayiny/" text:style-name="Internet_20_link" text:visited-style-name="Visited_20_Internet_20_Link">
reports</text:a>
Ministry of Reintegration.</text:p>
      <text:p text:style-name="P4">
This statement was announced by Viceremier-Minister Irina Vereshchuk on the air of Inter.</text:p>
      <text:p text:style-name="P4">
She explained that Russia has begun to actively promote summer holidays. In particular, in the Crimea, where, under the pretext of organizing cultural and educational events, it is necessary to lure as many children from different countries as possible. Including Artek's hearing camp.</text:p>
      <text:p text:style-name="P4">
In fact, it is another desire to use children as a living shield. To get rid of them from the Armed Forces.</text:p>
      <text:p text:style-name="P4">
“First, the enemy tries to legitimize the occupation of the international community. Secondly, the Russians want to make a live shield of representatives of foreign countries. Taking the opportunity, I appeal to foreign countries to take urgent measures to prevent their citizens, so they would not be in the temporarily occupied territories of Ukraine. Protect people and do not let Russia cover their crimes, ” - calling them.</text:p>
      <text:p text:style-name="P4">
News Source: <text:a xlink:type="simple" xlink:href="https://armyinform.com.ua/2023/05/25/inozemni-derzhavy-mayut-vzhyty-zahodiv-dlya-zahystu-svoyih-gromadyan-na-okupovanyh-terytoriyah-ukrayiny/" text:style-name="Internet_20_link" text:visited-style-name="Visited_20_Internet_20_Link">
https://armyinform.com.ua/2023/05/25/inozemni-derzhavy-mayut-vzhyty-zahodiv-dlya-zahystu-svoyih-gromadyan-na-okupovanyh-terytoriyah-ukrayiny/</text:a>
</text:p>
      <!--NEWS-->
      <text:h text:style-name="P10" text:outline-level="1">
<text:span text:style-name="T4">
Dormitory of Kherson State University was damaged as result of shelling in Kherson overnight</text:span>
</text:h>
      <text:p text:style-name="P4">
Authors: liveuamap (Language: en)</text:p>
      <text:p text:style-name="P4">
Time: 2023-05-25T05:03:06</text:p>
      <text:p text:style-name="P4">
Location: Kherson (Latitude:46.64578 Longtitude:32.62979)</text:p>
      <text:p text:style-name="P4">
Videos: []</text:p>
      <text:p text:style-name="P4">
Images: ["<text:a xlink:type="simple" xlink:href="https://liveuamap.com/pics/2023/05/25/22565287_0.jpg" text:style-name="Internet_20_link" text:visited-style-name="Visited_20_Internet_20_Link">
22565287_0.jpg</text:a>
"]</text:p>
      <text:p text:style-name="P4">
Tags: ["Europe", "Central and Eastern Europe"]</text:p>
      <text:p text:style-name="P4">
Id: 22565287</text:p>
      <!--METADATA-->
      <text:p text:style-name="P4">
Dormitory of Kherson State University was damaged as result of shelling inKherson overnight</text:p>
      <text:p text:style-name="P4">
<draw:frame draw:style-name="fr1" draw:name="Image76" text:anchor-type="as-char" svg:width="6.9236in" svg:height="9.231467in" draw:z-index="0">
<draw:image xlink:href="../Images/liveuamap/2023-05-25T05-03-06/22565287_0.jpg" xlink:type="simple" xlink:show="embed" xlink:actuate="onLoad" draw:mime-type="image/jpeg"/>
</draw:frame>
News Collection Link: <text:a xlink:type="simple" xlink:href="https://liveuamap.com/en/2023/25-may-dormitory-of-kherson-state-university-was-damaged" text:style-name="Internet_20_link" text:visited-style-name="Visited_20_Internet_20_Link">
https://liveuamap.com/en/2023/25-may-dormitory-of-kherson-state-university-was-damaged</text:a>
</text:p>
      <text:p text:style-name="P4">
News Source: <text:a xlink:type="simple" xlink:href="https://twitter.com/hochu_dodomu/status/1661658466828558340" text:style-name="Internet_20_link" text:visited-style-name="Visited_20_Internet_20_Link">
https://twitter.com/hochu_dodomu/status/1661658466828558340</text:a>
</text:p>
      <!--NEWS-->
      <text:h text:style-name="P10" text:outline-level="1">
<text:span text:style-name="T4">
Donetsk Oblast(11:22). Red Alert: aerial threat. Sirens sounding. Take cover now!</text:span>
</text:h>
      <text:p text:style-name="P4">
Authors: liveuamap (Language: en)</text:p>
      <text:p text:style-name="P4">
Time: 2023-05-25T05:23:00</text:p>
      <text:p text:style-name="P4">
Location: Donetsk Oblast (Latitude:48.72744 Longtitude:37.5781)</text:p>
      <text:p text:style-name="P4">
Videos: []</text:p>
      <text:p text:style-name="P4">
Images: []</text:p>
      <text:p text:style-name="P4">
Tags: ["Europe", "Central and Eastern Europe"]</text:p>
      <text:p text:style-name="P4">
Id: 22565289</text:p>
      <!--METADATA-->
      <text:p text:style-name="P4">
Donetsk Oblast(11:22). Red Alert: aerial threat. Sirens sounding. Take covernow!</text:p>
      <text:p text:style-name="P4">
News Collection Link: <text:a xlink:type="simple" xlink:href="https://liveuamap.com/en/2023/25-may-donetsk-oblast1122-red-alert-aerial-thg" text:style-name="Internet_20_link" text:visited-style-name="Visited_20_Internet_20_Link">
https://liveuamap.com/en/2023/25-may-donetsk-oblast1122-red-alert-aerial-thg</text:a>
</text:p>
      <text:p text:style-name="P4">
News Source: <text:a xlink:type="simple" xlink:href="https://t.me/air_alert_ua/46493" text:style-name="Internet_20_link" text:visited-style-name="Visited_20_Internet_20_Link">
https://t.me/air_alert_ua/46493</text:a>
</text:p>
      <!--NEWS-->
      <text:h text:style-name="P10" text:outline-level="1">
<text:span text:style-name="T4">
Explosions and fire reported at airport in Melitopol, Zaporizhzhia region</text:span>
</text:h>
      <text:p text:style-name="P4">
Authors: liveuamap (Language: en)</text:p>
      <text:p text:style-name="P4">
Time: 2023-05-25T05:45:37</text:p>
      <text:p text:style-name="P4">
Location: Melitopol (Latitude:46.87788 Longtitude:35.31872)</text:p>
      <text:p text:style-name="P4">
Videos: []</text:p>
      <text:p text:style-name="P4">
Images: ["<text:a xlink:type="simple" xlink:href="https://liveuamap.com/pics/2023/05/25/22565298_0.jpg" text:style-name="Internet_20_link" text:visited-style-name="Visited_20_Internet_20_Link">
22565298_0.jpg</text:a>
"]</text:p>
      <text:p text:style-name="P4">
Tags: ["Europe", "Central and Eastern Europe"]</text:p>
      <text:p text:style-name="P4">
Id: 22565298</text:p>
      <!--METADATA-->
      <text:p text:style-name="P4">
Explosions and fire reported at airport in Melitopol, Zaporizhzhia region</text:p>
      <text:p text:style-name="P4">
<draw:frame draw:style-name="fr1" draw:name="Image77" text:anchor-type="as-char" svg:width="6.9236in" svg:height="6.932265in" draw:z-index="0">
<draw:image xlink:href="../Images/liveuamap/2023-05-25T05-45-37/22565298_0.jpg" xlink:type="simple" xlink:show="embed" xlink:actuate="onLoad" draw:mime-type="image/jpeg"/>
</draw:frame>
News Collection Link: <text:a xlink:type="simple" xlink:href="https://liveuamap.com/en/2023/25-may-explosions-and-fire-reported-at-airport-in-melitopol" text:style-name="Internet_20_link" text:visited-style-name="Visited_20_Internet_20_Link">
https://liveuamap.com/en/2023/25-may-explosions-and-fire-reported-at-airport-in-melitopol</text:a>
</text:p>
      <text:p text:style-name="P4">
News Source: <text:a xlink:type="simple" xlink:href="https://t.me/info_zp/36389" text:style-name="Internet_20_link" text:visited-style-name="Visited_20_Internet_20_Link">
https://t.me/info_zp/36389</text:a>
</text:p>
      <!--NEWS-->
      <text:h text:style-name="P10" text:outline-level="1">
<text:span text:style-name="T4">
"Russian Volunteer Corps" RDK published new video from Glotovo village of Grayvoron district ...</text:span>
</text:h>
      <text:p text:style-name="P4">
Authors: liveuamap (Language: en)</text:p>
      <text:p text:style-name="P4">
Time: 2023-05-25T05:54:52</text:p>
      <text:p text:style-name="P4">
Location: Belgorod, Belgorodskaya oblast' (Latitude:50.453 Longtitude:35.63111)</text:p>
      <text:p text:style-name="P4">
Videos: []</text:p>
      <text:p text:style-name="P4">
Images: []</text:p>
      <text:p text:style-name="P4">
Tags: ["Russia", "Central and Eastern Europe"]</text:p>
      <text:p text:style-name="P4">
Id: 22565299</text:p>
      <!--METADATA-->
      <text:p text:style-name="P4">
"Russian Volunteer Corps" RDK published new video from Glotovo village ofGrayvoron district of Belgorod region</text:p>
      <text:p text:style-name="P4">
News Collection Link: <text:a xlink:type="simple" xlink:href="https://liveuamap.com/en/2023/25-may-russian-volunteer-corps-rdk-published-new-video-from" text:style-name="Internet_20_link" text:visited-style-name="Visited_20_Internet_20_Link">
https://liveuamap.com/en/2023/25-may-russian-volunteer-corps-rdk-published-new-video-from</text:a>
</text:p>
      <text:p text:style-name="P4">
News Source: <text:a xlink:type="simple" xlink:href="https://t.me/lachentyt/29670" text:style-name="Internet_20_link" text:visited-style-name="Visited_20_Internet_20_Link">
https://t.me/lachentyt/29670</text:a>
</text:p>
      <!--NEWS-->
      <text:h text:style-name="P10" text:outline-level="1">
<text:span text:style-name="T4">
"Ukraine and the world - against Russian aggression" - the external intelligence service of Ukraine</text:span>
</text:h>
      <text:p text:style-name="P4">
Author: ['АРМІЯINFORM']</text:p>
      <text:p text:style-name="P4">
Time: 2023-05-25T06:00:00-04:00</text:p>
      <text:p text:style-name="P4">
Description: About the work of the General Service of the Clane Rosewoods of Ukraine on its own company Storinzi 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 УКРАЇНИ']</text:p>
      <text:p text:style-name="P4">
Category: News</text:p>
      <!--METADATA-->
      <text:p text:style-name="P4">
<draw:frame draw:style-name="fr1" draw:name="Image78" text:anchor-type="as-char" svg:width="6.9236in" svg:height="6.820353in" draw:z-index="0">
<draw:image xlink:href="../Images/AРМІЯINFORM/2023-05-25T06-00-00-04-00/golovna-37.jpg" xlink:type="simple" xlink:show="embed" xlink:actuate="onLoad" draw:mime-type="image/jpeg"/>
</draw:frame>
About it <text:a xlink:type="simple" xlink:href="https://www.facebook.com/SZRUkraine/posts/pfbid021KcSA9MuGqyoeLacwHoj4NMkiUw6no7fzz769AKDg2BbUZ95qx1nBj7PDud37DCgl" text:style-name="Internet_20_link" text:visited-style-name="Visited_20_Internet_20_Link">
reports</text:a>
Ukraine's external intelligence service on its official Facebook page.</text:p>
      <text:p text:style-name="P4">
On May 23, the IMF mission began on the first viewing of the expanded EFF funding program with Ukraine.</text:p>
      <text:p text:style-name="P4">
The EU has paid the regular 1.5 billion euros from the package of assistance for 18 billion.</text:p>
      <text:p text:style-name="P4">
The European Union plans to expand the scheme of joint procurement, which works for gas, in hydrogen and other critical goods.</text:p>
      <text:p text:style-name="P4">
Germany considers options for supporting countries that plan to teach Ukrainian pilots to the F-16 fighter fighters.</text:p>
      <text:p text:style-name="P4">
US Department spokesman Matthew Miller emphasized that the United States is to see all possible ways to support Ukraine and to attract Russia's reference for its aggression. The spokesman also assured that granting Ukraine the F-16E priority for the United States. Commenting on the events of May 22, the Vyelgorod region of the Russian Federation, Miller recalled that it was Russia who is the aggressor in this. At the same time, he reported that the Russian International Criminal Organization "Wagner" is trying to hide its efforts to purchase military equipment and uses small for these purposes.</text:p>
      <text:p text:style-name="P4">
The Prime Minister of the United Kingdom Risha Sunak believes that attempts to make a war in Ukraine in Ukraine at the present stage are "absolutely wrong" to be stopped.</text:p>
      <text:p text:style-name="P4">
“Everyone wants the war to end. The only one who seems to want the war is Putin. No one wants peace more than Ukraine, we are supporting the initiative of President Zelensky on peace, ”said EU Diplomacy Josep Borrel. Borrel also called on the innerization of in Ukraine not to equate the victim to the aggressor.</text:p>
      <text:p text:style-name="P4">
"France is ready to negotiate with Ukraine to provide security guarantees that will help it protect it in the long run and prevent possible aggression," the Foreign Ministry of France said.</text:p>
      <text:p text:style-name="P4">
German Chancellor Olaf Scholtz is convinced that Russia will not win the war of anti -Ukraine, and Kiev will become a member of the European Union after victory.</text:p>
      <text:p text:style-name="P4">
“The partners of Ukraine should now go“ Va-Bank ”and provide Ukraine with everything that Ukraine can use in all-military battles and which is permissible in international law. There should no longer be red lines, ”said the Bundestag deputy Roderich Kizetter. In his opinion, German winged rocketstaurus with a radius of up to 400-500 kilometers would be a very useful contribution.Defense Ministers and high -ranking defense officials of 12 NATO countries(North Group: The United Kingdom, the Netherlands, Germany, Denmark, Finland, Iceland, Norway, Sweden, Poland, Latvia, Lithuania and Estonia)On the eve of the summit, Vilnius held a meeting to strengthen the safety of the Alliance and the defense capability of Ukraine.</text:p>
      <text:p text:style-name="P4">
President May Sandu said Moldova would enforce the decision of the International Criminal Court and arrest Putin if he came to the country.</text:p>
      <text:p text:style-name="P4">
News Source: <text:a xlink:type="simple" xlink:href="https://armyinform.com.ua/2023/05/25/ukrayina-i-svit-proty-rosijskoyi-agresiyi-sluzhba-zovnishnoyi-rozvidky-ukrayiny-4/" text:style-name="Internet_20_link" text:visited-style-name="Visited_20_Internet_20_Link">
https://armyinform.com.ua/2023/05/25/ukrayina-i-svit-proty-rosijskoyi-agresiyi-sluzhba-zovnishnoyi-rozvidky-ukrayiny-4/</text:a>
</text:p>
      <!--NEWS-->
      <text:h text:style-name="P10" text:outline-level="1">
<text:span text:style-name="T4">
Sapper units of the Armed Forces of Ukraine in a week neutralized 1,448 explosive items</text:span>
</text:h>
      <text:p text:style-name="P4">
Author: ['АРМІЯINFORM']</text:p>
      <text:p text:style-name="P4">
Time: 2023-05-25T07:00:00-04:00</text:p>
      <text:p text:style-name="P4">
Description: Groups of the Rosinwanny command of the forces of the Piditrim of the Zbroyni forces of Ukraine Ta DSST Minіstr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8992366_972616894158437_3192259720673147502_n.jpg" text:style-name="Internet_20_link" text:visited-style-name="Visited_20_Internet_20_Link">
348992366_972616894158437_3192259720673147502_n.jpg</text:a>
']</text:p>
      <text:p text:style-name="P4">
Tags: ['STOPRUSSIA', 'АГРЕСІЯ РФ', 'ВІЙНА', 'ВТОРГНЕННЯ РФ', 'РОЗМІНУВАННЯ']</text:p>
      <text:p text:style-name="P4">
Category: News</text:p>
      <!--METADATA-->
      <text:p text:style-name="P4">
<draw:frame draw:style-name="fr1" draw:name="Image79" text:anchor-type="as-char" svg:width="6.9236in" svg:height="4.615733in" draw:z-index="0">
<draw:image xlink:href="../Images/AРМІЯINFORM/2023-05-25T07-00-00-04-00/348992366_972616894158437_3192259720673147502_n.jpg" xlink:type="simple" xlink:show="embed" xlink:actuate="onLoad" draw:mime-type="image/jpeg"/>
</draw:frame>
Demand Groups for Forces of Support forces of the Armed Forces of Ukraine and the State Defense Ministry of Ukraine work hard so that we can be inherited by a safe, European and free country, not hundreds of thousands of mens of danearmarters.</text:p>
      <text:p text:style-name="P4">
Our sapper units, which return the security of the liberated communities of Kyiv, Kharkiv, Kherson, Mykolaiv and other regions, were surveyed from 13 to 19 and 19th.</text:p>
      <ul>
        <li>
about 289 hectares of terrain and farmland; * about 12 km of highways; * about 1 km of railway tracks; * more than 5 km of gases; * about 5 km of transmission lines.</li>
      </ul>
      <text:p text:style-name="P4">
Only a week, 1448 units of explosive objects were disposed of.</text:p>
      <text:p text:style-name="P4">
<text:span text:style-name="T4">
 Source: </text:span>
 <text:a xlink:type="simple" xlink:href="https://www.facebook.com/GeneralStaff.ua/posts/pfbid0uwAMPYho3rqDVanyk1rxCWcs5djCEzWuSErd68xfN66iSYtsxPjDs9EyuwUZNiuUl" text:style-name="Internet_20_link" text:visited-style-name="Visited_20_Internet_20_Link">
<text:span text:style-name="T5">
Egeneral headquarters</text:span>
</text:a>
</text:p>
      <text:p text:style-name="P4">
News Source: <text:a xlink:type="simple" xlink:href="https://armyinform.com.ua/2023/05/25/sapernymy-pidrozdilamy-zs-ukrayiny-za-tyzhden-zneshkodzheno-1448-odynycz-vybuhonebezpechnyh-predmetiv/" text:style-name="Internet_20_link" text:visited-style-name="Visited_20_Internet_20_Link">
https://armyinform.com.ua/2023/05/25/sapernymy-pidrozdilamy-zs-ukrayiny-za-tyzhden-zneshkodzheno-1448-odynycz-vybuhonebezpechnyh-predmetiv/</text:a>
</text:p>
      <!--NEWS-->
      <text:h text:style-name="P10" text:outline-level="1">
<text:span text:style-name="T4">
106 Ukrainian were released from Russian captivity. These are military personnel from the Bak...</text:span>
</text:h>
      <text:p text:style-name="P4">
Authors: liveuamap (Language: en)</text:p>
      <text:p text:style-name="P4">
Time: 2023-05-25T07:21:20</text:p>
      <text:p text:style-name="P4">
Location: Kam'yans'ke,Zaporiz'ka oblast (Latitude:47.54131 Longtitude:35.37186)</text:p>
      <text:p text:style-name="P4">
Videos: []</text:p>
      <text:p text:style-name="P4">
Images: []</text:p>
      <text:p text:style-name="P4">
Tags: ["Europe", "Central and Eastern Europe"]</text:p>
      <text:p text:style-name="P4">
Id: 22565306</text:p>
      <!--METADATA-->
      <text:p text:style-name="P4">
106 Ukrainian were released from Russian captivity. These are militarypersonnel from the Bakhmut direction — eight officers and 98 soldiers andsergeants</text:p>
      <text:p text:style-name="P4">
News Collection Link: <text:a xlink:type="simple" xlink:href="https://liveuamap.com/en/2023/25-may-106-ukrainian-were-released-from-russian-captivity" text:style-name="Internet_20_link" text:visited-style-name="Visited_20_Internet_20_Link">
https://liveuamap.com/en/2023/25-may-106-ukrainian-were-released-from-russian-captivity</text:a>
</text:p>
      <text:p text:style-name="P4">
News Source: <text:a xlink:type="simple" xlink:href="https://t.me/suspilnenews/21044" text:style-name="Internet_20_link" text:visited-style-name="Visited_20_Internet_20_Link">
https://t.me/suspilnenews/21044</text:a>
</text:p>
      <!--NEWS-->
      <text:h text:style-name="P10" text:outline-level="1">
<text:span text:style-name="T4">
Medical assistance on the forefront is a key factor in saving the life of servicemen</text:span>
</text:h>
      <text:p text:style-name="P4">
Author: ['АРМІЯINFORM']</text:p>
      <text:p text:style-name="P4">
Time: 2023-05-25T08:00:00-04:00</text:p>
      <text:p text:style-name="P4">
Description: It is often the Medican Dodon by the Derevtornoye Chinnik for the Viexkovo Service PID Hour ... The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5220634_152382891147436_6021721098130087877_n.jpg" text:style-name="Internet_20_link" text:visited-style-name="Visited_20_Internet_20_Link">
345220634_152382891147436_6021721098130087877_n.jpg</text:a>
', '<text:a xlink:type="simple" xlink:href="https://armyinform.com.ua/wp-content/uploads/2023/05/345235259_934514140931008_8109526836034799347_n-150x150.jpg" text:style-name="Internet_20_link" text:visited-style-name="Visited_20_Internet_20_Link">
345235259_934514140931008_8109526836034799347_n-150x150.jpg</text:a>
', '<text:a xlink:type="simple" xlink:href="https://armyinform.com.ua/wp-content/uploads/2023/05/345454313_602382255293436_6401328367459116868_n-150x150.jpg" text:style-name="Internet_20_link" text:visited-style-name="Visited_20_Internet_20_Link">
345454313_602382255293436_6401328367459116868_n-150x150.jpg</text:a>
', '<text:a xlink:type="simple" xlink:href="https://armyinform.com.ua/wp-content/uploads/2023/05/345056858_1404554247053804_3038258783167791924_n-150x150.jpg" text:style-name="Internet_20_link" text:visited-style-name="Visited_20_Internet_20_Link">
345056858_1404554247053804_3038258783167791924_n-150x150.jpg</text:a>
', '<text:a xlink:type="simple" xlink:href="https://armyinform.com.ua/wp-content/uploads/2023/05/347275252_243249031645206_1840694883331842985_n-150x150.jpg" text:style-name="Internet_20_link" text:visited-style-name="Visited_20_Internet_20_Link">
347275252_243249031645206_1840694883331842985_n-150x150.jpg</text:a>
', '<text:a xlink:type="simple" xlink:href="https://armyinform.com.ua/wp-content/uploads/2023/05/345623350_794733961913513_7507104214179530924_n-150x150.jpg" text:style-name="Internet_20_link" text:visited-style-name="Visited_20_Internet_20_Link">
345623350_794733961913513_7507104214179530924_n-150x150.jpg</text:a>
', '<text:a xlink:type="simple" xlink:href="https://armyinform.com.ua/wp-content/uploads/2023/05/345288250_260781966437247_4010477809877603147_n-150x150.jpg" text:style-name="Internet_20_link" text:visited-style-name="Visited_20_Internet_20_Link">
345288250_260781966437247_4010477809877603147_n-150x150.jpg</text:a>
', '<text:a xlink:type="simple" xlink:href="https://armyinform.com.ua/wp-content/uploads/2023/05/345335960_761642882476011_5433007933257824679_n-150x150.jpg" text:style-name="Internet_20_link" text:visited-style-name="Visited_20_Internet_20_Link">
345335960_761642882476011_5433007933257824679_n-150x150.jpg</text:a>
', '<text:a xlink:type="simple" xlink:href="https://armyinform.com.ua/wp-content/uploads/2023/05/345604370_238914432081434_1047151058138818374_n-150x150.jpg" text:style-name="Internet_20_link" text:visited-style-name="Visited_20_Internet_20_Link">
345604370_238914432081434_1047151058138818374_n-150x150.jpg</text:a>
', '<text:a xlink:type="simple" xlink:href="https://armyinform.com.ua/wp-content/uploads/2023/05/346073313_1455982005211698_2628963411419390734_n-150x150.jpg" text:style-name="Internet_20_link" text:visited-style-name="Visited_20_Internet_20_Link">
346073313_1455982005211698_2628963411419390734_n-150x150.jpg</text:a>
', '<text:a xlink:type="simple" xlink:href="https://armyinform.com.ua/wp-content/uploads/2023/05/345632436_1969167466770921_3716003752058685081_n-150x150.jpg" text:style-name="Internet_20_link" text:visited-style-name="Visited_20_Internet_20_Link">
345632436_1969167466770921_3716003752058685081_n-150x150.jpg</text:a>
', '<text:a xlink:type="simple" xlink:href="https://armyinform.com.ua/wp-content/uploads/2023/05/346637911_1385048389010049_3125004289810296407_n-150x150.jpg" text:style-name="Internet_20_link" text:visited-style-name="Visited_20_Internet_20_Link">
346637911_1385048389010049_3125004289810296407_n-150x150.jpg</text:a>
']</text:p>
      <text:p text:style-name="P4">
Tags: ['STOPRUSSIA', 'АГРЕСІЯ РФ', 'ВІЙНА', 'ВТОРГНЕННЯ РФ']</text:p>
      <text:p text:style-name="P4">
Category: News</text:p>
      <!--METADATA-->
      <text:p text:style-name="P4">
<draw:frame draw:style-name="fr1" draw:name="Image80" text:anchor-type="as-char" svg:width="6.9236in" svg:height="5.221548in" draw:z-index="0">
<draw:image xlink:href="../Images/AРМІЯINFORM/2023-05-25T08-00-00-04-00/345220634_152382891147436_6021721098130087877_n.jpg" xlink:type="simple" xlink:show="embed" xlink:actuate="onLoad" draw:mime-type="image/jpeg"/>
</draw:frame>
Timely medical care is a rescue factor for military personnel while fighting, as it can save their lives.</text:p>
      <text:p text:style-name="P4">
During the week with combat doctors subordinate battalions <text:a xlink:type="simple" xlink:href="https://www.facebook.com/permalink.php" text:style-name="Internet_20_link" text:visited-style-name="Visited_20_Internet_20_Link">
121st separate-brigade of territorial defense</text:a>
conducted classes in tactical medicine.</text:p>
      <text:p text:style-name="P4">
<text:a xlink:type="simple" xlink:href="https://armyinform.com.ua/wp-content/uploads/2023/05/345235259_934514140931008_8109526836034799347_n.jpg" text:style-name="Internet_20_link" text:visited-style-name="Visited_20_Internet_20_Link">
!(Images/AРМІЯINFORM/2023-05-25T08-00-00-04-00/345235259_934514140931008_8109526836034799347_n-150x150.jpg)</text:a>
</text:p>
      <text:p text:style-name="P4">
<text:a xlink:type="simple" xlink:href="https://armyinform.com.ua/wp-content/uploads/2023/05/345454313_602382255293436_6401328367459116868_n.jpg" text:style-name="Internet_20_link" text:visited-style-name="Visited_20_Internet_20_Link">
<draw:frame draw:style-name="fr1" draw:name="Image81" text:anchor-type="as-char" svg:width="6.9236in" svg:height="6.9236in" draw:z-index="0">
<draw:image xlink:href="../Images/AРМІЯINFORM/2023-05-25T08-00-00-04-00/345454313_602382255293436_6401328367459116868_n-150x150.jpg" xlink:type="simple" xlink:show="embed" xlink:actuate="onLoad" draw:mime-type="image/jpeg"/>
</draw:frame>
</text:a>
</text:p>
      <text:p text:style-name="P4">
<text:a xlink:type="simple" xlink:href="https://armyinform.com.ua/wp-content/uploads/2023/05/345056858_1404554247053804_3038258783167791924_n.jpg" text:style-name="Internet_20_link" text:visited-style-name="Visited_20_Internet_20_Link">
<draw:frame draw:style-name="fr1" draw:name="Image82" text:anchor-type="as-char" svg:width="6.9236in" svg:height="6.9236in" draw:z-index="0">
<draw:image xlink:href="../Images/AРМІЯINFORM/2023-05-25T08-00-00-04-00/345056858_1404554247053804_3038258783167791924_n-150x150.jpg" xlink:type="simple" xlink:show="embed" xlink:actuate="onLoad" draw:mime-type="image/jpeg"/>
</draw:frame>
</text:a>
</text:p>
      <text:p text:style-name="P4">
<text:a xlink:type="simple" xlink:href="https://armyinform.com.ua/wp-content/uploads/2023/05/347275252_243249031645206_1840694883331842985_n.jpg" text:style-name="Internet_20_link" text:visited-style-name="Visited_20_Internet_20_Link">
<draw:frame draw:style-name="fr1" draw:name="Image83" text:anchor-type="as-char" svg:width="6.9236in" svg:height="6.9236in" draw:z-index="0">
<draw:image xlink:href="../Images/AРМІЯINFORM/2023-05-25T08-00-00-04-00/347275252_243249031645206_1840694883331842985_n-150x150.jpg" xlink:type="simple" xlink:show="embed" xlink:actuate="onLoad" draw:mime-type="image/jpeg"/>
</draw:frame>
</text:a>
</text:p>
      <text:p text:style-name="P4">
<text:a xlink:type="simple" xlink:href="https://armyinform.com.ua/wp-content/uploads/2023/05/345623350_794733961913513_7507104214179530924_n.jpg" text:style-name="Internet_20_link" text:visited-style-name="Visited_20_Internet_20_Link">
<draw:frame draw:style-name="fr1" draw:name="Image84" text:anchor-type="as-char" svg:width="6.9236in" svg:height="6.9236in" draw:z-index="0">
<draw:image xlink:href="../Images/AРМІЯINFORM/2023-05-25T08-00-00-04-00/345623350_794733961913513_7507104214179530924_n-150x150.jpg" xlink:type="simple" xlink:show="embed" xlink:actuate="onLoad" draw:mime-type="image/jpeg"/>
</draw:frame>
</text:a>
</text:p>
      <text:p text:style-name="P4">
<text:a xlink:type="simple" xlink:href="https://armyinform.com.ua/wp-content/uploads/2023/05/345288250_260781966437247_4010477809877603147_n.jpg" text:style-name="Internet_20_link" text:visited-style-name="Visited_20_Internet_20_Link">
<draw:frame draw:style-name="fr1" draw:name="Image85" text:anchor-type="as-char" svg:width="6.9236in" svg:height="6.9236in" draw:z-index="0">
<draw:image xlink:href="../Images/AРМІЯINFORM/2023-05-25T08-00-00-04-00/345288250_260781966437247_4010477809877603147_n-150x150.jpg" xlink:type="simple" xlink:show="embed" xlink:actuate="onLoad" draw:mime-type="image/jpeg"/>
</draw:frame>
</text:a>
</text:p>
      <text:p text:style-name="P4">
<text:a xlink:type="simple" xlink:href="https://armyinform.com.ua/wp-content/uploads/2023/05/345335960_761642882476011_5433007933257824679_n.jpg" text:style-name="Internet_20_link" text:visited-style-name="Visited_20_Internet_20_Link">
<draw:frame draw:style-name="fr1" draw:name="Image86" text:anchor-type="as-char" svg:width="6.9236in" svg:height="6.9236in" draw:z-index="0">
<draw:image xlink:href="../Images/AРМІЯINFORM/2023-05-25T08-00-00-04-00/345335960_761642882476011_5433007933257824679_n-150x150.jpg" xlink:type="simple" xlink:show="embed" xlink:actuate="onLoad" draw:mime-type="image/jpeg"/>
</draw:frame>
</text:a>
</text:p>
      <text:p text:style-name="P4">
<text:a xlink:type="simple" xlink:href="https://armyinform.com.ua/wp-content/uploads/2023/05/345604370_238914432081434_1047151058138818374_n.jpg" text:style-name="Internet_20_link" text:visited-style-name="Visited_20_Internet_20_Link">
<draw:frame draw:style-name="fr1" draw:name="Image87" text:anchor-type="as-char" svg:width="6.9236in" svg:height="6.9236in" draw:z-index="0">
<draw:image xlink:href="../Images/AРМІЯINFORM/2023-05-25T08-00-00-04-00/345604370_238914432081434_1047151058138818374_n-150x150.jpg" xlink:type="simple" xlink:show="embed" xlink:actuate="onLoad" draw:mime-type="image/jpeg"/>
</draw:frame>
</text:a>
</text:p>
      <text:p text:style-name="P4">
<text:a xlink:type="simple" xlink:href="https://armyinform.com.ua/wp-content/uploads/2023/05/345632436_1969167466770921_3716003752058685081_n.jpg" text:style-name="Internet_20_link" text:visited-style-name="Visited_20_Internet_20_Link">
<draw:frame draw:style-name="fr1" draw:name="Image88" text:anchor-type="as-char" svg:width="6.9236in" svg:height="6.9236in" draw:z-index="0">
<draw:image xlink:href="../Images/AРМІЯINFORM/2023-05-25T08-00-00-04-00/345632436_1969167466770921_3716003752058685081_n-150x150.jpg" xlink:type="simple" xlink:show="embed" xlink:actuate="onLoad" draw:mime-type="image/jpeg"/>
</draw:frame>
</text:a>
</text:p>
      <text:p text:style-name="P4">
<text:a xlink:type="simple" xlink:href="https://armyinform.com.ua/wp-content/uploads/2023/05/346637911_1385048389010049_3125004289810296407_n.jpg" text:style-name="Internet_20_link" text:visited-style-name="Visited_20_Internet_20_Link">
<draw:frame draw:style-name="fr1" draw:name="Image89" text:anchor-type="as-char" svg:width="6.9236in" svg:height="6.9236in" draw:z-index="0">
<draw:image xlink:href="../Images/AРМІЯINFORM/2023-05-25T08-00-00-04-00/346637911_1385048389010049_3125004289810296407_n-150x150.jpg" xlink:type="simple" xlink:show="embed" xlink:actuate="onLoad" draw:mime-type="image/jpeg"/>
</draw:frame>
</text:a>
Under the guidance of experienced medical specialists of the brigade, participants of the classes practically worked out modeled situations, which are closest to the pre -real combat conditions, improved their skills in the rapid assessment of the stated and first aid to him, as well as exchanged the evacuation of the wounded from various zones.</text:p>
      <text:p text:style-name="P4">
We work for the sake of victory!</text:p>
      <text:p text:style-name="P4">
News Source: <text:a xlink:type="simple" xlink:href="https://armyinform.com.ua/2023/05/25/medychna-dopomoga-na-peredovij-klyuchovyj-faktor-vryatuvannya-zhyttya-vijskovosluzhbovcziv/" text:style-name="Internet_20_link" text:visited-style-name="Visited_20_Internet_20_Link">
https://armyinform.com.ua/2023/05/25/medychna-dopomoga-na-peredovij-klyuchovyj-faktor-vryatuvannya-zhyttya-vijskovosluzhbovcziv/</text:a>
</text:p>
      <!--NEWS-->
      <text:h text:style-name="P10" text:outline-level="1">
<text:span text:style-name="T4">
Ukraine defense contact group in total has committed nearly $65 billion in security assistance...</text:span>
</text:h>
      <text:p text:style-name="P4">
Authors: liveuamap (Language: en)</text:p>
      <text:p text:style-name="P4">
Time: 2023-05-25T08:30:50</text:p>
      <text:p text:style-name="P4">
Location: Ramstein-Miesenbach,Rhineland-Palatinate (Latitude:49.44004 Longtitude:7.59713)</text:p>
      <text:p text:style-name="P4">
Videos: []</text:p>
      <text:p text:style-name="P4">
Images: []</text:p>
      <text:p text:style-name="P4">
Tags: ["Germany", "Europe"]</text:p>
      <text:p text:style-name="P4">
Id: 22565308</text:p>
      <!--METADATA-->
      <text:p text:style-name="P4">
Ukraine defense contact group in total has committed nearly $65 billion insecurity assistance - @SecDef Lloyd Austin</text:p>
      <text:p text:style-name="P4">
News Collection Link: <text:a xlink:type="simple" xlink:href="https://liveuamap.com/en/2023/25-may-ukraine-defense-contact-group-in-total-has-committed" text:style-name="Internet_20_link" text:visited-style-name="Visited_20_Internet_20_Link">
https://liveuamap.com/en/2023/25-may-ukraine-defense-contact-group-in-total-has-committed</text:a>
</text:p>
      <text:p text:style-name="P4">
News Source: <text:a xlink:type="simple" xlink:href="https://twitter.com/OstapYarysh/status/1661710268202639373" text:style-name="Internet_20_link" text:visited-style-name="Visited_20_Internet_20_Link">
https://twitter.com/OstapYarysh/status/1661710268202639373</text:a>
</text:p>
      <!--NEWS-->
      <text:h text:style-name="P10" text:outline-level="1">
<text:span text:style-name="T4">
A drone was shot down near Belgorod, - governor</text:span>
</text:h>
      <text:p text:style-name="P4">
Authors: liveuamap (Language: en)</text:p>
      <text:p text:style-name="P4">
Time: 2023-05-25T08:53:14</text:p>
      <text:p text:style-name="P4">
Location: Belgorod, Belgorodskaya oblast' (Latitude:50.59152 Longtitude:36.61211)</text:p>
      <text:p text:style-name="P4">
Videos: []</text:p>
      <text:p text:style-name="P4">
Images: []</text:p>
      <text:p text:style-name="P4">
Tags: ["Russia", "Central and Eastern Europe"]</text:p>
      <text:p text:style-name="P4">
Id: 22565310</text:p>
      <!--METADATA-->
      <text:p text:style-name="P4">
A drone was shot down near Belgorod, - governor</text:p>
      <text:p text:style-name="P4">
News Collection Link: <text:a xlink:type="simple" xlink:href="https://liveuamap.com/en/2023/25-may-a-drone-was-shot-down-near-belgorod--governor" text:style-name="Internet_20_link" text:visited-style-name="Visited_20_Internet_20_Link">
https://liveuamap.com/en/2023/25-may-a-drone-was-shot-down-near-belgorod--governor</text:a>
</text:p>
      <text:p text:style-name="P4">
News Source: <text:a xlink:type="simple" xlink:href="https://t.me/rusbrief/120266" text:style-name="Internet_20_link" text:visited-style-name="Visited_20_Internet_20_Link">
https://t.me/rusbrief/120266</text:a>
</text:p>
      <!--NEWS-->
      <text:h text:style-name="P10" text:outline-level="1">
<text:span text:style-name="T4">
In Donetsk, it was evacuated from under the hostile fire of four children</text:span>
</text:h>
      <text:p text:style-name="P4">
Author: ['АРМІЯINFORM']</text:p>
      <text:p text:style-name="P4">
Time: 2023-05-25T09:00:00-04:00</text:p>
      <text:p text:style-name="P4">
Description: About Tse of the Podsolitsiy on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347422059_684887890062198_6175430207578137679_n.jpg" text:style-name="Internet_20_link" text:visited-style-name="Visited_20_Internet_20_Link">
347422059_684887890062198_6175430207578137679_n.jpg</text:a>
', '<text:a xlink:type="simple" xlink:href="https://armyinform.com.ua/wp-content/uploads/2023/05/347389810_269513242139337_3029442790969695401_n-150x150.jpg" text:style-name="Internet_20_link" text:visited-style-name="Visited_20_Internet_20_Link">
347389810_269513242139337_3029442790969695401_n-150x150.jpg</text:a>
', '<text:a xlink:type="simple" xlink:href="https://armyinform.com.ua/wp-content/uploads/2023/05/347384788_770764541097411_5720188956299613476_n-150x150.jpg" text:style-name="Internet_20_link" text:visited-style-name="Visited_20_Internet_20_Link">
347384788_770764541097411_5720188956299613476_n-150x150.jpg</text:a>
', '<text:a xlink:type="simple" xlink:href="https://armyinform.com.ua/wp-content/uploads/2023/05/347388213_741997841005784_4556813444200810577_n-150x150.jpg" text:style-name="Internet_20_link" text:visited-style-name="Visited_20_Internet_20_Link">
347388213_741997841005784_4556813444200810577_n-150x150.jpg</text:a>
', '<text:a xlink:type="simple" xlink:href="https://armyinform.com.ua/wp-content/uploads/2023/05/347404687_979364143478457_4212997365424644204_n-150x150.jpg" text:style-name="Internet_20_link" text:visited-style-name="Visited_20_Internet_20_Link">
347404687_979364143478457_4212997365424644204_n-150x150.jpg</text:a>
']</text:p>
      <text:p text:style-name="P4">
Tags: ['STOPRUSSIA', 'АГРЕСІЯ РФ', 'ВІЙНА', 'ВТОРГНЕННЯ РФ', 'НАЦПОЛІЦІЯ']</text:p>
      <text:p text:style-name="P4">
Category: News</text:p>
      <!--METADATA-->
      <text:p text:style-name="P4">
<draw:frame draw:style-name="fr1" draw:name="Image90" text:anchor-type="as-char" svg:width="6.9236in" svg:height="4.615733in" draw:z-index="0">
<draw:image xlink:href="../Images/AРМІЯINFORM/2023-05-25T09-00-00-04-00/347422059_684887890062198_6175430207578137679_n.jpg" xlink:type="simple" xlink:show="embed" xlink:actuate="onLoad" draw:mime-type="image/jpeg"/>
</draw:frame>
About it <text:a xlink:type="simple" xlink:href="https://www.facebook.com/UA.National.Police/posts/pfbid02JfYec9s6KzugpMgHPrB8RHzna12LaMN8QovjAJLyDBfEVk85bmPX2kvNxiFM6Lvwl" text:style-name="Internet_20_link" text:visited-style-name="Visited_20_Internet_20_Link">
reports</text:a>
The National Police on its official Facebook social network.</text:p>
      <text:p text:style-name="P4">
The Toretsk police were taken from under the hostile fire of four children.</text:p>
      <text:p text:style-name="P4">
From the village of North, in Donetsk, police evacuated three-year-old and four children: 15-year-old Igor, 13-year-old Sonja, 6-year-old Davidate the least Emilia, which is 1 year and 10 months.</text:p>
      <text:p text:style-name="P4">
<text:a xlink:type="simple" xlink:href="https://armyinform.com.ua/wp-content/uploads/2023/05/347389810_269513242139337_3029442790969695401_n.jpg" text:style-name="Internet_20_link" text:visited-style-name="Visited_20_Internet_20_Link">
!(Images/AРМІЯINFORM/2023-05-25T09-00-00-04-00/347389810_269513242139337_3029442790969695401_n-150x150.jpg)</text:a>
</text:p>
      <text:p text:style-name="P4">
<text:a xlink:type="simple" xlink:href="https://armyinform.com.ua/wp-content/uploads/2023/05/347384788_770764541097411_5720188956299613476_n.jpg" text:style-name="Internet_20_link" text:visited-style-name="Visited_20_Internet_20_Link">
<draw:frame draw:style-name="fr1" draw:name="Image91" text:anchor-type="as-char" svg:width="6.9236in" svg:height="6.9236in" draw:z-index="0">
<draw:image xlink:href="../Images/AРМІЯINFORM/2023-05-25T09-00-00-04-00/347384788_770764541097411_5720188956299613476_n-150x150.jpg" xlink:type="simple" xlink:show="embed" xlink:actuate="onLoad" draw:mime-type="image/jpeg"/>
</draw:frame>
</text:a>
</text:p>
      <text:p text:style-name="P4">
<text:a xlink:type="simple" xlink:href="https://armyinform.com.ua/wp-content/uploads/2023/05/347388213_741997841005784_4556813444200810577_n.jpg" text:style-name="Internet_20_link" text:visited-style-name="Visited_20_Internet_20_Link">
<draw:frame draw:style-name="fr1" draw:name="Image92" text:anchor-type="as-char" svg:width="6.9236in" svg:height="6.9236in" draw:z-index="0">
<draw:image xlink:href="../Images/AРМІЯINFORM/2023-05-25T09-00-00-04-00/347388213_741997841005784_4556813444200810577_n-150x150.jpg" xlink:type="simple" xlink:show="embed" xlink:actuate="onLoad" draw:mime-type="image/jpeg"/>
</draw:frame>
</text:a>
</text:p>
      <text:p text:style-name="P4">
<text:a xlink:type="simple" xlink:href="https://armyinform.com.ua/wp-content/uploads/2023/05/347404687_979364143478457_4212997365424644204_n.jpg" text:style-name="Internet_20_link" text:visited-style-name="Visited_20_Internet_20_Link">
<draw:frame draw:style-name="fr1" draw:name="Image93" text:anchor-type="as-char" svg:width="6.9236in" svg:height="6.9236in" draw:z-index="0">
<draw:image xlink:href="../Images/AРМІЯINFORM/2023-05-25T09-00-00-04-00/347404687_979364143478457_4212997365424644204_n-150x150.jpg" xlink:type="simple" xlink:show="embed" xlink:actuate="onLoad" draw:mime-type="image/jpeg"/>
</draw:frame>
</text:a>
A Russian projectile hit their house - the family survived a miracle.</text:p>
      <text:p text:style-name="P4">
"I really want the war to end, because it is so scary in the war," says David, who has experienced the worst one in his first age. "There was a arrival near us, and mibbed into the cellar."</text:p>
      <text:p text:style-name="P4">
The next day after arrival, the mother of children called the 102 to evacuate the evacuation. A police crew arrived behind his family. Police rise to their own lives to save the baby from the front line.</text:p>
      <text:p text:style-name="P4">
Adults and children were taken to the collection point of evacuated in Toretsk, where they will go to the Dnieper, and then - to relatives in Vinnitsa.</text:p>
      <text:p text:style-name="P4">
In order to support the baby that because of Russian aggression she lost her home, police gave boys and girls chocolates, office, toys.</text:p>
      <text:p text:style-name="P4">
News Source: <text:a xlink:type="simple" xlink:href="https://armyinform.com.ua/2023/05/25/evakuacziya-za-300-metriv-vid-liniyi-frontu/" text:style-name="Internet_20_link" text:visited-style-name="Visited_20_Internet_20_Link">
https://armyinform.com.ua/2023/05/25/evakuacziya-za-300-metriv-vid-liniyi-frontu/</text:a>
</text:p>
      <!--NEWS-->
      <text:h text:style-name="P10" text:outline-level="1">
<text:span text:style-name="T4">
Finnish government: We will send more military equipment to Ukraine, including ammunition and...</text:span>
</text:h>
      <text:p text:style-name="P4">
Authors: liveuamap (Language: en)</text:p>
      <text:p text:style-name="P4">
Time: 2023-05-25T09:33:07</text:p>
      <text:p text:style-name="P4">
Location: Ramstein-Miesenbach,Rhineland-Palatinate (Latitude:49.43882 Longtitude:7.59725)</text:p>
      <text:p text:style-name="P4">
Videos: []</text:p>
      <text:p text:style-name="P4">
Images: []</text:p>
      <text:p text:style-name="P4">
Tags: ["Germany", "Europe"]</text:p>
      <text:p text:style-name="P4">
Id: 22565312</text:p>
      <!--METADATA-->
      <text:p text:style-name="P4">
Finnish government: We will send more military equipment to Ukraine, includingammunition and anti-aircraft weapons</text:p>
      <text:p text:style-name="P4">
News Collection Link: <text:a xlink:type="simple" xlink:href="https://liveuamap.com/en/2023/25-may-finnish-government-we-will-send-more-military-equipment" text:style-name="Internet_20_link" text:visited-style-name="Visited_20_Internet_20_Link">
https://liveuamap.com/en/2023/25-may-finnish-government-we-will-send-more-military-equipment</text:a>
</text:p>
      <text:p text:style-name="P4">
News Source: <text:a xlink:type="simple" xlink:href="https://twitter.com/SkyNewsArabia_B/status/1661717368886665216" text:style-name="Internet_20_link" text:visited-style-name="Visited_20_Internet_20_Link">
https://twitter.com/SkyNewsArabia_B/status/1661717368886665216</text:a>
</text:p>
      <!--NEWS-->
      <text:h text:style-name="P10" text:outline-level="1">
<text:span text:style-name="T4">
The United Kingdom stands for strict sanctions against the Russian nuclear industry</text:span>
</text:h>
      <text:p text:style-name="P4">
Author: ['АРМІЯINFORM']</text:p>
      <text:p text:style-name="P4">
Time: 2023-05-25T10:00:00-04:00</text:p>
      <text:p text:style-name="P4">
Description: Herman Galushchenko, having packed Great British for Zhorstka, the position of the Position of the Sanctsiya Aggraper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image-7.jpg" text:style-name="Internet_20_link" text:visited-style-name="Visited_20_Internet_20_Link">
image-7.jpg</text:a>
']</text:p>
      <text:p text:style-name="P4">
Tags: ['STOPRUSSIA', 'АГРЕСІЯ РФ', 'ВІЙНА', 'ВТОРГНЕННЯ РФ', 'САНКЦІЇ']</text:p>
      <text:p text:style-name="P4">
Category: News</text:p>
      <!--METADATA-->
      <text:p text:style-name="P4">
<draw:frame draw:style-name="fr1" draw:name="Image94" text:anchor-type="as-char" svg:width="6.9236in" svg:height="3.897391in" draw:z-index="0">
<draw:image xlink:href="../Images/AРМІЯINFORM/2023-05-25T10-00-00-04-00/image-7.jpg" xlink:type="simple" xlink:show="embed" xlink:actuate="onLoad" draw:mime-type="image/jpeg"/>
</draw:frame>
Herman Galushchenko thanked the United Kingdom for his rigid position in the introduction of the Russian nuclear industry.</text:p>
      <text:p text:style-name="P4">
About it <text:a xlink:type="simple" xlink:href="https://www.kmu.gov.ua/news/herman-halushchenko-podiakuvav-velykii-brytanii-za-zhorstku-pozytsiiu-u-vvedenni-sanktsii-proty-rosiiskoi-iadernoi-haluzi" text:style-name="Internet_20_link" text:visited-style-name="Visited_20_Internet_20_Link">
reports</text:a>
Government portal.</text:p>
      <text:p text:style-name="P4">
Energy Minister of Ukraine Herman Galushchenko conducted an online meeting with the State Secretary of Energy Security and Net Zero Great Britain with Granthapps.</text:p>
      <text:p text:style-name="P4">
The head of the Ministry of Energy thanked the United Kingdom for the support of the Ukrainian energy sector and a contribution to the Energy Support Fund of Ukraine, which helps the generation system to withstand this winter in Russian attacks.</text:p>
      <text:p text:style-name="P4">
"We are already preparing for the next winter and expecting it will be difficult. Obviously, the enemy will continue attacks on energy infrastructure. Long -scale repair campaign. At the same time, it is important to accumulate equipment in warehouses. This will allow us to replace the equipment that can be damaged by Russian terrorists again, ”the minister said.</text:p>
      <text:p text:style-name="P4">
Herman Galushchenko also thanked the British side for the rigid position of sanctions against the Russian nuclear industry.</text:p>
      <text:p text:style-name="P4">
“The other day, Russian shelling led to the seventh blackout of the Zaporizhzhya NPP. The threat of nuclear and radiation safety of the entire continent. The civilized world should repel the terrorist state and impose rigid sanctions of the antislant, as the United States and the United Kingdom did, ”he proclaimed.</text:p>
      <text:p text:style-name="P4">
The parties discussed cooperation in the nuclear industry, including the construction of small -moduled reactors and prospects for cooperation in this area.</text:p>
      <text:p text:style-name="P4">
Herman Galushchenko also emphasized Ukraine's interest in attracting non -British investments in projects for the restoration and development of Ukrainian energy infrastructure, taking into account the prospects of development of renewable energy and biotechnology.</text:p>
      <text:p text:style-name="P4">
News Source: <text:a xlink:type="simple" xlink:href="https://armyinform.com.ua/2023/05/25/velyka-brytaniya-vystupaye-za-suvori-sankcziyi-proty-rosijskoyi-yadernoyi-galuzi/" text:style-name="Internet_20_link" text:visited-style-name="Visited_20_Internet_20_Link">
https://armyinform.com.ua/2023/05/25/velyka-brytaniya-vystupaye-za-suvori-sankcziyi-proty-rosijskoyi-yadernoyi-galuzi/</text:a>
</text:p>
      <!--NEWS-->
      <text:h text:style-name="P10" text:outline-level="1">
<text:span text:style-name="T4">
The Ministry of Reintegration will coordinate the compensation for the expenses for displaced persons - the decision of the Government</text:span>
</text:h>
      <text:p text:style-name="P4">
Author: ['АРМІЯINFORM']</text:p>
      <text:p text:style-name="P4">
Time: 2023-05-25T11:00:00-04:00</text:p>
      <text:p text:style-name="P4">
Description: About the CENREMELA Minreintegrait. Kabmіn VNIS Zmіni to the order of compensation Vitrat ... war with Ukraine 2022, war with Ukraine latest news today,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fdouyl3lqs15wo7z7s57.jpg" text:style-name="Internet_20_link" text:visited-style-name="Visited_20_Internet_20_Link">
fdouyl3lqs15wo7z7s57.jpg</text:a>
']</text:p>
      <text:p text:style-name="P4">
Tags: ['STOPRUSSIA', 'АГРЕСІЯ РФ', 'ВІЙНА', 'ВТОРГНЕННЯ РФ', 'МІНРЕІНТЕГРАЦІЇ']</text:p>
      <text:p text:style-name="P4">
Category: News</text:p>
      <!--METADATA-->
      <text:p text:style-name="P4">
<draw:frame draw:style-name="fr1" draw:name="Image95" text:anchor-type="as-char" svg:width="6.9236in" svg:height="3.866426in" draw:z-index="0">
<draw:image xlink:href="../Images/AРМІЯINFORM/2023-05-25T11-00-00-04-00/fdouyl3lqs15wo7z7s57.jpg" xlink:type="simple" xlink:show="embed" xlink:actuate="onLoad" draw:mime-type="image/jpeg"/>
</draw:frame>
Illustrative photo</text:p>
      <text:p text:style-name="P4">
About it <text:a xlink:type="simple" xlink:href="https://t.me/minre_ua/3399" text:style-name="Internet_20_link" text:visited-style-name="Visited_20_Internet_20_Link">
reports</text:a>
Ministry of Reintegration.</text:p>
      <text:p text:style-name="P4">
The Cabinet made changes to the procedure for compensation for the costs of temporary placement internally displaced persons in the framework of the realization of the project "shelter". Changes are also included in the provision on the functioning of the information-analytical system of data-related data related to the compensation of the costs of IDP temporary stay.</text:p>
      <text:p text:style-name="P4">
The relevant project was adopted at a government meeting.</text:p>
      <text:p text:style-name="P4">
This document stipulates that the Ministry of Reintegration is a responsible performer of the "shelter".</text:p>
      <text:p text:style-name="P4">
In addition, the Ministry of Reintegration is determined by the holder of the information-analytical system of accounting of data related to compensation for free temporary production of IDPs.</text:p>
      <text:p text:style-name="P4">
It should be noted that such compensation is carried out at the expense of the Red Cross Society of Ukraine. It is provided to housing owners or their representatives, tenants of state or communal property, which have been free of charge in their living quarters of internal displaced persons.</text:p>
      <text:p text:style-name="P4">
The decree enters into force on June 1, 2023, but not earlier than the day of its republication.</text:p>
      <text:p text:style-name="P4">
The adoption of this decision will be facilitated by the implementation of state policy to support internally displaced persons.</text:p>
      <text:p text:style-name="P4">
News Source: <text:a xlink:type="simple" xlink:href="https://armyinform.com.ua/2023/05/25/minreintegracziyi-koordynuvatyme-kompensacziyu-vytrat-za-pryhystok-pereselencziv-rishennya-uryadu/" text:style-name="Internet_20_link" text:visited-style-name="Visited_20_Internet_20_Link">
https://armyinform.com.ua/2023/05/25/minreintegracziyi-koordynuvatyme-kompensacziyu-vytrat-za-pryhystok-pereselencziv-rishennya-uryadu/</text:a>
</text:p>
      <!--NEWS-->
      <text:h text:style-name="P10" text:outline-level="1">
<text:span text:style-name="T4">
Symbol of stability: a sculpture was installed on Sofia Square in honor of the prisoners from Azovstal</text:span>
</text:h>
      <text:p text:style-name="P4">
Author: ['АРМІЯINFORM']</text:p>
      <text:p text:style-name="P4">
Time: 2023-05-25T12:00:00-04:00</text:p>
      <text:p text:style-name="P4">
Description: Instalasya standing up to the turn of the vanity. About the CTIDDOMALIA Rodin ... War with Ukraine 2022, War with Ukraine latest news today, News War with Ukraine 2022 Last for today, will there be a war between Ukraine and Russia and when, there will be a war with Ukraine in 2022,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5/780x519.jpg" text:style-name="Internet_20_link" text:visited-style-name="Visited_20_Internet_20_Link">
780x519.jpg</text:a>
']</text:p>
      <text:p text:style-name="P4">
Tags: ['STOPRUSSIA', 'АГРЕСІЯ РФ', 'АЗОВСТАЛЬ', 'ВІЙНА', 'ВТОРГНЕННЯ РФ']</text:p>
      <text:p text:style-name="P4">
Category: News</text:p>
      <!--METADATA-->
      <text:p text:style-name="P4">
<draw:frame draw:style-name="fr1" draw:name="Image96" text:anchor-type="as-char" svg:width="6.9236in" svg:height="4.606857in" draw:z-index="0">
<draw:image xlink:href="../Images/AРМІЯINFORM/2023-05-25T12-00-00-04-00/780x519.jpg" xlink:type="simple" xlink:show="embed" xlink:actuate="onLoad" draw:mime-type="image/jpeg"/>
</draw:frame>
The installation will stand until all the prisoners return.</text:p>
      <text:p text:style-name="P4">
About it <text:a xlink:type="simple" xlink:href="https://t.me/AzovstalFamilies/1768" text:style-name="Internet_20_link" text:visited-style-name="Visited_20_Internet_20_Link">
reports</text:a>
Azovstali family associations.</text:p>
      <text:p text:style-name="P4">
A sculptor Jan Bespalko worked on the creation of the installation in the form of the hands of prisoners in the shackles in the shackles in the team of artists Natalia Bashkatova, Anastasiamenko, Denis Petryshyn and Valentina Yaroshchuk.</text:p>
      <text:p text:style-name="P4">
According to the authors, the sculpture not only symbolizes the faith and unbreakability of the soldiers who are held captive, but also "designed to show that the world and Ukrainianadoians are every effort to return them home." The installation of the storage area as long as the entire Mariupol garrison will not return home to Ukraine.</text:p>
      <text:p text:style-name="P4">
News Source: <text:a xlink:type="simple" xlink:href="https://armyinform.com.ua/2023/05/25/symvol-stijkosti-skulptura-na-sofijskij-ploshhi-symvolizuye-stijkist-ukrayinskyh-vijskovopolonenyh-z-azovstali/" text:style-name="Internet_20_link" text:visited-style-name="Visited_20_Internet_20_Link">
https://armyinform.com.ua/2023/05/25/symvol-stijkosti-skulptura-na-sofijskij-ploshhi-symvolizuye-stijkist-ukrayinskyh-vijskovopolonenyh-z-azovstali/</text:a>
</text:p>
      <!--NEWS-->
      <text:h text:style-name="P10" text:outline-level="1">
<text:span text:style-name="T4">
Educational and defense industries combine efforts to enhance Ukraine's defense capability</text:span>
</text:h>
      <text:p text:style-name="P4">
Author: ['АРМІЯINFORM']</text:p>
      <text:p text:style-name="P4">
Time: 2023-05-25T13:00:00-04:00</text:p>
      <text:p text:style-name="P4">
Description: About CED DOIMELA, URIVAS PORTAL. Mini Construction Out of the Khopolsani science of Ukraine ... The war with Ukraine 2022, the war with Ukraine is the latest news today, the News War with Ukraine 2022 is the last for today, whether the war between Ukraine and Russia will be,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1/01/ukroboronprom.jpg" text:style-name="Internet_20_link" text:visited-style-name="Visited_20_Internet_20_Link">
ukroboronprom.jpg</text:a>
']</text:p>
      <text:p text:style-name="P4">
Tags: ['STOPRUSSIA', 'АГРЕСІЯ РФ', 'ВІЙНА', 'ВТОРГНЕННЯ РФ', 'УКРОБОРОНПРОМ', 'УРЯДОВИЙ ПОРТАЛ']</text:p>
      <text:p text:style-name="P4">
Category: News</text:p>
      <!--METADATA-->
      <text:p text:style-name="P4">
<draw:frame draw:style-name="fr1" draw:name="Image97" text:anchor-type="as-char" svg:width="6.9236in" svg:height="3.894525in" draw:z-index="0">
<draw:image xlink:href="../Images/AРМІЯINFORM/2023-05-25T13-00-00-04-00/ukroboronprom.jpg" xlink:type="simple" xlink:show="embed" xlink:actuate="onLoad" draw:mime-type="image/jpeg"/>
</draw:frame>
About it <text:a xlink:type="simple" xlink:href="https://www.kmu.gov.ua/news/osvitnia-ta-oboronna-haluzi-obiednuiut-zusyllia-zadlia-posylennia-oboronozdatnosti-ukrainy" text:style-name="Internet_20_link" text:visited-style-name="Visited_20_Internet_20_Link">
reports</text:a>
Government portal.</text:p>
      <text:p text:style-name="P4">
The Ministry of Education and Science of Ukraine and the State Concern "Ukroboronprom" concluded a memorandum on partnership and cooperation.</text:p>
      <text:p text:style-name="P4">
Now students of higher and vocational education institutions will be able to undergo production and undergraduate practice in Ukroboronprom. This popularizes the defense sector's professional, and in the long run - will ensure the Youth of Collectives and the modernization of production.</text:p>
      <text:p text:style-name="P4">
“The state defense-industrial complex requires the involvement of progressive youth, their ideas and a new vision. After all, this sphere can and should become a driver development of the Ukrainian economy, ”said Director General of Ukroboroniuri Gusev.</text:p>
      <text:p text:style-name="P4">
They also plan to develop dual educational programs: the training of specialists with the needs of enterprises contributes to further employment in the defense-industrial complex.</text:p>
      <text:p text:style-name="P4">
“Ukrainian youth today have many cool ideas and a desire to develop the Vocal sphere. And our task is to help them to do it in the most effective way: to realize themselves, their ideas and at the same time make a contribution to the other, ”said the Minister of Education and Science of Ukraine Oksen Lisovy.</text:p>
      <text:p text:style-name="P4">
Collaboration has already been started - signing the memorandum scales these projects. In 20122, more than 1,250 students were practiced and internship at the concern enterprises, and approximately 440 received work. Now Ukroboronprom cooperates with 75 educational institutions. And since the beginning of 2023, the enterprises have a practice approximately 700 students.</text:p>
      <text:p text:style-name="P4">
The interaction of education, science and defense production is one of the strategic steps to strengthen the defense-industrial complex in the conditions of the state and course to strengthen the state's defense capability.</text:p>
      <text:p text:style-name="P4">
News Source: <text:a xlink:type="simple" xlink:href="https://armyinform.com.ua/2023/05/25/osvitnya-ta-oboronna-galuzi-obyednuyut-zusyllya-zadlya-posylennya-oboronozdatnosti-ukrayiny/" text:style-name="Internet_20_link" text:visited-style-name="Visited_20_Internet_20_Link">
https://armyinform.com.ua/2023/05/25/osvitnya-ta-oboronna-galuzi-obyednuyut-zusyllya-zadlya-posylennya-oboronozdatnosti-ukrayiny/</text:a>
</text:p>
      <!--NEWS-->
      <text:h text:style-name="P10" text:outline-level="1">
<text:span text:style-name="T4">
Russian artillery shelled Nikopol once more today</text:span>
</text:h>
      <text:p text:style-name="P4">
Authors: liveuamap (Language: en)</text:p>
      <text:p text:style-name="P4">
Time: 2023-05-25T13:35:00</text:p>
      <text:p text:style-name="P4">
Location: Zaporizhia (Latitude:47.57074 Longtitude:34.40575)</text:p>
      <text:p text:style-name="P4">
Videos: []</text:p>
      <text:p text:style-name="P4">
Images: ["<text:a xlink:type="simple" xlink:href="https://liveuamap.com/pics/2023/05/25/22565378_0.jpg" text:style-name="Internet_20_link" text:visited-style-name="Visited_20_Internet_20_Link">
22565378_0.jpg</text:a>
", "<text:a xlink:type="simple" xlink:href="https://liveuamap.com/pics/2023/05/25/22565378_1.jpg" text:style-name="Internet_20_link" text:visited-style-name="Visited_20_Internet_20_Link">
22565378_1.jpg</text:a>
", "<text:a xlink:type="simple" xlink:href="https://liveuamap.com/pics/2023/05/25/22565378_2.jpg" text:style-name="Internet_20_link" text:visited-style-name="Visited_20_Internet_20_Link">
22565378_2.jpg</text:a>
", "<text:a xlink:type="simple" xlink:href="https://liveuamap.com/pics/2023/05/25/22565378_3.jpg" text:style-name="Internet_20_link" text:visited-style-name="Visited_20_Internet_20_Link">
22565378_3.jpg</text:a>
"]</text:p>
      <text:p text:style-name="P4">
Tags: ["Europe", "Central and Eastern Europe"]</text:p>
      <text:p text:style-name="P4">
Id: 22565378</text:p>
      <!--METADATA-->
      <text:p text:style-name="P4">
Russian artillery shelled Nikopol once more today</text:p>
      <text:p text:style-name="P4">
<draw:frame draw:style-name="fr1" draw:name="Image98" text:anchor-type="as-char" svg:width="6.9236in" svg:height="5.1927in" draw:z-index="0">
<draw:image xlink:href="../Images/liveuamap/2023-05-25T13-35-00/22565378_0.jpg" xlink:type="simple" xlink:show="embed" xlink:actuate="onLoad" draw:mime-type="image/jpeg"/>
</draw:frame>
<draw:frame draw:style-name="fr1" draw:name="Image99" text:anchor-type="as-char" svg:width="6.9236in" svg:height="5.1927in" draw:z-index="0">
<draw:image xlink:href="../Images/liveuamap/2023-05-25T13-35-00/22565378_1.jpg" xlink:type="simple" xlink:show="embed" xlink:actuate="onLoad" draw:mime-type="image/jpeg"/>
</draw:frame>
<draw:frame draw:style-name="fr1" draw:name="Image100" text:anchor-type="as-char" svg:width="6.9236in" svg:height="6.9236in" draw:z-index="0">
<draw:image xlink:href="../Images/liveuamap/2023-05-25T13-35-00/22565378_2.jpg" xlink:type="simple" xlink:show="embed" xlink:actuate="onLoad" draw:mime-type="image/jpeg"/>
</draw:frame>
<draw:frame draw:style-name="fr1" draw:name="Image101" text:anchor-type="as-char" svg:width="6.9236in" svg:height="6.9236in" draw:z-index="0">
<draw:image xlink:href="../Images/liveuamap/2023-05-25T13-35-00/22565378_3.jpg" xlink:type="simple" xlink:show="embed" xlink:actuate="onLoad" draw:mime-type="image/jpeg"/>
</draw:frame>
News Collection Link: <text:a xlink:type="simple" xlink:href="https://liveuamap.com/en/2023/25-may-russian-artillery-shelled-nikopol-once-more-today" text:style-name="Internet_20_link" text:visited-style-name="Visited_20_Internet_20_Link">
https://liveuamap.com/en/2023/25-may-russian-artillery-shelled-nikopol-once-more-today</text:a>
</text:p>
      <text:p text:style-name="P4">
News Source: <text:a xlink:type="simple" xlink:href="https://t.me/dnipropetrovskaODA/4830" text:style-name="Internet_20_link" text:visited-style-name="Visited_20_Internet_20_Link">
https://t.me/dnipropetrovskaODA/4830</text:a>
</text:p>
      <!--NEWS-->
      <text:h text:style-name="P10" text:outline-level="1">
<text:span text:style-name="T4">
International donors will provide Ukraine with 17 million euros for housing lending for IDPs</text:span>
</text:h>
      <text:p text:style-name="P4">
Author: ['АРМІЯINFORM']</text:p>
      <text:p text:style-name="P4">
Time: 2023-05-25T14:00:00-04:00</text:p>
      <text:p text:style-name="P4">
Description: About the CENREMELA Minreintegrait. Viceper'yr-Minіstr Irina Vereshchuk has stunned ... The war with Ukraine 2022, the war with Ukraine is the latest news today, the news war with Ukraine 2022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bb8ae754-d301-466b-b6a6-11cccaeb5a79_805a000c18ed44c6e3a01850ff78f041.jpeg" text:style-name="Internet_20_link" text:visited-style-name="Visited_20_Internet_20_Link">
bb8ae754-d301-466b-b6a6-11cccaeb5a79_805a000c18ed44c6e3a01850ff78f041.jpeg</text:a>
']</text:p>
      <text:p text:style-name="P4">
Tags: ['STOPRUSSIA', 'АГРЕСІЯ РФ', 'ВІЙНА', 'ВТОРГНЕННЯ РФ', 'ІРИНА ВЕРЕЩУК', 'МІНРЕІНТЕГРАЦІЯ']</text:p>
      <text:p text:style-name="P4">
Category: News</text:p>
      <!--METADATA-->
      <text:p text:style-name="P4">
<draw:frame draw:style-name="fr1" draw:name="Image102" text:anchor-type="as-char" svg:width="6.9236in" svg:height="4.59727in" draw:z-index="0">
<draw:image xlink:href="../Images/AРМІЯINFORM/2023-05-25T14-00-00-04-00/bb8ae754-d301-466b-b6a6-11cccaeb5a79_805a000c18ed44c6e3a01850ff78f041.jpeg" xlink:type="simple" xlink:show="embed" xlink:actuate="onLoad" draw:mime-type="image/jpeg"/>
</draw:frame>
Illustrative photo</text:p>
      <text:p text:style-name="P4">
About it <text:a xlink:type="simple" xlink:href="https://minre.gov.ua/2023/05/24/mizhnarodni-donory-nadadut-ukrayini-17-mln-yevro-na-zhytlove-kredytuvannya-dlya-vpo/" text:style-name="Internet_20_link" text:visited-style-name="Visited_20_Internet_20_Link">
reports</text:a>
Ministry of Reintegration.</text:p>
      <text:p text:style-name="P4">
Viceremier-Minister Irina Vereshchuk met with representatives(Kfw)in Ukraine.</text:p>
      <text:p text:style-name="P4">
Since 2021, they have successfully implemented in Ukraine an affordable lending program for internally displaced persons.</text:p>
      <text:p text:style-name="P4">
During this period, over 650 displaced persons received a loan(with a rate of 3%per annum)totaling UAH 892.6 million. This grant program is implemented by the state for financing the German government through the KFW credit institution.</text:p>
      <text:p text:style-name="P4">
In 2023, for the implementation of housing lending for IDPs, international will give Ukraine an additional grant of 17 million euros.</text:p>
      <text:p text:style-name="P4">
“This is one of the most effective IDPs. I thank all that you help people who are in difficult circumstances. We will help to involve other international donors in the grant program. It will become a powerful playground for IDP integration into new communities!” -Viceremer-Minister Irina Vereshchuk said.</text:p>
      <text:p text:style-name="P4">
News Source: <text:a xlink:type="simple" xlink:href="https://armyinform.com.ua/2023/05/25/mizhnarodni-donory-nadadut-ukrayini-17-mln-yevro-na-zhytlove-kredytuvannya-dlya-vpo/" text:style-name="Internet_20_link" text:visited-style-name="Visited_20_Internet_20_Link">
https://armyinform.com.ua/2023/05/25/mizhnarodni-donory-nadadut-ukrayini-17-mln-yevro-na-zhytlove-kredytuvannya-dlya-vpo/</text:a>
</text:p>
      <!--NEWS-->
      <text:h text:style-name="P10" text:outline-level="1">
<text:span text:style-name="T4">
Zaporizka Oblast(20:01). Red Alert: aerial threat. Sirens sounding. Take cover now!</text:span>
</text:h>
      <text:p text:style-name="P4">
Authors: liveuamap (Language: en)</text:p>
      <text:p text:style-name="P4">
Time: 2023-05-25T14:03:00</text:p>
      <text:p text:style-name="P4">
Location: Zaporizka Oblast (Latitude:47.613221 Longtitude:35.766431)</text:p>
      <text:p text:style-name="P4">
Videos: []</text:p>
      <text:p text:style-name="P4">
Images: []</text:p>
      <text:p text:style-name="P4">
Tags: ["Europe", "Central and Eastern Europe"]</text:p>
      <text:p text:style-name="P4">
Id: 22565367</text:p>
      <!--METADATA-->
      <text:p text:style-name="P4">
Zaporizhzhia region(20:01). Red Alert: aerial threat. Sirens sounding. Take covernow!</text:p>
      <text:p text:style-name="P4">
News Collection Link: <text:a xlink:type="simple" xlink:href="https://liveuamap.com/en/2023/25-may-zaporizka-oblast2001-red-alert-aerial-g" text:style-name="Internet_20_link" text:visited-style-name="Visited_20_Internet_20_Link">
https://liveuamap.com/en/2023/25-may-zaporizka-oblast2001-red-alert-aerial-g</text:a>
</text:p>
      <text:p text:style-name="P4">
News Source: <text:a xlink:type="simple" xlink:href="https://t.me/air_alert_ua/46495" text:style-name="Internet_20_link" text:visited-style-name="Visited_20_Internet_20_Link">
https://t.me/air_alert_ua/46495</text:a>
</text:p>
      <!--NEWS-->
      <text:h text:style-name="P10" text:outline-level="1">
<text:span text:style-name="T4">
Dam at Karlivka water reservoir was damaged as result of shelling. Halytsynivka, Zhelanne-1 a...</text:span>
</text:h>
      <text:p text:style-name="P4">
Authors: liveuamap (Language: en)</text:p>
      <text:p text:style-name="P4">
Time: 2023-05-25T14:41:00</text:p>
      <text:p text:style-name="P4">
Location: Donetsk (Latitude:48.09666 Longtitude:37.42802)</text:p>
      <text:p text:style-name="P4">
Videos: []</text:p>
      <text:p text:style-name="P4">
Images: []</text:p>
      <text:p text:style-name="P4">
Tags: ["Minsk Monitor", "Europe"]</text:p>
      <text:p text:style-name="P4">
Id: 22565379</text:p>
      <!--METADATA-->
      <text:p text:style-name="P4">
Dam at Karlivka water reservoir was damaged as result of shelling.Halytsynivka, Zhelanne-1 and Zhelanne-2 under threat of flooding</text:p>
      <text:p text:style-name="P4">
News Collection Link: <text:a xlink:type="simple" xlink:href="https://liveuamap.com/en/2023/25-may-dam-at-karlivka-water-reservoir-was-damaged-as-result" text:style-name="Internet_20_link" text:visited-style-name="Visited_20_Internet_20_Link">
https://liveuamap.com/en/2023/25-may-dam-at-karlivka-water-reservoir-was-damaged-as-result</text:a>
</text:p>
      <text:p text:style-name="P4">
News Source: <text:a xlink:type="simple" xlink:href="https://t.me/info_zp/36417" text:style-name="Internet_20_link" text:visited-style-name="Visited_20_Internet_20_Link">
https://t.me/info_zp/36417</text:a>
</text:p>
      <!--NEWS-->
      <text:h text:style-name="P10" text:outline-level="1">
<text:span text:style-name="T4">
National-patriotic education-in the first place among the priorities of Ukrainian youth</text:span>
</text:h>
      <text:p text:style-name="P4">
Author: ['АРМІЯINFORM']</text:p>
      <text:p text:style-name="P4">
Time: 2023-05-25T15:00:00-04:00</text:p>
      <text:p text:style-name="P4">
Description: About the cowl, the intercessor of the Golovy Komizteta Z Putan Molodi I sport Vasil Moka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60148bbf-e1c6-4359-aee0-7fef9e113c1c.jpg" text:style-name="Internet_20_link" text:visited-style-name="Visited_20_Internet_20_Link">
60148bbf-e1c6-4359-aee0-7fef9e113c1c.jpg</text:a>
']</text:p>
      <text:p text:style-name="P4">
Tags: ['STOPRUSSIA', 'АГРЕСІЯ РФ', 'ВІЙНА', 'ВТОРГНЕННЯ РФ']</text:p>
      <text:p text:style-name="P4">
Category: News</text:p>
      <!--METADATA-->
      <text:p text:style-name="P4">
<draw:frame draw:style-name="fr1" draw:name="Image103" text:anchor-type="as-char" svg:width="6.9236in" svg:height="4.161605in" draw:z-index="0">
<draw:image xlink:href="../Images/AРМІЯINFORM/2023-05-25T15-00-00-04-00/60148bbf-e1c6-4359-aee0-7fef9e113c1c.jpg" xlink:type="simple" xlink:show="embed" xlink:actuate="onLoad" draw:mime-type="image/jpeg"/>
</draw:frame>
About it <text:a xlink:type="simple" xlink:href="https://t.me/verkhovnaradaukrainy/51375" text:style-name="Internet_20_link" text:visited-style-name="Visited_20_Internet_20_Link">
reports</text:a>
Deputy Chairman of the Youth and Sports Committee Vasyl Mokan.</text:p>
      <text:p text:style-name="P4">
According to the results of the sociological study "The Impact of the War on Youth in Ukraine", with the support of UNDP and the Ministry of Youth and Sports of Ukraine, for 40% of young citizens, measures of national-patriotic exporting nature are most desirable among services that should be provided by youth centers during the war.</text:p>
      <ul>
        <li>
It is very good that young Ukrainians have an awareness of the strategic nature of state policy, because it is an effective NPV system that is an important nationwide of national security of Ukraine and the formation of national identity, - Vasyl Mokan stressed.</li>
      </ul>
      <text:p text:style-name="P4">
News Source: <text:a xlink:type="simple" xlink:href="https://armyinform.com.ua/2023/05/25/naczionalno-patriotychne-vyhovannya-na-pershomu-misczi-sered-priorytetiv-ukrayinskoyi-molodi/" text:style-name="Internet_20_link" text:visited-style-name="Visited_20_Internet_20_Link">
https://armyinform.com.ua/2023/05/25/naczionalno-patriotychne-vyhovannya-na-pershomu-misczi-sered-priorytetiv-ukrayinskoyi-molodi/</text:a>
</text:p>
      <!--NEWS-->
      <text:h text:style-name="P10" text:outline-level="1">
<text:span text:style-name="T4">
Air defense was active at Morozovsk in Rostov region</text:span>
</text:h>
      <text:p text:style-name="P4">
Authors: liveuamap (Language: en)</text:p>
      <text:p text:style-name="P4">
Time: 2023-05-25T15:31:27</text:p>
      <text:p text:style-name="P4">
Location: Morozovsk, Rostov (Latitude:48.3211 Longtitude:41.78925)</text:p>
      <text:p text:style-name="P4">
Videos: []</text:p>
      <text:p text:style-name="P4">
Images: []</text:p>
      <text:p text:style-name="P4">
Tags: ["Central and Eastern Europe", "Russia"]</text:p>
      <text:p text:style-name="P4">
Id: 22565384</text:p>
      <!--METADATA-->
      <text:p text:style-name="P4">
Air defense was active at Morozovsk in Rostov region</text:p>
      <text:p text:style-name="P4">
News Collection Link: <text:a xlink:type="simple" xlink:href="https://liveuamap.com/en/2023/25-may-air-defense-was-active-at-morozovsk-in-rostov-region" text:style-name="Internet_20_link" text:visited-style-name="Visited_20_Internet_20_Link">
https://liveuamap.com/en/2023/25-may-air-defense-was-active-at-morozovsk-in-rostov-region</text:a>
</text:p>
      <text:p text:style-name="P4">
News Source: <text:a xlink:type="simple" xlink:href="https://t.me/rusbrief/120389" text:style-name="Internet_20_link" text:visited-style-name="Visited_20_Internet_20_Link">
https://t.me/rusbrief/120389</text:a>
</text:p>
      <!--NEWS-->
      <text:h text:style-name="P10" text:outline-level="1">
<text:span text:style-name="T4">
Zaporizka Oblast(21:54). Red Alert: aerial threat. Sirens sounding. Take cover now!</text:span>
</text:h>
      <text:p text:style-name="P4">
Authors: liveuamap (Language: en)</text:p>
      <text:p text:style-name="P4">
Time: 2023-05-25T15:55:00</text:p>
      <text:p text:style-name="P4">
Location: Zaporizka Oblast (Latitude:47.612021 Longtitude:35.765261)</text:p>
      <text:p text:style-name="P4">
Videos: []</text:p>
      <text:p text:style-name="P4">
Images: []</text:p>
      <text:p text:style-name="P4">
Tags: ["Europe", "Central and Eastern Europe"]</text:p>
      <text:p text:style-name="P4">
Id: 22565385</text:p>
      <!--METADATA-->
      <text:p text:style-name="P4">
Zaporizhzhia region(21:54). Red Alert: aerial threat. Sirens sounding. Take covernow!</text:p>
      <text:p text:style-name="P4">
News Collection Link: <text:a xlink:type="simple" xlink:href="https://liveuamap.com/en/2023/25-may-zaporizka-oblast2154-red-alert-aerial-g" text:style-name="Internet_20_link" text:visited-style-name="Visited_20_Internet_20_Link">
https://liveuamap.com/en/2023/25-may-zaporizka-oblast2154-red-alert-aerial-g</text:a>
</text:p>
      <text:p text:style-name="P4">
News Source: <text:a xlink:type="simple" xlink:href="https://t.me/air_alert_ua/46498" text:style-name="Internet_20_link" text:visited-style-name="Visited_20_Internet_20_Link">
https://t.me/air_alert_ua/46498</text:a>
</text:p>
      <!--NEWS-->
      <text:h text:style-name="P10" text:outline-level="1">
<text:span text:style-name="T4">
A meeting with families of servicemen of the National Guard of Ukraine took place at the coordination headquarters</text:span>
</text:h>
      <text:p text:style-name="P4">
Author: ['АРМІЯINFORM']</text:p>
      <text:p text:style-name="P4">
Time: 2023-05-25T16:00:00-04:00</text:p>
      <text:p text:style-name="P4">
Description: About the work of the Coordinan headquarters of the Poleni Z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6013488268269695013_w.jpg" text:style-name="Internet_20_link" text:visited-style-name="Visited_20_Internet_20_Link">
photo_6013488268269695013_w.jpg</text:a>
']</text:p>
      <text:p text:style-name="P4">
Tags: ['КООРДИНАЦІЙНИЙ ШТАБ З ПИТАНЬ ПОВОДЖЕННЯ З ВІЙСЬКОВОПОЛОНЕНИМИ', 'НГУ']</text:p>
      <text:p text:style-name="P4">
Category: News</text:p>
      <!--METADATA-->
      <text:p text:style-name="P4">
<draw:frame draw:style-name="fr1" draw:name="Image104" text:anchor-type="as-char" svg:width="6.9236in" svg:height="3.894525in" draw:z-index="0">
<draw:image xlink:href="../Images/AРМІЯINFORM/2023-05-25T16-00-00-04-00/photo_6013488268269695013_w.jpg" xlink:type="simple" xlink:show="embed" xlink:actuate="onLoad" draw:mime-type="image/jpeg"/>
</draw:frame>
This is stated in <text:a xlink:type="simple" xlink:href="https://t.me/Koord_shtab/1114" text:style-name="Internet_20_link" text:visited-style-name="Visited_20_Internet_20_Link">
message</text:a>
Coordination Staff on the management of prisoners of war on Telegram.</text:p>
      <text:p text:style-name="P4">
The headquarters representative assured that there is no queue for exchange. Ukrainian is releasing everyone on the least occasion: “We have not yet returned all wounded. That is, if it was the turn, only the wounded and women would still be returned. The dialogue goes not about military units or units, but rather in categories: wounded, sick, elderly, women, places of maintenance. But in fact we return the other. If we insisted on our order of exchange, we would not have been able to liberate more than 2.3 thousand people. A maximum of half a thousand. "</text:p>
      <text:p text:style-name="P4">
The meeting also discussed what relatives can do to the official confirmation of the captivity of their defenders. In particular, it is necessary to contact the International Committee of the Red Cross(ICCH). Хоча цене гарантує позитивного результату.</text:p>
      <text:p text:style-name="P4">
«На росіян зараз можна впливати тільки силою. МКЧХ — гуманітарна організація,вона не застосовує силу, а тільки переконання й нагадування. Томупідтвердження залежить від країни-агресорки. Росія зобов’язана підтверджуватиполон людей, яких захопила, й надавати їм відповідні права», — зазначивпредставник Штабу.</text:p>
      <text:p text:style-name="P4">
Також він запевнив, що всі відео, які викладає ворог з нашими полоненими,беруться в роботу для підтвердження й визволення наших Оборонців: «Миобліковуємо всю інформацію про полонених — у тому числі свідченнях тих, хтоповернувся. Використовуємо все для визволення наших людей».</text:p>
      <text:p text:style-name="P4">
News Source: <text:a xlink:type="simple" xlink:href="https://armyinform.com.ua/2023/05/25/u-koordynaczijnomu-shtabi-vidbulasya-zustrich-z-rodynamy-vijskovosluzhbovcziv-naczionalnoyi-gvardiyi-ukrayiny/" text:style-name="Internet_20_link" text:visited-style-name="Visited_20_Internet_20_Link">
https://armyinform.com.ua/2023/05/25/u-koordynaczijnomu-shtabi-vidbulasya-zustrich-z-rodynamy-vijskovosluzhbovcziv-naczionalnoyi-gvardiyi-ukrayiny/</text:a>
</text:p>
      <!--NEWS-->
      <text:h text:style-name="P10" text:outline-level="1">
<text:span text:style-name="T4">
Explosions reported in Berdiansk</text:span>
</text:h>
      <text:p text:style-name="P4">
Authors: liveuamap (Language: en)</text:p>
      <text:p text:style-name="P4">
Time: 2023-05-25T16:04:33</text:p>
      <text:p text:style-name="P4">
Location: Berdians'k,Zaporiz'ka oblast (Latitude:46.7408 Longtitude:36.82892)</text:p>
      <text:p text:style-name="P4">
Videos: []</text:p>
      <text:p text:style-name="P4">
Images: []</text:p>
      <text:p text:style-name="P4">
Tags: ["Europe", "Central and Eastern Europe"]</text:p>
      <text:p text:style-name="P4">
Id: 22565386</text:p>
      <!--METADATA-->
      <text:p text:style-name="P4">
Explosions reported in Berdiansk</text:p>
      <text:p text:style-name="P4">
News Collection Link: <text:a xlink:type="simple" xlink:href="https://liveuamap.com/en/2023/25-may-explosions-reported-in-berdiansk" text:style-name="Internet_20_link" text:visited-style-name="Visited_20_Internet_20_Link">
https://liveuamap.com/en/2023/25-may-explosions-reported-in-berdiansk</text:a>
</text:p>
      <text:p text:style-name="P4">
News Source: <text:a xlink:type="simple" xlink:href="https://t.me/info_zp/36428" text:style-name="Internet_20_link" text:visited-style-name="Visited_20_Internet_20_Link">
https://t.me/info_zp/36428</text:a>
</text:p>
      <!--NEWS-->
      <text:h text:style-name="P10" text:outline-level="1">
<text:span text:style-name="T4">
Governor of Rostov region claims Ukrainian missile was shot down near Morozovsk</text:span>
</text:h>
      <text:p text:style-name="P4">
Authors: liveuamap (Language: en)</text:p>
      <text:p text:style-name="P4">
Time: 2023-05-25T16:07:44</text:p>
      <text:p text:style-name="P4">
Location: Morozovsk, Rostov (Latitude:48.3106 Longtitude:41.79886)</text:p>
      <text:p text:style-name="P4">
Videos: []</text:p>
      <text:p text:style-name="P4">
Images: []</text:p>
      <text:p text:style-name="P4">
Tags: ["Central and Eastern Europe", "Russia"]</text:p>
      <text:p text:style-name="P4">
Id: 22565387</text:p>
      <!--METADATA-->
      <text:p text:style-name="P4">
Governor of Rostov region claims Ukrainian missile was shot down nearMorozovsk</text:p>
      <text:p text:style-name="P4">
News Collection Link: <text:a xlink:type="simple" xlink:href="https://liveuamap.com/en/2023/25-may-governor-of-rostov-region-claims-ukrainian-missile" text:style-name="Internet_20_link" text:visited-style-name="Visited_20_Internet_20_Link">
https://liveuamap.com/en/2023/25-may-governor-of-rostov-region-claims-ukrainian-missile</text:a>
</text:p>
      <text:p text:style-name="P4">
News Source: <text:a xlink:type="simple" xlink:href="https://t.me/rian_ru/203714" text:style-name="Internet_20_link" text:visited-style-name="Visited_20_Internet_20_Link">
https://t.me/rian_ru/203714</text:a>
</text:p>
      <!--NEWS-->
      <text:h text:style-name="P10" text:outline-level="1">
<text:span text:style-name="T4">
In the south, Ukrainian soldiers destroyed the Russian Urals and mortar with calculation</text:span>
</text:h>
      <text:p text:style-name="P4">
Authors: Ukrinform (Person)</text:p>
      <text:p text:style-name="P4">
Publisher: Укринформ (Organization)</text:p>
      <text:p text:style-name="P4">
Published Time: 2023-05-25T16:09:00+03:00</text:p>
      <text:p text:style-name="P4">
Modified Time: 2023-05-25T16:09:00+03:00</text:p>
      <text:p text:style-name="P4">
Description: In the south, the soldiers of artillery and tank crews were destroyed by the Urals, a mortar 2B9 and a mortar calculation of the Russian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Міномет', 'Війна з Росією']</text:p>
      <text:p text:style-name="P4">
Type: Article</text:p>
      <!--METADATA-->
      <text:p text:style-name="P4">
<draw:frame draw:style-name="fr1" draw:name="Image105" text:anchor-type="as-char" svg:width="6.9236in" svg:height="3.956343in" draw:z-index="0">
<draw:image xlink:href="../Images/yкринформ/2023-05-25T16-09-00-03-00/630_360_1680422407-224.png" xlink:type="simple" xlink:show="embed" xlink:actuate="onLoad" draw:mime-type="image/png"/>
</draw:frame>
In the south of artillery and tank brigades, the Urals were destroyed, a mortar 2B9 taminometted by the Russians.</text:p>
      <text:p text:style-name="P4">
According to Ukrinform, the operational command "South" reports in <text:a xlink:type="simple" xlink:href="https://www.facebook.com/watch/" text:style-name="Internet_20_link" text:visited-style-name="Visited_20_Internet_20_Link">
</text:a>
.</text:p>
      <text:p text:style-name="P4">
"The soldiers of the 40th Separate Artillery Brigade named after the Grand Duke Vitovt and the 3rd Separate Tank Iron Brigade were destroyed by the Urals, a mortar 2b9 Taminometted by the enemy," - the message reads.</text:p>
      <text:p text:style-name="P4">
As reported by Ukrinform, on the night of May 25 the forces of Ukraine's defense <text:a xlink:type="simple" xlink:href="https://www.ukrinform.ua/rubric-ato/3713819-sili-oboroni-vnoci-znisili-usi-36-vipusenih-rosianami-droniv-shahed.html" text:style-name="Internet_20_link" text:visited-style-name="Visited_20_Internet_20_Link">
</text:a>
Iranian productionhard-136/131.</text:p>
      <text:p text:style-name="P4">
Photo: RFE</text:p>
      <text:p text:style-name="P4">
News Source: <text:a xlink:type="simple" xlink:href="https://www.ukrinform.ua/rubric-ato/3714079-na-pivdni-ukrainski-voini-znisili-rosijskij-ural-ta-minomet-z-rozrahunkom.html" text:style-name="Internet_20_link" text:visited-style-name="Visited_20_Internet_20_Link">
https://www.ukrinform.ua/rubric-ato/3714079-na-pivdni-ukrainski-voini-znisili-rosijskij-ural-ta-minomet-z-rozrahunkom.html</text:a>
</text:p>
      <!--NEWS-->
      <text:h text:style-name="P10" text:outline-level="1">
<text:span text:style-name="T4">
Ukraine's victory will change all security architecture in Europe - Kubilus</text:span>
</text:h>
      <text:p text:style-name="P4">
Authors: Ukrinform (Person)</text:p>
      <text:p text:style-name="P4">
Publisher: Укринформ (Organization)</text:p>
      <text:p text:style-name="P4">
Published Time: 2023-05-25T16:12:00+03:00</text:p>
      <text:p text:style-name="P4">
Modified Time: 2023-05-25T16:12:00+03:00</text:p>
      <text:p text:style-name="P4">
Description: The victory of Ukraine in Russia will be the most important factor for the future of Europe and its security architecture. - Ukrinform.</text:p>
      <text:p text:style-name="P4">
Images: ['<text:a xlink:type="simple" xlink:href="https://static.ukrinform.com/photos/2023_05/thumb_files/630_360_1685026473-894.jpg" text:style-name="Internet_20_link" text:visited-style-name="Visited_20_Internet_20_Link">
630_360_16850...</text:a>
']</text:p>
      <text:p text:style-name="P4">
Tags: ['Європа', 'Кубілюс', 'Литва', 'Україна', 'Київський безпековий форум', 'Війна з Росією']</text:p>
      <text:p text:style-name="P4">
Type: Article</text:p>
      <!--METADATA-->
      <text:p text:style-name="P4">
<draw:frame draw:style-name="fr1" draw:name="Image106" text:anchor-type="as-char" svg:width="6.9236in" svg:height="3.956343in" draw:z-index="0">
<draw:image xlink:href="../Images/yкринформ/2023-05-25T16-12-00-03-00/630_360_1685026473-894.jpg" xlink:type="simple" xlink:show="embed" xlink:actuate="onLoad" draw:mime-type="image/jpeg"/>
</draw:frame>
The victory of Ukraine in Russia's war will be the most important factor for the future Europe and its security architecture.</text:p>
      <text:p text:style-name="P4">
This was stated by a member of the European Parliament, the former Prime Minister of Lithuania Andrewskubilus during the 15th Annual Kiev Security Forum, Ukrinform reports.</text:p>
      <text:p text:style-name="P4">
"The Ukrainian victory in the war, resolved by authoritarian Russia, is a cesstrogic question that can change the entire security structure of the eastern part of the European continent and the whole <text:a xlink:type="simple" xlink:href="https://www.ukrinform.ua/tag-evropa" text:style-name="Internet_20_link" text:visited-style-name="Visited_20_Internet_20_Link">
</text:a>
... This is the most important factor for the future of our continent and for the return of the west peace to our continent, "the politician said.</text:p>
      <text:p text:style-name="P4">
In his opinion, this can be achieved "only when Ukraine is not in the" gray zone " - if Ukraine is invited to NATO during the Vilnius Samite - and when Ukraine becomes a truly successful country with integration into the EU."</text:p>
      <text:p text:style-name="P4">
<text:span text:style-name="T4">
 Read also: </text:span>
 <text:a xlink:type="simple" xlink:href="https://www.ukrinform.ua/rubric-polytics/3714050-putin-teper-dobre-rozumie-ak-pomilavsa-sodo-vigadanoi-ukraini-kondoliza-rajs.html" text:style-name="Internet_20_link" text:visited-style-name="Visited_20_Internet_20_Link">
</text:a>
"This will bring many changes, in particular, transformations in Russia," - said.</text:p>
      <text:p text:style-name="P4">
As reported by Ukrinform, on May 25-26, the 15th annual Kyiv Security Forum "For ours and your freedom / Fighting for Nato" is held. The central theme forum is the acquisition of membership of Ukraine in NATO. The forum is involved in international figures, world experts in international relations and security issues, diplomats, journalists and public activists.</text:p>
      <text:p text:style-name="P4">
News Source: <text:a xlink:type="simple" xlink:href="https://www.ukrinform.ua/rubric-polytics/3714080-peremoga-ukraini-zminit-usu-bezpekovu-arhitekturu-u-evropi-kubilus.html" text:style-name="Internet_20_link" text:visited-style-name="Visited_20_Internet_20_Link">
https://www.ukrinform.ua/rubric-polytics/3714080-peremoga-ukraini-zminit-usu-bezpekovu-arhitekturu-u-evropi-kubilus.html</text:a>
</text:p>
      <!--NEWS-->
      <text:h text:style-name="P10" text:outline-level="1">
<text:span text:style-name="T4">
Resistance is gaining momentum: intelligence stated that the RDC and Legion "Freedom of Russia" are still in the territory of the Russian Federation</text:span>
</text:h>
      <text:p text:style-name="P4">
Authors: Ukrinform (Person)</text:p>
      <text:p text:style-name="P4">
Publisher: Укринформ (Organization)</text:p>
      <text:p text:style-name="P4">
Published Time: 2023-05-25T16:15:00+03:00</text:p>
      <text:p text:style-name="P4">
Modified Time: 2023-05-25T16:15:00+03:00</text:p>
      <text:p text:style-name="P4">
Description: Representatives of the Russian Volunteer Corps (RDC) and Legion "Freedom of Russia" are still in the Russian Federation. - Ukrinform.</text:p>
      <text:p text:style-name="P4">
Images: ['<text:a xlink:type="simple" xlink:href="https://static.ukrinform.com/photos/2022_09/thumb_files/630_360_1662555215-123.jpeg" text:style-name="Internet_20_link" text:visited-style-name="Visited_20_Internet_20_Link">
630_360_16625...</text:a>
']</text:p>
      <text:p text:style-name="P4">
Tags: ['Розвідка', 'Росія', 'Бєлгород', 'Єдині новини']</text:p>
      <text:p text:style-name="P4">
Type: Article</text:p>
      <!--METADATA-->
      <text:p text:style-name="P4">
<draw:frame draw:style-name="fr1" draw:name="Image107" text:anchor-type="as-char" svg:width="6.9236in" svg:height="3.956343in" draw:z-index="0">
<draw:image xlink:href="../Images/yкринформ/2023-05-25T16-15-00-03-00/630_360_1662555215-123.jpeg" xlink:type="simple" xlink:show="embed" xlink:actuate="onLoad" draw:mime-type="image/jpeg"/>
</draw:frame>
Representatives of the Russian Volunteer Corps(RDC)And the Legion "Freedom of Russia" is still in the Russian Federation.</text:p>
      <text:p text:style-name="P4">
The representative of the Main Department of Intelligence of the Ministry of Defense of Ukraine Andriy Yusov informed about it in the Telernahon "Unified News", whether to respond to the registration, whether the representatives of the RDC are in the Russian Federation, reports.</text:p>
      <text:p text:style-name="P4">
“It is possible to accurately state the fact that the resistance on <text:a xlink:type="simple" xlink:href="https://www.ukrinform.ua/tag-rosia" text:style-name="Internet_20_link" text:visited-style-name="Visited_20_Internet_20_Link">
</text:a>
It is gaining momentum. And if we talk about recent events in the Belgorod region, then, some of the representatives of the RDC and Legion remain in the territory of the Russian Federation and, in fact, continue the struggle and recruitment of new supporters. And so geography is expanding, and the scale is increasing, ”he said.</text:p>
      <text:p text:style-name="P4">
The recent events in the Belgorod region have become, according to Yusov, the most massive resistance of the President of the Russian Federation Putin's regime in recent times within Samorosia, and this is important.</text:p>
      <text:p text:style-name="P4">
<text:span text:style-name="T4">
 Read also: </text:span>
 <text:a xlink:type="simple" xlink:href="https://www.ukrinform.ua/rubric-ato/3713647-vijska-rf-kilka-godin-buli-rozgubleni-ta-ne-mogli-ciniti-sprotiv-legion-svoboda-rosii.html" text:style-name="Internet_20_link" text:visited-style-name="Visited_20_Internet_20_Link">
<text:span text:style-name="T4">
 Freedom </text:span>
 <text:span text:style-name="T4">
 </text:span>
 Russia **</text:a>
“It is very good that in the Russian Federation there are people who are ready to fight for future communities, people, for their own future and to fight, apparently, the usurpatome dictator, who not only occupied part of the Ukrainian territory, which will be released, but also spent but also spent. The internal occupation of the Russian Federation itself, ”the representative of the GUR.</text:p>
      <text:p text:style-name="P4">
He informed that more and more inhabitants of the Russian Federation understand the futility of a better coexistence, headed by Putin.</text:p>
      <text:p text:style-name="P4">
Video: Telearaphone "One News"</text:p>
      <text:p text:style-name="P4">
As it was reported, the fighters of the Russian Volunteer Corps(RDC)They stated that they had entered the territory of Russia again.</text:p>
      <text:p text:style-name="P4">
News Source: <text:a xlink:type="simple" xlink:href="https://www.ukrinform.ua/rubric-ato/3714083-opir-nabirae-obertiv-u-rozvidci-zaavili-so-rdk-i-legion-svobodu-rosii-dosi-na-teritorii-rf.html" text:style-name="Internet_20_link" text:visited-style-name="Visited_20_Internet_20_Link">
https://www.ukrinform.ua/rubric-ato/3714083-opir-nabirae-obertiv-u-rozvidci-zaavili-so-rdk-i-legion-svobodu-rosii-dosi-na-teritorii-rf.html</text:a>
</text:p>
      <!--NEWS-->
      <text:h text:style-name="P10" text:outline-level="1">
<text:span text:style-name="T4">
The US Presidential President Presidential announced his position on the war in Ukraine</text:span>
</text:h>
      <text:p text:style-name="P4">
Authors: Ukrinform (Person)</text:p>
      <text:p text:style-name="P4">
Publisher: Укринформ (Organization)</text:p>
      <text:p text:style-name="P4">
Published Time: 2023-05-25T16:17:00+03:00</text:p>
      <text:p text:style-name="P4">
Modified Time: 2023-05-25T16:17:00+03:00</text:p>
      <text:p text:style-name="P4">
Description: Florida Governor Ron Aryanis, who is considered to be the main competitor-republican of former President Donald Trump in the US elections, said that in the event of his victory, the US troops would not be involved in Moscow's war against Ukraine. - Ukrinform.</text:p>
      <text:p text:style-name="P4">
Images: ['<text:a xlink:type="simple" xlink:href="https://static.ukrinform.com/photos/2023_03/thumb_files/630_360_1678820246-845.jpg" text:style-name="Internet_20_link" text:visited-style-name="Visited_20_Internet_20_Link">
630_360_16788...</text:a>
']</text:p>
      <text:p text:style-name="P4">
Tags: ['США', 'Вибори', 'Війна з Росією']</text:p>
      <text:p text:style-name="P4">
Type: Article</text:p>
      <!--METADATA-->
      <text:p text:style-name="P4">
<draw:frame draw:style-name="fr1" draw:name="Image108" text:anchor-type="as-char" svg:width="6.9236in" svg:height="3.956343in" draw:z-index="0">
<draw:image xlink:href="../Images/yкринформ/2023-05-25T16-17-00-03-00/630_360_1678820246-845.jpg" xlink:type="simple" xlink:show="embed" xlink:actuate="onLoad" draw:mime-type="image/jpeg"/>
</draw:frame>
Florida's Governor Ron Aryanis, who is considered to be the main competitor-republican of former President Donald Trump in the US elections, said that in the event of his victory, I would not like to see US troops involved in Moscow against Ukraine.</text:p>
      <text:p text:style-name="P4">
According to Ukrinform, he said this in the first after putting his candidate in the interview election for <text:a xlink:type="simple" xlink:href="https://www.youtube.com/watch" text:style-name="Internet_20_link" text:visited-style-name="Visited_20_Internet_20_Link">
</text:a>
The landing answered the leader's questions regarding his actions about <text:a xlink:type="simple" xlink:href="https://www.ukrinform.ua/tag-vijna-z-rosieu" text:style-name="Internet_20_link" text:visited-style-name="Visited_20_Internet_20_Link">
</text:a>
On the first day, USA.</text:p>
      <text:p text:style-name="P4">
The candidate said he would like to see the "settlement" of war in Ukraine. In this case, he stressed that US troops should not be involved in this war.</text:p>
      <text:p text:style-name="P4">
"I would like to see the settlement of this(wars - ed.). Я б не хотів бачитимасштабнішої війни. Я думаю, що абсолютно невідомо, як це (War - ed.)will be seen in January 2025. But I would not want to see the United States with their troops in a war in Russia or in Ukraine, "said Governor Florida.</text:p>
      <text:p text:style-name="P4">
<text:span text:style-name="T4">
 Read also: </text:span>
 <text:a xlink:type="simple" xlink:href="https://www.ukrinform.ua/rubric-world/3712842-respublikanec-tim-skott-oficijno-ogolosiv-pro-ucast-u-viborah-prezidenta-ssa.html" text:style-name="Internet_20_link" text:visited-style-name="Visited_20_Internet_20_Link">
</text:a>
As reported, <text:a xlink:type="simple" xlink:href="https://www.ukrinform.ua/rubric-world/3713764-gubernator-floridi-desantis-oficijno-ogolosiv-pro-ucast-u-prezidentskih-viborah.html" text:style-name="Internet_20_link" text:visited-style-name="Visited_20_Internet_20_Link">
</text:a>
From the nomination of the US presidential candidate.</text:p>
      <text:p text:style-name="P4">
Airborne is considered to be the strongest rival of Donald Trump's Expression Party in the 2024 presidential election.</text:p>
      <text:p text:style-name="P4">
Earlier, the election campaign from the Republicans was stated by Expatigenndonald Trump, a former US Ambassador to the UN Nikki Gale, Senator from South Carolina Tim Scott, former Arkansasa ASA Gatchinson Governor and Biotechnology Biotechnology.</text:p>
      <text:p text:style-name="P4">
<text:span text:style-name="T5">
Foto: Paul Hennessy / Sopa / Lightrocket Via Getty Images</text:span>
</text:p>
      <text:p text:style-name="P4">
News Source: <text:a xlink:type="simple" xlink:href="https://www.ukrinform.ua/rubric-world/3714084-kandidat-u-prezidenti-ssa-desantis-ozvuciv-svou-poziciu-sodo-vijni-v-ukraini.html" text:style-name="Internet_20_link" text:visited-style-name="Visited_20_Internet_20_Link">
https://www.ukrinform.ua/rubric-world/3714084-kandidat-u-prezidenti-ssa-desantis-ozvuciv-svou-poziciu-sodo-vijni-v-ukraini.html</text:a>
</text:p>
      <!--NEWS-->
      <text:h text:style-name="P10" text:outline-level="1">
<text:span text:style-name="T4">
Anti -Corruption bodies are ready to provide transparency of reconstruction processes of Ukraine - NAPC</text:span>
</text:h>
      <text:p text:style-name="P4">
Authors: Ukrinform (Person)</text:p>
      <text:p text:style-name="P4">
Publisher: Укринформ (Organization)</text:p>
      <text:p text:style-name="P4">
Published Time: 2023-05-25T16:20:00+03:00</text:p>
      <text:p text:style-name="P4">
Modified Time: 2023-05-25T16:20:00+03:00</text:p>
      <text:p text:style-name="P4">
Description: The anti-corruption bodies of Ukraine are ready to provide transparency and accountability of the processes related to the reconstruction of Ukraine, and will help innovative IT solutions. - Ukrinform.</text:p>
      <text:p text:style-name="P4">
Images: ['<text:a xlink:type="simple" xlink:href="https://static.ukrinform.com/photos/2018_04/thumb_files/630_360_1524734008-3234.jpg" text:style-name="Internet_20_link" text:visited-style-name="Visited_20_Internet_20_Link">
630_360_15247...</text:a>
']</text:p>
      <text:p text:style-name="P4">
Tags: ['НАЗК', 'Відбудова']</text:p>
      <text:p text:style-name="P4">
Type: Article</text:p>
      <!--METADATA-->
      <text:p text:style-name="P4">
<draw:frame draw:style-name="fr1" draw:name="Image109" text:anchor-type="as-char" svg:width="6.9236in" svg:height="3.956343in" draw:z-index="0">
<draw:image xlink:href="../Images/yкринформ/2023-05-25T16-20-00-03-00/630_360_1524734008-3234.jpg" xlink:type="simple" xlink:show="embed" xlink:actuate="onLoad" draw:mime-type="image/jpeg"/>
</draw:frame>
The anti-corruption bodies of Ukraine are ready to ensure the transparency and accountability of the processes related to the reconstruction of Ukraine, and innovative-determination will help in this.</text:p>
      <text:p text:style-name="P4">
The head of the National Agency for the Prevention of Corruption Alexandranovikov said in the panel "Integrity in the post -war restoration of Ukraine", organized by the NACC at the International Forum of Anti -Corruption and Integrity Organization of Economic Cooperation and Development and Development(OECD)in Paris, reports Ukrinform with a reference to <text:a xlink:type="simple" xlink:href="https://nazk.gov.ua/uk/novyny/antykoruptsijni-organy-gotovi-zabezpechyty-prozoryj-protses-vidnovlennya-ukrayiny-oleksandr-novikov-v-oesr/" text:style-name="Internet_20_link" text:visited-style-name="Visited_20_Internet_20_Link">
</text:a>
agencies.</text:p>
      <text:p text:style-name="P4">
“The state anti -corruption program provides complex preventive measures that guarantee victory and transparent, deprived of corruption of the process of reconstruction. Having eliminated the deep causes of corruption, we can lay the foundation of sustainable and accountable management, ”Novikov said.</text:p>
      <text:p text:style-name="P4">
He added that in the development of a transparent and accountable government system, he is shaking the best practices, such as OECD recommendations on public readiness. This is an integral part of Ukraine's path to obtaining a full membership in the organization.</text:p>
      <text:p text:style-name="P4">
<text:span text:style-name="T4">
 Read also: </text:span>
 <text:a xlink:type="simple" xlink:href="https://www.ukrinform.ua/rubric-vidbudova/3713642-minvidnovlenna-ta-eib-rozpocinaut-vidbir-proektiv-z-vidbudovi.html" text:style-name="Internet_20_link" text:visited-style-name="Visited_20_Internet_20_Link">
</text:a>
The key role in this will play an IT solution. Novikov emphasized that the agency already has the experience of creating innovative IT products that do not have analogues in the world and which are already helping to combat corruption in Ukraine. He also noted that even the rating of the implementation of the state-anticorruption program by every responsible body may be possible to follow time on the monitoring portal developed <text:a xlink:type="simple" xlink:href="https://www.ukrinform.ua/tag-nazk" text:style-name="Internet_20_link" text:visited-style-name="Visited_20_Internet_20_Link">
</text:a>
The head of the agency reminded that, due to the large-scale invasion of Russia, Ukraine, not all IT tools work on full and accessible to society.</text:p>
      <text:p text:style-name="P4">
“Our goal is to restore the full functioning of all digital mechanisms for corruption. These include the restoration of compulsory electronic declarations and checks of declarations. It is the reporting of officials on their statutes and income that is a powerful anti -corruption fuse. Tamzhi -international partners are expecting the appropriate decision of the Verkhovna Rada in the near future, in accordance with the requirements registered in the memorandum with the International Driving Fund, ”the NAPC chairman said.The purpose of the OECD is to create the best solutions for public policy, which will help to contribute to economic prosperity, equal opportunities and well -being.</text:p>
      <text:p text:style-name="P4">
News Source: <text:a xlink:type="simple" xlink:href="https://www.ukrinform.ua/rubric-vidbudova/3714088-antikorupcijni-organi-gotovi-zabezpeciti-prozorist-procesiv-vidbudovi-ukraini-nazk.html" text:style-name="Internet_20_link" text:visited-style-name="Visited_20_Internet_20_Link">
https://www.ukrinform.ua/rubric-vidbudova/3714088-antikorupcijni-organi-gotovi-zabezpeciti-prozorist-procesiv-vidbudovi-ukraini-nazk.html</text:a>
</text:p>
      <!--NEWS-->
      <text:h text:style-name="P10" text:outline-level="1">
<text:span text:style-name="T4">
Moldova Prime Minister thanked the Ukrainians for the protection of Europe and the value system</text:span>
</text:h>
      <text:p text:style-name="P4">
Authors: Ukrinform (Person)</text:p>
      <text:p text:style-name="P4">
Publisher: Укринформ (Organization)</text:p>
      <text:p text:style-name="P4">
Published Time: 2023-05-25T16:25:00+03:00</text:p>
      <text:p text:style-name="P4">
Modified Time: 2023-05-25T16:25:00+03:00</text:p>
      <text:p text:style-name="P4">
Description: The Prime Minister of the Republic of Moldova Dorin has thanked the Ukrainians for the protection of Europe, the system of values, democracy and freedom. - Ukrinform.</text:p>
      <text:p text:style-name="P4">
Images: ['<text:a xlink:type="simple" xlink:href="https://static.ukrinform.com/photos/2023_05/thumb_files/630_360_1685026550-422.jpg" text:style-name="Internet_20_link" text:visited-style-name="Visited_20_Internet_20_Link">
630_360_16850...</text:a>
']</text:p>
      <text:p text:style-name="P4">
Tags: ['Молдова', 'Київський безпековий форум', 'Війна з Росією']</text:p>
      <text:p text:style-name="P4">
Type: Article</text:p>
      <!--METADATA-->
      <text:p text:style-name="P4">
<draw:frame draw:style-name="fr1" draw:name="Image110" text:anchor-type="as-char" svg:width="6.9236in" svg:height="3.956343in" draw:z-index="0">
<draw:image xlink:href="../Images/yкринформ/2023-05-25T16-25-00-03-00/630_360_1685026550-422.jpg" xlink:type="simple" xlink:show="embed" xlink:actuate="onLoad" draw:mime-type="image/jpeg"/>
</draw:frame>
The Prime Minister of the Republic of Moldova Dorin has thanked the Ukrainians for the protection of Europe, the system of values, democracy and freedom.</text:p>
      <text:p text:style-name="P4">
According to Ukrinform correspondent, he said this during the video binding time of the 15th annual Kiev Security Forum.</text:p>
      <text:p text:style-name="P4">
“I want to thank Ukraine and Ukrainians for protection <text:a xlink:type="simple" xlink:href="https://www.ukrinform.ua/tag-moldova" text:style-name="Internet_20_link" text:visited-style-name="Visited_20_Internet_20_Link">
</text:a>
, for the protection of Europe and for the protection of the system of values, democracy and freedom, ”he said.</text:p>
      <text:p text:style-name="P4">
He also stressed that Ukrainians pay their lives for the protection of freedom, values and democracy.</text:p>
      <text:p text:style-name="P4">
Pretau noted that he visited Bucha and saw with his own eyes the consequences of Russian -occupation.</text:p>
      <text:p text:style-name="P4">
<text:span text:style-name="T4">
 Read also: </text:span>
 <text:a xlink:type="simple" xlink:href="https://www.ukrinform.ua/rubric-polytics/3714080-peremoga-ukraini-zminit-usu-bezpekovu-arhitekturu-u-evropi-kubilus.html" text:style-name="Internet_20_link" text:visited-style-name="Visited_20_Internet_20_Link">
</text:a>
According to him, Moldova supports the formula of the President of Zelensky peace, which willamize the necessary steps to settle the war, as well as Moldova supporting the special tribunal.</text:p>
      <text:p text:style-name="P4">
As it was reported, the 15th annual Kiev Security Forum, founded by Yatsenyuk's Fundoraseny "Open Ukraine", is held on May 25 - 26. Famous international figures, politicians, diplomats will be attended.</text:p>
      <text:p text:style-name="P4">
<text:span text:style-name="T5">
Foto: facebook.com/recean.md</text:span>
</text:p>
      <text:p text:style-name="P4">
News Source: <text:a xlink:type="simple" xlink:href="https://www.ukrinform.ua/rubric-polytics/3714087-premer-moldovi-podakuvav-ukraincam-za-zahist-evropi-ta-sistemi-cinnostej.html" text:style-name="Internet_20_link" text:visited-style-name="Visited_20_Internet_20_Link">
https://www.ukrinform.ua/rubric-polytics/3714087-premer-moldovi-podakuvav-ukraincam-za-zahist-evropi-ta-sistemi-cinnostej.html</text:a>
</text:p>
      <!--NEWS-->
      <text:h text:style-name="P10" text:outline-level="1">
<text:span text:style-name="T4">
Ukrainian tennis players received rivals on Rolan Harros</text:span>
</text:h>
      <text:p text:style-name="P4">
Authors: Ukrinform (Person)</text:p>
      <text:p text:style-name="P4">
Publisher: Укринформ (Organization)</text:p>
      <text:p text:style-name="P4">
Published Time: 2023-05-25T16:32:00+03:00</text:p>
      <text:p text:style-name="P4">
Modified Time: 2023-05-25T16:32:00+03:00</text:p>
      <text:p text:style-name="P4">
Description: In Paris there was a draw of the second in the season of the Grand Slam of the Open France Championship of Tennis (Rolan Harros). - Ukrinform.</text:p>
      <text:p text:style-name="P4">
Images: ['<text:a xlink:type="simple" xlink:href="https://static.ukrinform.com/photos/2023_05/thumb_files/630_360_1685021507-153.jpg" text:style-name="Internet_20_link" text:visited-style-name="Visited_20_Internet_20_Link">
630_360_16850...</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111" text:anchor-type="as-char" svg:width="6.9236in" svg:height="3.956343in" draw:z-index="0">
<draw:image xlink:href="../Images/yкринформ/2023-05-25T16-32-00-03-00/630_360_1685021507-153.jpg" xlink:type="simple" xlink:show="embed" xlink:actuate="onLoad" draw:mime-type="image/jpeg"/>
</draw:frame>
Parisian drew the second in the season of the Grand Slam of the French Tennis France Slam of the Grand Slam.(«Rolan Garros»).</text:p>
      <text:p text:style-name="P4">
В основній сітці жіночого турніру Україна буде представлена щонайменше п'ятьматенісистками, передає Укрінформ.</text:p>
      <text:p text:style-name="P4">
За рейтингом в основу пройшли Ангеліна Калініна, Марта Костюк, Леся Цуренко іКатерина Байндл. Еліна Світоліна використала захищений рейтинг.</text:p>
      <text:p text:style-name="P4">
Калініна (# 25 of the world rating)at the start of the competition will play against Dian Parry Zfranius(№77), Kostyuk(№39)will start a competition with the second "racket" of the world Arina Sobolenko from Belarus, Lesya Tsurenko(№63)Starts match against Czech Barbara Crachikova(№13), Svitolina(№508)will play against Martinitajan from Italy(№26).</text:p>
      <text:p text:style-name="P4">
Байндл (№8)In the first round will meet with the winner of the qualification or the branch.</text:p>
      <text:p text:style-name="P4">
Diana Yastremskaya will play in the finale of qualification today for a voucher to the basic character with Belgian Gret Minnen.</text:p>
      <text:p text:style-name="P4">
<text:span text:style-name="T4">
 Read also: </text:span>
 <text:a xlink:type="simple" xlink:href="https://www.ukrinform.ua/rubric-sports/3713655-zbirna-ukraini-diznalasa-nastupnih-supernic-u-kubku-billi-dzin-king.html" text:style-name="Internet_20_link" text:visited-style-name="Visited_20_Internet_20_Link">
</text:a>
Rolan Harros in Paris will last until June 11.</text:p>
      <text:p text:style-name="P4">
In the photo: Elina Svitolina(Getty Images).</text:p>
      <text:p text:style-name="P4">
News Source: <text:a xlink:type="simple" xlink:href="https://www.ukrinform.ua/rubric-sports/3714092-ukrainski-tenisistki-otrimali-supernic-na-rolan-garros.html" text:style-name="Internet_20_link" text:visited-style-name="Visited_20_Internet_20_Link">
https://www.ukrinform.ua/rubric-sports/3714092-ukrainski-tenisistki-otrimali-supernic-na-rolan-garros.html</text:a>
</text:p>
      <!--NEWS-->
      <text:h text:style-name="P10" text:outline-level="1">
<text:span text:style-name="T4">
The event will support Ukraine in the long run - Nutland</text:span>
</text:h>
      <text:p text:style-name="P4">
Authors: Ukrinform (Person)</text:p>
      <text:p text:style-name="P4">
Publisher: Укринформ (Organization)</text:p>
      <text:p text:style-name="P4">
Published Time: 2023-05-25T16:33:00+03:00</text:p>
      <text:p text:style-name="P4">
Modified Time: 2023-05-25T16:33:00+03:00</text:p>
      <text:p text:style-name="P4">
Description: The event is working to ensure that Ukraine has a strong armed forces, a powerful economy and become a democratic example for the world, and will support it in the long run. - Ukrinform.</text:p>
      <text:p text:style-name="P4">
Images: ['<text:a xlink:type="simple" xlink:href="https://static.ukrinform.com/photos/2023_05/thumb_files/630_360_1685026626-945.jpg" text:style-name="Internet_20_link" text:visited-style-name="Visited_20_Internet_20_Link">
630_360_16850...</text:a>
']</text:p>
      <text:p text:style-name="P4">
Tags: ['Україна', 'Захід', 'Київський безпековий форум', 'Вікторія Нуланд', 'Війна з Росією']</text:p>
      <text:p text:style-name="P4">
Type: Article</text:p>
      <!--METADATA-->
      <text:p text:style-name="P4">
<draw:frame draw:style-name="fr1" draw:name="Image112" text:anchor-type="as-char" svg:width="6.9236in" svg:height="3.956343in" draw:z-index="0">
<draw:image xlink:href="../Images/yкринформ/2023-05-25T16-33-00-03-00/630_360_1685026626-945.jpg" xlink:type="simple" xlink:show="embed" xlink:actuate="onLoad" draw:mime-type="image/jpeg"/>
</draw:frame>
The West worked to ensure that Ukraine has strong armed forces, a powerful economy is a democratic example for the world, and will support it in the long run.</text:p>
      <text:p text:style-name="P4">
This was stated by US Deputy Secretary of State Victoria Nutland, performing a quantitator at the Kiev Security Forum, Ukrinform correspondent reports.</text:p>
      <text:p text:style-name="P4">
"Ukraine will need the armed forces of the world level in the long run for restraint, and we said that we will be with you in the long -term perpetrator," she said. "So now we are beginning to plan how to look at these armed forces."</text:p>
      <text:p text:style-name="P4">
According to her, Russia should see that its "aggression has not paid off and any commercial aggression will not pay off."</text:p>
      <text:p text:style-name="P4">
Ukraine should create the "strongest economy", noland says.</text:p>
      <text:p text:style-name="P4">
“We believe that Ukraine has everything she needs on the way to membership in <text:a xlink:type="simple" xlink:href="https://www.ukrinform.ua/tag-evrosouz" text:style-name="Internet_20_link" text:visited-style-name="Visited_20_Internet_20_Link">
</text:a>
”, - she stressed.</text:p>
      <text:p text:style-name="P4">
<text:span text:style-name="T4">
 Read also: </text:span>
 <text:a xlink:type="simple" xlink:href="https://www.ukrinform.ua/rubric-polytics/3711882-vstup-do-es-zelenskij-obgovoriv-iz-miselem-vikonanna-ukrainou-domasnogo-zavdanna.html" text:style-name="Internet_20_link" text:visited-style-name="Visited_20_Internet_20_Link">
<text:span text:style-name="T4">
 Introduction </text:span>
</text:a>
At the same time, Ukraine should not only provide its own growth and prosperity, but "greater the vitality of Europe as a whole."</text:p>
      <text:p text:style-name="P4">
Thus, it should be a democratic example for the whole world, a consumer of the State Secretary.</text:p>
      <text:p text:style-name="P4">
As reported by Ukrinform, on May 21, US President Joe Biden stressed that <text:a xlink:type="simple" xlink:href="https://www.ukrinform.ua/rubric-polytics/3712227-bajden-spravedlivij-mir-v-ukraini-oznacae-povagu-do-ii-suverenitetu-j-teritorialnoi-cilisnosti.html" text:style-name="Internet_20_link" text:visited-style-name="Visited_20_Internet_20_Link">
</text:a>
Territorial integrity, and before that partners promise to provide Ukrainian necessary support.</text:p>
      <text:p text:style-name="P4">
News Source: <text:a xlink:type="simple" xlink:href="https://www.ukrinform.ua/rubric-polytics/3714093-zahid-pidtrimuvatime-ukrainu-v-dovgostrokovij-perspektivi-nuland.html" text:style-name="Internet_20_link" text:visited-style-name="Visited_20_Internet_20_Link">
https://www.ukrinform.ua/rubric-polytics/3714093-zahid-pidtrimuvatime-ukrainu-v-dovgostrokovij-perspektivi-nuland.html</text:a>
</text:p>
      <!--NEWS-->
      <text:h text:style-name="P10" text:outline-level="1">
<text:span text:style-name="T4">
Putin should personally stand before the tribunal in the Hague - a representative of GUR</text:span>
</text:h>
      <text:p text:style-name="P4">
Authors: Ukrinform (Person)</text:p>
      <text:p text:style-name="P4">
Publisher: Укринформ (Organization)</text:p>
      <text:p text:style-name="P4">
Published Time: 2023-05-25T16:37:00+03:00</text:p>
      <text:p text:style-name="P4">
Modified Time: 2023-05-25T16:37:00+03:00</text:p>
      <text:p text:style-name="P4">
Description: Russian President Vladimir Putin, as a military criminal, is a primary purpose in terms of his detention and sent to the Hague, where he should be faced with the international tribunal.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Розвідка', 'Трибунал', 'Воєнні злочини', 'Війна з Росією', 'Єдині новини']</text:p>
      <text:p text:style-name="P4">
Type: Article</text:p>
      <!--METADATA-->
      <text:p text:style-name="P4">
<draw:frame draw:style-name="fr1" draw:name="Image113" text:anchor-type="as-char" svg:width="6.9236in" svg:height="3.95476in" draw:z-index="0">
<draw:image xlink:href="../Images/yкринформ/2023-05-25T16-37-00-03-00/630_360_1666286812-185.jpg" xlink:type="simple" xlink:show="embed" xlink:actuate="onLoad" draw:mime-type="image/jpeg"/>
</draw:frame>
Presidentrf Volodymyr Putin as a military criminal is a primary purpose in terms of his reference and sent to the Hague, where he should be faced with an international tribunal.</text:p>
      <text:p text:style-name="P4">
This was announced on the air of the Unified News by the representative of the Main Directorate of the Ministry of Defense Andriy Yusov, reports correspondent.</text:p>
      <text:p text:style-name="P4">
“Hague for Putin is inevitable. And in this situation, it is even better for the sodium to be alive, ”Yusov said.</text:p>
      <text:p text:style-name="P4">
He stressed that <text:a xlink:type="simple" xlink:href="https://www.ukrinform.ua/tag-putin" text:style-name="Internet_20_link" text:visited-style-name="Visited_20_Internet_20_Link">
</text:a>
"And all his gang" by evo -war criminals.</text:p>
      <text:p text:style-name="P4">
“And it is indeed the purpose of the number one - in terms of detention and delivery of the international court and the tribunal to the Hague. Ukraine is a civilized state and diocing methods. And now to spend some superior to physical treatment of Putin's physical personality - we can talk about it for a long time, but the expediency of expediency, ”the GUR spokesman said.</text:p>
      <text:p text:style-name="P4">
<text:span text:style-name="T4">
 Read also: </text:span>
 <text:a xlink:type="simple" xlink:href="https://www.ukrinform.ua/rubric-polytics/3712643-parlamentska-asamblea-nato-viznala-zlocini-rosii-proti-ukraini-genocidom.html" text:style-name="Internet_20_link" text:visited-style-name="Visited_20_Internet_20_Link">
</text:a>
According to him, the need to detain the President of the Russian Federation as a military offender and to send them to the international tribunal is a matter of fair punishment, and this will necessarily be done.</text:p>
      <text:p text:style-name="P4">
It was reported that the German edition of Welt has published an interview with the deputy of the GUR Department of Ukraine Vadim Skibitsky, who stated that Putin and the head of the Wagner HPVC Yevhen Prigogin head <text:a xlink:type="simple" xlink:href="https://www.ukrinform.ua/rubric-ato/3713685-ukrainski-specsluzbi-poki-ne-vbili-putina-bo-vin-perehovuetsa-skibickij.html" text:style-name="Internet_20_link" text:visited-style-name="Visited_20_Internet_20_Link">
</text:a>
</text:p>
      <text:p text:style-name="P4">
News Source: <text:a xlink:type="simple" xlink:href="https://www.ukrinform.ua/rubric-world/3714095-putin-mae-osobisto-postati-pered-tribunalom-u-gaazi-predstavnik-gur.html" text:style-name="Internet_20_link" text:visited-style-name="Visited_20_Internet_20_Link">
https://www.ukrinform.ua/rubric-world/3714095-putin-mae-osobisto-postati-pered-tribunalom-u-gaazi-predstavnik-gur.html</text:a>
</text:p>
      <!--NEWS-->
      <text:h text:style-name="P10" text:outline-level="1">
<text:span text:style-name="T4">
The Kryvbas match - Metalist was postponed because of the downpour in Kryvyi Rih</text:span>
</text:h>
      <text:p text:style-name="P4">
Authors: Ukrinform (Person)</text:p>
      <text:p text:style-name="P4">
Publisher: Укринформ (Organization)</text:p>
      <text:p text:style-name="P4">
Published Time: 2023-05-25T16:48:00+03:00</text:p>
      <text:p text:style-name="P4">
Modified Time: 2023-05-25T16:48:00+03:00</text:p>
      <text:p text:style-name="P4">
Description: The match of Kryvyi Rih Kryvbas with Kharkiv Metalist had to complete the program of the 28th round of the Premier League of Ukraine in football today. - Ukrinform.</text:p>
      <text:p text:style-name="P4">
Images: ['<text:a xlink:type="simple" xlink:href="https://static.ukrinform.com/photos/2023_05/thumb_files/630_360_1685022493-587.jpg" text:style-name="Internet_20_link" text:visited-style-name="Visited_20_Internet_20_Link">
630_360_16850...</text:a>
']</text:p>
      <text:p text:style-name="P4">
Tags: ['Футбол', "Прем'єр-ліга"]</text:p>
      <text:p text:style-name="P4">
Type: Article</text:p>
      <!--METADATA-->
      <text:p text:style-name="P4">
<draw:frame draw:style-name="fr1" draw:name="Image114" text:anchor-type="as-char" svg:width="6.9236in" svg:height="3.956343in" draw:z-index="0">
<draw:image xlink:href="../Images/yкринформ/2023-05-25T16-48-00-03-00/630_360_1685022493-587.jpg" xlink:type="simple" xlink:show="embed" xlink:actuate="onLoad" draw:mime-type="image/jpeg"/>
</draw:frame>
The Kryvbasa Suily with Kharkiv Metalist had to end the 28th round of the Ukrainian Football Premier League today.</text:p>
      <text:p text:style-name="P4">
As reported by Ukrinform, the beginning of the game was scheduled for 15.00.</text:p>
      <text:p text:style-name="P4">
However, the start of the match is postponed. This is due to the downpour in Kryvyi Rih.</text:p>
      <text:p text:style-name="P4">
<text:span text:style-name="T4">
 Read also: </text:span>
 <text:a xlink:type="simple" xlink:href="https://www.ukrinform.ua/rubric-sports/3713965-startuvav-prodaz-kvitkiv-na-futbolnij-matc-vidboru-evro-ukraina-malta.html" text:style-name="Internet_20_link" text:visited-style-name="Visited_20_Internet_20_Link">
<text:span text:style-name="T4">
 Football </text:span>
</text:a>
The new time of the start of the duel is not yet known.</text:p>
      <text:p text:style-name="P4">
In the photo: Miner Stadium(FC Kryvbas).</text:p>
      <text:p text:style-name="P4">
News Source: <text:a xlink:type="simple" xlink:href="https://www.ukrinform.ua/rubric-sports/3714100-matc-krivbas-metalist-vidklali-cerez-zlivu-u-krivomu-rozi.html" text:style-name="Internet_20_link" text:visited-style-name="Visited_20_Internet_20_Link">
https://www.ukrinform.ua/rubric-sports/3714100-matc-krivbas-metalist-vidklali-cerez-zlivu-u-krivomu-rozi.html</text:a>
</text:p>
      <!--NEWS-->
      <text:h text:style-name="P10" text:outline-level="1">
<text:span text:style-name="T4">
NAPC has introduced Mondelez International to the List of International Sponsors of War</text:span>
</text:h>
      <text:p text:style-name="P4">
Authors: Ukrinform (Person)</text:p>
      <text:p text:style-name="P4">
Publisher: Укринформ (Organization)</text:p>
      <text:p text:style-name="P4">
Published Time: 2023-05-25T16:55:00+03:00</text:p>
      <text:p text:style-name="P4">
Modified Time: 2023-05-25T16:55:00+03:00</text:p>
      <text:p text:style-name="P4">
Description: The National Corruption Agency (NAPC) has introduced an American transnational company for the production of confectionery, food and drinks Mondelez International to the list of international sponsors of war. - Ukrinform.</text:p>
      <text:p text:style-name="P4">
Images: ['<text:a xlink:type="simple" xlink:href="https://static.ukrinform.com/photos/2023_05/thumb_files/630_360_1685023311-424.jpg" text:style-name="Internet_20_link" text:visited-style-name="Visited_20_Internet_20_Link">
630_360_16850...</text:a>
']</text:p>
      <text:p text:style-name="P4">
Tags: ['НАЗК', 'Війна з Росією']</text:p>
      <text:p text:style-name="P4">
Type: Article</text:p>
      <!--METADATA-->
      <text:p text:style-name="P4">
<draw:frame draw:style-name="fr1" draw:name="Image115" text:anchor-type="as-char" svg:width="6.9236in" svg:height="3.956343in" draw:z-index="0">
<draw:image xlink:href="../Images/yкринформ/2023-05-25T16-55-00-03-00/630_360_1685023311-424.jpg" xlink:type="simple" xlink:show="embed" xlink:actuate="onLoad" draw:mime-type="image/jpeg"/>
</draw:frame>
National Anti -Corruption Agency(NACC)The American transmission company for the production of confectionery, products and beverages Mondelez International to the list of international sponsor.</text:p>
      <text:p text:style-name="P4">
As Ukrinform reports, the NACC reports in <text:a xlink:type="simple" xlink:href="https://www.facebook.com/NAZKgov/posts/pfbid0FzaXK2SAF2wFQZFsMrFox7npGysUNvBiRsvjCkNHiFtRZuDziMZ55MLJM8fsHTujl" text:style-name="Internet_20_link" text:visited-style-name="Visited_20_Internet_20_Link">
</text:a>
“After a full -scale war, many businesses that take care of their reputation have left Russia. But this is not about Mondelez International. Judging by the managers, it is little concern to the fact that, when paying considerable taxes of the state budget of Muscovy, the company contributes to the provision of the Armyagressor, ”the NAPC emphasized.</text:p>
      <text:p text:style-name="P4">
<text:span text:style-name="T4">
 Read also: </text:span>
 <text:a xlink:type="simple" xlink:href="https://www.ukrinform.ua/rubric-economy/3711330-nazk-vneslo-indijskogo-virobnika-pidsipnikiv-do-pereliku-miznarodnih-sponsoriv-vijni.html" text:style-name="Internet_20_link" text:visited-style-name="Visited_20_Internet_20_Link">
<text:span text:style-name="T4">
 sponsors </text:span>
</text:a>
According to the agency, the interests of a company with an annual income of about $ 26 billion and operates in 160 countries, in the Russian market is represented Barna's Medvezhonok and TUC Crackers, Production in the Intercession(Alpen Gold Chocolate, Air, Milka that Batonchik Picnic), factory in Greater Horde(Dirol chewing gum and lolls halls). Компанія є лідером ринкукондитерських виробів в категоріях шоколад, шоколадні цукерки та бісквіти, атакож посідає друге місце в категорії жувальна гумка та карамельки.</text:p>
      <text:p text:style-name="P4">
За підсумками воєнного 2022 року прибуток російського філіалу MondelezInternational склав $339 млн (+303% per year), revenue - over $ 1 billion(+38% Zarik). Бюджет агресора компанія поповнила на понад $61 млн податків.</text:p>
      <text:p text:style-name="P4">
<text:span text:style-name="T4">
Читайте також:</text:span>
 <text:a xlink:type="simple" xlink:href="https://www.ukrinform.ua/rubric-economy/3699174-ukraina-vnesla-irlandsku-kompaniu-peninsula-petroleum-do-pereliku-sponsoriv-vijni.html" text:style-name="Internet_20_link" text:visited-style-name="Visited_20_Internet_20_Link">
 <text:span text:style-name="T4">
спонсорів</text:span>
 <text:span text:style-name="T4">
війни</text:span>
</text:a>
</text:p>
      <text:p text:style-name="P4">
They also drew attention to the fact that Mondelez publicly advertises his charity for children who have suffered from the Russian invasion of Ukraine. At the same time, it expands its activity in the aggressor country and continues to pay significant funds to its state budget, which is spent, including rockets that are being killed by Ukrainian children.</text:p>
      <text:p text:style-name="P4">
As reported, 26 international companies have already been included in the list of "International Sponsors of War".</text:p>
      <text:p text:style-name="P4">
News Source: <text:a xlink:type="simple" xlink:href="https://www.ukrinform.ua/rubric-ato/3714103-nazk-vneslo-mondelez-international-do-pereliku-miznarodnih-sponsoriv-vijni.html" text:style-name="Internet_20_link" text:visited-style-name="Visited_20_Internet_20_Link">
https://www.ukrinform.ua/rubric-ato/3714103-nazk-vneslo-mondelez-international-do-pereliku-miznarodnih-sponsoriv-vijni.html</text:a>
</text:p>
      <!--NEWS-->
      <text:h text:style-name="P10" text:outline-level="1">
<text:span text:style-name="T4">
In the Luhansk region the forces of land landed</text:span>
</text:h>
      <text:p text:style-name="P4">
Author: ['АРМІЯINFORM']</text:p>
      <text:p text:style-name="P4">
Time: 2023-05-25T17:00:00-04:00</text:p>
      <text:p text:style-name="P4">
Description: About the sovereign of the Podkordonna Service Service. On the SCIDENT Front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news_20230524_183823_1684942703.jpeg" text:style-name="Internet_20_link" text:visited-style-name="Visited_20_Internet_20_Link">
news_20230524_183823_1684942703.jpeg</text:a>
']</text:p>
      <text:p text:style-name="P4">
Tags: ['STOPRUSSIA', 'АГРЕСІЯ РФ', 'ВІЙНА', 'ВТОРГНЕННЯ РФ', 'ДЕРЖПРИКОРДОНСЛУЖБА']</text:p>
      <text:p text:style-name="P4">
Category: News</text:p>
      <!--METADATA-->
      <text:p text:style-name="P4">
<draw:frame draw:style-name="fr1" draw:name="Image116" text:anchor-type="as-char" svg:width="6.9236in" svg:height="4.615733in" draw:z-index="0">
<draw:image xlink:href="../Images/AРМІЯINFORM/2023-05-25T17-00-00-04-00/news_20230524_183823_1684942703.jpeg" xlink:type="simple" xlink:show="embed" xlink:actuate="onLoad" draw:mime-type="image/jpeg"/>
</draw:frame>
About it <text:a xlink:type="simple" xlink:href="https://dpsu.gov.ua/ua/news/Na-Luganshchini-prikordonniki-prizemlili-povitryanogo-koreguvalnika-okupantiv/" text:style-name="Internet_20_link" text:visited-style-name="Visited_20_Internet_20_Link">
reports</text:a>
State Border Service of Ukraine.</text:p>
      <text:p text:style-name="P4">
On the Eastern Front, servicemen of the State Border Guard Service of Ukraine are opposed to the unmanned aerial vehicles of the aggressor country.</text:p>
      <text:p text:style-name="P4">
Yesterday in the Luhansk region the antironous calculation of the border unit "combed" one of the reconnaissance drones of Russian-occupation troops. Thus, the assault of the air spy, the invaders carried out the exploration and correction of the artillery with the positions of Ukrainian defenders. He stopped the reconnaissance staff of the enemy copter "Shot" of the border guards from the antitrone gun. Urizultate disruption of drone control channels has fallen. Currently, damaged falls, UAV is in inaccessible terrain.</text:p>
      <text:p text:style-name="P4">
News Source: <text:a xlink:type="simple" xlink:href="https://armyinform.com.ua/2023/05/25/na-luganshhyni-syly-oborony-pryzemlyly-povitryanogo-koreguvalnyka-okupantiv/" text:style-name="Internet_20_link" text:visited-style-name="Visited_20_Internet_20_Link">
https://armyinform.com.ua/2023/05/25/na-luganshhyni-syly-oborony-pryzemlyly-povitryanogo-koreguvalnyka-okupantiv/</text:a>
</text:p>
      <!--NEWS-->
      <text:h text:style-name="P10" text:outline-level="1">
<text:span text:style-name="T4">
Ukrainian pilots will be able to study Swedish GriPen Swedish fighters</text:span>
</text:h>
      <text:p text:style-name="P4">
Authors: Ukrinform (Person)</text:p>
      <text:p text:style-name="P4">
Publisher: Укринформ (Organization)</text:p>
      <text:p text:style-name="P4">
Published Time: 2023-05-25T17:02:00+03:00</text:p>
      <text:p text:style-name="P4">
Modified Time: 2023-05-25T17:02:00+03:00</text:p>
      <text:p text:style-name="P4">
Description: Ukrainian pilots will be able to study the Jas 39 GriPen Swedish fighters. - Ukrinform.</text:p>
      <text:p text:style-name="P4">
Images: ['<text:a xlink:type="simple" xlink:href="https://static.ukrinform.com/photos/2019_05/thumb_files/630_360_1557898075-544.jpg" text:style-name="Internet_20_link" text:visited-style-name="Visited_20_Internet_20_Link">
630_360_15578...</text:a>
']</text:p>
      <text:p text:style-name="P4">
Tags: ['Швеція', 'Військові навчання', 'Військові', 'Винищувач']</text:p>
      <text:p text:style-name="P4">
Type: Article</text:p>
      <!--METADATA-->
      <text:p text:style-name="P4">
<draw:frame draw:style-name="fr1" draw:name="Image117" text:anchor-type="as-char" svg:width="6.9236in" svg:height="3.956343in" draw:z-index="0">
<draw:image xlink:href="../Images/yкринформ/2023-05-25T17-02-00-03-00/630_360_1557898075-544.jpg" xlink:type="simple" xlink:show="embed" xlink:actuate="onLoad" draw:mime-type="image/jpeg"/>
</draw:frame>
Ukrainian pilots will be able to study Swedish fighters Jas 39 Gripen.</text:p>
      <text:p text:style-name="P4">
This was reported by Sweden Defense Minister Paul Jonson, Ukrinform reports to <text:a xlink:type="simple" xlink:href="https://sweden.postsen.com/news/104628/Ukrainian-pilots-will-be-allowed-to-test-fly-the-Gripen-%E2%80%93-Sydsvenskan.html" text:style-name="Internet_20_link" text:visited-style-name="Visited_20_Internet_20_Link">
</text:a>
“This gives Ukraine the basis for future decisions to equip its defense. They invite into strengthening their opportunities in the long run, ”Jonson TV channel said <text:a xlink:type="simple" xlink:href="https://www.tv4.se/artikel/49lIV6ymk8P5WdWGCNE4gX/tv4-nyheterna-avsloejar-ukrainska-piloter-ska-fa-testflyga-jas-gripen" text:style-name="Internet_20_link" text:visited-style-name="Visited_20_Internet_20_Link">
</text:a>
According to him, several experienced Ukrainian pilots will be able to trace simulators and take test flights on Jas 39 Gripen.</text:p>
      <text:p text:style-name="P4">
It is noted that the place and time of training and other details will remain units.</text:p>
      <text:p text:style-name="P4">
At the same time, Jonson stressed that the use of Jas 39 Gripen in the war in Ukraine is irrelevant and <text:a xlink:type="simple" xlink:href="https://www.ukrinform.ua/tag-vinisuvac" text:style-name="Internet_20_link" text:visited-style-name="Visited_20_Internet_20_Link">
</text:a>
Needed for Sweden's defense needs.</text:p>
      <text:p text:style-name="P4">
"The planes that are in Sweden needed for our own national defense are not relevant to Ukraine now," he said.</text:p>
      <text:p text:style-name="P4">
<text:span text:style-name="T4">
 Read also: </text:span>
 <text:a xlink:type="simple" xlink:href="https://www.ukrinform.ua/rubric-ato/3713735-ukraina-v-obse-bez-sucasnih-vinisuvaciv-povitranij-sit-bude-nepovnocinnim.html" text:style-name="Internet_20_link" text:visited-style-name="Visited_20_Internet_20_Link">
<text:span text:style-name="T4">
 fighter </text:span>
</text:a>
On the eve of the Chairman of the Verkhovna Rada of Ukraine Ruslan Stefanchuk, during a speech of Sweden, called the parliamentarians of Sweden Ricksdag to assist Ukraine with weapons, including Gripen aircraft.</text:p>
      <text:p text:style-name="P4">
As reported by Ukrinform, on Thursday President Vladimir <text:a xlink:type="simple" xlink:href="https://www.ukrinform.ua/rubric-polytics/3714065-zelenskij-zustrivsa-z-ministrom-oboroni-svecii.html" text:style-name="Internet_20_link" text:visited-style-name="Visited_20_Internet_20_Link">
</text:a>
</text:p>
      <text:p text:style-name="P4">
News Source: <text:a xlink:type="simple" xlink:href="https://www.ukrinform.ua/rubric-ato/3714104-ukrainski-piloti-zmozut-projti-navcanna-na-svedskih-vinisuvacah-gripen.html" text:style-name="Internet_20_link" text:visited-style-name="Visited_20_Internet_20_Link">
https://www.ukrinform.ua/rubric-ato/3714104-ukrainski-piloti-zmozut-projti-navcanna-na-svedskih-vinisuvacah-gripen.html</text:a>
</text:p>
      <!--NEWS-->
      <text:h text:style-name="P10" text:outline-level="1">
<text:span text:style-name="T4">
Noland about the future Summit of NATO: Ukraine should have powerful armed forces to restrain</text:span>
</text:h>
      <text:p text:style-name="P4">
Authors: Ukrinform (Person)</text:p>
      <text:p text:style-name="P4">
Publisher: Укринформ (Organization)</text:p>
      <text:p text:style-name="P4">
Published Time: 2023-05-25T17:11:00+03:00</text:p>
      <text:p text:style-name="P4">
Modified Time: 2023-05-25T17:11:00+03:00</text:p>
      <text:p text:style-name="P4">
Description: The NATO summit in Vilnius will say that Ukraine should have powerful armed forces to restraint that will be compatible with NATO forces. - Ukrinform.</text:p>
      <text:p text:style-name="P4">
Images: ['<text:a xlink:type="simple" xlink:href="https://static.ukrinform.com/photos/2022_12/thumb_files/630_360_1669912294-890.jpg" text:style-name="Internet_20_link" text:visited-style-name="Visited_20_Internet_20_Link">
630_360_16699...</text:a>
']</text:p>
      <text:p text:style-name="P4">
Tags: ['НАТО', 'Україна', 'Вікторія Нуланд', 'Війна з Росією']</text:p>
      <text:p text:style-name="P4">
Type: Article</text:p>
      <!--METADATA-->
      <text:p text:style-name="P4">
<draw:frame draw:style-name="fr1" draw:name="Image118" text:anchor-type="as-char" svg:width="6.9236in" svg:height="3.956343in" draw:z-index="0">
<draw:image xlink:href="../Images/yкринформ/2023-05-25T17-11-00-03-00/630_360_1669912294-890.jpg" xlink:type="simple" xlink:show="embed" xlink:actuate="onLoad" draw:mime-type="image/jpeg"/>
</draw:frame>
Samitinato in Vilnius will stated that Ukraine should have powerful armed for deterrents that will be compatible with NATO forces.</text:p>
      <text:p text:style-name="P4">
According to Ukrinform correspondent, Victoria Nutland, Deputy Secretary of State, said this, speaking on Thursday at the Kiev Security Forum.</text:p>
      <text:p text:style-name="P4">
Nolad, answering the question of the presenter, what to expect from the summit, said: “Ukraine can expect a clearer presentation of what you have already started. We hold a support for supporting stronger, democratic Ukraine in the long run, and collectively and at the national level we look at how we can provide you to have the strongest armed Silida with restraint and that they become increasingly compatible with <text:a xlink:type="simple" xlink:href="https://www.ukrinform.ua/tag-nato" text:style-name="Internet_20_link" text:visited-style-name="Visited_20_Internet_20_Link">
</text:a>
”.</text:p>
      <text:p text:style-name="P4">
She stressed that the Western countries are actively working with Ukraine to ensure everything necessary for the current counter -offensive.</text:p>
      <text:p text:style-name="P4">
<text:span text:style-name="T4">
 Read also: </text:span>
 <text:a xlink:type="simple" xlink:href="https://www.ukrinform.ua/rubric-polytics/3713823-buharestska-devatka-nato-mae-zdijsniti-realni-kroki-na-slahu-clenstva-ukraini-v-alansi.html" text:style-name="Internet_20_link" text:visited-style-name="Visited_20_Internet_20_Link">
<text:span text:style-name="T4">
 NATO </text:span>
</text:a>
At the same time, according to Nutland, Ukraine and its partners have to "make it clear that it is not just about the present day, but about the long -term prospects" and "that he will no longer be able(from Ukraine), and if he does not leave, his troops will be threatened. "</text:p>
      <text:p text:style-name="P4">
As reported by Ukrinform, on May 21, US President Joe Biden emphasized that a fair peace in Ukraine means respect for its sovereignty and territorial persistence, and before that partners promise to provide Ukraine with the necessary support.</text:p>
      <text:p text:style-name="P4">
News Source: <text:a xlink:type="simple" xlink:href="https://www.ukrinform.ua/rubric-ato/3714108-nuland-pro-majbutnij-samit-nato-ukraina-povinna-mati-potuzni-zbrojni-sili-dla-strimuvanna-rosii.html" text:style-name="Internet_20_link" text:visited-style-name="Visited_20_Internet_20_Link">
https://www.ukrinform.ua/rubric-ato/3714108-nuland-pro-majbutnij-samit-nato-ukraina-povinna-mati-potuzni-zbrojni-sili-dla-strimuvanna-rosii.html</text:a>
</text:p>
      <!--NEWS-->
      <text:h text:style-name="P10" text:outline-level="1">
<text:span text:style-name="T4">
At the Lviv Media Forum, the issues of survival of civilizations are discussed</text:span>
</text:h>
      <text:p text:style-name="P4">
Authors: Ukrinform (Person)</text:p>
      <text:p text:style-name="P4">
Publisher: Укринформ (Organization)</text:p>
      <text:p text:style-name="P4">
Published Time: 2023-05-25T17:15:00+03:00</text:p>
      <text:p text:style-name="P4">
Modified Time: 2023-05-25T17:15:00+03:00</text:p>
      <text:p text:style-name="P4">
Description: Lviv Media Forum (LMF) has begun in Lviv, which will last offline and online for three days. Focus theme: “After the war or before the war. How to defeat chaos? ” - Ukrinform.</text:p>
      <text:p text:style-name="P4">
Images: ['<text:a xlink:type="simple" xlink:href="https://static.ukrinform.com/photos/2023_05/thumb_files/630_360_1685032719-873.jpg" text:style-name="Internet_20_link" text:visited-style-name="Visited_20_Internet_20_Link">
630_360_16850...</text:a>
']</text:p>
      <text:p text:style-name="P4">
Tags: ['Львів', 'Конференція']</text:p>
      <text:p text:style-name="P4">
Type: Article</text:p>
      <!--METADATA-->
      <text:p text:style-name="P4">
<draw:frame draw:style-name="fr1" draw:name="Image119" text:anchor-type="as-char" svg:width="6.9236in" svg:height="3.956343in" draw:z-index="0">
<draw:image xlink:href="../Images/yкринформ/2023-05-25T17-15-00-03-00/630_360_1685032719-873.jpg" xlink:type="simple" xlink:show="embed" xlink:actuate="onLoad" draw:mime-type="image/jpeg"/>
</draw:frame>
Lviv Media Forum was in Lviv(LMF), which will last for three days offline. Focus theme: “After the war or before the war. How to civilize chaos? ”</text:p>
      <text:p text:style-name="P4">
This was reported on the page <text:a xlink:type="simple" xlink:href="https://lvivmediaforum.com/news/fokusna-tema-lmf-2023-pislya-vij/" text:style-name="Internet_20_link" text:visited-style-name="Visited_20_Internet_20_Link">
</text:a>
, reports Ukrinform.</text:p>
      <text:p text:style-name="P4">
“The fact that today, after a full -scale invasion of Russia, the possible holding of the International Forum in Lviv means two things. First, the countries of the democratic world still heard our call and supported the Ukrainians in their wake against the latest barbarism, which in neighboring Russia was reborn in a resort and embodied in a totalitarian ideology, which has recently been officially officially named Rashism. Secondly, the fact that in the defense of the values of the democracy of Stalanayai in the world is a group of community of human rights defenders - Armed Forces, ”Olga Mirovich said during the opening ceremony.</text:p>
      <text:p text:style-name="P4">
She stressed that almost one million men and women of all possible professions: journalists, marketers, IT professionals, teachers, writers, doctors, drivers, builders and other specialists shed blood on the battle Repraints, respect for human rights - from lawlessness, and life - from death. The 59 journalists were killed during the war, which was unleashed by Russia, stressed Mirovich.</text:p>
      <text:p text:style-name="P4">
<text:span text:style-name="T4">
 Read also: </text:span>
 <text:a xlink:type="simple" xlink:href="https://www.ukrinform.ua/rubric-polytics/3714139-strimati-vijnu-rosii-v-majbutnomu-moze-lise-clenstvo-ukraini-v-nato-fukuama.html" text:style-name="Internet_20_link" text:visited-style-name="Visited_20_Internet_20_Link">
</text:a>
“The time we live in is the time of responsibility. It is not a collective, in which we are the burden of the consequences of group decisions, but a divided, when we find our obligation to actively act to influence these decisions. Especially now, during the Genocide, which Ukrainians experience from the Russians, we reject any law of moral relativism and inertia, because they are a choice. In addition, we consider the professional duty of the media and law protection communities to restore justice, forcing those who have spread misinformation and propaganda for years that have prepared a ground for this crime. We believe that history will also properly evaluate our existence, ”Mirovich added.<text:span text:style-name="T5">
Foto: lmf</text:span>
</text:p>
      <text:p text:style-name="P4">
News Source: <text:a xlink:type="simple" xlink:href="https://www.ukrinform.ua/rubric-regions/3714192-na-lvivskomu-mediaforumi-obgovoruut-pitanna-vizivanna-civilizacij.html" text:style-name="Internet_20_link" text:visited-style-name="Visited_20_Internet_20_Link">
https://www.ukrinform.ua/rubric-regions/3714192-na-lvivskomu-mediaforumi-obgovoruut-pitanna-vizivanna-civilizacij.html</text:a>
</text:p>
      <!--NEWS-->
      <text:h text:style-name="P10" text:outline-level="1">
<text:span text:style-name="T4">
The freezing of conflict is the worst scenario for Ukraine - an expert</text:span>
</text:h>
      <text:p text:style-name="P4">
Authors: Ukrinform (Person)</text:p>
      <text:p text:style-name="P4">
Publisher: Укринформ (Organization)</text:p>
      <text:p text:style-name="P4">
Published Time: 2023-05-25T17:17:45+03:00</text:p>
      <text:p text:style-name="P4">
Modified Time: 2023-05-25T17:17:45+03:00</text:p>
      <text:p text:style-name="P4">
Description: The freezing of the conflict is the worst scenario for Ukraine, as it will mean that the state will not be able to develop normally and numerous casualties were in vain. - Ukrinform.</text:p>
      <text:p text:style-name="P4">
Images: ['<text:a xlink:type="simple" xlink:href="https://static.ukrinform.com/photos/2023_04/thumb_files/630_360_1682089126-124.jpg" text:style-name="Internet_20_link" text:visited-style-name="Visited_20_Internet_20_Link">
630_360_16820...</text:a>
']</text:p>
      <text:p text:style-name="P4">
Tags: ['Євросоюз', 'НАТО', 'Україна', 'Війна з Росією']</text:p>
      <text:p text:style-name="P4">
Type: Article</text:p>
      <!--METADATA-->
      <text:p text:style-name="P4">
<draw:frame draw:style-name="fr1" draw:name="Image120" text:anchor-type="as-char" svg:width="6.9236in" svg:height="3.956343in" draw:z-index="0">
<draw:image xlink:href="../Images/yкринформ/2023-05-25T17-17-45-03-00/630_360_1682089126-124.jpg" xlink:type="simple" xlink:show="embed" xlink:actuate="onLoad" draw:mime-type="image/jpeg"/>
</draw:frame>
The freezing of the conflict is the worst scenario for Ukraine, as it will mean that the state will not be able to develop normally and numerous casualties were in vain.</text:p>
      <text:p text:style-name="P4">
This belief was expressed by the expirer of the Minister of Defense of Ukraine, expert Frolov during a discussion organized by the German Society of Foreign Policy(DGAP), Ukrinform correspondent reports.</text:p>
      <text:p text:style-name="P4">
“Freezing conflict is not possible. Ukrainians - both military and politicians, as well as ordinary citizens - understand one thing: we will win or die. Conflict tie will only mean a long, slow dying The sides of our partners, besides, we have been losing people. Freezing conflict is the worst scenario, so no one looks at it, ”Frolova said.</text:p>
      <text:p text:style-name="P4">
She noted that Ukrainians are ready even for greater victims, but not pre -compromise. The history of 8 years after 2014 showed the futility of the expectations of Narcombr, as it will lead to further conflicts. The expert cited a Daninian survey, when about 96% of respondents said they did not see the possibility for negotiations, for compromises with the Russians. 86% of respondents are negotiated with the aggressor, even with the threat of using it with it.</text:p>
      <text:p text:style-name="P4">
<text:span text:style-name="T4">
 Read also: </text:span>
 <text:a xlink:type="simple" xlink:href="https://www.ukrinform.ua/rubric-ato/3707724-ne-mozna-dopustiti-zamorozenna-vijni-ci-povtorenna-minskih-ugod-zelenskij.html" text:style-name="Internet_20_link" text:visited-style-name="Visited_20_Internet_20_Link">
<text:span text:style-name="T4">
 frozen </text:span>
</text:a>
“Ukrainian society is not ready for compromises. We have already sacrificed much. These victims should not be in vain, ”Frolova repeated. It is bonar that negotiations can be conducted on topics such as compensation, indemnity and more.</text:p>
      <text:p text:style-name="P4">
The expert does not agree with the definition of the situation on the front as a "deadlock". "Bakhmut is not a strategic point, it was done by Russian propaganda ... The most strategic issue is huge reserves in the city's city," Frolova joked."There can be very unusual solutions, as Belgorod showed," - said Lyafrolova.</text:p>
      <text:p text:style-name="P4">
Speaking of Crimea, she noted that with the missiles of a distant radius of action already in the Armed Forces, as well as with the prospect of receiving fighters, Ukraine should have the opportunity to have the Crimean bridge, which will achieve the logistics isolation that will then, in particular, how to reintegrate the territory that has long been completely detached of Ukraine, was added by the expert. According to her, practice shows that the Language troops see the threat of the environment, they try to run, so with the 2 million of the population of the peninsula about 800,000 will try to leave the territory that will resolve the issue of liberation easier.</text:p>
      <text:p text:style-name="P4">
Frolova also touched on NATO and EU membership.</text:p>
      <text:p text:style-name="P4">
“After the fighting is completed, Ukraine has a largest, strongest and most talented army on the European continent. It will be a very strange solution to take Ukraine in its bench for NATO, as NATO's capacity has been moving, ”she said. According to the expert, Ukraine is ready to be now in the version of "Finland 2.0" - complete integration into the uses without formal membership.</text:p>
      <text:p text:style-name="P4">
<text:span text:style-name="T4">
 Read also: </text:span>
 <text:a xlink:type="simple" xlink:href="https://www.ukrinform.ua/rubric-ato/3712205-rosia-mae-vivesti-vijska-z-teritorii-ukraini-a-ne-zamorozuvati-konflikt-solc.html" text:style-name="Internet_20_link" text:visited-style-name="Visited_20_Internet_20_Link">
<text:span text:style-name="T4">
 freeze </text:span>
</text:a>
As for the EU, it will benefit from Ukraine's membership, but it must be noted that Ukraine has the potential for rapid growth, that the money that the EU is now will be investments, not grants.</text:p>
      <text:p text:style-name="P4">
Frolov also stopped at future relations with the Russian Federation. She sees vast nongs in the fact that the Western powers still fall into the trap, building plans as a "liberal Russia". It could be a big mistake, convinced.</text:p>
      <text:p text:style-name="P4">
"Russia has never been and will never be liberal," the expert is confident. It proceeds from the fact that plans should be made exclusively on the basis of the fact that Russia will remain in any case an imperial aggressive state, who would not come to power there.</text:p>
      <text:p text:style-name="P4">
Alina Frolova was Deputy Minister of Defense of Ukraine in 2019-2020. Zasna and CEO of RAM 360 Advertising Agency and Agency Group Agency Group(RAM 360 Advertising Agency, Core Reputation Management Agency, Strategic Communications Center Stratcom UKRAINE).</text:p>
      <text:p text:style-name="P4">
News Source: <text:a xlink:type="simple" xlink:href="https://www.ukrinform.ua/rubric-ato/3714110-zamorozuvanna-konfliktu-e-najgirsim-scenariem-dla-ukraini-ekspertka.html" text:style-name="Internet_20_link" text:visited-style-name="Visited_20_Internet_20_Link">
https://www.ukrinform.ua/rubric-ato/3714110-zamorozuvanna-konfliktu-e-najgirsim-scenariem-dla-ukraini-ekspertka.html</text:a>
</text:p>
      <!--NEWS-->
      <text:h text:style-name="P10" text:outline-level="1">
<text:span text:style-name="T4">
US refused to sell Thailand F-35 aircraft</text:span>
</text:h>
      <text:p text:style-name="P4">
Authors: Ukrinform (Person)</text:p>
      <text:p text:style-name="P4">
Publisher: Укринформ (Organization)</text:p>
      <text:p text:style-name="P4">
Published Time: 2023-05-25T17:18:00+03:00</text:p>
      <text:p text:style-name="P4">
Modified Time: 2023-05-25T17:18:00+03:00</text:p>
      <text:p text:style-name="P4">
Description: The United States refused to sell Thailand their F-35 invisible fighters for problems with training and certain technical requirements, the country's military-air forces in Southeast Asia said. - Ukrinform.</text:p>
      <text:p text:style-name="P4">
Images: ['<text:a xlink:type="simple" xlink:href="https://static.ukrinform.com/photos/2016_09/thumb_files/630_360_1474697064-7960.jpg" text:style-name="Internet_20_link" text:visited-style-name="Visited_20_Internet_20_Link">
630_360_14746...</text:a>
']</text:p>
      <text:p text:style-name="P4">
Tags: ['Літак', 'США', 'Таїланд', 'Продаж']</text:p>
      <text:p text:style-name="P4">
Type: Article</text:p>
      <!--METADATA-->
      <text:p text:style-name="P4">
<draw:frame draw:style-name="fr1" draw:name="Image121" text:anchor-type="as-char" svg:width="6.9236in" svg:height="3.956343in" draw:z-index="0">
<draw:image xlink:href="../Images/yкринформ/2023-05-25T17-18-00-03-00/630_360_1474697064-7960.jpg" xlink:type="simple" xlink:show="embed" xlink:actuate="onLoad" draw:mime-type="image/jpeg"/>
</draw:frame>
Shavidyvida to sell Thailand their F-35 invisible fighters because of problems with preparation and certain technical requirements, said military-air forces of Ukraine in Southeast Asia.</text:p>
      <text:p text:style-name="P4">
According to Ukrinform, the agency reports <text:a xlink:type="simple" xlink:href="https://www.reuters.com/business/aerospace-defense/thailand-air-force-says-us-has-denied-request-buy-f-35-jets-2023-05-25/" text:style-name="Internet_20_link" text:visited-style-name="Visited_20_Internet_20_Link">
</text:a>
.</text:p>
      <text:p text:style-name="P4">
Таїланд, який у 2003 році отримав статус основного союзника, від СполученихШтатів, поза НАТО, торік виділив бюджет у розмірі 407,68 млн доларів на новібойові літаки, які замінять старі, в основному американські F-5 та F-16.</text:p>
      <text:p text:style-name="P4">
Зазначається, що Таїланд хотів отримати до восьми реактивних літаків F-35A.</text:p>
      <text:p text:style-name="P4">
<text:span text:style-name="T4">
Читайте також:</text:span>
 <text:a xlink:type="simple" xlink:href="https://www.ukrinform.ua/rubric-ato/3713500-ispania-zaavila-so-ne-mae-litakiv-f16-dla-ukraini.html" text:style-name="Internet_20_link" text:visited-style-name="Visited_20_Internet_20_Link">
 <text:span text:style-name="T4">
літак</text:span>
 </text:a>
The problems with the sale of fifth generation fighters were caused by factors, including time restrictions, technical requirements and compatibility in maintenance, and the United States could not offer their sale, declared the head of the Air Force Thailand, Marshal Pranchaida.</text:p>
      <text:p text:style-name="P4">
Instead, the United States offered Thailand upgraded models <text:a xlink:type="simple" xlink:href="https://www.ukrinform.ua/tag-vinisuvac" text:style-name="Internet_20_link" text:visited-style-name="Visited_20_Internet_20_Link">
</text:a>
F-15 and F-16s as a faster and more accessible alternative.</text:p>
      <text:p text:style-name="P4">
News Source: <text:a xlink:type="simple" xlink:href="https://www.ukrinform.ua/rubric-world/3714114-ssa-vidmovilisa-prodavati-tailandu-litaki-f35.html" text:style-name="Internet_20_link" text:visited-style-name="Visited_20_Internet_20_Link">
https://www.ukrinform.ua/rubric-world/3714114-ssa-vidmovilisa-prodavati-tailandu-litaki-f35.html</text:a>
</text:p>
      <!--NEWS-->
      <text:h text:style-name="P10" text:outline-level="1">
<text:span text:style-name="T4">
At least 14.2 thousand dwellings - Ova - should be restored at the Kherson region.</text:span>
</text:h>
      <text:p text:style-name="P4">
Authors: Ukrinform (Person)</text:p>
      <text:p text:style-name="P4">
Publisher: Укринформ (Organization)</text:p>
      <text:p text:style-name="P4">
Published Time: 2023-05-25T17:18:23+03:00</text:p>
      <text:p text:style-name="P4">
Modified Time: 2023-05-25T17:18:23+03:00</text:p>
      <text:p text:style-name="P4">
Description: In the Kherson region it is necessary to restore 14.2 thousand residential buildings in the deocut part of the region. - Ukrinform.</text:p>
      <text:p text:style-name="P4">
Images: ['<text:a xlink:type="simple" xlink:href="https://static.ukrinform.com/photos/2022_09/thumb_files/630_360_1663587902-641.jpg" text:style-name="Internet_20_link" text:visited-style-name="Visited_20_Internet_20_Link">
630_360_16635...</text:a>
']</text:p>
      <text:p text:style-name="P4">
Tags: ['Херсонщина', 'Житло', 'Відбудова']</text:p>
      <text:p text:style-name="P4">
Type: Article</text:p>
      <!--METADATA-->
      <text:p text:style-name="P4">
<draw:frame draw:style-name="fr1" draw:name="Image122" text:anchor-type="as-char" svg:width="6.9236in" svg:height="3.956343in" draw:z-index="0">
<draw:image xlink:href="../Images/yкринформ/2023-05-25T17-18-23-03-00/630_360_1663587902-641.jpg" xlink:type="simple" xlink:show="embed" xlink:actuate="onLoad" draw:mime-type="image/jpeg"/>
</draw:frame>
Nakherson region needs to restore 14.2 thousand residential buildings in the area of the region.</text:p>
      <text:p text:style-name="P4">
According to the Ukrinform correspondent, Alexander Proudin, a reporter of the Kherson Regional Military Administration, is a press conference.</text:p>
      <text:p text:style-name="P4">
“As of today, nearly 17,000 applications for money aid from the state to repair a home damaged due to military aggression have been filed. In the region, the percentage of damaged buildings and destroyed buildings –33%. That is, according to our estimates, it is necessary to restore 14,200 residential buildings in the de -industrial part of the region, ”Proudin said.</text:p>
      <text:p text:style-name="P4">
According to him, another 6,000 houses are completely destroyed. Only for the repair of damaged housing, you need UAH 6.7 billion. And this digital includes homes that have been completely destroyed due to hostile blows, now the chipboard is not designed, it added Proudin.</text:p>
      <text:p text:style-name="P4">
However, he noted that all calculations are very approximate. In addition, the enemy and further arranges <text:a xlink:type="simple" xlink:href="https://www.ukrinform.ua/tag-hersonsina" text:style-name="Internet_20_link" text:visited-style-name="Visited_20_Internet_20_Link">
</text:a>
, so the numbers are inaccessible.</text:p>
      <text:p text:style-name="P4">
The chief of Ova persistently recommended the residents of Kherson region, whose property was to register, to apply through a government program of fundamentals of financial assistance for the repair of housing damaged by aggression of the Russian Federation.</text:p>
      <text:p text:style-name="P4">
Proudin informed that in Kherson region there are now 228 inhabited fees, they have about 165 thousand people - a third of those who have lived to the invasion(about 500 thousand people).</text:p>
      <text:p text:style-name="P4">
<text:span text:style-name="T4">
Читайте також:</text:span>
 <text:a xlink:type="simple" xlink:href="https://www.ukrinform.ua/rubric-vidbudova/3713198-reestr-zbitkiv-zavdanih-agresieu-rf-planuut-zapustiti-z-serpna-minust.html" text:style-name="Internet_20_link" text:visited-style-name="Visited_20_Internet_20_Link">
 <text:span text:style-name="T4">
Реєстр</text:span>
 <text:span text:style-name="T4">
збитків</text:span>
 </text:a>
In turn at the press conference, the first deputy chairman of the Kherson Regional Council Yuri Sobolevsky noted that measures are being taken to restore the work of the regional enterprise - the Bureau of Technical Inventory, which was partially robbed by the enemy during the occupation. However, he said, most of the archives were preserved. In addition, the local authorities, according to the command of the chief of the OVA, creates appropriate commissions that will leave on the departments and record damage so that work in communities on this issue is bulmed.The service since May 10, 2023 can be used by all citizens whose residential residents have minor damage due to armed aggression of the Russian Federation and have not yet been repaired. First of all, the replacement of windows or doors, repairs and more.</text:p>
      <text:p text:style-name="P4">
<text:span text:style-name="T5">
Foto: Ministry of Internal Affairs</text:span>
</text:p>
      <text:p text:style-name="P4">
News Source: <text:a xlink:type="simple" xlink:href="https://www.ukrinform.ua/rubric-vidbudova/3714111-na-deokupovanij-hersonsini-treba-vidnoviti-sonajmense-142-tisaci-zitlovih-budinkiv-ova.html" text:style-name="Internet_20_link" text:visited-style-name="Visited_20_Internet_20_Link">
https://www.ukrinform.ua/rubric-vidbudova/3714111-na-deokupovanij-hersonsini-treba-vidnoviti-sonajmense-142-tisaci-zitlovih-budinkiv-ova.html</text:a>
</text:p>
      <!--NEWS-->
      <text:h text:style-name="P10" text:outline-level="1">
<text:span text:style-name="T4">
The historical drama "Crazy" was presented at the Cannes Film Market</text:span>
</text:h>
      <text:p text:style-name="P4">
Authors: Ukrinform (Person)</text:p>
      <text:p text:style-name="P4">
Publisher: Укринформ (Organization)</text:p>
      <text:p text:style-name="P4">
Published Time: 2023-05-25T17:18:30+03:00</text:p>
      <text:p text:style-name="P4">
Modified Time: 2023-05-25T17:18:30+03:00</text:p>
      <text:p text:style-name="P4">
Description: The Cannes Film Market presented the debut tape of director Denis Tarasov's "Crazy" about punitive psychiatry in the USSR. - Ukrinform.</text:p>
      <text:p text:style-name="P4">
Images: ['<text:a xlink:type="simple" xlink:href="https://static.ukrinform.com/photos/2023_05/thumb_files/630_360_1685023961-850.jpg" text:style-name="Internet_20_link" text:visited-style-name="Visited_20_Internet_20_Link">
630_360_16850...</text:a>
', '<text:a xlink:type="simple" xlink:href="https://static.ukrinform.com/photos/2023_05/1685023962-778.jpg" text:style-name="Internet_20_link" text:visited-style-name="Visited_20_Internet_20_Link">
1685023962-77...</text:a>
']</text:p>
      <text:p text:style-name="P4">
Tags: ['Держкіно', 'фільм', 'СРСР']</text:p>
      <text:p text:style-name="P4">
Type: Article</text:p>
      <!--METADATA-->
      <text:p text:style-name="P4">
<draw:frame draw:style-name="fr1" draw:name="Image123" text:anchor-type="as-char" svg:width="6.9236in" svg:height="3.956343in" draw:z-index="0">
<draw:image xlink:href="../Images/yкринформ/2023-05-25T17-18-30-03-00/630_360_1685023961-850.jpg" xlink:type="simple" xlink:show="embed" xlink:actuate="onLoad" draw:mime-type="image/jpeg"/>
</draw:frame>
The Nakann movie market presented the debut tape of director Denis Tarasov's "Crazy" about punitive psychiatry in the USSR.</text:p>
      <text:p text:style-name="P4">
According to Ukrinform, the State Agency of Ukraine for Cinema reported in <text:a xlink:type="simple" xlink:href="https://www.facebook.com/ukrainefilmagency/posts/pfbid06MCpaxgX8m1UM9scfKthFSduEZkkvL8sGrQf9hSnNXyN37yu9qXGxqsn5WCbVE9Ll" text:style-name="Internet_20_link" text:visited-style-name="Visited_20_Internet_20_Link">
</text:a>
.</text:p>
      <text:p text:style-name="P4">
«Це перший ігровий фільм, що відверто підіймає тему «каральної психіатрії» вСРСР. Фільм вже представлений у каталозі на стенді в межах Каннськогокіноринку», — зазначили у відомстві.</text:p>
      <text:p text:style-name="P4">
Події стрічки розгортаються в 70-х роках минулого століття навколо головногогероя Андрія Довженка. За небажання зректися своїх переконань він потрапляє впекло каральної психіатрії. Перед героєм постає непростий вибір —співпрацювати з КДБ та повернутися до сім’ї чи розкрити правду про дисидентів,закатованих у психіатричних лікарнях.</text:p>
      <text:p text:style-name="P4">
<draw:frame draw:style-name="fr1" draw:name="Image124" text:anchor-type="as-char" svg:width="6.9236in" svg:height="6.9236in" draw:z-index="0">
<draw:image xlink:href="../Images/yкринформ/2023-05-25T17-18-30-03-00/1685023962-778.jpg" xlink:type="simple" xlink:show="embed" xlink:actuate="onLoad" draw:mime-type="image/jpeg"/>
</draw:frame>
The tape was created by the joint victory of the Production in conjunction with Film.ua Group with the national kinemother of Ukraine with the support of Derzhkino.</text:p>
      <text:p text:style-name="P4">
As reported by Ukrinform, the shooting of the Ribbon "Crazy" was completed in the summer of 2021. They took place in Kiev at a psychiatric hospital. Pavlova, in the territory of which the artist-director Ivan Tyshchenko recreated the floor and courtyard of the clinic.</text:p>
      <text:p text:style-name="P4">
Photo: Derzhkino</text:p>
      <text:p text:style-name="P4">
News Source: <text:a xlink:type="simple" xlink:href="https://www.ukrinform.ua/rubric-culture/3714112-istoricnu-dramu-bozevilni-prezentuvali-na-kannskomu-kinorinku.html" text:style-name="Internet_20_link" text:visited-style-name="Visited_20_Internet_20_Link">
https://www.ukrinform.ua/rubric-culture/3714112-istoricnu-dramu-bozevilni-prezentuvali-na-kannskomu-kinorinku.html</text:a>
</text:p>
      <!--NEWS-->
      <text:h text:style-name="P10" text:outline-level="1">
<text:span text:style-name="T4">
NATO Secretary General Assistant: To help Ukraine win war is our collective mission</text:span>
</text:h>
      <text:p text:style-name="P4">
Authors: Ukrinform (Person)</text:p>
      <text:p text:style-name="P4">
Publisher: Укринформ (Organization)</text:p>
      <text:p text:style-name="P4">
Published Time: 2023-05-25T17:20:00+03:00</text:p>
      <text:p text:style-name="P4">
Modified Time: 2023-05-25T17:20:00+03:00</text:p>
      <text:p text:style-name="P4">
Description: NATO Baiba Secretary General Braze believes that the Alliance should help Ukraine win a war, and in the future the country may become a member. - Ukrinform.</text:p>
      <text:p text:style-name="P4">
Images: ['<text:a xlink:type="simple" xlink:href="https://static.ukrinform.com/photos/2021_12/thumb_files/630_360_1638882315-753.jpg" text:style-name="Internet_20_link" text:visited-style-name="Visited_20_Internet_20_Link">
630_360_16388...</text:a>
']</text:p>
      <text:p text:style-name="P4">
Tags: ['НАТО', 'Україна', 'Київський безпековий форум', 'Війна з Росією']</text:p>
      <text:p text:style-name="P4">
Type: Article</text:p>
      <!--METADATA-->
      <text:p text:style-name="P4">
<draw:frame draw:style-name="fr1" draw:name="Image125" text:anchor-type="as-char" svg:width="6.9236in" svg:height="3.956343in" draw:z-index="0">
<draw:image xlink:href="../Images/yкринформ/2023-05-25T17-20-00-03-00/630_360_1638882315-753.jpg" xlink:type="simple" xlink:show="embed" xlink:actuate="onLoad" draw:mime-type="image/jpeg"/>
</draw:frame>
NATO Baiba Helpherdian believes that the Alliance should help Ukraine winning, and in the future the country may become a member.</text:p>
      <text:p text:style-name="P4">
According to Ukrinform correspondent, she said this, speaking to the fourth of the Kiev Security Forum.</text:p>
      <text:p text:style-name="P4">
“It is clear to all that we need to help Ukraine win a war for a bulletin, democratic Ukraine, which will be able to join NATO in the future. Tsenash collective mission, ”she said.</text:p>
      <text:p text:style-name="P4">
She reminded that "since 2008 there has been a very clear obligation", voiced by the NATO NATO Summit that Ukraine will become a member of the Alliance, "and just as allies are making every effort to guarantee Ukraine's victory in thisworld."</text:p>
      <text:p text:style-name="P4">
She noted that in her strategic concept, adopted last year, <text:a xlink:type="simple" xlink:href="https://www.ukrinform.ua/tag-nato" text:style-name="Internet_20_link" text:visited-style-name="Visited_20_Internet_20_Link">
</text:a>
defines Russia as a threat to security and Euro -Atlantic security in general.</text:p>
      <text:p text:style-name="P4">
"The war with Russia has really completely changed the security landscape in Europe ... NATO's histcrategic concept also speaks of a central role that independentmocratic Ukraine plays in Euro -Atlantic security," Brazhe said.</text:p>
      <text:p text:style-name="P4">
<text:span text:style-name="T4">
 Read also: </text:span>
 <text:a xlink:type="simple" xlink:href="https://www.ukrinform.ua/rubric-polytics/3713971-ermak-i-rasmussen-obgovorili-pitanna-bezpekovih-garantij-dla-ukraini.html" text:style-name="Internet_20_link" text:visited-style-name="Visited_20_Internet_20_Link">
<text:span text:style-name="T4">
 safety </text:span>
</text:a>
According to Brazhe, NATO countries regularly conduct surveys that "support Ukraine is very high."</text:p>
      <text:p text:style-name="P4">
As reported by Ukrinform, US Deputy Secretary of State Victoria Nutland, speaking on Thursday at the Kiev Security Forum, stated that in Samitinato in Vilnius it would be stated that <text:a xlink:type="simple" xlink:href="https://www.ukrinform.ua/rubric-ato/3714108-nuland-pro-majbutnij-samit-nato-ukraina-povinna-mati-potuzni-zbrojni-sili-dla-strimuvanna-rosii.html" text:style-name="Internet_20_link" text:visited-style-name="Visited_20_Internet_20_Link">
</text:a>
that will be compatible with NATO forces.</text:p>
      <text:p text:style-name="P4">
Photo: Leta</text:p>
      <text:p text:style-name="P4">
News Source: <text:a xlink:type="simple" xlink:href="https://www.ukrinform.ua/rubric-ato/3714107-pomicnica-genseka-nato-dopomogti-ukraini-vigrati-vijnu-ce-nasa-kolektivna-misia.html" text:style-name="Internet_20_link" text:visited-style-name="Visited_20_Internet_20_Link">
https://www.ukrinform.ua/rubric-ato/3714107-pomicnica-genseka-nato-dopomogti-ukraini-vigrati-vijnu-ce-nasa-kolektivna-misia.html</text:a>
</text:p>
      <!--NEWS-->
      <text:h text:style-name="P10" text:outline-level="1">
<text:span text:style-name="T4">
Big Business in April declared to pay more than 8 billion VAT</text:span>
</text:h>
      <text:p text:style-name="P4">
Authors: Ukrinform (Person)</text:p>
      <text:p text:style-name="P4">
Publisher: Укринформ (Organization)</text:p>
      <text:p text:style-name="P4">
Published Time: 2023-05-25T17:21:25+03:00</text:p>
      <text:p text:style-name="P4">
Modified Time: 2023-05-25T17:21:25+03:00</text:p>
      <text:p text:style-name="P4">
Description: According to the results of the work of April 2023, the payers of the Central Interregional Directorate of the State Fiscal Service for work with large taxpayers declared UAH 8.3 billion in value added tax.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Бізнес', 'ПДВ', 'Гроші']</text:p>
      <text:p text:style-name="P4">
Type: Article</text:p>
      <!--METADATA-->
      <text:p text:style-name="P4">
<draw:frame draw:style-name="fr1" draw:name="Image126" text:anchor-type="as-char" svg:width="6.9236in" svg:height="3.949857in" draw:z-index="0">
<draw:image xlink:href="../Images/yкринформ/2023-05-25T17-21-25-03-00/630_360_1601066264-898.jpg" xlink:type="simple" xlink:show="embed" xlink:actuate="onLoad" draw:mime-type="image/jpeg"/>
</draw:frame>
The reserves of the work of April 2023 by the payers of the Central Interregional Directorate of the STS on work with large taxpayers declared the payment of UAH 8.3 billion of value added tax.</text:p>
      <text:p text:style-name="P4">
As Ukrinform reports, it reports <text:a xlink:type="simple" xlink:href="https://cvp.tax.gov.ua/media-ark/news-ark/679562.html" text:style-name="Internet_20_link" text:visited-style-name="Visited_20_Internet_20_Link">
</text:a>
on work with large taxpayers.</text:p>
      <text:p text:style-name="P4">
"According to the results of financial and economic activity of April 2023, payers of the Central Interregional Directorate of the State Customs Service for work with large tax payers were declared to pay 8.3 billion UAH of the tax of the tax, which is 5.5% or UAH 435 million more than the same period last year.(The Declaration for April 2022 - UAH 7.8 billion)", -goes in the message.</text:p>
      <text:p text:style-name="P4">
<text:span text:style-name="T4">
 Read also: </text:span>
 <text:a xlink:type="simple" xlink:href="https://www.ukrinform.ua/rubric-economy/3697878-getmancev-zaavlae-pro-stabilizaciu-situacii-z-vidskoduvannam-pdv.html" text:style-name="Internet_20_link" text:visited-style-name="Visited_20_Internet_20_Link">
<text:span text:style-name="T4">
 VAT </text:span>
</text:a>
Tax efficiency is a maximum of 3.63% and is higher in such indicators of pre -reporting periods(Declaration for March 2023 - 3.59%, February 20123 - 3.05%, January 2023 - 2.68%).</text:p>
      <text:p text:style-name="P4">
Найбільший обсяг позитивних нарахувань за результатами фінансово-господарськоїдіяльності квітня 2023 року задекларовано платниками наступних галузейекономіки: транспорт, складське господарство, поштова та кур’єрська діяльність– 1 100 млн грн, інформація та телекомунікації - 888 млн грн, оптова торгівля- 716 млн грн, переробна промисловість – 592 млн грн та роздрібна торгівля –451 млн грн.</text:p>
      <text:p text:style-name="P4">
Як повідомляв Укрінформ, з початку року великий бізнес забезпечив збірплатежів до державного бюджету в розмірі 59,9 млрд грн, що склало 24% всіхнадходжень до загального фонду держбюджету.</text:p>
      <text:p text:style-name="P4">
News Source: <text:a xlink:type="simple" xlink:href="https://www.ukrinform.ua/rubric-economy/3714113-velikij-biznes-u-kvitni-zadeklaruvav-do-splati-ponad-8-milardiv-pdv.html" text:style-name="Internet_20_link" text:visited-style-name="Visited_20_Internet_20_Link">
https://www.ukrinform.ua/rubric-economy/3714113-velikij-biznes-u-kvitni-zadeklaruvav-do-splati-ponad-8-milardiv-pdv.html</text:a>
</text:p>
      <!--NEWS-->
      <text:h text:style-name="P10" text:outline-level="1">
<text:span text:style-name="T4">
Armenia and Azerbaijan agreed on mutual recognition of territories</text:span>
</text:h>
      <text:p text:style-name="P4">
Authors: Ukrinform (Person)</text:p>
      <text:p text:style-name="P4">
Publisher: Укринформ (Organization)</text:p>
      <text:p text:style-name="P4">
Published Time: 2023-05-25T17:28:51+03:00</text:p>
      <text:p text:style-name="P4">
Modified Time: 2023-05-25T17:28:51+03:00</text:p>
      <text:p text:style-name="P4">
Description: Armenia and Azerbaijan agreed on the mutual recognition of each other's territorial integrity. - Ukrinform.</text:p>
      <text:p text:style-name="P4">
Images: ['<text:a xlink:type="simple" xlink:href="https://static.ukrinform.com/photos/2023_05/thumb_files/630_360_1685024911-394.jpg" text:style-name="Internet_20_link" text:visited-style-name="Visited_20_Internet_20_Link">
630_360_16850...</text:a>
']</text:p>
      <text:p text:style-name="P4">
Tags: ['Азербайджан', 'Вірменія', 'Пашинян']</text:p>
      <text:p text:style-name="P4">
Type: Article</text:p>
      <!--METADATA-->
      <text:p text:style-name="P4">
<draw:frame draw:style-name="fr1" draw:name="Image127" text:anchor-type="as-char" svg:width="6.9236in" svg:height="3.956343in" draw:z-index="0">
<draw:image xlink:href="../Images/yкринформ/2023-05-25T17-28-51-03-00/630_360_1685024911-394.jpg" xlink:type="simple" xlink:show="embed" xlink:actuate="onLoad" draw:mime-type="image/jpeg"/>
</draw:frame>
Armenia Jazerbaijan agreed on the mutual recognition of the territorial integrity of one.</text:p>
      <text:p text:style-name="P4">
This was stated by Armenian Prime Minister Nicol Pashinyan at a meeting of the EEAC Council, where President of Azerbaijan Ilham Aliyev and Russian President Putin also present, Ukrinform reports with reference to <text:a xlink:type="simple" xlink:href="https://novayagazeta.eu/articles/2023/05/25/pashinian-armeniia-i-azerbaidzhan-dogovorilis-o-vzaimnom-priznanii-territorii-news" text:style-name="Internet_20_link" text:visited-style-name="Visited_20_Internet_20_Link">
</text:a>
.</text:p>
      <text:p text:style-name="P4">
According to Pashinyan, Armenia is ready to unlock all transport taeconomic corridors, to open regional communications with Azerbaijan.</text:p>
      <text:p text:style-name="P4">
<text:span text:style-name="T4">
 Read also: </text:span>
 <text:a xlink:type="simple" xlink:href="https://www.ukrinform.ua/rubric-world/3712610-premer-virmenii-ne-viklucae-so-kraina-moze-vijti-z-odkb.html" text:style-name="Internet_20_link" text:visited-style-name="Visited_20_Internet_20_Link">
</text:a>
In turn, Aliyev stated that "there was an opportunity to enter the peaceful agreement of Baku Taerevan, especially given that Armenia recognized Karabakh as part of Aserbaijan." He also emphasized that Azerbaijan has no territorial pity to Armenia.</text:p>
      <text:p text:style-name="P4">
It has not yet been specified, to which the countries have recognized each other.</text:p>
      <text:p text:style-name="P4">
As reported by Ukrinform, earlier Pashinyan stated that intensive negotiations were undergoing intensive negotiations between Armenia Taugaherbaijan.</text:p>
      <text:p text:style-name="P4">
<text:span text:style-name="T4">
 Read also: </text:span>
 <text:a xlink:type="simple" xlink:href="https://www.ukrinform.ua/rubric-world/3712601-pasinan-zaaviv-so-virmenia-ta-azerbajdzan-provodat-intensivni-mirni-peregovori.html" text:style-name="Internet_20_link" text:visited-style-name="Visited_20_Internet_20_Link">
<text:span text:style-name="T4">
 Pashinyan </text:span>
</text:a>
In his turn, Azerbaijan President Ilham Aliyev stressed that the signing of a martial agreement between Azerbaijan and Armenia inevitably.</text:p>
      <text:p text:style-name="P4">
Photo: media.az</text:p>
      <text:p text:style-name="P4">
News Source: <text:a xlink:type="simple" xlink:href="https://www.ukrinform.ua/rubric-world/3714115-virmenia-j-azerbajdzan-domovilisa-pro-vzaemne-viznanna-teritorij.html" text:style-name="Internet_20_link" text:visited-style-name="Visited_20_Internet_20_Link">
https://www.ukrinform.ua/rubric-world/3714115-virmenia-j-azerbajdzan-domovilisa-pro-vzaemne-viznanna-teritorij.html</text:a>
</text:p>
      <!--NEWS-->
      <text:h text:style-name="P10" text:outline-level="1">
<text:span text:style-name="T4">
At the Fukushima NPP will evaluate the degree of reactor damage</text:span>
</text:h>
      <text:p text:style-name="P4">
Authors: Ukrinform (Person)</text:p>
      <text:p text:style-name="P4">
Publisher: Укринформ (Organization)</text:p>
      <text:p text:style-name="P4">
Published Time: 2023-05-25T17:29:46+03:00</text:p>
      <text:p text:style-name="P4">
Modified Time: 2023-05-25T17:29:46+03:00</text:p>
      <text:p text:style-name="P4">
Description: The supervisory body in the field of nuclear power has asked the operator of the destroyed Japanese Fukushima nuclear power plant to evaluate the potential risks associated with damage to the key carrier structure within the most damaged from its three molten reactors. - Ukrinform.</text:p>
      <text:p text:style-name="P4">
Images: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Tags: ['АЕС', 'Японія', 'Фукусіма']</text:p>
      <text:p text:style-name="P4">
Type: Article</text:p>
      <!--METADATA-->
      <text:p text:style-name="P4">
<draw:frame draw:style-name="fr1" draw:name="Image128" text:anchor-type="as-char" svg:width="6.9236in" svg:height="3.956343in" draw:z-index="0">
<draw:image xlink:href="../Images/yкринформ/2023-05-25T17-29-46-03-00/630_360_1327300080-na-bazi-fukusima-1-bude-provedeno-mijnarodnu-konferentsiyu-z-bezpeki-aes.jpg" xlink:type="simple" xlink:show="embed" xlink:actuate="onLoad" draw:mime-type="image/jpeg"/>
</draw:frame>
The supervisory authority in the field of nuclear power has asked the operator of the destroyed Japanese Fukushima Nuclear Power Plant to evaluate the potential risks associated with damage to the key load -bearing structure within the most damaged three molten reactors.</text:p>
      <text:p text:style-name="P4">
As Ukrinform reports, it reports <text:a xlink:type="simple" xlink:href="https://apnews.com/article/fukushima-reactor-damage-japan-nuclear-b04bd3c44b501a3939cf390db80994ed" text:style-name="Internet_20_link" text:visited-style-name="Visited_20_Internet_20_Link">
</text:a>
.</text:p>
      <text:p text:style-name="P4">
It is noted that the robotic probe in the chamber of the primary protective shell of the first block of the Fukushima-Dayite nuclear power plant found that its "Pedestal", the main support structure directly under the active zone, significantly damaged. Thick concrete was absent almost completely, exposing internal steel fittings.</text:p>
      <text:p text:style-name="P4">
In three reactors of the station there are about 880 tons of high -protunctioactively swollen nuclear fuel.</text:p>
      <text:p text:style-name="P4">
The robotic probes provided some information, but the state of molten debris is unknown.</text:p>
      <text:p text:style-name="P4">
<text:span text:style-name="T4">
 Read also: </text:span>
 <text:a xlink:type="simple" xlink:href="https://www.ukrinform.ua/rubric-technology/3618152-magate-provelo-perevirku-vidpracovanoi-vodi-na-aes-fukusima1.html" text:style-name="Internet_20_link" text:visited-style-name="Visited_20_Internet_20_Link">
<text:span text:style-name="T4">
 Fukushima </text:span>
</text:a>
At the Nuclear Regulation Department on Wednesday, its representatives were furnished to order the Tokyo Electric Power Company Holdings operator to urgently assess the risks of damage to the reactor base, including the possible vecicradioactive substances from cracks and holes caused by melting.</text:p>
      <text:p text:style-name="P4">
As it was reported, in March 2011 near the northeastern coast of Japan became <text:a xlink:type="simple" xlink:href="https://www.ukrinform.ua/tag-zemletrus" text:style-name="Internet_20_link" text:visited-style-name="Visited_20_Internet_20_Link">
</text:a>
that caused a tsunami. The gift wave covered the Fukushima-1 nuclear power plant, which led to the largest-scale nuclear power after a catastrophe at the Chernobyl NPP in 1986. Fukushima-1 NPPs have melted the active area of the reactors at three power units.</text:p>
      <text:p text:style-name="P4">
As a result of a natural disaster, 15.9 thousand people were killed in 2011, 2.5 thousand people were considered missing.</text:p>
      <text:p text:style-name="P4">
News Source: <text:a xlink:type="simple" xlink:href="https://www.ukrinform.ua/rubric-world/3714117-na-aes-u-fukusimi-ocinat-stupin-poskodzenna-reaktora.html" text:style-name="Internet_20_link" text:visited-style-name="Visited_20_Internet_20_Link">
https://www.ukrinform.ua/rubric-world/3714117-na-aes-u-fukusimi-ocinat-stupin-poskodzenna-reaktora.html</text:a>
</text:p>
      <!--NEWS-->
      <text:h text:style-name="P10" text:outline-level="1">
<text:span text:style-name="T4">
Virgin Galactic will make the first in almost two years flight into space</text:span>
</text:h>
      <text:p text:style-name="P4">
Authors: Ukrinform (Person)</text:p>
      <text:p text:style-name="P4">
Publisher: Укринформ (Organization)</text:p>
      <text:p text:style-name="P4">
Published Time: 2023-05-25T17:30:00+03:00</text:p>
      <text:p text:style-name="P4">
Modified Time: 2023-05-25T17:30:00+03:00</text:p>
      <text:p text:style-name="P4">
Description: Virgin Galactic, which is engaged in space tourism, is planning to make the first flight in almost two years. - Ukrinform.</text:p>
      <text:p text:style-name="P4">
Images: ['<text:a xlink:type="simple" xlink:href="https://static.ukrinform.com/photos/2018_12/thumb_files/630_360_1543846649-100.jpg" text:style-name="Internet_20_link" text:visited-style-name="Visited_20_Internet_20_Link">
630_360_15438...</text:a>
']</text:p>
      <text:p text:style-name="P4">
Tags: ['Космос', 'Туризм', 'Virgin Galactic']</text:p>
      <text:p text:style-name="P4">
Type: Article</text:p>
      <!--METADATA-->
      <text:p text:style-name="P4">
<draw:frame draw:style-name="fr1" draw:name="Image129" text:anchor-type="as-char" svg:width="6.9236in" svg:height="3.956343in" draw:z-index="0">
<draw:image xlink:href="../Images/yкринформ/2023-05-25T17-30-00-03-00/630_360_1543846649-100.jpg" xlink:type="simple" xlink:show="embed" xlink:actuate="onLoad" draw:mime-type="image/jpeg"/>
</draw:frame>
Virgin Galactic, which is engaged in space tourism, is planning to implement the first two years of flight today.</text:p>
      <text:p text:style-name="P4">
About it reports <text:a xlink:type="simple" xlink:href="https://www.reuters.com/technology/space/virgin-galactic-set-first-spaceflight-nearly-two-years-2023-05-25/" text:style-name="Internet_20_link" text:visited-style-name="Visited_20_Internet_20_Link">
</text:a>
, reports Ukrinform.</text:p>
      <text:p text:style-name="P4">
It is expected that the VSS Eve carrier will fly away from the runway of VNYu-Mexico with a suborbital ship VSS Unity.</text:p>
      <text:p text:style-name="P4">
If the test flight, Virgin Galactic hopes to carry out the first commercial mission at the end of June. The company plans to carry out missions to print on a monthly basis.</text:p>
      <text:p text:style-name="P4">
Virgin Galactic pilots Jamil Gianjua and Nichola Pesille will control VMSEve and disconnect the spacecraft at a height of about 15 kilometers.</text:p>
      <text:p text:style-name="P4">
After that <text:a xlink:type="simple" xlink:href="https://www.ukrinform.ua/tag-kosmos" text:style-name="Internet_20_link" text:visited-style-name="Visited_20_Internet_20_Link">
 </text:a>
The device will launch a rocket mount and rise in conditions of microgravitation to a height of about 80 km.</text:p>
      <text:p text:style-name="P4">
<text:span text:style-name="T4">
 Read also: </text:span>
 <text:a xlink:type="simple" xlink:href="https://www.ukrinform.ua/rubric-technology/3706951-virgin-galactic-pocne-komercijni-kosmicni-poloti-naprikinci-cervna.html" text:style-name="Internet_20_link" text:visited-style-name="Visited_20_Internet_20_Link">
<text:span text:style-name="T4">
 Virgin </text:span>
 <text:span text:style-name="T4">
 Galactic </text:span>
</text:a>
The test mission will last about 90 minutes from take -off to landing a cosmic ship after three minutes of microgravitation. Virgin Galactic polits intend to offer clients who are about 800 persons. Most of them paid for a ticket from $ 250 thousand to $ 450 thousand.</text:p>
      <text:p text:style-name="P4">
As reported by Ukrinform, in May, Virgin Galactic, which is supported by the billionaire Richard Branson, launched commercial flights for the first quarter of 2023 due to a crisis in the supply chain and a deficit of working seats.</text:p>
      <text:p text:style-name="P4">
News Source: <text:a xlink:type="simple" xlink:href="https://www.ukrinform.ua/rubric-technology/3714140-virgin-galactic-zdijsnit-persij-za-majze-dva-roki-polit-u-kosmos.html" text:style-name="Internet_20_link" text:visited-style-name="Visited_20_Internet_20_Link">
https://www.ukrinform.ua/rubric-technology/3714140-virgin-galactic-zdijsnit-persij-za-majze-dva-roki-polit-u-kosmos.html</text:a>
</text:p>
      <!--NEWS-->
      <text:h text:style-name="P10" text:outline-level="1">
<text:span text:style-name="T4">
Azerbaijan will give Ukrainian car carriers 3000 permits for transit</text:span>
</text:h>
      <text:p text:style-name="P4">
Authors: Ukrinform (Person)</text:p>
      <text:p text:style-name="P4">
Publisher: Укринформ (Organization)</text:p>
      <text:p text:style-name="P4">
Published Time: 2023-05-25T17:32:11+03:00</text:p>
      <text:p text:style-name="P4">
Modified Time: 2023-05-25T17:32:11+03:00</text:p>
      <text:p text:style-name="P4">
Description: The Ministry of Community Development, Territories and Infrastructure of Ukraine has agreed with the Ministry of Digital Development and Transport of Azerbaijan to issue 3000 permits for transit transportation to Ukrainian cargo carriers. - Ukrinform.</text:p>
      <text:p text:style-name="P4">
Images: ['<text:a xlink:type="simple" xlink:href="https://static.ukrinform.com/photos/2022_06/thumb_files/630_360_1655013510-329.jpg" text:style-name="Internet_20_link" text:visited-style-name="Visited_20_Internet_20_Link">
630_360_16550...</text:a>
']</text:p>
      <text:p text:style-name="P4">
Tags: ['Азербайджан', 'Україна', 'Вантажівка', 'Транзит']</text:p>
      <text:p text:style-name="P4">
Type: Article</text:p>
      <!--METADATA-->
      <text:p text:style-name="P4">
<draw:frame draw:style-name="fr1" draw:name="Image130" text:anchor-type="as-char" svg:width="6.9236in" svg:height="3.956343in" draw:z-index="0">
<draw:image xlink:href="../Images/yкринформ/2023-05-25T17-32-11-03-00/630_360_1655013510-329.jpg" xlink:type="simple" xlink:show="embed" xlink:actuate="onLoad" draw:mime-type="image/jpeg"/>
</draw:frame>
The Ministry of Community Development, Territories and Infrastructure of Ukraine has agreed by the Ministry of Digital Development and Transport of Azerbaijan to issue 3000 permits for transit transportation to Ukrainian load carriers.</text:p>
      <text:p text:style-name="P4">
According to Ukrinform, the press service of the Ministry of Recovery in [] reports it(https://www.facebook.com/Ministry.for.restoration/posts/pfbid02YATDzjmx9suSx4XbrohUk3MLwhwdLHHrWrRzAiTCCeuGpJzYe5LmVZKran6tQHel)It is noted that so many permits will be enough to cover all the needs of Ukrainian carriers by the end of 2023.</text:p>
      <text:p text:style-name="P4">
Form forms for freight transportation have already been obtained by the Ukrainian side. For ordering they will be available on Friday, May 26, from 3:00 pm.</text:p>
      <text:p text:style-name="P4">
The information on the availability of permits at the issuance points can be found in the depiction website</text:p>
      <text:p text:style-name="P4">
<text:span text:style-name="T4">
 Read also: </text:span>
 <text:a xlink:type="simple" xlink:href="https://www.ukrinform.ua/rubric-economy/3700204-ukrzaliznica-vidnovila-tranzit-zerna-teritorieu-polsi.html" text:style-name="Internet_20_link" text:visited-style-name="Visited_20_Internet_20_Link">
</text:a>
Also, the minivation was initiated by the meeting of the Ukrainian-Azerbaijani mixed commission on international road transportation to determine the transit quota of permits for the present and the following years.</text:p>
      <text:p text:style-name="P4">
The ministry reminds that due to the change of procedure in <text:a xlink:type="simple" xlink:href="https://www.ukrinform.ua/tag-azerbajdzan" text:style-name="Internet_20_link" text:visited-style-name="Visited_20_Internet_20_Link">
</text:a>
Now there is no opportunity to buy a current permission at the border of the country.</text:p>
      <text:p text:style-name="P4">
It was reported that on March 16, 2023, Ukraine and the European Union continued for one year an agreement, which abolishes the need for Ukrainian carriers to receive bilateral and transit transportation of the EU by Ukrainian carriers.</text:p>
      <text:p text:style-name="P4">
News Source: <text:a xlink:type="simple" xlink:href="https://www.ukrinform.ua/rubric-economy/3714119-azerbajdzan-nadast-ukrainskim-avtopereviznikam-3000-dozvoliv-dla-tranzitu.html" text:style-name="Internet_20_link" text:visited-style-name="Visited_20_Internet_20_Link">
https://www.ukrinform.ua/rubric-economy/3714119-azerbajdzan-nadast-ukrainskim-avtopereviznikam-3000-dozvoliv-dla-tranzitu.html</text:a>
</text:p>
      <!--NEWS-->
      <text:h text:style-name="P10" text:outline-level="1">
<text:span text:style-name="T4">
Africa countries see unused potential in relations with Ukraine</text:span>
</text:h>
      <text:p text:style-name="P4">
Authors: Ukrinform (Person)</text:p>
      <text:p text:style-name="P4">
Publisher: Укринформ (Organization)</text:p>
      <text:p text:style-name="P4">
Published Time: 2023-05-25T17:32:45+03:00</text:p>
      <text:p text:style-name="P4">
Modified Time: 2023-05-25T17:32:45+03:00</text:p>
      <text:p text:style-name="P4">
Description: African countries see unused potential in relations with Ukraine and intend to analyze them with Kiev. - Ukrinform.</text:p>
      <text:p text:style-name="P4">
Images: ['<text:a xlink:type="simple" xlink:href="https://static.ukrinform.com/photos/2023_05/thumb_files/630_360_1685024808-578.jpg" text:style-name="Internet_20_link" text:visited-style-name="Visited_20_Internet_20_Link">
630_360_16850...</text:a>
', '<text:a xlink:type="simple" xlink:href="https://static.ukrinform.com/photos/2023_05/1685024901-105.jpg" text:style-name="Internet_20_link" text:visited-style-name="Visited_20_Internet_20_Link">
1685024901-10...</text:a>
', '<text:a xlink:type="simple" xlink:href="https://static.ukrinform.com/photos/2023_05/1685024945-116.jpg" text:style-name="Internet_20_link" text:visited-style-name="Visited_20_Internet_20_Link">
1685024945-11...</text:a>
']</text:p>
      <text:p text:style-name="P4">
Tags: ['Африка', 'Україна', 'Дипломатія']</text:p>
      <text:p text:style-name="P4">
Type: Article</text:p>
      <!--METADATA-->
      <text:p text:style-name="P4">
<draw:frame draw:style-name="fr1" draw:name="Image131" text:anchor-type="as-char" svg:width="6.9236in" svg:height="3.956343in" draw:z-index="0">
<draw:image xlink:href="../Images/yкринформ/2023-05-25T17-32-45-03-00/630_360_1685024808-578.jpg" xlink:type="simple" xlink:show="embed" xlink:actuate="onLoad" draw:mime-type="image/jpeg"/>
</draw:frame>
The Africa countries see unused potential in relations with Ukraine and intend to analyze them with Kiev.</text:p>
      <text:p text:style-name="P4">
This was stated by the President of the African Council in Ukraine Diaallo Issa Sadio during a press conference in Ukrinform.</text:p>
      <text:p text:style-name="P4">
“We see what relationships between Ukraine and African countries. We biking with you to analyze what was, what was and what prospects for their development, so that the potential of the possibilities of African countries and Ukraine are busable, useful for both parties, ”Sadio said.</text:p>
      <text:p text:style-name="P4">
At the same time, he recalled that Ukrainian diplomats, doctors and teachers help to develop.</text:p>
      <text:p text:style-name="P4">
<text:span text:style-name="T4">
 Read also: </text:span>
 <text:a xlink:type="simple" xlink:href="https://www.ukrinform.ua/rubric-polytics/3714008-lavrov-planue-turne-do-afriki-po-moih-slidah-kuleba.html" text:style-name="Internet_20_link" text:visited-style-name="Visited_20_Internet_20_Link">
<text:span text:style-name="T4">
 Africa </text:span>
</text:a>
In turn, the Deputy Head of the State Service of Ukraine for Ethno -Policy and Freedom Igor Lossovsky noted that cooperation with Africa has a prospects of development, especially in the field of political support of Ukraine during the time of Ukraine, cooperation in the UN and Food Safety.</text:p>
      <text:p text:style-name="P4">
<draw:frame draw:style-name="fr1" draw:name="Image132" text:anchor-type="as-char" svg:width="6.9236in" svg:height="4.660609in" draw:z-index="0">
<draw:image xlink:href="../Images/yкринформ/2023-05-25T17-32-45-03-00/1685024901-105.jpg" xlink:type="simple" xlink:show="embed" xlink:actuate="onLoad" draw:mime-type="image/jpeg"/>
</draw:frame>
And the Special Representative of Ukraine for the Middle East and Africa Maxim Subkhni has outlined that Ukraine with Africa has started work without intermediaries, on the ground basis of mutual respect.</text:p>
      <text:p text:style-name="P4">
"We have priority and number one plan - the opening of new diplomatic institutions. The Ministry of Foreign Affairs built the Minister's tour in such a way that it will encourage all regions of Africa ... It is very important to continue and deepen political dialogue, to convey the truth about the situation in Ukraine and the war of Russia." - said SUM.</text:p>
      <text:p text:style-name="P4">
<draw:frame draw:style-name="fr1" draw:name="Image133" text:anchor-type="as-char" svg:width="6.9236in" svg:height="4.551626in" draw:z-index="0">
<draw:image xlink:href="../Images/yкринформ/2023-05-25T17-32-45-03-00/1685024945-116.jpg" xlink:type="simple" xlink:show="embed" xlink:actuate="onLoad" draw:mime-type="image/jpeg"/>
</draw:frame>
On May 25, Africa is celebrated-the day of the founding of the organization of African unity in 1963 in the capital of Ethiopia Addis Ababeby. Now the successor of the Eafrican Union, which brings together 55 states of the continent.</text:p>
      <text:p text:style-name="P4">
News Source: <text:a xlink:type="simple" xlink:href="https://www.ukrinform.ua/rubric-polytics/3714120-kraini-afriki-vbacaut-nevikoristanij-potencial-u-vidnosinah-z-ukrainou.html" text:style-name="Internet_20_link" text:visited-style-name="Visited_20_Internet_20_Link">
https://www.ukrinform.ua/rubric-polytics/3714120-kraini-afriki-vbacaut-nevikoristanij-potencial-u-vidnosinah-z-ukrainou.html</text:a>
</text:p>
      <!--NEWS-->
      <text:h text:style-name="P10" text:outline-level="1">
<text:span text:style-name="T4">
Solsky discussed with Finnish Agriculture Minister exports of agricultural products</text:span>
</text:h>
      <text:p text:style-name="P4">
Authors: Ukrinform (Person)</text:p>
      <text:p text:style-name="P4">
Publisher: Укринформ (Organization)</text:p>
      <text:p text:style-name="P4">
Published Time: 2023-05-25T17:37:52+03:00</text:p>
      <text:p text:style-name="P4">
Modified Time: 2023-05-25T17:37:52+03:00</text:p>
      <text:p text:style-name="P4">
Description: Minister of Agrarian Policy and Food of Ukraine Mykola Solsky discussed with the Minister of Agriculture and Forestry of Finland Antai Kurvinen Issues of export of Ukrainian agricultural products.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Фінляндія', 'Україна', 'Сольський', 'Агропродукція']</text:p>
      <text:p text:style-name="P4">
Type: Article</text:p>
      <!--METADATA-->
      <text:p text:style-name="P4">
<draw:frame draw:style-name="fr1" draw:name="Image134" text:anchor-type="as-char" svg:width="6.9236in" svg:height="3.956343in" draw:z-index="0">
<draw:image xlink:href="../Images/yкринформ/2023-05-25T17-37-52-03-00/630_360_1672835822-745.jpg" xlink:type="simple" xlink:show="embed" xlink:actuate="onLoad" draw:mime-type="image/jpeg"/>
</draw:frame>
Mykola Solsky, Minister of Grade Policy and Food of Ukraine, discussed Anti Agricultural Agriculture with Finland Agriculture.</text:p>
      <text:p text:style-name="P4">
As Ukrinform reports, it reports <text:a xlink:type="simple" xlink:href="https://minagro.gov.ua/news/mikola-solskij-obgovoriv-z-finskim-kolegoyu-pitannya-eksportu" text:style-name="Internet_20_link" text:visited-style-name="Visited_20_Internet_20_Link">
</text:a>
.</text:p>
      <text:p text:style-name="P4">
It is noted that the parties discussed the issue of cooperation, in particular, the situation of Ukrainian agricultural products in Europe.</text:p>
      <text:p text:style-name="P4">
Minister of Agriculture <text:a xlink:type="simple" xlink:href="https://www.ukrinform.ua/tag-finlandia" text:style-name="Internet_20_link" text:visited-style-name="Visited_20_Internet_20_Link">
</text:a>
He assured in full support of Ukraine. He noted that Finland is very well -understood by Ukraine, because in its history has a similar experience of war with neighboring Ukraine.</text:p>
      <text:p text:style-name="P4">
<text:span text:style-name="T4">
 Read also: </text:span>
 <text:a xlink:type="simple" xlink:href="https://www.ukrinform.ua/rubric-economy/3713101-eksport-agroprodukcii-z-morskih-portiv-ukraini-za-tizden-skorotivsa-na-78-ukab.html" text:style-name="Internet_20_link" text:visited-style-name="Visited_20_Internet_20_Link">
<text:span text:style-name="T4">
 Agroprod </text:span>
</text:a>
As reported by Ukrinform, Solsky held an online meeting of the Federal Minister of Food and Agriculture of the Federal Republic of Federal Republic of Federal Republic of Federal Republic of Federal Republic of Federal Republic. The issues were discussed during the meeting <text:a xlink:type="simple" xlink:href="https://www.ukrinform.ua/rubric-economy/3714060-solskij-obgovoriv-iz-ministrom-silskogo-gospodarstva-frn-eksport-ukrainskoi-agroprodukcii.html" text:style-name="Internet_20_link" text:visited-style-name="Visited_20_Internet_20_Link">
</text:a>
.</text:p>
      <text:p text:style-name="P4">
On May 2, the European Commission announced the introduction of "exclusive Tatima -temporal measures against imports from Ukraine, which restrict the passage of agricultural goods of Ukrainian production of Dobolgaria, Hungary, Poland, Romania and Slovakia. The restrictions will be related to four agricultural products: wheat, corn, rapeseed sunflower tanning, which come from Ukraine - and will be valid until June 5, 2023.</text:p>
      <text:p text:style-name="P4">
News Source: <text:a xlink:type="simple" xlink:href="https://www.ukrinform.ua/rubric-economy/3714123-solskij-obgovoriv-z-ministrom-silskogo-gospodarstva-finlandii-eksport-agroprodukcii.html" text:style-name="Internet_20_link" text:visited-style-name="Visited_20_Internet_20_Link">
https://www.ukrinform.ua/rubric-economy/3714123-solskij-obgovoriv-z-ministrom-silskogo-gospodarstva-finlandii-eksport-agroprodukcii.html</text:a>
</text:p>
      <!--NEWS-->
      <text:h text:style-name="P10" text:outline-level="1">
<text:span text:style-name="T4">
Australia Expremier Abbott: There can be no long peace without victory of Ukraine</text:span>
</text:h>
      <text:p text:style-name="P4">
Authors: Ukrinform (Person)</text:p>
      <text:p text:style-name="P4">
Publisher: Укринформ (Organization)</text:p>
      <text:p text:style-name="P4">
Published Time: 2023-05-25T17:42:16+03:00</text:p>
      <text:p text:style-name="P4">
Modified Time: 2023-05-25T17:42:16+03:00</text:p>
      <text:p text:style-name="P4">
Description: Australia Prime Minister in 2013–2015 Anthony Abbott said a long peace was impossible without the victory of Ukraine. - Ukrinform.</text:p>
      <text:p text:style-name="P4">
Images: ['<text:a xlink:type="simple" xlink:href="https://static.ukrinform.com/photos/2023_05/thumb_files/630_360_1685025571-834.jpg" text:style-name="Internet_20_link" text:visited-style-name="Visited_20_Internet_20_Link">
630_360_16850...</text:a>
']</text:p>
      <text:p text:style-name="P4">
Tags: ['Австралія', 'Київський безпековий форум', 'Війна з Росією']</text:p>
      <text:p text:style-name="P4">
Type: Article</text:p>
      <!--METADATA-->
      <text:p text:style-name="P4">
<draw:frame draw:style-name="fr1" draw:name="Image135" text:anchor-type="as-char" svg:width="6.9236in" svg:height="3.956343in" draw:z-index="0">
<draw:image xlink:href="../Images/yкринформ/2023-05-25T17-42-16-03-00/630_360_1685025571-834.jpg" xlink:type="simple" xlink:show="embed" xlink:actuate="onLoad" draw:mime-type="image/jpeg"/>
</draw:frame>
Australia Prime Minister in 2013–2015 Anthony Abbott stated that a long-lasting peaceful without the victory of Ukraine.</text:p>
      <text:p text:style-name="P4">
He said this during the 15th annual Kiev Security Forum, Ukrinform correspondent reports.</text:p>
      <text:p text:style-name="P4">
"There can be no long peace without the victory of Ukraine," Ebbott said.</text:p>
      <text:p text:style-name="P4">
According to the Australian politician, Putin attacked Ukraine because he believed in a light -making. "He did not understand that the Armed Forces and the people of Ukraine would fight, that the countries of the Alien World would be ready to support the Ukrainian people," said Ebbott.</text:p>
      <text:p text:style-name="P4">
In his opinion, if Putin and his entourage were understood that not only her people but also the international community would be in defense of Ukraine, the Kremlin would never come to such a step.</text:p>
      <text:p text:style-name="P4">
Expremier-Minister <text:a xlink:type="simple" xlink:href="https://www.ukrinform.ua/tag-avstralia" text:style-name="Internet_20_link" text:visited-style-name="Visited_20_Internet_20_Link">
</text:a>
I am convinced that the victory of Ukraine will be a powerful signal to all dictators that "aggression is not working".</text:p>
      <text:p text:style-name="P4">
<text:span text:style-name="T4">
 Read also: </text:span>
 <text:a xlink:type="simple" xlink:href="https://www.ukrinform.ua/rubric-ato/3714107-pomicnica-genseka-nato-dopomogti-ukraini-vigrati-vijnu-ce-nasa-kolektivna-misia.html" text:style-name="Internet_20_link" text:visited-style-name="Visited_20_Internet_20_Link">
</text:a>
“The victory of Ukraine is the greatest geopolitical goal that you can now have. So, Ukraine really wins this war, it will be a sign that the united people can overcome even much more powerful force, because, after all, it is a request of the spirit that the Ukrainian people demonstrate, ”Abbott said.</text:p>
      <text:p text:style-name="P4">
As it was reported, the 15th annual Kiev Security Forum, founded by Yatsenyuk's Fundoraseny "Open Ukraine", is held on May 25 - 26. Famous international figures, politicians, diplomats will be attended.</text:p>
      <text:p text:style-name="P4">
News Source: <text:a xlink:type="simple" xlink:href="https://www.ukrinform.ua/rubric-polytics/3714124-ekspremer-avstralii-ebbott-ne-moze-buti-trivalogo-miru-bez-peremogi-ukraini.html" text:style-name="Internet_20_link" text:visited-style-name="Visited_20_Internet_20_Link">
https://www.ukrinform.ua/rubric-polytics/3714124-ekspremer-avstralii-ebbott-ne-moze-buti-trivalogo-miru-bez-peremogi-ukraini.html</text:a>
</text:p>
      <!--NEWS-->
      <text:h text:style-name="P10" text:outline-level="1">
<text:span text:style-name="T4">
Lviv Region visited military attachés from 13 countries</text:span>
</text:h>
      <text:p text:style-name="P4">
Authors: Ukrinform (Person)</text:p>
      <text:p text:style-name="P4">
Publisher: Укринформ (Organization)</text:p>
      <text:p text:style-name="P4">
Published Time: 2023-05-25T17:43:00+03:00</text:p>
      <text:p text:style-name="P4">
Modified Time: 2023-05-25T17:43:00+03:00</text:p>
      <text:p text:style-name="P4">
Description: The military attaches of 13 states - allies of Ukraine and the EU - were visited by the Lviv region. - Ukrinform.</text:p>
      <text:p text:style-name="P4">
Images: ['<text:a xlink:type="simple" xlink:href="https://static.ukrinform.com/photos/2023_05/thumb_files/630_360_1685025646-6358.jpeg" text:style-name="Internet_20_link" text:visited-style-name="Visited_20_Internet_20_Link">
630_360_16850...</text:a>
', '<text:a xlink:type="simple" xlink:href="https://static.ukrinform.com/photos/2023_05/thumb_files/630_360_1685025722-3473.jpeg" text:style-name="Internet_20_link" text:visited-style-name="Visited_20_Internet_20_Link">
630_360_16850...</text:a>
', '<text:a xlink:type="simple" xlink:href="https://static.ukrinform.com/photos/2023_05/thumb_files/630_360_1685025646-5259.jpeg" text:style-name="Internet_20_link" text:visited-style-name="Visited_20_Internet_20_Link">
630_360_16850...</text:a>
', '<text:a xlink:type="simple" xlink:href="https://static.ukrinform.com/photos/2023_05/thumb_files/630_360_1685025646-7937.jpeg" text:style-name="Internet_20_link" text:visited-style-name="Visited_20_Internet_20_Link">
630_360_16850...</text:a>
', '<text:a xlink:type="simple" xlink:href="https://static.ukrinform.com/photos/2023_05/thumb_files/630_360_1685025646-1221.jpeg" text:style-name="Internet_20_link" text:visited-style-name="Visited_20_Internet_20_Link">
630_360_16850...</text:a>
', '<text:a xlink:type="simple" xlink:href="https://static.ukrinform.com/photos/2023_05/thumb_files/630_360_1685025646-7758.jpeg" text:style-name="Internet_20_link" text:visited-style-name="Visited_20_Internet_20_Link">
630_360_16850...</text:a>
', '<text:a xlink:type="simple" xlink:href="https://static.ukrinform.com/photos/2023_05/thumb_files/630_360_1685025646-1708.jpeg" text:style-name="Internet_20_link" text:visited-style-name="Visited_20_Internet_20_Link">
630_360_16850...</text:a>
', '<text:a xlink:type="simple" xlink:href="https://static.ukrinform.com/photos/2023_05/thumb_files/630_360_1685025647-3523.jpeg" text:style-name="Internet_20_link" text:visited-style-name="Visited_20_Internet_20_Link">
630_360_16850...</text:a>
', '<text:a xlink:type="simple" xlink:href="https://static.ukrinform.com/photos/2023_05/thumb_files/630_360_1685025647-8433.jpeg" text:style-name="Internet_20_link" text:visited-style-name="Visited_20_Internet_20_Link">
630_360_16850...</text:a>
']</text:p>
      <text:p text:style-name="P4">
Tags: ['Львівщина', 'Візит', 'Військові']</text:p>
      <text:p text:style-name="P4">
Type: Article</text:p>
      <!--METADATA-->
      <text:p text:style-name="P4">
<draw:frame draw:style-name="fr1" draw:name="Image136" text:anchor-type="as-char" svg:width="6.9236in" svg:height="3.956343in" draw:z-index="0">
<draw:image xlink:href="../Images/yкринформ/2023-05-25T17-43-00-03-00/630_360_1685025646-6358.jpeg" xlink:type="simple" xlink:show="embed" xlink:actuate="onLoad" draw:mime-type="image/jpeg"/>
</draw:frame>
The military attaches of 13 states - allies of Ukraine and the EU - were visited by the Lviv region.</text:p>
      <text:p text:style-name="P4">
About it reports <text:a xlink:type="simple" xlink:href="https://loda.gov.ua/news/66615" text:style-name="Internet_20_link" text:visited-style-name="Visited_20_Internet_20_Link">
</text:a>
, reports Ukrinform.</text:p>
      <text:p text:style-name="P4">
"Today, on May 25, representatives of the Kiev Association of Military Attache, accredited in Ukraine, visited the Lviv region. These are military attaches and their leeches from the 13 Union and EU Union States," the statement reads.</text:p>
      <text:p text:style-name="P4">
The members of the delegation got acquainted with the work of the Academy of Land Forces Namigetman Peter Sahaidachny.</text:p>
      <text:p text:style-name="P4">
<draw:frame draw:style-name="fr1" draw:name="Image137" text:anchor-type="as-char" svg:width="6.9236in" svg:height="3.956343in" draw:z-index="0">
<draw:image xlink:href="../Images/yкринформ/2023-05-25T17-43-00-03-00/630_360_1685025722-3473.jpeg" xlink:type="simple" xlink:show="embed" xlink:actuate="onLoad" draw:mime-type="image/jpeg"/>
</draw:frame>
Lviv Region visited military attaché from 13 countries / Photo: fishing <text:a xlink:type="simple" xlink:href="https://static.ukrinform.com/photos/2023_05/1685025722-3473.jpeg" text:style-name="Internet_20_link" text:visited-style-name="Visited_20_Internet_20_Link">
<draw:frame draw:style-name="fr1" draw:name="Image138" text:anchor-type="as-char" svg:width="6.9236in" svg:height="3.956343in" draw:z-index="0">
<draw:image xlink:href="../Images/yкринформ/2023-05-25T17-43-00-03-00/630_360_1685025722-3473.jpeg" xlink:type="simple" xlink:show="embed" xlink:actuate="onLoad" draw:mime-type="image/jpeg"/>
</draw:frame>
</text:a>
 <text:a xlink:type="simple" xlink:href="https://static.ukrinform.com/photos/2023_05/1685025646-5259.jpeg" text:style-name="Internet_20_link" text:visited-style-name="Visited_20_Internet_20_Link">
<draw:frame draw:style-name="fr1" draw:name="Image139" text:anchor-type="as-char" svg:width="6.9236in" svg:height="3.956343in" draw:z-index="0">
<draw:image xlink:href="../Images/yкринформ/2023-05-25T17-43-00-03-00/630_360_1685025646-5259.jpeg" xlink:type="simple" xlink:show="embed" xlink:actuate="onLoad" draw:mime-type="image/jpeg"/>
</draw:frame>
</text:a>
 <text:a xlink:type="simple" xlink:href="https://static.ukrinform.com/photos/2023_05/1685025646-7937.jpeg" text:style-name="Internet_20_link" text:visited-style-name="Visited_20_Internet_20_Link">
<draw:frame draw:style-name="fr1" draw:name="Image140" text:anchor-type="as-char" svg:width="6.9236in" svg:height="3.956343in" draw:z-index="0">
<draw:image xlink:href="../Images/yкринформ/2023-05-25T17-43-00-03-00/630_360_1685025646-7937.jpeg" xlink:type="simple" xlink:show="embed" xlink:actuate="onLoad" draw:mime-type="image/jpeg"/>
</draw:frame>
</text:a>
 <text:a xlink:type="simple" xlink:href="https://static.ukrinform.com/photos/2023_05/1685025646-1221.jpeg" text:style-name="Internet_20_link" text:visited-style-name="Visited_20_Internet_20_Link">
<draw:frame draw:style-name="fr1" draw:name="Image141" text:anchor-type="as-char" svg:width="6.9236in" svg:height="3.956343in" draw:z-index="0">
<draw:image xlink:href="../Images/yкринформ/2023-05-25T17-43-00-03-00/630_360_1685025646-1221.jpeg" xlink:type="simple" xlink:show="embed" xlink:actuate="onLoad" draw:mime-type="image/jpeg"/>
</draw:frame>
</text:a>
 <text:a xlink:type="simple" xlink:href="https://static.ukrinform.com/photos/2023_05/1685025646-7758.jpeg" text:style-name="Internet_20_link" text:visited-style-name="Visited_20_Internet_20_Link">
<draw:frame draw:style-name="fr1" draw:name="Image142" text:anchor-type="as-char" svg:width="6.9236in" svg:height="3.956343in" draw:z-index="0">
<draw:image xlink:href="../Images/yкринформ/2023-05-25T17-43-00-03-00/630_360_1685025646-7758.jpeg" xlink:type="simple" xlink:show="embed" xlink:actuate="onLoad" draw:mime-type="image/jpeg"/>
</draw:frame>
</text:a>
 <text:a xlink:type="simple" xlink:href="https://static.ukrinform.com/photos/2023_05/1685025646-1708.jpeg" text:style-name="Internet_20_link" text:visited-style-name="Visited_20_Internet_20_Link">
<draw:frame draw:style-name="fr1" draw:name="Image143" text:anchor-type="as-char" svg:width="6.9236in" svg:height="3.956343in" draw:z-index="0">
<draw:image xlink:href="../Images/yкринформ/2023-05-25T17-43-00-03-00/630_360_1685025646-1708.jpeg" xlink:type="simple" xlink:show="embed" xlink:actuate="onLoad" draw:mime-type="image/jpeg"/>
</draw:frame>
</text:a>
 <text:a xlink:type="simple" xlink:href="https://static.ukrinform.com/photos/2023_05/1685025646-6358.jpeg" text:style-name="Internet_20_link" text:visited-style-name="Visited_20_Internet_20_Link">
<draw:frame draw:style-name="fr1" draw:name="Image144" text:anchor-type="as-char" svg:width="6.9236in" svg:height="3.956343in" draw:z-index="0">
<draw:image xlink:href="../Images/yкринформ/2023-05-25T17-43-00-03-00/630_360_1685025646-6358.jpeg" xlink:type="simple" xlink:show="embed" xlink:actuate="onLoad" draw:mime-type="image/jpeg"/>
</draw:frame>
</text:a>
 <text:a xlink:type="simple" xlink:href="https://static.ukrinform.com/photos/2023_05/1685025647-3523.jpeg" text:style-name="Internet_20_link" text:visited-style-name="Visited_20_Internet_20_Link">
<draw:frame draw:style-name="fr1" draw:name="Image145" text:anchor-type="as-char" svg:width="6.9236in" svg:height="3.956343in" draw:z-index="0">
<draw:image xlink:href="../Images/yкринформ/2023-05-25T17-43-00-03-00/630_360_1685025647-3523.jpeg" xlink:type="simple" xlink:show="embed" xlink:actuate="onLoad" draw:mime-type="image/jpeg"/>
</draw:frame>
</text:a>
 <text:a xlink:type="simple" xlink:href="https://static.ukrinform.com/photos/2023_05/1685025647-8433.jpeg" text:style-name="Internet_20_link" text:visited-style-name="Visited_20_Internet_20_Link">
<draw:frame draw:style-name="fr1" draw:name="Image146" text:anchor-type="as-char" svg:width="6.9236in" svg:height="3.956343in" draw:z-index="0">
<draw:image xlink:href="../Images/yкринформ/2023-05-25T17-43-00-03-00/630_360_1685025647-8433.jpeg" xlink:type="simple" xlink:show="embed" xlink:actuate="onLoad" draw:mime-type="image/jpeg"/>
</draw:frame>
</text:a>
The head of Lviv Ova Maxim Kozitsky thanked the representatives of Austria, Azerbaijan, the United Kingdom, Denmark, Estonia, Italy, Lithuania, the Netherlands, Poland, Romania, Slovakia, Turkey and Finland for helping Ukraine during the Turks.</text:p>
      <text:p text:style-name="P4">
<text:span text:style-name="T4">
 Read also: </text:span>
 <text:a xlink:type="simple" xlink:href="https://www.ukrinform.ua/rubric-polytics/3714076-ukraina-pocinae-vidpovidati-standartam-nato-svidse-niz-budaka-insa-kraina-ekspremer-estonii.html" text:style-name="Internet_20_link" text:visited-style-name="Visited_20_Internet_20_Link">
<text:span text:style-name="T4">
 NATO </text:span>
</text:a>
</text:p>
      <text:p text:style-name="P4">
The attendees honored the memory of the Ukrainian soldiers who were killed, defending the integrity and freedom of Ukraine.</text:p>
      <text:p text:style-name="P4">
News Source: <text:a xlink:type="simple" xlink:href="https://www.ukrinform.ua/rubric-regions/3714125-lvivsinu-vidvidali-vijskovi-atase-z-13-krain.html" text:style-name="Internet_20_link" text:visited-style-name="Visited_20_Internet_20_Link">
https://www.ukrinform.ua/rubric-regions/3714125-lvivsinu-vidvidali-vijskovi-atase-z-13-krain.html</text:a>
</text:p>
      <!--NEWS-->
      <text:h text:style-name="P10" text:outline-level="1">
<text:span text:style-name="T4">
The Junior Judo National Team will perform at the European Cup in Prague</text:span>
</text:h>
      <text:p text:style-name="P4">
Authors: Ukrinform (Person)</text:p>
      <text:p text:style-name="P4">
Publisher: Укринформ (Organization)</text:p>
      <text:p text:style-name="P4">
Published Time: 2023-05-25T17:43:29+03:00</text:p>
      <text:p text:style-name="P4">
Modified Time: 2023-05-25T17:43:29+03:00</text:p>
      <text:p text:style-name="P4">
Description: In Prague (Czech Republic), on June 3-4, the next stage of the European Cup with Judo among juniors will be held. - Ukrinform.</text:p>
      <text:p text:style-name="P4">
Images: ['<text:a xlink:type="simple" xlink:href="https://static.ukrinform.com/photos/2023_05/thumb_files/630_360_1685025783-660.jpg" text:style-name="Internet_20_link" text:visited-style-name="Visited_20_Internet_20_Link">
630_360_16850...</text:a>
']</text:p>
      <text:p text:style-name="P4">
Tags: ['Дзюдо']</text:p>
      <text:p text:style-name="P4">
Type: Article</text:p>
      <!--METADATA-->
      <text:p text:style-name="P4">
<draw:frame draw:style-name="fr1" draw:name="Image147" text:anchor-type="as-char" svg:width="6.9236in" svg:height="3.956343in" draw:z-index="0">
<draw:image xlink:href="../Images/yкринформ/2023-05-25T17-43-29-03-00/630_360_1685025783-660.jpg" xlink:type="simple" xlink:show="embed" xlink:actuate="onLoad" draw:mime-type="image/jpeg"/>
</draw:frame>
In Prague(Czech Republic)On June 3-4, the next stage of the European Cup with Judo among juniors will be held.</text:p>
      <text:p text:style-name="P4">
As the official informs <text:a xlink:type="simple" xlink:href="https://www.ijf.org/competition/2486" text:style-name="Internet_20_link" text:visited-style-name="Visited_20_Internet_20_Link">
</text:a>
International Federation of Judo(IJF)388 athletes from 27 countries will perform at the tournament, Ukrinform reports.</text:p>
      <text:p text:style-name="P4">
The national team of Ukraine will be represented by 38 judoists: 26 boys and 12 girls.</text:p>
      <text:p text:style-name="P4">
The tournament in the Czech capital will be held without the participation of representatives of Russia and Belarus.</text:p>
      <text:p text:style-name="P4">
<text:span text:style-name="T4">
 Read also: </text:span>
 <text:a xlink:type="simple" xlink:href="https://www.ukrinform.ua/rubric-sports/3713659-gutcajt-miznarodna-federacia-dzudo-zrobila-vse-navpaki-rekomendaciam-olimpijskogo-komitetu.html" text:style-name="Internet_20_link" text:visited-style-name="Visited_20_Internet_20_Link">
<text:span text:style-name="T4">
 judo </text:span>
</text:a>
The next junior start is the European Championship in Podchethrek(Slovenia)that will take place on June 12-14.</text:p>
      <text:p text:style-name="P4">
Photo: hfks.org.ua.</text:p>
      <text:p text:style-name="P4">
News Source: <text:a xlink:type="simple" xlink:href="https://www.ukrinform.ua/rubric-sports/3714126-uniorska-zbirna-ukraini-z-dzudo-vistupit-na-etapi-kubka-evropi-v-prazi.html" text:style-name="Internet_20_link" text:visited-style-name="Visited_20_Internet_20_Link">
https://www.ukrinform.ua/rubric-sports/3714126-uniorska-zbirna-ukraini-z-dzudo-vistupit-na-etapi-kubka-evropi-v-prazi.html</text:a>
</text:p>
      <!--NEWS-->
      <text:h text:style-name="P10" text:outline-level="1">
<text:span text:style-name="T4">
To Ukraine from Russia returned another deported child</text:span>
</text:h>
      <text:p text:style-name="P4">
Authors: Ukrinform (Person)</text:p>
      <text:p text:style-name="P4">
Publisher: Укринформ (Organization)</text:p>
      <text:p text:style-name="P4">
Published Time: 2023-05-25T17:44:00+03:00</text:p>
      <text:p text:style-name="P4">
Modified Time: 2023-05-25T17:44:00+03:00</text:p>
      <text:p text:style-name="P4">
Description: Another deported child has been returned to Ukraine from the Russian Federation. - Ukrinform.</text:p>
      <text:p text:style-name="P4">
Images: ['<text:a xlink:type="simple" xlink:href="https://static.ukrinform.com/photos/2023_05/thumb_files/630_360_1685025565-442.jpg" text:style-name="Internet_20_link" text:visited-style-name="Visited_20_Internet_20_Link">
630_360_16850...</text:a>
', '<text:a xlink:type="simple" xlink:href="https://static.ukrinform.com/photos/2023_05/1685025565-978.jpg" text:style-name="Internet_20_link" text:visited-style-name="Visited_20_Internet_20_Link">
1685025565-97...</text:a>
', '<text:a xlink:type="simple" xlink:href="https://static.ukrinform.com/photos/2023_05/1685025825-549.jpg" text:style-name="Internet_20_link" text:visited-style-name="Visited_20_Internet_20_Link">
1685025825-54...</text:a>
', '<text:a xlink:type="simple" xlink:href="https://static.ukrinform.com/photos/2023_05/1685025565-524.jpg" text:style-name="Internet_20_link" text:visited-style-name="Visited_20_Internet_20_Link">
1685025565-52...</text:a>
']</text:p>
      <text:p text:style-name="P4">
Tags: ['Депортація', 'Діти', 'Омбудсмен', 'Викрадення людей', 'Дмитро Лубінець']</text:p>
      <text:p text:style-name="P4">
Type: Article</text:p>
      <!--METADATA-->
      <text:p text:style-name="P4">
<draw:frame draw:style-name="fr1" draw:name="Image148" text:anchor-type="as-char" svg:width="6.9236in" svg:height="3.956343in" draw:z-index="0">
<draw:image xlink:href="../Images/yкринформ/2023-05-25T17-44-00-03-00/630_360_1685025565-442.jpg" xlink:type="simple" xlink:show="embed" xlink:actuate="onLoad" draw:mime-type="image/jpeg"/>
</draw:frame>
The Russian Federation was able to return another deported child.</text:p>
      <text:p text:style-name="P4">
According to Ukrinform, the Commissioner of the Verkhovna Rada for Human Rights Lubinets reports in <text:a xlink:type="simple" xlink:href="https://www.facebook.com/dmytro.lubinets/posts/pfbid02xwMLvpFGCseQ2SAuSN88vLyJq1B2UrQYZ2h1ad4X23sRAg6qjo6BQiNzHHM2uVmsl" text:style-name="Internet_20_link" text:visited-style-name="Visited_20_Internet_20_Link">
</text:a>
.</text:p>
      <text:p text:style-name="P4">
«Наш Офіс допоміг жінці вибратися з «пащі» та повернути свою дитину додому.Микита та його мама нині вже в Україні. Проте історія їх повернення додомуможе стати сюжетом для фільму, де матір їде в чужу країну, яка під приводом«евакуації» викрала її сина», - зазначив Лубінець.</text:p>
      <text:p text:style-name="P4">
<draw:frame draw:style-name="fr1" draw:name="Image149" text:anchor-type="as-char" svg:width="6.664062in" svg:height="10.0in" draw:z-index="0">
<draw:image xlink:href="../Images/yкринформ/2023-05-25T17-44-00-03-00/1685025565-978.jpg" xlink:type="simple" xlink:show="embed" xlink:actuate="onLoad" draw:mime-type="image/jpeg"/>
</draw:frame>
According to him, the woman almost fell behind the lattice in Russia. However, Ombudsman's employees reacted in time and helped Ukrainians pick up a minor <text:a xlink:type="simple" xlink:href="https://www.ukrinform.ua/tag-diti" text:style-name="Internet_20_link" text:visited-style-name="Visited_20_Internet_20_Link">
</text:a>
And return to Ukraine.</text:p>
      <text:p text:style-name="P4">
<draw:frame draw:style-name="fr1" draw:name="Image150" text:anchor-type="as-char" svg:width="6.9236in" svg:height="4.615733in" draw:z-index="0">
<draw:image xlink:href="../Images/yкринформ/2023-05-25T17-44-00-03-00/1685025825-549.jpg" xlink:type="simple" xlink:show="embed" xlink:actuate="onLoad" draw:mime-type="image/jpeg"/>
</draw:frame>
“Before going to the Russian Federation, a citizen of Ukraine turned to a non -state organization that helped her with a trip. But no organization/community will not guarantee safety in the territory of a foreign country and a woman was a step in a step towards a lattice in the Russian Federation. I emphasize that now with a terrorist country, Ukraine has no diplomatic relations, as well as to receive consular services to citizens of our country!And to the Timus Ukrainians who turn to non -state structures, the state will be difficult to help. Moreover, when the Russian Federation does not provide any information, ”Lubinets emphasized.</text:p>
      <text:p text:style-name="P4">
<text:span text:style-name="T4">
 Read also: </text:span>
 <text:a xlink:type="simple" xlink:href="https://www.ukrinform.ua/rubric-society/3713443-ukraina-rozslidue-rol-bilorusi-u-deportacii-ukrainskih-ditej.html" text:style-name="Internet_20_link" text:visited-style-name="Visited_20_Internet_20_Link">
<text:span text:style-name="T4">
 deportant </text:span>
</text:a>
He emphasized that from those cases now known, the Russian Federation practices 2-3-election of Ukrainians trying to try on their own.(Or with the support of non -state organizations)return their relatives home. "I have a warning that practice can also be used in Belarus," Lubinets added.</text:p>
      <text:p text:style-name="P4">
<draw:frame draw:style-name="fr1" draw:name="Image151" text:anchor-type="as-char" svg:width="6.664062in" svg:height="10.0in" draw:z-index="0">
<draw:image xlink:href="../Images/yкринформ/2023-05-25T17-44-00-03-00/1685025565-524.jpg" xlink:type="simple" xlink:show="embed" xlink:actuate="onLoad" draw:mime-type="image/jpeg"/>
</draw:frame>
He called on citizens of Ukraine who want to return their children from a temporarily seized territory or Russian Federation, to contact only state institutions, they can only help or provide security guarantees. It is necessary to contact the hotline of the Secretariat of the Commissioner of the Verkhovna Rada of Ukraine in Right-only: 0-800-50-17-20.</text:p>
      <text:p text:style-name="P4">
News Source: <text:a xlink:type="simple" xlink:href="https://www.ukrinform.ua/rubric-ato/3714127-do-ukraini-z-rosii-povernuli-se-odnu-deportovanu-ditinu.html" text:style-name="Internet_20_link" text:visited-style-name="Visited_20_Internet_20_Link">
https://www.ukrinform.ua/rubric-ato/3714127-do-ukraini-z-rosii-povernuli-se-odnu-deportovanu-ditinu.html</text:a>
</text:p>
      <!--NEWS-->
      <text:h text:style-name="P10" text:outline-level="1">
<text:span text:style-name="T4">
Stefanchuk about F-16 for Ukraine: the enemy will see their number</text:span>
</text:h>
      <text:p text:style-name="P4">
Authors: Ukrinform (Person)</text:p>
      <text:p text:style-name="P4">
Publisher: Укринформ (Organization)</text:p>
      <text:p text:style-name="P4">
Published Time: 2023-05-25T17:52:50+03:00</text:p>
      <text:p text:style-name="P4">
Modified Time: 2023-05-25T17:52:50+03:00</text:p>
      <text:p text:style-name="P4">
Description: Russian invaders will see the number of F-16 aircraft when they enter Ukraine and start fighting. - Ukrinform.</text:p>
      <text:p text:style-name="P4">
Images: ['<text:a xlink:type="simple" xlink:href="https://static.ukrinform.com/photos/2023_05/thumb_files/630_360_1684825570-934.jpg" text:style-name="Internet_20_link" text:visited-style-name="Visited_20_Internet_20_Link">
630_360_16848...</text:a>
']</text:p>
      <text:p text:style-name="P4">
Tags: ['Літак', 'Польща', 'Стефанчук']</text:p>
      <text:p text:style-name="P4">
Type: Article</text:p>
      <!--METADATA-->
      <text:p text:style-name="P4">
<draw:frame draw:style-name="fr1" draw:name="Image152" text:anchor-type="as-char" svg:width="6.9236in" svg:height="3.956343in" draw:z-index="0">
<draw:image xlink:href="../Images/yкринформ/2023-05-25T17-52-50-03-00/630_360_1684825570-934.jpg" xlink:type="simple" xlink:show="embed" xlink:actuate="onLoad" draw:mime-type="image/jpeg"/>
</draw:frame>
Russian-shaped ones will see the number of F-16 aircraft when they enter Ukraine.</text:p>
      <text:p text:style-name="P4">
The training of Ukrainian pilots on F-16 aircraft in a number of countries will begin "within a few days or weeks."</text:p>
      <text:p text:style-name="P4">
Ruslan Stefanchuk, the head of the Verkhovna Rada of Ukraine, said his own correspondent of Ukrinform on Thursday.</text:p>
      <text:p text:style-name="P4">
<text:span text:style-name="T4">
 Read also: </text:span>
 <text:a xlink:type="simple" xlink:href="https://www.ukrinform.ua/rubric-ato/3714104-ukrainski-piloti-zmozut-projti-navcanna-na-svedskih-vinisuvacah-gripen.html" text:style-name="Internet_20_link" text:visited-style-name="Visited_20_Internet_20_Link">
</text:a>
According to him, during the visit of several Scandinavian countries, as well as the Polish, the Ukrainian side convinced further military support for iodine of such aspects is the formation of a flight coalition.</text:p>
      <text:p text:style-name="P4">
“Question number one: providing Ukraine with F-16. The first consent to the preparation of pilots was given by Denmark, after that - Norway. Then we had very powerful wifes in Sweden, we talked about their GRIPen aircraft. And today in Poland, they also talked about the F-16, about the preparation of our pilots, ”- said Stefanchuk.</text:p>
      <text:p text:style-name="P4">
According to him, after the first step - the beginning of training of the Ukrainian pilot F -16 - "There will be a second step soon."</text:p>
      <text:p text:style-name="P4">
<text:span text:style-name="T4">
 Read also: </text:span>
 <text:a xlink:type="simple" xlink:href="https://www.ukrinform.ua/rubric-polytics/3714056-stefancuk-zustrivsa-z-dudou-v-polsi-govorili-pro-lotnu-koaliciu.html" text:style-name="Internet_20_link" text:visited-style-name="Visited_20_Internet_20_Link">
<text:span text:style-name="T4">
 Stefanchuk </text:span>
</text:a>
"I think the number of aircraft and when they come to Ukraine will see the enemies of Ukraine," - said the Chairman of the Verkhovna Rada of Ukraine.</text:p>
      <text:p text:style-name="P4">
Answering the question when the training of Ukrainian pilots at F-16 began, Stefanchuk noted that this issue "maybe days maybe weeks" will take place in the territory of several partner countries.</text:p>
      <text:p text:style-name="P4">
The Chairman of the Verkhovna Rada noted that in Poland he met with the President of the Duda country, Prime Minister Mateusz Moravtsky, Marshals of the Seimas Isenat Elzhbete Witk and Tomasz Grodz. According to him, according to the results of reservoirs in Poland, "there will be a significant acceleration of the processes related to the Warning Assistance."</text:p>
      <text:p text:style-name="P4">
<text:span text:style-name="T4">
 Read also: </text:span>
 <text:a xlink:type="simple" xlink:href="https://www.ukrinform.ua/rubric-polytics/3713662-vazke-ozbroenna-dla-ukraini-i-navcanna-pilotiv-stefancuk-zustrivsa-z-moraveckim.html" text:style-name="Internet_20_link" text:visited-style-name="Visited_20_Internet_20_Link">
<text:span text:style-name="T4">
 Stefanchuk </text:span>
</text:a>
</text:p>
      <text:p text:style-name="P4">
“It is also a number of things that will form a shock block for what is going to happen(counter -offensive - ed.)”, - the head of the Verkhovna Rada emphasized.</text:p>
      <text:p text:style-name="P4">
It is known that on Wednesday, Polish National Defense Minister Mariusz Blessed that Warsaw is ready to prepare 30,000 Ukrainian military, including Ukrainian pilots at the F-16.</text:p>
      <text:p text:style-name="P4">
News Source: <text:a xlink:type="simple" xlink:href="https://www.ukrinform.ua/rubric-ato/3714131-stefancuk-pro-f16-dla-ukraini-vorog-pobacit-ihnu-kilkist.html" text:style-name="Internet_20_link" text:visited-style-name="Visited_20_Internet_20_Link">
https://www.ukrinform.ua/rubric-ato/3714131-stefancuk-pro-f16-dla-ukraini-vorog-pobacit-ihnu-kilkist.html</text:a>
</text:p>
      <!--NEWS-->
      <text:h text:style-name="P10" text:outline-level="1">
<text:span text:style-name="T4">
Danilov met with the Atlantic Council delegation - what was said</text:span>
</text:h>
      <text:p text:style-name="P4">
Authors: Ukrinform (Person)</text:p>
      <text:p text:style-name="P4">
Publisher: Укринформ (Organization)</text:p>
      <text:p text:style-name="P4">
Published Time: 2023-05-25T17:58:38+03:00</text:p>
      <text:p text:style-name="P4">
Modified Time: 2023-05-25T17:58:38+03:00</text:p>
      <text:p text:style-name="P4">
Description: The secretary of the National Security and Defense Council of Ukraine Alexei Danilov stated that the fragmentation of the Russian Federation is a matter of time and should be prepared before. - Ukrinform.</text:p>
      <text:p text:style-name="P4">
Images: ['<text:a xlink:type="simple" xlink:href="https://static.ukrinform.com/photos/2023_05/thumb_files/630_360_1685026633-428.jpg" text:style-name="Internet_20_link" text:visited-style-name="Visited_20_Internet_20_Link">
630_360_16850...</text:a>
', '<text:a xlink:type="simple" xlink:href="https://static.ukrinform.com/photos/2023_05/1685026633-758.jpg" text:style-name="Internet_20_link" text:visited-style-name="Visited_20_Internet_20_Link">
1685026633-75...</text:a>
']</text:p>
      <text:p text:style-name="P4">
Tags: ['РНБО', 'Данілов', 'Війна з Росією']</text:p>
      <text:p text:style-name="P4">
Type: Article</text:p>
      <!--METADATA-->
      <text:p text:style-name="P4">
<draw:frame draw:style-name="fr1" draw:name="Image153" text:anchor-type="as-char" svg:width="6.9236in" svg:height="3.956343in" draw:z-index="0">
<draw:image xlink:href="../Images/yкринформ/2023-05-25T17-58-38-03-00/630_360_1685026633-428.jpg" xlink:type="simple" xlink:show="embed" xlink:actuate="onLoad" draw:mime-type="image/jpeg"/>
</draw:frame>
The Secretaries of National Security and Defense of Ukraine Alexey Danilov stated that the fragmentation of the Russian Federation is a matter of time and it is necessary to be a member.</text:p>
      <text:p text:style-name="P4">
According to Ukrinform, he said this at a meeting with the Atlantic Council delegation and head with the Director of the Eurasian Center of the Atlantic Council, an extolose in Ukraine John Herbst, the NSDC press service reports.</text:p>
      <text:p text:style-name="P4">
At the meeting, the parties discussed the current security situation in the region and the world, exchanged views on trends in the world, outlined the directions of deepening of bilateral cooperation.</text:p>
      <text:p text:style-name="P4">
<text:span text:style-name="T4">
 Read also: </text:span>
 <text:a xlink:type="simple" xlink:href="https://www.ukrinform.ua/rubric-ato/3713628-fejkova-smert-zaluznogo-danilov-rozpoviv-pro-zasidanna-stavki-ta-pidmorgnuv-hejteram.html" text:style-name="Internet_20_link" text:visited-style-name="Visited_20_Internet_20_Link">
<text:span text:style-name="T4">
 Danilov </text:span>
</text:a>
The NSDC Secretary thanked the US side for the support of our state's way to win the Russian war.</text:p>
      <text:p text:style-name="P4">
<draw:frame draw:style-name="fr1" draw:name="Image154" text:anchor-type="as-char" svg:width="6.9236in" svg:height="4.615733in" draw:z-index="0">
<draw:image xlink:href="../Images/yкринформ/2023-05-25T17-58-38-03-00/1685026633-758.jpg" xlink:type="simple" xlink:show="embed" xlink:actuate="onLoad" draw:mime-type="image/jpeg"/>
</draw:frame>
According to Danilov, at the beginning of a full -scale invasion of the Russian Federation, many world -analytical centers "thought we would not stand", but Ukraine is "proven".</text:p>
      <text:p text:style-name="P4">
"Few people in the world are forecasting for 30-40 years in advance, and if it is sought, partly with mistakes and not taking into account history," - said Danilov.</text:p>
      <text:p text:style-name="P4">
In his opinion, not only the victory of Ukraine in the war, but also the "winning in peace" is important, so the support of partners is essential.</text:p>
      <text:p text:style-name="P4">
"We will fight as much as we need, because we are responsible for the displacement of our country and now we have a chance to build a new country," - added Danilov.</text:p>
      <text:p text:style-name="P4">
<text:span text:style-name="T4">
 Read also: </text:span>
 <text:a xlink:type="simple" xlink:href="https://www.ukrinform.ua/rubric-world/3713274-danilov-ne-viklucae-poavu-rosijskih-dobrovolciv-u-branskij-kurskij-voronezkij-oblastah.html" text:style-name="Internet_20_link" text:visited-style-name="Visited_20_Internet_20_Link">
<text:span text:style-name="T4">
 Danilov </text:span>
</text:a>
He also noted that Russia's fragmentation processes are irreversible.</text:p>
      <text:p text:style-name="P4">
"The fragmentation of the Russian Federation is a matter of time, and it is necessary to be prepared for it," Danivilov said, emphasizing that "these processes cannot be stopped."</text:p>
      <text:p text:style-name="P4">
The parties also concerned the issues of counteracting Russian misinformation.</text:p>
      <text:p text:style-name="P4">
According to Danilov, "Russian -speaking TV channels around the world are not the Enlightenment of the Word", because "by most of them are Russian special services." For the disinformation misinformation, coordination between partners is required, the NSDC secretary emphasized, noting the relevance of cooperation with the Centro -Protydidia of misinformation at the NSDC.<text:span text:style-name="T4">
 Read also: </text:span>
 <text:a xlink:type="simple" xlink:href="https://www.ukrinform.ua/rubric-ato/3713270-bahmut-pid-vognevim-kontrolem-ukraini-danilov.html" text:style-name="Internet_20_link" text:visited-style-name="Visited_20_Internet_20_Link">
<text:span text:style-name="T4">
 Danilov </text:span>
</text:a>
As it was reported, earlier Danilov on the air of the Teleterna "Unified News" noted that the protests of Russians, similar to those occurring in the Belgorod region, will also be observed in Bryansk, Kursk, Voronezh and other areas. According to him, these processes will be constant to the complete victory of Ukraine in the war.</text:p>
      <text:p text:style-name="P4">
Photo: NSDC</text:p>
      <text:p text:style-name="P4">
News Source: <text:a xlink:type="simple" xlink:href="https://www.ukrinform.ua/rubric-polytics/3714135-danilov-zustrivsa-z-delegacieu-atlanticnoi-radi-pro-so-govorili.html" text:style-name="Internet_20_link" text:visited-style-name="Visited_20_Internet_20_Link">
https://www.ukrinform.ua/rubric-polytics/3714135-danilov-zustrivsa-z-delegacieu-atlanticnoi-radi-pro-so-govorili.html</text:a>
</text:p>
      <!--NEWS-->
      <text:h text:style-name="P10" text:outline-level="1">
<text:span text:style-name="T4">
More than 30 engineering groups of the State Special Service of Transport operate in different regions of Ukraine</text:span>
</text:h>
      <text:p text:style-name="P4">
Author: ['АРМІЯINFORM']</text:p>
      <text:p text:style-name="P4">
Time: 2023-05-25T18:00:00-04:00</text:p>
      <text:p text:style-name="P4">
Description: About the cowdemly in Telegram, the sovereign is special service to transport. Pan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9e6a3c9-87cc-4357-a93c-0125ce5aed8a.jpg" text:style-name="Internet_20_link" text:visited-style-name="Visited_20_Internet_20_Link">
39e6a3c9-87cc-4357-a93c-0125ce5aed8a.jpg</text:a>
', '<text:a xlink:type="simple" xlink:href="https://armyinform.com.ua/wp-content/uploads/2023/05/af8a80da-8872-4187-9bfd-a95d9f0e60c7.jpg" text:style-name="Internet_20_link" text:visited-style-name="Visited_20_Internet_20_Link">
af8a80da-8872-4187-9bfd-a95d9f0e60c7.jpg</text:a>
', '<text:a xlink:type="simple" xlink:href="https://armyinform.com.ua/wp-content/uploads/2023/05/c411985c-39ec-4d4d-bd07-395f64a39035-150x150.jpg" text:style-name="Internet_20_link" text:visited-style-name="Visited_20_Internet_20_Link">
c411985c-39ec-4d4d-bd07-395f64a39035-150x150.jpg</text:a>
', '<text:a xlink:type="simple" xlink:href="https://armyinform.com.ua/wp-content/uploads/2023/05/e6614d85-651e-4a2c-8cc0-e96789521064-150x150.jpg" text:style-name="Internet_20_link" text:visited-style-name="Visited_20_Internet_20_Link">
e6614d85-651e-4a2c-8cc0-e96789521064-150x150.jpg</text:a>
', '<text:a xlink:type="simple" xlink:href="https://armyinform.com.ua/wp-content/uploads/2023/05/91649f30-b826-4ea7-937c-8d20e9568f74-150x150.jpg" text:style-name="Internet_20_link" text:visited-style-name="Visited_20_Internet_20_Link">
91649f30-b826-4ea7-937c-8d20e9568f74-150x150.jpg</text:a>
']</text:p>
      <text:p text:style-name="P4">
Tags: ['STOPRUSSIA', 'АГРЕСІЯ РФ', 'ВІЙНА', 'ВТОРГНЕННЯ РФ', 'РОЗМІНУВАННЯ', 'РОСІЙСЬКІ МІНИ']</text:p>
      <text:p text:style-name="P4">
Category: News</text:p>
      <!--METADATA-->
      <text:p text:style-name="P4">
<draw:frame draw:style-name="fr1" draw:name="Image155" text:anchor-type="as-char" svg:width="6.9236in" svg:height="3.894525in" draw:z-index="0">
<draw:image xlink:href="../Images/AРМІЯINFORM/2023-05-25T18-00-00-04-00/39e6a3c9-87cc-4357-a93c-0125ce5aed8a.jpg" xlink:type="simple" xlink:show="embed" xlink:actuate="onLoad" draw:mime-type="image/jpeg"/>
</draw:frame>
About it <text:a xlink:type="simple" xlink:href="https://t.me/dsst_mou/2881" text:style-name="Internet_20_link" text:visited-style-name="Visited_20_Internet_20_Link">
reports</text:a>
In Telegram State Specialist Transport.</text:p>
      <text:p text:style-name="P4">
More than 30 engineering groups of the State Special Transport Service(Out 3 groups of underwater demining)To date, the Ukharkiv, Mykolaiv, Kherson, Chernihiv, Kyiv and other.</text:p>
      <text:p text:style-name="P4">
<draw:frame draw:style-name="fr1" draw:name="Image156" text:anchor-type="as-char" svg:width="6.9236in" svg:height="3.894525in" draw:z-index="0">
<draw:image xlink:href="../Images/AРМІЯINFORM/2023-05-25T18-00-00-04-00/af8a80da-8872-4187-9bfd-a95d9f0e60c7.jpg" xlink:type="simple" xlink:show="embed" xlink:actuate="onLoad" draw:mime-type="image/jpeg"/>
</draw:frame>
<text:span text:style-name="T5">
!</text:span>
: **</text:p>
      <ul>
        <li>
35 653 Explosive items.</li>
      </ul>
      <text:p text:style-name="P4">
<text:span text:style-name="T4">
 Checked for explosive items: </text:span>
</text:p>
      <ul>
        <li>
          <ul>
            <li>
about 7 thousand hectares of terrain and 16.34 hectares of waters of rivers and lakes; * - 2024 km of railway tracks and 553 km of roads; * - more than 287 kilometers of transmission lines and 33 km of gases.</li>
          </ul>
        </li>
      </ul>
      <text:p text:style-name="P4">
<text:a xlink:type="simple" xlink:href="https://armyinform.com.ua/wp-content/uploads/2023/05/c411985c-39ec-4d4d-bd07-395f64a39035.jpg" text:style-name="Internet_20_link" text:visited-style-name="Visited_20_Internet_20_Link">
!(Images/AРМІЯINFORM/2023-05-25T18-00-00-04-00/c411985c-39ec-4d4d-bd07-395f64a39035-150x150.jpg)</text:a>
</text:p>
      <text:p text:style-name="P4">
<text:a xlink:type="simple" xlink:href="https://armyinform.com.ua/wp-content/uploads/2023/05/e6614d85-651e-4a2c-8cc0-e96789521064.jpg" text:style-name="Internet_20_link" text:visited-style-name="Visited_20_Internet_20_Link">
<draw:frame draw:style-name="fr1" draw:name="Image157" text:anchor-type="as-char" svg:width="6.9236in" svg:height="6.9236in" draw:z-index="0">
<draw:image xlink:href="../Images/AРМІЯINFORM/2023-05-25T18-00-00-04-00/e6614d85-651e-4a2c-8cc0-e96789521064-150x150.jpg" xlink:type="simple" xlink:show="embed" xlink:actuate="onLoad" draw:mime-type="image/jpeg"/>
</draw:frame>
</text:a>
</text:p>
      <text:p text:style-name="P4">
<text:a xlink:type="simple" xlink:href="https://armyinform.com.ua/wp-content/uploads/2023/05/91649f30-b826-4ea7-937c-8d20e9568f74.jpg" text:style-name="Internet_20_link" text:visited-style-name="Visited_20_Internet_20_Link">
<draw:frame draw:style-name="fr1" draw:name="Image158" text:anchor-type="as-char" svg:width="6.9236in" svg:height="6.9236in" draw:z-index="0">
<draw:image xlink:href="../Images/AРМІЯINFORM/2023-05-25T18-00-00-04-00/91649f30-b826-4ea7-937c-8d20e9568f74-150x150.jpg" xlink:type="simple" xlink:show="embed" xlink:actuate="onLoad" draw:mime-type="image/jpeg"/>
</draw:frame>
</text:a>
The sapper group under the leadership of the senior lieutenant Alexander Prizhikov is now a demining of the agricultural land of the village of Rusanov, Kyiv region. Soldiers work slowly, carefully, calmly, passing step by step a field that has not been processed for two years due to war and fighting in the region. The complexity of the site depends on the speed and volume of work. On average, they pass to two hectares of territory. In this area are found anti-tank TM-62, anti-personnel POM-3, OZM-72, and also revealed jet shells from the Grad RSSU. Found explosive objects are sorted, suitable ammunition for use for use, damaged in specially attracted and safe places for the population.</text:p>
      <text:p text:style-name="P4">
After a full examination, military sappers provide an act of inspection of the territory, which is able to safely use the land for its intended purpose.</text:p>
      <text:p text:style-name="P4">
Demand work is ongoing.The unbreakable spirit will restore Ukraine!</text:p>
      <text:p text:style-name="P4">
News Source: <text:a xlink:type="simple" xlink:href="https://armyinform.com.ua/2023/05/25/bilshe-30-inzhenerno-sapernyh-grup-derzhavnoyi-speczsluzhby-transportu-diyut-u-riznyh-oblastyah-ukrayiny/" text:style-name="Internet_20_link" text:visited-style-name="Visited_20_Internet_20_Link">
https://armyinform.com.ua/2023/05/25/bilshe-30-inzhenerno-sapernyh-grup-derzhavnoyi-speczsluzhby-transportu-diyut-u-riznyh-oblastyah-ukrayiny/</text:a>
</text:p>
      <!--NEWS-->
      <text:h text:style-name="P10" text:outline-level="1">
<text:span text:style-name="T4">
The General Staff showed how Australian instructors in Britain train the Armed Forces fighters</text:span>
</text:h>
      <text:p text:style-name="P4">
Authors: Ukrinform (Person)</text:p>
      <text:p text:style-name="P4">
Publisher: Укринформ (Organization)</text:p>
      <text:p text:style-name="P4">
Published Time: 2023-05-25T18:01:37+03:00</text:p>
      <text:p text:style-name="P4">
Modified Time: 2023-05-25T18:01:37+03:00</text:p>
      <text:p text:style-name="P4">
Description: Instructors of the Australian Defense Forces of the Australian Forces for five weeks will conduct training on basic general -military training of the personnel of the Armed Forces of Ukraine. - Ukrinform.</text:p>
      <text:p text:style-name="P4">
Images: ['<text:a xlink:type="simple" xlink:href="https://static.ukrinform.com/photos/2023_05/thumb_files/630_360_1685026747-3742.jpeg" text:style-name="Internet_20_link" text:visited-style-name="Visited_20_Internet_20_Link">
630_360_16850...</text:a>
', '<text:a xlink:type="simple" xlink:href="https://static.ukrinform.com/photos/2023_05/thumb_files/630_360_1685026747-3593.jpeg" text:style-name="Internet_20_link" text:visited-style-name="Visited_20_Internet_20_Link">
630_360_16850...</text:a>
', '<text:a xlink:type="simple" xlink:href="https://static.ukrinform.com/photos/2023_05/thumb_files/630_360_1685026747-6991.jpeg" text:style-name="Internet_20_link" text:visited-style-name="Visited_20_Internet_20_Link">
630_360_16850...</text:a>
', '<text:a xlink:type="simple" xlink:href="https://static.ukrinform.com/photos/2023_05/thumb_files/630_360_1685026747-9894.jpeg" text:style-name="Internet_20_link" text:visited-style-name="Visited_20_Internet_20_Link">
630_360_16850...</text:a>
', '<text:a xlink:type="simple" xlink:href="https://static.ukrinform.com/photos/2023_05/thumb_files/630_360_1685026747-7192.jpeg" text:style-name="Internet_20_link" text:visited-style-name="Visited_20_Internet_20_Link">
630_360_16850...</text:a>
', '<text:a xlink:type="simple" xlink:href="https://static.ukrinform.com/photos/2023_05/thumb_files/630_360_1685026747-7292.jpeg" text:style-name="Internet_20_link" text:visited-style-name="Visited_20_Internet_20_Link">
630_360_16850...</text:a>
', '<text:a xlink:type="simple" xlink:href="https://static.ukrinform.com/photos/2023_05/thumb_files/630_360_1685026748-2490.jpeg" text:style-name="Internet_20_link" text:visited-style-name="Visited_20_Internet_20_Link">
630_360_16850...</text:a>
', '<text:a xlink:type="simple" xlink:href="https://static.ukrinform.com/photos/2023_05/thumb_files/630_360_1685026748-9643.jpeg" text:style-name="Internet_20_link" text:visited-style-name="Visited_20_Internet_20_Link">
630_360_16850...</text:a>
', '<text:a xlink:type="simple" xlink:href="https://static.ukrinform.com/photos/2023_05/thumb_files/630_360_1685026748-2809.jpeg" text:style-name="Internet_20_link" text:visited-style-name="Visited_20_Internet_20_Link">
630_360_16850...</text:a>
', '<text:a xlink:type="simple" xlink:href="https://static.ukrinform.com/photos/2023_05/thumb_files/630_360_1685026748-1857.jpeg" text:style-name="Internet_20_link" text:visited-style-name="Visited_20_Internet_20_Link">
630_360_16850...</text:a>
', '<text:a xlink:type="simple" xlink:href="https://static.ukrinform.com/photos/2023_05/thumb_files/630_360_1685026748-8738.jpeg" text:style-name="Internet_20_link" text:visited-style-name="Visited_20_Internet_20_Link">
630_360_16850...</text:a>
', '<text:a xlink:type="simple" xlink:href="https://static.ukrinform.com/photos/2023_05/thumb_files/630_360_1685026748-7463.jpeg" text:style-name="Internet_20_link" text:visited-style-name="Visited_20_Internet_20_Link">
630_360_16850...</text:a>
', '<text:a xlink:type="simple" xlink:href="https://static.ukrinform.com/photos/2023_05/thumb_files/630_360_1685026749-6576.jpeg" text:style-name="Internet_20_link" text:visited-style-name="Visited_20_Internet_20_Link">
630_360_16850...</text:a>
', '<text:a xlink:type="simple" xlink:href="https://static.ukrinform.com/photos/2023_05/thumb_files/630_360_1685026749-2925.jpeg" text:style-name="Internet_20_link" text:visited-style-name="Visited_20_Internet_20_Link">
630_360_16850...</text:a>
']</text:p>
      <text:p text:style-name="P4">
Tags: ['Австралія', 'Британія', 'Військові навчання']</text:p>
      <text:p text:style-name="P4">
Type: Article</text:p>
      <!--METADATA-->
      <text:p text:style-name="P4">
<draw:frame draw:style-name="fr1" draw:name="Image159" text:anchor-type="as-char" svg:width="6.9236in" svg:height="3.956343in" draw:z-index="0">
<draw:image xlink:href="../Images/yкринформ/2023-05-25T18-01-37-03-00/630_360_1685026747-3742.jpeg" xlink:type="simple" xlink:show="embed" xlink:actuate="onLoad" draw:mime-type="image/jpeg"/>
</draw:frame>
The instructors of the Australian Defense Forces of the Australian Forces for five weeks will undergo training in the basic military training of the Personal Warehouse forces of Ukraine.</text:p>
      <text:p text:style-name="P4">
As Ukrinform reports, about it in <text:a xlink:type="simple" xlink:href="https://www.facebook.com/GeneralStaff.ua/posts/592846553028427" text:style-name="Internet_20_link" text:visited-style-name="Visited_20_Internet_20_Link">
</text:a>
The Present Service of the Armed Forces General Staff reports.</text:p>
      <text:p text:style-name="P4">
«Instructors and instructors of the Kudu operation of Australian Defense Land Forces continue to prepare the third rotation(https://www.ukrinform.ua/tag-zsu)Under the guidance of the United Kingdom of Stavlya Britain and Northern Ireland, ”the message reads.</text:p>
      <text:p text:style-name="P4">
As it is noted, in five weeks, recruits will complete the courses to get the country's protection in a large -scale war. They are prepared by the Australian Army trained instructors, who are taught by the treatment of withdrawal and shooting, combat actions in rural and urban areas, okopian and medical skills for survival. Each lesson is built on the experience of Ukrainian soldiers who fought last year.</text:p>
      <text:p text:style-name="P4">
<text:span text:style-name="T4">
 Read also: </text:span>
 <text:a xlink:type="simple" xlink:href="https://www.ukrinform.ua/rubric-ato/3709036-u-britanii-ukrainski-vijskovi-vidpracovuut-vedenna-vognu.html" text:style-name="Internet_20_link" text:visited-style-name="Visited_20_Internet_20_Link">
</text:a>
During the first week, recruits learned the basics of assembling the field backpack, as well as mastered the difficulties of shooting, grenade launcher and anti -weapons. Soon, they began to go to their first field training, they learned to live and survive in a tactical field environment. For some nobles, the heavy load march was the first, and some considered the challenge to study patrolling and combat actions.The press service reported that this contingent of instructors and instructor -drying troops of the Australian defense forces is the second rotation, which is taken in the operation of Kudu surgery. Australia continues to support the people of Ukraine tanades continuous support in response to ongoing violations by Russia. Arriving in the United Kingdom in January 2023, the contingent to the 70-military servicemen of Australian defense forces joined the partner countries of the program of preparation of Ukrainian recruits under the leadership of Great Britain.</text:p>
      <text:p text:style-name="P4">
According to Ukrinform, about 20 Ukrainian pilots will be initial for the F-16 in the UK.</text:p>
      <text:p text:style-name="P4">
News Source: <text:a xlink:type="simple" xlink:href="https://www.ukrinform.ua/rubric-ato/3714137-genstab-pokazav-ak-avstralijski-instruktori-u-britanii-trenuut-bijciv-zsu.html" text:style-name="Internet_20_link" text:visited-style-name="Visited_20_Internet_20_Link">
https://www.ukrinform.ua/rubric-ato/3714137-genstab-pokazav-ak-avstralijski-instruktori-u-britanii-trenuut-bijciv-zsu.html</text:a>
</text:p>
      <!--NEWS-->
      <text:h text:style-name="P10" text:outline-level="1">
<text:span text:style-name="T4">
In Kherson, the invaders could not suppress the Ukrainian financial system - expert</text:span>
</text:h>
      <text:p text:style-name="P4">
Authors: Ukrinform (Person)</text:p>
      <text:p text:style-name="P4">
Publisher: Укринформ (Organization)</text:p>
      <text:p text:style-name="P4">
Published Time: 2023-05-25T18:05:42+03:00</text:p>
      <text:p text:style-name="P4">
Modified Time: 2023-05-25T18:05:42+03:00</text:p>
      <text:p text:style-name="P4">
Description: During the occupation of Kherson, Russian invaders could not suppress the Ukrainian financial system. - Ukrinform.</text:p>
      <text:p text:style-name="P4">
Images: ['<text:a xlink:type="simple" xlink:href="https://static.ukrinform.com/photos/2023_05/thumb_files/630_360_1685016815-174.jpg" text:style-name="Internet_20_link" text:visited-style-name="Visited_20_Internet_20_Link">
630_360_16850...</text:a>
']</text:p>
      <text:p text:style-name="P4">
Tags: ['Фінанси', 'Херсон', 'Гроші']</text:p>
      <text:p text:style-name="P4">
Type: Article</text:p>
      <!--METADATA-->
      <text:p text:style-name="P4">
<draw:frame draw:style-name="fr1" draw:name="Image160" text:anchor-type="as-char" svg:width="6.9236in" svg:height="3.956343in" draw:z-index="0">
<draw:image xlink:href="../Images/yкринформ/2023-05-25T18-05-42-03-00/630_360_1685016815-174.jpg" xlink:type="simple" xlink:show="embed" xlink:actuate="onLoad" draw:mime-type="image/jpeg"/>
</draw:frame>
During Kherson, Russian invaders could not suppress the Ukrainian financial system.</text:p>
      <text:p text:style-name="P4">
About it a trainer of new media, expert on information and communication Internet technologies, Kherson Yuri Antoshchuk told in <text:a xlink:type="simple" xlink:href="https://www.ukrinform.ua/rubric-society/3714034-urij-antosuk-trener-z-novih-media-ekspert.html" text:style-name="Internet_20_link" text:visited-style-name="Visited_20_Internet_20_Link">
</text:a>
.</text:p>
      <text:p text:style-name="P4">
«Можна було добре побачити, як окупанти всіляко намагалися витиснутиукраїнську гривню і запускали в обіг свої рублі. Наш український онлайн-банкінг – це щось», - сказав експерт.</text:p>
      <text:p text:style-name="P4">
<text:span text:style-name="T4">
Читайте також:</text:span>
 <text:a xlink:type="simple" xlink:href="https://www.ukrinform.ua/rubric-society/3714034-urij-antosuk-trener-z-novih-media-ekspert.html" text:style-name="Internet_20_link" text:visited-style-name="Visited_20_Internet_20_Link">
 <text:span text:style-name="T4">
Антощук</text:span>
 </text:a>
He noted that even without Ukrainian mobile communications, the Kherson quickly reacted and came up with different approaches to how to get hryvnia, how to get into bank accounts on how to pay. When they stopped working, people transferred funds from card to card through banking, paid for goods or "stopped" the hryvnia. Ukrainianpos-terminals were kept in Kherson to the last, and so people could pay off with their Ukrainian cards.</text:p>
      <text:p text:style-name="P4">
"Although the Russians opened their banks in Kherson and began to issue their cards, imported their rubles, distributed them to everyone as much as possible, reduced the course, depreciating the hryvnia," they could not suppress the Ukrainian financial system before the release of the Right Bank, "Antoshchuk stressed.</text:p>
      <text:p text:style-name="P4">
According to him, experts communicated with different banks, prepared instructions, for example, as entrepreneurs to accept payment if POS terminals are confirmed by the Russians. After all, there are options to turn your smartphones into POS terminals and accept Ukrainian cards for payment.</text:p>
      <text:p text:style-name="P4">
<text:span text:style-name="T4">
 Read also: </text:span>
 <text:a xlink:type="simple" xlink:href="https://www.ukrinform.ua/rubric-vidbudova/3714111-na-deokupovanij-hersonsini-treba-vidnoviti-sonajmense-142-tisaci-zitlovih-budinkiv-ova.html" text:style-name="Internet_20_link" text:visited-style-name="Visited_20_Internet_20_Link">
<text:span text:style-name="T4">
 Kherson </text:span>
</text:a>
As reported by Ukrinform, the Armed Forces liberated the right -bank part of the Kherson region, in particular the city of Kherson. The part of the region, located on the left Berezidpipra, is temporarily captured by Russian troops.</text:p>
      <text:p text:style-name="P4">
News Source: <text:a xlink:type="simple" xlink:href="https://www.ukrinform.ua/rubric-regions/3714138-u-hersoni-okupanti-ne-zmogli-pridusiti-ukrainsku-finansovu-sistemu-ekspert.html" text:style-name="Internet_20_link" text:visited-style-name="Visited_20_Internet_20_Link">
https://www.ukrinform.ua/rubric-regions/3714138-u-hersoni-okupanti-ne-zmogli-pridusiti-ukrainsku-finansovu-sistemu-ekspert.html</text:a>
</text:p>
      <!--NEWS-->
      <text:h text:style-name="P10" text:outline-level="1">
<text:span text:style-name="T4">
Only the NATO -Fukuyama membership can restrain the war of Russia in the future</text:span>
</text:h>
      <text:p text:style-name="P4">
Authors: Ukrinform (Person)</text:p>
      <text:p text:style-name="P4">
Publisher: Укринформ (Organization)</text:p>
      <text:p text:style-name="P4">
Published Time: 2023-05-25T18:06:25+03:00</text:p>
      <text:p text:style-name="P4">
Modified Time: 2023-05-25T18:06:25+03:00</text:p>
      <text:p text:style-name="P4">
Description: It is possible to reach peace and stability in Ukraine only if it is members of NATO. - Ukrinform.</text:p>
      <text:p text:style-name="P4">
Images: ['<text:a xlink:type="simple" xlink:href="https://static.ukrinform.com/photos/2018_04/thumb_files/630_360_1524503394-5048.jpeg" text:style-name="Internet_20_link" text:visited-style-name="Visited_20_Internet_20_Link">
630_360_15245...</text:a>
']</text:p>
      <text:p text:style-name="P4">
Tags: ['НАТО', 'Україна', 'Фукуяма', 'Київський безпековий форум', 'Війна з Росією']</text:p>
      <text:p text:style-name="P4">
Type: Article</text:p>
      <!--METADATA-->
      <text:p text:style-name="P4">
<draw:frame draw:style-name="fr1" draw:name="Image161" text:anchor-type="as-char" svg:width="6.9236in" svg:height="3.956343in" draw:z-index="0">
<draw:image xlink:href="../Images/yкринформ/2023-05-25T18-06-25-03-00/630_360_1524503394-5048.jpeg" xlink:type="simple" xlink:show="embed" xlink:actuate="onLoad" draw:mime-type="image/jpeg"/>
</draw:frame>
It is only possible to reach Mir and stability in Ukraine with its membership in NATO.</text:p>
      <text:p text:style-name="P4">
This opinion was expressed by the American philosopher, professor of Stanford University Francis Fukuyama at the Kiev Security Forum, reports Ukrinform.</text:p>
      <text:p text:style-name="P4">
“It is obvious that a truce and stability without Ukraine's membership in a gracious. Each member <text:a xlink:type="simple" xlink:href="https://www.ukrinform.ua/tag-nato" text:style-name="Internet_20_link" text:visited-style-name="Visited_20_Internet_20_Link">
</text:a>
, which has to think about this, what a peaceful agreement is possible, so that it is not a simple -flow ceasefire in order for Russia to be re -armed, rebuild its positions, etc., ”Fukuyama said.</text:p>
      <text:p text:style-name="P4">
In his opinion, the Alliance should consider under what conditions NATO is ready to accept Ukraine and prepare for it.</text:p>
      <text:p text:style-name="P4">
<text:span text:style-name="T4">
 Read also: </text:span>
 <text:a xlink:type="simple" xlink:href="https://www.ukrinform.ua/rubric-polytics/3714076-ukraina-pocinae-vidpovidati-standartam-nato-svidse-niz-budaka-insa-kraina-ekspremer-estonii.html" text:style-name="Internet_20_link" text:visited-style-name="Visited_20_Internet_20_Link">
</text:a>
The professor also emphasized that under the current conditions, any peace agreements will be able to regroup troops and after a break up to renew the war.</text:p>
      <text:p text:style-name="P4">
“In the future, only the membership of Ukraine Tagrantia, provided for in Article 5 of the Washington Treaty, can restrain the war on the part of Russia. Membership in Vitto will be real if, thanks to the counter -offensive, Ukraine returns the Kherson Isaporozhye region on the Black Sea coast. This region is critically important for the negotiation position of Ukraine, ”Fukuyama said.</text:p>
      <text:p text:style-name="P4">
He noted that this would also cut the land supplies to the Crimea, the bridge through the Kerch Strait will be a serious threat and again the possibility of blocking the North Crimean channel.</text:p>
      <text:p text:style-name="P4">
<text:span text:style-name="T4">
 Read also: </text:span>
 <text:a xlink:type="simple" xlink:href="https://www.ukrinform.ua/rubric-ato/3714107-pomicnica-genseka-nato-dopomogti-ukraini-vigrati-vijnu-ce-nasa-kolektivna-misia.html" text:style-name="Internet_20_link" text:visited-style-name="Visited_20_Internet_20_Link">
</text:a>
Fukuyama predicted that a more realistic scenario would be the return of control over the entire territory of Kherson and Zaporizhzhya by the end of the summer, to get a "thorough truce". Under the formal peace agreement, it is difficult to imagine that Russia will agree to the membership of Ukraine Valiance and sovereignty of Ukraine over the Donbass and Crimea.</text:p>
      <text:p text:style-name="P4">
As reported by Ukrinform, on Thursday, the White House Representative John Kirby said that the United States, together with allies and partners, continue discussing with the Ukrainian Cancer on <text:a xlink:type="simple" xlink:href="https://www.ukrinform.ua/rubric-polytics/3713723-diskusii-z-ukrainou-sodo-majbutnoi-modeli-bezpeki-trivaut-bilij-dim.html" text:style-name="Internet_20_link" text:visited-style-name="Visited_20_Internet_20_Link">
</text:a>
 .</text:p>
      <text:p text:style-name="P4">
News Source: <text:a xlink:type="simple" xlink:href="https://www.ukrinform.ua/rubric-polytics/3714139-strimati-vijnu-rosii-v-majbutnomu-moze-lise-clenstvo-ukraini-v-nato-fukuama.html" text:style-name="Internet_20_link" text:visited-style-name="Visited_20_Internet_20_Link">
https://www.ukrinform.ua/rubric-polytics/3714139-strimati-vijnu-rosii-v-majbutnomu-moze-lise-clenstvo-ukraini-v-nato-fukuama.html</text:a>
</text:p>
      <!--NEWS-->
      <text:h text:style-name="P10" text:outline-level="1">
<text:span text:style-name="T4">
In South Africa, the suspected genocide in Rwanda was detained</text:span>
</text:h>
      <text:p text:style-name="P4">
Authors: Ukrinform (Person)</text:p>
      <text:p text:style-name="P4">
Publisher: Укринформ (Organization)</text:p>
      <text:p text:style-name="P4">
Published Time: 2023-05-25T18:16:00+03:00</text:p>
      <text:p text:style-name="P4">
Modified Time: 2023-05-25T18:16:00+03:00</text:p>
      <text:p text:style-name="P4">
Description: In South Africa, a Randeman was arrested, whose order was killed about 2000 Tutsi, who sought asylum in the church during the 1994 genocide. - Ukrinform.</text:p>
      <text:p text:style-name="P4">
Images: ['<text:a xlink:type="simple" xlink:href="https://static.ukrinform.com/photos/2023_05/thumb_files/630_360_1685028036-733.png" text:style-name="Internet_20_link" text:visited-style-name="Visited_20_Internet_20_Link">
630_360_16850...</text:a>
']</text:p>
      <text:p text:style-name="P4">
Tags: ['Геноцид', 'Затримання', 'Руанда']</text:p>
      <text:p text:style-name="P4">
Type: Article</text:p>
      <!--METADATA-->
      <text:p text:style-name="P4">
<draw:frame draw:style-name="fr1" draw:name="Image162" text:anchor-type="as-char" svg:width="6.9236in" svg:height="3.956343in" draw:z-index="0">
<draw:image xlink:href="../Images/yкринформ/2023-05-25T18-16-00-03-00/630_360_1685028036-733.png" xlink:type="simple" xlink:show="embed" xlink:actuate="onLoad" draw:mime-type="image/png"/>
</draw:frame>
About 2000, a Randeian was arrested by a Randeian, whose order was killed by about 2004, who sought asylum during the 1994 genocide.</text:p>
      <text:p text:style-name="P4">
About it reports <text:a xlink:type="simple" xlink:href="https://www.reuters.com/world/africa/rwandan-genocide-suspect-kayishema-arrested-south-africa-un-tribunal-2023-05-25/" text:style-name="Internet_20_link" text:visited-style-name="Visited_20_Internet_20_Link">
</text:a>
The UN Tribunal for War Crimes in Rwanda, Ukrinform reports.</text:p>
      <text:p text:style-name="P4">
Former police officer Fulgens Kaishim has been hiding since 2001, the people in the International Criminal Tribunal on Rwanda(MKCR)He was charged with a fancide for his involvement in the destruction of the Catholic Church of Nang in Prefecturies.</text:p>
      <text:p text:style-name="P4">
In general, as a result of organized extremist mode of the Hutus Genocide B <text:a xlink:type="simple" xlink:href="https://www.ukrinform.ua/tag-ruanda" text:style-name="Internet_20_link" text:visited-style-name="Visited_20_Internet_20_Link">
</text:a>
800,000 ethnic Tahhuti was killed.</text:p>
      <text:p text:style-name="P4">
Since in 2012, the UN stated that the case of Kaishisham was transferred to the Randa power, it is expected to be transferred to the court in Rwanda.</text:p>
      <text:p text:style-name="P4">
Kaishim was on the list of US State Department as part of the Judicial Rewards Program. The search for the suspect has been conducted in many countries and beyond. For his arrest, a $ 5 million was offered.</text:p>
      <text:p text:style-name="P4">
<text:span text:style-name="T4">
 Read also: </text:span>
 <text:a xlink:type="simple" xlink:href="https://www.ukrinform.ua/rubric-world/3708926-kilkist-zertv-religijnogo-kultu-v-kenii-zrosla-do-201.html" text:style-name="Internet_20_link" text:visited-style-name="Visited_20_Internet_20_Link">
<text:span text:style-name="T4">
 quantity </text:span>
 <text:span text:style-name="T4">
 victims </text:span>
 <text:span text:style-name="T4">
 religious </text:span>
 <text:span text:style-name="T4">
 cult </text:span>
<text:span text:style-name="T4">
 Kenya </text:span>
 <text:span text:style-name="T4">
 </text:span>
 has increased <text:span text:style-name="T4">
 </text:span>
 <text:span text:style-name="T4">
 201 </text:span>
</text:a>
It is noted that in this way there are only three fugitives who have been charged and reservorable.</text:p>
      <text:p text:style-name="P4">
In 1994, in 1994, more than 800,000 people in Rwanda, the overwhelming representatives of the Tutsi people died at the hands of extremists from the Hutu tribe. During the genocide, representatives of the Hutus were also killed, who adhered to moderate political views.</text:p>
      <text:p text:style-name="P4">
The murders began on April 6, 1994 shortly after Rwanda Kigali's dignity was beaten by a plane, which was Randa President Gabyriman.</text:p>
      <text:p text:style-name="P4">
<text:span text:style-name="T5">
Foto: Getty Images</text:span>
</text:p>
      <text:p text:style-name="P4">
News Source: <text:a xlink:type="simple" xlink:href="https://www.ukrinform.ua/rubric-world/3714147-u-pivdennij-africi-zatrimali-pidozruvanogo-u-genocidi-v-ruandi.html" text:style-name="Internet_20_link" text:visited-style-name="Visited_20_Internet_20_Link">
https://www.ukrinform.ua/rubric-world/3714147-u-pivdennij-africi-zatrimali-pidozruvanogo-u-genocidi-v-ruandi.html</text:a>
</text:p>
      <!--NEWS-->
      <text:h text:style-name="P10" text:outline-level="1">
<text:span text:style-name="T4">
Dendrologists propose to paint invasive species of trees in geographical zones of Ukraine</text:span>
</text:h>
      <text:p text:style-name="P4">
Authors: Ukrinform (Person)</text:p>
      <text:p text:style-name="P4">
Publisher: Укринформ (Organization)</text:p>
      <text:p text:style-name="P4">
Published Time: 2023-05-25T18:16:01+03:00</text:p>
      <text:p text:style-name="P4">
Modified Time: 2023-05-25T18:16:01+03:00</text:p>
      <text:p text:style-name="P4">
Description: Dendrologists propose to paint invasive species of trees for each of the six geographical zones of Ukraine. These species should grow where they play an important role, work for ecology and for the harvest, and where other species will simply not be. - Ukrinform.</text:p>
      <text:p text:style-name="P4">
Images: ['<text:a xlink:type="simple" xlink:href="https://static.ukrinform.com/photos/2023_05/thumb_files/630_360_1685022641-765.jpg" text:style-name="Internet_20_link" text:visited-style-name="Visited_20_Internet_20_Link">
630_360_16850...</text:a>
']</text:p>
      <text:p text:style-name="P4">
Tags: ['Україна', 'Дерева']</text:p>
      <text:p text:style-name="P4">
Type: Article</text:p>
      <!--METADATA-->
      <text:p text:style-name="P4">
<draw:frame draw:style-name="fr1" draw:name="Image163" text:anchor-type="as-char" svg:width="6.9236in" svg:height="3.956343in" draw:z-index="0">
<draw:image xlink:href="../Images/yкринформ/2023-05-25T18-16-01-03-00/630_360_1685022641-765.jpg" xlink:type="simple" xlink:show="embed" xlink:actuate="onLoad" draw:mime-type="image/jpeg"/>
</draw:frame>
Dendrologists work out the invasive species of trees for each of the six geographical zones of Ukraine. These species should grow where they play an important role, work with ecology and harvest and where other species will simply not be.</text:p>
      <text:p text:style-name="P4">
Such an idea in <text:a xlink:type="simple" xlink:href="https://www.ukrinform.ua/rubric-society/3714096-urij-marcuk-zaviduvac-kafedri-botaniki-dendrologii-ta-lisovoi-selekcii-nubip-ukraini-golova-tovaristva-lisivnikiv-ukraini.html" text:style-name="Internet_20_link" text:visited-style-name="Visited_20_Internet_20_Link">
</text:a>
Head of the Department of Botany, Dendrology and Forest breeding of NULES of Ukraine, the head of the Society of Foresters of Ukraine Yuriy Marchuk, commenting on the list of foreign species(Order No. 695/39751), approved by Mindovquil and Natural Resources of Ukraine.</text:p>
      <text:p text:style-name="P4">
“We say that yes, there is an invasion. But let's, we will invade the species of geographical zones. Ukraine is rich in this - we have six geographical zones, and it has an invasion: in the steppe, in the forest -steppe, forest area, Polissya, etc. That is, it is necessary to determine in each zone what can be grown and what is not, ”he said.</text:p>
      <text:p text:style-name="P4">
According to the scientist, these species have to grow where they play an important role, work for ecology and harvest and where other species will simply not be.</text:p>
      <text:p text:style-name="P4">
“We are told: plant aboriginal species. We planted, but in this steppe anything grows!When the steppe was not ruined, there were no grasses, there were no questions, but we were plowing and now there is a powerful agriculture there, so we need to think about these areas, how to work with them!Because we will soon agree to the fact that we will be Ukrainian borscht, because it has solid introductors, ” - said Marchuk.</text:p>
      <text:p text:style-name="P4">
<text:span text:style-name="T4">
 Read also: </text:span>
 <text:a xlink:type="simple" xlink:href="https://www.ukrinform.ua/rubric-economy/3707984-v-ukraini-perevikonali-plan-posadki-derev-za-programou-zelena-kraina.html" text:style-name="Internet_20_link" text:visited-style-name="Visited_20_Internet_20_Link">
<text:span text:style-name="T4">
 Green </text:span>
 <text:span text:style-name="T4">
 Country </text:span>
</text:a>
He added that from 27 Member States <text:a xlink:type="simple" xlink:href="https://www.ukrinform.ua/tag-evrosouz" text:style-name="Internet_20_link" text:visited-style-name="Visited_20_Internet_20_Link">
</text:a>
Only 5 made a decision on the pseudo -assembly land that it is invasive. The application of its plantations in Europe is more than 2 million hectares because it is a valuable wood and a beautiful honey plant. Similarly, the list of invasive species is an esight and red oak.</text:p>
      <text:p text:style-name="P4">
"As far as I know, now the ministry is already thinking about this order, because they have made a separate letter to the minister, which should be viewed not today, but that it will be tomorrow," Marchuk said.The list includes 13 species: Ailant is the highest, Aralia Manchurskaya, prisonersky, gederal sparse, black walnut, red oak, western frame, maplesenelista, narrow -leaved olive(Types and hybrids), ordinary, cherry late, ash Pennsylvania.</text:p>
      <text:p text:style-name="P4">
News Source: <text:a xlink:type="simple" xlink:href="https://www.ukrinform.ua/rubric-society/3714144-dendrologi-proponuut-rozpisati-invazijni-vidi-derev-po-geograficnih-zonah-ukraini.html" text:style-name="Internet_20_link" text:visited-style-name="Visited_20_Internet_20_Link">
https://www.ukrinform.ua/rubric-society/3714144-dendrologi-proponuut-rozpisati-invazijni-vidi-derev-po-geograficnih-zonah-ukraini.html</text:a>
</text:p>
      <!--NEWS-->
      <text:h text:style-name="P10" text:outline-level="1">
<text:span text:style-name="T4">
In Ukraine for 10 years there is a steady decrease in mortality from HIV/AIDS - UNAIDS</text:span>
</text:h>
      <text:p text:style-name="P4">
Authors: Ukrinform (Person)</text:p>
      <text:p text:style-name="P4">
Publisher: Укринформ (Organization)</text:p>
      <text:p text:style-name="P4">
Published Time: 2023-05-25T18:19:49+03:00</text:p>
      <text:p text:style-name="P4">
Modified Time: 2023-05-25T18:19:49+03:00</text:p>
      <text:p text:style-name="P4">
Description: From 2010 to 2021, Ukraine has a steady decrease in HIV/AIDS mortality. - Ukrinform.</text:p>
      <text:p text:style-name="P4">
Images: ['<text:a xlink:type="simple" xlink:href="https://static.ukrinform.com/photos/2023_05/thumb_files/630_360_1685027776-303.jpg" text:style-name="Internet_20_link" text:visited-style-name="Visited_20_Internet_20_Link">
630_360_16850...</text:a>
', '<text:a xlink:type="simple" xlink:href="https://static.ukrinform.com/photos/2023_05/1685027717-483.jpg" text:style-name="Internet_20_link" text:visited-style-name="Visited_20_Internet_20_Link">
1685027717-48...</text:a>
']</text:p>
      <text:p text:style-name="P4">
Tags: ['ВІЛ/СНІД', 'допомога', 'Смертність']</text:p>
      <text:p text:style-name="P4">
Type: Article</text:p>
      <!--METADATA-->
      <text:p text:style-name="P4">
<draw:frame draw:style-name="fr1" draw:name="Image164" text:anchor-type="as-char" svg:width="6.9236in" svg:height="3.956343in" draw:z-index="0">
<draw:image xlink:href="../Images/yкринформ/2023-05-25T18-19-49-03-00/630_360_1685027776-303.jpg" xlink:type="simple" xlink:show="embed" xlink:actuate="onLoad" draw:mime-type="image/jpeg"/>
</draw:frame>
From 2010 to 2010, Ukraine has a steady decrease in HIV/AIDS mortality.</text:p>
      <text:p text:style-name="P4">
The director of UNAIDS in Ukraine Romangaylevich said this at a press conference in Ukrinform.</text:p>
      <text:p text:style-name="P4">
"Over the past 20 years, access to HIV treatment with all people who have been diagnosed with HIV has been diagnosed and for 10 years in Ukraine a steady decrease in AIDS mortality. 81% from 14 thousand to 2.8 thousand, "Gaylevich said.</text:p>
      <text:p text:style-name="P4">
<draw:frame draw:style-name="fr1" draw:name="Image165" text:anchor-type="as-char" svg:width="6.9236in" svg:height="5.118325in" draw:z-index="0">
<draw:image xlink:href="../Images/yкринформ/2023-05-25T18-19-49-03-00/1685027717-483.jpg" xlink:type="simple" xlink:show="embed" xlink:actuate="onLoad" draw:mime-type="image/jpeg"/>
</draw:frame>
He stressed that this was possible due to the emergence of highly efficient antire -retrovovirus therapy, which made it possible to re -qualify the first timely illness.</text:p>
      <text:p text:style-name="P4">
Gaylevich noted that the full -scale Russian invasion of Ukraine has changed the living conditions of people with HIV.</text:p>
      <text:p text:style-name="P4">
<text:span text:style-name="T4">
 Read also: </text:span>
 <text:a xlink:type="simple" xlink:href="https://www.ukrinform.ua/rubric-society/3711626-v-ukraini-predstavili-unikalnij-portret-borca-z-epidemieu-vilsnidu.html" text:style-name="Internet_20_link" text:visited-style-name="Visited_20_Internet_20_Link">
<text:span text:style-name="T4">
 HIV </text:span>
 <text:span text:style-name="T4">
 AIDS </text:span>
</text:a>
He thanked medical workers, social workers, including working in the non -state sector, with the support of people with HIV.</text:p>
      <text:p text:style-name="P4">
"Today, we state that all patients who live from HIV in the territory of Ukraine continue to receive treatment. In the end of the year there were 118 thousand. Also, people who were first put from such diagnosis could start treatment," Gaylevych said.</text:p>
      <text:p text:style-name="P4">
<text:span text:style-name="T4">
 Read also: </text:span>
 <text:a xlink:type="simple" xlink:href="https://www.ukrinform.ua/rubric-society/3487702-vijna-i-vilsnid-ak-viziti-infikovanim-i-vberegtisa-zdorovim.html" text:style-name="Internet_20_link" text:visited-style-name="Visited_20_Internet_20_Link">
</text:a>
He added that since last year, an extraordinary UNAIDS was created to help organizations that have been provided by Wilservice Services in Ukraine, and its purpose was assistance to these organizations.</text:p>
      <text:p text:style-name="P4">
"We supported about 30 projects in 16 cities of Ukraine. The resources were going to give our partners gasoline for the delivery of humanitarian aid and medicines, if someone's office was injured, we helped with repair, as it was in Chernihiv, Kiev, the need to equip shelter or shelter or shelter or To provide means of communication, "said Gaylevich.<text:span text:style-name="T4">
 Read also: </text:span>
 <text:a xlink:type="simple" xlink:href="https://www.ukrinform.ua/rubric-society/3711617-u-kvitni-v-ukraini-zareestruvali-878-novih-vipadkiv-vilinfekcii-99-ludej-pomerli-vid-snidu.html" text:style-name="Internet_20_link" text:visited-style-name="Visited_20_Internet_20_Link">
<text:span text:style-name="T4">
 AIDS </text:span>
</text:a>
In addition, UNAIDS helped in the purchase of 50 uninterrupted power sources -from large generators to charging stations, both in hospitals and in the UN -co -sections, which operate in the settlements close to the front line.</text:p>
      <text:p text:style-name="P4">
UNAIDS also supported about 400 HIV-positive mothers, children somehow humanitarian aid and more.</text:p>
      <text:p text:style-name="P4">
In total, UNAIDS assisted about $ 1 million.</text:p>
      <text:p text:style-name="P4">
It is known that 25 UN agencies operate in Ukraine, some of them are working with gifts that live with HIV and their families.</text:p>
      <text:p text:style-name="P4">
News Source: <text:a xlink:type="simple" xlink:href="https://www.ukrinform.ua/rubric-society/3714145-v-ukraini-vze-10-rokiv-sposterigaetsa-stijke-znizenna-smertnosti-vid-vilsnid-unaids.html" text:style-name="Internet_20_link" text:visited-style-name="Visited_20_Internet_20_Link">
https://www.ukrinform.ua/rubric-society/3714145-v-ukraini-vze-10-rokiv-sposterigaetsa-stijke-znizenna-smertnosti-vid-vilsnid-unaids.html</text:a>
</text:p>
      <!--NEWS-->
      <text:h text:style-name="P10" text:outline-level="1">
<text:span text:style-name="T4">
Bad news for Rospropaganda: The Armed Forces showed a new video with Zaluzhny</text:span>
</text:h>
      <text:p text:style-name="P4">
Authors: Ukrinform (Person)</text:p>
      <text:p text:style-name="P4">
Publisher: Укринформ (Organization)</text:p>
      <text:p text:style-name="P4">
Published Time: 2023-05-25T18:20:00+03:00</text:p>
      <text:p text:style-name="P4">
Modified Time: 2023-05-25T18:20:00+03:00</text:p>
      <text:p text:style-name="P4">
Description: The Commander -in -Chief of the Armed Forces Valery Zaluzhny appealed to the Ukrainians against the backdrop of the spread of Russian fakes about his alleged "serious injury" and "death". - Ukrinform.</text:p>
      <text:p text:style-name="P4">
Images: ['<text:a xlink:type="simple" xlink:href="https://static.ukrinform.com/photos/2023_01/thumb_files/630_360_1673282797-616.jpeg" text:style-name="Internet_20_link" text:visited-style-name="Visited_20_Internet_20_Link">
630_360_16732...</text:a>
']</text:p>
      <text:p text:style-name="P4">
Tags: ['Пропаганда', 'ЗСУ', 'Росія', 'Валерій Залужний']</text:p>
      <text:p text:style-name="P4">
Type: Article</text:p>
      <!--METADATA-->
      <text:p text:style-name="P4">
<draw:frame draw:style-name="fr1" draw:name="Image166" text:anchor-type="as-char" svg:width="6.9236in" svg:height="3.956343in" draw:z-index="0">
<draw:image xlink:href="../Images/yкринформ/2023-05-25T18-20-00-03-00/630_360_1673282797-616.jpeg" xlink:type="simple" xlink:show="embed" xlink:actuate="onLoad" draw:mime-type="image/jpeg"/>
</draw:frame>
The Commander -in -Chief of the Armed Forces Valery Zaluzhny appealed to the Ukrainians against the backdrop of the spread of Russian fakes about his alleged "serious injury" and "death".</text:p>
      <text:p text:style-name="P4">
The video was published in <text:a xlink:type="simple" xlink:href="https://t.me/a_shtirlitz/25857" text:style-name="Internet_20_link" text:visited-style-name="Visited_20_Internet_20_Link">
</text:a>
The Armed Forces Officer Anatoliystefan(Peng), reports Ukrinform.</text:p>
      <text:p text:style-name="P4">
"During May, we see the enchanting and fantastic stories of over Russian propaganda, as well as various conspiracy versions from so -called experts. Finally, today, May 25, I want to discover a terrible secret, a very terrible secret about the Commander -in -Chief of the Armed Forces of Ukraine," said Shchtefan.</text:p>
      <text:p text:style-name="P4">
After that, the frame appeared <text:a xlink:type="simple" xlink:href="https://www.ukrinform.ua/tag-valerij-zaluznij" text:style-name="Internet_20_link" text:visited-style-name="Visited_20_Internet_20_Link">
</text:a>
But he said: "Thank you very much to all Ukrainians, we will definitely win together. And not only today. Always."</text:p>
      <text:p text:style-name="P4">
Video: <text:a xlink:type="simple" xlink:href="https://t.me/a_shtirlitz/25857" text:style-name="Internet_20_link" text:visited-style-name="Visited_20_Internet_20_Link">
</text:a>
Earlier, the Russian propaganda media first wrote about the alleged "death" of Zaluzhny, and later - about his "serious injury", after which he allegedly inadvertently to perform his duties.</text:p>
      <text:p text:style-name="P4">
<text:span text:style-name="T4">
 Read also: </text:span>
 <text:a xlink:type="simple" xlink:href="https://www.ukrinform.ua/rubric-ato/3711368-vorog-postijno-pragne-znisiti-vijskove-kerivnictvo-sil-oboroni-sob-zminiti-hid-vijni-malar.html" text:style-name="Internet_20_link" text:visited-style-name="Visited_20_Internet_20_Link">
<text:span text:style-name="T4">
 military </text:span>
 <text:span text:style-name="T4">
 management </text:span>
</text:a>
On the eve of May 24, the Secretary of the National Security and Defense Council Alexeydanilov reported that at the morning meeting the rates of the High Chief Commander -in -Chief Volodymyr Zelensky heard the commander -in -chief of Pluguzhny.</text:p>
      <text:p text:style-name="P4">
On May 20, Deputy Minister of Defense Anna Malyar stated that the Russians had made a fake about the disappearance of Zaluzhny to demoralize defenders in Bakhmut.</text:p>
      <text:p text:style-name="P4">
News Source: <text:a xlink:type="simple" xlink:href="https://www.ukrinform.ua/rubric-ato/3714156-pogani-novini-dla-rospropagandi-u-zsu-pokazali-nove-video-iz-zaluznim.html" text:style-name="Internet_20_link" text:visited-style-name="Visited_20_Internet_20_Link">
https://www.ukrinform.ua/rubric-ato/3714156-pogani-novini-dla-rospropagandi-u-zsu-pokazali-nove-video-iz-zaluznim.html</text:a>
</text:p>
      <!--NEWS-->
      <text:h text:style-name="P10" text:outline-level="1">
<text:span text:style-name="T4">
The anti -crisis oil and gas conference began in Lviv</text:span>
</text:h>
      <text:p text:style-name="P4">
Authors: Ukrinform (Person)</text:p>
      <text:p text:style-name="P4">
Publisher: Укринформ (Organization)</text:p>
      <text:p text:style-name="P4">
Published Time: 2023-05-25T18:21:31+03:00</text:p>
      <text:p text:style-name="P4">
Modified Time: 2023-05-25T18:21:31+03:00</text:p>
      <text:p text:style-name="P4">
Description: The third anti -crisis oil and gas conference has begun in Lviv, gathering almost 200 participants and will last two days. - Ukrinform.</text:p>
      <text:p text:style-name="P4">
Images: ['<text:a xlink:type="simple" xlink:href="https://static.ukrinform.com/photos/2023_05/thumb_files/630_360_1685027555-1936.jpeg" text:style-name="Internet_20_link" text:visited-style-name="Visited_20_Internet_20_Link">
630_360_16850...</text:a>
', '<text:a xlink:type="simple" xlink:href="https://static.ukrinform.com/photos/2023_05/1685027555-5318.jpeg" text:style-name="Internet_20_link" text:visited-style-name="Visited_20_Internet_20_Link">
1685027555-53...</text:a>
', '<text:a xlink:type="simple" xlink:href="https://static.ukrinform.com/photos/2023_05/thumb_files/630_360_1685027555-5936.jpeg" text:style-name="Internet_20_link" text:visited-style-name="Visited_20_Internet_20_Link">
630_360_16850...</text:a>
', '<text:a xlink:type="simple" xlink:href="https://static.ukrinform.com/photos/2023_05/thumb_files/630_360_1685027555-5318.jpeg" text:style-name="Internet_20_link" text:visited-style-name="Visited_20_Internet_20_Link">
630_360_16850...</text:a>
', '<text:a xlink:type="simple" xlink:href="https://static.ukrinform.com/photos/2023_05/thumb_files/630_360_1685027555-8573.jpeg" text:style-name="Internet_20_link" text:visited-style-name="Visited_20_Internet_20_Link">
630_360_16850...</text:a>
', '<text:a xlink:type="simple" xlink:href="https://static.ukrinform.com/photos/2023_05/thumb_files/630_360_1685027555-9350.jpeg" text:style-name="Internet_20_link" text:visited-style-name="Visited_20_Internet_20_Link">
630_360_16850...</text:a>
', '<text:a xlink:type="simple" xlink:href="https://static.ukrinform.com/photos/2023_05/thumb_files/630_360_1685027555-5955.jpeg" text:style-name="Internet_20_link" text:visited-style-name="Visited_20_Internet_20_Link">
630_360_16850...</text:a>
', '<text:a xlink:type="simple" xlink:href="https://static.ukrinform.com/photos/2023_05/thumb_files/630_360_1685027555-1477.jpeg" text:style-name="Internet_20_link" text:visited-style-name="Visited_20_Internet_20_Link">
630_360_16850...</text:a>
']</text:p>
      <text:p text:style-name="P4">
Tags: ['Газ', 'Львів', 'нафта', 'Конференція']</text:p>
      <text:p text:style-name="P4">
Type: Article</text:p>
      <!--METADATA-->
      <text:p text:style-name="P4">
<draw:frame draw:style-name="fr1" draw:name="Image167" text:anchor-type="as-char" svg:width="6.9236in" svg:height="3.956343in" draw:z-index="0">
<draw:image xlink:href="../Images/yкринформ/2023-05-25T18-21-31-03-00/630_360_1685027555-1936.jpeg" xlink:type="simple" xlink:show="embed" xlink:actuate="onLoad" draw:mime-type="image/jpeg"/>
</draw:frame>
In Lviv, the third anti -crisis oil and gas conference was developed, which has collected almost 200 participants and will last two days.</text:p>
      <text:p text:style-name="P4">
About it reports <text:a xlink:type="simple" xlink:href="https://loda.gov.ua/news/66572" text:style-name="Internet_20_link" text:visited-style-name="Visited_20_Internet_20_Link">
</text:a>
, reports Ukrinform.</text:p>
      <text:p text:style-name="P4">
"Today, May 25, the III anti -crisis oil and gas conference of the Newfolk NCC began in Lviv(NEWFLK Oil and Gas Consulting Center - Ed.)which brought together almost 200 participants from different regions of Ukraine. The purpose of the event is to address topical issues of development of mining business: modern technologies, experience of world enterprises, challenges that have been faced by oil and gas companies from the beginning of a full -scale invasion, " - the message reads.</text:p>
      <text:p text:style-name="P4">
During the greeting word, the head of the Lviv Ova Ova Maxim Kozitsky stressed that Lviv is one of the advanced areas in gas and oil extraction is isolated by a large number of state and private companies. Even in the conditions of a full -scale war, Lviv region develops in the economic plan and increases production.</text:p>
      <text:p text:style-name="P4">
<draw:frame draw:style-name="fr1" draw:name="Image168" text:anchor-type="as-char" svg:width="6.9236in" svg:height="4.615733in" draw:z-index="0">
<draw:image xlink:href="../Images/yкринформ/2023-05-25T18-21-31-03-00/1685027555-5318.jpeg" xlink:type="simple" xlink:show="embed" xlink:actuate="onLoad" draw:mime-type="image/jpeg"/>
</draw:frame>
"High -quality education for people who seek to work in companies, involvement technologies and management in work are three main aspects that Usnerghi make it possible to achieve results, in particular in the energy industry. jobs. We value Ukrainian entrepreneurs and work that our region is also attractive to foreign investors, ”Kozitsky said.</text:p>
      <text:p text:style-name="P4">
<text:span text:style-name="T4">
 Read also: </text:span>
 <text:a xlink:type="simple" xlink:href="https://www.ukrinform.ua/rubric-economy/3705356-naftogaz-gotuetsa-do-opaluvalnogo-sezonu-cernisov-zustrivsa-z-merami-mist.html" text:style-name="Internet_20_link" text:visited-style-name="Visited_20_Internet_20_Link">
<text:span text:style-name="T4">
 Naftogaz </text:span>
</text:a>
The Ova informed that the conference, which will last on May 25-26, will be taken by the participants of the Ministry of Energy, Naftogaz, Ukrgasvydobuvannya, Ukrnafta and other companies operating in the sphinaptogasobing. Participants will have the opportunity to establish close cooperation with the search for effective mechanisms for industry development, within the conference they will conduct a number of sessions, workshops and a round table.The regional administration noted that in the territory of Lviv region there are 79 noaftogas deposits, 69 of them - in development. At the same time, more than 30 ens(enterprises, societies)They carry out economic auditality on geological study of deposits, research and industrial development. In general, mining enterprises operating in the territory <text:a xlink:type="simple" xlink:href="https://www.ukrinform.ua/tag-lvivsina" text:style-name="Internet_20_link" text:visited-style-name="Visited_20_Internet_20_Link">
</text:a>
, in the 12 months of 2022, 967.3 million m3 of natural gas, 197.7 thousand tons of oil, oil -bitter. This exceeds the previous year.</text:p>
      <text:p text:style-name="P4">
NUNFOLK Oil and Gas Consulting Center(Newfolk Oil and Gas Consulting Center Newfolk Oil &amp; Gas)- Ukrainian analytical and consulting company, which will exhibit marketing, information and consulting services for enterprises involved in the field of oil and gas production. The Lviv Conference "Newfolk NCC" collects about 200 delegates from-over 50 companies every year, being the largest in the country of lighting the technological component of the development of oil and gas production.</text:p>
      <text:p text:style-name="P4">
News Source: <text:a xlink:type="simple" xlink:href="https://www.ukrinform.ua/rubric-economy/3714146-u-lvovi-rozpocalasa-antikrizova-naftogazova-konferencia.html" text:style-name="Internet_20_link" text:visited-style-name="Visited_20_Internet_20_Link">
https://www.ukrinform.ua/rubric-economy/3714146-u-lvovi-rozpocalasa-antikrizova-naftogazova-konferencia.html</text:a>
</text:p>
      <!--NEWS-->
      <text:h text:style-name="P10" text:outline-level="1">
<text:span text:style-name="T4">
All partners agree that Ukraine must be provided security guarantees - OP</text:span>
</text:h>
      <text:p text:style-name="P4">
Authors: Ukrinform (Person)</text:p>
      <text:p text:style-name="P4">
Publisher: Укринформ (Organization)</text:p>
      <text:p text:style-name="P4">
Published Time: 2023-05-25T18:24:00+03:00</text:p>
      <text:p text:style-name="P4">
Modified Time: 2023-05-25T18:24:00+03:00</text:p>
      <text:p text:style-name="P4">
Description: All partners agree that Ukraine must provide security guarantees, and now there is a discussion in what form they will be provided. - Ukrinform.</text:p>
      <text:p text:style-name="P4">
Images: ['<text:a xlink:type="simple" xlink:href="https://static.ukrinform.com/photos/2022_10/thumb_files/630_360_1667055046-635.jpeg" text:style-name="Internet_20_link" text:visited-style-name="Visited_20_Internet_20_Link">
630_360_16670...</text:a>
']</text:p>
      <text:p text:style-name="P4">
Tags: ['Єрмак', 'Офіс Президента', 'Гарантії безпеки']</text:p>
      <text:p text:style-name="P4">
Type: Article</text:p>
      <!--METADATA-->
      <text:p text:style-name="P4">
<draw:frame draw:style-name="fr1" draw:name="Image169" text:anchor-type="as-char" svg:width="6.9236in" svg:height="3.956343in" draw:z-index="0">
<draw:image xlink:href="../Images/yкринформ/2023-05-25T18-24-00-03-00/630_360_1667055046-635.jpeg" xlink:type="simple" xlink:show="embed" xlink:actuate="onLoad" draw:mime-type="image/jpeg"/>
</draw:frame>
All partners agree that Ukraine should be given security guarantees, now there is a form in what form they will be provided.</text:p>
      <text:p text:style-name="P4">
Presidential head Andriyermak told this at a meeting with journalists, Ukrinform reports.</text:p>
      <text:p text:style-name="P4">
"The main guarantees we need, we get. There are questions about the form of reinforcement of these guarantees," Yermak said.</text:p>
      <text:p text:style-name="P4">
He added that Ukraine would like to see a certain mix between Kyiv Security Compact, bilateral security agreements that have the US and Israel.</text:p>
      <text:p text:style-name="P4">
Answering questions about the future NATO summit in Vilnius, he was not changing the ambitions of Ukraine.</text:p>
      <text:p text:style-name="P4">
<text:span text:style-name="T4">
 Read also: </text:span>
 <text:a xlink:type="simple" xlink:href="https://www.ukrinform.ua/rubric-polytics/3712818-ukraina-moze-otrimati-ugodu-pro-garantii-bezpeki-v-lipni-cogo-roku-wsj.html" text:style-name="Internet_20_link" text:visited-style-name="Visited_20_Internet_20_Link">
<text:span text:style-name="T4">
 Guarantee </text:span>
</text:a>
"We understand that membership will be exactly when security will allow it," he said.</text:p>
      <text:p text:style-name="P4">
Yermak also noted that he did not feel that at least some of the Alliance's countries have nostairs position "no".</text:p>
      <text:p text:style-name="P4">
As reported, Ukraine wants to get from <text:a xlink:type="simple" xlink:href="https://www.ukrinform.ua/tag-nato" text:style-name="Internet_20_link" text:visited-style-name="Visited_20_Internet_20_Link">
</text:a>
Not only a political decision to access, but also security guarantees. Viceremier-Minister for European and Euro-Atlantic Integration Olgastfanishin stressed that it is now critical that Ukraine has a guarantee of security from NATO member states that in no way can be an alternative.</text:p>
      <text:p text:style-name="P4">
However, because NATO has not yet provided any security guarantees for Ukraine, some countries have decided to offer assistance on their own.</text:p>
      <text:p text:style-name="P4">
<text:span text:style-name="T4">
 Read also: </text:span>
 <text:a xlink:type="simple" xlink:href="https://www.ukrinform.ua/rubric-polytics/3713106-ukraina-ta-polsa-skoordinuvali-pozicii-sodo-nato-ta-garantij-bezpeki.html" text:style-name="Internet_20_link" text:visited-style-name="Visited_20_Internet_20_Link">
<text:span text:style-name="T4">
 Guarantee </text:span>
 <text:span text:style-name="T4">
 BFR </text:span>
</text:a>
The event is currently being discussed by Kyiv's security guarantees. Among them, in particular, Franium and the USA. The French Foreign Ministry emphasized that the country is ready to agree with Ukraine, aimed at providing it with security guarantees that will help it protect it in the long run and prevent possible aggression of the intestinal.</text:p>
      <text:p text:style-name="P4">
News Source: <text:a xlink:type="simple" xlink:href="https://www.ukrinform.ua/rubric-ato/3714149-usi-partneri-pogodzuutsa-so-ukraini-maut-buti-nadani-garantii-bezpeki-op.html" text:style-name="Internet_20_link" text:visited-style-name="Visited_20_Internet_20_Link">
https://www.ukrinform.ua/rubric-ato/3714149-usi-partneri-pogodzuutsa-so-ukraini-maut-buti-nadani-garantii-bezpeki-op.html</text:a>
</text:p>
      <!--NEWS-->
      <text:h text:style-name="P10" text:outline-level="1">
<text:span text:style-name="T4">
Increasing the level of reading will contribute to the formation of civil society - Tkachenko</text:span>
</text:h>
      <text:p text:style-name="P4">
Authors: Ukrinform (Person)</text:p>
      <text:p text:style-name="P4">
Publisher: Укринформ (Organization)</text:p>
      <text:p text:style-name="P4">
Published Time: 2023-05-25T18:24:01+03:00</text:p>
      <text:p text:style-name="P4">
Modified Time: 2023-05-25T18:24:01+03:00</text:p>
      <text:p text:style-name="P4">
Description: The development of critical thinking and information analysis, a rational approach based on data and facts, is the basis of a democratic society and is formed, among other things, by reading. - Ukrinform.</text:p>
      <text:p text:style-name="P4">
Images: ['<text:a xlink:type="simple" xlink:href="https://static.ukrinform.com/photos/2023_03/thumb_files/630_360_1680192081-668.jpg" text:style-name="Internet_20_link" text:visited-style-name="Visited_20_Internet_20_Link">
630_360_16801...</text:a>
']</text:p>
      <text:p text:style-name="P4">
Tags: ['Книги', 'Ткаченко', 'МКІП ']</text:p>
      <text:p text:style-name="P4">
Type: Article</text:p>
      <!--METADATA-->
      <text:p text:style-name="P4">
<draw:frame draw:style-name="fr1" draw:name="Image170" text:anchor-type="as-char" svg:width="6.9236in" svg:height="3.956343in" draw:z-index="0">
<draw:image xlink:href="../Images/yкринформ/2023-05-25T18-24-01-03-00/630_360_1680192081-668.jpg" xlink:type="simple" xlink:show="embed" xlink:actuate="onLoad" draw:mime-type="image/jpeg"/>
</draw:frame>
The development of critical thinking and analysis of information, a rational approach based on data and facts, is the basis of a democratic society and is formed, middlely, reading.</text:p>
      <text:p text:style-name="P4">
This was stated by Minister of Culture and Information Policy Oleksandr Tkachenko on <text:a xlink:type="simple" xlink:href="https://www.youtube.com/live/bn-QFYLNKbI" text:style-name="Internet_20_link" text:visited-style-name="Visited_20_Internet_20_Link">
</text:a>
, reports Ukrinform.</text:p>
      <text:p text:style-name="P4">
"Although Ukraine is currently undergoing a very intense process of armed aggression on the side of the Russian Federation, we cannot forget that the development of critical thinking and analysis of information, a rational approach based on Ifet data is the basis of a democratic society," he said.</text:p>
      <text:p text:style-name="P4">
<text:span text:style-name="T4">
 Read also: </text:span>
 <text:a xlink:type="simple" xlink:href="https://www.ukrinform.ua/rubric-culture/3714033-tkacenko-zaklikav-miznarodnih-partneriv-kupuvati-prava-na-ukrainski-knizki.html" text:style-name="Internet_20_link" text:visited-style-name="Visited_20_Internet_20_Link">
<text:span text:style-name="T4">
 Tkachenko </text:span>
</text:a>
In his view, the formation of critical thinking is facilitated by the development of reading.</text:p>
      <text:p text:style-name="P4">
The minister spoke about the strategy of reading the level of reading in Ukraine, emphasizing that her idea is the conscious choice of books by Ukrainians, the harmonious development of personality and strengthening critical thinking.</text:p>
      <text:p text:style-name="P4">
"We need to encourage families, our citizens to make the level of reading, because it is the future of our society," Tkachenko emphasized.</text:p>
      <text:p text:style-name="P4">
<text:span text:style-name="T4">
 Read also: </text:span>
 <text:a xlink:type="simple" xlink:href="https://www.ukrinform.ua/rubric-culture/3713962-v-ukraini-zaprovadat-elektronni-reestri-dla-obliku-kulturnoi-spadsini-tkacenko.html" text:style-name="Internet_20_link" text:visited-style-name="Visited_20_Internet_20_Link">
<text:span text:style-name="T4">
 Tkachenko </text:span>
</text:a>
The minister is convinced that the support of families, children and adults in the context of reading will help to form European civil society in Ukraine.</text:p>
      <text:p text:style-name="P4">
At the same time, he added that in Ukraine, despite Russia, the books were published.</text:p>
      <text:p text:style-name="P4">
News Source: <text:a xlink:type="simple" xlink:href="https://www.ukrinform.ua/rubric-culture/3714148-pidvisenna-rivna-citanna-spriatime-formuvannu-gromadanskogo-suspilstva-tkacenko.html" text:style-name="Internet_20_link" text:visited-style-name="Visited_20_Internet_20_Link">
https://www.ukrinform.ua/rubric-culture/3714148-pidvisenna-rivna-citanna-spriatime-formuvannu-gromadanskogo-suspilstva-tkacenko.html</text:a>
</text:p>
      <!--NEWS-->
      <text:h text:style-name="P10" text:outline-level="1">
<text:span text:style-name="T4">
Svitolina won the "sown" Russian on the way to the semi -finals of WTA tournament in France</text:span>
</text:h>
      <text:p text:style-name="P4">
Authors: Ukrinform (Person)</text:p>
      <text:p text:style-name="P4">
Publisher: Укринформ (Organization)</text:p>
      <text:p text:style-name="P4">
Published Time: 2023-05-25T18:28:00+03:00</text:p>
      <text:p text:style-name="P4">
Modified Time: 2023-05-25T18:28:00+03:00</text:p>
      <text:p text:style-name="P4">
Description: Ukrainian Elina Svitolina will play in the 1/2 finals of the Women's Tennis Association (WTA) - Internationaux de Strasbourg - in Strasbourg (France) with a prize fund of $ 259.3 thousand - Ukrinform.</text:p>
      <text:p text:style-name="P4">
Images: ['<text:a xlink:type="simple" xlink:href="https://static.ukrinform.com/photos/2023_05/thumb_files/630_360_1685028492-324.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171" text:anchor-type="as-char" svg:width="6.9236in" svg:height="3.956343in" draw:z-index="0">
<draw:image xlink:href="../Images/yкринформ/2023-05-25T18-28-00-03-00/630_360_1685028492-324.jpg" xlink:type="simple" xlink:show="embed" xlink:actuate="onLoad" draw:mime-type="image/jpeg"/>
</draw:frame>
Ukrainianelina Svitolina will play in the 1/2 finals of the Women's Tennis Association tournament(WTA)-Internationaux de strasbourg - in Strasbourg(France)With a prize fund $ 259.3 thousand</text:p>
      <text:p text:style-name="P4">
In the quarterfinal match, Svitolin won the 6: 3, 6: 4 6: 3, 6: 4 6: 3, 6: 4, reports.</text:p>
      <text:p text:style-name="P4">
The confrontation lasted for 1 hour 25 minutes.</text:p>
      <text:p text:style-name="P4">
For a ticket to the final of the competition, Svitolin will meet with the winner of the duel inter -native "sowing" by American Bernard Feather and Frenchwoman Claromauburel.</text:p>
      <text:p text:style-name="P4">
<text:span text:style-name="T4">
 Read also: </text:span>
 <text:a xlink:type="simple" xlink:href="https://www.ukrinform.ua/rubric-sports/3712485-kalinina-stala-sostou-ukrainkou-u-top25-odinocnogo-rejtingu-wta.html" text:style-name="Internet_20_link" text:visited-style-name="Visited_20_Internet_20_Link">
</text:a>
Internationaux de strasbourg will last until May 27.</text:p>
      <text:p text:style-name="P4">
Photo: WTA.</text:p>
      <text:p text:style-name="P4">
News Source: <text:a xlink:type="simple" xlink:href="https://www.ukrinform.ua/rubric-sports/3714151-svitolina-peremogla-sianu-rosianku-na-slahu-do-pivfinalu-turniru-wta-u-francii.html" text:style-name="Internet_20_link" text:visited-style-name="Visited_20_Internet_20_Link">
https://www.ukrinform.ua/rubric-sports/3714151-svitolina-peremogla-sianu-rosianku-na-slahu-do-pivfinalu-turniru-wta-u-francii.html</text:a>
</text:p>
      <!--NEWS-->
      <text:h text:style-name="P10" text:outline-level="1">
<text:span text:style-name="T4">
In the Russian media, dozens of Patriot have been "destroyed", but the lie will not change reality - Carpenter</text:span>
</text:h>
      <text:p text:style-name="P4">
Authors: Ukrinform (Person)</text:p>
      <text:p text:style-name="P4">
Publisher: Укринформ (Organization)</text:p>
      <text:p text:style-name="P4">
Published Time: 2023-05-25T18:32:42+03:00</text:p>
      <text:p text:style-name="P4">
Modified Time: 2023-05-25T18:32:42+03:00</text:p>
      <text:p text:style-name="P4">
Description: According to Russian propaganda media in Ukraine, dozens of American anti-aircraft missile systems Patriot have already been "destroyed", but this lie will not change the reality on the ground-that Ukraine is getting stronger every day. - Ukrinform.</text:p>
      <text:p text:style-name="P4">
Images: ['<text:a xlink:type="simple" xlink:href="https://static.ukrinform.com/photos/2017_11/thumb_files/630_360_1511318519-8502-majk-karpenter.jpg" text:style-name="Internet_20_link" text:visited-style-name="Visited_20_Internet_20_Link">
630_360_15113...</text:a>
']</text:p>
      <text:p text:style-name="P4">
Tags: ['ОБСЄ', 'США', 'Карпентер']</text:p>
      <text:p text:style-name="P4">
Type: Article</text:p>
      <!--METADATA-->
      <text:p text:style-name="P4">
<draw:frame draw:style-name="fr1" draw:name="Image172" text:anchor-type="as-char" svg:width="6.9236in" svg:height="3.956343in" draw:z-index="0">
<draw:image xlink:href="../Images/yкринформ/2023-05-25T18-32-42-03-00/630_360_1511318519-8502-majk-karpenter.jpg" xlink:type="simple" xlink:show="embed" xlink:actuate="onLoad" draw:mime-type="image/jpeg"/>
</draw:frame>
According to Russian propaganda media in Ukraine, dozens of US anti-aircraft missile systems have been "destroyed" in Ukraine, but this lie will not change the reality on the ground-that Ukraine is more daily.</text:p>
      <text:p text:style-name="P4">
This was stated by the US permanent representative at the OSCE Michael Karpenter during the time of the permanent council of this organization, Ukrinform correspondent reports.</text:p>
      <text:p text:style-name="P4">
"The Kremlin probably feels that the situation is changing because it is still lying to its own population. According to the Russian state media, it is possible to think that Russian missiles have destroyed several dozen complexes of Patriotv Ukraine. to see it. And the reality is that Ukraine is getting stronger every day, "he said.</text:p>
      <text:p text:style-name="P4">
<text:span text:style-name="T4">
 Read also: </text:span>
 <text:a xlink:type="simple" xlink:href="https://www.ukrinform.ua/rubric-world/3707958-v-obse-znajsli-kreativni-risenna-sob-obhoditi-veto-rosii.html" text:style-name="Internet_20_link" text:visited-style-name="Visited_20_Internet_20_Link">
</text:a>
The US Ambassador pointed out that Ukrainian air defense is rather opposed to Russian missile attacks and drone attacks. "And the determined determination to help Ukraine further improve the quality of its prototypal and missile defense, including working with our units and partners on the preparation of Ukrainian pilots on F-16 aircraft," Karpenter assured.</text:p>
      <text:p text:style-name="P4">
He also emphasized that Russian attacks on Ukrainian cities will not lead to the Kremlin, a decrease in international determination to support Ukraine, and instead "only exacerbate our determination to help Ukraine win and hold everyone who is guilty of these horrific actions."</text:p>
      <text:p text:style-name="P4">
As reported by Ukrinform, on the night of May 16, Russian troops attacked Ukraine25 rockets of different types, including "daggers". All hostile targets were laid out by the forces and means of air defense of the Armed Forces of the Armed Forces.</text:p>
      <text:p text:style-name="P4">
<text:span text:style-name="T4">
 Read also: </text:span>
 <text:a xlink:type="simple" xlink:href="https://www.ukrinform.ua/rubric-ato/3686636-ssa-v-obse-zaklikali-znovu-stvoriti-ekspertnu-misiu-dla-dokumentacii-zlociniv-rf-v-ukraini.html" text:style-name="Internet_20_link" text:visited-style-name="Visited_20_Internet_20_Link">
</text:a>
The Ministry of Defense of Russia on May 16 stated that allegedly a "high -precision, dagger" in the city of Kyiv, the Patrioot production of the USA was affected in Kyiv.</text:p>
      <text:p text:style-name="P4">
Instead, a spokesman for the Air Forces of the Armed Forces of Ukraine, Yuri Ignat, said that the Patriot Practical Complex cannot be destroyed by one blow, even if this is a dagger rocket.The office of the President of Ukraine stated that the effectiveness of Patriot and the confusion of "dagger" became a major geopolitical blow to Russia.</text:p>
      <text:p text:style-name="P4">
News Source: <text:a xlink:type="simple" xlink:href="https://www.ukrinform.ua/rubric-ato/3714154-v-rosijskih-zmi-znisili-vze-desatki-patriot-ale-brehna-ne-zminit-realnist-karpenter.html" text:style-name="Internet_20_link" text:visited-style-name="Visited_20_Internet_20_Link">
https://www.ukrinform.ua/rubric-ato/3714154-v-rosijskih-zmi-znisili-vze-desatki-patriot-ale-brehna-ne-zminit-realnist-karpenter.html</text:a>
</text:p>
      <!--NEWS-->
      <text:h text:style-name="P10" text:outline-level="1">
<text:span text:style-name="T4">
Klitschko presented the Kiev Art Prize</text:span>
</text:h>
      <text:p text:style-name="P4">
Authors: Ukrinform (Person)</text:p>
      <text:p text:style-name="P4">
Publisher: Укринформ (Organization)</text:p>
      <text:p text:style-name="P4">
Published Time: 2023-05-25T18:40:00+03:00</text:p>
      <text:p text:style-name="P4">
Modified Time: 2023-05-25T18:40:00+03:00</text:p>
      <text:p text:style-name="P4">
Description: Kyiv Mayor Vitaliy Klitschko presented the Kyiv Art Prize to prominent figures who develop national culture and present it at the world level. - Ukrinform.</text:p>
      <text:p text:style-name="P4">
Images: ['<text:a xlink:type="simple" xlink:href="https://static.ukrinform.com/photos/2023_05/thumb_files/630_360_1685026987-9689.jpeg" text:style-name="Internet_20_link" text:visited-style-name="Visited_20_Internet_20_Link">
630_360_16850...</text:a>
', '<text:a xlink:type="simple" xlink:href="https://static.ukrinform.com/photos/2023_05/thumb_files/630_360_1685026985-9541.jpeg" text:style-name="Internet_20_link" text:visited-style-name="Visited_20_Internet_20_Link">
630_360_16850...</text:a>
', '<text:a xlink:type="simple" xlink:href="https://static.ukrinform.com/photos/2023_05/thumb_files/630_360_1685026984-6664.jpeg" text:style-name="Internet_20_link" text:visited-style-name="Visited_20_Internet_20_Link">
630_360_16850...</text:a>
', '<text:a xlink:type="simple" xlink:href="https://static.ukrinform.com/photos/2023_05/thumb_files/630_360_1685026984-8341.jpeg" text:style-name="Internet_20_link" text:visited-style-name="Visited_20_Internet_20_Link">
630_360_16850...</text:a>
', '<text:a xlink:type="simple" xlink:href="https://static.ukrinform.com/photos/2023_05/thumb_files/630_360_1685026984-7153.jpeg" text:style-name="Internet_20_link" text:visited-style-name="Visited_20_Internet_20_Link">
630_360_16850...</text:a>
', '<text:a xlink:type="simple" xlink:href="https://static.ukrinform.com/photos/2023_05/thumb_files/630_360_1685026984-4517.jpeg" text:style-name="Internet_20_link" text:visited-style-name="Visited_20_Internet_20_Link">
630_360_16850...</text:a>
', '<text:a xlink:type="simple" xlink:href="https://static.ukrinform.com/photos/2023_05/thumb_files/630_360_1685026984-2011.jpeg" text:style-name="Internet_20_link" text:visited-style-name="Visited_20_Internet_20_Link">
630_360_16850...</text:a>
', '<text:a xlink:type="simple" xlink:href="https://static.ukrinform.com/photos/2023_05/thumb_files/630_360_1685026984-4000.jpeg" text:style-name="Internet_20_link" text:visited-style-name="Visited_20_Internet_20_Link">
630_360_16850...</text:a>
', '<text:a xlink:type="simple" xlink:href="https://static.ukrinform.com/photos/2023_05/thumb_files/630_360_1685026986-8305.jpeg" text:style-name="Internet_20_link" text:visited-style-name="Visited_20_Internet_20_Link">
630_360_16850...</text:a>
', '<text:a xlink:type="simple" xlink:href="https://static.ukrinform.com/photos/2023_05/thumb_files/630_360_1685026986-1997.jpeg" text:style-name="Internet_20_link" text:visited-style-name="Visited_20_Internet_20_Link">
630_360_16850...</text:a>
', '<text:a xlink:type="simple" xlink:href="https://static.ukrinform.com/photos/2023_05/thumb_files/630_360_1685026986-2736.jpeg" text:style-name="Internet_20_link" text:visited-style-name="Visited_20_Internet_20_Link">
630_360_16850...</text:a>
', '<text:a xlink:type="simple" xlink:href="https://static.ukrinform.com/photos/2023_05/thumb_files/630_360_1685026987-9728.jpeg" text:style-name="Internet_20_link" text:visited-style-name="Visited_20_Internet_20_Link">
630_360_16850...</text:a>
', '<text:a xlink:type="simple" xlink:href="https://static.ukrinform.com/photos/2023_05/thumb_files/630_360_1685026987-9471.jpeg" text:style-name="Internet_20_link" text:visited-style-name="Visited_20_Internet_20_Link">
630_360_16850...</text:a>
', '<text:a xlink:type="simple" xlink:href="https://static.ukrinform.com/photos/2023_05/thumb_files/630_360_1685026987-5905.jpeg" text:style-name="Internet_20_link" text:visited-style-name="Visited_20_Internet_20_Link">
630_360_16850...</text:a>
', '<text:a xlink:type="simple" xlink:href="https://static.ukrinform.com/photos/2023_05/thumb_files/630_360_1685026987-5496.jpeg" text:style-name="Internet_20_link" text:visited-style-name="Visited_20_Internet_20_Link">
630_360_16850...</text:a>
', '<text:a xlink:type="simple" xlink:href="https://static.ukrinform.com/photos/2023_05/thumb_files/630_360_1685026987-3046.jpeg" text:style-name="Internet_20_link" text:visited-style-name="Visited_20_Internet_20_Link">
630_360_16850...</text:a>
']</text:p>
      <text:p text:style-name="P4">
Tags: ['Нагорода', 'Премія', 'Віталій Кличко', 'Мистецтво']</text:p>
      <text:p text:style-name="P4">
Type: Article</text:p>
      <!--METADATA-->
      <text:p text:style-name="P4">
<draw:frame draw:style-name="fr1" draw:name="Image173" text:anchor-type="as-char" svg:width="6.9236in" svg:height="3.956343in" draw:z-index="0">
<draw:image xlink:href="../Images/yкринформ/2023-05-25T18-40-00-03-00/630_360_1685026987-9689.jpeg" xlink:type="simple" xlink:show="embed" xlink:actuate="onLoad" draw:mime-type="image/jpeg"/>
</draw:frame>
Kyiv Mayor Vitaliy Klitschko presented the Kyiv Art Prize to prominent figures who develop national culture and present it to the Nastvite Level.</text:p>
      <text:p text:style-name="P4">
This was reported <text:a xlink:type="simple" xlink:href="https://kyivcity.gov.ua/news/vitaliy_klichko_vruchiv_vidatnim_mittsyam_stolitsi_mistetsku_premiyu_kiv/" text:style-name="Internet_20_link" text:visited-style-name="Visited_20_Internet_20_Link">
</text:a>
, reports Ukrinform.</text:p>
      <text:p text:style-name="P4">
The KSCA noted that this award "is the second most prestige of the Posthevchenko Prize".</text:p>
      <text:p text:style-name="P4">
According to Klitschko, Ukrainian culture has shown its special importance during the sharokom -scale war, which has been going on for over a year. Our history, national traditions, art help Ukrainians to survive, show the world -famousness, love and indomitability of our people.</text:p>
      <text:p text:style-name="P4">
“You make our city talented and beautiful. Each of you with its own personal contribution creates a unique image of Kiev, forms its culture of eagleness, ”the mayor emphasized, addressing the laureates.</text:p>
      <text:p text:style-name="P4">
According to him, the works noted this year have proved that Ukrainian theatrical, musical, visual, circus arts are famous all over the world.Artist <text:a xlink:type="simple" xlink:href="https://www.ukrinform.ua/tag-premia" text:style-name="Internet_20_link" text:visited-style-name="Visited_20_Internet_20_Link">
</text:a>
Kyiv is awarded in nineminations.</text:p>
      <text:p text:style-name="P4">
In particular, in the field of literature, the Kiev Pluzhnik Prize Igor Pavlyuk was received for the book "Vackum"(2022).</text:p>
      <text:p text:style-name="P4">
Премію «Київ» імені Івана Миколайчука у сфері кіно отримала режисер і операторОлена Джишиашвілі за документальний фільм «Плай» (2021).</text:p>
      <text:p text:style-name="P4">
У галузі музичної композиції премію «Київ» імені Артемія Веделя отримавкомпозитор Сергій Зажитько за музичні твори «Попурі на теми з музики НіноРота» (2020), “Testament”(2021), “Vocal diptych”(2022), “Soldier”(2022).</text:p>
      <text:p text:style-name="P4">
<text:span text:style-name="T4">
Читайте також:</text:span>
 <text:a xlink:type="simple" xlink:href="https://www.ukrinform.ua/rubric-society/3712418-premiu-gongadze-otrimav-spivzasnovnik-proektu-ukrainer.html" text:style-name="Internet_20_link" text:visited-style-name="Visited_20_Internet_20_Link">
 <text:span text:style-name="T4">
Премію</text:span>
 </text:a>
The Ambrose Buchma Prize was received by the actor of Ivan Franko National Academic Theater, People's Artist of Ukraine Yevgeny Nishchuk by the role(2020r.), Christian Denevoviet in the production of Sirano de Berrak based on E. Rostan's play(2020r.), Alfredo Traps in the Accident's performance(“Stop on the Road”)According to the motive of F. Durrenmatt(2021).</text:p>
      <text:p text:style-name="P4">
У галузі образотворчого мистецтва премію «Київ» імені Сергія Шишка отримавхудожник, віцепрезидент Національної академії мистецтв України, генеральнийдиректор Національного музею «Київська картинна галерея», заслужений працівниккультури України Юрій Вакуленко за триптих «Архангели. Слово» (2020-2021.).</text:p>
      <text:p text:style-name="P4">
Володарем премії «Київ» імені Сергія Колоса у галузі декоративного мистецтвастала майстер художньої кераміки Марина Кривонос за серію творів «Декоративнаскульптура Київщини» (2020-2022.).</text:p>
      <text:p text:style-name="P4">
У галузі журналістики премії «Київ» імені Анатолія Москаленка удостоєнийзаслужений журналіст України Андрій Цаплієнко за висвітлення російськоїагресії проти України.</text:p>
      <text:p text:style-name="P4">
Премію «Київ» імені Павла Вірського отримав головний балетмейстер Українськогоакадемічного фольклорно-етнографічного ансамблю «Калина» заслужений артистУкраїни Андрій Демещук за хореографічну постановку «Українська полька» (2022r.).</text:p>
      <text:p text:style-name="P4">
У галузі циркового мистецтва премію «Київ» імені Олександра Ялових отримавартист Національного цирку України, режисер, заслужений артист України ОлегРибченко за цирковий номер «Українська ніч» (2021).</text:p>
      <text:p text:style-name="P4">
News Source: <text:a xlink:type="simple" xlink:href="https://www.ukrinform.ua/rubric-kyiv/3714157-klicko-vruciv-mistecku-premiu-kiiv.html" text:style-name="Internet_20_link" text:visited-style-name="Visited_20_Internet_20_Link">
https://www.ukrinform.ua/rubric-kyiv/3714157-klicko-vruciv-mistecku-premiu-kiiv.html</text:a>
</text:p>
      <!--NEWS-->
      <text:h text:style-name="P10" text:outline-level="1">
<text:span text:style-name="T4">
The Russian informant from Poltava region will spend 10 years behind bars</text:span>
</text:h>
      <text:p text:style-name="P4">
Authors: Ukrinform (Person)</text:p>
      <text:p text:style-name="P4">
Publisher: Укринформ (Organization)</text:p>
      <text:p text:style-name="P4">
Published Time: 2023-05-25T18:42:16+03:00</text:p>
      <text:p text:style-name="P4">
Modified Time: 2023-05-25T18:42:16+03:00</text:p>
      <text:p text:style-name="P4">
Description: The court appointed 10 years on the lattice of the Russian Information from the Poltava region, which passed the positions of the defenders of Mariupol. - Ukrinform.</text:p>
      <text:p text:style-name="P4">
Images: ['<text:a xlink:type="simple" xlink:href="https://static.ukrinform.com/photos/2018_08/thumb_files/630_360_1534342460-3207.jpg" text:style-name="Internet_20_link" text:visited-style-name="Visited_20_Internet_20_Link">
630_360_15343...</text:a>
']</text:p>
      <text:p text:style-name="P4">
Tags: ['Полтавщина', 'СБУ', 'Вирок', 'Війна з Росією']</text:p>
      <text:p text:style-name="P4">
Type: Article</text:p>
      <!--METADATA-->
      <text:p text:style-name="P4">
<draw:frame draw:style-name="fr1" draw:name="Image174" text:anchor-type="as-char" svg:width="6.9236in" svg:height="3.956343in" draw:z-index="0">
<draw:image xlink:href="../Images/yкринформ/2023-05-25T18-42-16-03-00/630_360_1534342460-3207.jpg" xlink:type="simple" xlink:show="embed" xlink:actuate="onLoad" draw:mime-type="image/jpeg"/>
</draw:frame>
He judged for 10 years on the lattice of the Russian informer from the Poltava region, who passed the positions of the defenders of Mariupol.</text:p>
      <text:p text:style-name="P4">
According to Ukrinform, the Security Service of Ukraine reports in <text:a xlink:type="simple" xlink:href="https://t.me/SBUkr/8432" text:style-name="Internet_20_link" text:visited-style-name="Visited_20_Internet_20_Link">
</text:a>
.</text:p>
      <text:p text:style-name="P4">
The SBU collected the undisputed evidence of the guilt of another supporter of Russia, who passed on to the invaders of the location of the defense forces in the south of Ukraine. The attacker appeared to be a pro -Russian resident <text:a xlink:type="simple" xlink:href="https://www.ukrinform.ua/tag-poltavsina" text:style-name="Internet_20_link" text:visited-style-name="Visited_20_Internet_20_Link">
</text:a>
.</text:p>
      <text:p text:style-name="P4">
In dealing with his acquaintances from Mariupol, he "in the dark" collected information about the places of base and moving the defenders of the city at the beginning of a full -scale invasion.</text:p>
      <text:p text:style-name="P4">
The information obtained through Facebook of the so -called "DNR -authorized" in the captured part of the Donetsk region. In the future, Ombudsmenko fake was transported by the explored command of Russian troops on the Eastern Front.</text:p>
      <text:p text:style-name="P4">
SBU staff detained the enemy informant in March last year during counter -pride -acting events in the territory of Poltava region.</text:p>
      <text:p text:style-name="P4">
<text:span text:style-name="T4">
 Read also: </text:span>
 <text:a xlink:type="simple" xlink:href="https://www.ukrinform.ua/rubric-society/3713699-turemni-stroki-otrimali-se-tri-internetagenti-rf.html" text:style-name="Internet_20_link" text:visited-style-name="Visited_20_Internet_20_Link">
</text:a>
According to the results of investigative actions, a posts from the symbolism of the communist totalitarian regime, which it distributed through the social network, were also revealed.</text:p>
      <text:p text:style-name="P4">
According to the SBU materials, the court found the attacker guilty of two articles of the Criminal Code of Ukraine: Part 1 of Art. 258-3(Promoting a terrorist organization); p. 1 v. 436-1(Production, distribution of communist, Nazi symbolism and propaganda of communist and national-socialist totalitarian regimes).</text:p>
      <text:p text:style-name="P4">
Йому призначено 10 років тюрми.</text:p>
      <text:p text:style-name="P4">
Як повідомляв Укрінформ, Служба безпеки <text:a xlink:type="simple" xlink:href="https://www.ukrinform.ua/rubric-regions/3706236-na-doneccini-zatrimali-dvoh-informatorok-aki-zlivali-rosianam-lokacii-zsu.html" text:style-name="Internet_20_link" text:visited-style-name="Visited_20_Internet_20_Link">
 </text:a>
who passed the locations of defense forces in the front -line front areas of Donetsk region.</text:p>
      <text:p text:style-name="P4">
News Source: <text:a xlink:type="simple" xlink:href="https://www.ukrinform.ua/rubric-regions/3714159-rosijskij-informator-z-poltavsini-provede-za-gratami-10-rokiv.html" text:style-name="Internet_20_link" text:visited-style-name="Visited_20_Internet_20_Link">
https://www.ukrinform.ua/rubric-regions/3714159-rosijskij-informator-z-poltavsini-provede-za-gratami-10-rokiv.html</text:a>
</text:p>
      <!--NEWS-->
      <text:h text:style-name="P10" text:outline-level="1">
<text:span text:style-name="T4">
Russia should give the Red Cross access to all Ukrainian prisoners - EU</text:span>
</text:h>
      <text:p text:style-name="P4">
Authors: Ukrinform (Person)</text:p>
      <text:p text:style-name="P4">
Publisher: Укринформ (Organization)</text:p>
      <text:p text:style-name="P4">
Published Time: 2023-05-25T18:43:00+03:00</text:p>
      <text:p text:style-name="P4">
Modified Time: 2023-05-25T18:43:00+03:00</text:p>
      <text:p text:style-name="P4">
Description: Russia should give the International Committee of the Red Cross full and unconditional access to all Ukrainian prisoners of war, as well as immediately release all illegally detained Ukrainians. - Ukrinform.</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ОБСЄ', 'Росія']</text:p>
      <text:p text:style-name="P4">
Type: Article</text:p>
      <!--METADATA-->
      <text:p text:style-name="P4">
<draw:frame draw:style-name="fr1" draw:name="Image175" text:anchor-type="as-char" svg:width="6.9236in" svg:height="3.956343in" draw:z-index="0">
<draw:image xlink:href="../Images/yкринформ/2023-05-25T18-43-00-03-00/630_360_1638885879-203.jpg" xlink:type="simple" xlink:show="embed" xlink:actuate="onLoad" draw:mime-type="image/jpeg"/>
</draw:frame>
Russia should give the International Committee of the Red Cross full and unconditional access of long -term Ukrainian prisoners of war, as well as immediately release all illegally maintained Ukrainians.</text:p>
      <text:p text:style-name="P4">
According to Ukrinform, this is stated in a statement by the European Union, proclaimed during the OSCE Permanent Council on Thursday in Vienna.</text:p>
      <text:p text:style-name="P4">
"We condemn the systematic practice of Russia's ill -treatment with Ukrainian prisoners of war and civilian hostages both in the temporary -concealed territories of Ukraine and in Russia. We urge Russia to ensure that all Ukrainians who are in Russian captivity are fully compliant with all Ukrainians. Provision of full, immediate and unconditional access to all prisoners of war, " -is in the statement.</text:p>
      <text:p text:style-name="P4">
<text:span text:style-name="T4">
 Read also: </text:span>
 <text:a xlink:type="simple" xlink:href="https://www.ukrinform.ua/rubric-world/3713493-evrosouz-ogolosiv-pro-11-novih-oboronnih-proektiv.html" text:style-name="Internet_20_link" text:visited-style-name="Visited_20_Internet_20_Link">
<text:span text:style-name="T4">
 EU </text:span>
</text:a>
The EU emphasized that Russia should release all illegally prisoners of Ukrainians, as well as arbitrarily detained employees of special monitoring mission.</text:p>
      <text:p text:style-name="P4">
The statement also confirms that the European Union, together with partners, continue to give Ukraine all the necessary "long -term political, financial, economic, humanitarian, legal and military support" as much as it is needed - "in order to ensure that Ukraine can legally protect itself from the cruel -in -law. restore the sovereignty and territorial integrity of Ukraine within its internationally recognized borders. "</text:p>
      <text:p text:style-name="P4">
In addition, the collective pressure on Russia will continue, including the implementation of further sanctions and closure of the loopholes, which allow to bypass.</text:p>
      <text:p text:style-name="P4">
<text:span text:style-name="T4">
 Read also: </text:span>
 <text:a xlink:type="simple" xlink:href="https://www.ukrinform.ua/rubric-ato/3713257-evrosouz-peredav-ukraini-220-tisac-snaradiv-i-1300-raket-borrel.html" text:style-name="Internet_20_link" text:visited-style-name="Visited_20_Internet_20_Link">
<text:span text:style-name="T4">
 EU </text:span>
</text:a>
"Together with the EU partners, it will also continue to study the ways of using frozen real estate assets for the restoration of Ukraine and compensation for harvesting, in accordance with EU law and international law. The principle" The aggressor pays for the damage caused "should be observed," the statement reads.As reported by Ukrinform, the coordination headquarters on the behavior of the Warmakers during a meeting with representatives of the International Committee of red Cross urged to seek the implementation of the mandate of this organization of the Education.</text:p>
      <text:p text:style-name="P4">
News Source: <text:a xlink:type="simple" xlink:href="https://www.ukrinform.ua/rubric-polytics/3714160-rosia-mae-nadati-cervonomu-hrestu-dostup-do-vsih-ukrainskih-vazniv-es.html" text:style-name="Internet_20_link" text:visited-style-name="Visited_20_Internet_20_Link">
https://www.ukrinform.ua/rubric-polytics/3714160-rosia-mae-nadati-cervonomu-hrestu-dostup-do-vsih-ukrainskih-vazniv-es.html</text:a>
</text:p>
      <!--NEWS-->
      <text:h text:style-name="P10" text:outline-level="1">
<text:span text:style-name="T4">
In the Kyiv Digital application, a medical service survey started</text:span>
</text:h>
      <text:p text:style-name="P4">
Authors: Ukrinform (Person)</text:p>
      <text:p text:style-name="P4">
Publisher: Укринформ (Organization)</text:p>
      <text:p text:style-name="P4">
Published Time: 2023-05-25T18:44:28+03:00</text:p>
      <text:p text:style-name="P4">
Modified Time: 2023-05-25T18:44:28+03:00</text:p>
      <text:p text:style-name="P4">
Description: The Kyiv Digital application launched a survey for the residents of the capital about the convenience of providing medical services in Kiev. - Ukrinform.</text:p>
      <text:p text:style-name="P4">
Images: ['<text:a xlink:type="simple" xlink:href="https://static.ukrinform.com/photos/2023_05/thumb_files/630_360_1685029328-197.jpg" text:style-name="Internet_20_link" text:visited-style-name="Visited_20_Internet_20_Link">
630_360_16850...</text:a>
']</text:p>
      <text:p text:style-name="P4">
Tags: ['Медицина', 'Опитування', 'Київ']</text:p>
      <text:p text:style-name="P4">
Type: Article</text:p>
      <!--METADATA-->
      <text:p text:style-name="P4">
<draw:frame draw:style-name="fr1" draw:name="Image176" text:anchor-type="as-char" svg:width="6.9236in" svg:height="3.956343in" draw:z-index="0">
<draw:image xlink:href="../Images/yкринформ/2023-05-25T18-44-28-03-00/630_360_1685029328-197.jpg" xlink:type="simple" xlink:show="embed" xlink:actuate="onLoad" draw:mime-type="image/jpeg"/>
</draw:frame>
The usasis "Kyiv Digital" launched a survey for residents of the capital's visibility of providing medical services in Kiev.</text:p>
      <text:p text:style-name="P4">
As Ukrinform reports, it reports <text:a xlink:type="simple" xlink:href="https://kyivcity.gov.ua/news/u_zastosunku_kiv_tsifroviy_startuvalo_nove_opituvannya_pro_nadannya_medichnikh_poslug/" text:style-name="Internet_20_link" text:visited-style-name="Visited_20_Internet_20_Link">
</text:a>
According to the head of the digital transformation of Kyiv and the deputy chairman of KMDAPRA Olenich, the city seeks to more thoroughly analyze the needs of the locals to dig the basic tools that can be offered to anyone who want to receive medical examination and online support.</text:p>
      <text:p text:style-name="P4">
“Due to <text:a xlink:type="simple" xlink:href="https://www.ukrinform.ua/tag-opituvanna" text:style-name="Internet_20_link" text:visited-style-name="Visited_20_Internet_20_Link">
</text:a>
, we understand the moods, their opinion, that they are concerned, what issues need primary attention.</text:p>
      <text:p text:style-name="P4">
All users of the application can participate in the survey with the Bankid. You can find it in the section "Electronic Democracy".</text:p>
      <text:p text:style-name="P4">
The survey will last until June 8.</text:p>
      <text:p text:style-name="P4">
<text:span text:style-name="T4">
 Read also: </text:span>
 <text:a xlink:type="simple" xlink:href="https://www.ukrinform.ua/rubric-kyiv/3710724-u-zastosunku-kiiv-cifrovij-zavilisa-pidkazki-pro-robotu-vestibuliv-metro.html" text:style-name="Internet_20_link" text:visited-style-name="Visited_20_Internet_20_Link">
<text:span text:style-name="T4">
 Kiev </text:span>
 <text:span text:style-name="T4">
 </text:span>
 Digital **</text:a>
Kyiv Digital is a mobile application created in 2021. The application provides the use of a transport card from the smartphone, to buyqr tickets, to pay for parking, to return an evacuated car, to vote for city improvement and electronic petitions.</text:p>
      <text:p text:style-name="P4">
As reported by Ukrinform, <text:a xlink:type="simple" xlink:href="https://www.ukrinform.ua/rubric-kyiv/3707323-busti-ukrainskih-diaciv-na-stancii-universitet-u-zastosunku-kiiv-cifrovij-pocali-opituvanna.html" text:style-name="Internet_20_link" text:visited-style-name="Visited_20_Internet_20_Link">
</text:a>
Until May 24, there was a survey of the busts of Ukrainian figures at the University metro station, which will be installed instead of busts of Russians.</text:p>
      <text:p text:style-name="P4">
News Source: <text:a xlink:type="simple" xlink:href="https://www.ukrinform.ua/rubric-kyiv/3714161-u-zastosunku-kiiv-cifrovij-startuvalo-opituvanna-pro-nadanna-medicnih-poslug.html" text:style-name="Internet_20_link" text:visited-style-name="Visited_20_Internet_20_Link">
https://www.ukrinform.ua/rubric-kyiv/3714161-u-zastosunku-kiiv-cifrovij-startuvalo-opituvanna-pro-nadanna-medicnih-poslug.html</text:a>
</text:p>
      <!--NEWS-->
      <text:h text:style-name="P10" text:outline-level="1">
<text:span text:style-name="T4">
Dendrologist: On the coat of arms of Kiev - inflorescence of bitter -core, which is not Ukrainian species</text:span>
</text:h>
      <text:p text:style-name="P4">
Authors: Ukrinform (Person)</text:p>
      <text:p text:style-name="P4">
Publisher: Укринформ (Organization)</text:p>
      <text:p text:style-name="P4">
Published Time: 2023-05-25T18:47:00+03:00</text:p>
      <text:p text:style-name="P4">
Modified Time: 2023-05-25T18:47:00+03:00</text:p>
      <text:p text:style-name="P4">
Description: There are quite a few introduced or foreign species of woody plants that grow in other countries in Ukraine but have been transferred to our territory and have taken root here. - Ukrinform.</text:p>
      <text:p text:style-name="P4">
Images: ['<text:a xlink:type="simple" xlink:href="https://static.ukrinform.com/photos/2020_01/thumb_files/630_360_1579261052-336.jpg" text:style-name="Internet_20_link" text:visited-style-name="Visited_20_Internet_20_Link">
630_360_15792...</text:a>
', '<text:a xlink:type="simple" xlink:href="https://static.ukrinform.com/photos/2023_05/1685022638-406.jpg" text:style-name="Internet_20_link" text:visited-style-name="Visited_20_Internet_20_Link">
1685022638-40...</text:a>
']</text:p>
      <text:p text:style-name="P4">
Tags: ['Київ', 'Дерево', 'Каштани']</text:p>
      <text:p text:style-name="P4">
Type: Article</text:p>
      <!--METADATA-->
      <text:p text:style-name="P4">
<draw:frame draw:style-name="fr1" draw:name="Image177" text:anchor-type="as-char" svg:width="6.9236in" svg:height="3.956343in" draw:z-index="0">
<draw:image xlink:href="../Images/yкринформ/2023-05-25T18-47-00-03-00/630_360_1579261052-336.jpg" xlink:type="simple" xlink:show="embed" xlink:actuate="onLoad" draw:mime-type="image/jpeg"/>
</draw:frame>
In Ukraine, there are enough introduced or foreign species of woody plants that will grow in other countries, but have been transferred to our territory and here.</text:p>
      <text:p text:style-name="P4">
About it in <text:a xlink:type="simple" xlink:href="https://www.ukrinform.ua/rubric-society/3714096-urij-marcuk-zaviduvac-kafedri-botaniki-dendrologii-ta-lisovoi-selekcii-nubip-ukraini-golova-tovaristva-lisivnikiv-ukraini.html" text:style-name="Internet_20_link" text:visited-style-name="Visited_20_Internet_20_Link">
</text:a>
The head of the Department of Factory, Dendrology and Forest Breeding of the National University of Bureauchers and Environmental Management, the head of the Foresters of Ukraine Yuriymarchuk, commenting on the list of foreign species of trees prohibited in reproduction of forests, told the head of the department(Order No. 695/39751), approved by Mindovquil and Natural Resources of Ukraine.</text:p>
      <text:p text:style-name="P4">
“Some of them have become naturalized - and are already perceived by our relatives. Here, today on the coat of arms of Kiev we see inflorescences(it is noon "horse chestnut"). Але гіркокаштан не є нашим українським видом!Він завезений з Балкан, проте сьогодні – це один із символів столиці», –наголосив Марчук.</text:p>
      <text:p text:style-name="P4">
<draw:frame draw:style-name="fr1" draw:name="Image178" text:anchor-type="as-char" svg:width="6.9236in" svg:height="4.279921in" draw:z-index="0">
<draw:image xlink:href="../Images/yкринформ/2023-05-25T18-47-00-03-00/1685022638-406.jpg" xlink:type="simple" xlink:show="embed" xlink:actuate="onLoad" draw:mime-type="image/jpeg"/>
</draw:frame>
And there are many such species in Ukraine: in 1807 Professor Karazin brought 180 seedlings of "Acacia White" Kharkiv University.(What is right "botanical" is called "Robinia Pseudoacoction", as well as known as "Trick Acacia" and "White Acacia"). Це цінна, медоносна, лікарська,ефіроолійна, декоративна й фітомеліоративна рослина. Вона дуже поширена навсій території України, а сьогодні теж потрапила до списку інвазійних.</text:p>
      <text:p text:style-name="P4">
<text:span text:style-name="T4">
Читайте також:</text:span>
 <text:a xlink:type="simple" xlink:href="https://www.ukrinform.ua/rubric-society/3714144-dendrologi-proponuut-rozpisati-invazijni-vidi-derev-po-geograficnih-zonah-ukraini.html" text:style-name="Internet_20_link" text:visited-style-name="Visited_20_Internet_20_Link">
 <text:span text:style-name="T4">
Дендролог</text:span>
 </text:a>
The same applies to the maple of the Yasenelist from the same "prohibitory" list. This is a kind of maple of the Sapindov family, which comes from North America. And in the time when he just appeared on the territory(Then Russian)Sciences, then Upetersburg was even built a separate greenhouse under it to get accustomed.</text:p>
      <text:p text:style-name="P4">
It was reported that the Minister of Environmental Protection and Natural Resources Ruslannaya by his order <text:a xlink:type="simple" xlink:href="https://www.kmu.gov.ua/news/mindovkillia-zatverdylo-perelik-chuzhoridnykh-vydiv-derev-zaboronenykh-u-vidtvorenni-lisiv" text:style-name="Internet_20_link" text:visited-style-name="Visited_20_Internet_20_Link">
</text:a>
prohibited in the reproduction of forests(Order No. 695/39751).</text:p>
      <text:p text:style-name="P4">
From now on, these species are forbidden to use and restore forest protection strips in Ukraine. At the same time, the tree planted from the list will not be cut down.</text:p>
      <text:p text:style-name="P4">
News Source: <text:a xlink:type="simple" xlink:href="https://www.ukrinform.ua/rubric-kyiv/3714163-dendrolog-na-gerbi-kieva-sucvitta-girkokastana-akij-ne-e-ukrainskim-vidom.html" text:style-name="Internet_20_link" text:visited-style-name="Visited_20_Internet_20_Link">
https://www.ukrinform.ua/rubric-kyiv/3714163-dendrolog-na-gerbi-kieva-sucvitta-girkokastana-akij-ne-e-ukrainskim-vidom.html</text:a>
</text:p>
      <!--NEWS-->
      <text:h text:style-name="P10" text:outline-level="1">
<text:span text:style-name="T4">
US and Germany became the first semi-finalists of the 2023 World Cup with hockey</text:span>
</text:h>
      <text:p text:style-name="P4">
Authors: Ukrinform (Person)</text:p>
      <text:p text:style-name="P4">
Publisher: Укринформ (Organization)</text:p>
      <text:p text:style-name="P4">
Published Time: 2023-05-25T18:49:21+03:00</text:p>
      <text:p text:style-name="P4">
Modified Time: 2023-05-25T18:49:21+03:00</text:p>
      <text:p text:style-name="P4">
Description: At the 86th World Hockey Championships in Tampere (Finland) and Riga (Latvia), the first participants of the 1/2 finals of the draw were determined. - Ukrinform.</text:p>
      <text:p text:style-name="P4">
Images: ['<text:a xlink:type="simple" xlink:href="https://static.ukrinform.com/photos/2023_05/thumb_files/630_360_1685029471-335.jpg" text:style-name="Internet_20_link" text:visited-style-name="Visited_20_Internet_20_Link">
630_360_16850...</text:a>
']</text:p>
      <text:p text:style-name="P4">
Tags: ['Чемпіонат світу', 'хокей']</text:p>
      <text:p text:style-name="P4">
Type: Article</text:p>
      <!--METADATA-->
      <text:p text:style-name="P4">
<draw:frame draw:style-name="fr1" draw:name="Image179" text:anchor-type="as-char" svg:width="6.9236in" svg:height="3.956343in" draw:z-index="0">
<draw:image xlink:href="../Images/yкринформ/2023-05-25T18-49-21-03-00/630_360_1685029471-335.jpg" xlink:type="simple" xlink:show="embed" xlink:actuate="onLoad" draw:mime-type="image/jpeg"/>
</draw:frame>
At the 86-Much of the World Hockey in Tampere(Finland)and Riga(Latvia)The first participants of the 1/2 finals of the draw were determined.</text:p>
      <text:p text:style-name="P4">
The owners of the vouchers to the semifinals of the tournament were the national teams of the United States and Germany, reports Ukrinform.</text:p>
      <text:p text:style-name="P4">
Americans confidently overhang the Czech team - 3: 0(1:0, 1:0, 1:0)and the Germans of Switzerland - 3: 1(1:0, 2:1, 0:0).</text:p>
      <text:p text:style-name="P4">
Ще дві вакансії в 1/2 фіналу світової першості сьогодні розіграють Канада таФінляндія, Швеція та Латвія.</text:p>
      <text:p text:style-name="P4">
<text:span text:style-name="T4">
Читайте також:</text:span>
 <text:a xlink:type="simple" xlink:href="https://www.ukrinform.ua/rubric-sports/3713313-viznacilisa-ucasniki-plejof-cs-z-hokeu.html" text:style-name="Internet_20_link" text:visited-style-name="Visited_20_Internet_20_Link">
 <text:span text:style-name="T4">
хокею</text:span>
 </text:a>
The semi -final matches will be held on May 27.</text:p>
      <text:p text:style-name="P4">
The match for 3rd place and the final of the World Cup 2023 will take place on May 28.</text:p>
      <text:p text:style-name="P4">
Photo: AFP.</text:p>
      <text:p text:style-name="P4">
News Source: <text:a xlink:type="simple" xlink:href="https://www.ukrinform.ua/rubric-sports/3714165-ssa-ta-nimeccina-stali-persimi-pivfinalistami-cs2023-z-hokeu.html" text:style-name="Internet_20_link" text:visited-style-name="Visited_20_Internet_20_Link">
https://www.ukrinform.ua/rubric-sports/3714165-ssa-ta-nimeccina-stali-persimi-pivfinalistami-cs2023-z-hokeu.html</text:a>
</text:p>
      <!--NEWS-->
      <text:h text:style-name="P10" text:outline-level="1">
<text:span text:style-name="T4">
On Bukovina repaired networks that were damaged by fragments of a whipped drone</text:span>
</text:h>
      <text:p text:style-name="P4">
Authors: Ukrinform (Person)</text:p>
      <text:p text:style-name="P4">
Publisher: Укринформ (Organization)</text:p>
      <text:p text:style-name="P4">
Published Time: 2023-05-25T18:52:33+03:00</text:p>
      <text:p text:style-name="P4">
Modified Time: 2023-05-25T18:52:33+03:00</text:p>
      <text:p text:style-name="P4">
Description: In the Khotyn community of Chernivtsi region, gas and electrical networks were repaired, which were damaged due to the fall of the wreckage of the drone of the drone of the unmanned last night. - Ukrinform.</text:p>
      <text:p text:style-name="P4">
Images: ['<text:a xlink:type="simple" xlink:href="https://static.ukrinform.com/photos/2023_05/thumb_files/630_360_1685029825-9765.jpeg" text:style-name="Internet_20_link" text:visited-style-name="Visited_20_Internet_20_Link">
630_360_16850...</text:a>
', '<text:a xlink:type="simple" xlink:href="https://static.ukrinform.com/photos/2023_05/thumb_files/630_360_1685029825-2000.jpeg" text:style-name="Internet_20_link" text:visited-style-name="Visited_20_Internet_20_Link">
630_360_16850...</text:a>
', '<text:a xlink:type="simple" xlink:href="https://static.ukrinform.com/photos/2023_05/thumb_files/630_360_1685029825-3464.jpeg" text:style-name="Internet_20_link" text:visited-style-name="Visited_20_Internet_20_Link">
630_360_16850...</text:a>
', '<text:a xlink:type="simple" xlink:href="https://static.ukrinform.com/photos/2023_05/thumb_files/630_360_1685029825-2950.jpeg" text:style-name="Internet_20_link" text:visited-style-name="Visited_20_Internet_20_Link">
630_360_16850...</text:a>
', '<text:a xlink:type="simple" xlink:href="https://static.ukrinform.com/photos/2023_05/thumb_files/630_360_1685029824-1572.jpeg" text:style-name="Internet_20_link" text:visited-style-name="Visited_20_Internet_20_Link">
630_360_16850...</text:a>
', '<text:a xlink:type="simple" xlink:href="https://static.ukrinform.com/photos/2023_05/thumb_files/630_360_1685029825-3485.jpeg" text:style-name="Internet_20_link" text:visited-style-name="Visited_20_Internet_20_Link">
630_360_16850...</text:a>
', '<text:a xlink:type="simple" xlink:href="https://static.ukrinform.com/photos/2023_05/thumb_files/630_360_1685029824-3267.jpeg" text:style-name="Internet_20_link" text:visited-style-name="Visited_20_Internet_20_Link">
630_360_16850...</text:a>
', '<text:a xlink:type="simple" xlink:href="https://static.ukrinform.com/photos/2023_05/thumb_files/630_360_1685029825-6913.jpeg" text:style-name="Internet_20_link" text:visited-style-name="Visited_20_Internet_20_Link">
630_360_16850...</text:a>
']</text:p>
      <text:p text:style-name="P4">
Tags: ['Безпілотник', 'Чернівці', 'Війна з Росією']</text:p>
      <text:p text:style-name="P4">
Type: Article</text:p>
      <!--METADATA-->
      <text:p text:style-name="P4">
<draw:frame draw:style-name="fr1" draw:name="Image180" text:anchor-type="as-char" svg:width="6.9236in" svg:height="3.956343in" draw:z-index="0">
<draw:image xlink:href="../Images/yкринформ/2023-05-25T18-52-33-03-00/630_360_1685029825-9765.jpeg" xlink:type="simple" xlink:show="embed" xlink:actuate="onLoad" draw:mime-type="image/jpeg"/>
</draw:frame>
The Ukhotyn community of Chernivtsi region repaired gas and electrical networks, which were damaged due to the fall of the fragments of the drone of the drone of the drone of the drone of the drowning of last night.</text:p>
      <text:p text:style-name="P4">
About it on your page in <text:a xlink:type="simple" xlink:href="https://www.facebook.com/RuslanZaparaniuk/posts/pfbid02YxT9XdwcVRZdx4Hc2qQnLdf4xZxdvESUihDh3y86YLPdxgxbBDzk3srZU4Ujy5dWl" text:style-name="Internet_20_link" text:visited-style-name="Visited_20_Internet_20_Link">
</text:a>
The head of Chernivtsi Ova Ruslan Zalaniuk reported, Ukrinform reports.</text:p>
      <text:p text:style-name="P4">
"The respective services work on the site, renewable work is ongoing. Two transmission lines were damaged. There were 140 subscribers of the Udnistrovsky district because of this.</text:p>
      <text:p text:style-name="P4">
<text:span text:style-name="T4">
 Read also: </text:span>
 <text:a xlink:type="simple" xlink:href="https://www.ukrinform.ua/rubric-ato/3713846-zelenskij-podakuvav-silam-ppo-za-100-zbitta-sahediv-unoci.html" text:style-name="Internet_20_link" text:visited-style-name="Visited_20_Internet_20_Link">
<text:span text:style-name="T4">
 Shahd </text:span>
</text:a>
According to him, the gas pipeline area was also damaged. It has been replaced by Chernivtsigaz Siliat, and regulatory work is currently underway to start gas -free to disconnected homes.</text:p>
      <text:p text:style-name="P4">
The official noted that during a visit to the Khotyn community, he inspected the assembled building, which was injured as a result of the fall of the UAV fragments, talked with representatives of local authorities and citizens whose property.The total amount of losses is currently being set.</text:p>
      <text:p text:style-name="P4">
<text:span text:style-name="T4">
 Read also: </text:span>
 <text:a xlink:type="simple" xlink:href="https://www.ukrinform.ua/rubric-ato/3713836-bilsist-sahediv-ciei-noci-rosiani-zapuskali-proti-zahidnih-oblastej-ignat.html" text:style-name="Internet_20_link" text:visited-style-name="Visited_20_Internet_20_Link">
<text:span text:style-name="T4">
 Shahd </text:span>
</text:a>
As it was reported, the air defense forces were knocked down at the night of Chernivtsi region by two Russian non -pediatrics. The wreckage of one of them damaged three dwellings and two lines, there were no victims.</text:p>
      <text:p text:style-name="P4">
In general, on the night of May 25, the Defense Forces of Ukraine <text:a xlink:type="simple" xlink:href="https://www.ukrinform.ua/rubric-ato/3713819-sili-oboroni-vnoci-znisili-usi-36-vipusenih-rosianami-droniv-shahed.html" text:style-name="Internet_20_link" text:visited-style-name="Visited_20_Internet_20_Link">
</text:a>
Iranian productionhard-136/131.</text:p>
      <text:p text:style-name="P4">
News Source: <text:a xlink:type="simple" xlink:href="https://www.ukrinform.ua/rubric-regions/3714167-na-bukovini-polagodili-merezi-aki-buli-poskodzeni-ulamkami-zbitogo-bezpilotnika.html" text:style-name="Internet_20_link" text:visited-style-name="Visited_20_Internet_20_Link">
https://www.ukrinform.ua/rubric-regions/3714167-na-bukovini-polagodili-merezi-aki-buli-poskodzeni-ulamkami-zbitogo-bezpilotnika.html</text:a>
</text:p>
      <!--NEWS-->
      <text:h text:style-name="P10" text:outline-level="1">
<text:span text:style-name="T4">
There is a certain deficit in the power system now - Kudrytsky</text:span>
</text:h>
      <text:p text:style-name="P4">
Authors: Ukrinform (Person)</text:p>
      <text:p text:style-name="P4">
Publisher: Укринформ (Organization)</text:p>
      <text:p text:style-name="P4">
Published Time: 2023-05-25T18:53:00+03:00</text:p>
      <text:p text:style-name="P4">
Modified Time: 2023-05-25T18:53:00+03:00</text:p>
      <text:p text:style-name="P4">
Description: Ukrenergo is taking measures to prevent electricity from switching off because there is a deficit in the power system. - Ukrinform.</text:p>
      <text:p text:style-name="P4">
Images: ['<text:a xlink:type="simple" xlink:href="https://static.ukrinform.com/photos/2022_10/thumb_files/630_360_1666700937-287.jpg" text:style-name="Internet_20_link" text:visited-style-name="Visited_20_Internet_20_Link">
630_360_16667...</text:a>
']</text:p>
      <text:p text:style-name="P4">
Tags: ['Електроенергія', 'Укренерго', 'Дефіцит', 'Єдині новини']</text:p>
      <text:p text:style-name="P4">
Type: Article</text:p>
      <!--METADATA-->
      <text:p text:style-name="P4">
<draw:frame draw:style-name="fr1" draw:name="Image181" text:anchor-type="as-char" svg:width="6.9236in" svg:height="3.956343in" draw:z-index="0">
<draw:image xlink:href="../Images/yкринформ/2023-05-25T18-53-00-03-00/630_360_1666700937-287.jpg" xlink:type="simple" xlink:show="embed" xlink:actuate="onLoad" draw:mime-type="image/jpeg"/>
</draw:frame>
Ukrenergo is taking measures to prevent electricity from switching off as there is a deficit in the power system.</text:p>
      <text:p text:style-name="P4">
According to Ukrinform, the chairman of the board of NEC "Ukrenergo" in the Eviritelvahorphone "Unified News" said it.</text:p>
      <text:p text:style-name="P4">
“There is now some resource shortage in the power system, but this does not mean disconnecting consumers. Ukrenergo now has a toolkit to prevent such extremes as shutdown of industrial or household consumers. We have temporarily exported to Europe to guarantee Ukrainian consumers sufficiently <text:a xlink:type="simple" xlink:href="https://www.ukrinform.ua/tag-elektroenergia" text:style-name="Internet_20_link" text:visited-style-name="Visited_20_Internet_20_Link">
</text:a>
”, - said Kudrytsky.</text:p>
      <text:p text:style-name="P4">
According to him, now and in the near future Ukrenergo is able to cover additional loads from air conditioning, who turn on citizens in warm weather.</text:p>
      <text:p text:style-name="P4">
<text:span text:style-name="T4">
 Read also: </text:span>
 <text:a xlink:type="simple" xlink:href="https://www.ukrinform.ua/rubric-vidbudova/3712577-zitelam-sela-na-harkivsini-vidnovili-elektriku-akoi-u-nih-ne-bulo-bilse-roku.html" text:style-name="Internet_20_link" text:visited-style-name="Visited_20_Internet_20_Link">
</text:a>
As it was reported, despite the difficult situation after shelling, the power plant works steadily. The repair campaign is ongoing on the facilities of Tambel Generation. This era is planned to import electricity from Slovakia - from 20 to 110 MW, no exports are exported.</text:p>
      <text:p text:style-name="P4">
News Source: <text:a xlink:type="simple" xlink:href="https://www.ukrinform.ua/rubric-economy/3714168-v-energosistemi-zaraz-e-pevnij-deficit-kudrickij.html" text:style-name="Internet_20_link" text:visited-style-name="Visited_20_Internet_20_Link">
https://www.ukrinform.ua/rubric-economy/3714168-v-energosistemi-zaraz-e-pevnij-deficit-kudrickij.html</text:a>
</text:p>
      <!--NEWS-->
      <text:h text:style-name="P10" text:outline-level="1">
<text:span text:style-name="T4">
Aviation Coalition and Pilot Training: Zelensky spoke with Swedish Defense Minister</text:span>
</text:h>
      <text:p text:style-name="P4">
Authors: Ukrinform (Person)</text:p>
      <text:p text:style-name="P4">
Publisher: Укринформ (Organization)</text:p>
      <text:p text:style-name="P4">
Published Time: 2023-05-25T18:56:00+03:00</text:p>
      <text:p text:style-name="P4">
Modified Time: 2023-05-25T18:56:00+03:00</text:p>
      <text:p text:style-name="P4">
Description: President of Ukraine Volodymyr Zelensky discussed with the Minister of Defense of Sweden Paul Joneson launching a program of training of Ukrainian pilots on modern aircraft of Western production. - Ukrinform.</text:p>
      <text:p text:style-name="P4">
Images: ['<text:a xlink:type="simple" xlink:href="https://static.ukrinform.com/photos/2023_05/thumb_files/630_360_1685033413-470.jpeg" text:style-name="Internet_20_link" text:visited-style-name="Visited_20_Internet_20_Link">
630_360_16850...</text:a>
', '<text:a xlink:type="simple" xlink:href="https://static.ukrinform.com/photos/2023_05/1685033413-914.jpeg" text:style-name="Internet_20_link" text:visited-style-name="Visited_20_Internet_20_Link">
1685033413-91...</text:a>
', '<text:a xlink:type="simple" xlink:href="https://static.ukrinform.com/photos/2023_05/1685033413-721.jpeg" text:style-name="Internet_20_link" text:visited-style-name="Visited_20_Internet_20_Link">
1685033413-72...</text:a>
']</text:p>
      <text:p text:style-name="P4">
Tags: ['Коаліція', 'Швеція', 'Зеленський']</text:p>
      <text:p text:style-name="P4">
Type: Article</text:p>
      <!--METADATA-->
      <text:p text:style-name="P4">
<draw:frame draw:style-name="fr1" draw:name="Image182" text:anchor-type="as-char" svg:width="6.9236in" svg:height="3.956343in" draw:z-index="0">
<draw:image xlink:href="../Images/yкринформ/2023-05-25T18-56-00-03-00/630_360_1685033413-470.jpeg" xlink:type="simple" xlink:show="embed" xlink:actuate="onLoad" draw:mime-type="image/jpeg"/>
</draw:frame>
Volodymyr Zelenskyi Presidential Ukrainian discussed with the Minister of Defense of Sweden Polomonson, starting a program of training in Ukrainian pilots in modern -day Western -production.</text:p>
      <text:p text:style-name="P4">
The head of state reported this in <text:a xlink:type="simple" xlink:href="https://t.me/V_Zelenskiy_official/6361" text:style-name="Internet_20_link" text:visited-style-name="Visited_20_Internet_20_Link">
</text:a>
, reports Ukrinform.</text:p>
      <text:p text:style-name="P4">
"During a meeting with Sweden Defense Minister, Paul Jonson, Sweden's participation in the aviation coalition and starting a separate program of training in Ukrainian pilots on modern aircraft of Western production," Zelensky wrote.</text:p>
      <text:p text:style-name="P4">
<draw:frame draw:style-name="fr1" draw:name="Image183" text:anchor-type="as-char" svg:width="6.9236in" svg:height="4.617948in" draw:z-index="0">
<draw:image xlink:href="../Images/yкринформ/2023-05-25T18-56-00-03-00/1685033413-914.jpeg" xlink:type="simple" xlink:show="embed" xlink:actuate="onLoad" draw:mime-type="image/jpeg"/>
</draw:frame>
<text:span text:style-name="T4">
 Read also: </text:span>
 <text:a xlink:type="simple" xlink:href="https://www.ukrinform.ua/rubric-polytics/3714065-zelenskij-zustrivsa-z-ministrom-oboroni-svecii.html" text:style-name="Internet_20_link" text:visited-style-name="Visited_20_Internet_20_Link">
<text:span text:style-name="T4">
 Zelensky </text:span>
</text:a>
He also thanked Sweden for the decision to join the International Tank Coalition in support of Ukraine and to transfer 10 Leopard-2 tanks and for the leadership of the BMP CV-90 coalition.</text:p>
      <text:p text:style-name="P4">
<text:span text:style-name="T5">
Viso: <text:a xlink:type="simple" xlink:href="https://t.me/V_Zelenskiy_official/6361" text:style-name="Internet_20_link" text:visited-style-name="Visited_20_Internet_20_Link">
</text:a>
</text:span>
</text:p>
      <text:p text:style-name="P4">
"I thank all the Swedish society for the great support of our country with the passage of this full -scale war. For supporting both on the battlefield, so important financial and humanitarian aid," the President stressed.</text:p>
      <text:p text:style-name="P4">
<draw:frame draw:style-name="fr1" draw:name="Image184" text:anchor-type="as-char" svg:width="6.9236in" svg:height="4.617948in" draw:z-index="0">
<draw:image xlink:href="../Images/yкринформ/2023-05-25T18-56-00-03-00/1685033413-721.jpeg" xlink:type="simple" xlink:show="embed" xlink:actuate="onLoad" draw:mime-type="image/jpeg"/>
</draw:frame>
<text:span text:style-name="T4">
 Read also: </text:span>
 <text:a xlink:type="simple" xlink:href="https://www.ukrinform.ua/rubric-world/3713969-rosia-zakrivae-genkonsulstvo-v-svecii-i-visilae-patoh-diplomativ.html" text:style-name="Internet_20_link" text:visited-style-name="Visited_20_Internet_20_Link">
<text:span text:style-name="T4">
 Shvets </text:span>
</text:a>
Sweden has reported that the efforts of the EU countries will continue to coordinate the EU countries, which remains one of the key priorities of the Swedish presidency in the EU, and will also help to take into account the lessons taken out of Russian aggression against Ukraine to strengthen the European Security and Defense System.</text:p>
      <text:p text:style-name="P4">
Photo: op</text:p>
      <text:p text:style-name="P4">
News Source: <text:a xlink:type="simple" xlink:href="https://www.ukrinform.ua/rubric-ato/3714174-aviacijna-koalicia-ta-trenuvanna-pilotiv-zelenskij-pogovoriv-z-ministrom-oboroni-svecii.html" text:style-name="Internet_20_link" text:visited-style-name="Visited_20_Internet_20_Link">
https://www.ukrinform.ua/rubric-ato/3714174-aviacijna-koalicia-ta-trenuvanna-pilotiv-zelenskij-pogovoriv-z-ministrom-oboroni-svecii.html</text:a>
</text:p>
      <!--NEWS-->
      <text:h text:style-name="P10" text:outline-level="1">
<text:span text:style-name="T4">
Community residents should be involved as much as possible in the recovery process - an expert</text:span>
</text:h>
      <text:p text:style-name="P4">
Authors: Ukrinform (Person)</text:p>
      <text:p text:style-name="P4">
Publisher: Укринформ (Organization)</text:p>
      <text:p text:style-name="P4">
Published Time: 2023-05-25T19:00:00+03:00</text:p>
      <text:p text:style-name="P4">
Modified Time: 2023-05-25T19:00:00+03:00</text:p>
      <text:p text:style-name="P4">
Description: Residents of communities should be involved in the process of restoration of territories. - Ukrinform.</text:p>
      <text:p text:style-name="P4">
Images: ['<text:a xlink:type="simple" xlink:href="https://static.ukrinform.com/photos/2018_07/thumb_files/630_360_1530833040-6307.jpg" text:style-name="Internet_20_link" text:visited-style-name="Visited_20_Internet_20_Link">
630_360_15308...</text:a>
']</text:p>
      <text:p text:style-name="P4">
Tags: ['Тергромада', 'Відбудова']</text:p>
      <text:p text:style-name="P4">
Type: Article</text:p>
      <!--METADATA-->
      <text:p text:style-name="P4">
<draw:frame draw:style-name="fr1" draw:name="Image185" text:anchor-type="as-char" svg:width="6.9236in" svg:height="3.956343in" draw:z-index="0">
<draw:image xlink:href="../Images/yкринформ/2023-05-25T19-00-00-03-00/630_360_1530833040-6307.jpg" xlink:type="simple" xlink:show="embed" xlink:actuate="onLoad" draw:mime-type="image/jpeg"/>
</draw:frame>
Residents should be involved as much as possible in the process of restoration of territories.</text:p>
      <text:p text:style-name="P4">
This belief was expressed by a trainer from new media, expert on information and communication Internet technologies Yuri Antoshchuk in <text:a xlink:type="simple" xlink:href="https://www.ukrinform.ua/rubric-society/3714034-urij-antosuk-trener-z-novih-media-ekspert.html" text:style-name="Internet_20_link" text:visited-style-name="Visited_20_Internet_20_Link">
</text:a>
“As our community experience has shown to the invasion, and then it has been established during a full -scale war, if the residents of the gromadymaximally involved in the process of development , to develop, build something, and on their patriotism and willingness to fight and defend their rights, ” - said the expert.</text:p>
      <text:p text:style-name="P4">
<text:span text:style-name="T4">
 Read also: </text:span>
 <text:a xlink:type="simple" xlink:href="https://www.ukrinform.ua/rubric-vidbudova/3714111-na-deokupovanij-hersonsini-treba-vidnoviti-sonajmense-142-tisaci-zitlovih-budinkiv-ova.html" text:style-name="Internet_20_link" text:visited-style-name="Visited_20_Internet_20_Link">
</text:a>
According to him, it is not only about questioning in the preparation of strategy restoration. Poll is one of the methods of attraction, but not the only one. This is all about involvement, stipulation and dialogue, Antoshchuk said.</text:p>
      <text:p text:style-name="P4">
The government has been reported to allocate <text:a xlink:type="simple" xlink:href="https://www.ukrinform.ua/rubric-tourism/3713175-urad-vidilae-588-miljoniv-budzetam-semi-oblastej-na-proekti-z-vidnovlenna-smigal.html" text:style-name="Internet_20_link" text:visited-style-name="Visited_20_Internet_20_Link">
</text:a>
 .</text:p>
      <text:p text:style-name="P4">
News Source: <text:a xlink:type="simple" xlink:href="https://www.ukrinform.ua/rubric-vidbudova/3714169-meskanciv-gromad-slid-maksimalno-zalucati-do-procesu-vidnovlenna-ekspert.html" text:style-name="Internet_20_link" text:visited-style-name="Visited_20_Internet_20_Link">
https://www.ukrinform.ua/rubric-vidbudova/3714169-meskanciv-gromad-slid-maksimalno-zalucati-do-procesu-vidnovlenna-ekspert.html</text:a>
</text:p>
      <!--NEWS-->
      <text:h text:style-name="P10" text:outline-level="1">
<text:span text:style-name="T4">
Portugal joined the aviation coalition and is ready to train Ukrainian pilots and mechanics - Dmytro Kuleba</text:span>
</text:h>
      <text:p text:style-name="P4">
Author: ['АРМІЯINFORM']</text:p>
      <text:p text:style-name="P4">
Time: 2023-05-25T19:00:00-04:00</text:p>
      <text:p text:style-name="P4">
Description: About the cubic meter of the law enforcement officer of the Klacksa. PID Hour Vizita to Lisabon ... War with Ukraine 2022, War with Ukraine Latest News Today, News War with Ukraine 2022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646df20f857a7414596175_820x360.jpeg" text:style-name="Internet_20_link" text:visited-style-name="Visited_20_Internet_20_Link">
646df20f857a7414596175_820x360.jpeg</text:a>
']</text:p>
      <text:p text:style-name="P4">
Tags: ['STOPRUSSIA', 'АГРЕСІЯ РФ', 'ВІЙНА', 'ВТОРГНЕННЯ РФ', 'ДМИТРО КУЛЕБА', 'ПОРТУГАЛІЯ']</text:p>
      <text:p text:style-name="P4">
Category: News</text:p>
      <!--METADATA-->
      <text:p text:style-name="P4">
<draw:frame draw:style-name="fr1" draw:name="Image186" text:anchor-type="as-char" svg:width="6.9236in" svg:height="4.863407in" draw:z-index="0">
<draw:image xlink:href="../Images/AРМІЯINFORM/2023-05-25T19-00-00-04-00/646df20f857a7414596175_820x360.jpeg" xlink:type="simple" xlink:show="embed" xlink:actuate="onLoad" draw:mime-type="image/jpeg"/>
</draw:frame>
About it <text:a xlink:type="simple" xlink:href="https://porto.mfa.gov.ua/news/dmitro-kuleba-portugaliya-priyednalasya-do-aviacijnoyi-koaliciyi-gotova-trenuvati-ukrayinskih-pilotiv-i-mehanikiv" text:style-name="Internet_20_link" text:visited-style-name="Visited_20_Internet_20_Link">
reports</text:a>
Ministry of Foreign Affairs of Ukraine.</text:p>
      <text:p text:style-name="P4">
During his visit to Lisbon, the Minister of Foreign Affairs of Ukraine Dmitry Kulebabaprov has negotiated with the Minister of Foreign Affairs ZOAU Kravinho Taminister's defense of Defense Elena Carreirash.</text:p>
      <text:p text:style-name="P4">
The head of Ukrainian diplomacy told Portuguese partners in detail at the front and outlined the military needs of Ukraine for effective defense and counter -offensive operations.</text:p>
      <text:p text:style-name="P4">
"Portugal has demonstrated leadership by joining the tank coalition. In the intensification of Russian missile shelling of Ukrainian cities Isil, it is critical that Ukraine is able to drop Russia of the Ukrainian sky," the minister stressed.</text:p>
      <text:p text:style-name="P4">
In this connection, Dmytro Kuleba expressed his gratitude to the Portugal government for the decision to join the aviation coalition by training Ukrainian pilots of Tamhechanics on Western fighting aircraft.</text:p>
      <text:p text:style-name="P4">
The Portuguese side also confirmed his willingness to support Ukraine's path to membership in the European Union.</text:p>
      <text:p text:style-name="P4">
The Foreign Ministers of Ukraine and Portugal coordinated positions in the context of NATO summit preparation in Vilnius. Dmytro Kuleba emphasized the importance of the political decision to determine the algorithm of Ukraine's accession to the Alliance.</text:p>
      <text:p text:style-name="P4">
The ministers also discussed the prosecution of Russia and its reference for crimes against Ukraine, including the creation of a special tribunal on aggression.</text:p>
      <text:p text:style-name="P4">
Dmytro Kuleba also paid special attention to the formula of the President Vladimrazellensky peace as a path to establishing a just and long -term peace in Ukraine, expanding its circle of support, in particular through the accession of the countries of the global south.</text:p>
      <text:p text:style-name="P4">
News Source: <text:a xlink:type="simple" xlink:href="https://armyinform.com.ua/2023/05/25/portugaliya-pryyednalasya-do-aviaczijnoyi-koalicziyi-gotova-trenuvaty-ukrayinskyh-pilotiv-i-mehanikiv-dmytro-kuleba/" text:style-name="Internet_20_link" text:visited-style-name="Visited_20_Internet_20_Link">
https://armyinform.com.ua/2023/05/25/portugaliya-pryyednalasya-do-aviaczijnoyi-koalicziyi-gotova-trenuvaty-ukrayinskyh-pilotiv-i-mehanikiv-dmytro-kuleba/</text:a>
</text:p>
      <!--NEWS-->
      <text:h text:style-name="P10" text:outline-level="1">
<text:span text:style-name="T4">
At the PACE Bureau, the Declaration on the results of the Council of Europe Summit in Reykjavik was approved</text:span>
</text:h>
      <text:p text:style-name="P4">
Authors: Ukrinform (Person)</text:p>
      <text:p text:style-name="P4">
Publisher: Укринформ (Organization)</text:p>
      <text:p text:style-name="P4">
Published Time: 2023-05-25T19:01:56+03:00</text:p>
      <text:p text:style-name="P4">
Modified Time: 2023-05-25T19:01:56+03:00</text:p>
      <text:p text:style-name="P4">
Description: At a meeting of the Bureau of the Parliamentary Assembly of the Council of Europe, they adopted a Declaration on the results of the recent Summit of the Council of Europe in Reykjavik. - Ukrinform.</text:p>
      <text:p text:style-name="P4">
Images: ['<text:a xlink:type="simple" xlink:href="https://static.ukrinform.com/photos/2019_06/thumb_files/630_360_1561910355-909.jpg" text:style-name="Internet_20_link" text:visited-style-name="Visited_20_Internet_20_Link">
630_360_15619...</text:a>
']</text:p>
      <text:p text:style-name="P4">
Tags: ['Кравчук', 'ПАРЄ', 'Слуга народу']</text:p>
      <text:p text:style-name="P4">
Type: Article</text:p>
      <!--METADATA-->
      <text:p text:style-name="P4">
<draw:frame draw:style-name="fr1" draw:name="Image187" text:anchor-type="as-char" svg:width="6.9236in" svg:height="3.956343in" draw:z-index="0">
<draw:image xlink:href="../Images/yкринформ/2023-05-25T19-01-56-03-00/630_360_1561910355-909.jpg" xlink:type="simple" xlink:show="embed" xlink:actuate="onLoad" draw:mime-type="image/jpeg"/>
</draw:frame>
The Bureau of the Parliamentary Assembly of the Council of Europe approved the Declaration of the Recent Summit of the Council of Europe in Reykjavik.</text:p>
      <text:p text:style-name="P4">
The deputy chairman of the parliamentary faction "Servant of the People", a member delegation in PACE Eugene Kravchuk reported in <text:a xlink:type="simple" xlink:href="https://www.facebook.com/603402597/posts/pfbid021htf7xc8LsGrbRUvd5fdD1FHxnbNpAmBGb6PP3wwdryXQNLryHznaFeCsomCUQ9xl/" text:style-name="Internet_20_link" text:visited-style-name="Visited_20_Internet_20_Link">
</text:a>
, reports Ukrinform.</text:p>
      <text:p text:style-name="P4">
"They approved the Declaration on the results of the recent Summit of the Council of Europe Wrasshavik," she informed.</text:p>
      <text:p text:style-name="P4">
<text:span text:style-name="T4">
 Read also: </text:span>
 <text:a xlink:type="simple" xlink:href="https://www.ukrinform.ua/rubric-polytics/3711826-prezident-pare-ukraini-samij-virisuvati-koli-provoditi-vibori.html" text:style-name="Internet_20_link" text:visited-style-name="Visited_20_Internet_20_Link">
<text:span text:style-name="T4">
 PACE </text:span>
</text:a>
According to the People's Deputy, the Declaration welcomes the decision to establish the registries caused by Ukraine, as well as to restore the assurance that the PACE will provide Ukraine support as much as it will be needed.</text:p>
      <text:p text:style-name="P4">
In addition, Kravchuk said that the Declaration enshrines the PACE's desire for assimilation aimed at bringing the senior leadership of the Russian Federation of reference, in particular by creating a special tribunal for the crime of aggression against Ukraine.</text:p>
      <text:p text:style-name="P4">
She reported that at the meeting also supported the proposal to carry out the debatis with an urgent procedure for preventing Russian and Belarusian athletes in the Olympic Games.</text:p>
      <text:p text:style-name="P4">
<text:span text:style-name="T4">
 Read also: </text:span>
 <text:a xlink:type="simple" xlink:href="https://www.ukrinform.ua/rubric-polytics/3710110-prezident-pare-planue-vidvidati-ukrainu.html" text:style-name="Internet_20_link" text:visited-style-name="Visited_20_Internet_20_Link">
<text:span text:style-name="T4">
 PACE </text:span>
</text:a>
"The PACE Committee on Culture, which I head, will prepare the relevant resolution of the June PACE session in Strasbourg," she added.</text:p>
      <text:p text:style-name="P4">
Kravchuk noted that the Legal Committee will prepare a resolution on the 90th anniversary of the 1932-1933 years in Ukraine. According to her, the corresponding submission was paid.</text:p>
      <text:p text:style-name="P4">
It was reported that in the capital of Iceland, on May 16-17, a two-day Samothal of states and governments of 46 member countries of the Council of Europe took place. One of the main issues of the full -time summit was the creation of an international register of losses caused by Russia's aggression against Ukraine.</text:p>
      <text:p text:style-name="P4">
In the final declaration of the summit of state and governments, 46 participating countries were assured of the continuation of Ukraine's support "as much as it will be necessary", and supported the principles of the Ukrainian formula of peace and declared the prosecution of punishment of the Russian Federation for crime.</text:p>
      <text:p text:style-name="P4">
News Source: <text:a xlink:type="simple" xlink:href="https://www.ukrinform.ua/rubric-polytics/3714170-na-zasidanni-buro-pare-uhvalili-deklaraciu-sodo-rezultativ-samitu-radi-evropi-v-rejkaviku.html" text:style-name="Internet_20_link" text:visited-style-name="Visited_20_Internet_20_Link">
https://www.ukrinform.ua/rubric-polytics/3714170-na-zasidanni-buro-pare-uhvalili-deklaraciu-sodo-rezultativ-samitu-radi-evropi-v-rejkaviku.html</text:a>
</text:p>
      <!--NEWS-->
      <text:h text:style-name="P10" text:outline-level="1">
<text:span text:style-name="T4">
Odessa's authorities told under what conditions the beaches will open</text:span>
</text:h>
      <text:p text:style-name="P4">
Authors: Ukrinform (Person)</text:p>
      <text:p text:style-name="P4">
Publisher: Укринформ (Organization)</text:p>
      <text:p text:style-name="P4">
Published Time: 2023-05-25T19:09:00+03:00</text:p>
      <text:p text:style-name="P4">
Modified Time: 2023-05-25T19:09:00+03:00</text:p>
      <text:p text:style-name="P4">
Description: Some beaches in Odessa may open after June 5, but for this purpose municipal authorities and tenants must fulfill a number of conditions for ensuring the safety of people. - Ukrinform.</text:p>
      <text:p text:style-name="P4">
Images: ['<text:a xlink:type="simple" xlink:href="https://static.ukrinform.com/photos/2017_08/thumb_files/630_360_1502702596-5394-otdyh-na-dikih-plazah-odesskoj-oblasti-foto-vladimir-tarasov-ukrinform.jpg" text:style-name="Internet_20_link" text:visited-style-name="Visited_20_Internet_20_Link">
630_360_15027...</text:a>
']</text:p>
      <text:p text:style-name="P4">
Tags: ['Одеса', 'Пляжний сезон', 'Відпочинок', 'Безпека']</text:p>
      <text:p text:style-name="P4">
Type: Article</text:p>
      <!--METADATA-->
      <text:p text:style-name="P4">
<draw:frame draw:style-name="fr1" draw:name="Image188" text:anchor-type="as-char" svg:width="6.9236in" svg:height="3.956343in" draw:z-index="0">
<draw:image xlink:href="../Images/yкринформ/2023-05-25T19-09-00-03-00/630_360_1502702596-5394-otdyh-na-dikih-plazah-odesskoj-oblasti-foto-vladimir-tarasov-ukrinform.jpg" xlink:type="simple" xlink:show="embed" xlink:actuate="onLoad" draw:mime-type="image/jpeg"/>
</draw:frame>
Some of the beaches of Odessa may open after June 5, but for this purpose municipal authorities, tenants must fulfill a number of conditions for ensuring the safety of people.</text:p>
      <text:p text:style-name="P4">
The head of the Odessa district administration Yuri Kruk told this during a briefing at the Media Center Odesa, Ukrinform reports.</text:p>
      <text:p text:style-name="P4">
“The conditions are as follows: the bathing area should be fenced off by appropriate means. The traverses should be stretched with buoys every 50 m. Not less meters. This makes it impossible to get into the mines into the area of possible damage, ”Kruk said.</text:p>
      <text:p text:style-name="P4">
He also clarified that <text:a xlink:type="simple" xlink:href="https://www.ukrinform.ua/tag-plaz" text:style-name="Internet_20_link" text:visited-style-name="Visited_20_Internet_20_Link">
</text:a>
Supervisory points should be equipped at the end of the traverses, and the rescuers with binoculars should be reversed on the beaches. In addition, the beaches should contain the evacuation routes of citizens to equipped shelters and installed air alarm system.</text:p>
      <text:p text:style-name="P4">
The official added that access to the beaches will only be opened from 8:00 to 8:00 pm, and the divers should be checked periodically.</text:p>
      <text:p text:style-name="P4">
<text:span text:style-name="T4">
 Read also: </text:span>
 <text:a xlink:type="simple" xlink:href="https://www.ukrinform.ua/rubric-regions/3713606-plazi-cornomorska-zakriti-dla-kupanna.html" text:style-name="Internet_20_link" text:visited-style-name="Visited_20_Internet_20_Link">
<text:span text:style-name="T4">
 Beach </text:span>
</text:a>
By June 5, a specially created City Council Commission must provide Dowov's proposals on beaches that can be opened for people. After that, the final decision of the coast will make the OVA and the military command.</text:p>
      <text:p text:style-name="P4">
As reported by Ukrinform, in the Odessa district military administration reported <text:a xlink:type="simple" xlink:href="https://www.ukrinform.ua/rubric-regions/3713684-vid-lanzerona-do-16-stancii-velikogo-fontanu-odeski-plazi-gotuut-do-castkovogo-dostupu.html" text:style-name="Internet_20_link" text:visited-style-name="Visited_20_Internet_20_Link">
</text:a>
from Langeron to 16 of the Great Fountain Station.</text:p>
      <text:p text:style-name="P4">
News Source: <text:a xlink:type="simple" xlink:href="https://www.ukrinform.ua/rubric-regions/3714175-vlada-odesi-rozpovila-za-akih-umov-vidkriut-plazi.html" text:style-name="Internet_20_link" text:visited-style-name="Visited_20_Internet_20_Link">
https://www.ukrinform.ua/rubric-regions/3714175-vlada-odesi-rozpovila-za-akih-umov-vidkriut-plazi.html</text:a>
</text:p>
      <!--NEWS-->
      <text:h text:style-name="P10" text:outline-level="1">
<text:span text:style-name="T4">
Kyiv protects the most modern air defense systems - Klitschko</text:span>
</text:h>
      <text:p text:style-name="P4">
Authors: Ukrinform (Person)</text:p>
      <text:p text:style-name="P4">
Publisher: Укринформ (Organization)</text:p>
      <text:p text:style-name="P4">
Published Time: 2023-05-25T19:10:00+03:00</text:p>
      <text:p text:style-name="P4">
Modified Time: 2023-05-25T19:10:00+03:00</text:p>
      <text:p text:style-name="P4">
Description: Kievans protect the most modern air defense systems. - Ukrinform.</text:p>
      <text:p text:style-name="P4">
Images: ['<text:a xlink:type="simple" xlink:href="https://static.ukrinform.com/photos/2022_12/thumb_files/630_360_1669908514-938.jpg" text:style-name="Internet_20_link" text:visited-style-name="Visited_20_Internet_20_Link">
630_360_16699...</text:a>
']</text:p>
      <text:p text:style-name="P4">
Tags: ['Київ', 'Київський безпековий форум', 'Війна з Росією', 'ППО']</text:p>
      <text:p text:style-name="P4">
Type: Article</text:p>
      <!--METADATA-->
      <text:p text:style-name="P4">
<draw:frame draw:style-name="fr1" draw:name="Image189" text:anchor-type="as-char" svg:width="6.9236in" svg:height="3.956343in" draw:z-index="0">
<draw:image xlink:href="../Images/yкринформ/2023-05-25T19-10-00-03-00/630_360_1669908514-938.jpg" xlink:type="simple" xlink:show="embed" xlink:actuate="onLoad" draw:mime-type="image/jpeg"/>
</draw:frame>
The most modern air defense systems are kiped.</text:p>
      <text:p text:style-name="P4">
Kyiv Mayor Vitaliy Klitschko told reporters at the Polyakhiv Security Forum, Ukrinform correspondent reports.</text:p>
      <text:p text:style-name="P4">
“We are protected by all kinds of weapons. I can't call them, it is a question of the Dovian. But I can say that Kyivans is protected by the most modern air defense systems. You see the pre -attacks of all attacks that the city is much better protected than several years ago, ”Klitschko emphasized.</text:p>
      <text:p text:style-name="P4">
He noted that Ukrainian <text:a xlink:type="simple" xlink:href="https://www.ukrinform.ua/tag-ppo" text:style-name="Internet_20_link" text:visited-style-name="Visited_20_Internet_20_Link">
</text:a>
She knocked down even the dagger routes that the Russians are so proud of.</text:p>
      <text:p text:style-name="P4">
<text:span text:style-name="T4">
 Read also: </text:span>
 <text:a xlink:type="simple" xlink:href="https://www.ukrinform.ua/rubric-kyiv/3713890-dla-zahistu-kieva-zastosuvali-zenitni-sau-gepard-naev.html" text:style-name="Internet_20_link" text:visited-style-name="Visited_20_Internet_20_Link">
<text:span text:style-name="T4">
 Naev </text:span>
</text:a>
The mayor added that during the last attacks on the capital there were no dead, but several people were injured.</text:p>
      <text:p text:style-name="P4">
As reported by Ukrinform, Ukrainian air defense on the night of May 25 <text:a xlink:type="simple" xlink:href="https://www.ukrinform.ua/rubric-ato/3713797-ukrainska-ppo-znisila-vsi-sahedi-aki-vnoci-atakuvali-stolicu.html" text:style-name="Internet_20_link" text:visited-style-name="Visited_20_Internet_20_Link">
</text:a>
that attacked the capital.</text:p>
      <text:p text:style-name="P4">
News Source: <text:a xlink:type="simple" xlink:href="https://www.ukrinform.ua/rubric-kyiv/3714178-kiiv-zahisaut-najsucasnisi-sistemi-ppo-klicko.html" text:style-name="Internet_20_link" text:visited-style-name="Visited_20_Internet_20_Link">
https://www.ukrinform.ua/rubric-kyiv/3714178-kiiv-zahisaut-najsucasnisi-sistemi-ppo-klicko.html</text:a>
</text:p>
      <!--NEWS-->
      <text:h text:style-name="P10" text:outline-level="1">
<text:span text:style-name="T4">
Commanders of the Navy of Ukraine and Lithuania discussed promising areas of cooperation between fleets</text:span>
</text:h>
      <text:p text:style-name="P4">
Authors: Ukrinform (Person)</text:p>
      <text:p text:style-name="P4">
Publisher: Укринформ (Organization)</text:p>
      <text:p text:style-name="P4">
Published Time: 2023-05-25T19:20:06+03:00</text:p>
      <text:p text:style-name="P4">
Modified Time: 2023-05-25T19:20:06+03:00</text:p>
      <text:p text:style-name="P4">
Description: Commanders of the Naval Forces of the Armed Forces of Ukraine and the Republic of Lithuania Viecadmiral Alexei Shepap and Captain of the 1st rank Gyedrius Primeniecas discussed promising directions of military cooperation between fleets. - Ukrinform.</text:p>
      <text:p text:style-name="P4">
Images: ['<text:a xlink:type="simple" xlink:href="https://static.ukrinform.com/photos/2020_07/thumb_files/630_360_1593958626-145.jpg" text:style-name="Internet_20_link" text:visited-style-name="Visited_20_Internet_20_Link">
630_360_15939...</text:a>
']</text:p>
      <text:p text:style-name="P4">
Tags: ['Литва', 'ВМС України', 'Неїжпапа']</text:p>
      <text:p text:style-name="P4">
Type: Article</text:p>
      <!--METADATA-->
      <text:p text:style-name="P4">
<draw:frame draw:style-name="fr1" draw:name="Image190" text:anchor-type="as-char" svg:width="6.9236in" svg:height="3.956343in" draw:z-index="0">
<draw:image xlink:href="../Images/yкринформ/2023-05-25T19-20-06-03-00/630_360_1593958626-145.jpg" xlink:type="simple" xlink:show="embed" xlink:actuate="onLoad" draw:mime-type="image/jpeg"/>
</draw:frame>
Commanders of the Naval Forces of the Armed Forces of Ukraine and the Lithuanian Republic of Viceadmiral Alexei Shepap and Captain of the 1st rank of Gilspremenecrek discussed perspective directions of military cooperation with interflot.</text:p>
      <text:p text:style-name="P4">
According to Ukrinform, the Navy of the Armed Forces of Ukraine reported in <text:a xlink:type="simple" xlink:href="https://www.facebook.com/100064727737034/posts/pfbid02fz2L9zcXAd32QyFMXqgLbhTdvHpiDHSSoZ7JeDRMtyxdaRJQe8fYhiX2RrhbdofYl/" text:style-name="Internet_20_link" text:visited-style-name="Visited_20_Internet_20_Link">
</text:a>
.</text:p>
      <text:p text:style-name="P4">
Також командувачі обговорили потреби та пріоритети підготовки особового складуукраїнських Військово-морських сил.</text:p>
      <text:p text:style-name="P4">
<text:span text:style-name="T4">
Читайте також:</text:span>
 <text:a xlink:type="simple" xlink:href="https://www.ukrinform.ua/rubric-polytics/3709954-dla-bezpeki-sudnoplavstva-v-cornomu-ta-azovskomu-morah-ukraina-mae-stvoriti-flot-deputat.html" text:style-name="Internet_20_link" text:visited-style-name="Visited_20_Internet_20_Link">
 </text:a>
The meeting took place during a visit to the Lithuanian delegation to the Navy of the Armed Forces. Foreignities visited a number of military infrastructure sites, inspected modern equipment that use Ukrainian Marines, and got acquainted with the attacks of one of the military objects by the drones of the Russian Federation.</text:p>
      <text:p text:style-name="P4">
She was thanked the Lithuanian side for the support of Ukrainians and the Armed Forces, as well as the main attention to the events that take place in Ukraine.</text:p>
      <text:p text:style-name="P4">
Commanders paid considerable attention to the issues of security situation in the areas of implementation of tasks of the Navy units of Ukraine and the peculiarities of enemy troops.</text:p>
      <text:p text:style-name="P4">
<text:span text:style-name="T4">
 Read also: </text:span>
 <text:a xlink:type="simple" xlink:href="https://www.ukrinform.ua/rubric-crimea/3702412-neizpapa-perekonanij-so-ukrainski-prapori-nevdovzi-znov-zamajorat-nad-krimom.html" text:style-name="Internet_20_link" text:visited-style-name="Visited_20_Internet_20_Link">
<text:span text:style-name="T4">
 ITPAPA </text:span>
</text:a>
According to Ukrinform, according to the Deputy Chairman of the Verkhovna Rada Committee on National Security, Defense and Intelligence of Yegor Chernev, it is one of Ukraine to create its own fleet.</text:p>
      <text:p text:style-name="P4">
News Source: <text:a xlink:type="simple" xlink:href="https://www.ukrinform.ua/rubric-ato/3714181-komanduvaci-vms-ukraini-ta-litvi-obgovorili-perspektivni-napramki-spivpraci-miz-flotami.html" text:style-name="Internet_20_link" text:visited-style-name="Visited_20_Internet_20_Link">
https://www.ukrinform.ua/rubric-ato/3714181-komanduvaci-vms-ukraini-ta-litvi-obgovorili-perspektivni-napramki-spivpraci-miz-flotami.html</text:a>
</text:p>
      <!--NEWS-->
      <text:h text:style-name="P10" text:outline-level="1">
<text:span text:style-name="T4">
Ukrainian Yastremskaya won Minnene and will play in the main part of Rolan Garros</text:span>
</text:h>
      <text:p text:style-name="P4">
Authors: Ukrinform (Person)</text:p>
      <text:p text:style-name="P4">
Publisher: Укринформ (Organization)</text:p>
      <text:p text:style-name="P4">
Published Time: 2023-05-25T19:26:52+03:00</text:p>
      <text:p text:style-name="P4">
Modified Time: 2023-05-25T19:26:52+03:00</text:p>
      <text:p text:style-name="P4">
Description: Ukrainian tennis player Diana Yastremskaya ( # 144 WTA) won the representative of Belgium Gret Minnen ( # 119 WTA) in the final part of the qualification to the Open French Championship in tennis. - Ukrinform.</text:p>
      <text:p text:style-name="P4">
Images: ['<text:a xlink:type="simple" xlink:href="https://static.ukrinform.com/photos/2023_05/thumb_files/630_360_1685031953-951.jpg" text:style-name="Internet_20_link" text:visited-style-name="Visited_20_Internet_20_Link">
630_360_16850...</text:a>
']</text:p>
      <text:p text:style-name="P4">
Tags: ['Теніс', 'Даяна Ястремська']</text:p>
      <text:p text:style-name="P4">
Type: Article</text:p>
      <!--METADATA-->
      <text:p text:style-name="P4">
<draw:frame draw:style-name="fr1" draw:name="Image191" text:anchor-type="as-char" svg:width="6.9236in" svg:height="3.956343in" draw:z-index="0">
<draw:image xlink:href="../Images/yкринформ/2023-05-25T19-26-52-03-00/630_360_1685031953-951.jpg" xlink:type="simple" xlink:show="embed" xlink:actuate="onLoad" draw:mime-type="image/jpeg"/>
</draw:frame>
Ukrainian -skeleton Diana Yastremskaya(№144 WTA)Belgium's representative of Gretminnen won(№119 WTA)in the final part of the qualification to the Open Tennis Championship.</text:p>
      <text:p text:style-name="P4">
Yastremskaya won Minnet with a score of 6: 2, 2: 6, 6: 4, transmits Ukrinform.</text:p>
      <text:p text:style-name="P4">
It was the third meeting of the tennis player, Yastremskaya won the second time.</text:p>
      <text:p text:style-name="P4">
The victory allowed Ukrainians to qualify to the main part of the French Open.</text:p>
      <text:p text:style-name="P4">
<text:span text:style-name="T4">
 Read also: </text:span>
 <text:a xlink:type="simple" xlink:href="https://www.ukrinform.ua/rubric-sports/3714151-svitolina-peremogla-sianu-rosianku-na-slahu-do-pivfinalu-turniru-wta-u-francii.html" text:style-name="Internet_20_link" text:visited-style-name="Visited_20_Internet_20_Link">
</text:a>
It was reported that 6 Ukrainian women, including Kateryna Bindl, Diana Yastremskaya, Marta Kostyuk, Lesya Tsurenko, Helinasvitolin and Angelina Kalinina, start in the main part of the tournament.</text:p>
      <text:p text:style-name="P4">
Photo: btu.org.ua</text:p>
      <text:p text:style-name="P4">
News Source: <text:a xlink:type="simple" xlink:href="https://www.ukrinform.ua/rubric-sports/3714183-ukrainka-astremska-peremogla-minnen-i-zigrae-v-osnovnij-castini-rolan-garros.html" text:style-name="Internet_20_link" text:visited-style-name="Visited_20_Internet_20_Link">
https://www.ukrinform.ua/rubric-sports/3714183-ukrainka-astremska-peremogla-minnen-i-zigrae-v-osnovnij-castini-rolan-garros.html</text:a>
</text:p>
      <!--NEWS-->
      <text:h text:style-name="P10" text:outline-level="1">
<text:span text:style-name="T4">
Sanctions against the Russian Federation must comply with all countries - President of Cyprus</text:span>
</text:h>
      <text:p text:style-name="P4">
Authors: Ukrinform (Person)</text:p>
      <text:p text:style-name="P4">
Publisher: Укринформ (Organization)</text:p>
      <text:p text:style-name="P4">
Published Time: 2023-05-25T19:27:12+03:00</text:p>
      <text:p text:style-name="P4">
Modified Time: 2023-05-25T19:27:12+03:00</text:p>
      <text:p text:style-name="P4">
Description: The Republic of Cyprus complies with sanctions imposed against Russia through its aggression against Ukraine, and emphasizes the need for their implementation by all countries. - Ukrinform.</text:p>
      <text:p text:style-name="P4">
Images: ['<text:a xlink:type="simple" xlink:href="https://static.ukrinform.com/photos/2023_05/thumb_files/630_360_1683865111-802.png" text:style-name="Internet_20_link" text:visited-style-name="Visited_20_Internet_20_Link">
630_360_16838...</text:a>
']</text:p>
      <text:p text:style-name="P4">
Tags: ['Кіпр', 'Санкції', 'Шольц']</text:p>
      <text:p text:style-name="P4">
Type: Article</text:p>
      <!--METADATA-->
      <text:p text:style-name="P4">
<draw:frame draw:style-name="fr1" draw:name="Image192" text:anchor-type="as-char" svg:width="6.9236in" svg:height="3.956343in" draw:z-index="0">
<draw:image xlink:href="../Images/yкринформ/2023-05-25T19-27-12-03-00/630_360_1683865111-802.png" xlink:type="simple" xlink:show="embed" xlink:actuate="onLoad" draw:mime-type="image/png"/>
</draw:frame>
The Republicipr adheres to sanctions imposed against Russia through its aggression against Ukraine, and emphasizes the need for their implementation by all countries.</text:p>
      <text:p text:style-name="P4">
This was stated by the President of the Republic of Cyprus Nikos Khristodulida at a press conference with Chancellor Olaf Scholts after negotiations in Berlin, Ukrinform reports.</text:p>
      <text:p text:style-name="P4">
“The Republic of Cyprus is on the right side of history. We cannot take the attack of the sprouttorial integrity of any state. We must clearly state that all decisions made to the EU, in particular sanctions, should be fulfilled by everyone so that they do not ask them to question their effectiveness, ”Khristodulida said.</text:p>
      <text:p text:style-name="P4">
<text:span text:style-name="T4">
 Read also: </text:span>
 <text:a xlink:type="simple" xlink:href="https://www.ukrinform.ua/rubric-world/3713767-nato-ocikue-vid-gruzii-dotrimanna-miznarodnih-sankcij-proti-rosii-stoltenberg.html" text:style-name="Internet_20_link" text:visited-style-name="Visited_20_Internet_20_Link">
<text:span text:style-name="T4">
 SANKSCI </text:span>
</text:a>
He stressed that the Republic of Cyprus adheres to all those imposed against the RFS -Stanctions and will continue to do so.</text:p>
      <text:p text:style-name="P4">
The German Chancellor, in turn, assured that Germany would assist Ukraine - financial, economic, humanitarian, military - as much as it will be.</text:p>
      <text:p text:style-name="P4">
Cyprus was reportedly taken to strict measures for persons and companies that are given to the United States and the United Kingdom, helped Russian oligarchs to go through the war -introduced war against Ukraine.</text:p>
      <text:p text:style-name="P4">
<text:span text:style-name="T4">
 Read also: </text:span>
 <text:a xlink:type="simple" xlink:href="https://www.ukrinform.ua/rubric-polytics/3713121-solc-vpevnenij-so-ukraina-peremoze-ta-stane-clenom-es.html" text:style-name="Internet_20_link" text:visited-style-name="Visited_20_Internet_20_Link">
<text:span text:style-name="T4">
 SHOLC </text:span>
</text:a>
The United Kingdom and the United States imposed sanctions on 13 Cyprus citizens and companies that, according to them, helped Russian oligarchs to circumvent sanctions and hide financial assets after a full -scale invasion of the Russian Federation into Ukraine in 2022.</text:p>
      <text:p text:style-name="P4">
News Source: <text:a xlink:type="simple" xlink:href="https://www.ukrinform.ua/rubric-world/3714184-sankcii-proti-rf-maut-vikonuvati-vsi-kraini-prezident-kipru.html" text:style-name="Internet_20_link" text:visited-style-name="Visited_20_Internet_20_Link">
https://www.ukrinform.ua/rubric-world/3714184-sankcii-proti-rf-maut-vikonuvati-vsi-kraini-prezident-kipru.html</text:a>
</text:p>
      <!--NEWS-->
      <text:h text:style-name="P10" text:outline-level="1">
<text:span text:style-name="T4">
In Irpen, the new mural was devoted to the city defenders</text:span>
</text:h>
      <text:p text:style-name="P4">
Authors: Ukrinform (Person)</text:p>
      <text:p text:style-name="P4">
Publisher: Укринформ (Organization)</text:p>
      <text:p text:style-name="P4">
Published Time: 2023-05-25T19:29:00+03:00</text:p>
      <text:p text:style-name="P4">
Modified Time: 2023-05-25T19:29:00+03:00</text:p>
      <text:p text:style-name="P4">
Description: In the center of Irpen, a new mural "Irpen's heroes will remember the whole world", dedicated to the defenders of the city who fought with the Russian invaders, appeared on the wall of one of the multi -storey buildings. - Ukrinform.</text:p>
      <text:p text:style-name="P4">
Images: ['<text:a xlink:type="simple" xlink:href="https://static.ukrinform.com/photos/2023_05/thumb_files/630_360_1685031799-112.jpg" text:style-name="Internet_20_link" text:visited-style-name="Visited_20_Internet_20_Link">
630_360_16850...</text:a>
', '<text:a xlink:type="simple" xlink:href="https://static.ukrinform.com/photos/2023_05/1685031784-701.jpg" text:style-name="Internet_20_link" text:visited-style-name="Visited_20_Internet_20_Link">
1685031784-70...</text:a>
']</text:p>
      <text:p text:style-name="P4">
Tags: ['Ірпінь', 'Мурал']</text:p>
      <text:p text:style-name="P4">
Type: Article</text:p>
      <!--METADATA-->
      <text:p text:style-name="P4">
<draw:frame draw:style-name="fr1" draw:name="Image193" text:anchor-type="as-char" svg:width="6.9236in" svg:height="3.956343in" draw:z-index="0">
<draw:image xlink:href="../Images/yкринформ/2023-05-25T19-29-00-03-00/630_360_1685031799-112.jpg" xlink:type="simple" xlink:show="embed" xlink:actuate="onLoad" draw:mime-type="image/jpeg"/>
</draw:frame>
A new mural "Heroes of Irpenya will be released on the wall of one of the multi -storey buildings will appear on the wall of one of the multi -storey buildings" dedicated to the defenders of the city who fought the Rabbit occupiers.</text:p>
      <text:p text:style-name="P4">
This was reported by Ukrinform correspondent.</text:p>
      <text:p text:style-name="P4">
<text:a xlink:type="simple" xlink:href="https://www.ukrinform.ua/tag-mural" text:style-name="Internet_20_link" text:visited-style-name="Visited_20_Internet_20_Link">
</text:a>
Created on the initiative of the owner of the SOVA cafe "SOVA" Roman Yavorsky, who personally participated in the Irpen's Vehoron.</text:p>
      <text:p text:style-name="P4">
<draw:frame draw:style-name="fr1" draw:name="Image194" text:anchor-type="as-char" svg:width="6.9236in" svg:height="3.89773in" draw:z-index="0">
<draw:image xlink:href="../Images/yкринформ/2023-05-25T19-29-00-03-00/1685031784-701.jpg" xlink:type="simple" xlink:show="embed" xlink:actuate="onLoad" draw:mime-type="image/jpeg"/>
</draw:frame>
<text:span text:style-name="T4">
 Read also: </text:span>
 <text:a xlink:type="simple" xlink:href="https://www.ukrinform.ua/rubric-vidbudova/3708769-v-irpeni-vidkrili-nove-modulne-mistecko-lastivka.html" text:style-name="Internet_20_link" text:visited-style-name="Visited_20_Internet_20_Link">
</text:a>
The mural depicts a scene of evacuation of peaceful inhabitants through the Romanovric and Ukrainian symbolism - sunflowers and swallows. The phrase is shown on the mural "Irpen's heroes will remember the whole world" From the poem of the author of the book "Battle for Irpin" and the producer of "Forpost Irpin" by Peter Shcherbina.</text:p>
      <text:p text:style-name="P4">
As reported, <text:a xlink:type="simple" xlink:href="https://www.ukrinform.ua/rubric-regions/3706180-u-frankivsku-nikita-titov-stvorue-mural-nadii-dla-likarni.html" text:style-name="Internet_20_link" text:visited-style-name="Visited_20_Internet_20_Link">
</text:a>
</text:p>
      <text:p text:style-name="P4">
News Source: <text:a xlink:type="simple" xlink:href="https://www.ukrinform.ua/rubric-regions/3714186-v-irpeni-novij-mural-prisvatili-zahisnikam-mista.html" text:style-name="Internet_20_link" text:visited-style-name="Visited_20_Internet_20_Link">
https://www.ukrinform.ua/rubric-regions/3714186-v-irpeni-novij-mural-prisvatili-zahisnikam-mista.html</text:a>
</text:p>
      <!--NEWS-->
      <text:h text:style-name="P10" text:outline-level="1">
<text:span text:style-name="T4">
Russia's nuclear weapons are already going to Belarus - Lukashenko</text:span>
</text:h>
      <text:p text:style-name="P4">
Authors: Ukrinform (Person)</text:p>
      <text:p text:style-name="P4">
Publisher: Укринформ (Organization)</text:p>
      <text:p text:style-name="P4">
Published Time: 2023-05-25T19:32:00+03:00</text:p>
      <text:p text:style-name="P4">
Modified Time: 2023-05-25T19:32:00+03:00</text:p>
      <text:p text:style-name="P4">
Description: Oleksandr Lukashenko stated that the Russian Federation has already started moving nuclear ammunition to the territory of Belarus. - Ukrinform.</text:p>
      <text:p text:style-name="P4">
Images: ['<text:a xlink:type="simple" xlink:href="https://static.ukrinform.com/photos/2021_12/thumb_files/630_360_1640869831-423.jpg" text:style-name="Internet_20_link" text:visited-style-name="Visited_20_Internet_20_Link">
630_360_16408...</text:a>
']</text:p>
      <text:p text:style-name="P4">
Tags: ['Білорусь', 'Лукашенко', 'Ядерна зброя', 'Росія']</text:p>
      <text:p text:style-name="P4">
Type: Article</text:p>
      <!--METADATA-->
      <text:p text:style-name="P4">
<draw:frame draw:style-name="fr1" draw:name="Image195" text:anchor-type="as-char" svg:width="6.9236in" svg:height="3.956343in" draw:z-index="0">
<draw:image xlink:href="../Images/yкринформ/2023-05-25T19-32-00-03-00/630_360_1640869831-423.jpg" xlink:type="simple" xlink:show="embed" xlink:actuate="onLoad" draw:mime-type="image/jpeg"/>
</draw:frame>
Oleksandrlukashenko stated that the Russian Federation has already started moving nuclear boobs into the territory of Belarus.</text:p>
      <text:p text:style-name="P4">
About it reports <text:a xlink:type="simple" xlink:href="https://t.me/belta_telegramm/200749" text:style-name="Internet_20_link" text:visited-style-name="Visited_20_Internet_20_Link">
</text:a>
, reports Ukrinform.</text:p>
      <text:p text:style-name="P4">
"He(Russian President Vladimir Putin - Ed.)I informed me that today Winter signed a decree on our actions to place nuclear weapons in Belarus. There was a proconcrat document. The decision was made to develop what was said. We needed to prepare storage locations and more. We did it, Tomuvzh began the movement of nuclear ammunition, "Lukashenko said.</text:p>
      <text:p text:style-name="P4">
<text:span text:style-name="T4">
 Read also: </text:span>
 <text:a xlink:type="simple" xlink:href="https://www.ukrinform.ua/rubric-world/3713904-rosia-rozmistit-u-bilorusi-nestrategicnu-adernu-zbrou-pidpisani-dokumenti.html" text:style-name="Internet_20_link" text:visited-style-name="Visited_20_Internet_20_Link">
<text:span text:style-name="T4">
 nuclear </text:span>
</text:a>
When asked if nuclear weapons are already in Belarus, Lukashenko replied: "Maybe. I will come - I will look."</text:p>
      <text:p text:style-name="P4">
As it was reported, on May 24, Lukashenko arrived with a two -day working visit to Dorozhia.</text:p>
      <text:p text:style-name="P4">
<text:span text:style-name="T4">
 Read also: </text:span>
 <text:a xlink:type="simple" xlink:href="https://www.ukrinform.ua/rubric-world/3712569-lukasenko-pomiluvav-eksredaktora-nexta-protasevica.html" text:style-name="Internet_20_link" text:visited-style-name="Visited_20_Internet_20_Link">
<text:span text:style-name="T4">
 Lukashenko </text:span>
</text:a>
On March 25, Russian President Vladimir Putin said that Russia will accommodate tactical nuclear weapons in Belarus. Prior to that, in February, he announced the "suspension" of Moscow's participation in the contract for reducing the strategic offensive weapons of the SEC.</text:p>
      <text:p text:style-name="P4">
News Source: <text:a xlink:type="simple" xlink:href="https://www.ukrinform.ua/rubric-world/3714187-peremisenna-rosijskoi-adernoi-zbroi-do-bilorusi-rozpocalosa-lukasenko.html" text:style-name="Internet_20_link" text:visited-style-name="Visited_20_Internet_20_Link">
https://www.ukrinform.ua/rubric-world/3714187-peremisenna-rosijskoi-adernoi-zbroi-do-bilorusi-rozpocalosa-lukasenko.html</text:a>
</text:p>
      <!--NEWS-->
      <text:h text:style-name="P10" text:outline-level="1">
<text:span text:style-name="T4">
In five directions per day, 17 combat clashes took place</text:span>
</text:h>
      <text:p text:style-name="P4">
Authors: Ukrinform (Person)</text:p>
      <text:p text:style-name="P4">
Publisher: Укринформ (Organization)</text:p>
      <text:p text:style-name="P4">
Published Time: 2023-05-25T19:38:29+03:00</text:p>
      <text:p text:style-name="P4">
Modified Time: 2023-05-25T19:38:29+03:00</text:p>
      <text:p text:style-name="P4">
Description: Russian troops focus the main efforts on Kupyansk, Lyman, Bakhmut, Avdiiv and Mariinsky directions, and 17 fighting clashes took place during the day. - Ukrinform.</text:p>
      <text:p text:style-name="P4">
Images: ['<text:a xlink:type="simple" xlink:href="https://static.ukrinform.com/photos/2023_05/thumb_files/630_360_1684772474-823.jpg" text:style-name="Internet_20_link" text:visited-style-name="Visited_20_Internet_20_Link">
630_360_16847...</text:a>
']</text:p>
      <text:p text:style-name="P4">
Tags: ['Генштаб', 'ЗСУ', 'Війна з Росією']</text:p>
      <text:p text:style-name="P4">
Type: Article</text:p>
      <!--METADATA-->
      <text:p text:style-name="P4">
<draw:frame draw:style-name="fr1" draw:name="Image196" text:anchor-type="as-char" svg:width="6.9236in" svg:height="3.956343in" draw:z-index="0">
<draw:image xlink:href="../Images/yкринформ/2023-05-25T19-38-29-03-00/630_360_1684772474-823.jpg" xlink:type="simple" xlink:show="embed" xlink:actuate="onLoad" draw:mime-type="image/jpeg"/>
</draw:frame>
Ruskivska focuses major efforts on Kupyansk, Lyman, Bakhmut, Avdiiv and Mariinsky directions, and 17 fighting clashes have been assembled during the day.</text:p>
      <text:p text:style-name="P4">
The General Staff of the Armed Forces of Ukraine reported this in <text:a xlink:type="simple" xlink:href="https://www.facebook.com/GeneralStaff.ua/posts/pfbid02YbUz2j2tFCKN9mYrjXSrmmj8x3LViJQP3EWVG9Knnq7X3vLrysrgFUVtbzTaumsul" text:style-name="Internet_20_link" text:visited-style-name="Visited_20_Internet_20_Link">
</text:a>
Having published the prompt information as of 18:00 on May 25, reports Ukrinform.</text:p>
      <text:p text:style-name="P4">
The aviation of defense forces reportedly struck four strikes of the Personnel and military equipment of the Russians in the day.</text:p>
      <text:p text:style-name="P4">
The units of rocket troops and artillery of the Armed Forces, for their part, struck two areas of living force, ammunition composition, radar station of the enemy Yartyleurian unit in fire positions.</text:p>
      <text:p text:style-name="P4">
Russian invaders in total have carried out about 10 shelling of the reactive volley fire, 48 aviation and two rocket strokes during the day. To realize the latter, the enemy used the C-300 anti-aircraft missiles, directing them to the train infrastructure of the village of Tsirkuni, Kharkiv region, resulting in a private home.</text:p>
      <text:p text:style-name="P4">
<text:span text:style-name="T4">
 Read also: </text:span>
 <text:a xlink:type="simple" xlink:href="https://www.ukrinform.ua/rubric-ato/3714079-na-pivdni-ukrainski-voini-znisili-rosijskij-ural-ta-minomet-z-rozrahunkom.html" text:style-name="Internet_20_link" text:visited-style-name="Visited_20_Internet_20_Link">
<text:span text:style-name="T4">
 destroyed </text:span>
</text:a>
"The probability of missile and aviation strikes throughout Ukraine is high," the General Staff is warned.</text:p>
      <text:p text:style-name="P4">
On <text:span text:style-name="T4">
 Volynskyi </text:span>
 and <text:span text:style-name="T4">
 Polissya directions </text:span>
 The operational situation did not suffer significant changes, no signs of formation of offensive groups were detected.</text:p>
      <text:p text:style-name="P4">
On <text:span text:style-name="T4">
 Siverskyi </text:span>
 and <text:span text:style-name="T4">
 Slobozhansky directions </text:span>
 The Russian Federation predicts to keep military presence in border areas with Ukraine.</text:p>
      <text:p text:style-name="P4">
Mortar and artillery strikes of the enemy during the day were killed by Kamyanskloboda and Guy of Chernihiv region, Khodyne, Volodymyrivka, Oleksandrivka Ivlyk Pisarivka of Sumy region, as well as Sagittarius, Krasne, Cherkasy Tyshki, Lukyanka, Neskachnya, Khutivka, Vovchansk.</text:p>
      <text:p text:style-name="P4">
In the <text:span text:style-name="T4">
 Kupyansk direction </text:span>
 Russian troops do not stop attempts to improve tactical traffic. From the aviation invaders were beaten across the Tchaikovka and Kislokivka region.In the <text:span text:style-name="T4">
 Liman direction </text:span>
 During the day, Russian troops conducted unsuccessful successive actions in the Bigorivka area of Luhansk region. Aviation strikes were drawn on its territory. They also hit the aviation in the area of Ivano-Dar'yevka region.</text:p>
      <text:p text:style-name="P4">
Artillery shellings from the invaders were suffered by Makeevka, Nevskoye, Dibrova Iblogorovka, Luhansk region, Ivanivka, Torke, Verkhnamyanskoye and Spearnednonetsk region.</text:p>
      <text:p text:style-name="P4">
<text:span text:style-name="T4">
 Read also: </text:span>
 <text:a xlink:type="simple" xlink:href="https://www.ukrinform.ua/rubric-ato/3713983-sili-oboroni-prodovzuut-rozvivati-uspih-na-pivnicnomu-i-pivdennomu-flangah-bahmuta-nacgvardia.html" text:style-name="Internet_20_link" text:visited-style-name="Visited_20_Internet_20_Link">
</text:a>
In the <text:span text:style-name="T4">
 Bakhmut direction </text:span>
 During the day, the Russians continue to take place in the Bakhmut area. Vasyukivka, Privil, Orikhovo-Vasylivka, Grigorivka, Bakhmut, Kalinovka, Yar, Ivanivske, Stupochka, Predict, Konstantinovka, White Mountain and North Non-Headonetsk region were injured from enemy shelling.</text:p>
      <text:p text:style-name="P4">
In the <text:span text:style-name="T4">
 Avdeevsky direction </text:span>
 The Russian army conducted unsuccessful offensive actions of the Krasnogorivka, from aviation beat around the Avdiivka area. The invaders struck the artillery mans in Avdiivka, Pervomaisky and Karlovka of Donetsk region.</text:p>
      <text:p text:style-name="P4">
In the <text:span text:style-name="T4">
 Marinsky direction </text:span>
 Defense units reflected numerous attacks in the Marinka area. Among other things, the city was experienced from the enemy of aviation strikers and shelling. From the latter, Victory of Donetsk region also suffered.</text:p>
      <text:p text:style-name="P4">
In the <text:span text:style-name="T4">
 mining direction </text:span>
 Russian troops <text:a xlink:type="simple" xlink:href="https://www.ukrinform.ua/tag-obstril" text:style-name="Internet_20_link" text:visited-style-name="Visited_20_Internet_20_Link">
</text:a>
In particular, the carbon and the precase.</text:p>
      <text:p text:style-name="P4">
On <text:span text:style-name="T4">
 Zaporizhzhya </text:span>
 and <text:span text:style-name="T4">
 Kherson directions </text:span>
 invaders continue the Varioron actions. From the aviation the enemy beat the districts of Olgivsky, Gulyaypol Innovodanilovka of Zaporizhzhya region and Novoberislav of Kherson region.</text:p>
      <text:p text:style-name="P4">
Russian shellings suffered a green field, Olgivske, Malynivka, Gulyaipole, Gulyaypil, Magic, Little Tokmachka, Novodanylivka, Shcherbaki, Steppe, Kamianske and Stepnogorsk, Zaporizhzhya region, Kherson, Golden Balka, Novoalekivka, Gavrilivka, Gavrilivka Belozerka, Antonivka and Giant Kherson region.</text:p>
      <text:p text:style-name="P4">
The General Staff confirmed the militarization of the temporarily captured island of Jarilgach. It was determined that the invaders placed about 300 of their military servicemen and 15 foreign production boats stolen in local population.On May 24 it became known that Russian invaders <text:a xlink:type="simple" xlink:href="https://www.ukrinform.ua/rubric-regions/3713652-dzarilgac-stav-povnistu-militarizovanou-zonou-misceva-vlada.html" text:style-name="Internet_20_link" text:visited-style-name="Visited_20_Internet_20_Link">
</text:a>
. Explosions of the illness were heard from the island.</text:p>
      <text:p text:style-name="P4">
<text:span text:style-name="T5">
Foto: General Staff of the Armed Forces</text:span>
</text:p>
      <text:p text:style-name="P4">
News Source: <text:a xlink:type="simple" xlink:href="https://www.ukrinform.ua/rubric-ato/3714190-na-pati-napramkah-za-dobu-vidbulisa-17-bojovih-zitknen.html" text:style-name="Internet_20_link" text:visited-style-name="Visited_20_Internet_20_Link">
https://www.ukrinform.ua/rubric-ato/3714190-na-pati-napramkah-za-dobu-vidbulisa-17-bojovih-zitknen.html</text:a>
</text:p>
      <!--NEWS-->
      <text:h text:style-name="P10" text:outline-level="1">
<text:span text:style-name="T4">
Zabuzhko wrote a book about Ukraine to order an Italian publishing house</text:span>
</text:h>
      <text:p text:style-name="P4">
Authors: Ukrinform (Person)</text:p>
      <text:p text:style-name="P4">
Publisher: Укринформ (Organization)</text:p>
      <text:p text:style-name="P4">
Published Time: 2023-05-25T19:40:27+03:00</text:p>
      <text:p text:style-name="P4">
Modified Time: 2023-05-25T19:40:27+03:00</text:p>
      <text:p text:style-name="P4">
Description: Ukrainian writer Oksana Zabuzhko wrote the book "The Longest Journey" commissioned by an Italian publisher, as Europeans seek to find out the true history of Ukraine. - Ukrinform.</text:p>
      <text:p text:style-name="P4">
Images: ['<text:a xlink:type="simple" xlink:href="https://static.ukrinform.com/photos/2023_05/thumb_files/630_360_1685032727-526.jpeg" text:style-name="Internet_20_link" text:visited-style-name="Visited_20_Internet_20_Link">
630_360_16850...</text:a>
']</text:p>
      <text:p text:style-name="P4">
Tags: ['Форум', 'Львів', 'Забужко']</text:p>
      <text:p text:style-name="P4">
Type: Article</text:p>
      <!--METADATA-->
      <text:p text:style-name="P4">
<draw:frame draw:style-name="fr1" draw:name="Image197" text:anchor-type="as-char" svg:width="6.9236in" svg:height="3.956343in" draw:z-index="0">
<draw:image xlink:href="../Images/yкринформ/2023-05-25T19-40-27-03-00/630_360_1685032727-526.jpeg" xlink:type="simple" xlink:show="embed" xlink:actuate="onLoad" draw:mime-type="image/jpeg"/>
</draw:frame>
Ukrainian writer Oksana Zabuzhko wrote the book "The Longest Journey" to mark the Italian publisher, as Europeans seek to clarify the truthful history of Ukraine.</text:p>
      <text:p text:style-name="P4">
Oksana Zabuzhko said this during a speech at the Lviv Media Pharkum(LMF)Ukrinform correspondent reports.</text:p>
      <text:p text:style-name="P4">
"The Book of the Longest Journey" was ordered by an Italian publisher. And this is the first book I wrote, so to speak, to order for my whole career. The request is: explain to us that we have missed in historical contextual in Ukraine. And I said: I apologize, I have to start from the seventeenth century. And I did this, ”Zabuzhko said.</text:p>
      <text:p text:style-name="P4">
<text:span text:style-name="T4">
 Read also: </text:span>
 <text:a xlink:type="simple" xlink:href="https://www.ukrinform.ua/rubric-diaspora/3713368-ukrainski-knizkovi-policki-v-gaazi-j-amsterdami-popovnili-novimi-knizkami.html" text:style-name="Internet_20_link" text:visited-style-name="Visited_20_Internet_20_Link">
</text:a>
The Longest Travel is the 90-page essay about two plans for the Russian-Ukrainian military: 30-year-old and 300-year-old. Book, has already been published by Ukrainian and Swedish language(Norstedts Publishing House), it will be Italian(Einaudi Publishing House), German(Droschl Publishing House), Norwegian(Kagge Publishing House)and Polish(Agora Publishing House).</text:p>
      <text:p text:style-name="P4">
Письменниця наголосила, що зараз нарешті настав той час, коли українськіавтори перекладаються європейськими мовами і це надзвичайно важливо дляперегляду російсько-українських відносин у історичному контексті.</text:p>
      <text:p text:style-name="P4">
«Українській історії просто не було місця в європейському наративі, допокитривала не переглянута історія про Росію. Так, наша держава існувала взахідних медіа, але її до 24 лютого 2022 року сприймали, як чорноземля, абопередмістя, периферію великої Росії. «Законні околиці Росії» - цей термінвикористовувався ще у 30-х роках і те, що він досі на плаву, означає, що ми,як цивілізація стикаємося з дуже великими проблемами», - додала Забужко.</text:p>
      <text:p text:style-name="P4">
<text:span text:style-name="T4">
Читайте також:</text:span>
 <text:a xlink:type="simple" xlink:href="https://www.ukrinform.ua/rubric-culture/3674676-so-pocitati-15-knig-pro-vijnu.html" text:style-name="Internet_20_link" text:visited-style-name="Visited_20_Internet_20_Link">
 </text:a>
But at the same time, she emphasized that there is now a lot of changes in these questions and relationships. This was due to the fact that the Ukrainian army is dispersed with "Great Russia" and its "invincible army".Photo: RFE / RL</text:p>
      <text:p text:style-name="P4">
News Source: <text:a xlink:type="simple" xlink:href="https://www.ukrinform.ua/rubric-culture/3714191-zabuzko-napisala-knigu-pro-ukrainu-na-zamovlenna-italijskogo-vidavnictva.html" text:style-name="Internet_20_link" text:visited-style-name="Visited_20_Internet_20_Link">
https://www.ukrinform.ua/rubric-culture/3714191-zabuzko-napisala-knigu-pro-ukrainu-na-zamovlenna-italijskogo-vidavnictva.html</text:a>
</text:p>
      <!--NEWS-->
      <text:h text:style-name="P10" text:outline-level="1">
<text:span text:style-name="T4">
In Ukraine, they created the world's first comic book about borscht</text:span>
</text:h>
      <text:p text:style-name="P4">
Authors: Ukrinform (Person)</text:p>
      <text:p text:style-name="P4">
Publisher: Укринформ (Organization)</text:p>
      <text:p text:style-name="P4">
Published Time: 2023-05-25T19:46:29+03:00</text:p>
      <text:p text:style-name="P4">
Modified Time: 2023-05-25T19:46:29+03:00</text:p>
      <text:p text:style-name="P4">
Description: In Ukraine, the world's first comic book is being prepared for borscht. - Ukrinform.</text:p>
      <text:p text:style-name="P4">
Images: ['<text:a xlink:type="simple" xlink:href="https://static.ukrinform.com/photos/2020_09/thumb_files/630_360_1600440683-211.jpg" text:style-name="Internet_20_link" text:visited-style-name="Visited_20_Internet_20_Link">
630_360_16004...</text:a>
', '<text:a xlink:type="simple" xlink:href="https://static.ukrinform.com/photos/2023_05/1685033040-910.jpg" text:style-name="Internet_20_link" text:visited-style-name="Visited_20_Internet_20_Link">
1685033040-91...</text:a>
']</text:p>
      <text:p text:style-name="P4">
Tags: ['Комікс', 'Борщ', 'Сценарій']</text:p>
      <text:p text:style-name="P4">
Type: Article</text:p>
      <!--METADATA-->
      <text:p text:style-name="P4">
<draw:frame draw:style-name="fr1" draw:name="Image198" text:anchor-type="as-char" svg:width="6.9236in" svg:height="3.956343in" draw:z-index="0">
<draw:image xlink:href="../Images/yкринформ/2023-05-25T19-46-29-03-00/630_360_1600440683-211.jpg" xlink:type="simple" xlink:show="embed" xlink:actuate="onLoad" draw:mime-type="image/jpeg"/>
</draw:frame>
In Ukraine, the world's first comic book on borscht is being printed.</text:p>
      <text:p text:style-name="P4">
According to Ukrinform, the comic author of Yevgeny Kuznetsova reports in <text:a xlink:type="simple" xlink:href="https://www.facebook.com/604842077/posts/pfbid023y43JbgZ9j53d4fWH8N18KTuSzgi3JeZdHgZ1VT3HEUg362JMHeLkRrUkXscyKZcl/" text:style-name="Internet_20_link" text:visited-style-name="Visited_20_Internet_20_Link">
</text:a>
.</text:p>
      <text:p text:style-name="P4">
За словами Кузнєцової, написати комікс "Коротка історія українського борщу" їйзапропонували рік тому. Для неї це був перший досвід написання мальописногосценарію.</text:p>
      <text:p text:style-name="P4">
«Перший у світі комікс про борщ!Історія вкладена в діалоги і пригоди героїв(adventures as I love, without acuteness). Я постійно нудила, що давайтетільки без нудних відступів, типу, а зараз, любі читачі, ми вам впакуємо щоськорисне під виглядом чогось красивого. Але ні, там гладенька цікава історія.При цьому в коміксу дві чудових наукових редакторки: Маріана Душар і ОленаБрайченко, з якими ми вели дискусії про солене сало і колір прадавнього квасу.А на одному розвороті можна зустріти знайомих вам людей. Наприклад, разВолодимир Гевко не пише свою книжку, то я його хитрістю заманила у цю», -написала Кузнєцова.</text:p>
      <text:p text:style-name="P4">
<text:span text:style-name="T4">
Читайте також:</text:span>
 <text:a xlink:type="simple" xlink:href="https://www.ukrinform.ua/rubric-culture/3691001-kulinarna-diplomatia-u-kievi-gendirektorka-unesko-dolucilasa-do-prigotuvanna-borsu.html" text:style-name="Internet_20_link" text:visited-style-name="Visited_20_Internet_20_Link">
 <text:span text:style-name="T4">
борщ</text:span>
 </text:a>
</text:p>
      <text:p text:style-name="P4">
<draw:frame draw:style-name="fr1" draw:name="Image199" text:anchor-type="as-char" svg:width="6.9236in" svg:height="9.813031in" draw:z-index="0">
<draw:image xlink:href="../Images/yкринформ/2023-05-25T19-46-29-03-00/1685033040-910.jpg" xlink:type="simple" xlink:show="embed" xlink:actuate="onLoad" draw:mime-type="image/jpeg"/>
</draw:frame>
Photo: Eugenia Kuznetsova, Facebook</text:p>
      <text:p text:style-name="P4">
She wished the comic book many translations and circulations.</text:p>
      <text:p text:style-name="P4">
The comic book is waiting for approximately in early July.</text:p>
      <text:p text:style-name="P4">
As reported by Ukrinform, in Kharkiv <text:a xlink:type="simple" xlink:href="https://www.ukrinform.ua/rubric-society/3686141-u-harkovi-vidali-komiks-pes-patron-i-skarpetkovij-monstr.html" text:style-name="Internet_20_link" text:visited-style-name="Visited_20_Internet_20_Link">
</text:a>
.</text:p>
      <text:p text:style-name="P4">
News Source: <text:a xlink:type="simple" xlink:href="https://www.ukrinform.ua/rubric-culture/3714195-v-ukraini-stvorili-persij-u-sviti-komiks-pro-bors.html" text:style-name="Internet_20_link" text:visited-style-name="Visited_20_Internet_20_Link">
https://www.ukrinform.ua/rubric-culture/3714195-v-ukraini-stvorili-persij-u-sviti-komiks-pro-bors.html</text:a>
</text:p>
      <!--NEWS-->
      <text:h text:style-name="P10" text:outline-level="1">
<text:span text:style-name="T4">
Zabuzhko: Cassandra production in European theaters is a cultural dialogue with the world</text:span>
</text:h>
      <text:p text:style-name="P4">
Authors: Ukrinform (Person)</text:p>
      <text:p text:style-name="P4">
Publisher: Укринформ (Organization)</text:p>
      <text:p text:style-name="P4">
Published Time: 2023-05-25T19:50:00+03:00</text:p>
      <text:p text:style-name="P4">
Modified Time: 2023-05-25T19:50:00+03:00</text:p>
      <text:p text:style-name="P4">
Description: The English production of Cassandra Lesya Ukrainka in the theaters of Europe is a cultural dialogue with the world to which Ukraine has been going on for decades. - Ukrinform.</text:p>
      <text:p text:style-name="P4">
Images: ['<text:a xlink:type="simple" xlink:href="https://static.ukrinform.com/photos/2023_05/thumb_files/630_360_1685033277-948.jpg" text:style-name="Internet_20_link" text:visited-style-name="Visited_20_Internet_20_Link">
630_360_16850...</text:a>
']</text:p>
      <text:p text:style-name="P4">
Tags: ['Львів', 'Театр', 'Забужко', 'Леся Українка', 'Конференція']</text:p>
      <text:p text:style-name="P4">
Type: Article</text:p>
      <!--METADATA-->
      <text:p text:style-name="P4">
<draw:frame draw:style-name="fr1" draw:name="Image200" text:anchor-type="as-char" svg:width="6.9236in" svg:height="3.956343in" draw:z-index="0">
<draw:image xlink:href="../Images/yкринформ/2023-05-25T19-50-00-03-00/630_360_1685033277-948.jpg" xlink:type="simple" xlink:show="embed" xlink:actuate="onLoad" draw:mime-type="image/jpeg"/>
</draw:frame>
Lesya Ukrainka's Cassandra English is a cultural dialogue of the world to which Ukraine has been going on for decades.</text:p>
      <text:p text:style-name="P4">
About it during a speech on the Lviv Media Forum(LMF)Oksana Zabuzhko said Ukrainian writer, Ukrinform correspondent reports.</text:p>
      <text:p text:style-name="P4">
“It took me 10 years to persuade the directors of European theaters to put Lesya Ukrainka's" Cassandra ". It is the most relevant drama of our times, which is invoked by all aspects of modern war. But only now, thanks to the winners of the Ukrainian Army of the play still got into European theaters, ”Zabuzhko said.</text:p>
      <text:p text:style-name="P4">
She stressed that in this way Ukraine has declared itself in the cultural -European space. After all, the state is important for the state, and it will not be heard until it declares its <text:a xlink:type="simple" xlink:href="https://www.ukrinform.ua/rubric-culture" text:style-name="Internet_20_link" text:visited-style-name="Visited_20_Internet_20_Link">
</text:a>
, history, traditions.</text:p>
      <text:p text:style-name="P4">
"This is a way to understand the country, because culture works at the personal level. If you respond to the hero of a book or movie, if you feel music, only then dialogue and exchange of thoughts, ideas are democracy. This is a world in which we want to live, ”the writer added.</text:p>
      <text:p text:style-name="P4">
As reported <text:a xlink:type="simple" xlink:href="https://life.pravda.com.ua/culture/2023/04/6/253703/" text:style-name="Internet_20_link" text:visited-style-name="Visited_20_Internet_20_Link">
</text:a>
, for the first time they performed a professional production of the dramatic poem of Lesyukranka "Cassandra". The London public presented the performance last year, recently hosted by the British "university" tobioxford and Cambridge.</text:p>
      <text:p text:style-name="P4">
<text:span text:style-name="T4">
 Read also: </text:span>
 <text:a xlink:type="simple" xlink:href="https://www.ukrinform.ua/rubric-culture/3714191-zabuzko-napisala-knigu-pro-ukrainu-na-zamovlenna-italijskogo-vidavnictva.html" text:style-name="Internet_20_link" text:visited-style-name="Visited_20_Internet_20_Link">
<text:span text:style-name="T4">
 Zabuzhko </text:span>
</text:a>
The production was initiated by the Ukrainian Institute in London. Cassandra translated poet Nina Murray. Earlier, she translated into English Roman Oksanizabuzhko.</text:p>
      <text:p text:style-name="P4">
As reported by Ukrinform, <text:a xlink:type="simple" xlink:href="https://www.ukrinform.ua/rubric-regions/3714192-na-lvivskomu-mediaforumi-obgovoruut-pitanna-vizivanna-civilizacij.html" text:style-name="Internet_20_link" text:visited-style-name="Visited_20_Internet_20_Link">
</text:a>
. The event takes place in a updated format and has collected the correspondence and Ukrainian media, public intellectuals, researchers, polysimayers, representatives of the public sector and international organizations. A focus topic: “After the war or before the war. How to defeat chaos? ”</text:p>
      <text:p text:style-name="P4">
<text:span text:style-name="T5">
Foto: BBC</text:span>
</text:p>
      <text:p text:style-name="P4">
News Source: <text:a xlink:type="simple" xlink:href="https://www.ukrinform.ua/rubric-culture/3714198-zabuzko-postanovka-kassandri-v-evropejskih-teatrah-ce-kulturnij-dialog-zi-svitom.html" text:style-name="Internet_20_link" text:visited-style-name="Visited_20_Internet_20_Link">
https://www.ukrinform.ua/rubric-culture/3714198-zabuzko-postanovka-kassandri-v-evropejskih-teatrah-ce-kulturnij-dialog-zi-svitom.html</text:a>
</text:p>
      <!--NEWS-->
      <text:h text:style-name="P10" text:outline-level="1">
<text:span text:style-name="T4">
Russia is spreading fakes about the depleted uranium - Canadian intelligence</text:span>
</text:h>
      <text:p text:style-name="P4">
Authors: Ukrinform (Person)</text:p>
      <text:p text:style-name="P4">
Publisher: Укринформ (Organization)</text:p>
      <text:p text:style-name="P4">
Published Time: 2023-05-25T19:51:00+03:00</text:p>
      <text:p text:style-name="P4">
Modified Time: 2023-05-25T19:51:00+03:00</text:p>
      <text:p text:style-name="P4">
Description: Russia's statements about the alleged danger of radioactive contamination due to the use of armor -piercing shells with depleted Uranus are not true. - Ukrinform.</text:p>
      <text:p text:style-name="P4">
Images: ['<text:a xlink:type="simple" xlink:href="https://static.ukrinform.com/photos/2019_03/thumb_files/630_360_1553192719-759.jpg" text:style-name="Internet_20_link" text:visited-style-name="Visited_20_Internet_20_Link">
630_360_15531...</text:a>
']</text:p>
      <text:p text:style-name="P4">
Tags: ['Канада', 'Розвідка', 'Росія', 'Уран']</text:p>
      <text:p text:style-name="P4">
Type: Article</text:p>
      <!--METADATA-->
      <text:p text:style-name="P4">
<draw:frame draw:style-name="fr1" draw:name="Image201" text:anchor-type="as-char" svg:width="6.9236in" svg:height="3.956343in" draw:z-index="0">
<draw:image xlink:href="../Images/yкринформ/2023-05-25T19-51-00-03-00/630_360_1553192719-759.jpg" xlink:type="simple" xlink:show="embed" xlink:actuate="onLoad" draw:mime-type="image/jpeg"/>
</draw:frame>
The statements about the alleged danger of radioactive contamination due to the use of armor -piercing shells with depleted Uranus are not true.</text:p>
      <text:p text:style-name="P4">
According to Ukrinform, this is stated in the message of the Intelligence Office of Canada's Armory Forces in <text:a xlink:type="simple" xlink:href="https://twitter.com/CanadianForces/status/1661463155044655104" text:style-name="Internet_20_link" text:visited-style-name="Visited_20_Internet_20_Link">
</text:a>
.</text:p>
      <text:p text:style-name="P4">
“There is no radioactive cloud or other unusual radiological activity of Ukraine. The radioactivity of the environment in Europe is controlled by the diverse levels of European governments and a joint research central commission, ”the scouts said.</text:p>
      <text:p text:style-name="P4">
<text:span text:style-name="T4">
 Read also: </text:span>
 <text:a xlink:type="simple" xlink:href="https://www.ukrinform.ua/rubric-factcheck/3713588-ak-kreml-zbagacue-dezinformaciu-zbidnenim-uranom.html" text:style-name="Internet_20_link" text:visited-style-name="Visited_20_Internet_20_Link">
<text:span text:style-name="T4">
 Uranus </text:span>
</text:a>
According to them, Russia “uses a lack of public knowledge of ammunition with a depleted Uranus, trying to cause excessive concern in the West.” "Russia's statements are a component of a misinformation campaign designed to reduce the support of providing assistance to Ukraine with the West," the Armed Forces of Canada have been informed.</text:p>
      <text:p text:style-name="P4">
The statement stresses that "Russia will continue to spread false information to support this campaign."</text:p>
      <text:p text:style-name="P4">
As it was reported, last week Russia declared the alleged destruction of Ukrainian ammunition composition with a depleted Uranus and the emergence due to a Cradioactive cloud moving to Western Europe.</text:p>
      <text:p text:style-name="P4">
News Source: <text:a xlink:type="simple" xlink:href="https://www.ukrinform.ua/rubric-world/3714207-rosia-posirue-fejki-pro-zbidnenij-uran-kanadska-rozvidka.html" text:style-name="Internet_20_link" text:visited-style-name="Visited_20_Internet_20_Link">
https://www.ukrinform.ua/rubric-world/3714207-rosia-posirue-fejki-pro-zbidnenij-uran-kanadska-rozvidka.html</text:a>
</text:p>
      <!--NEWS-->
      <text:h text:style-name="P10" text:outline-level="1">
<text:span text:style-name="T4">
Yatsenyuk about the future NATO summit: It's time to make clear decisions</text:span>
</text:h>
      <text:p text:style-name="P4">
Authors: Ukrinform (Person)</text:p>
      <text:p text:style-name="P4">
Publisher: Укринформ (Organization)</text:p>
      <text:p text:style-name="P4">
Published Time: 2023-05-25T19:56:11+03:00</text:p>
      <text:p text:style-name="P4">
Modified Time: 2023-05-25T19:56:11+03:00</text:p>
      <text:p text:style-name="P4">
Description: The Head of the Kiev Security Forum, Prime Minister of Ukraine 2014-2016 Arseniy Yatsenyuk stressed the need for clear decisions at NATO July in Vilnius for Ukraine. - Ukrinform.</text:p>
      <text:p text:style-name="P4">
Images: ['<text:a xlink:type="simple" xlink:href="https://static.ukrinform.com/photos/2023_05/thumb_files/630_360_1685033652-686.jpg" text:style-name="Internet_20_link" text:visited-style-name="Visited_20_Internet_20_Link">
630_360_16850...</text:a>
']</text:p>
      <text:p text:style-name="P4">
Tags: ['Яценюк', 'Київський безпековий форум', 'Війна з Росією']</text:p>
      <text:p text:style-name="P4">
Type: Article</text:p>
      <!--METADATA-->
      <text:p text:style-name="P4">
<draw:frame draw:style-name="fr1" draw:name="Image202" text:anchor-type="as-char" svg:width="6.9236in" svg:height="3.956343in" draw:z-index="0">
<draw:image xlink:href="../Images/yкринформ/2023-05-25T19-56-11-03-00/630_360_1685033652-686.jpg" xlink:type="simple" xlink:show="embed" xlink:actuate="onLoad" draw:mime-type="image/jpeg"/>
</draw:frame>
The Head of the Security Forum, Prime Minister of Ukraine 2014-2016 Arseniyenyuk stressed the need for clear decisions at the July Summit of NATO reconciliation against Ukraine.</text:p>
      <text:p text:style-name="P4">
He said this during <text:a xlink:type="simple" xlink:href="https://ksf.openukraine.org/ua/news/2637-nastav-chas-uhvalyuvati-chitki-rishennya-ukrajina-vzhe-zaplatila-za-nih-nejmovirnu-cinuarsenij-jacenyuk-na-kbf-pro-samit-nato" text:style-name="Internet_20_link" text:visited-style-name="Visited_20_Internet_20_Link">
</text:a>
, reports Ukrinform.</text:p>
      <text:p text:style-name="P4">
“There should be no more vague and amazing memoranda or declarations, as it was in Bucharest in 2008. There must be certainty and clarity. It is time to waste clear decisions. And Ukraine has already paid an incredible price for them, ”the politician paid.</text:p>
      <text:p text:style-name="P4">
<text:span text:style-name="T4">
 Read also: </text:span>
 <text:a xlink:type="simple" xlink:href="https://www.ukrinform.ua/rubric-polytics/3714124-ekspremer-avstralii-ebbott-ne-moze-buti-trivalogo-miru-bez-peremogi-ukraini.html" text:style-name="Internet_20_link" text:visited-style-name="Visited_20_Internet_20_Link">
</text:a>
He noted that he is an opponent of so -called strategic uncertainty.</text:p>
      <text:p text:style-name="P4">
“I support strategic certainty. Because it is absolutely clear that Ukraine has to win this war. It is absolutely clear that Putin is a war criminal for him should be held accountable. It is absolutely clear that there is no other way to guarantee safety for the Ukrainian people and for the entire European continent, except for Ukraine's membership in NATO, ”he emphasized.</text:p>
      <text:p text:style-name="P4">
Yatsenyuk expressed his belief that Ukraine would be a member of NATO, and the united and Vilnayurop is impossible without free Ukraine, which will win in this war.</text:p>
      <text:p text:style-name="P4">
<text:span text:style-name="T4">
 Read also: </text:span>
 <text:a xlink:type="simple" xlink:href="https://www.ukrinform.ua/rubric-polytics/3714080-peremoga-ukraini-zminit-usu-bezpekovu-arhitekturu-u-evropi-kubilus.html" text:style-name="Internet_20_link" text:visited-style-name="Visited_20_Internet_20_Link">
</text:a>
“We like Ukraine are fighting for membership in the Alliance. But we are fighting for NATO. We like Ukraine are fighting for ours and your coincidence, ”he said, addressing the KBF participants.</text:p>
      <text:p text:style-name="P4">
According to him, there are many arguments why Ukraine should acquire membership in NATO EU and win.</text:p>
      <text:p text:style-name="P4">
"But complex diplomatic answers can be translated in simple language: we have miserable before the present. We owed to those who were killed in Irpen, Bucha and Mariupol. We owed our parents to children. We owed millions of Ukrainians who want to go home. This debt can only be given in one way - to guarantee Ukrainian security, to ensure that the Ukrainian state is under the umbrellas, ”the CBF chairman said.He emphasized that we also owed stories. "The stories of those who were destroyed by the Ovate camps, who struggled for an independent Ukraine under Kruty. The history of the nominated Europe by the Soviet occupation. And this debt should also be paid - Taxamom through the expansion of NATO and the expansion of world democracy," Yatsenyuk said.</text:p>
      <text:p text:style-name="P4">
As it was reported, on May 25-26, the 15th annual Kyiv Security Forum "For Our and Your Freedom / Fighting for NATO" with the participation of famous international figures.</text:p>
      <text:p text:style-name="P4">
News Source: <text:a xlink:type="simple" xlink:href="https://www.ukrinform.ua/rubric-polytics/3714200-acenuk-pro-majbutnij-samit-nato-nastav-cas-uhvaluvati-citki-risenna.html" text:style-name="Internet_20_link" text:visited-style-name="Visited_20_Internet_20_Link">
https://www.ukrinform.ua/rubric-polytics/3714200-acenuk-pro-majbutnij-samit-nato-nastav-cas-uhvaluvati-citki-risenna.html</text:a>
</text:p>
      <!--NEWS-->
      <text:h text:style-name="P10" text:outline-level="1">
<text:span text:style-name="T4">
The enemy focused on the main effort in five directions in Donetsk and Luhansk regions</text:span>
</text:h>
      <text:p text:style-name="P4">
Author: ['АРМІЯINFORM']</text:p>
      <text:p text:style-name="P4">
Time: 2023-05-25T20:00:00-04:00</text:p>
      <text:p text:style-name="P4">
Description: Lent out the opponent of the head of the 30 Avіaatsiyni shock, that he was 39 insinuated b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35963596732485172_y-1.jpg" text:style-name="Internet_20_link" text:visited-style-name="Visited_20_Internet_20_Link">
photo_5435963596732485172_y-1.jpg</text:a>
']</text:p>
      <text:p text:style-name="P4">
Tags: ['STOPRUSSIA', 'АГРЕСІЯ РФ', 'ВТОРГНЕННЯ РФ', 'ГШ ЗСУ']</text:p>
      <text:p text:style-name="P4">
Category: News</text:p>
      <!--METADATA-->
      <text:p text:style-name="P4">
<draw:frame draw:style-name="fr1" draw:name="Image203" text:anchor-type="as-char" svg:width="6.9236in" svg:height="4.615733in" draw:z-index="0">
<draw:image xlink:href="../Images/AРМІЯINFORM/2023-05-25T20-00-00-04-00/photo_5435963596732485172_y-1.jpg" xlink:type="simple" xlink:show="embed" xlink:actuate="onLoad" draw:mime-type="image/jpeg"/>
</draw:frame>
Illustrative photo</text:p>
      <text:p text:style-name="P4">
During the last day, the enemy has struck 30 aviation strikes and made 39 tunes from the rocket launchers on the positions of our tansseline troops.</text:p>
      <text:p text:style-name="P4">
The likelihood of rocket and aviation strikes throughout Ukraine is high.</text:p>
      <text:p text:style-name="P4">
The enemy continues to focus on the main efforts on Kupyansk, Lyman, Bakhmut, Avdiiv and Mariinsky. There were 28 combat clashes in these areas of the front.</text:p>
      <text:p text:style-name="P4">
<text:span text:style-name="T4">
 Source: </text:span>
 <text:a xlink:type="simple" xlink:href="https://www.facebook.com/GeneralStaff.ua/posts/pfbid02CYBEPubZFbvGFFQLzBArRkiWKRDoXyZoZA7gfTxUhQ5yBpBJdMHJHLf1hrZA6bLJl" text:style-name="Internet_20_link" text:visited-style-name="Visited_20_Internet_20_Link">
<text:span text:style-name="T5">
gshzu</text:span>
</text:a>
</text:p>
      <text:p text:style-name="P4">
News Source: <text:a xlink:type="simple" xlink:href="https://armyinform.com.ua/2023/05/25/vorog-zoseredyv-osnovni-zusyllya-na-pyaty-napryamkah-u-doneczkyj-ta-luganskyj-oblastyah/" text:style-name="Internet_20_link" text:visited-style-name="Visited_20_Internet_20_Link">
https://armyinform.com.ua/2023/05/25/vorog-zoseredyv-osnovni-zusyllya-na-pyaty-napryamkah-u-doneczkyj-ta-luganskyj-oblastyah/</text:a>
</text:p>
      <!--NEWS-->
      <text:h text:style-name="P10" text:outline-level="1">
<text:span text:style-name="T4">
Ramstin's participants agreed to find more air defense for Ukraine - Austin</text:span>
</text:h>
      <text:p text:style-name="P4">
Authors: Ukrinform (Person)</text:p>
      <text:p text:style-name="P4">
Publisher: Укринформ (Organization)</text:p>
      <text:p text:style-name="P4">
Published Time: 2023-05-25T20:02:00+03:00</text:p>
      <text:p text:style-name="P4">
Modified Time: 2023-05-25T20:02:00+03:00</text:p>
      <text:p text:style-name="P4">
Description: The participants of the contact group on defense of Ukraine have agreed to find more opportunities for providing Ukraine with additional air defense systems. - Ukrinform.</text:p>
      <text:p text:style-name="P4">
Images: ['<text:a xlink:type="simple" xlink:href="https://static.ukrinform.com/photos/2023_02/thumb_files/630_360_1676392928-683.jpg" text:style-name="Internet_20_link" text:visited-style-name="Visited_20_Internet_20_Link">
630_360_16763...</text:a>
']</text:p>
      <text:p text:style-name="P4">
Tags: ['Україна', 'Остін', 'ППО', 'Зустріч Рамштайн']</text:p>
      <text:p text:style-name="P4">
Type: Article</text:p>
      <!--METADATA-->
      <text:p text:style-name="P4">
<draw:frame draw:style-name="fr1" draw:name="Image204" text:anchor-type="as-char" svg:width="6.9236in" svg:height="3.956343in" draw:z-index="0">
<draw:image xlink:href="../Images/yкринформ/2023-05-25T20-02-00-03-00/630_360_1676392928-683.jpg" xlink:type="simple" xlink:show="embed" xlink:actuate="onLoad" draw:mime-type="image/jpeg"/>
</draw:frame>
The participants of the contact group on defense of Ukraine have agreed to find the more newly to provide Ukraine with additional air defense systems.</text:p>
      <text:p text:style-name="P4">
This was stated by US Secretary of Defense Lloyd Austin during a press conference with the suside of the Ramstein-12 meeting, Ukrinform correspondent reports.</text:p>
      <text:p text:style-name="P4">
“Now one of the most relevant needs of Ukraine is the ground air defense systems. And this contact group will continue to work to help Ukraine with a protective sky, ”the Pentagon head said.</text:p>
      <text:p text:style-name="P4">
He recalled that in recent weeks, Russia has only intensified point strikes of Ukrainian cities and civilian infrastructure. Therefore, according to its words, the cruelty of the Kremlin only confirms the need to create in the Ukrainian more powerful terrestrial architecture of air defense.</text:p>
      <text:p text:style-name="P4">
<text:span text:style-name="T4">
 Read also: </text:span>
 <text:a xlink:type="simple" xlink:href="https://www.ukrinform.ua/rubric-ato/3713880-ssa-uhvalili-risenna-pro-prodaz-ukraini-sistem-ppo-nasams-na-285-miljoniv.html" text:style-name="Internet_20_link" text:visited-style-name="Visited_20_Internet_20_Link">
<text:span text:style-name="T4">
 NASAMS </text:span>
</text:a>
“Therefore, the members of the contact group continue to look for in their reserves(Additional ed.)The missiles and systems they can put, ”Austin said.</text:p>
      <text:p text:style-name="P4">
Parallel <text:a xlink:type="simple" xlink:href="https://www.ukrinform.ua/tag-ssa" text:style-name="Internet_20_link" text:visited-style-name="Visited_20_Internet_20_Link">
</text:a>
and other countries work as a reconciliation sector to conclude contracts to create new NASAMS systems of other equipment.</text:p>
      <text:p text:style-name="P4">
“I congratulate countries that find ways to meet the urgent needs of Ukraine. And we will focus on this task, ”the US Secretary of Defense said.</text:p>
      <text:p text:style-name="P4">
<text:span text:style-name="T4">
 Read also: </text:span>
 <text:a xlink:type="simple" xlink:href="https://www.ukrinform.ua/rubric-ato/3714053-kraini-formatu-ramstajn-vidilili-ukraini-65-milardiv-oboronnoi-pidtrimki-ostin.html" text:style-name="Internet_20_link" text:visited-style-name="Visited_20_Internet_20_Link">
</text:a>
As reported by Ukrinform, on Thursday the 12th meeting of the contact group of defense of Ukraine in the format "Ramstein", which took place in a virtual mode.</text:p>
      <text:p text:style-name="P4">
News Source: <text:a xlink:type="simple" xlink:href="https://www.ukrinform.ua/rubric-ato/3714203-ucasniki-ramstajnu-domovilisa-znajti-bilse-ppo-dla-ukraini-ostin.html" text:style-name="Internet_20_link" text:visited-style-name="Visited_20_Internet_20_Link">
https://www.ukrinform.ua/rubric-ato/3714203-ucasniki-ramstajnu-domovilisa-znajti-bilse-ppo-dla-ukraini-ostin.html</text:a>
</text:p>
      <!--NEWS-->
      <text:h text:style-name="P10" text:outline-level="1">
<text:span text:style-name="T4">
The Ukrainian Book needs support - President of the Publishers Association</text:span>
</text:h>
      <text:p text:style-name="P4">
Authors: Ukrinform (Person)</text:p>
      <text:p text:style-name="P4">
Publisher: Укринформ (Organization)</text:p>
      <text:p text:style-name="P4">
Published Time: 2023-05-25T20:03:00+03:00</text:p>
      <text:p text:style-name="P4">
Modified Time: 2023-05-25T20:03:00+03:00</text:p>
      <text:p text:style-name="P4">
Description: The President of the Ukrainian Association of Publishers and Book Distributors Alexander Athoin has declared the need to support the book publishing industry in Ukraine. - Ukrinform.</text:p>
      <text:p text:style-name="P4">
Images: ['<text:a xlink:type="simple" xlink:href="https://static.ukrinform.com/photos/2018_10/thumb_files/630_360_1538726883-822.jpg" text:style-name="Internet_20_link" text:visited-style-name="Visited_20_Internet_20_Link">
630_360_15387...</text:a>
']</text:p>
      <text:p text:style-name="P4">
Tags: ['Книги', 'Видавництво']</text:p>
      <text:p text:style-name="P4">
Type: Article</text:p>
      <!--METADATA-->
      <text:p text:style-name="P4">
<draw:frame draw:style-name="fr1" draw:name="Image205" text:anchor-type="as-char" svg:width="6.9236in" svg:height="3.956343in" draw:z-index="0">
<draw:image xlink:href="../Images/yкринформ/2023-05-25T20-03-00-03-00/630_360_1538726883-822.jpg" xlink:type="simple" xlink:show="embed" xlink:actuate="onLoad" draw:mime-type="image/jpeg"/>
</draw:frame>
The Presidential Association of Publishers and Book Distributors, Alexander Athoin, stated the need to support the book publishing industry in Ukraine.</text:p>
      <text:p text:style-name="P4">
He said this during an international conference "Reading for Democracy", which took place in Ukrinform.</text:p>
      <text:p text:style-name="P4">
According to Athonin, it is in the book that the younger generation is educated, which will later be a new Ukraine. “Today, the issue of books for Ukraine, for young generation of Ukraine, is the issue of survival of the country of herd 2-5 years. But today the Ukrainian publisher cannot make this book, because he has no money, ”he said.</text:p>
      <text:p text:style-name="P4">
The President of the UAVK noted that Ukrainian book publishers are very assisted by colleagues of other countries, foreign Ukrainians. It is a matter of support in the form of provision of gates, fundraising, conducting measures that are actively discussing the tank production and attracting new technologies. But without proper funding, all plans can be put into life, he stated.</text:p>
      <text:p text:style-name="P4">
"Ukraine is now in a state when it cannot be allowed to lose their studies, filling the younger generation's mind, which will be a very responsible task of restoring the country," the President of the UAVK is convinced.</text:p>
      <text:p text:style-name="P4">
<text:span text:style-name="T4">
 Read also: </text:span>
 <text:a xlink:type="simple" xlink:href="https://www.ukrinform.ua/rubric-culture/3714148-pidvisenna-rivna-citanna-spriatime-formuvannu-gromadanskogo-suspilstva-tkacenko.html" text:style-name="Internet_20_link" text:visited-style-name="Visited_20_Internet_20_Link">
</text:a>
The participants of the conference discussed the impact of reading on all spheres of human life, possible ways of spreading reading as a life practice of the average Ukrainians. As emphasized, reading <text:a xlink:type="simple" xlink:href="https://www.ukrinform.ua/tag-kniga" text:style-name="Internet_20_link" text:visited-style-name="Visited_20_Internet_20_Link">
</text:a>
- the most effective tool for the development of social capital and inclusion. Research in pediatrics, psychology, social sciences, neurology and education indicate that reading teaches to think critically, to understand the complex values of tancopy data, while facilitating empathy and teamwork.</text:p>
      <text:p text:style-name="P4">
According to the organizers of the event, the restoration of the book publishing industry and the promotion in Ukraine should include a plan for the restoration of libraries, the introduction of an international level of home reading programs.</text:p>
      <text:p text:style-name="P4">
As reported by Ukrinform, one of the projections under the patronage of the first lady of Olenizlenskaya <text:a xlink:type="simple" xlink:href="https://www.ukrinform.ua/rubric-society/3699547-proekt-knizki-bez-kordoniv-realizuut-uze-v-37-krainah-zelenska.html" text:style-name="Internet_20_link" text:visited-style-name="Visited_20_Internet_20_Link">
</text:a>
where there are 44,000 books on 170 shelves.</text:p>
      <text:p text:style-name="P4">
News Source: <text:a xlink:type="simple" xlink:href="https://www.ukrinform.ua/rubric-culture/3714206-ukrainska-kniga-potrebue-pidtrimki-prezident-asociacii-vidavciv.html" text:style-name="Internet_20_link" text:visited-style-name="Visited_20_Internet_20_Link">
https://www.ukrinform.ua/rubric-culture/3714206-ukrainska-kniga-potrebue-pidtrimki-prezident-asociacii-vidavciv.html</text:a>
</text:p>
      <!--NEWS-->
      <text:h text:style-name="P10" text:outline-level="1">
<text:span text:style-name="T4">
Krasuk: We won promotional bidding on the battle of Usik-Duba</text:span>
</text:h>
      <text:p text:style-name="P4">
Authors: Ukrinform (Person)</text:p>
      <text:p text:style-name="P4">
Publisher: Укринформ (Organization)</text:p>
      <text:p text:style-name="P4">
Published Time: 2023-05-25T20:04:08+03:00</text:p>
      <text:p text:style-name="P4">
Modified Time: 2023-05-25T20:04:08+03:00</text:p>
      <text:p text:style-name="P4">
Description: The battle is likely to be held on August 12. - Ukrinform.</text:p>
      <text:p text:style-name="P4">
Images: ['<text:a xlink:type="simple" xlink:href="https://static.ukrinform.com/photos/2023_05/thumb_files/630_360_1685034147-976.jpg" text:style-name="Internet_20_link" text:visited-style-name="Visited_20_Internet_20_Link">
630_360_16850...</text:a>
']</text:p>
      <text:p text:style-name="P4">
Tags: ['Бокс', 'Усик']</text:p>
      <text:p text:style-name="P4">
Type: Article</text:p>
      <!--METADATA-->
      <text:p text:style-name="P4">
<draw:frame draw:style-name="fr1" draw:name="Image206" text:anchor-type="as-char" svg:width="6.9236in" svg:height="3.956343in" draw:z-index="0">
<draw:image xlink:href="../Images/yкринформ/2023-05-25T20-04-08-03-00/630_360_1685034147-976.jpg" xlink:type="simple" xlink:show="embed" xlink:actuate="onLoad" draw:mime-type="image/jpeg"/>
</draw:frame>
Fighting will be held on August 12.</text:p>
      <text:p text:style-name="P4">
Oleksandr Krasyuk, WBA, WBO, IBO and IBF champion promoter in the High Vasiolexander Usik(20-0, 13 Ko), <text:a xlink:type="simple" xlink:href="https://www.instagram.com/stories/alex.krassyuk/3110595303333611142/" text:style-name="Internet_20_link" text:visited-style-name="Visited_20_Internet_20_Link">
</text:a>
, Smi -Match Company K2 will organize Usika's battle from Duba(19-1, 18 Ko), reports Ukrinform.</text:p>
      <text:p text:style-name="P4">
“We won promotional bidding. Now we are working to fight the Upolsky Wroclaw on August 12, ”Krasyuk wrote.</text:p>
      <text:p text:style-name="P4">
The battle between Usik and Dubois was appointed on December 12, but WBA gave Ukrainian to negotiations about the unification battle with the WBC Winner Tyson Fury, but it failed to agree because of the differences between the teams.</text:p>
      <text:p text:style-name="P4">
After that, the Ukrainian team decided to box from Duba.</text:p>
      <text:p text:style-name="P4">
The deadline for the negotiations expired on May 2, so the organization renewed a fight for promotional bidding.</text:p>
      <text:p text:style-name="P4">
WBA obliged the Usik to protect the title against Duba. If the British cannot participate in the duel for injury or for another reason, the Ukrainian will be appointed battle with the next WBA ranking opponent. He is the ex-world champion WBC Deonta Wilder.</text:p>
      <text:p text:style-name="P4">
<text:span text:style-name="T4">
 Read also: </text:span>
 <text:a xlink:type="simple" xlink:href="https://www.ukrinform.ua/rubric-sports/3710105-wba-rozgladae-zaminu-dubua-u-bou-proti-usika.html" text:style-name="Internet_20_link" text:visited-style-name="Visited_20_Internet_20_Link">
<text:span text:style-name="T4">
 Usik </text:span>
</text:a>
As reported by Ukrinform, the last Usik released in the ring in August 2022, when the rematch of Anthony Joshua by a separate decision of judges.</text:p>
      <text:p text:style-name="P4">
Photo: Getty Image</text:p>
      <text:p text:style-name="P4">
News Source: <text:a xlink:type="simple" xlink:href="https://www.ukrinform.ua/rubric-sports/3714204-krasuk-mi-vigrali-promouterski-torgi-sodo-bou-usikdubua.html" text:style-name="Internet_20_link" text:visited-style-name="Visited_20_Internet_20_Link">
https://www.ukrinform.ua/rubric-sports/3714204-krasuk-mi-vigrali-promouterski-torgi-sodo-bou-usikdubua.html</text:a>
</text:p>
      <!--NEWS-->
      <text:h text:style-name="P10" text:outline-level="1">
<text:span text:style-name="T4">
Under Melitopol the National Guards knocked down two Russian Su-25</text:span>
</text:h>
      <text:p text:style-name="P4">
Authors: Ukrinform (Person)</text:p>
      <text:p text:style-name="P4">
Publisher: Укринформ (Organization)</text:p>
      <text:p text:style-name="P4">
Published Time: 2023-05-25T20:09:00+03:00</text:p>
      <text:p text:style-name="P4">
Modified Time: 2023-05-25T20:09:00+03:00</text:p>
      <text:p text:style-name="P4">
Description: In the Zaporizhzhia region near the temporarily captured Melitopol, the fighters of the National Guard shot from portable anti-aircraft missile complexes hit two Russian Su-25 assault rifles. - Ukrinform.</text:p>
      <text:p text:style-name="P4">
Images: ['<text:a xlink:type="simple" xlink:href="https://static.ukrinform.com/photos/2015_10/thumb_files/630_360_1443728071-8397-su-25-foto-arms-exporu.jpg" text:style-name="Internet_20_link" text:visited-style-name="Visited_20_Internet_20_Link">
630_360_14437...</text:a>
']</text:p>
      <text:p text:style-name="P4">
Tags: ['Мелітополь', 'Винищувач', 'Війна з Росією']</text:p>
      <text:p text:style-name="P4">
Type: Article</text:p>
      <!--METADATA-->
      <text:p text:style-name="P4">
<draw:frame draw:style-name="fr1" draw:name="Image207" text:anchor-type="as-char" svg:width="6.9236in" svg:height="3.956343in" draw:z-index="0">
<draw:image xlink:href="../Images/yкринформ/2023-05-25T20-09-00-03-00/630_360_1443728071-8397-su-25-foto-arms-exporu.jpg" xlink:type="simple" xlink:show="embed" xlink:actuate="onLoad" draw:mime-type="image/jpeg"/>
</draw:frame>
In the Zaporizhzhia region near the temporarily captured melitopol, the fighters of the National Guard shot from portable anti-aircraft missile complexes hit two Russian Su-25 assault gunts.</text:p>
      <text:p text:style-name="P4">
The National Guard reported in <text:a xlink:type="simple" xlink:href="https://www.facebook.com/NGUmainpage/posts/pfbid0JyMELt4imCj5pnuyrV7gDh6izzT2zhPZrvEu2RGFDCQf6s4dCEXJQunSHuANkC4Ml" text:style-name="Internet_20_link" text:visited-style-name="Visited_20_Internet_20_Link">
</text:a>
, reports Ukrinform.</text:p>
      <text:p text:style-name="P4">
As it is noted, on May 25, Russian troops tried to hit the positions of defense with the use of a pair of Su-25.</text:p>
      <text:p text:style-name="P4">
At that time, the National Guards - the Zaporizhzhya Mennyk and his brothers were on the fighting. They identified the enemy aviation and worked out the air purposes of the MANA.</text:p>
      <text:p text:style-name="P4">
"As a result of combat work, the first Su-25 aircraft was completely destroyed, its pilot was catapult over the temporarily-occupied territory, the second <text:a xlink:type="simple" xlink:href="https://www.ukrinform.ua/tag-vinisuvac" text:style-name="Internet_20_link" text:visited-style-name="Visited_20_Internet_20_Link">
</text:a>
He knocked down to all the "Zaporizhia Mennyk", - the National Guard noted.</text:p>
      <text:p text:style-name="P4">
It was found that after the fired fighter, the Second Su-25 was seriously damaged by the Tasyshiv for an emergency landing. At the end of the runway, the Melitopols observed the smoke pillar, before which deaf explosions were heard.</text:p>
      <text:p text:style-name="P4">
<text:span text:style-name="T4">
 Read also: </text:span>
 <text:a xlink:type="simple" xlink:href="https://www.ukrinform.ua/rubric-ato/3713816-nad-mikolaivsinou-odesinou-ta-bukovinou-zbili-pat-vorozih-bezpilotnikiv.html" text:style-name="Internet_20_link" text:visited-style-name="Visited_20_Internet_20_Link">
<text:span text:style-name="T4">
 knocked down </text:span>
</text:a>
As reported by Ukrinform, in the Donetsk region the Ukrainian military shotmiz of IGLA MSRC <text:a xlink:type="simple" xlink:href="https://www.ukrinform.ua/rubric-ato/3712616-na-doneccini-ukrainski-zahisniki-zbili-vorozij-mi24-iz-pzrk-igla.html" text:style-name="Internet_20_link" text:visited-style-name="Visited_20_Internet_20_Link">
</text:a>
</text:p>
      <text:p text:style-name="P4">
News Source: <text:a xlink:type="simple" xlink:href="https://www.ukrinform.ua/rubric-ato/3714208-pid-melitopolem-nacgvardijci-zbili-dva-rosijski-su25.html" text:style-name="Internet_20_link" text:visited-style-name="Visited_20_Internet_20_Link">
https://www.ukrinform.ua/rubric-ato/3714208-pid-melitopolem-nacgvardijci-zbili-dva-rosijski-su25.html</text:a>
</text:p>
      <!--NEWS-->
      <text:h text:style-name="P10" text:outline-level="1">
<text:span text:style-name="T4">
Pentagon head called the countries that will take part in the training of Ukrainians on the F-16</text:span>
</text:h>
      <text:p text:style-name="P4">
Authors: Ukrinform (Person)</text:p>
      <text:p text:style-name="P4">
Publisher: Укринформ (Organization)</text:p>
      <text:p text:style-name="P4">
Published Time: 2023-05-25T20:17:00+03:00</text:p>
      <text:p text:style-name="P4">
Modified Time: 2023-05-25T20:17:00+03:00</text:p>
      <text:p text:style-name="P4">
Description: Denmark and the Netherlands next month in cooperation with the United States will begin to develop a training base for the complex preparation of Ukrainian pilots on fourth generation aircraft, in addition, Norway, Belgium, Portugal and Poland proposed their contribution.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Військові', 'Винищувач', 'Остін', 'Зустріч Рамштайн']</text:p>
      <text:p text:style-name="P4">
Type: Article</text:p>
      <!--METADATA-->
      <text:p text:style-name="P4">
<draw:frame draw:style-name="fr1" draw:name="Image208" text:anchor-type="as-char" svg:width="6.9236in" svg:height="3.956343in" draw:z-index="0">
<draw:image xlink:href="../Images/yкринформ/2023-05-25T20-17-00-03-00/630_360_1446829545-6581-foto-wikipediaorg.jpg" xlink:type="simple" xlink:show="embed" xlink:actuate="onLoad" draw:mime-type="image/jpeg"/>
</draw:frame>
Denmark and the Netherlands next month, in cooperation with the US, it is necessary to develop a training base for complex preparation of Ukrainian pilots on fourth generation aircraft, in addition, its contribution was offered by Norway, Belgium, Portugal and Poland.</text:p>
      <text:p text:style-name="P4">
This was stated on Thursday by the results of the Ramstein-12 meeting, Defense Minister Lloyd Austin, Ukrinform correspondent reports.</text:p>
      <text:p text:style-name="P4">
"During today's meeting, several allies and partners discussed the planning of Ukrainian pilots on fourth generation fighters, including F -16," Austin said.</text:p>
      <text:p text:style-name="P4">
He stressed that the planning and implementation of these exercises will be for all important tasks, and thanks to coordination within the contact group, this will be possible.</text:p>
      <text:p text:style-name="P4">
“I especially want to thank Denmark and the Netherlands who have decided to lead the European forces for the preparation of Ukrainian forces for <text:a xlink:type="simple" xlink:href="https://www.ukrinform.ua/tag-vinisuvac" text:style-name="Internet_20_link" text:visited-style-name="Visited_20_Internet_20_Link">
</text:a>
. In the next weeks, my Dutch Danish colleagues will work with the United States and other allies to overcome the training base, ”the Pentagon head said.</text:p>
      <text:p text:style-name="P4">
<text:span text:style-name="T4">
 Read also: </text:span>
 <text:a xlink:type="simple" xlink:href="https://www.ukrinform.ua/rubric-ato/3714203-ucasniki-ramstajnu-domovilisa-znajti-bilse-ppo-dla-ukraini-ostin.html" text:style-name="Internet_20_link" text:visited-style-name="Visited_20_Internet_20_Link">
<text:span text:style-name="T4">
 Ramstein </text:span>
</text:a>
He also confirmed that Norway, Belgium, Portugal and Poland were contributing to the preparation of Ukrainian pilots.</text:p>
      <text:p text:style-name="P4">
"And we expect that other important initiative will join our important initiative," the US Secretary of Defense added.</text:p>
      <text:p text:style-name="P4">
At the same time, he emphasized that the training of Ukrainian pilots on F-16 aircraft is an example of dedication to the United States and other countries to strengthen Ukraine's security in the long run.</text:p>
      <text:p text:style-name="P4">
As reported by Ukrinform, the Member States of the Contact Group on Defense of Ukraine on Thursday have also agreed to find more opportunities for <text:a xlink:type="simple" xlink:href="https://www.ukrinform.ua/rubric-ato/3714203-ucasniki-ramstajnu-domovilisa-znajti-bilse-ppo-dla-ukraini-ostin.html" text:style-name="Internet_20_link" text:visited-style-name="Visited_20_Internet_20_Link">
</text:a>
</text:p>
      <text:p text:style-name="P4">
News Source: <text:a xlink:type="simple" xlink:href="https://www.ukrinform.ua/rubric-ato/3714211-glava-pentagonu-nazvav-kraini-aki-zabezpecuvatimut-trenuvanna-ukrainciv-na-f16.html" text:style-name="Internet_20_link" text:visited-style-name="Visited_20_Internet_20_Link">
https://www.ukrinform.ua/rubric-ato/3714211-glava-pentagonu-nazvav-kraini-aki-zabezpecuvatimut-trenuvanna-ukrainciv-na-f16.html</text:a>
</text:p>
      <!--NEWS-->
      <text:h text:style-name="P10" text:outline-level="1">
<text:span text:style-name="T4">
Ramstein: The United States is asking Ukraine not to use their weapons provided in the territory of</text:span>
</text:h>
      <text:p text:style-name="P4">
Authors: Ukrinform (Person)</text:p>
      <text:p text:style-name="P4">
Publisher: Укринформ (Organization)</text:p>
      <text:p text:style-name="P4">
Published Time: 2023-05-25T20:22:00+03:00</text:p>
      <text:p text:style-name="P4">
Modified Time: 2023-05-25T20:22:00+03:00</text:p>
      <text:p text:style-name="P4">
Description: The US continues to insist that their weapons provided are not used in Russia. - Ukrinform.</text:p>
      <text:p text:style-name="P4">
Images: ['<text:a xlink:type="simple" xlink:href="https://static.ukrinform.com/photos/2021_12/thumb_files/630_360_1638521183-498.jpg" text:style-name="Internet_20_link" text:visited-style-name="Visited_20_Internet_20_Link">
630_360_16385...</text:a>
']</text:p>
      <text:p text:style-name="P4">
Tags: ['США', 'Зброя', 'Війна з Росією', 'Марк Міллі ']</text:p>
      <text:p text:style-name="P4">
Type: Article</text:p>
      <!--METADATA-->
      <text:p text:style-name="P4">
<draw:frame draw:style-name="fr1" draw:name="Image209" text:anchor-type="as-char" svg:width="6.9236in" svg:height="3.956343in" draw:z-index="0">
<draw:image xlink:href="../Images/yкринформ/2023-05-25T20-22-00-03-00/630_360_1638521183-498.jpg" xlink:type="simple" xlink:show="embed" xlink:actuate="onLoad" draw:mime-type="image/jpeg"/>
</draw:frame>
The United States should insist that the weapons they have been given are not used by Russia's sugary.</text:p>
      <text:p text:style-name="P4">
This was stated by the Chairman of the Committee of the Headquarters of the Armed Forces, Mark Millie, according to Ukrinform correspondent.</text:p>
      <text:p text:style-name="P4">
“The rules we have defined with the Ukrainians: not to use the delivered US <text:a xlink:type="simple" xlink:href="https://www.ukrinform.ua/tag-zbroa" text:style-name="Internet_20_link" text:visited-style-name="Visited_20_Internet_20_Link">
</text:a>
for attacks in the geographical territory of the Russian. We asked the Ukrainians, ”the general emphasized.</text:p>
      <text:p text:style-name="P4">
He acknowledged that Ukraine was wringing a survival war. But he added that “it is Ukrainian; It is not a war between the US and Russia, between NATO and Russia. "</text:p>
      <text:p text:style-name="P4">
<text:span text:style-name="T4">
 Read also: </text:span>
 <text:a xlink:type="simple" xlink:href="https://www.ukrinform.ua/rubric-ato/3714203-ucasniki-ramstajnu-domovilisa-znajti-bilse-ppo-dla-ukraini-ostin.html" text:style-name="Internet_20_link" text:visited-style-name="Visited_20_Internet_20_Link">
<text:span text:style-name="T4">
 Austin </text:span>
</text:a>
The West, the United States support Ukraine, provide weapons, prepare soldiers and provide consultative assistance, but it is not a direct conflict between the United States Tarosia.</text:p>
      <text:p text:style-name="P4">
However, the general stated that the US side did not have enough mining about what happened in the Belgorod region.</text:p>
      <text:p text:style-name="P4">
As reported, <text:a xlink:type="simple" xlink:href="https://www.ukrinform.ua/rubric-ato/3713635-u-dobrovolcih-formuvan-aki-zajsli-dnami-do-belgorodskoi-oblasti-vtrat-nemae-komandir-rdk.html" text:style-name="Internet_20_link" text:visited-style-name="Visited_20_Internet_20_Link">
</text:a>
After that, the Russian side showed Western production staff, which was allegedly destroyed during a collision.</text:p>
      <text:p text:style-name="P4">
News Source: <text:a xlink:type="simple" xlink:href="https://www.ukrinform.ua/rubric-ato/3714216-ramstajn-ssa-prosat-ukrainu-ne-vikoristovuvati-nadanu-nimi-zbrou-na-teritorii-rosii.html" text:style-name="Internet_20_link" text:visited-style-name="Visited_20_Internet_20_Link">
https://www.ukrinform.ua/rubric-ato/3714216-ramstajn-ssa-prosat-ukrainu-ne-vikoristovuvati-nadanu-nimi-zbrou-na-teritorii-rosii.html</text:a>
</text:p>
      <!--NEWS-->
      <text:h text:style-name="P10" text:outline-level="1">
<text:span text:style-name="T4">
The Britain's residence gates were carved by a car</text:span>
</text:h>
      <text:p text:style-name="P4">
Authors: Ukrinform (Person)</text:p>
      <text:p text:style-name="P4">
Publisher: Укринформ (Organization)</text:p>
      <text:p text:style-name="P4">
Published Time: 2023-05-25T20:25:00+03:00</text:p>
      <text:p text:style-name="P4">
Modified Time: 2023-05-25T20:25:00+03:00</text:p>
      <text:p text:style-name="P4">
Description: In London, Richa Snak, Prime Minister of the UK, Richa Snak entered the car. The driver of the vehicle was detained by police. - Ukrinform.</text:p>
      <text:p text:style-name="P4">
Images: ['<text:a xlink:type="simple" xlink:href="https://static.ukrinform.com/photos/2023_05/thumb_files/630_360_1685035671-2879.png" text:style-name="Internet_20_link" text:visited-style-name="Visited_20_Internet_20_Link">
630_360_16850...</text:a>
', '<text:a xlink:type="simple" xlink:href="https://static.ukrinform.com/photos/2023_05/thumb_files/630_360_1685035671-5440.png" text:style-name="Internet_20_link" text:visited-style-name="Visited_20_Internet_20_Link">
630_360_16850...</text:a>
', '<text:a xlink:type="simple" xlink:href="https://static.ukrinform.com/photos/2023_05/thumb_files/630_360_1685035671-5825.png" text:style-name="Internet_20_link" text:visited-style-name="Visited_20_Internet_20_Link">
630_360_16850...</text:a>
', '<text:a xlink:type="simple" xlink:href="https://static.ukrinform.com/photos/2023_05/thumb_files/630_360_1685035671-7322.png" text:style-name="Internet_20_link" text:visited-style-name="Visited_20_Internet_20_Link">
630_360_16850...</text:a>
', '<text:a xlink:type="simple" xlink:href="https://static.ukrinform.com/photos/2023_05/thumb_files/630_360_1685035671-4194.png" text:style-name="Internet_20_link" text:visited-style-name="Visited_20_Internet_20_Link">
630_360_16850...</text:a>
', '<text:a xlink:type="simple" xlink:href="https://static.ukrinform.com/photos/2023_05/thumb_files/630_360_1685035694-5655.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210" text:anchor-type="as-char" svg:width="6.9236in" svg:height="3.956343in" draw:z-index="0">
<draw:image xlink:href="../Images/yкринформ/2023-05-25T20-25-00-03-00/630_360_1685035671-2879.png" xlink:type="simple" xlink:show="embed" xlink:actuate="onLoad" draw:mime-type="image/png"/>
</draw:frame>
In Londonia, the gates of the residence of the UK Prime Minister Richa Snak entered the car. The driver of the vehicle was detained by police.</text:p>
      <text:p text:style-name="P4">
As Ukrinform reports, it reports <text:a xlink:type="simple" xlink:href="https://www.thesun.co.uk/news/politics/22480257/car-smashes-into-downing-street-gates/" text:style-name="Internet_20_link" text:visited-style-name="Visited_20_Internet_20_Link">
</text:a>
.</text:p>
      <text:p text:style-name="P4">
"The man was arrested after the car crasted to the Downing Street this day," the message reads.</text:p>
      <text:p text:style-name="P4">
It is noted that armed police officers have blocked almost the entire road by UNSCINTER, where the residence of the head of the British government is located.</text:p>
      <text:p text:style-name="P4">
<text:span text:style-name="T4">
 Read also: </text:span>
 <text:a xlink:type="simple" xlink:href="https://www.ukrinform.ua/rubric-polytics/3712161-sunak-na-samiti-g7-ukraina-mae-ne-lise-vigrati-vijnu-ale-j-dosagti-spravedlivogo-miru.html" text:style-name="Internet_20_link" text:visited-style-name="Visited_20_Internet_20_Link">
<text:span text:style-name="T4">
 Snak </text:span>
</text:a>
Police said no one was injured as a result of the incident. One person was suspected of causing criminal damage and dangerous managing a car.</text:p>
      <text:p text:style-name="P4">
<draw:frame draw:style-name="fr1" draw:name="Image211" text:anchor-type="as-char" svg:width="6.9236in" svg:height="3.956343in" draw:z-index="0">
<draw:image xlink:href="../Images/yкринформ/2023-05-25T20-25-00-03-00/630_360_1685035671-5440.png" xlink:type="simple" xlink:show="embed" xlink:actuate="onLoad" draw:mime-type="image/png"/>
</draw:frame>
In the Britain's Bramosier, a car was killed / photo: The Sun <text:a xlink:type="simple" xlink:href="https://static.ukrinform.com/photos/2023_05/1685035671-5440.png" text:style-name="Internet_20_link" text:visited-style-name="Visited_20_Internet_20_Link">
<draw:frame draw:style-name="fr1" draw:name="Image212" text:anchor-type="as-char" svg:width="6.9236in" svg:height="3.956343in" draw:z-index="0">
<draw:image xlink:href="../Images/yкринформ/2023-05-25T20-25-00-03-00/630_360_1685035671-5440.png" xlink:type="simple" xlink:show="embed" xlink:actuate="onLoad" draw:mime-type="image/png"/>
</draw:frame>
</text:a>
 <text:a xlink:type="simple" xlink:href="https://static.ukrinform.com/photos/2023_05/1685035671-5825.png" text:style-name="Internet_20_link" text:visited-style-name="Visited_20_Internet_20_Link">
<draw:frame draw:style-name="fr1" draw:name="Image213" text:anchor-type="as-char" svg:width="6.9236in" svg:height="3.956343in" draw:z-index="0">
<draw:image xlink:href="../Images/yкринформ/2023-05-25T20-25-00-03-00/630_360_1685035671-5825.png" xlink:type="simple" xlink:show="embed" xlink:actuate="onLoad" draw:mime-type="image/png"/>
</draw:frame>
</text:a>
 <text:a xlink:type="simple" xlink:href="https://static.ukrinform.com/photos/2023_05/1685035671-2879.png" text:style-name="Internet_20_link" text:visited-style-name="Visited_20_Internet_20_Link">
<draw:frame draw:style-name="fr1" draw:name="Image214" text:anchor-type="as-char" svg:width="6.9236in" svg:height="3.956343in" draw:z-index="0">
<draw:image xlink:href="../Images/yкринформ/2023-05-25T20-25-00-03-00/630_360_1685035671-2879.png" xlink:type="simple" xlink:show="embed" xlink:actuate="onLoad" draw:mime-type="image/png"/>
</draw:frame>
</text:a>
 <text:a xlink:type="simple" xlink:href="https://static.ukrinform.com/photos/2023_05/1685035671-7322.png" text:style-name="Internet_20_link" text:visited-style-name="Visited_20_Internet_20_Link">
<draw:frame draw:style-name="fr1" draw:name="Image215" text:anchor-type="as-char" svg:width="6.9236in" svg:height="3.956343in" draw:z-index="0">
<draw:image xlink:href="../Images/yкринформ/2023-05-25T20-25-00-03-00/630_360_1685035671-7322.png" xlink:type="simple" xlink:show="embed" xlink:actuate="onLoad" draw:mime-type="image/png"/>
</draw:frame>
</text:a>
 <text:a xlink:type="simple" xlink:href="https://static.ukrinform.com/photos/2023_05/1685035671-4194.png" text:style-name="Internet_20_link" text:visited-style-name="Visited_20_Internet_20_Link">
<draw:frame draw:style-name="fr1" draw:name="Image216" text:anchor-type="as-char" svg:width="6.9236in" svg:height="3.956343in" draw:z-index="0">
<draw:image xlink:href="../Images/yкринформ/2023-05-25T20-25-00-03-00/630_360_1685035671-4194.png" xlink:type="simple" xlink:show="embed" xlink:actuate="onLoad" draw:mime-type="image/png"/>
</draw:frame>
</text:a>
 <text:a xlink:type="simple" xlink:href="https://static.ukrinform.com/photos/2023_05/1685035694-5655.png" text:style-name="Internet_20_link" text:visited-style-name="Visited_20_Internet_20_Link">
<draw:frame draw:style-name="fr1" draw:name="Image217" text:anchor-type="as-char" svg:width="6.9236in" svg:height="3.956343in" draw:z-index="0">
<draw:image xlink:href="../Images/yкринформ/2023-05-25T20-25-00-03-00/630_360_1685035694-5655.png" xlink:type="simple" xlink:show="embed" xlink:actuate="onLoad" draw:mime-type="image/png"/>
</draw:frame>
</text:a>
Law enforcement officers also searched the car that entered the gate of the residence of the Premier.</text:p>
      <text:p text:style-name="Quotations">

<text:p text:style-name="P4">
Breaking: First Video of the Car That Crassed Into Downing Street Gates. <text:a xlink:type="simple" xlink:href="https://t.co/PAiZ4D1jU3" text:style-name="Internet_20_link" text:visited-style-name="Visited_20_Internet_20_Link">
&gt;
</text:a>
&gt;
  &gt;
  📺 Sky 501, Virgin 602, Freeview 233 and YouTube <text:a xlink:type="simple" xlink:href="https://t.co/4X8U0OkKWZ" text:style-name="Internet_20_link" text:visited-style-name="Visited_20_Internet_20_Link">
&gt;
 </text:a>
&gt;
&gt;
 — Sky News(@Skynews) <text:a xlink:type="simple" xlink:href="https://twitter.com/SkyNews/status/1661763076226445316" text:style-name="Internet_20_link" text:visited-style-name="Visited_20_Internet_20_Link">
&gt;
 </text:a>
</text:p>

</text:p>
      <text:p text:style-name="P4">
News Source: <text:a xlink:type="simple" xlink:href="https://www.ukrinform.ua/rubric-world/3714215-u-bramu-rezidencii-premera-britanii-vihala-avtivka.html" text:style-name="Internet_20_link" text:visited-style-name="Visited_20_Internet_20_Link">
https://www.ukrinform.ua/rubric-world/3714215-u-bramu-rezidencii-premera-britanii-vihala-avtivka.html</text:a>
</text:p>
      <!--NEWS-->
      <text:h text:style-name="P10" text:outline-level="1">
<text:span text:style-name="T4">
US General denied the decision to transfer to Ukraine the F-16 was approved under pressure</text:span>
</text:h>
      <text:p text:style-name="P4">
Authors: Ukrinform (Person)</text:p>
      <text:p text:style-name="P4">
Publisher: Укринформ (Organization)</text:p>
      <text:p text:style-name="P4">
Published Time: 2023-05-25T20:27:00+03:00</text:p>
      <text:p text:style-name="P4">
Modified Time: 2023-05-25T20:27:00+03:00</text:p>
      <text:p text:style-name="P4">
Description: The decision to transfer to Ukraine the F-16 was not approved under pressure. - Ukrinform.</text:p>
      <text:p text:style-name="P4">
Images: ['<text:a xlink:type="simple" xlink:href="https://static.ukrinform.com/photos/2023_02/thumb_files/630_360_1676392963-701.jpg" text:style-name="Internet_20_link" text:visited-style-name="Visited_20_Internet_20_Link">
630_360_16763...</text:a>
']</text:p>
      <text:p text:style-name="P4">
Tags: ['Літак', 'США', 'Марк Міллі ']</text:p>
      <text:p text:style-name="P4">
Type: Article</text:p>
      <!--METADATA-->
      <text:p text:style-name="P4">
<draw:frame draw:style-name="fr1" draw:name="Image218" text:anchor-type="as-char" svg:width="6.9236in" svg:height="3.956343in" draw:z-index="0">
<draw:image xlink:href="../Images/yкринформ/2023-05-25T20-27-00-03-00/630_360_1676392963-701.jpg" xlink:type="simple" xlink:show="embed" xlink:actuate="onLoad" draw:mime-type="image/jpeg"/>
</draw:frame>
The decision to transfer Ukraine F-16 was not approved under pressure.</text:p>
      <text:p text:style-name="P4">
This was stated by the Chairman of the Committee on the Chiefs of Staff of the US Armed Forces Staff, General Mill Millie, according to Ukrinform correspondent.</text:p>
      <text:p text:style-name="P4">
“The best and cheapest way to protect the air is from the ground. Integrated air defense systems, which include missiles of different range, is the best way to prevent the dominance in the air of the Russians who have successfully done successfully, ”Millie said.</text:p>
      <text:p text:style-name="P4">
<text:span text:style-name="T4">
 Read also: </text:span>
 <text:a xlink:type="simple" xlink:href="https://www.ukrinform.ua/rubric-ato/3714223-milli-vpevnenij-so-rosia-ne-vigrae-cu-vijnu.html" text:style-name="Internet_20_link" text:visited-style-name="Visited_20_Internet_20_Link">
<text:span text:style-name="T4">
 Milli </text:span>
</text:a>
He noted that the F-16 "is not some amazing weapon in the war," the miracle-weapon does not exist.</text:p>
      <text:p text:style-name="P4">
But the decision to pass the planes to Ukraine has been made after a thorough study of the statement at this time.</text:p>
      <text:p text:style-name="P4">
According to General, at the beginning of the war, when purely defensive battles were carried out, Ukraine needed the means of protection against armored vehicles that came across the border. And it was such a weapon that was provided.</text:p>
      <text:p text:style-name="P4">
<text:span text:style-name="T4">
 Read also: </text:span>
 <text:a xlink:type="simple" xlink:href="https://www.ukrinform.ua/rubric-ato/3711605-zaluznij-obgovoriv-iz-milli-robotu-patriot-ta-postacanna-dalekobijnih-snaradiv.html" text:style-name="Internet_20_link" text:visited-style-name="Visited_20_Internet_20_Link">
<text:span text:style-name="T4">
 Milli </text:span>
</text:a>
Millie denied the statement that the decision to pass the planes was now approved "under pressure". "This was the result of a careful analysis of risks and the price of the issue, what is needed on the battlefield now and in the near future," - said, adding that the decision was made in close coordination with partners in Ukraine.</text:p>
      <text:p text:style-name="P4">
He noted that for successful use, for the domination of the air, a significant number of fighters of the 5th generation and everything included in the "Package". Milly drew attention to the price: "We are talking about $ 2 billion for 10 aircraft, Russians have a thousand 5th generation fighters. " It will take time to create full -fledged air forces, he added.</text:p>
      <text:p text:style-name="P4">
The general also noted that if the question of the transfer of aircraft arose earlier, Ukraine would receive neither BMP nor tanks, because all the money would go to the aircraft. So, he summed up, the partners did the right thing, first passing the NPPO system to deprive the Russian dominance in the air .</text:p>
      <text:p text:style-name="P4">
<text:span text:style-name="T4">
 Read also: </text:span>
 <text:a xlink:type="simple" xlink:href="https://www.ukrinform.ua/rubric-ato/3714216-ramstajn-ssa-prosat-ukrainu-ne-vikoristovuvati-nadanu-nimi-zbrou-na-teritorii-rosii.html" text:style-name="Internet_20_link" text:visited-style-name="Visited_20_Internet_20_Link">
</text:a>
The Ramstein meeting was held online and became 12th.</text:p>
      <text:p text:style-name="P4">
Photo: AA</text:p>
      <text:p text:style-name="P4">
News Source: <text:a xlink:type="simple" xlink:href="https://www.ukrinform.ua/rubric-ato/3714217-litaki-f16-ne-e-akous-divoviznou-zbroeu-u-vijni-milli.html" text:style-name="Internet_20_link" text:visited-style-name="Visited_20_Internet_20_Link">
https://www.ukrinform.ua/rubric-ato/3714217-litaki-f16-ne-e-akous-divoviznou-zbroeu-u-vijni-milli.html</text:a>
</text:p>
      <!--NEWS-->
      <text:h text:style-name="P10" text:outline-level="1">
<text:span text:style-name="T4">
Bilodid won the Bronze Grand Prix in Austria</text:span>
</text:h>
      <text:p text:style-name="P4">
Authors: Ukrinform (Person)</text:p>
      <text:p text:style-name="P4">
Publisher: Укринформ (Organization)</text:p>
      <text:p text:style-name="P4">
Published Time: 2023-05-25T20:31:09+03:00</text:p>
      <text:p text:style-name="P4">
Modified Time: 2023-05-25T20:31:09+03:00</text:p>
      <text:p text:style-name="P4">
Description: This is the second "bronze" of Ukrainian this year. - Ukrinform.</text:p>
      <text:p text:style-name="P4">
Images: ['<text:a xlink:type="simple" xlink:href="https://static.ukrinform.com/photos/2023_05/thumb_files/630_360_1685035707-308.jpg" text:style-name="Internet_20_link" text:visited-style-name="Visited_20_Internet_20_Link">
630_360_16850...</text:a>
']</text:p>
      <text:p text:style-name="P4">
Tags: ['Дзюдо', "Дар'я Білодід"]</text:p>
      <text:p text:style-name="P4">
Type: Article</text:p>
      <!--METADATA-->
      <text:p text:style-name="P4">
<draw:frame draw:style-name="fr1" draw:name="Image219" text:anchor-type="as-char" svg:width="6.9236in" svg:height="3.956343in" draw:z-index="0">
<draw:image xlink:href="../Images/yкринформ/2023-05-25T20-31-09-03-00/630_360_1685035707-308.jpg" xlink:type="simple" xlink:show="embed" xlink:actuate="onLoad" draw:mime-type="image/jpeg"/>
</draw:frame>
This is the second "bronze" of Ukrainian this year.</text:p>
      <text:p text:style-name="P4">
The Ukrainian national team won three awards on the first Grand Prix Day in Austria, Ukrinform reports.</text:p>
      <text:p text:style-name="P4">
Silver won the Halmatov, Bronze - Artem Lesiuk and Daria Bilodid.</text:p>
      <text:p text:style-name="P4">
Bilodid on the way to "Bronze" won four victories and lost one clash. In particular, Bilodid spent the second longest clash in her career - 11 minutes 19 seconds(Quarterfinals vs. British Smith Devis).</text:p>
      <text:p text:style-name="P4">
Для Дар'ї Білодід – це друга «бронза» у 2023 році. До того вона завоюваламедаль на Грендслемі у Парижі.</text:p>
      <text:p text:style-name="P4">
<text:span text:style-name="T4">
Читайте також:</text:span>
 <text:a xlink:type="simple" xlink:href="https://www.ukrinform.ua/rubric-sports/3714126-uniorska-zbirna-ukraini-z-dzudo-vistupit-na-etapi-kubka-evropi-v-prazi.html" text:style-name="Internet_20_link" text:visited-style-name="Visited_20_Internet_20_Link">
 <text:span text:style-name="T4">
дзюдо</text:span>
 </text:a>
There are two more competitive days ahead of the Grand Prix, where there will be competitions in ten different weight categories.</text:p>
      <text:p text:style-name="P4">
Photo: Getty Images</text:p>
      <text:p text:style-name="P4">
News Source: <text:a xlink:type="simple" xlink:href="https://www.ukrinform.ua/rubric-sports/3714214-bilodid-vigrala-bronzu-granpri-v-avstrii.html" text:style-name="Internet_20_link" text:visited-style-name="Visited_20_Internet_20_Link">
https://www.ukrinform.ua/rubric-sports/3714214-bilodid-vigrala-bronzu-granpri-v-avstrii.html</text:a>
</text:p>
      <!--NEWS-->
      <text:h text:style-name="P10" text:outline-level="1">
<text:span text:style-name="T4">
The EU may restrict Ukraine's agrarian import to neighbors after continuing "economic visa waiver"</text:span>
</text:h>
      <text:p text:style-name="P4">
Authors: Ukrinform (Person)</text:p>
      <text:p text:style-name="P4">
Publisher: Укринформ (Organization)</text:p>
      <text:p text:style-name="P4">
Published Time: 2023-05-25T20:34:00+03:00</text:p>
      <text:p text:style-name="P4">
Modified Time: 2023-05-25T20:34:00+03:00</text:p>
      <text:p text:style-name="P4">
Description: The EU may restrict Ukraine's agrarian imports to five neighboring countries after continuing "economic visa waiver". - Ukrinform.</text:p>
      <text:p text:style-name="P4">
Images: ['<text:a xlink:type="simple" xlink:href="https://static.ukrinform.com/photos/2021_12/thumb_files/630_360_1638885879-203.jpg" text:style-name="Internet_20_link" text:visited-style-name="Visited_20_Internet_20_Link">
630_360_16388...</text:a>
']</text:p>
      <text:p text:style-name="P4">
Tags: ['Єврокомісія', 'Домбровскіс', 'Агропродукція']</text:p>
      <text:p text:style-name="P4">
Type: Article</text:p>
      <!--METADATA-->
      <text:p text:style-name="P4">
<draw:frame draw:style-name="fr1" draw:name="Image220" text:anchor-type="as-char" svg:width="6.9236in" svg:height="3.956343in" draw:z-index="0">
<draw:image xlink:href="../Images/yкринформ/2023-05-25T20-34-00-03-00/630_360_1638885879-203.jpg" xlink:type="simple" xlink:show="embed" xlink:actuate="onLoad" draw:mime-type="image/jpeg"/>
</draw:frame>
The EU can restrain Ukraine's agrarian imports to five neighboring countries after continuing "economic visa waiver".</text:p>
      <text:p text:style-name="P4">
About it today in Brussels during a press conference following the results of EU administrations on external relations(on trade issues)Valdis Dombrovskis said the Executive President of the European Commission, reports correspondent.</text:p>
      <text:p text:style-name="P4">
“In terms of Ukraine, after the adoption of a new package of autonomous trading measures and their continuation for another year, we have the legal basis(Against Ukrainian agrarian imports - ed.), because existing exclusive protective measures that were foresected by the previous autonomous regulatory rules that lose power on June 5. So after that decision to continue(autonomous trading activities - ed.), we gave a signal about the readiness of the European Commission also continue(Exclusive trade restrictions - ed.)For the five countries that concerns it, ”Dombrovskis stressed.</text:p>
      <text:p text:style-name="P4">
<text:span text:style-name="T4">
 Read also: </text:span>
 <text:a xlink:type="simple" xlink:href="https://www.ukrinform.ua/rubric-economy/3708011-pat-krain-es-znovu-zvernulisa-do-evrokomisii-u-spravi-ukrainskoi-agroprodukcii.html" text:style-name="Internet_20_link" text:visited-style-name="Visited_20_Internet_20_Link">
</text:a>
He noted that the European Commission continues to discuss this topic as a matter of interest to Member States, as well as with Ukraine. If, as a result of such education, a decision is made to continue the exclusive protective measures against Ukrainian agricultural imports after June 5, the parties will determine the specific dates of such temporary restrictions.</text:p>
      <text:p text:style-name="P4">
At the same time, the European Commission Executive President thanked the Member States for the continuation of the non-tariff import of Ukrainian goods to the EU, since such autonomous trade measures used during the year, became the basis for supporting the European Union of Ukraine by accessing the European market.</text:p>
      <text:p text:style-name="P4">
As reported, the EU Council approved on Thursday the regulations on the continuation of the regimen trade between the EU and Ukraine, which continues to suspend all customs, quotas and trade protection measures for Ukrainian exports to the ESUs for a year, until June 2024. These regulatory rules come into force on June 6 this year.</text:p>
      <text:p text:style-name="P4">
<text:span text:style-name="T4">
 Read also: </text:span>
 <text:a xlink:type="simple" xlink:href="https://www.ukrinform.ua/rubric-economy/3702392-u-mzs-zaavili-pro-neprijnatnist-obmezen-na-import-agrarnoi-produkcii-ukraini.html" text:style-name="Internet_20_link" text:visited-style-name="Visited_20_Internet_20_Link">
</text:a>
</text:p>
      <text:p text:style-name="P4">
On April 28, the European Commission agreed with the four neighboring countries of Ukraine - Bolgaria, Hungary, Poland and Slovakia - a package of measures that the avanged after the mentioned countries have abolished their sole actions of anti -agrarian imports from Ukraine. This package limits imports into the territory of the aforementioned countries, as well as Romania, import of four key products from Ukraine - peaks, corn, rapeseed and sunflower seeds, although it preserves the possibility of tranning such goods to other EU countries and to the world market.</text:p>
      <text:p text:style-name="P4">
These measures also include direct assistance include direct assistance to the farmers of the mentioned five countries with the so -called reserve agricultural funds in the amount of EUR 100 million.</text:p>
      <text:p text:style-name="P4">
<text:span text:style-name="T4">
 Read also: </text:span>
 <text:a xlink:type="simple" xlink:href="https://www.ukrinform.ua/rubric-economy/3702238-evrokomisia-dosagla-domovlenosti-z-susidami-ukraini-sodo-importu-agroprodukcii.html" text:style-name="Internet_20_link" text:visited-style-name="Visited_20_Internet_20_Link">
</text:a>
According to the European Commission, the only country that has not yet abolished sole conds against Ukrainian agricultural imports is Hungary, but the European Commission allows the European Commission to move forward in the implementation of exclusive protection measures agreed at the EU level.</text:p>
      <text:p text:style-name="P4">
At the same time, in May, a group of EU countries sent a letter to the European Commission in which there was a protest against providing assistance from the reserve fund of the EU Member States who resort to blackmail around the issue of export-Ukrainian grain to other EU countries and to the world market.</text:p>
      <text:p text:style-name="P4">
News Source: <text:a xlink:type="simple" xlink:href="https://www.ukrinform.ua/rubric-economy/3714220-es-moze-obmeziti-agrarnij-import-ukraini-do-susidiv-pisla-prodovzenna-ekonomicnogo-bezvizu.html" text:style-name="Internet_20_link" text:visited-style-name="Visited_20_Internet_20_Link">
https://www.ukrinform.ua/rubric-economy/3714220-es-moze-obmeziti-agrarnij-import-ukraini-do-susidiv-pisla-prodovzenna-ekonomicnogo-bezvizu.html</text:a>
</text:p>
      <!--NEWS-->
      <text:h text:style-name="P10" text:outline-level="1">
<text:span text:style-name="T4">
Austin: Leopard consortium has made progress in creating a tank service center for Ukraine</text:span>
</text:h>
      <text:p text:style-name="P4">
Authors: Ukrinform (Person)</text:p>
      <text:p text:style-name="P4">
Publisher: Укринформ (Organization)</text:p>
      <text:p text:style-name="P4">
Published Time: 2023-05-25T20:39:00+03:00</text:p>
      <text:p text:style-name="P4">
Modified Time: 2023-05-25T20:39:00+03:00</text:p>
      <text:p text:style-name="P4">
Description: The Leopard consortium has made progress in the creation of a new maintenance center for German production tanks, which are transmitted to Ukraine and has appropriate plans for the long run. - Ukrinform.</text:p>
      <text:p text:style-name="P4">
Images: ['<text:a xlink:type="simple" xlink:href="https://static.ukrinform.com/photos/2022_10/thumb_files/630_360_1666362166-807.jpg" text:style-name="Internet_20_link" text:visited-style-name="Visited_20_Internet_20_Link">
630_360_16663...</text:a>
']</text:p>
      <text:p text:style-name="P4">
Tags: ['Танк', 'Україна', 'Остін', ' танк Leopard']</text:p>
      <text:p text:style-name="P4">
Type: Article</text:p>
      <!--METADATA-->
      <text:p text:style-name="P4">
<draw:frame draw:style-name="fr1" draw:name="Image221" text:anchor-type="as-char" svg:width="6.9236in" svg:height="3.922963in" draw:z-index="0">
<draw:image xlink:href="../Images/yкринформ/2023-05-25T20-39-00-03-00/630_360_1666362166-807.jpg" xlink:type="simple" xlink:show="embed" xlink:actuate="onLoad" draw:mime-type="image/jpeg"/>
</draw:frame>
The consortiumoopard has made progress in the creation of a new center for German production maintenance, which are transmitted to Ukraine and has the appropriate plans for the long run.</text:p>
      <text:p text:style-name="P4">
This was stated on Thursday following the meeting of Ramstein-12 Defense Minister Shatloid Austin, Ukrinform correspondent reports.</text:p>
      <text:p text:style-name="P4">
"Today, the members of the LEOPARD tank consortium have discussed their progress to establishing the Center for Maintenance, as well as further efforts to ensure the resources of this important program for years ahead," the US Defense Ministry said.</text:p>
      <text:p text:style-name="P4">
He also reported that during the meeting on Thursday, the participants of the contact group had developed long -term plans for Ukraine support. "This includes industrial -initiative and coordination of our work to expand production of critical equipment," he added.</text:p>
      <text:p text:style-name="P4">
<text:span text:style-name="T4">
 Read also: </text:span>
 <text:a xlink:type="simple" xlink:href="https://www.ukrinform.ua/rubric-ato/3714203-ucasniki-ramstajnu-domovilisa-znajti-bilse-ppo-dla-ukraini-ostin.html" text:style-name="Internet_20_link" text:visited-style-name="Visited_20_Internet_20_Link">
<text:span text:style-name="T4">
 Austin </text:span>
</text:a>
In this connection, Austin thanked the managers engaged in the supply of weapons in each country for their efforts to build industrial production.</text:p>
      <text:p text:style-name="P4">
"And I hope we will do even more," - said <text:a xlink:type="simple" xlink:href="https://www.ukrinform.ua/tag-ostin" text:style-name="Internet_20_link" text:visited-style-name="Visited_20_Internet_20_Link">
</text:a>
As reported by Ukrinform, according to the results of the previous, 11th meeting of the Contact Group on Defense of Ukraine, a decision was made <text:a xlink:type="simple" xlink:href="https://www.ukrinform.ua/rubric-ato/3699088-pidsumki-ramstajnu11-abrams-himars-ppo.html" text:style-name="Internet_20_link" text:visited-style-name="Visited_20_Internet_20_Link">
</text:a>
Photo: era</text:p>
      <text:p text:style-name="P4">
News Source: <text:a xlink:type="simple" xlink:href="https://www.ukrinform.ua/rubric-ato/3714221-konsorcium-leopard-dosag-progresu-u-stvorenni-centru-obslugovuvanna-tankiv-dla-ukraini-ostin.html" text:style-name="Internet_20_link" text:visited-style-name="Visited_20_Internet_20_Link">
https://www.ukrinform.ua/rubric-ato/3714221-konsorcium-leopard-dosag-progresu-u-stvorenni-centru-obslugovuvanna-tankiv-dla-ukraini-ostin.html</text:a>
</text:p>
      <!--NEWS-->
      <text:h text:style-name="P10" text:outline-level="1">
<text:span text:style-name="T4">
Millie is sure that Russia does not win this war</text:span>
</text:h>
      <text:p text:style-name="P4">
Authors: Ukrinform (Person)</text:p>
      <text:p text:style-name="P4">
Publisher: Укринформ (Organization)</text:p>
      <text:p text:style-name="P4">
Published Time: 2023-05-25T20:44:00+03:00</text:p>
      <text:p text:style-name="P4">
Modified Time: 2023-05-25T20:44:00+03:00</text:p>
      <text:p text:style-name="P4">
Description: Russia will not be able to achieve its strategic goals in Ukraine. At the same time, Ukraine can achieve its strategic goal - the release of the whole territory, but this will probably not be in the near future. - Ukrinform.</text:p>
      <text:p text:style-name="P4">
Images: ['<text:a xlink:type="simple" xlink:href="https://static.ukrinform.com/photos/2022_02/thumb_files/630_360_1644436525-337.jpg" text:style-name="Internet_20_link" text:visited-style-name="Visited_20_Internet_20_Link">
630_360_16444...</text:a>
']</text:p>
      <text:p text:style-name="P4">
Tags: ['США', 'Війна з Росією', 'Марк Міллі ']</text:p>
      <text:p text:style-name="P4">
Type: Article</text:p>
      <!--METADATA-->
      <text:p text:style-name="P4">
<draw:frame draw:style-name="fr1" draw:name="Image222" text:anchor-type="as-char" svg:width="6.9236in" svg:height="3.956343in" draw:z-index="0">
<draw:image xlink:href="../Images/yкринформ/2023-05-25T20-44-00-03-00/630_360_1644436525-337.jpg" xlink:type="simple" xlink:show="embed" xlink:actuate="onLoad" draw:mime-type="image/jpeg"/>
</draw:frame>
Russia is inadmissible to achieve its strategic goals in Ukraine. At the same time, Ukraine can achieve its strategic goal - the release of the whole territory, but it will probably not be in the near future.</text:p>
      <text:p text:style-name="P4">
This was stated by the Chairman of the Joint Committee of Staff Millie, after the completion of the Virtual Meeting of the Contact Group on the Defense of Ukraine in the format of Ramstein during the UPentagoni Press.</text:p>
      <text:p text:style-name="P4">
“This war in military plan is not won. Russia has not reached the strategic goals that were the overthrow of the President of Zelensky and the capture of Ukraine, ”Millie emphasized.</text:p>
      <text:p text:style-name="P4">
<text:span text:style-name="T4">
 Read also: </text:span>
 <text:a xlink:type="simple" xlink:href="https://www.ukrinform.ua/rubric-ato/3714217-litaki-f16-ne-e-akous-divoviznou-zbroeu-u-vijni-milli.html" text:style-name="Internet_20_link" text:visited-style-name="Visited_20_Internet_20_Link">
<text:span text:style-name="T4">
 Milli </text:span>
</text:a>
According to him, a year ago, Russia abandoned its strategic purposes, adjusting them to the capture of only Donbass.</text:p>
      <text:p text:style-name="P4">
"So, the strategic goals set by Russia have not been reached by Russia, they will not be achieved," Millie stressed.</text:p>
      <text:p text:style-name="P4">
At the same time, he emphasized that the strategic task of Ukraine is the liberation of the territory of the country that Russian -hecopy, noting that in the territory of Ukraine it now reassures several hundred thousand Russian military.</text:p>
      <text:p text:style-name="P4">
<text:span text:style-name="T4">
 Read also: </text:span>
 <text:a xlink:type="simple" xlink:href="https://www.ukrinform.ua/rubric-ato/3714221-konsorcium-leopard-dosag-progresu-u-stvorenni-centru-obslugovuvanna-tankiv-dla-ukraini-ostin.html" text:style-name="Internet_20_link" text:visited-style-name="Visited_20_Internet_20_Link">
<text:span text:style-name="T4">
 Austin </text:span>
</text:a>
"It can be achieved by the military route, but probably not in the near future," the American general emphasized.</text:p>
      <text:p text:style-name="P4">
He emphasized what it means: the war will continue and it will be "bloody and heavy." Millie added that the US will continue to support Ukraine and its struggle for freedom.</text:p>
      <text:p text:style-name="P4">
As reported by Ukrinform, the participating countries of the contact group on defense Ukraine have agreed to find more opportunities for providing Ukraine with applicant air defense systems on Thursday.</text:p>
      <text:p text:style-name="P4">
News Source: <text:a xlink:type="simple" xlink:href="https://www.ukrinform.ua/rubric-ato/3714223-milli-vpevnenij-so-rosia-ne-vigrae-cu-vijnu.html" text:style-name="Internet_20_link" text:visited-style-name="Visited_20_Internet_20_Link">
https://www.ukrinform.ua/rubric-ato/3714223-milli-vpevnenij-so-rosia-ne-vigrae-cu-vijnu.html</text:a>
</text:p>
      <!--NEWS-->
      <text:h text:style-name="P10" text:outline-level="1">
<text:span text:style-name="T4">
The Russians destroyed the Dam of the Karlovsky Reservoir</text:span>
</text:h>
      <text:p text:style-name="P4">
Authors: Ukrinform (Person)</text:p>
      <text:p text:style-name="P4">
Publisher: Укринформ (Organization)</text:p>
      <text:p text:style-name="P4">
Published Time: 2023-05-25T20:56:00+03:00</text:p>
      <text:p text:style-name="P4">
Modified Time: 2023-05-25T20:56:00+03:00</text:p>
      <text:p text:style-name="P4">
Description: Russian invaders destroyed the dam of the Karlovsky reservoir, now three settlements were threatened. The evacuation of the civilian population will begin if necessary. - Ukrinform.</text:p>
      <text:p text:style-name="P4">
Images: ['<text:a xlink:type="simple" xlink:href="https://static.ukrinform.com/photos/2023_05/thumb_files/630_360_1685037940-895.jpg" text:style-name="Internet_20_link" text:visited-style-name="Visited_20_Internet_20_Link">
630_360_16850...</text:a>
', '<text:a xlink:type="simple" xlink:href="https://static.ukrinform.com/photos/2023_05/1685038234-929.jpg" text:style-name="Internet_20_link" text:visited-style-name="Visited_20_Internet_20_Link">
1685038234-92...</text:a>
']</text:p>
      <text:p text:style-name="P4">
Tags: ['Донеччина', 'Росія', 'Війна з Росією']</text:p>
      <text:p text:style-name="P4">
Type: Article</text:p>
      <!--METADATA-->
      <text:p text:style-name="P4">
<draw:frame draw:style-name="fr1" draw:name="Image223" text:anchor-type="as-char" svg:width="6.9236in" svg:height="3.943155in" draw:z-index="0">
<draw:image xlink:href="../Images/yкринформ/2023-05-25T20-56-00-03-00/630_360_1685037940-895.jpg" xlink:type="simple" xlink:show="embed" xlink:actuate="onLoad" draw:mime-type="image/jpeg"/>
</draw:frame>
The Russian -enchantments destroyed the dam of the Karlovsky reservoir, now three settlements were threatened. The evacuation of the population will begin if necessary.</text:p>
      <text:p text:style-name="P4">
This was reported in <text:a xlink:type="simple" xlink:href="https://t.me/pavlokyrylenko_donoda/8142" text:style-name="Internet_20_link" text:visited-style-name="Visited_20_Internet_20_Link">
</text:a>
Head of Donetsk Regional Military Administration Pavel Kirilenko, reports.</text:p>
      <text:p text:style-name="P4">
"The racists destroyed the dam of the Karlovsky reservoir - under the threat of flooding the villages of Halytsynivka, Zhelane -1 and Zhelanne -2 were threatened," - wrote the head.</text:p>
      <text:p text:style-name="P4">
<text:span text:style-name="T4">
 Read also: </text:span>
 <text:a xlink:type="simple" xlink:href="https://www.ukrinform.ua/rubric-ato/3713630-rosijska-aviabomba-zrujnuvala-ditacij-sadok-na-sumsini.html" text:style-name="Internet_20_link" text:visited-style-name="Visited_20_Internet_20_Link">
<text:span text:style-name="T4">
 destroyed </text:span>
</text:a>
He recalled that since the beginning of a large -scale invasion, the Russian army fired at Karlovka, aiming at the dam and neglecting that civilians are primarily.</text:p>
      <text:p text:style-name="P4">
<draw:frame draw:style-name="fr1" draw:name="Image224" text:anchor-type="as-char" svg:width="6.9236in" svg:height="9.231467in" draw:z-index="0">
<draw:image xlink:href="../Images/yкринформ/2023-05-25T20-56-00-03-00/1685038234-929.jpg" xlink:type="simple" xlink:show="embed" xlink:actuate="onLoad" draw:mime-type="image/jpeg"/>
</draw:frame>
<text:span text:style-name="T5">
Opto from social networks</text:span>
</text:p>
      <text:p text:style-name="P4">
“We were ready for this development, and therefore the operational and rescue persons of Donetsk region have already started operating with a clearly defined algorithm. Communities that are known in the area of probable flooding, warned. If necessary, the evacuation of the civilian population will be developed, ”Kirilenko said.</text:p>
      <text:p text:style-name="P4">
He reported that they had already held an urgent meeting of the TV and NS commission in the region, and created a headquarters to overcome the consequences of this emergency.</text:p>
      <text:p text:style-name="P4">
<text:span text:style-name="T4">
 Read also: </text:span>
 <text:a xlink:type="simple" xlink:href="https://www.ukrinform.ua/rubric-ato/3711642-gendirektor-magate-zaklikav-ne-vikoristovuvati-zaes-ak-vijskovu-bazu.html" text:style-name="Internet_20_link" text:visited-style-name="Visited_20_Internet_20_Link">
</text:a>
Kirilenko promised that he would be informed about the course of events.</text:p>
      <text:p text:style-name="P4">
It was reported that Donetsk region is constantly under the fire of Russian, every day the enemy kills and injures civilians, destroys infrastructure objects.</text:p>
      <text:p text:style-name="P4">
Photo Flot2017.com</text:p>
      <text:p text:style-name="P4">
News Source: <text:a xlink:type="simple" xlink:href="https://www.ukrinform.ua/rubric-regions/3714227-rosiani-zrujnuvali-greblu-karlivskogo-vodoshovisa.html" text:style-name="Internet_20_link" text:visited-style-name="Visited_20_Internet_20_Link">
https://www.ukrinform.ua/rubric-regions/3714227-rosiani-zrujnuvali-greblu-karlivskogo-vodoshovisa.html</text:a>
</text:p>
      <!--NEWS-->
      <text:h text:style-name="P10" text:outline-level="1">
<text:span text:style-name="T4">
Natural object "Guy birds" declared a zoological monument of nature of local importance</text:span>
</text:h>
      <text:p text:style-name="P4">
Authors: Ukrinform (Person)</text:p>
      <text:p text:style-name="P4">
Publisher: Укринформ (Organization)</text:p>
      <text:p text:style-name="P4">
Published Time: 2023-05-25T20:58:00+03:00</text:p>
      <text:p text:style-name="P4">
Modified Time: 2023-05-25T20:58:00+03:00</text:p>
      <text:p text:style-name="P4">
Description: In the Holosiivskyi district of the capital, the natural object of "Guy birds" was declared a zoological monument of local importance. - Ukrinform.</text:p>
      <text:p text:style-name="P4">
Images: ['<text:a xlink:type="simple" xlink:href="https://static.ukrinform.com/photos/2023_05/thumb_files/630_360_1685037610-332.jpg" text:style-name="Internet_20_link" text:visited-style-name="Visited_20_Internet_20_Link">
630_360_16850...</text:a>
']</text:p>
      <text:p text:style-name="P4">
Tags: ['Заповідник', 'Київ', 'Птахи', 'Дерева']</text:p>
      <text:p text:style-name="P4">
Type: Article</text:p>
      <!--METADATA-->
      <text:p text:style-name="P4">
<draw:frame draw:style-name="fr1" draw:name="Image225" text:anchor-type="as-char" svg:width="6.9236in" svg:height="3.956343in" draw:z-index="0">
<draw:image xlink:href="../Images/yкринформ/2023-05-25T20-58-00-03-00/630_360_1685037610-332.jpg" xlink:type="simple" xlink:show="embed" xlink:actuate="onLoad" draw:mime-type="image/jpeg"/>
</draw:frame>
The Zoological District of the capital was a zoological monument of nature of local value.</text:p>
      <text:p text:style-name="P4">
This decision was made today, May 25, at a plenary session <text:a xlink:type="simple" xlink:href="https://kmr.gov.ua/uk/content/pryrodnyy-obyekt-gay-hyzhyh-ptahiv-ogolosheno-zoologichnoyu-pamyatkoyu-pryrody-miscevogo" text:style-name="Internet_20_link" text:visited-style-name="Visited_20_Internet_20_Link">
</text:a>
69 deputies of their convocation, Ukrinform reports.</text:p>
      <text:p text:style-name="P4">
“In the Holosiivskyi district, a zoological monument of nature of local value has been alerted natural object“ Guy of predatory birds ”. The focused area of the monument is 105.1 hectares, ”the decision reads.</text:p>
      <text:p text:style-name="P4">
According to the deputy of the Kyiv City Council Ksenia Semenova, it is necessary to protect against the destruction of the green zone, which is located on the slopes of the huge pad.</text:p>
      <text:p text:style-name="P4">
“In the territory of the projected monument of nature of local importance grow Drevagrab and Oak. Due to the absence of logging, there is a huge stream of the old grove, which became a refuge of many predatory birds, which are the subcontract of the Berne Convention. Also live here are birds that are listed in Ukraine - Schulika Black, Ordinary Kanyuk, Great Hawk, Big Big and many types of bats and owls. In addition, proteins, boars, rabbits, foxes, roe deer and hedgehogs live in the territory, ”Semenova said.</text:p>
      <text:p text:style-name="P4">
<text:span text:style-name="T4">
 Read also: </text:span>
 <text:a xlink:type="simple" xlink:href="https://www.ukrinform.ua/rubric-society/3714144-dendrologi-proponuut-rozpisati-invazijni-vidi-derev-po-geograficnih-zonah-ukraini.html" text:style-name="Internet_20_link" text:visited-style-name="Visited_20_Internet_20_Link">
<text:span text:style-name="T4">
 dendrologist </text:span>
</text:a>
The deputy added that this initiative was agreed with the NULES of Ukraine "Boyar Forest Station", as well as with the management of ecology and natural resources of the KSCA.</text:p>
      <text:p text:style-name="P4">
As reported by Ukrinform, in Khustshchyna the prosecutor's office through court contributed to <text:a xlink:type="simple" xlink:href="https://www.ukrinform.ua/rubric-culture/3703196-edinu-diucu-vodanu-kuznu-v-ukraini-vnesli-do-derzreestru-pamatok.html" text:style-name="Internet_20_link" text:visited-style-name="Visited_20_Internet_20_Link">
</text:a>
to the State Register of Real Estate.</text:p>
      <text:p text:style-name="P4">
<text:span text:style-name="T5">
Foto: Kyiv region 24/7</text:span>
</text:p>
      <text:p text:style-name="P4">
News Source: <text:a xlink:type="simple" xlink:href="https://www.ukrinform.ua/rubric-kyiv/3714225-prirodnij-obekt-gaj-hizih-ptahiv-ogolosili-zoologicnou-pamatkou-prirodi-miscevogo-znacenna.html" text:style-name="Internet_20_link" text:visited-style-name="Visited_20_Internet_20_Link">
https://www.ukrinform.ua/rubric-kyiv/3714225-prirodnij-obekt-gaj-hizih-ptahiv-ogolosili-zoologicnou-pamatkou-prirodi-miscevogo-znacenna.html</text:a>
</text:p>
      <!--NEWS-->
      <text:h text:style-name="P10" text:outline-level="1">
<text:span text:style-name="T4">
Defense forces per day destroyed 4 enemy UAVs</text:span>
</text:h>
      <text:p text:style-name="P4">
Author: ['АРМІЯINFORM']</text:p>
      <text:p text:style-name="P4">
Time: 2023-05-25T21:00:00-04:00</text:p>
      <text:p text:style-name="P4">
Description: Avіaatsіya defense forces took 7 strokes in the districts of Zserdzhennya of a special warehouse th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Ш ЗСУ', 'ХРОНІКА ОБОРОНИ']</text:p>
      <text:p text:style-name="P4">
Category: News</text:p>
      <!--METADATA-->
      <text:p text:style-name="P4">
<draw:frame draw:style-name="fr1" draw:name="Image226" text:anchor-type="as-char" svg:width="6.9236in" svg:height="4.587285in" draw:z-index="0">
<draw:image xlink:href="../Images/AРМІЯINFORM/2023-05-25T21-00-00-04-00/bpla.png" xlink:type="simple" xlink:show="embed" xlink:actuate="onLoad" draw:mime-type="image/png"/>
</draw:frame>
Illustrative photo</text:p>
      <text:p text:style-name="P4">
Aviation of Defense Forces made 7 beats in the areas of concentration of the personnel of the enemy's military equipment.</text:p>
      <text:p text:style-name="P4">
About it <text:a xlink:type="simple" xlink:href="https://www.facebook.com/GeneralStaff.ua/posts/pfbid02CYBEPubZFbvGFFQLzBArRkiWKRDoXyZoZA7gfTxUhQ5yBpBJdMHJHLf1hrZA6bLJl" text:style-name="Internet_20_link" text:visited-style-name="Visited_20_Internet_20_Link">
reports</text:a>
HSF.</text:p>
      <text:p text:style-name="P4">
"Over the past day, our warriors also destroyed 3 enemy UAVs typehahed and 1 reconnaissance drone type Orlan-10," the message reads.</text:p>
      <text:p text:style-name="P4">
Missile troops and artillery units impressed 2 areas of Livivala's concentration, 4 ammunition depots, radio electronic struggle, 4 artillery units in fire positions and 4 more important targeting.</text:p>
      <text:p text:style-name="P4">
News Source: <text:a xlink:type="simple" xlink:href="https://armyinform.com.ua/2023/05/25/syly-oborony-za-dobu-znyshhyly-4-vorozhi-bpla/" text:style-name="Internet_20_link" text:visited-style-name="Visited_20_Internet_20_Link">
https://armyinform.com.ua/2023/05/25/syly-oborony-za-dobu-znyshhyly-4-vorozhi-bpla/</text:a>
</text:p>
      <!--NEWS-->
      <text:h text:style-name="P10" text:outline-level="1">
<text:span text:style-name="T4">
Denmark and the Netherlands will lead a coalition to prepare Ukrainian pilots on F -16 - Austin</text:span>
</text:h>
      <text:p text:style-name="P4">
Authors: Ukrinform (Person)</text:p>
      <text:p text:style-name="P4">
Publisher: Укринформ (Organization)</text:p>
      <text:p text:style-name="P4">
Published Time: 2023-05-25T21:06:00+03:00</text:p>
      <text:p text:style-name="P4">
Modified Time: 2023-05-25T21:06:00+03:00</text:p>
      <text:p text:style-name="P4">
Description: Denmark and the Netherlands next month, in cooperation with the United States, will develop a training base for complex preparation of Ukrainian pilots, and Norway, Belgium, Portugal and Poland have also proposed their contribution. - Ukrinform.</text:p>
      <text:p text:style-name="P4">
Images: ['<text:a xlink:type="simple" xlink:href="https://static.ukrinform.com/photos/2022_06/thumb_files/630_360_1656599428-149.jpg" text:style-name="Internet_20_link" text:visited-style-name="Visited_20_Internet_20_Link">
630_360_16565...</text:a>
']</text:p>
      <text:p text:style-name="P4">
Tags: ['Авіація', 'Данія', 'Нідерланди', 'Остін', 'Війна з Росією', 'Коаліція винищувачів', 'F-16']</text:p>
      <text:p text:style-name="P4">
Type: Article</text:p>
      <!--METADATA-->
      <text:p text:style-name="P4">
<draw:frame draw:style-name="fr1" draw:name="Image227" text:anchor-type="as-char" svg:width="6.9236in" svg:height="3.956343in" draw:z-index="0">
<draw:image xlink:href="../Images/yкринформ/2023-05-25T21-06-00-03-00/630_360_1656599428-149.jpg" xlink:type="simple" xlink:show="embed" xlink:actuate="onLoad" draw:mime-type="image/jpeg"/>
</draw:frame>
The next month Denmark in cooperation with the United States will start developing an educational basket for complex preparation of Ukrainian pilots, and the contribution was proposed even by Norway, Belgium, Portugal and Poland.</text:p>
      <text:p text:style-name="P4">
The results of the Ramstein-12 meeting was stated by US Defense Minister Lloidostin, Ukrinform correspondent reports.</text:p>
      <text:p text:style-name="P4">
"During today's meeting, several allies and partners discussed the planning of Ukrainian pilots on fourth generation fighters, including F -16," Austin said.</text:p>
      <text:p text:style-name="P4">
He stressed that the planning and execution of these exercises will be possible for all important tasks, which is possible due to coordination within the contact group.</text:p>
      <text:p text:style-name="P4">
“I especially want to thank Denmark and the Netherlands, who have decided to head the European forces for the F-16. The next weeks of Dutch and Danish colleagues will work with the United States and other allies on the development of a training base, ”the Pentagon head said.</text:p>
      <text:p text:style-name="P4">
<text:span text:style-name="T4">
 Read also: </text:span>
 <text:a xlink:type="simple" xlink:href="https://www.ukrinform.ua/rubric-ato/3714211-glava-pentagonu-nazvav-kraini-aki-zabezpecuvatimut-trenuvanna-ukrainciv-na-f16.html" text:style-name="Internet_20_link" text:visited-style-name="Visited_20_Internet_20_Link">
</text:a>
He also confirmed that Norway, Belgium, Portugal and Poland were contributing to the preparation of Ukrainian pilots.</text:p>
      <text:p text:style-name="P4">
"And we expect that other important initiative will join our important initiative," the US Secretary of Defense added.</text:p>
      <text:p text:style-name="P4">
He emphasized that teaching Ukrainian pilots on <text:a xlink:type="simple" xlink:href="https://www.ukrinform.ua/tag-litak" text:style-name="Internet_20_link" text:visited-style-name="Visited_20_Internet_20_Link">
</text:a>
The F-16 is an example of the dedication of the United States and other countries to strengthen Ukraine's security in the long run.</text:p>
      <text:p text:style-name="P4">
<text:span text:style-name="T4">
 Read also: </text:span>
 <text:a xlink:type="simple" xlink:href="https://www.ukrinform.ua/rubric-ato/3714104-ukrainski-piloti-zmozut-projti-navcanna-na-svedskih-vinisuvacah-gripen.html" text:style-name="Internet_20_link" text:visited-style-name="Visited_20_Internet_20_Link">
<text:span text:style-name="T4">
 fighter </text:span>
</text:a>
As <text:a xlink:type="simple" xlink:href="http://www.ukrinform.ua/rubric-ato/3714203-ucasniki-ramstajnu-domovilisa-znajti-bilse-ppo-dla-ukraini-ostin.html" text:style-name="Internet_20_link" text:visited-style-name="Visited_20_Internet_20_Link">
 </text:a>
, Member States of the Contact Group on Defense of Ukraine have agreed to find more opportunities on Thursday to provide our country with additional air defense systems.</text:p>
      <text:p text:style-name="P4">
<text:span text:style-name="T5">
Foto: US Air Force</text:span>
</text:p>
      <text:p text:style-name="P4">
News Source: <text:a xlink:type="simple" xlink:href="https://www.ukrinform.ua/rubric-ato/3714228-dania-j-niderlandi-ocolat-koaliciu-z-pidgotovki-ukrainskih-pilotiv-na-f16-ostin.html" text:style-name="Internet_20_link" text:visited-style-name="Visited_20_Internet_20_Link">
https://www.ukrinform.ua/rubric-ato/3714228-dania-j-niderlandi-ocolat-koaliciu-z-pidgotovki-ukrainskih-pilotiv-na-f16-ostin.html</text:a>
</text:p>
      <!--NEWS-->
      <text:h text:style-name="P10" text:outline-level="1">
<text:span text:style-name="T4">
The Britain's Parliament recognized the Holodomor with the genocide of the Ukrainian people</text:span>
</text:h>
      <text:p text:style-name="P4">
Authors: Ukrinform (Person)</text:p>
      <text:p text:style-name="P4">
Publisher: Укринформ (Organization)</text:p>
      <text:p text:style-name="P4">
Published Time: 2023-05-25T21:11:00+03:00</text:p>
      <text:p text:style-name="P4">
Modified Time: 2023-05-25T21:11:00+03:00</text:p>
      <text:p text:style-name="P4">
Description: The UK Parliament recognized the Holodomor of 1932-1933 by the genocide of the Ukrainian people. - Ukrinform.</text:p>
      <text:p text:style-name="P4">
Images: ['<text:a xlink:type="simple" xlink:href="https://static.ukrinform.com/photos/2021_11/thumb_files/630_360_1637962548-543.jpg" text:style-name="Internet_20_link" text:visited-style-name="Visited_20_Internet_20_Link">
630_360_16379...</text:a>
']</text:p>
      <text:p text:style-name="P4">
Tags: ['Голодомор', 'Єрмак', 'Офіс Президента']</text:p>
      <text:p text:style-name="P4">
Type: Article</text:p>
      <!--METADATA-->
      <text:p text:style-name="P4">
<draw:frame draw:style-name="fr1" draw:name="Image228" text:anchor-type="as-char" svg:width="6.9236in" svg:height="3.956343in" draw:z-index="0">
<draw:image xlink:href="../Images/yкринформ/2023-05-25T21-11-00-03-00/630_360_1637962548-543.jpg" xlink:type="simple" xlink:show="embed" xlink:actuate="onLoad" draw:mime-type="image/jpeg"/>
</draw:frame>
Parliamentary Britain recognized the Holodomor of 1932-1933 by the genocide of the Ukrainian Narode.</text:p>
      <text:p text:style-name="P4">
As Ukrinform reports, about it in <text:a xlink:type="simple" xlink:href="https://t.me/ermaka2022/2779" text:style-name="Internet_20_link" text:visited-style-name="Visited_20_Internet_20_Link">
</text:a>
Presidential office Andriy Yermak wrote.</text:p>
      <text:p text:style-name="P4">
"The Parliament of the United Kingdom has approved a resolution on the recognition of the Holodomor in 1932-1933 by the genocide of the Ukrainian people," he said.</text:p>
      <text:p text:style-name="P4">
<text:span text:style-name="T4">
 Read also: </text:span>
 <text:a xlink:type="simple" xlink:href="https://www.ukrinform.ua/rubric-polytics/3713283-zelenskij-podakuvav-slovenii-za-uhvalenna-deklaracii-pro-vsanuvanna-pamati-zertv-golodomoru.html" text:style-name="Internet_20_link" text:visited-style-name="Visited_20_Internet_20_Link">
<text:span text:style-name="T4">
 by starvation </text:span>
</text:a>
The head of the OP thanked for such a step, emphasizing that historical justice "the key to understanding who and what is a true evil."</text:p>
      <text:p text:style-name="P4">
As reported by Ukrinform, last week the resolution on recognition of the Holodomor 1932-1933 by the genocide of the Ukrainian people <text:a xlink:type="simple" xlink:href="https://www.ukrinform.ua/rubric-society/3710643-senat-francii-viznav-golodomor-19321933-rokiv-genocidom-ukrainskogo-narodu.html" text:style-name="Internet_20_link" text:visited-style-name="Visited_20_Internet_20_Link">
</text:a>
.</text:p>
      <text:p text:style-name="P4">
Photo: Maria Kovalchuk</text:p>
      <text:p text:style-name="P4">
News Source: <text:a xlink:type="simple" xlink:href="https://www.ukrinform.ua/rubric-polytics/3714229-parlament-britanii-viznav-golodomor-genocidom-ukrainskogo-narodu.html" text:style-name="Internet_20_link" text:visited-style-name="Visited_20_Internet_20_Link">
https://www.ukrinform.ua/rubric-polytics/3714229-parlament-britanii-viznav-golodomor-genocidom-ukrainskogo-narodu.html</text:a>
</text:p>
      <!--NEWS-->
      <text:h text:style-name="P10" text:outline-level="1">
<text:span text:style-name="T4">
Zelensky: The more Russian prisoners we will take, the more we will return our people</text:span>
</text:h>
      <text:p text:style-name="P4">
Authors: Ukrinform (Person)</text:p>
      <text:p text:style-name="P4">
Publisher: Укринформ (Organization)</text:p>
      <text:p text:style-name="P4">
Published Time: 2023-05-25T21:22:00+03:00</text:p>
      <text:p text:style-name="P4">
Modified Time: 2023-05-25T21:22:00+03:00</text:p>
      <text:p text:style-name="P4">
Description: The more invaders are captured by Ukrainian defenders, the more our people will be able to return from Russian captivity.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None</text:p>
      <text:p text:style-name="P4">
Type: Article</text:p>
      <!--METADATA-->
      <text:p text:style-name="P4">
<draw:frame draw:style-name="fr1" draw:name="Image229" text:anchor-type="as-char" svg:width="6.9236in" svg:height="3.956343in" draw:z-index="0">
<draw:image xlink:href="../Images/yкринформ/2023-05-25T21-22-00-03-00/630_360_1682451261-591.jpeg" xlink:type="simple" xlink:show="embed" xlink:actuate="onLoad" draw:mime-type="image/jpeg"/>
</draw:frame>
The more Ukrainian defenders will be captured, the more of our people will be captured from Russian captivity.</text:p>
      <text:p text:style-name="P4">
Volodymyr Zelenskyy said this in <text:a xlink:type="simple" xlink:href="https://www.facebook.com/president.gov.ua/videos/572857064963049" text:style-name="Internet_20_link" text:visited-style-name="Visited_20_Internet_20_Link">
</text:a>
, reports Ukrinform.</text:p>
      <text:p text:style-name="P4">
<text:span text:style-name="T4">
 I wish health, dear Ukrainians!</text:span>
</text:p>
      <text:p text:style-name="P4">
Today there is another positive result in our team, which deals with exchanges. They returned 106 of our soldiers from Russian - they fought the Nabakhmut direction.</text:p>
      <text:p text:style-name="P4">
It is very important that many of these 160 people had no information at all - they were considered missing. But we found them. Returned. Eight officers, 98 soldiers and sergeants ...</text:p>
      <text:p text:style-name="P4">
Thank you all who gave this result. Budanov, Yermak, Usov, Lubin, baby, Klimenko - all who prepared this exchange - well done!Just fellows!</text:p>
      <text:p text:style-name="P4">
Of course, thank you to every fighter who provided the existing exchange fund. This should be remembered by everyone on the forefront: the more we will take the More Russian prisoners, the more of our people we will return.</text:p>
      <text:p text:style-name="P4">
He held a meeting today in Kiev with the Minister of Defense of Sweden. He thanked the support for our country, for our warriors. Particular emphasis on the strengthening of our defense of armored vehicles. We also discussed the nashavation coalition, which we create with partners.</text:p>
      <text:p text:style-name="P4">
Today, Finland has sent a new defense support package-the total volume of this package-over 100 million euros. Thank you for it!</text:p>
      <text:p text:style-name="P4">
There is also an important decision of the Council of the European Union for Ukraine - for another year extended trade liberalization for Ukrainian products. In fact, it is a full-time and quotas by June 24. And this is a new stage of sectoral integration of our economy - Ukraine and the entire European Union, that it makes us all in Europe stronger.</text:p>
      <text:p text:style-name="P4">
In the process of our promotion to the European Union, such liberalization - as long as we have to make it constant, and without any exceptions and restrictions. Actually, how it is to match the spirit of a single and free Europe - without barriers.</text:p>
      <text:p text:style-name="P4">
I thank this decision to our European partners!Anyone who seeks the power of mimic for the whole of Europe makes precisely such decisions.</text:p>
      <text:p text:style-name="P4">
We must be aware that there is a risk after that some restrictions will still be left. If the pressure of individual governments on the EU is remained.He was honored today to congratulate our State Service for special communication and information protection of Ukraine. He thanked for the fact that the state in Ukraine, for the state, for our military and ordinary citizens, it remains stable despite all the threats. This is an important result that helps us to resist the Russian invaders.</text:p>
      <text:p text:style-name="P4">
There is something to thank our warriors of the National Guard, in particular at the Zaporozhye Dombrymka. A couple of Russian "drying" was destroyed by the 15th brigade of the operational purpose of our National Guard. Thank you to two of our particularly accurate soldiers. By the way, one of them has already been awarded the title of Hero of Ukraine and has not only hostile planes, but also a knocked out winged rocket. Thank you guys!Well done.</text:p>
      <text:p text:style-name="P4">
Donetsk direction… The 128th Separate Mountain Assault, the 18th and 137th Separate Battalions of the Marines and the 74th Separate Separate Battalion were especially distinguished. Thank you - every warrior!To everyone.</text:p>
      <text:p text:style-name="P4">
Glory to all who fight for Ukraine!Thank you all in the world who helps us!</text:p>
      <text:p text:style-name="P4">
By the way, he had the opportunity to contact the community of American University of Monazon Hopkins. This is one of the leading US educational institutions. His graduate graduates are powerful personalities, and some of them have greatly influenced the politics. Because every day matters. The more we will do today, the faster we will finish the war with our victory. And only ours.</text:p>
      <text:p text:style-name="P4">
<text:span text:style-name="T4">
Glory to Ukraine!</text:span>
</text:p>
      <text:p text:style-name="P4">
<text:span text:style-name="T5">
Foto: op</text:span>
</text:p>
      <text:p text:style-name="P4">
News Source: <text:a xlink:type="simple" xlink:href="https://www.ukrinform.ua/rubric-ato/3714231-zelenskij-so-bilse-rosijskih-polonenih-vizmemo-to-bilse-povernemo-nasih-ludej.html" text:style-name="Internet_20_link" text:visited-style-name="Visited_20_Internet_20_Link">
https://www.ukrinform.ua/rubric-ato/3714231-zelenskij-so-bilse-rosijskih-polonenih-vizmemo-to-bilse-povernemo-nasih-ludej.html</text:a>
</text:p>
      <!--NEWS-->
      <text:h text:style-name="P10" text:outline-level="1">
<text:span text:style-name="T4">
Russians fired from heavy artillery Nikopol - damaged houses, transmission lines and gas pipelines</text:span>
</text:h>
      <text:p text:style-name="P4">
Authors: Ukrinform (Person)</text:p>
      <text:p text:style-name="P4">
Publisher: Укринформ (Organization)</text:p>
      <text:p text:style-name="P4">
Published Time: 2023-05-25T21:37:02+03:00</text:p>
      <text:p text:style-name="P4">
Modified Time: 2023-05-25T21:37:02+03:00</text:p>
      <text:p text:style-name="P4">
Description: The Russian troops struck another blows in the Nikopol of Dnipropetrovsk region, using heavy artillery for this, hostile fire damaged civilian objects. - Ukrinform.</text:p>
      <text:p text:style-name="P4">
Images: ['<text:a xlink:type="simple" xlink:href="https://static.ukrinform.com/photos/2023_05/thumb_files/630_360_1685039730-220.jpg" text:style-name="Internet_20_link" text:visited-style-name="Visited_20_Internet_20_Link">
630_360_16850...</text:a>
']</text:p>
      <text:p text:style-name="P4">
Tags: ['Дніпропетровщина', 'Нікополь', 'Обстріл', 'Війна з Росією']</text:p>
      <text:p text:style-name="P4">
Type: Article</text:p>
      <!--METADATA-->
      <text:p text:style-name="P4">
<draw:frame draw:style-name="fr1" draw:name="Image230" text:anchor-type="as-char" svg:width="6.9236in" svg:height="3.956343in" draw:z-index="0">
<draw:image xlink:href="../Images/yкринформ/2023-05-25T21-37-02-03-00/630_360_1685039730-220.jpg" xlink:type="simple" xlink:show="embed" xlink:actuate="onLoad" draw:mime-type="image/jpeg"/>
</draw:frame>
RFFZAP troops were struck in the Nikopol of the Dnipropetrovsk region, applied to this heavy artillery, hostile fire damaged civilian objects.</text:p>
      <text:p text:style-name="P4">
According to Ukrinform, the Dnipropetrovsk Regional Military Administration reported in <text:a xlink:type="simple" xlink:href="https://www.facebook.com/dniproODA/posts/pfbid037etKNCZ7U9Zfysyk1AS1quvfdrqN4sbCV9Nt4fe429kKXpA5cbbXQ4iLFSn1FZZVl" text:style-name="Internet_20_link" text:visited-style-name="Visited_20_Internet_20_Link">
</text:a>
with reference to the regional department of the Civil Service for Optional Situation.</text:p>
      <text:p text:style-name="P4">
"No one was injured from the inhabitants. But the property is mutilated," Ova noted.</text:p>
      <text:p text:style-name="P4">
Yes, seven private residential buildings, as many economic buildings and [] have been damaged by Russian shelling in the city.(https://www.ukrinform.ua/tag-avtomobil). There was a fire and summer kitchen. Fire rescuers were agitated.</text:p>
      <text:p text:style-name="P4">
Three power lines and four gas pipelines, beaten with solar panels, were also distorted with enemy fire.</text:p>
      <text:p text:style-name="P4">
<text:span text:style-name="T4">
 Read also: </text:span>
 <text:a xlink:type="simple" xlink:href="https://www.ukrinform.ua/rubric-regions/3713915-na-hersonsini-rosijski-bombi-poskodili-gurtozitok-cerkvu-i-zernoshovise.html" text:style-name="Internet_20_link" text:visited-style-name="Visited_20_Internet_20_Link">
</text:a>
As reported by Ukrinform, on May 23 in the Dnipropetrovsk region Russian Russian <text:a xlink:type="simple" xlink:href="https://www.ukrinform.ua/rubric-ato/3713258-vorog-atakuvav-dnipropetrovsinu-golova-oblradi-pokazav-naslidki-obstriliv.html" text:style-name="Internet_20_link" text:visited-style-name="Visited_20_Internet_20_Link">
</text:a>
.</text:p>
      <text:p text:style-name="P4">
Photo: Dnipropetrovsk Ova</text:p>
      <text:p text:style-name="P4">
News Source: <text:a xlink:type="simple" xlink:href="https://www.ukrinform.ua/rubric-ato/3714236-rosiani-obstrilali-z-vazkoi-artilerii-nikopol-poskodzeni-budinki-lep-i-gazoprovodi.html" text:style-name="Internet_20_link" text:visited-style-name="Visited_20_Internet_20_Link">
https://www.ukrinform.ua/rubric-ato/3714236-rosiani-obstrilali-z-vazkoi-artilerii-nikopol-poskodzeni-budinki-lep-i-gazoprovodi.html</text:a>
</text:p>
      <!--NEWS-->
      <text:h text:style-name="P10" text:outline-level="1">
<text:span text:style-name="T4">
Falcon signed the former Donbass captain</text:span>
</text:h>
      <text:p text:style-name="P4">
Authors: Ukrinform (Person)</text:p>
      <text:p text:style-name="P4">
Publisher: Укринформ (Organization)</text:p>
      <text:p text:style-name="P4">
Published Time: 2023-05-25T21:37:58+03:00</text:p>
      <text:p text:style-name="P4">
Modified Time: 2023-05-25T21:37:58+03:00</text:p>
      <text:p text:style-name="P4">
Description: Falcon continues to strengthen the composition before the new season. - Ukrinform.</text:p>
      <text:p text:style-name="P4">
Images: ['<text:a xlink:type="simple" xlink:href="https://static.ukrinform.com/photos/2023_05/thumb_files/630_360_1685039712-248.jpg" text:style-name="Internet_20_link" text:visited-style-name="Visited_20_Internet_20_Link">
630_360_16850...</text:a>
']</text:p>
      <text:p text:style-name="P4">
Tags: ['хокей']</text:p>
      <text:p text:style-name="P4">
Type: Article</text:p>
      <!--METADATA-->
      <text:p text:style-name="P4">
<draw:frame draw:style-name="fr1" draw:name="Image231" text:anchor-type="as-char" svg:width="6.9236in" svg:height="3.956343in" draw:z-index="0">
<draw:image xlink:href="../Images/yкринформ/2023-05-25T21-37-58-03-00/630_360_1685039712-248.jpg" xlink:type="simple" xlink:show="embed" xlink:actuate="onLoad" draw:mime-type="image/jpeg"/>
</draw:frame>
Falcon continues to strengthen the composition before the new season.</text:p>
      <text:p text:style-name="P4">
Victor Zakharov and Denis Borodai joined the Kiev Club, <text:a xlink:type="simple" xlink:href="https://fhu.com.ua/news/sokil-pidsylyvsya-napadnykom-zbirnoyi-ukrayiny/" text:style-name="Internet_20_link" text:visited-style-name="Visited_20_Internet_20_Link">
</text:a>
The press service of the Hockey Federation of Ukraine, Ukrinform reports.</text:p>
      <text:p text:style-name="P4">
The previous club Zakharov was Legion. Victor last season spent 29 mattresses for the Kalush team, dialing 37(20+17)Points.</text:p>
      <text:p text:style-name="P4">
Borodai is a pupil "Falcon". Last season, the attacker spent in Kherson Dnipro, recruiting 34(17+17)Points in 26 matches.</text:p>
      <text:p text:style-name="P4">
<text:span text:style-name="T4">
 Read also: </text:span>
 <text:a xlink:type="simple" xlink:href="https://www.ukrinform.ua/rubric-sports/3713892-hokejnij-klub-sokil-pidsilivsa-forvardom-zbirnoi-ukraini.html" text:style-name="Internet_20_link" text:visited-style-name="Visited_20_Internet_20_Link">
<text:span text:style-name="T4">
 Sokil </text:span>
</text:a>
As reported by Ukrinform, the Falcon became the champion of Ukraine in the season 2022/23, the Kremenchuk Kremenchuk was killed.</text:p>
      <text:p text:style-name="P4">
Photo: hcdonbass.com</text:p>
      <text:p text:style-name="P4">
News Source: <text:a xlink:type="simple" xlink:href="https://www.ukrinform.ua/rubric-sports/3714237-sokil-pidpisav-kolisnogo-kapitana-donbasu.html" text:style-name="Internet_20_link" text:visited-style-name="Visited_20_Internet_20_Link">
https://www.ukrinform.ua/rubric-sports/3714237-sokil-pidpisav-kolisnogo-kapitana-donbasu.html</text:a>
</text:p>
      <!--NEWS-->
      <text:h text:style-name="P10" text:outline-level="1">
<text:span text:style-name="T4">
Lithuania announced a new package of military assistance to Ukraine</text:span>
</text:h>
      <text:p text:style-name="P4">
Authors: Ukrinform (Person)</text:p>
      <text:p text:style-name="P4">
Publisher: Укринформ (Organization)</text:p>
      <text:p text:style-name="P4">
Published Time: 2023-05-25T21:39:26+03:00</text:p>
      <text:p text:style-name="P4">
Modified Time: 2023-05-25T21:39:26+03:00</text:p>
      <text:p text:style-name="P4">
Description: The Lithuanian Government has announced a new military assistance package for the Armed Forces of Ukraine. - Ukrinform.</text:p>
      <text:p text:style-name="P4">
Images: ['<text:a xlink:type="simple" xlink:href="https://static.ukrinform.com/photos/2023_05/thumb_files/630_360_1683304526-994.jpg" text:style-name="Internet_20_link" text:visited-style-name="Visited_20_Internet_20_Link">
630_360_16833...</text:a>
']</text:p>
      <text:p text:style-name="P4">
Tags: ['Литва', 'допомога', 'Війна з Росією']</text:p>
      <text:p text:style-name="P4">
Type: Article</text:p>
      <!--METADATA-->
      <text:p text:style-name="P4">
<draw:frame draw:style-name="fr1" draw:name="Image232" text:anchor-type="as-char" svg:width="6.9236in" svg:height="3.956343in" draw:z-index="0">
<draw:image xlink:href="../Images/yкринформ/2023-05-25T21-39-26-03-00/630_360_1683304526-994.jpg" xlink:type="simple" xlink:show="embed" xlink:actuate="onLoad" draw:mime-type="image/jpeg"/>
</draw:frame>
The Lithuanian government has been a new military assistance package for the Armed Forces of Ukraine.</text:p>
      <text:p text:style-name="P4">
According to Ukrinform, the press service of the Lithuanian Defense Ministry reports.</text:p>
      <text:p text:style-name="P4">
On May 25, the National Defense Minister Arvidas Anushauskas participated in the Donoras Countries of Ramstein Assistance countries, which denoted the importance of providing Ukraine with the Euro-Atlantic perspective with the latest Lithuanian military assistance package.</text:p>
      <text:p text:style-name="P4">
<text:span text:style-name="T4">
 Read also: </text:span>
 <text:a xlink:type="simple" xlink:href="https://www.ukrinform.ua/rubric-ato/3714107-pomicnica-genseka-nato-dopomogti-ukraini-vigrati-vijnu-ce-nasa-kolektivna-misia.html" text:style-name="Internet_20_link" text:visited-style-name="Visited_20_Internet_20_Link">
<text:span text:style-name="T4">
 Helping </text:span>
</text:a>
"The victory of Ukraine is the only thing that can restore the peace and stability of the Naurotlantic space," the minister said, emphasizing that Lithuania will be a consistent friend of Ukraine as much as it will take this day.</text:p>
      <text:p text:style-name="P4">
According to Anushauskas, a new package of military assistance to Ukraine by Lithuania will be laid out anti -carrier equipment, ammunition, dry food soldering and other aid.</text:p>
      <text:p text:style-name="P4">
According to him, the military assistance of Lithuania Ukraine will soon reach 465 million.</text:p>
      <text:p text:style-name="P4">
<text:span text:style-name="T4">
 Read also: </text:span>
 <text:a xlink:type="simple" xlink:href="https://www.ukrinform.ua/rubric-ato/3714149-usi-partneri-pogodzuutsa-so-ukraini-maut-buti-nadani-garantii-bezpeki-op.html" text:style-name="Internet_20_link" text:visited-style-name="Visited_20_Internet_20_Link">
</text:a>
The official also emphasized the importance of training the Ukrainian military, noting that Lithuania significantly increased the amount of exercises and the number of instructors assigned to him.</text:p>
      <text:p text:style-name="P4">
In addition to training, Lithuania transmits weapons and equipment this year, provide presed and rehabilitation and transfer funds to Ukraine's support for Ukraine.</text:p>
      <text:p text:style-name="P4">
As Ukrinform reported, on May 25 it became known that <text:a xlink:type="simple" xlink:href="https://www.ukrinform.ua/rubric-ato/3714042-finlandia-nadast-ukraini-novij-paket-vijskovoi-dopomogi-na-ponad-100-miljoniv.html" text:style-name="Internet_20_link" text:visited-style-name="Visited_20_Internet_20_Link">
</text:a>
 .</text:p>
      <text:p text:style-name="P4">
News Source: <text:a xlink:type="simple" xlink:href="https://www.ukrinform.ua/rubric-ato/3714238-litva-anonsuvala-novij-paket-vijskovoi-dopomogi-ukraini.html" text:style-name="Internet_20_link" text:visited-style-name="Visited_20_Internet_20_Link">
https://www.ukrinform.ua/rubric-ato/3714238-litva-anonsuvala-novij-paket-vijskovoi-dopomogi-ukraini.html</text:a>
</text:p>
      <!--NEWS-->
      <text:h text:style-name="P10" text:outline-level="1">
<text:span text:style-name="T4">
Zelensky thanked the National Guards who knocked down two Russian Su-25 under Melitopol</text:span>
</text:h>
      <text:p text:style-name="P4">
Authors: Ukrinform (Person)</text:p>
      <text:p text:style-name="P4">
Publisher: Укринформ (Organization)</text:p>
      <text:p text:style-name="P4">
Published Time: 2023-05-25T21:41:00+03:00</text:p>
      <text:p text:style-name="P4">
Modified Time: 2023-05-25T21:41:00+03:00</text:p>
      <text:p text:style-name="P4">
Description: President of Ukraine Volodymyr Zelensky thanked the National Guard, who knocked down two Russian Su-25-25s near Melitopol. - Ukrinform.</text:p>
      <text:p text:style-name="P4">
Images: ['<text:a xlink:type="simple" xlink:href="https://static.ukrinform.com/photos/2023_05/thumb_files/630_360_1685040345-415.png" text:style-name="Internet_20_link" text:visited-style-name="Visited_20_Internet_20_Link">
630_360_16850...</text:a>
']</text:p>
      <text:p text:style-name="P4">
Tags: ['Мелітополь',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5-25T21-41-00-03-00/630_360_1685040345-415.png" xlink:type="simple" xlink:show="embed" xlink:actuate="onLoad" draw:mime-type="image/png"/>
</draw:frame>
President of Ukraine Volodymyr Zelenskyy thanked the National Guard, who knocked down two Russian-25-25s near Melitopol.</text:p>
      <text:p text:style-name="P4">
He said in <text:a xlink:type="simple" xlink:href="https://t.me/V_Zelenskiy_official/6362" text:style-name="Internet_20_link" text:visited-style-name="Visited_20_Internet_20_Link">
</text:a>
, reports Ukrinform.</text:p>
      <text:p text:style-name="P4">
“There is something to thank our soldiers of the National Guard, in particular at the Zaporozhye Nampryamka. A couple of Russian "drying" was destroyed by the 15th brigade of the operational purpose of our National Guard. Thank you to two of our particularly accurate soldiers. By the way, one of them has already been awarded the title of Hero of Ukraine and has not only hostile planes, but also a knocked out winged rocket. Thank you guys!Well done, ”Zelensky said.</text:p>
      <text:p text:style-name="P4">
<text:span text:style-name="T4">
 Read also: </text:span>
 <text:a xlink:type="simple" xlink:href="https://www.ukrinform.ua/rubric-ato/3714231-zelenskij-so-bilse-rosijskih-polonenih-vizmemo-to-bilse-povernemo-nasih-ludej.html" text:style-name="Internet_20_link" text:visited-style-name="Visited_20_Internet_20_Link">
<text:span text:style-name="T4">
 Zelensky </text:span>
</text:a>
He also noted the 128th Separate Mountain Assault Brigade, the 18th and 137-Sko-Skiva Marine Corps and the 74th Separate Intelligence Battalion, which perform tasks in the Donetsk direction.</text:p>
      <text:p text:style-name="P4">
As reported by Ukrinform, on May 25 in the Zaporizhzhia region near the temporarily seized Melitopol fighters of the National Guard with a shot of portable oz-rocket complexes <text:a xlink:type="simple" xlink:href="https://www.ukrinform.ua/rubric-ato/3714208-pid-melitopolem-nacgvardijci-zbili-dva-rosijski-su25.html" text:style-name="Internet_20_link" text:visited-style-name="Visited_20_Internet_20_Link">
</text:a>
. The Russians tried to hit the positions of defense forces with the use of Paris-25.</text:p>
      <text:p text:style-name="P4">
<text:span text:style-name="T4">
 Read also: </text:span>
 <text:a xlink:type="simple" xlink:href="https://www.ukrinform.ua/rubric-ato/3714174-aviacijna-koalicia-ta-trenuvanna-pilotiv-zelenskij-pogovoriv-z-ministrom-oboroni-svecii.html" text:style-name="Internet_20_link" text:visited-style-name="Visited_20_Internet_20_Link">
<text:span text:style-name="T4">
 Zelensky </text:span>
</text:a>
At that time, the National Guards - the Zaporizhzhya Mennyk and his brothers were on the fighting. They identified the enemy aviation and worked out the air purposes of the MANA. As a result of the combat work, the first Su-25 aircraft was destroyed, his pilot managed to catapult over the temporary-documented territory, the second aircraft knocked down to all the "Zaporizhzhya Avenger". At the end of the runway, the Melitopols observed the smoke pillar, before the explosions.</text:p>
      <text:p text:style-name="P4">
News Source: <text:a xlink:type="simple" xlink:href="https://www.ukrinform.ua/rubric-ato/3714243-zelenskij-podakuvav-nacgvardijcam-aki-zbili-dva-rosijski-su25-pid-melitopolem.html" text:style-name="Internet_20_link" text:visited-style-name="Visited_20_Internet_20_Link">
https://www.ukrinform.ua/rubric-ato/3714243-zelenskij-podakuvav-nacgvardijcam-aki-zbili-dva-rosijski-su25-pid-melitopolem.html</text:a>
</text:p>
      <!--NEWS-->
      <text:h text:style-name="P10" text:outline-level="1">
<text:span text:style-name="T4">
It is planned to create an international fund - Pentagon to provide Ukraine with aircraft</text:span>
</text:h>
      <text:p text:style-name="P4">
Authors: Ukrinform (Person)</text:p>
      <text:p text:style-name="P4">
Publisher: Укринформ (Organization)</text:p>
      <text:p text:style-name="P4">
Published Time: 2023-05-25T21:43:00+03:00</text:p>
      <text:p text:style-name="P4">
Modified Time: 2023-05-25T21:43:00+03:00</text:p>
      <text:p text:style-name="P4">
Description: For the training of Ukrainian pilots at the F-16, ensuring proper infrastructure and transferring the aircraft themselves, it is important to attract the material and financial capabilities not only of the United States but also in other countries.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Авіація', 'Фінанси', 'Остін', 'Війна з Росією', 'Коаліція винищувачів', 'F-16']</text:p>
      <text:p text:style-name="P4">
Type: Article</text:p>
      <!--METADATA-->
      <text:p text:style-name="P4">
<draw:frame draw:style-name="fr1" draw:name="Image234" text:anchor-type="as-char" svg:width="6.9236in" svg:height="3.956343in" draw:z-index="0">
<draw:image xlink:href="../Images/yкринформ/2023-05-25T21-43-00-03-00/630_360_1676392928-683.jpg" xlink:type="simple" xlink:show="embed" xlink:actuate="onLoad" draw:mime-type="image/jpeg"/>
</draw:frame>
In order to teach Ukrainian pilots on the F-16, it is important to attract proper infrastructure and the transmission of the aircraft themselves and financial capacity of the United States, but also in other countries.</text:p>
      <text:p text:style-name="P4">
This was said during the final press conference after Ramstin-12, US Ministry of Ministry Lloyd Austin, Ukrinform correspondent reports.</text:p>
      <text:p text:style-name="P4">
"From the point of view of the value of the F-16, it is no surprise to anyone, that it will be expensive," the Pentagon head stated.</text:p>
      <text:p text:style-name="P4">
In this context, he noted that it was not only about the cost of aircraft, but also about their maintenance, the deployment of all infrastructure, and the training of pumps. So now, according to Austin, the possibilities of joint financing of this project, in particular by establishing a fund, "that other countries can contribute to joint efforts" are being discussed.</text:p>
      <text:p text:style-name="P4">
"It should be international efforts," Austin added.</text:p>
      <text:p text:style-name="P4">
<text:span text:style-name="T4">
 Read also: </text:span>
 <text:a xlink:type="simple" xlink:href="https://www.ukrinform.ua/rubric-ato/3714211-glava-pentagonu-nazvav-kraini-aki-zabezpecuvatimut-trenuvanna-ukrainciv-na-f16.html" text:style-name="Internet_20_link" text:visited-style-name="Visited_20_Internet_20_Link">
</text:a>
In addition, he expressed the hope that <text:a xlink:type="simple" xlink:href="https://www.ukrinform.ua/tag-kongres-ssa" text:style-name="Internet_20_link" text:visited-style-name="Visited_20_Internet_20_Link">
</text:a>
will support the financing of the F-16 in Ukraine, as it supported previous defense assistance for the Ukrainian forces.</text:p>
      <text:p text:style-name="P4">
As reported by Ukrinform, <text:a xlink:type="simple" xlink:href="http://www.ukrinform.ua/rubric-ato/3714228-dania-j-niderlandi-ocolat-koaliciu-z-pidgotovki-ukrainskih-pilotiv-na-f16-ostin.html" text:style-name="Internet_20_link" text:visited-style-name="Visited_20_Internet_20_Link">
</text:a>
that Denmark and the Netherlands in cooperation with the United States in a few weeks to develop a training base for complex preparation of Ukrainian pilots on F-16 and other fourth generation aircraft.</text:p>
      <text:p text:style-name="P4">
<text:span text:style-name="T5">
Foto: aa</text:span>
</text:p>
      <text:p text:style-name="P4">
News Source: <text:a xlink:type="simple" xlink:href="https://www.ukrinform.ua/rubric-ato/3714242-dla-zabezpecenna-ukraini-litakami-f16-planuetsa-stvoriti-miznarodnij-fond-pentagon.html" text:style-name="Internet_20_link" text:visited-style-name="Visited_20_Internet_20_Link">
https://www.ukrinform.ua/rubric-ato/3714242-dla-zabezpecenna-ukraini-litakami-f16-planuetsa-stvoriti-miznarodnij-fond-pentagon.html</text:a>
</text:p>
      <!--NEWS-->
      <text:h text:style-name="P10" text:outline-level="1">
<text:span text:style-name="T4">
NATO membership is needed as soon as possible - Rebecca Garms</text:span>
</text:h>
      <text:p text:style-name="P4">
Authors: Ukrinform (Person)</text:p>
      <text:p text:style-name="P4">
Publisher: Укринформ (Organization)</text:p>
      <text:p text:style-name="P4">
Published Time: 2023-05-25T21:44:20+03:00</text:p>
      <text:p text:style-name="P4">
Modified Time: 2023-05-25T21:44:20+03:00</text:p>
      <text:p text:style-name="P4">
Description: The path of Ukraine to the EU will not be easy, however, given the current circumstances, NATO membership is now much more important and every effort should be made to make the introduction as soon as possible. - Ukrinform.</text:p>
      <text:p text:style-name="P4">
Images: ['<text:a xlink:type="simple" xlink:href="https://static.ukrinform.com/photos/2022_05/thumb_files/630_360_1652529295-740.jpg" text:style-name="Internet_20_link" text:visited-style-name="Visited_20_Internet_20_Link">
630_360_16525...</text:a>
']</text:p>
      <text:p text:style-name="P4">
Tags: ['Гармс', 'Львів', 'НАТО']</text:p>
      <text:p text:style-name="P4">
Type: Article</text:p>
      <!--METADATA-->
      <text:p text:style-name="P4">
<draw:frame draw:style-name="fr1" draw:name="Image235" text:anchor-type="as-char" svg:width="6.9236in" svg:height="3.956343in" draw:z-index="0">
<draw:image xlink:href="../Images/yкринформ/2023-05-25T21-44-20-03-00/630_360_1652529295-740.jpg" xlink:type="simple" xlink:show="embed" xlink:actuate="onLoad" draw:mime-type="image/jpeg"/>
</draw:frame>
The paths of Ukraine to the EU will not be simple, however, given the current circumstances, membership is now much more important and every effort should be made to make the introduction faster.</text:p>
      <text:p text:style-name="P4">
The MP of the European Parliament from Germany said this(2004-2019)Rebecca Garms, Ukrinform correspondent reports.</text:p>
      <text:p text:style-name="P4">
"Speaking of the issue of peace and war, Ukraine's membership in NATO is much more important than the EU and it should happen as soon as possible," Garms stressed.</text:p>
      <text:p text:style-name="P4">
<text:span text:style-name="T4">
 Read also: </text:span>
 <text:a xlink:type="simple" xlink:href="https://www.ukrinform.ua/rubric-world/3483464-nimeccina-zagravala-z-putinim-rokami-rebekka-garms.html" text:style-name="Internet_20_link" text:visited-style-name="Visited_20_Internet_20_Link">
<text:span text:style-name="T4">
 Garms </text:span>
</text:a>
According to her, Ukraine has applied for joining the European Union as a sustain for many EU members. Because 10 years the doors of the European community were closed to Ukrainians, which cannot be said about Georgia Imoldov.</text:p>
      <text:p text:style-name="P4">
“This is a significant bold step forward. I am very familiar with all the procedures taken to the EU, and I understand that it will not be a simple path. I would very much like the Ukrainians not to go through such difficult negotiations as it was the western Balkans and Turkey. Together, we need to think about optimal approaches, taking into account current circumstances. I believe that everything will succeed, ” - added a politician.</text:p>
      <text:p text:style-name="P4">
She stressed that Ukraine already has excellent experience in terms of tasks on European standards and legislation. But what to "put a table" and when it should be done to become the subject of negotiations is a tire, which should be approached by the Ukrainian authorities very carefully.</text:p>
      <text:p text:style-name="P4">
<text:span text:style-name="T4">
 Read also: </text:span>
 <text:a xlink:type="simple" xlink:href="https://www.ukrinform.ua/rubric-ato/3483445-putin-znisue-mariupol-i-harkiv-suto-z-nenavisti-rebekka-garms.html" text:style-name="Internet_20_link" text:visited-style-name="Visited_20_Internet_20_Link">
<text:span text:style-name="T4">
 Garms </text:span>
</text:a>
As reported by Ukrinform, in Lviv, May 25-27 takes place in the Lviv Mediaforoum. The event takes place in a updated format and has collected around foreign Ukrainian media, public intellectuals, researchers, polysimayers, representatives of the public sector and international organizations. A focus topic: “After the war or before the war. How to defeat chaos? ”</text:p>
      <text:p text:style-name="P4">
News Source: <text:a xlink:type="simple" xlink:href="https://www.ukrinform.ua/rubric-polytics/3714240-clenstvo-v-nato-ukraini-potribne-aknajsvidse-rebekka-garms.html" text:style-name="Internet_20_link" text:visited-style-name="Visited_20_Internet_20_Link">
https://www.ukrinform.ua/rubric-polytics/3714240-clenstvo-v-nato-ukraini-potribne-aknajsvidse-rebekka-garms.html</text:a>
</text:p>
      <!--NEWS-->
      <text:h text:style-name="P10" text:outline-level="1">
<text:span text:style-name="T4">
Lost his hand because of the shelling of the Russians: a teenager from Kherson region received a bionic prosthesis</text:span>
</text:h>
      <text:p text:style-name="P4">
Authors: Ukrinform (Person)</text:p>
      <text:p text:style-name="P4">
Publisher: Укринформ (Organization)</text:p>
      <text:p text:style-name="P4">
Published Time: 2023-05-25T21:45:14+03:00</text:p>
      <text:p text:style-name="P4">
Modified Time: 2023-05-25T21:45:14+03:00</text:p>
      <text:p text:style-name="P4">
Description: A guy from Kherson region, 14-year-old Arthur, who lost his hand through Russian shelling, received a bionic prosthesis and undergoes rehab in Ohmatdita. - Ukrinform.</text:p>
      <text:p text:style-name="P4">
Images: ['<text:a xlink:type="simple" xlink:href="https://static.ukrinform.com/photos/2023_05/thumb_files/630_360_1685040062-4921.jpeg" text:style-name="Internet_20_link" text:visited-style-name="Visited_20_Internet_20_Link">
630_360_16850...</text:a>
', '<text:a xlink:type="simple" xlink:href="https://static.ukrinform.com/photos/2023_05/1685040063-6532.jpeg" text:style-name="Internet_20_link" text:visited-style-name="Visited_20_Internet_20_Link">
1685040063-65...</text:a>
', '<text:a xlink:type="simple" xlink:href="https://static.ukrinform.com/photos/2023_05/thumb_files/630_360_1685040062-5985.jpeg" text:style-name="Internet_20_link" text:visited-style-name="Visited_20_Internet_20_Link">
630_360_16850...</text:a>
', '<text:a xlink:type="simple" xlink:href="https://static.ukrinform.com/photos/2023_05/thumb_files/630_360_1685040062-9567.jpeg" text:style-name="Internet_20_link" text:visited-style-name="Visited_20_Internet_20_Link">
630_360_16850...</text:a>
', '<text:a xlink:type="simple" xlink:href="https://static.ukrinform.com/photos/2023_05/thumb_files/630_360_1685040063-6213.jpeg" text:style-name="Internet_20_link" text:visited-style-name="Visited_20_Internet_20_Link">
630_360_16850...</text:a>
', '<text:a xlink:type="simple" xlink:href="https://static.ukrinform.com/photos/2023_05/thumb_files/630_360_1685040063-6532.jpeg" text:style-name="Internet_20_link" text:visited-style-name="Visited_20_Internet_20_Link">
630_360_16850...</text:a>
', '<text:a xlink:type="simple" xlink:href="https://static.ukrinform.com/photos/2023_05/thumb_files/630_360_1685040063-8426.jpeg" text:style-name="Internet_20_link" text:visited-style-name="Visited_20_Internet_20_Link">
630_360_16850...</text:a>
', '<text:a xlink:type="simple" xlink:href="https://static.ukrinform.com/photos/2023_05/thumb_files/630_360_1685040063-9431.jpeg" text:style-name="Internet_20_link" text:visited-style-name="Visited_20_Internet_20_Link">
630_360_16850...</text:a>
', '<text:a xlink:type="simple" xlink:href="https://static.ukrinform.com/photos/2023_05/thumb_files/630_360_1685040063-2639.jpeg" text:style-name="Internet_20_link" text:visited-style-name="Visited_20_Internet_20_Link">
630_360_16850...</text:a>
']</text:p>
      <text:p text:style-name="P4">
Tags: ['Діти', 'Херсонщина', 'Охматдит', 'Протезування']</text:p>
      <text:p text:style-name="P4">
Type: Article</text:p>
      <!--METADATA-->
      <text:p text:style-name="P4">
<draw:frame draw:style-name="fr1" draw:name="Image236" text:anchor-type="as-char" svg:width="6.9236in" svg:height="3.956343in" draw:z-index="0">
<draw:image xlink:href="../Images/yкринформ/2023-05-25T21-45-14-03-00/630_360_1685040062-4921.jpeg" xlink:type="simple" xlink:show="embed" xlink:actuate="onLoad" draw:mime-type="image/jpeg"/>
</draw:frame>
The guy of Kherson region, 14-year-old Arthur, who lost his hand through Russian shelling, received a bionic prosthesis and undergoes rehab in Okhmatdita.</text:p>
      <text:p text:style-name="P4">
As Ukrinform reports, it reports in <text:a xlink:type="simple" xlink:href="https://www.facebook.com/ndslohmatdyt/posts/pfbid02mCyPVRtSJc2xvoNJX53dBLgM3NYhHmtcrLUnjGkDdVQkKxi9Z1rXnURxxJB17uXUl" text:style-name="Internet_20_link" text:visited-style-name="Visited_20_Internet_20_Link">
</text:a>
Ohmatdit.</text:p>
      <text:p text:style-name="P4">
“Arthur has experienced occupation <text:a xlink:type="simple" xlink:href="https://www.ukrinform.ua/tag-hersonsina" text:style-name="Internet_20_link" text:visited-style-name="Visited_20_Internet_20_Link">
</text:a>
. The afternoon, when it seemed that the worst was behind, the Russians began to break the city mercilessly. A guy got under their fire, his left hand was strongly surprised, ”the post reads.</text:p>
      <text:p text:style-name="P4">
Arthur reportedly was initially taken to the Kherson hospital, and the medical were surgery under the flashlights, because there was no nail nor water in the hospital. It was impossible to save a hand. The guy was abandoned with a left -handed elbow, and then sent to Ohmatdit NSSL.</text:p>
      <text:p text:style-name="P4">
<draw:frame draw:style-name="fr1" draw:name="Image237" text:anchor-type="as-char" svg:width="6.9236in" svg:height="5.1927in" draw:z-index="0">
<draw:image xlink:href="../Images/yкринформ/2023-05-25T21-45-14-03-00/1685040063-6532.jpeg" xlink:type="simple" xlink:show="embed" xlink:actuate="onLoad" draw:mime-type="image/jpeg"/>
</draw:frame>
The treatment of the teenager was taken by the specialists of the OHMATDITIT MICR SURGERY DEPARTMENT other doctors of the hospital. Later, rehabilitologists and psychologists began to work with physical and moral recovery and preparation of the guy for prosthetics. It is emphasized that half a year of work with specialists strengthened Arthur as physical and morally.</text:p>
      <text:p text:style-name="P4">
<text:span text:style-name="T4">
 Read also: </text:span>
 <text:a xlink:type="simple" xlink:href="https://www.ukrinform.ua/rubric-regions/3703323-vijskovomu-u-lvovi-vstanovili-bionicnij-protez-ruki-vin-povernuvsa-na-front.html" text:style-name="Internet_20_link" text:visited-style-name="Visited_20_Internet_20_Link">
<text:span text:style-name="T4">
 bionic </text:span>
</text:a>
A highly functional prosthesis of the hand with the bionic brush of the arthur was made in the Ukrainian Center for prosthetics. The modern Nova Ukraine Tsuuuperhumans Center was funded, and there was partly public funding.Now the arthur will continue to do Okhmatdit specialists to learn to use the prosthesis in everyday life. Now the guy is just going on the first workouts, but he can already take an apple and candy, rearrange a glass of water, take boxes with matches, tear the grapes, shake his hand.</text:p>
      <text:p text:style-name="P4">
As reported by Ukrinform, the Russian army for the past day, May 24, <text:a xlink:type="simple" xlink:href="https://www.ukrinform.ua/rubric-regions/3713821-rosiani-za-dobu-83-razi-obstrilali-hersonsinu-cetvero-poranenih.html" text:style-name="Internet_20_link" text:visited-style-name="Visited_20_Internet_20_Link">
</text:a>
, four people get the same.</text:p>
      <text:p text:style-name="P4">
News Source: <text:a xlink:type="simple" xlink:href="https://www.ukrinform.ua/rubric-regions/3714241-vtrativ-ruku-cerez-obstril-rosian-pidlitok-z-hersonsini-otrimav-bionicnij-protez.html" text:style-name="Internet_20_link" text:visited-style-name="Visited_20_Internet_20_Link">
https://www.ukrinform.ua/rubric-regions/3714241-vtrativ-ruku-cerez-obstril-rosian-pidlitok-z-hersonsini-otrimav-bionicnij-protez.html</text:a>
</text:p>
      <!--NEWS-->
      <text:h text:style-name="P10" text:outline-level="1">
<text:span text:style-name="T4">
France considers the launch of a ballistic missile by Iran alarm signal</text:span>
</text:h>
      <text:p text:style-name="P4">
Authors: Ukrinform (Person)</text:p>
      <text:p text:style-name="P4">
Publisher: Укринформ (Organization)</text:p>
      <text:p text:style-name="P4">
Published Time: 2023-05-25T21:52:00+03:00</text:p>
      <text:p text:style-name="P4">
Modified Time: 2023-05-25T21:52:00+03:00</text:p>
      <text:p text:style-name="P4">
Description: Today, France has expressed concern about Iran's testing reports, calling it a violation of the UN Security Council resolution on the basis of which the Iranian Nuclear Agreement was adopted. - Ukrinform.</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Іран', 'Ракета']</text:p>
      <text:p text:style-name="P4">
Type: Article</text:p>
      <!--METADATA-->
      <text:p text:style-name="P4">
<draw:frame draw:style-name="fr1" draw:name="Image238" text:anchor-type="as-char" svg:width="6.9236in" svg:height="3.956343in" draw:z-index="0">
<draw:image xlink:href="../Images/yкринформ/2023-05-25T21-52-00-03-00/630_360_1681376672-908.jpg" xlink:type="simple" xlink:show="embed" xlink:actuate="onLoad" draw:mime-type="image/jpeg"/>
</draw:frame>
Now France has expressed concern about reports of testing the IranBalist missile, calling it a violation of the UN Security Council resolution, the basis of which was approved "Iranian nuclear agreement".</text:p>
      <text:p text:style-name="P4">
According to Ukrinform, the agency reports <text:a xlink:type="simple" xlink:href="https://www.reuters.com/world/france-says-iran-ballistic-test-worrying-light-nuclear-escalation-2023-05-25/" text:style-name="Internet_20_link" text:visited-style-name="Visited_20_Internet_20_Link">
</text:a>
.</text:p>
      <text:p text:style-name="P4">
France accused Iran of violating the UN Security Council resolution, which was estimated by the 2015 nuclear agreement after Tehran has tested a fair -range rocket, which, according to Paris, causes the time, taking into account the "continuous escalation" of the Nuclear Program.</text:p>
      <text:p text:style-name="P4">
<text:span text:style-name="T4">
 Read also: </text:span>
 <text:a xlink:type="simple" xlink:href="https://www.ukrinform.ua/rubric-world/3713958-v-irani-predstavili-novitnu-balisticnu-raketu-zmi.html" text:style-name="Internet_20_link" text:visited-style-name="Visited_20_Internet_20_Link">
<text:span text:style-name="T4">
 Iran </text:span>
</text:a>
The day before, Iran made a successful test launch of a ballistic missile with a current radius of 2000 km.</text:p>
      <text:p text:style-name="P4">
"This activity is even more concerned about the context of the continuing escalation of the nuclear program of Iran," said the spokeswoman of the Ministry of Foreign Matters, Ann-Cler Legandr.</text:p>
      <text:p text:style-name="P4">
The UN Security Council Resolution No. 2231 calls on Iran not to carry out any "any domesticability" related to ballistic missiles capable of delivering nuclear collection, but the wording is ambiguous, which leaves it open.</text:p>
      <text:p text:style-name="P4">
<text:span text:style-name="T4">
 Read also: </text:span>
 <text:a xlink:type="simple" xlink:href="https://www.ukrinform.ua/rubric-polytics/3713762-zelenskij-zvernuvsa-do-narodu-iranu-vi-maete-buti-na-insomu-boci-istorii-ne-zi-zlom.html" text:style-name="Internet_20_link" text:visited-style-name="Visited_20_Internet_20_Link">
<text:span text:style-name="T4">
 Iran </text:span>
</text:a>
Western officials say that although launches are contrary to resolutions No. 2231, they are not a violation of the main nuclear agreement between Iran, the United Kingdom, China, France, Germany, the Russian Federation and the United States.</text:p>
      <text:p text:style-name="P4">
Among other things, the UN Security Council restrictions on rockets and related Iranology to Iran are operating until October 2023, after which he can freely read his activities related to ballistic missiles.</text:p>
      <text:p text:style-name="P4">
It was reported that in Iran at the official ceremony on Thursday presented the latest-in-law missile "Horremshshr-4" or "Heibar".</text:p>
      <text:p text:style-name="P4">
Photo: Shutterstock</text:p>
      <text:p text:style-name="P4">
News Source: <text:a xlink:type="simple" xlink:href="https://www.ukrinform.ua/rubric-world/3714205-francia-vvazae-zapusk-balisticnoi-raketi-iranom-trivoznim-signalom.html" text:style-name="Internet_20_link" text:visited-style-name="Visited_20_Internet_20_Link">
https://www.ukrinform.ua/rubric-world/3714205-francia-vvazae-zapusk-balisticnoi-raketi-iranom-trivoznim-signalom.html</text:a>
</text:p>
      <!--NEWS-->
      <text:h text:style-name="P10" text:outline-level="1">
<text:span text:style-name="T4">
Zelensky - About Agro Export: We will be able to find solutions for farmers in Ukraine and neighboring countries</text:span>
</text:h>
      <text:p text:style-name="P4">
Authors: Ukrinform (Person)</text:p>
      <text:p text:style-name="P4">
Publisher: Укринформ (Organization)</text:p>
      <text:p text:style-name="P4">
Published Time: 2023-05-25T21:58:00+03:00</text:p>
      <text:p text:style-name="P4">
Modified Time: 2023-05-25T21:58:00+03:00</text:p>
      <text:p text:style-name="P4">
Description: Volodymyr Zelensky expects to find a decision on exports of Ukrainian agricultural products, which will meet the common interests of Ukrainian and European producers. - Ukrinform.</text:p>
      <text:p text:style-name="P4">
Images: ['<text:a xlink:type="simple" xlink:href="https://static.ukrinform.com/photos/2023_02/thumb_files/630_360_1676909362-870.jpg" text:style-name="Internet_20_link" text:visited-style-name="Visited_20_Internet_20_Link">
630_360_16769...</text:a>
']</text:p>
      <text:p text:style-name="P4">
Tags: ['Експорт', 'Сільське господарство', 'Зеленський']</text:p>
      <text:p text:style-name="P4">
Type: Article</text:p>
      <!--METADATA-->
      <text:p text:style-name="P4">
<draw:frame draw:style-name="fr1" draw:name="Image239" text:anchor-type="as-char" svg:width="6.9236in" svg:height="3.956343in" draw:z-index="0">
<draw:image xlink:href="../Images/yкринформ/2023-05-25T21-58-00-03-00/630_360_1676909362-870.jpg" xlink:type="simple" xlink:show="embed" xlink:actuate="onLoad" draw:mime-type="image/jpeg"/>
</draw:frame>
Volodymyrzelensky expects to find a decision on exports of Ukrainian agrarian production, which will meet the common interests of Ukrainian and European producers.</text:p>
      <text:p text:style-name="P4">
The President of Ukraine said this in <text:a xlink:type="simple" xlink:href="https://www.facebook.com/president.gov.ua/videos/572857064963049" text:style-name="Internet_20_link" text:visited-style-name="Visited_20_Internet_20_Link">
</text:a>
Involvements, reports Ukrinform.</text:p>
      <text:p text:style-name="P4">
“Internal policy should not overlap common European goals. So, I am sure, we will be able to find such a solution, in particular for farmers in Ukraine and some neighboring countries, which will meet our common European -line interests and standards, ”Zelensky said.</text:p>
      <text:p text:style-name="P4">
As it was reported, in early May, the European Commission announced the introduction of "exclusive and temporary" preventive measures against <text:a xlink:type="simple" xlink:href="https://www.ukrinform.ua/tag-import" text:style-name="Internet_20_link" text:visited-style-name="Visited_20_Internet_20_Link">
</text:a>
from Ukraine that restrict the receipt of Ukrainian production of Ukrainian production to five EU countries.</text:p>
      <text:p text:style-name="P4">
<text:span text:style-name="T4">
 Read also: </text:span>
 <text:a xlink:type="simple" xlink:href="https://www.ukrinform.ua/rubric-economy/3713254-obmezenna-eksportu-ukrainskoi-agroprodukcii-protiricit-ugodi-pro-asociaciu-nimecki-eksperti.html" text:style-name="Internet_20_link" text:visited-style-name="Visited_20_Internet_20_Link">
<text:span text:style-name="T4">
 Agroproduck </text:span>
</text:a>
Precautions relate to Ukrainian grain, corn, rapeseed and seeds. These measures are also aimed at eliminating logistics complications for the transportation of these goods in Bulgaria, Hungary, Poland, Romania of Taslovachina. They will be valid by June 5, 2023.</text:p>
      <text:p text:style-name="P4">
<text:span text:style-name="T5">
Foto: Minionfrastructure</text:span>
</text:p>
      <text:p text:style-name="P4">
News Source: <text:a xlink:type="simple" xlink:href="https://www.ukrinform.ua/rubric-economy/3714245-zelenskij-pro-agroeksport-zmozemo-znajti-risenna-dla-fermeriv-v-ukraini-ta-krainahsusidkah.html" text:style-name="Internet_20_link" text:visited-style-name="Visited_20_Internet_20_Link">
https://www.ukrinform.ua/rubric-economy/3714245-zelenskij-pro-agroeksport-zmozemo-znajti-risenna-dla-fermeriv-v-ukraini-ta-krainahsusidkah.html</text:a>
</text:p>
      <!--NEWS-->
      <text:h text:style-name="P10" text:outline-level="1">
<text:span text:style-name="T4">
Russian invaders promise land on tot</text:span>
</text:h>
      <text:p text:style-name="P4">
Author: ['АРМІЯINFORM']</text:p>
      <text:p text:style-name="P4">
Time: 2023-05-25T22:00:00-04:00</text:p>
      <text:p text:style-name="P4">
Description: Abi Rosiyani Acted to the Love of the Russian Federation of the Russian Federation, Ta were fighting Openyan, "The Obitsiyuyat Land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ya-16091-18640-25548.jpg" text:style-name="Internet_20_link" text:visited-style-name="Visited_20_Internet_20_Link">
ya-16091-18640-25548.jpg</text:a>
']</text:p>
      <text:p text:style-name="P4">
Tags: ['STOPRUSSIA', 'АГРЕСІЯ РФ', 'ВІЙНА', 'ВТОРГНЕННЯ РФ']</text:p>
      <text:p text:style-name="P4">
Category: News</text:p>
      <!--METADATA-->
      <text:p text:style-name="P4">
<draw:frame draw:style-name="fr1" draw:name="Image240" text:anchor-type="as-char" svg:width="6.9236in" svg:height="4.16829in" draw:z-index="0">
<draw:image xlink:href="../Images/AРМІЯINFORM/2023-05-25T22-00-00-04-00/ya-16091-18640-25548.jpg" xlink:type="simple" xlink:show="embed" xlink:actuate="onLoad" draw:mime-type="image/jpeg"/>
</draw:frame>
Illustrative photo</text:p>
      <text:p text:style-name="P4">
In order for the Russians to go more actively to the ranks of the Armed Forces of the Russian Federation and fought against Ukraine, they are promised earthen areas.</text:p>
      <text:p text:style-name="P4">
About it <text:a xlink:type="simple" xlink:href="https://sprotyv.mod.gov.ua/rosijskym-vijskovym-obitsyayut-zemelni-dilyanky-na-tot/" text:style-name="Internet_20_link" text:visited-style-name="Visited_20_Internet_20_Link">
reports</text:a>
Center for National Resistance.</text:p>
      <text:p text:style-name="P4">
“Occupation administrations are actively“ nationalizing ”farm lands, which are left by the owners. Thus, in the temporarily occupied territories, Russians squeeze private property. Instead, they promise to distribute individual identities to the Russian military as a reward for participating in the war against Ukraine, ”the message reads.</text:p>
      <text:p text:style-name="P4">
Large farms have already been transferred under the curatories of the false persons who control local gowiers. Thus, in the Kherson region, large farms are transferred to man by a collaborator of the balance, who wants to monopolize grain from the south of Ukraine.</text:p>
      <text:p text:style-name="P4">
News Source: <text:a xlink:type="simple" xlink:href="https://armyinform.com.ua/2023/05/25/yak-vynagorodu-rosijskym-vijskovym-obiczyayut-zemelni-dilyanky-na-tot/" text:style-name="Internet_20_link" text:visited-style-name="Visited_20_Internet_20_Link">
https://armyinform.com.ua/2023/05/25/yak-vynagorodu-rosijskym-vijskovym-obiczyayut-zemelni-dilyanky-na-tot/</text:a>
</text:p>
      <!--NEWS-->
      <text:h text:style-name="P10" text:outline-level="1">
<text:span text:style-name="T4">
Zelensky appealed to the Hopkins University of American University</text:span>
</text:h>
      <text:p text:style-name="P4">
Authors: Ukrinform (Person)</text:p>
      <text:p text:style-name="P4">
Publisher: Укринформ (Organization)</text:p>
      <text:p text:style-name="P4">
Published Time: 2023-05-25T22:06:00+03:00</text:p>
      <text:p text:style-name="P4">
Modified Time: 2023-05-25T22:06:00+03:00</text:p>
      <text:p text:style-name="P4">
Description: President of Ukraine Volodymyr Zelensky wished the community of John Hopkins American University to appreciate the most time. - Ukrinform.</text:p>
      <text:p text:style-name="P4">
Images: ['<text:a xlink:type="simple" xlink:href="https://static.ukrinform.com/photos/2023_05/thumb_files/630_360_1685041370-803.jpeg" text:style-name="Internet_20_link" text:visited-style-name="Visited_20_Internet_20_Link">
630_360_16850...</text:a>
', '<text:a xlink:type="simple" xlink:href="https://static.ukrinform.com/photos/2023_05/1685041512-288.jpeg" text:style-name="Internet_20_link" text:visited-style-name="Visited_20_Internet_20_Link">
1685041512-28...</text:a>
', '<text:a xlink:type="simple" xlink:href="https://static.ukrinform.com/photos/2023_05/1685041554-473.jpeg" text:style-name="Internet_20_link" text:visited-style-name="Visited_20_Internet_20_Link">
1685041554-47...</text:a>
']</text:p>
      <text:p text:style-name="P4">
Tags: ['США', 'Звернення', 'Зеленський']</text:p>
      <text:p text:style-name="P4">
Type: Article</text:p>
      <!--METADATA-->
      <text:p text:style-name="P4">
<draw:frame draw:style-name="fr1" draw:name="Image241" text:anchor-type="as-char" svg:width="6.9236in" svg:height="3.956343in" draw:z-index="0">
<draw:image xlink:href="../Images/yкринформ/2023-05-25T22-06-00-03-00/630_360_1685041370-803.jpeg" xlink:type="simple" xlink:show="embed" xlink:actuate="onLoad" draw:mime-type="image/jpeg"/>
</draw:frame>
President of Ukraine Volodymyr Zelenskyy wished the community of American University, John Hopkins, to appreciate the time.</text:p>
      <text:p text:style-name="P4">
He said this in his <text:a xlink:type="simple" xlink:href="https://www.president.gov.ua/news/vpevnenij-sho-vi-prodovzhite-vesti-za-soboyu-vilnij-svit-i-c-83165" text:style-name="Internet_20_link" text:visited-style-name="Visited_20_Internet_20_Link">
</text:a>
, reports Ukrinform.</text:p>
      <text:p text:style-name="P4">
“I am proud that Ukraine does not lose a single day in its defense against Russian terror. Every day we do everything to become stronger, to give more protection to people, to save more lives, ”the Head of State emphasized.</text:p>
      <text:p text:style-name="P4">
<draw:frame draw:style-name="fr1" draw:name="Image242" text:anchor-type="as-char" svg:width="6.9236in" svg:height="4.604691in" draw:z-index="0">
<draw:image xlink:href="../Images/yкринформ/2023-05-25T22-06-00-03-00/1685041512-288.jpeg" xlink:type="simple" xlink:show="embed" xlink:actuate="onLoad" draw:mime-type="image/jpeg"/>
</draw:frame>
He is convinced that the United States also did not lose a single day, helping Ukraine to repel Russian aggression. President Biden, a strong -party coalition in Congress and, above all, the American people, as the first generation, have risen for this challenge and lead the free world of the Acknowledge of Freedom in Europe.</text:p>
      <text:p text:style-name="P4">
<draw:frame draw:style-name="fr1" draw:name="Image243" text:anchor-type="as-char" svg:width="6.9236in" svg:height="4.604691in" draw:z-index="0">
<draw:image xlink:href="../Images/yкринформ/2023-05-25T22-06-00-03-00/1685041554-473.jpeg" xlink:type="simple" xlink:show="embed" xlink:actuate="onLoad" draw:mime-type="image/jpeg"/>
</draw:frame>
Earlier, in his traditional address, Volodymyr Zelenskyy <text:a xlink:type="simple" xlink:href="https://www.youtube.com/watch" text:style-name="Internet_20_link" text:visited-style-name="Visited_20_Internet_20_Link">
</text:a>
that wished the community of John Hopkinsamaximally appreciate the time.</text:p>
      <text:p text:style-name="P4">
“He had the opportunity to address the community of Johnagopkins American University. This is one of the leading US educational institutions. Its graduates of the I graduate are powerful personalities, and some of them have greatly influenced politics. Because every day matters. The more we will do today, the faster we will finish the war with our victory. And only ours, ”Zelensky said.</text:p>
      <text:p text:style-name="P4">
As it was reported, US President Joe Biden has repeatedly confirmed the readiness to support Ukraine in its fight against Russian aggression.</text:p>
      <text:p text:style-name="P4">
Photo: op</text:p>
      <text:p text:style-name="P4">
News Source: <text:a xlink:type="simple" xlink:href="https://www.ukrinform.ua/rubric-polytics/3714247-zelenskij-zvernuvsa-do-spilnoti-amerikanskogo-universitetu-imeni-dzona-gopkinsa.html" text:style-name="Internet_20_link" text:visited-style-name="Visited_20_Internet_20_Link">
https://www.ukrinform.ua/rubric-polytics/3714247-zelenskij-zvernuvsa-do-spilnoti-amerikanskogo-universitetu-imeni-dzona-gopkinsa.html</text:a>
</text:p>
      <!--NEWS-->
      <text:h text:style-name="P10" text:outline-level="1">
<text:span text:style-name="T4">
Svitolina: Has a wonderful match but it is not the peak of my opportunities</text:span>
</text:h>
      <text:p text:style-name="P4">
Authors: Ukrinform (Person)</text:p>
      <text:p text:style-name="P4">
Publisher: Укринформ (Organization)</text:p>
      <text:p text:style-name="P4">
Published Time: 2023-05-25T22:13:34+03:00</text:p>
      <text:p text:style-name="P4">
Modified Time: 2023-05-25T22:13:34+03:00</text:p>
      <text:p text:style-name="P4">
Description: Ukrainian tennis player Elina Svitolina ( # 508 WTA) commented on the victory over Russian Varvara Grachova ( # 44 WTA) in the quarterfinals of the WTA 250 tournament in Strasbourg. - Ukrinform.</text:p>
      <text:p text:style-name="P4">
Images: ['<text:a xlink:type="simple" xlink:href="https://static.ukrinform.com/photos/2023_05/thumb_files/630_360_1685041922-705.jpg" text:style-name="Internet_20_link" text:visited-style-name="Visited_20_Internet_20_Link">
630_360_16850...</text:a>
']</text:p>
      <text:p text:style-name="P4">
Tags: ['Світоліна', 'Теніс']</text:p>
      <text:p text:style-name="P4">
Type: Article</text:p>
      <!--METADATA-->
      <text:p text:style-name="P4">
<draw:frame draw:style-name="fr1" draw:name="Image244" text:anchor-type="as-char" svg:width="6.9236in" svg:height="3.956343in" draw:z-index="0">
<draw:image xlink:href="../Images/yкринформ/2023-05-25T22-13-34-03-00/630_360_1685041922-705.jpg" xlink:type="simple" xlink:show="embed" xlink:actuate="onLoad" draw:mime-type="image/jpeg"/>
</draw:frame>
Ukrainian Svina Svitolina(№508 WTA)commented on the victory over the Russianwarwarvara Grachova(№44 WTA)In the quarterfinals of the WTA tournament 250 in Strasbourg.</text:p>
      <text:p text:style-name="P4">
She told about it in <text:a xlink:type="simple" xlink:href="https://btu.org.ua/ua/news/ukrainskiy-tennis/45134-elina-svitolina-sogodni-ya-provela-chudovij-match-ale-ce-ne-pik-moyih-mozhlivostej.html" text:style-name="Internet_20_link" text:visited-style-name="Visited_20_Internet_20_Link">
</text:a>
BTU, Ukrinform reports.</text:p>
      <text:p text:style-name="P4">
“A wonderful match. I think we both played well, well served, so I'm very happy that I played steadily throughout the duel. I am glad that I won and went on, thank you very much for your support, for a good atmosphere. You know, so much in my head, I just tried to fight further, again dominate the court. Finally, I returned to a good level of the game, I was able to take a serving at the expense of 4-4, this game was very important. Yes, I am very pleased with my level, ”Svitolina said.</text:p>
      <text:p text:style-name="P4">
Svitolina is set to win in the semifinals.</text:p>
      <text:p text:style-name="P4">
“Today I had a wonderful match, but this is not the peak of my opportunities. I would like to use it as a foundation, it is not the end of the tournament, I still need to win a couple of matches here. Every time I try to show everything that is appropriate. This time everything happened in my favor, but I have to expect that the days will be heavier than others. As for the future semifinals, it will be ahead match regardless of the rival. For the French public, we hope, it will be a Frenchwoman, it is obvious. It will be a heavy duel. Let them be happy today, ”Svitolina said.</text:p>
      <text:p text:style-name="P4">
<text:span text:style-name="T4">
 Read also: </text:span>
 <text:a xlink:type="simple" xlink:href="https://www.ukrinform.ua/rubric-sports/3714151-svitolina-peremogla-sianu-rosianku-na-slahu-do-pivfinalu-turniru-wta-u-francii.html" text:style-name="Internet_20_link" text:visited-style-name="Visited_20_Internet_20_Link">
<text:span text:style-name="T4">
 Svitolina </text:span>
</text:a>
In the semifinals of the tournament Svitolina will play with Frenchwoman Clara Burel(№122 WTA).</text:p>
      <text:p text:style-name="P4">
Фото: btu.org.ua</text:p>
      <text:p text:style-name="P4">
News Source: <text:a xlink:type="simple" xlink:href="https://www.ukrinform.ua/rubric-sports/3714248-svitolina-provela-cudovij-matc-ale-ce-ne-pik-moih-mozlivostej.html" text:style-name="Internet_20_link" text:visited-style-name="Visited_20_Internet_20_Link">
https://www.ukrinform.ua/rubric-sports/3714248-svitolina-provela-cudovij-matc-ale-ce-ne-pik-moih-mozlivostej.html</text:a>
</text:p>
      <!--NEWS-->
      <text:h text:style-name="P10" text:outline-level="1">
<text:span text:style-name="T4">
Action Philosophy: Fedorov told in the European Parliament about the Ukrainian experience of Dyjitization</text:span>
</text:h>
      <text:p text:style-name="P4">
Authors: Ukrinform (Person)</text:p>
      <text:p text:style-name="P4">
Publisher: Укринформ (Organization)</text:p>
      <text:p text:style-name="P4">
Published Time: 2023-05-25T22:17:00+03:00</text:p>
      <text:p text:style-name="P4">
Modified Time: 2023-05-25T22:17:00+03:00</text:p>
      <text:p text:style-name="P4">
Description: Viceremier on innovation, development of education, science and technology - Minister of Digital Transformation Mikhail Fedorov presented in the European Parliament the vision of Ukrainian digital democracy, in particular about the philosophy of the application "Action". - Ukrinform.</text:p>
      <text:p text:style-name="P4">
Images: ['<text:a xlink:type="simple" xlink:href="https://static.ukrinform.com/photos/2023_05/thumb_files/630_360_1685041918-365.jpg" text:style-name="Internet_20_link" text:visited-style-name="Visited_20_Internet_20_Link">
630_360_16850...</text:a>
', '<text:a xlink:type="simple" xlink:href="https://static.ukrinform.com/photos/2023_05/1685041919-711.jpg" text:style-name="Internet_20_link" text:visited-style-name="Visited_20_Internet_20_Link">
1685041919-71...</text:a>
']</text:p>
      <text:p text:style-name="P4">
Tags: ['Європарламент', 'Мінцифри', 'Додаток “ДІЯ”', 'Цифровізація', 'Михайло Федоров']</text:p>
      <text:p text:style-name="P4">
Type: Article</text:p>
      <!--METADATA-->
      <text:p text:style-name="P4">
<draw:frame draw:style-name="fr1" draw:name="Image245" text:anchor-type="as-char" svg:width="6.9236in" svg:height="3.956343in" draw:z-index="0">
<draw:image xlink:href="../Images/yкринформ/2023-05-25T22-17-00-03-00/630_360_1685041918-365.jpg" xlink:type="simple" xlink:show="embed" xlink:actuate="onLoad" draw:mime-type="image/jpeg"/>
</draw:frame>
Mikhail Fedorov presented Viceremier on Innovation, Development of Education, Science and Technologies - Minister -Minister Transformation in the European ParliamentIZIY of the Ukrainian Digital Democracy, in particular the philosophy of the action "Action".</text:p>
      <text:p text:style-name="P4">
As Ukrinform reports, about it <text:a xlink:type="simple" xlink:href="http://thedigital.gov.ua/news/tsifrova-transformatsiya-i-filosofiya-dii-mikhaylo-fedorov-predstaviv-u-evroparlamenti-ukrainskiy-dosvid-didzhitalizatsii" text:style-name="Internet_20_link" text:visited-style-name="Visited_20_Internet_20_Link">
</text:a>
Ministry of digital transformation.</text:p>
      <text:p text:style-name="P4">
"The main philosophy of" action "is the concern for people. Governments are created to raise citizens' problems rather than create them. We rethought the expectations of Ukrainian from power. They built the process of interaction between the state and the citizen from the point of do not by the officials, but the end consumer. In every project, our team is focused on a person and solving his problems. It returns us to the main idea - to take care of people. Ukrainians are in the center of everything that is giving in <text:a xlink:type="simple" xlink:href="https://www.ukrinform.ua/tag-dodatok-dia" text:style-name="Internet_20_link" text:visited-style-name="Visited_20_Internet_20_Link">
</text:a>
, - Fedorov said.</text:p>
      <text:p text:style-name="P4">
<draw:frame draw:style-name="fr1" draw:name="Image246" text:anchor-type="as-char" svg:width="6.9236in" svg:height="4.615733in" draw:z-index="0">
<draw:image xlink:href="../Images/yкринформ/2023-05-25T22-17-00-03-00/1685041919-711.jpg" xlink:type="simple" xlink:show="embed" xlink:actuate="onLoad" draw:mime-type="image/jpeg"/>
</draw:frame>
He noted that the convenience and solving of problems of the final user are reflected in all the projects of the Ministry of Defense. The team launches them as a reaction of the skills and requests of Ukrainians. For example, during a full -scale intrusion, it was possible to respond promptly to the needs that arose: to start social paid, the ability to register damaged property in the conditions of permanent missile hatching.</text:p>
      <text:p text:style-name="P4">
<text:span text:style-name="T4">
 Read also: </text:span>
 <text:a xlink:type="simple" xlink:href="https://www.ukrinform.ua/rubric-society/3704201-urad-prodovzit-didzitalizaciu-poslug-dla-vijskovih-smigal.html" text:style-name="Internet_20_link" text:visited-style-name="Visited_20_Internet_20_Link">
<text:span text:style-name="T4">
 Digital </text:span>
</text:a>
“The trust of people in the digital product has led to a change in the technological culture of in Ukraine. We managed to change the very idea of state services. From Offline First Digital First. We now have a road card of services that we digitized mememon in the next time to achieve the goal - to make 100% of the most popular services online, ”Viceremier added.</text:p>
      <text:p text:style-name="P4">
It was reported that Ukraine is ready to share the experience of dying of agricultural partners, in particular the application "Action".</text:p>
      <text:p text:style-name="P4">
<text:span text:style-name="T5">
Foto: Minisfra</text:span>
</text:p>
      <text:p text:style-name="P4">
News Source: <text:a xlink:type="simple" xlink:href="https://www.ukrinform.ua/rubric-technology/3714250-filosofia-dii-fedorov-rozpoviv-u-evroparlamenti-pro-ukrainskij-dosvid-didzitalizacii.html" text:style-name="Internet_20_link" text:visited-style-name="Visited_20_Internet_20_Link">
https://www.ukrinform.ua/rubric-technology/3714250-filosofia-dii-fedorov-rozpoviv-u-evroparlamenti-pro-ukrainskij-dosvid-didzitalizacii.html</text:a>
</text:p>
      <!--NEWS-->
      <text:h text:style-name="P10" text:outline-level="1">
<text:span text:style-name="T4">
The US has imposed sanctions against Wagner's head in Mali</text:span>
</text:h>
      <text:p text:style-name="P4">
Authors: Ukrinform (Person)</text:p>
      <text:p text:style-name="P4">
Publisher: Укринформ (Organization)</text:p>
      <text:p text:style-name="P4">
Published Time: 2023-05-25T22:22:06+03:00</text:p>
      <text:p text:style-name="P4">
Modified Time: 2023-05-25T22:22:06+03:00</text:p>
      <text:p text:style-name="P4">
Description: The US Ministry of Finance has announced the imposition of sanctions against the head of the Wagner PEC in Mali, after it became known about the unsuccessful attempts to transport this group to transfer weapons to Russi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Малі', 'Санкції', 'США', 'ПВК "Вагнера"']</text:p>
      <text:p text:style-name="P4">
Type: Article</text:p>
      <!--METADATA-->
      <text:p text:style-name="P4">
<draw:frame draw:style-name="fr1" draw:name="Image247" text:anchor-type="as-char" svg:width="6.9236in" svg:height="3.956343in" draw:z-index="0">
<draw:image xlink:href="../Images/yкринформ/2023-05-25T22-22-06-03-00/630_360_1530736867-9723.jpg" xlink:type="simple" xlink:show="embed" xlink:actuate="onLoad" draw:mime-type="image/jpeg"/>
</draw:frame>
The US Ministry of Finance has announced the imposition of sanctions against the head of the Wagner CPI in Mali after it became known about the unsuccessful attempts of this grouping to transport their weapons to Russia.</text:p>
      <text:p text:style-name="P4">
This is stated in the official message of the Office of Control of Foreign Assets(OFAC)US Ministry of Finance, Ukrinform reports.</text:p>
      <text:p text:style-name="P4">
"Today ofac has imposed sanctions against Ivan Maslov, the head of the paramilitary forms of the Russian PEC" Wagner "and its chief administrator, based on Mali,"- said in the message.</text:p>
      <text:p text:style-name="P4">
<text:span text:style-name="T4">
 Read also: </text:span>
 <text:a xlink:type="simple" xlink:href="https://www.ukrinform.ua/rubric-ato/3713945-vagnerivci-zalisautsa-u-bahmuti-malar.html" text:style-name="Internet_20_link" text:visited-style-name="Visited_20_Internet_20_Link">
<text:span text:style-name="T4">
 Wagner </text:span>
</text:a>
It is emphasized that the Wagner Group and its leader Yevgeny Prigogin are the suburbs of many bodies, including with the support of the Russian Anti -Ukraine war.</text:p>
      <text:p text:style-name="P4">
The Wagner Group is obviously trying to hide its efforts to purchase a military equipment for use in Ukraine, including because of small countries where it has a base. The United States opposes the attempts of any country to help Russia through the Wagner group,- the document noted.</text:p>
      <text:p text:style-name="P4">
It is clarified that Maslov, in addition, organized the meetings of Prigogine by the Chiefs of several African countries and realized the interests of the grouping.</text:p>
      <text:p text:style-name="P4">
<text:span text:style-name="T4">
 Read also: </text:span>
 <text:a xlink:type="simple" xlink:href="https://www.ukrinform.ua/rubric-ato/3713061-grupa-vagnera-namagaetsa-taemno-zakupiti-zbrou-cerez-mali.html" text:style-name="Internet_20_link" text:visited-style-name="Visited_20_Internet_20_Link">
<text:span text:style-name="T4">
 Wagner </text:span>
</text:a>
As it was reported, last week the US Department of the United States confirmed that the Russian PEC "Wagner" tried to implement the scheme of weapons crossing the arms for its use in the war against Ukraine.</text:p>
      <text:p text:style-name="P4">
The United States imposed sanctions against Wagner Group, as well as numerous organizations and persons on many continents that support the destabilization of this grouping around the world.</text:p>
      <text:p text:style-name="P4">
News Source: <text:a xlink:type="simple" xlink:href="https://www.ukrinform.ua/rubric-world/3714251-ssa-vveli-sankcii-proti-kerivnika-vagnera-v-mali.html" text:style-name="Internet_20_link" text:visited-style-name="Visited_20_Internet_20_Link">
https://www.ukrinform.ua/rubric-world/3714251-ssa-vveli-sankcii-proti-kerivnika-vagnera-v-mali.html</text:a>
</text:p>
      <!--NEWS-->
      <text:h text:style-name="P10" text:outline-level="1">
<text:span text:style-name="T4">
The reconstruction program should provide for the continuation of key reforms - Klitschko</text:span>
</text:h>
      <text:p text:style-name="P4">
Authors: Ukrinform (Person)</text:p>
      <text:p text:style-name="P4">
Publisher: Укринформ (Organization)</text:p>
      <text:p text:style-name="P4">
Published Time: 2023-05-25T22:29:00+03:00</text:p>
      <text:p text:style-name="P4">
Modified Time: 2023-05-25T22:29:00+03:00</text:p>
      <text:p text:style-name="P4">
Description: The program of post -war restoration of Ukraine should foresee, first and foremost, a “road card” of decisive reforms designed to introduce European standards in our country. - Ukrinform.</text:p>
      <text:p text:style-name="P4">
Images: ['<text:a xlink:type="simple" xlink:href="https://static.ukrinform.com/photos/2022_12/thumb_files/630_360_1669972185-472.jpg" text:style-name="Internet_20_link" text:visited-style-name="Visited_20_Internet_20_Link">
630_360_16699...</text:a>
']</text:p>
      <text:p text:style-name="P4">
Tags: ['Євросоюз', 'Реформа', 'Віталій Кличко', 'Війна з Росією', 'Відбудова']</text:p>
      <text:p text:style-name="P4">
Type: Article</text:p>
      <!--METADATA-->
      <text:p text:style-name="P4">
<draw:frame draw:style-name="fr1" draw:name="Image248" text:anchor-type="as-char" svg:width="6.9236in" svg:height="3.956343in" draw:z-index="0">
<draw:image xlink:href="../Images/yкринформ/2023-05-25T22-29-00-03-00/630_360_1669972185-472.jpg" xlink:type="simple" xlink:show="embed" xlink:actuate="onLoad" draw:mime-type="image/jpeg"/>
</draw:frame>
Ukraine's program -war restoration should include, first and foremost, a “road card” of decisive reforms designed to introduce European standards in our country.</text:p>
      <text:p text:style-name="P4">
This was stated by the mayor of Kyiv Vitaliy Klitschko during the video address to the participants of the plenary session of the European Committee of the Regions, correspondent.</text:p>
      <text:p text:style-name="P4">
“You can often hear about a“ road card ”,“ reconstruction plan ”or“ Marshall Plan ”for Ukraine. Many people think about the restoration of houses, bridges and the road. But it's not. The main priority today is to restore the country. Tseosis that the "roadmap" is needed - how to introduce new rules, for Ukraine, to carry out reforms, to turn Ukraine into a state with European standards, ”the mayor of the capital said.</text:p>
      <text:p text:style-name="P4">
According to him, it is important today to take care of our day after tomorrow: “We have been having a limited time, and we have to succeed, we must remain strong ... Tomorrow when the war is over, we have to implement all these plans. The success of Ukraine is the best answer for our partners. The success of Ukraine is also the best answer for our enemies, for Russia, which understands only language. ”</text:p>
      <text:p text:style-name="P4">
<text:span text:style-name="T4">
 Read also: </text:span>
 <text:a xlink:type="simple" xlink:href="https://www.ukrinform.ua/rubric-kyiv/3711435-klicko-zaprosiv-amerikanskih-biznesmeniv-do-vidbudovi-kieva.html" text:style-name="Internet_20_link" text:visited-style-name="Visited_20_Internet_20_Link">
<text:span text:style-name="T4">
 Klitschko </text:span>
</text:a>
Among the key transformations needed by Ukraine, the mayor of Kiev called judicial reforms, police reform, as well as the continuation of reform government and decentralization.</text:p>
      <text:p text:style-name="P4">
Klitschko recalled that decentralization reform has been one of the most successful reforms in Ukraine over the past years, and it is the basis for the stability of the country and democracy. These achievements should not be lost even in the war, when certain politicians try to build vertical power of the surrounding power, while the main principle <text:a xlink:type="simple" xlink:href="https://www.ukrinform.ua/tag-demokratia" text:style-name="Internet_20_link" text:visited-style-name="Visited_20_Internet_20_Link">
</text:a>
There is a construction of state power in the opposite direction - from below.</text:p>
      <text:p text:style-name="P4">
The capital chairman appealed to the European Committee of Regions to support such reforms, in cooperation with key partners, since it will be much more difficult to build renewed Ukraine without their help.</text:p>
      <text:p text:style-name="P4">
<text:span text:style-name="T4">
 Read also: </text:span>
 <text:a xlink:type="simple" xlink:href="https://www.ukrinform.ua/rubric-polytics/3701911-na-samiti-mist-pivnicnoi-ta-pivdennoi-ameriki-obgovoruut-pidtrimku-ukraini-klicko.html" text:style-name="Internet_20_link" text:visited-style-name="Visited_20_Internet_20_Link">
<text:span text:style-name="T4">
 Klitschko </text:span>
</text:a>
</text:p>
      <text:p text:style-name="P4">
Recall that the European Committee of Regions is an advisory body that is a playing role in the development of key policy of key European institutions on all issues of regional development. The committee consists of 317 members of the representatives of regional and local authorities, which are completely non -consistent with the EU executive structures in decision -making.</text:p>
      <text:p text:style-name="P4">
News Source: <text:a xlink:type="simple" xlink:href="https://www.ukrinform.ua/rubric-vidbudova/3714254-programa-vidbudovi-ukraini-mae-vklucati-prodovzenna-klucovih-reform-klicko.html" text:style-name="Internet_20_link" text:visited-style-name="Visited_20_Internet_20_Link">
https://www.ukrinform.ua/rubric-vidbudova/3714254-programa-vidbudovi-ukraini-mae-vklucati-prodovzenna-klucovih-reform-klicko.html</text:a>
</text:p>
      <!--NEWS-->
      <text:h text:style-name="P10" text:outline-level="1">
<text:span text:style-name="T4">
In Poltava region opened a restored sports and rehabilitation complex</text:span>
</text:h>
      <text:p text:style-name="P4">
Authors: Ukrinform (Person)</text:p>
      <text:p text:style-name="P4">
Publisher: Укринформ (Organization)</text:p>
      <text:p text:style-name="P4">
Published Time: 2023-05-25T22:32:00+03:00</text:p>
      <text:p text:style-name="P4">
Modified Time: 2023-05-25T22:32:00+03:00</text:p>
      <text:p text:style-name="P4">
Description: In the city of Reshetilovka, the Poltava region opened a restored sports and rehabilitation complex "Kolos" for people with disabilities. - Ukrinform.</text:p>
      <text:p text:style-name="P4">
Images: ['<text:a xlink:type="simple" xlink:href="https://static.ukrinform.com/photos/2023_05/thumb_files/630_360_1685042890-910.jpg" text:style-name="Internet_20_link" text:visited-style-name="Visited_20_Internet_20_Link">
630_360_16850...</text:a>
', '<text:a xlink:type="simple" xlink:href="https://static.ukrinform.com/photos/2023_05/1685042949-335.jpg" text:style-name="Internet_20_link" text:visited-style-name="Visited_20_Internet_20_Link">
1685042949-33...</text:a>
']</text:p>
      <text:p text:style-name="P4">
Tags: ['Полтавщина', 'Кубраков', 'Відбудова']</text:p>
      <text:p text:style-name="P4">
Type: Article</text:p>
      <!--METADATA-->
      <text:p text:style-name="P4">
<draw:frame draw:style-name="fr1" draw:name="Image249" text:anchor-type="as-char" svg:width="6.9236in" svg:height="3.956343in" draw:z-index="0">
<draw:image xlink:href="../Images/yкринформ/2023-05-25T22-32-00-03-00/630_360_1685042890-910.jpg" xlink:type="simple" xlink:show="embed" xlink:actuate="onLoad" draw:mime-type="image/jpeg"/>
</draw:frame>
The restored sports and rehabilitation complex "Kolos" for people with disabilities was opened in Misreshirestylivka of Poltava region.</text:p>
      <text:p text:style-name="P4">
As Ukrinform reports, this is said <text:a xlink:type="simple" xlink:href="https://mtu.gov.ua/news/34347.html" text:style-name="Internet_20_link" text:visited-style-name="Visited_20_Internet_20_Link">
</text:a>
.</text:p>
      <text:p text:style-name="P4">
“The opening of a complex that takes into account all the requirements of inclusiveness will allow hundreds of Ukrainians to obtain the necessary rehabilitation services and to realize themselves with a unportable plane. I thank the partners from the EIB, the UN, the local authorities for their effective work on the implementation of this project, ”said Viceremier-Minister of Development-Minister of Community Development, Territories and Infrastructure Olekskubrakov.</text:p>
      <text:p text:style-name="P4">
<draw:frame draw:style-name="fr1" draw:name="Image250" text:anchor-type="as-char" svg:width="6.9236in" svg:height="4.615733in" draw:z-index="0">
<draw:image xlink:href="../Images/yкринформ/2023-05-25T22-32-00-03-00/1685042949-335.jpg" xlink:type="simple" xlink:show="embed" xlink:actuate="onLoad" draw:mime-type="image/jpeg"/>
</draw:frame>
The complex will be able to provide rehabilitation services for more than 300 children and young people under vision, hearing, physical and mental development, musculoskeletal equipment. It is also envisaged that the complex will take place at the complex, which will be able to enter the Paralympic and Deflympic national teams of Ukraine.</text:p>
      <text:p text:style-name="P4">
<text:span text:style-name="T4">
 Read also: </text:span>
 <text:a xlink:type="simple" xlink:href="https://www.ukrinform.ua/rubric-vidbudova/3713863-v-ukraini-vze-vidnovili-130-stucnih-sporud-ta-tretinu-zaliznicnih-mostiv-kubrakov.html" text:style-name="Internet_20_link" text:visited-style-name="Visited_20_Internet_20_Link">
<text:span text:style-name="T4">
 Kubrakov </text:span>
</text:a>
The building was repaired under the Financial Agreement "Extraordinary Credit Program for Recovery of Ukraine" between Ukraine and European Investment Bank(EIB). Вартість реконструкції становила 1,1 мільйона євро, які буливиділені ЄІБ та співфінансовані місцевою владою.</text:p>
      <text:p text:style-name="P4">
Як повідомлялося, «Надзвичайна кредитна програма для відновлення України» —рамкова кредитна угода між Україною та ЄІБ, яка передбачає виділення місцевиморганам влади 200 мільйонів євро для відновлення соціальної інфраструктури,покращення умов життя та громад, що їх приймають. Йдеться про громади в 9областях України: Донецькій, Луганській, Дніпропетровській, Запорізькій,Київській, Одеській, Полтавській, Харківській та Херсонській.</text:p>
      <text:p text:style-name="P4">
<text:span text:style-name="T4">
Читайте також:</text:span>
 <text:a xlink:type="simple" xlink:href="https://www.ukrinform.ua/rubric-vidbudova/3713405-vidnovlena-infrastruktura-v-ukraini-vze-do-2024-roku-mae-stati-bezbarernou-kubrakov.html" text:style-name="Internet_20_link" text:visited-style-name="Visited_20_Internet_20_Link">
 <text:span text:style-name="T4">
Кубраков</text:span>
 </text:a>
The program is implemented by the Ministry of Community Development, Territories of Tainfrastructure of Ukraine and the Ministry of Finance of Ukraine together with the local government bodies for technical support of the UN development program.</text:p>
      <text:p text:style-name="P4">
Photo: Ministry of Defense</text:p>
      <text:p text:style-name="P4">
News Source: <text:a xlink:type="simple" xlink:href="https://www.ukrinform.ua/rubric-vidbudova/3714255-na-poltavsini-vidkrili-vidnovlenij-sportivnoreabilitacijnij-kompleks.html" text:style-name="Internet_20_link" text:visited-style-name="Visited_20_Internet_20_Link">
https://www.ukrinform.ua/rubric-vidbudova/3714255-na-poltavsini-vidkrili-vidnovlenij-sportivnoreabilitacijnij-kompleks.html</text:a>
</text:p>
      <!--NEWS-->
      <text:h text:style-name="P10" text:outline-level="1">
<text:span text:style-name="T4">
The Russians fired at seven communities of Sumy region border</text:span>
</text:h>
      <text:p text:style-name="P4">
Authors: Ukrinform (Person)</text:p>
      <text:p text:style-name="P4">
Publisher: Укринформ (Organization)</text:p>
      <text:p text:style-name="P4">
Published Time: 2023-05-25T22:39:00+03:00</text:p>
      <text:p text:style-name="P4">
Modified Time: 2023-05-25T22:39:00+03:00</text:p>
      <text:p text:style-name="P4">
Description: The Russian army on Thursday, May 25, attacked the artillery and mortars of seven border communities of Sumy region, making a total of 14 shelling. - Ukrinform.</text:p>
      <text:p text:style-name="P4">
Images: ['<text:a xlink:type="simple" xlink:href="https://static.ukrinform.com/photos/2023_05/thumb_files/630_360_1685043521-905.jpg" text:style-name="Internet_20_link" text:visited-style-name="Visited_20_Internet_20_Link">
630_360_16850...</text:a>
']</text:p>
      <text:p text:style-name="P4">
Tags: ['Обстріл', 'Сумщина', 'Війна з Росією']</text:p>
      <text:p text:style-name="P4">
Type: Article</text:p>
      <!--METADATA-->
      <text:p text:style-name="P4">
<draw:frame draw:style-name="fr1" draw:name="Image251" text:anchor-type="as-char" svg:width="6.9236in" svg:height="3.956343in" draw:z-index="0">
<draw:image xlink:href="../Images/yкринформ/2023-05-25T22-39-00-03-00/630_360_1685043521-905.jpg" xlink:type="simple" xlink:show="embed" xlink:actuate="onLoad" draw:mime-type="image/jpeg"/>
</draw:frame>
The Russian army on Thursday, May 25, attacked the artillery and mortars of seven border communities of Sumy region, making a total of 14 shelling.</text:p>
      <text:p text:style-name="P4">
According to Ukrinform, the Sumy Regional Military Administration reported in <text:a xlink:type="simple" xlink:href="https://t.me/Sumy_news_ODA/16457" text:style-name="Internet_20_link" text:visited-style-name="Visited_20_Internet_20_Link">
</text:a>
.</text:p>
      <text:p text:style-name="P4">
In total, 57 explosions were recorded in the border areas of the region a day.</text:p>
      <text:p text:style-name="P4">
<text:span text:style-name="T4">
 Read also: </text:span>
 <text:a xlink:type="simple" xlink:href="https://www.ukrinform.ua/rubric-ato/3714236-rosiani-obstrilali-z-vazkoi-artilerii-nikopol-poskodzeni-budinki-lep-i-gazoprovodi.html" text:style-name="Internet_20_link" text:visited-style-name="Visited_20_Internet_20_Link">
<text:span text:style-name="T4">
 firing </text:span>
</text:a>
According to Ova, the Hotin community was fired at mortars, as a result, four explosions were heard. The hostile fire damaged the transmission line.</text:p>
      <text:p text:style-name="P4">
The young community has shot from the self -propelled installations of the Russians - the fifth explosions took place.</text:p>
      <text:p text:style-name="P4">
In the Novoslobid community, Russian troops twice beat mortars, causing seven explosions. Mortar strokes of the enemy were also suffered by the Vyslykopar community - seven shelling and 33 explosions took place per day.</text:p>
      <text:p text:style-name="P4">
<text:span text:style-name="T4">
 Read also: </text:span>
 <text:a xlink:type="simple" xlink:href="https://www.ukrinform.ua/rubric-ato/3714173-nakazuvav-obstriluvati-ukrainu-kalibrami-sbu-ogolosila-pidozru-rosijskomu-viceadmiralu.html" text:style-name="Internet_20_link" text:visited-style-name="Visited_20_Internet_20_Link">
<text:span text:style-name="T4">
 firing </text:span>
</text:a>
According to the Essman and Schaligin community, the Russians were also beaten from mortars, as a result, two and four explosions occurred, respectively.</text:p>
      <text:p text:style-name="P4">
Putivl community attacked the invaders from artillery, thereby causing generous explosions.</text:p>
      <text:p text:style-name="P4">
As reported by Ukrinform, on the night of May 25, the Russian military struck the ramparts in the Novoslobid community of Sumy region.</text:p>
      <text:p text:style-name="P4">
News Source: <text:a xlink:type="simple" xlink:href="https://www.ukrinform.ua/rubric-ato/3714256-rosiani-za-den-obstrilali-sim-gromad-prikordonna-sumsini.html" text:style-name="Internet_20_link" text:visited-style-name="Visited_20_Internet_20_Link">
https://www.ukrinform.ua/rubric-ato/3714256-rosiani-za-den-obstrilali-sim-gromad-prikordonna-sumsini.html</text:a>
</text:p>
      <!--NEWS-->
      <text:h text:style-name="P10" text:outline-level="1">
<text:span text:style-name="T4">
Ukraine should adhere to China's Protective Policy - Klimkin</text:span>
</text:h>
      <text:p text:style-name="P4">
Authors: Ukrinform (Person)</text:p>
      <text:p text:style-name="P4">
Publisher: Укринформ (Organization)</text:p>
      <text:p text:style-name="P4">
Published Time: 2023-05-25T22:48:00+03:00</text:p>
      <text:p text:style-name="P4">
Modified Time: 2023-05-25T22:48:00+03:00</text:p>
      <text:p text:style-name="P4">
Description: Ukraine, as a future EU and NATO member, must adhere to their strategies, including China - but at the same time have the ability to maneuvers in the economic and cultural spheres. - Ukrinform.</text:p>
      <text:p text:style-name="P4">
Images: ['<text:a xlink:type="simple" xlink:href="https://static.ukrinform.com/photos/2019_07/thumb_files/630_360_1564418290-224.jpg" text:style-name="Internet_20_link" text:visited-style-name="Visited_20_Internet_20_Link">
630_360_15644...</text:a>
']</text:p>
      <text:p text:style-name="P4">
Tags: ['Китай', 'Клімкін', 'Війна з Росією']</text:p>
      <text:p text:style-name="P4">
Type: Article</text:p>
      <!--METADATA-->
      <text:p text:style-name="P4">
<draw:frame draw:style-name="fr1" draw:name="Image252" text:anchor-type="as-char" svg:width="6.9236in" svg:height="3.956343in" draw:z-index="0">
<draw:image xlink:href="../Images/yкринформ/2023-05-25T22-48-00-03-00/630_360_1564418290-224.jpg" xlink:type="simple" xlink:show="embed" xlink:actuate="onLoad" draw:mime-type="image/jpeg"/>
</draw:frame>
Ukraine as a member of the EU and NATO must adhere to their strategies, in the number of China - but at the same time to have the possibility of maneuvers in the economic taccous spheres.</text:p>
      <text:p text:style-name="P4">
The experts of foreign affairs said this during the panel "Never again: how to win the war without losing peace."</text:p>
      <text:p text:style-name="P4">
“We are moving to the West and we are about to become part of the EU and NATO. This means that you need to adhere to China's protective policy. Now China is concerned and tries to understand how it can play its role in European security architecture. Of course, we have a place to maneuver cultural or economic relations. But when it comes to safety, we, like the European Union, must adhere to the risk minimization strategy, ” - said.</text:p>
      <text:p text:style-name="P4">
He stressed that solidarity Europe is the basis for Ukrainian power and security. However, security models in Europe are outdated, so it is worth turning this page to exist, something new. At the same time, according to Klimkin, there are countries in the EU, which has a moment of reinsurance or double mentality that relates to defeat, and they are not ready to fight. In particular, it is a strategic culture of Germany.</text:p>
      <text:p text:style-name="P4">
“Now the Germans have not been able to prepare the final security strategy for several months. And it is only two aspects: the first is China, the second is Russia. If you can't determine the approach of these countries at this level, how can you get into a real struggle? ”The excendant added.</text:p>
      <text:p text:style-name="P4">
<text:span text:style-name="T4">
 Read also: </text:span>
 <text:a xlink:type="simple" xlink:href="https://www.ukrinform.ua/rubric-polytics/3701380-klimkin-rozmova-zelenskogo-z-si-ce-horosa-istoria-dla-ukraini-ale-e-i-riziki.html" text:style-name="Internet_20_link" text:visited-style-name="Visited_20_Internet_20_Link">
<text:span text:style-name="T4">
 Klimkin </text:span>
</text:a>
From the words <text:a xlink:type="simple" xlink:href="https://www.ukrinform.ua/tag-klimkin" text:style-name="Internet_20_link" text:visited-style-name="Visited_20_Internet_20_Link">
</text:a>
The western approach to the response can be reduced to two simple moments: restraint and disconnection. ? " It will not. At the same time, 180 degrees from Russia to the EU is not yet ready.</text:p>
      <text:p text:style-name="P4">
News Source: <text:a xlink:type="simple" xlink:href="https://www.ukrinform.ua/rubric-polytics/3714261-ukraina-mae-dotrimuvatisa-zahisnoi-politiki-sodo-kitau-klimkin.html" text:style-name="Internet_20_link" text:visited-style-name="Visited_20_Internet_20_Link">
https://www.ukrinform.ua/rubric-polytics/3714261-ukraina-mae-dotrimuvatisa-zahisnoi-politiki-sodo-kitau-klimkin.html</text:a>
</text:p>
      <!--NEWS-->
      <text:h text:style-name="P10" text:outline-level="1">
<text:span text:style-name="T4">
Crawford and Spence have agreed to fight for the title of absolute world champion</text:span>
</text:h>
      <text:p text:style-name="P4">
Authors: Ukrinform (Person)</text:p>
      <text:p text:style-name="P4">
Publisher: Укринформ (Organization)</text:p>
      <text:p text:style-name="P4">
Published Time: 2023-05-25T22:50:09+03:00</text:p>
      <text:p text:style-name="P4">
Modified Time: 2023-05-25T22:50:09+03:00</text:p>
      <text:p text:style-name="P4">
Description: The match will take place in Las Vegas on July 29. - Ukrinform.</text:p>
      <text:p text:style-name="P4">
Images: ['<text:a xlink:type="simple" xlink:href="https://static.ukrinform.com/photos/2023_05/thumb_files/630_360_1685043998-994.jpg" text:style-name="Internet_20_link" text:visited-style-name="Visited_20_Internet_20_Link">
630_360_16850...</text:a>
']</text:p>
      <text:p text:style-name="P4">
Tags: ['Бокс']</text:p>
      <text:p text:style-name="P4">
Type: Article</text:p>
      <!--METADATA-->
      <text:p text:style-name="P4">
<draw:frame draw:style-name="fr1" draw:name="Image253" text:anchor-type="as-char" svg:width="6.9236in" svg:height="3.956343in" draw:z-index="0">
<draw:image xlink:href="../Images/yкринформ/2023-05-25T22-50-09-03-00/630_360_1685043998-994.jpg" xlink:type="simple" xlink:show="embed" xlink:actuate="onLoad" draw:mime-type="image/jpeg"/>
</draw:frame>
The match will be in Las Vegas on July 29.</text:p>
      <text:p text:style-name="P4">
WBA, WBC and IBF champion Half -Middle Weights Errol Spence(28-0, 22)Tu Volodar titel WBO Terents Crawford(39-0, 30 Who)Augged the proposal, <text:a xlink:type="simple" xlink:href="https://twitter.com/terencecrawford/status/1661781198316929024" text:style-name="Internet_20_link" text:visited-style-name="Visited_20_Internet_20_Link">
</text:a>
Crawford on his Twitter page, Ukrinform reports.</text:p>
      <text:p text:style-name="P4">
The fight for the title of absolute half -weight champion will take place on July 29.Thezaz is one of the most anticipated matches in the last few years in boxing, depending on the weight category. The boxing evening will take place at T-Mobile Arena Ulas Vegasi.</text:p>
      <text:p text:style-name="P4">
Earlier, Spence - Crawford was planned to be held in November 2022. Later, they agreed on June 17.</text:p>
      <text:p text:style-name="P4">
The last battle spent the last battle in April 2022, defeating Jorddenis Ugas with a combustion duel for WBC, WBA and IBF titles.</text:p>
      <text:p text:style-name="P4">
Crawford is the owner of the WBO title in the middle weight. Last year, in December, Teens won a early victory in battle with David Avanetsyan and defended the championship.</text:p>
      <text:p text:style-name="P4">
<text:span text:style-name="T4">
 Read also: </text:span>
 <text:a xlink:type="simple" xlink:href="https://www.ukrinform.ua/rubric-sports/3693359-usik-ocolue-rejting-zurnalu-the-ring-nezalezno-vid-vagovoi-kategorii.html" text:style-name="Internet_20_link" text:visited-style-name="Visited_20_Internet_20_Link">
</text:a>
As reported by Ukrinform, Crawford and Spence are in the world's best -books, regardless of the weight category by The Ring, the third position is a third position, Errol - the fourth, heads Alexander Usyk.</text:p>
      <text:p text:style-name="P4">
Photo: Getty Image</text:p>
      <text:p text:style-name="P4">
News Source: <text:a xlink:type="simple" xlink:href="https://www.ukrinform.ua/rubric-sports/3714260-krouford-ta-spens-domovilisa-pro-bij-za-zvanna-absolutnogo-cempiona-svitu.html" text:style-name="Internet_20_link" text:visited-style-name="Visited_20_Internet_20_Link">
https://www.ukrinform.ua/rubric-sports/3714260-krouford-ta-spens-domovilisa-pro-bij-za-zvanna-absolutnogo-cempiona-svitu.html</text:a>
</text:p>
      <!--NEWS-->
      <text:h text:style-name="P10" text:outline-level="1">
<text:span text:style-name="T4">
South Korea decided to dramatically increase production of K2 tanks</text:span>
</text:h>
      <text:p text:style-name="P4">
Authors: Ukrinform (Person)</text:p>
      <text:p text:style-name="P4">
Publisher: Укринформ (Organization)</text:p>
      <text:p text:style-name="P4">
Published Time: 2023-05-25T22:58:00+03:00</text:p>
      <text:p text:style-name="P4">
Modified Time: 2023-05-25T22:58:00+03:00</text:p>
      <text:p text:style-name="P4">
Description: The South Korean Defense Project Management Committee has approved the production plan for additional K2 combat tanks worth $ 1.46 billion, which is planned to be implemented over the next five years. - Ukrinform.</text:p>
      <text:p text:style-name="P4">
Images: ['<text:a xlink:type="simple" xlink:href="https://static.ukrinform.com/photos/2023_05/thumb_files/630_360_1685008097-862.jpg" text:style-name="Internet_20_link" text:visited-style-name="Visited_20_Internet_20_Link">
630_360_16850...</text:a>
']</text:p>
      <text:p text:style-name="P4">
Tags: ['Корея', 'Танк', 'Зброя']</text:p>
      <text:p text:style-name="P4">
Type: Article</text:p>
      <!--METADATA-->
      <text:p text:style-name="P4">
<draw:frame draw:style-name="fr1" draw:name="Image254" text:anchor-type="as-char" svg:width="6.9236in" svg:height="3.956343in" draw:z-index="0">
<draw:image xlink:href="../Images/yкринформ/2023-05-25T22-58-00-03-00/630_360_1685008097-862.jpg" xlink:type="simple" xlink:show="embed" xlink:actuate="onLoad" draw:mime-type="image/jpeg"/>
</draw:frame>
The South Korean defense committee has approved the production plan for the K2 major combat tanks worth $ 1.46 billion, which is planned to be implemented over the next five years.</text:p>
      <text:p text:style-name="P4">
According to Ukrinform, with reference to the South Korean State Agency for Defense Procurement(Dapa)informs <text:a xlink:type="simple" xlink:href="https://en.yna.co.kr/view/AEN20230525009200325" text:style-name="Internet_20_link" text:visited-style-name="Visited_20_Internet_20_Link">
</text:a>
.</text:p>
      <text:p text:style-name="P4">
“We expect to be acquired as part of this project additional <text:a xlink:type="simple" xlink:href="https://www.ukrinform.ua/tag-tank" text:style-name="Internet_20_link" text:visited-style-name="Visited_20_Internet_20_Link">
</text:a>
K2 will make a significant contribution to the increase of the Land Forces to wage an offensive maneuver war, ”the UDAPA said, without specifying the number of tanks that are planned to be released.</text:p>
      <text:p text:style-name="P4">
K2 tanks have been in service with the Korea Armed Forces since 2014.</text:p>
      <text:p text:style-name="P4">
<text:span text:style-name="T4">
 Read also: </text:span>
 <text:a xlink:type="simple" xlink:href="https://www.ukrinform.ua/rubric-world/3713734-cehia-kupue-246-gusenicnih-bojovih-masin-pihoti-cv90.html" text:style-name="Internet_20_link" text:visited-style-name="Visited_20_Internet_20_Link">
</text:a>
In addition, the Committee approved a plan of more than $ 2.2 billion to purchase early aircraft of early warning and control to strengthen the capabilities of air surveillance. This project will last until 2031, the number of aircraft is not disclosed.</text:p>
      <text:p text:style-name="P4">
Currently, the Korea Air Force is operating four early warning aircraft.</text:p>
      <text:p text:style-name="P4">
As it was reported, last year <text:a xlink:type="simple" xlink:href="https://www.ukrinform.ua/rubric-world/3537785-polsa-pridbae-u-pivdennoi-korei-blizko-tisaci-tankiv-ta-ponad-600-gaubic.html" text:style-name="Internet_20_link" text:visited-style-name="Visited_20_Internet_20_Link">
</text:a>
The purchase of about a thousand K2 tanks, more than 600-moneral artillery installations K9 and about 300 K239 SAUs, as well as 48-fashioned FA-50.</text:p>
      <text:p text:style-name="P4">
<text:span text:style-name="T4">
 Read also: </text:span>
 <text:a xlink:type="simple" xlink:href="https://www.ukrinform.ua/rubric-ato/3713625-svejcaria-prodast-nimeccini-25-tankiv-leopard-2-ukraina-zmoze-otrimati-bilse-zbroi.html" text:style-name="Internet_20_link" text:visited-style-name="Visited_20_Internet_20_Link">
<text:span text:style-name="T4">
 tank </text:span>
</text:a>
The first party of South Korean weapons - 10 K2 and 24 CAU K9 Warsaw -winged from Seoul in early December last year. The next party of five tank and 12 CAU came to Poland in March.</text:p>
      <text:p text:style-name="P4">
<text:span text:style-name="T5">
Foto: defense-blog.com</text:span>
</text:p>
      <text:p text:style-name="P4">
News Source: <text:a xlink:type="simple" xlink:href="https://www.ukrinform.ua/rubric-world/3713964-pivdenna-korea-virisila-rizko-zbilsiti-virobnictvo-tankiv-k2.html" text:style-name="Internet_20_link" text:visited-style-name="Visited_20_Internet_20_Link">
https://www.ukrinform.ua/rubric-world/3713964-pivdenna-korea-virisila-rizko-zbilsiti-virobnictvo-tankiv-k2.html</text:a>
</text:p>
      <!--NEWS-->
      <text:h text:style-name="P10" text:outline-level="1">
<text:span text:style-name="T4">
The invaders export secret military documentation from the Crimea to the Russian Federation</text:span>
</text:h>
      <text:p text:style-name="P4">
Author: ['АРМІЯINFORM']</text:p>
      <text:p text:style-name="P4">
Time: 2023-05-25T23:00:00-04:00</text:p>
      <text:p text:style-name="P4">
Description: Rosiyani Evakuyvoy to the secretary of the documentary to PIVOSTROV. About the CEO of the Code of the Code ... War with Ukraine 2022, War with Ukraine Latest news today, News War with Ukraine 2022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3/05/1-108.jpg" text:style-name="Internet_20_link" text:visited-style-name="Visited_20_Internet_20_Link">
1-108.jpg</text:a>
']</text:p>
      <text:p text:style-name="P4">
Tags: ['STOPRUSSIA', 'АГРЕСІЯ РФ', 'ВТОРГНЕННЯ РФ']</text:p>
      <text:p text:style-name="P4">
Category: News</text:p>
      <!--METADATA-->
      <text:p text:style-name="P4">
<draw:frame draw:style-name="fr1" draw:name="Image255" text:anchor-type="as-char" svg:width="6.9236in" svg:height="4.09466in" draw:z-index="0">
<draw:image xlink:href="../Images/AРМІЯINFORM/2023-05-25T23-00-00-04-00/1-108.jpg" xlink:type="simple" xlink:show="embed" xlink:actuate="onLoad" draw:mime-type="image/jpeg"/>
</draw:frame>
Illustrative photo</text:p>
      <text:p text:style-name="P4">
The Russians evacuate secret documentation from the peninsula.</text:p>
      <text:p text:style-name="P4">
About it <text:a xlink:type="simple" xlink:href="https://sprotyv.mod.gov.ua/okupanty-vyvozyat-tayemnu-vijskovu-dokumentatsiyu-z-krymu-do-rf/" text:style-name="Internet_20_link" text:visited-style-name="Visited_20_Internet_20_Link">
reports</text:a>
Center for National Resistance.</text:p>
      <text:p text:style-name="P4">
“In early May, the Russians removed military documentation from the temporary -heated Crimea to the territory of the Russian Federation. They also exported the encryption equipment of the Zou military administration of the Armed Forces of the Russian Federation, ”the message reads.</text:p>
      <text:p text:style-name="P4">
The National Resistance Center thanks the Ukrainian guerrillas for Tot for timely information.</text:p>
      <text:p text:style-name="P4">
The National Resistance Center thanks the Ukrainian guerrillas for Tot for timely information.</text:p>
      <text:p text:style-name="P4">
News Source: <text:a xlink:type="simple" xlink:href="https://armyinform.com.ua/2023/05/25/okupanty-vyvozyat-z-krymu-do-rf-tayemnu-vijskovu-dokumentacziyu/" text:style-name="Internet_20_link" text:visited-style-name="Visited_20_Internet_20_Link">
https://armyinform.com.ua/2023/05/25/okupanty-vyvozyat-z-krymu-do-rf-tayemnu-vijskovu-dokumentacziyu/</text:a>
</text:p>
      <!--NEWS-->
      <text:h text:style-name="P10" text:outline-level="1">
<text:span text:style-name="T4">
In Avdiivka under the destroyed houses there are two bodies that cannot be obtained</text:span>
</text:h>
      <text:p text:style-name="P4">
Authors: Ukrinform (Person)</text:p>
      <text:p text:style-name="P4">
Publisher: Укринформ (Organization)</text:p>
      <text:p text:style-name="P4">
Published Time: 2023-05-25T23:16:00+03:00</text:p>
      <text:p text:style-name="P4">
Modified Time: 2023-05-25T23:16:00+03:00</text:p>
      <text:p text:style-name="P4">
Description: In Avdiivka, under the wreckage of Russian multi -storey buildings, the bodies of two civilians, which now cannot be obtained due to the lack of special equipment in the city, are left by Russian rockets. - Ukrinform.</text:p>
      <text:p text:style-name="P4">
Images: ['<text:a xlink:type="simple" xlink:href="https://static.ukrinform.com/photos/2023_05/thumb_files/630_360_1685044127-787.jpg" text:style-name="Internet_20_link" text:visited-style-name="Visited_20_Internet_20_Link">
630_360_16850...</text:a>
']</text:p>
      <text:p text:style-name="P4">
Tags: ['Донеччина', 'Авдіївка', 'Війна з Росією']</text:p>
      <text:p text:style-name="P4">
Type: Article</text:p>
      <!--METADATA-->
      <text:p text:style-name="P4">
<draw:frame draw:style-name="fr1" draw:name="Image256" text:anchor-type="as-char" svg:width="6.9236in" svg:height="3.956343in" draw:z-index="0">
<draw:image xlink:href="../Images/yкринформ/2023-05-25T23-16-00-03-00/630_360_1685044127-787.jpg" xlink:type="simple" xlink:show="embed" xlink:actuate="onLoad" draw:mime-type="image/jpeg"/>
</draw:frame>
In Avdiivtsi, the wreckage of Russian rockets of multi -storey buildings, the bodies of two civilians, which now cannot be obtained because of the absence of special equipment, are now being stamped.</text:p>
      <text:p text:style-name="P4">
About it in <text:a xlink:type="simple" xlink:href="https://t.me/StepanychUA/141" text:style-name="Internet_20_link" text:visited-style-name="Visited_20_Internet_20_Link">
</text:a>
In his video, the reporter of the Avdiiv City Military Administration Vitaliy Barabash, reports Ukrinform.</text:p>
      <text:p text:style-name="P4">
“May 25, Avdiivka. I am on the ruins of two houses - a five -storey -storey -storey one that has been struck. Unfortunately, two civilians are under the same, people were unambiguously driven. It is a man in 1930 and a woman born in 1958, a teacher of one of our places, ”the city manager said.</text:p>
      <text:p text:style-name="P4">
<text:span text:style-name="T4">
 Read also: </text:span>
 <text:a xlink:type="simple" xlink:href="https://www.ukrinform.ua/rubric-ato/3713895-sbu-zatrimala-rosijskogo-agenta-akij-gotuvav-pidriv-zaliznicnoi-kolii-pid-avdiivkou.html" text:style-name="Internet_20_link" text:visited-style-name="Visited_20_Internet_20_Link">
<text:span text:style-name="T4">
 Avdiivk </text:span>
</text:a>
According to him, the destruction of shelling of houses in Avdiivka is taking place, and more than 20 multi -storey buildings in the city have been destroyed.</text:p>
      <text:p text:style-name="P4">
“Unfortunately, this does not greatly encourage the locals to evacuate. I would like to take a second time to evacuate. For, even if a person survives under such assaults, we are unlikely to be able to get them, because there is no special equipment in the city to disassemble these blockages, ”Barabash emphasized.</text:p>
      <text:p text:style-name="P4">
He added that it is impossible to risk the lives of SES fighters, who will simply be missing in Avdiivka, because 20-25 kilometers of the road to the city are constantly subtracted.</text:p>
      <text:p text:style-name="P4">
<text:span text:style-name="T4">
 Read also: </text:span>
 <text:a xlink:type="simple" xlink:href="https://www.ukrinform.ua/rubric-ato/3713865-na-doneccini-zagarbniki-obstrilali-kurahove-z-artilerii-ta-uraganiv.html" text:style-name="Internet_20_link" text:visited-style-name="Visited_20_Internet_20_Link">
</text:a>
“Indeed, in these circumstances, they do not have the opportunity to do these work. Therefore, it is necessary to not wait and not wait ... Indeed, even if people survive after such hawks, they are most likely to be buried alive, as if it were unfortunate that it is uninvited, ”Barabash stressed.</text:p>
      <text:p text:style-name="P4">
As it was reported, the city of Avdiivka is constantly under the fire of Russian, every day the enemy kills and injures civilians, destroys infrastructure objects.</text:p>
      <text:p text:style-name="P4">
Photo: Vitaliy Barabash, Telegrams</text:p>
      <text:p text:style-name="P4">
News Source: <text:a xlink:type="simple" xlink:href="https://www.ukrinform.ua/rubric-regions/3714259-v-avdiivci-pid-zrujnovanimi-budinkami-zalisautsa-dva-tila-aki-nemozlivo-distati.html" text:style-name="Internet_20_link" text:visited-style-name="Visited_20_Internet_20_Link">
https://www.ukrinform.ua/rubric-regions/3714259-v-avdiivci-pid-zrujnovanimi-budinkami-zalisautsa-dva-tila-aki-nemozlivo-distati.html</text:a>
</text:p>
      <!--NEWS-->
      <text:h text:style-name="P10" text:outline-level="1">
<text:span text:style-name="T4">
The semi -final pairs of the hockey ot</text:span>
</text:h>
      <text:p text:style-name="P4">
Authors: Ukrinform (Person)</text:p>
      <text:p text:style-name="P4">
Publisher: Укринформ (Organization)</text:p>
      <text:p text:style-name="P4">
Published Time: 2023-05-25T23:16:51+03:00</text:p>
      <text:p text:style-name="P4">
Modified Time: 2023-05-25T23:16:51+03:00</text:p>
      <text:p text:style-name="P4">
Description: For the first time in history, Latvia came to the semi -finals of the World Cup. - Ukrinform.</text:p>
      <text:p text:style-name="P4">
Images: ['<text:a xlink:type="simple" xlink:href="https://static.ukrinform.com/photos/2023_05/thumb_files/630_360_1685045717-259.jpg" text:style-name="Internet_20_link" text:visited-style-name="Visited_20_Internet_20_Link">
630_360_16850...</text:a>
']</text:p>
      <text:p text:style-name="P4">
Tags: ['Чемпіонат світу з хокею', 'хокей']</text:p>
      <text:p text:style-name="P4">
Type: Article</text:p>
      <!--METADATA-->
      <text:p text:style-name="P4">
<draw:frame draw:style-name="fr1" draw:name="Image257" text:anchor-type="as-char" svg:width="6.9236in" svg:height="3.956343in" draw:z-index="0">
<draw:image xlink:href="../Images/yкринформ/2023-05-25T23-16-51-03-00/630_360_1685045717-259.jpg" xlink:type="simple" xlink:show="embed" xlink:actuate="onLoad" draw:mime-type="image/jpeg"/>
</draw:frame>
Latviav first in history came to the semi -final of the World Cup with hockey.</text:p>
      <text:p text:style-name="P4">
At the hockey World Cup, quarterfinal matches were played, the US national teams, Germany, Canada and Latvia were semi -final, Ukrinform reports.</text:p>
      <text:p text:style-name="P4">
The first semi -finalist of the world championship was the US national team. Americans in 1/4binals won the Czech Republic - 3: 0. Also in the next round of the playoffs of Passlanimyechi, which beat Switzerland-3: 1.</text:p>
      <text:p text:style-name="P4">
The current World Champion - the Finland national team - could not protect the title, giving way to Canada - 1: 4. Latvia created a great sensation, beating the team - 3: 1.</text:p>
      <text:p text:style-name="P4">
<text:span text:style-name="T4">
 Read also: </text:span>
 <text:a xlink:type="simple" xlink:href="https://www.ukrinform.ua/rubric-sports/3714165-ssa-ta-nimeccina-stali-persimi-pivfinalistami-cs2023-z-hokeu.html" text:style-name="Internet_20_link" text:visited-style-name="Visited_20_Internet_20_Link">
<text:span text:style-name="T4">
 hockey </text:span>
</text:a>
The US - Germany and Canada - Latvia will play in the 1/2 finals. The semi-final oxygen championships are scheduled for May 27, the finals and match for 3rd place-28th.</text:p>
      <text:p text:style-name="P4">
Photo: Getty Images</text:p>
      <text:p text:style-name="P4">
News Source: <text:a xlink:type="simple" xlink:href="https://www.ukrinform.ua/rubric-sports/3714264-viznacilis-pivfinalni-pari-cs-z-hokeu.html" text:style-name="Internet_20_link" text:visited-style-name="Visited_20_Internet_20_Link">
https://www.ukrinform.ua/rubric-sports/3714264-viznacilis-pivfinalni-pari-cs-z-hokeu.html</text:a>
</text:p>
      <!--NEWS-->
      <text:h text:style-name="P10" text:outline-level="1">
<text:span text:style-name="T4">
Biden has determined the replacement of US General Staff Millie</text:span>
</text:h>
      <text:p text:style-name="P4">
Authors: Ukrinform (Person)</text:p>
      <text:p text:style-name="P4">
Publisher: Укринформ (Organization)</text:p>
      <text:p text:style-name="P4">
Published Time: 2023-05-25T23:28:00+03:00</text:p>
      <text:p text:style-name="P4">
Modified Time: 2023-05-25T23:28:00+03:00</text:p>
      <text:p text:style-name="P4">
Description: The US President suggested appointed the head of the Air Force General Charles Brown with the new chairman of the United States Chiefs of Staff. - Ukrinform.</text:p>
      <text:p text:style-name="P4">
Images: ['<text:a xlink:type="simple" xlink:href="https://static.ukrinform.com/photos/2021_12/thumb_files/630_360_1638521183-498.jpg" text:style-name="Internet_20_link" text:visited-style-name="Visited_20_Internet_20_Link">
630_360_16385...</text:a>
']</text:p>
      <text:p text:style-name="P4">
Tags: ['Байден', 'США', 'Марк Міллі ']</text:p>
      <text:p text:style-name="P4">
Type: Article</text:p>
      <!--METADATA-->
      <text:p text:style-name="P4">
<draw:frame draw:style-name="fr1" draw:name="Image258" text:anchor-type="as-char" svg:width="6.9236in" svg:height="3.956343in" draw:z-index="0">
<draw:image xlink:href="../Images/yкринформ/2023-05-25T23-28-00-03-00/630_360_1638521183-498.jpg" xlink:type="simple" xlink:show="embed" xlink:actuate="onLoad" draw:mime-type="image/jpeg"/>
</draw:frame>
The Presidential suggested appointed the head of the Air Force General Charles Brown with the new head of the United States Chiefs of Staff.</text:p>
      <text:p text:style-name="P4">
According to Ukrinform correspondent, it writes <text:a xlink:type="simple" xlink:href="https://edition.cnn.com/2023/05/24/politics/c-q-brown-joint-chiefs-of-staff-chairman-nomination-biden/index.html" text:style-name="Internet_20_link" text:visited-style-name="Visited_20_Internet_20_Link">
</text:a>
.</text:p>
      <text:p text:style-name="P4">
"President Joe Biden has announced the nomination of US Air Force Headquarters Generalachalz Brown as head of the United States Chiefs of Staff," the article reads.</text:p>
      <text:p text:style-name="P4">
<text:span text:style-name="T4">
 Read also: </text:span>
 <text:a xlink:type="simple" xlink:href="https://www.ukrinform.ua/rubric-ato/3714223-milli-vpevnenij-so-rosia-ne-vigrae-cu-vijnu.html" text:style-name="Internet_20_link" text:visited-style-name="Visited_20_Internet_20_Link">
<text:span text:style-name="T4">
 Milli </text:span>
</text:a>
It is noted that the appointment of Brown was recommended by the Minister of Defense Lloyd Austin. "If the appointment is approved, for the first time in the history of the United States, the highest head of the defense department - the Minister of Defense and the Chairman of the Unified Committee of Chiefs of Staff - will be African Americans," - says CNN.</text:p>
      <text:p text:style-name="P4">
The publication explains that the chairman of the United States Chiefs of the United States is the most highly set American officer who acts as a key adviser to the US President, Minister of Defense and National Security Council.</text:p>
      <text:p text:style-name="P4">
<text:span text:style-name="T4">
 Read also: </text:span>
 <text:a xlink:type="simple" xlink:href="https://www.ukrinform.ua/rubric-ato/3714217-litaki-f16-ne-e-akous-divoviznou-zbroeu-u-vijni-milli.html" text:style-name="Internet_20_link" text:visited-style-name="Visited_20_Internet_20_Link">
</text:a>
It has been reported that the current chairman of the United States Chiefs of Staff, General Mark Milly has been holding this position since 2019.</text:p>
      <text:p text:style-name="P4">
News Source: <text:a xlink:type="simple" xlink:href="https://www.ukrinform.ua/rubric-world/3714266-bajden-viznacivsa-iz-zaminou-golovi-genstabu-ssa-milli.html" text:style-name="Internet_20_link" text:visited-style-name="Visited_20_Internet_20_Link">
https://www.ukrinform.ua/rubric-world/3714266-bajden-viznacivsa-iz-zaminou-golovi-genstabu-ssa-milli.html</text:a>
</text:p>
      <!--NEWS-->
      <text:h text:style-name="P10" text:outline-level="1">
<text:span text:style-name="T4">
President awarded 320 military, 121 of them - posthumously</text:span>
</text:h>
      <text:p text:style-name="P4">
Authors: Ukrinform (Person)</text:p>
      <text:p text:style-name="P4">
Publisher: Укринформ (Organization)</text:p>
      <text:p text:style-name="P4">
Published Time: 2023-05-25T23:34:00+03:00</text:p>
      <text:p text:style-name="P4">
Modified Time: 2023-05-25T23:34:00+03:00</text:p>
      <text:p text:style-name="P4">
Description: Volodymyr Zelensky celebrated 320 defenders of Ukraine state awards, 121 of them were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Військові', 'Зеленський', 'Війна з Росією']</text:p>
      <text:p text:style-name="P4">
Type: Article</text:p>
      <!--METADATA-->
      <text:p text:style-name="P4">
<draw:frame draw:style-name="fr1" draw:name="Image259" text:anchor-type="as-char" svg:width="6.9236in" svg:height="3.956343in" draw:z-index="0">
<draw:image xlink:href="../Images/yкринформ/2023-05-25T23-34-00-03-00/630_360_1664353648-814.jpeg" xlink:type="simple" xlink:show="embed" xlink:actuate="onLoad" draw:mime-type="image/jpeg"/>
</draw:frame>
Volodymyrzelensky celebrated 320 defenders of Ukraine state awards, 121 of them.</text:p>
      <text:p text:style-name="P4">
According to Ukrinform, relevant decrees are published on the site of the Head of State.</text:p>
      <text:p text:style-name="P4">
According to the documents, awards are intended for personal courage, revealed the overall of state sovereignty and territorial integrity of Ukraine, selfless performance of military duty and loyalty to the military oath.</text:p>
      <text:p text:style-name="P4">
In particular, by decree <text:a xlink:type="simple" xlink:href="http://www.president.gov.ua/documents/3022023-46877" text:style-name="Internet_20_link" text:visited-style-name="Visited_20_Internet_20_Link">
</text:a>
The President decided to award 62 defenders, 16 of them were posthumously. The orders of Bohdan Khmelnytsky and "for courage" were appointed, as well as the medal "for military service of Ukraine".</text:p>
      <text:p text:style-name="P4">
By decree <text:a xlink:type="simple" xlink:href="http://www.president.gov.ua/documents/3032023-46873" text:style-name="Internet_20_link" text:visited-style-name="Visited_20_Internet_20_Link">
</text:a>
The head of the state was born 73 servicemen, 64 of them - posthumously. Defenders awarded Bohdan Khmelnytsky's Orders and "For Courage"</text:p>
      <text:p text:style-name="P4">
By decree <text:a xlink:type="simple" xlink:href="http://www.president.gov.ua/documents/3042023-46885" text:style-name="Internet_20_link" text:visited-style-name="Visited_20_Internet_20_Link">
</text:a>
The 69 -military ones were awarded, nine of them were posthumously.</text:p>
      <text:p text:style-name="P4">
<text:span text:style-name="T4">
 Read also: </text:span>
 <text:a xlink:type="simple" xlink:href="https://www.ukrinform.ua/rubric-ato/3708022-prezident-vidznaciv-derzavnimi-nagorodami-134-desantnikiv.html" text:style-name="Internet_20_link" text:visited-style-name="Visited_20_Internet_20_Link">
<text:span text:style-name="T4">
 awards </text:span>
</text:a>
Another 116 defenders, the President decided to award the decree <text:a xlink:type="simple" xlink:href="http://www.president.gov.ua/documents/3052023-46881" text:style-name="Internet_20_link" text:visited-style-name="Visited_20_Internet_20_Link">
</text:a>
, 32 of them are posthumous.</text:p>
      <text:p text:style-name="P4">
According to the last two documents, <text:a xlink:type="simple" xlink:href="https://www.ukrinform.ua/tag-vijskovi" text:style-name="Internet_20_link" text:visited-style-name="Visited_20_Internet_20_Link">
</text:a>
The orders of Bohdan Khmelnitsky, Danylo Halytsky and "Message", as well as medals "For Military Service of Ukraine" and "Defender of Current" were awarded.</text:p>
      <text:p text:style-name="P4">
As reported by Ukrinform, May 25 <text:a xlink:type="simple" xlink:href="http://www.ukrinform.ua/rubric-society/3714015-zelenskij-vruciv-nagorodi-pracivnikam-sluzbi-speczvazku.html" text:style-name="Internet_20_link" text:visited-style-name="Visited_20_Internet_20_Link">
</text:a>
On the occasion of the Day of the State Service of Special Communications and Information Protection of Ukraine, where I awarded the Relations.</text:p>
      <text:p text:style-name="P4">
News Source: <text:a xlink:type="simple" xlink:href="https://www.ukrinform.ua/rubric-ato/3714268-prezident-nagorodiv-320-vijskovih-121-z-nih-posmertno.html" text:style-name="Internet_20_link" text:visited-style-name="Visited_20_Internet_20_Link">
https://www.ukrinform.ua/rubric-ato/3714268-prezident-nagorodiv-320-vijskovih-121-z-nih-posmertno.html</text:a>
</text:p>
      <!--NEWS-->
      <text:h text:style-name="P10" text:outline-level="1">
<text:span text:style-name="T4">
On the United24 platform will sell the Ukrainian flag from the top of Everest</text:span>
</text:h>
      <text:p text:style-name="P4">
Authors: Ukrinform (Person)</text:p>
      <text:p text:style-name="P4">
Publisher: Укринформ (Organization)</text:p>
      <text:p text:style-name="P4">
Published Time: 2023-05-25T23:47:00+03:00</text:p>
      <text:p text:style-name="P4">
Modified Time: 2023-05-25T23:47:00+03:00</text:p>
      <text:p text:style-name="P4">
Description: Ukrainian mountaineering champion Valentin Sipavin launched a state flag at the top of Everest, and the flag will be played among the donors of the United24 fundraising platform. - Ukrinform.</text:p>
      <text:p text:style-name="P4">
Images: ['<text:a xlink:type="simple" xlink:href="https://static.ukrinform.com/photos/2023_05/thumb_files/630_360_1685044521-873.jpg" text:style-name="Internet_20_link" text:visited-style-name="Visited_20_Internet_20_Link">
630_360_16850...</text:a>
']</text:p>
      <text:p text:style-name="P4">
Tags: ['Еверест', 'Альпініст', 'United24']</text:p>
      <text:p text:style-name="P4">
Type: Article</text:p>
      <!--METADATA-->
      <text:p text:style-name="P4">
<draw:frame draw:style-name="fr1" draw:name="Image260" text:anchor-type="as-char" svg:width="6.9236in" svg:height="3.956343in" draw:z-index="0">
<draw:image xlink:href="../Images/yкринформ/2023-05-25T23-47-00-03-00/630_360_1685044521-873.jpg" xlink:type="simple" xlink:show="embed" xlink:actuate="onLoad" draw:mime-type="image/jpeg"/>
</draw:frame>
Valentin Sipavin's Ukrainian mountaineering champion has launched a state flag on top of the height, and the flag will be played among the donors of the United24 fundraising platform.</text:p>
      <text:p text:style-name="P4">
According to Ukrinform, this is stated on the UNITED24 page <text:a xlink:type="simple" xlink:href="https://t.me/U24_gov_ua/2238" text:style-name="Internet_20_link" text:visited-style-name="Visited_20_Internet_20_Link">
</text:a>
.</text:p>
      <text:p text:style-name="P4">
It is noted that for Sipavin it was the most difficult climb to Everest. But the gaping cold and the large amount of snow Ukrainian flag is still 8848,86 meters high.</text:p>
      <text:p text:style-name="P4">
<text:span text:style-name="T4">
 Read also: </text:span>
 <text:a xlink:type="simple" xlink:href="https://www.ukrinform.ua/rubric-other_news/3710985-united24-ta-etnodim-stvorili-dla-ambasadoriv-visiti-sorocki.html" text:style-name="Internet_20_link" text:visited-style-name="Visited_20_Internet_20_Link">
<text:span text:style-name="T4">
 United24 </text:span>
</text:a>
“We dedicated this ascent to all Ukrainians and donors, partners in the UNITED24. Once again, we want to show that there is nothing impossible for those who have a common purpose and power of spirit, ”the commandists quote on the platform.</text:p>
      <text:p text:style-name="P4">
As reported by Ukrinform, the United24 platform per year <text:a xlink:type="simple" xlink:href="https://www.ukrinform.ua/rubric-economy/3704830-za-rik-platforma-united24-zibrala-325-miljoniv-fedorov.html" text:style-name="Internet_20_link" text:visited-style-name="Visited_20_Internet_20_Link">
</text:a>
.</text:p>
      <text:p text:style-name="P4">
Photo: United24, Telegram</text:p>
      <text:p text:style-name="P4">
News Source: <text:a xlink:type="simple" xlink:href="https://www.ukrinform.ua/rubric-society/3714262-na-platformi-united24-prodadut-ukrainskij-prapor-z-versini-everestu.html" text:style-name="Internet_20_link" text:visited-style-name="Visited_20_Internet_20_Link">
https://www.ukrinform.ua/rubric-society/3714262-na-platformi-united24-prodadut-ukrainskij-prapor-z-versini-everestu.html</text:a>
</text:p>
      <!--NEWS-->
      <text:h text:style-name="P10" text:outline-level="1">
<text:span text:style-name="T4">
The International Book Fair opened in Warsaw, Ukraine is an honorary guest</text:span>
</text:h>
      <text:p text:style-name="P4">
Authors: Ukrinform (Person)</text:p>
      <text:p text:style-name="P4">
Publisher: Укринформ (Organization)</text:p>
      <text:p text:style-name="P4">
Published Time: 2023-05-25T23:56:00+03:00</text:p>
      <text:p text:style-name="P4">
Modified Time: 2023-05-25T23:56:00+03:00</text:p>
      <text:p text:style-name="P4">
Description: In Warsaw, an international book fair was opened on Thursday, where our state is an honorary guest. - Ukrinform.</text:p>
      <text:p text:style-name="P4">
Images: ['<text:a xlink:type="simple" xlink:href="https://static.ukrinform.com/photos/2023_05/thumb_files/630_360_1685045988-8123.jpeg" text:style-name="Internet_20_link" text:visited-style-name="Visited_20_Internet_20_Link">
630_360_16850...</text:a>
', '<text:a xlink:type="simple" xlink:href="https://static.ukrinform.com/photos/2023_05/thumb_files/630_360_1685045989-4909.jpeg" text:style-name="Internet_20_link" text:visited-style-name="Visited_20_Internet_20_Link">
630_360_16850...</text:a>
', '<text:a xlink:type="simple" xlink:href="https://static.ukrinform.com/photos/2023_05/thumb_files/630_360_1685045986-2545.jpeg" text:style-name="Internet_20_link" text:visited-style-name="Visited_20_Internet_20_Link">
630_360_16850...</text:a>
', '<text:a xlink:type="simple" xlink:href="https://static.ukrinform.com/photos/2023_05/thumb_files/630_360_1685045986-5204.jpeg" text:style-name="Internet_20_link" text:visited-style-name="Visited_20_Internet_20_Link">
630_360_16850...</text:a>
', '<text:a xlink:type="simple" xlink:href="https://static.ukrinform.com/photos/2023_05/thumb_files/630_360_1685045986-1054.jpeg" text:style-name="Internet_20_link" text:visited-style-name="Visited_20_Internet_20_Link">
630_360_16850...</text:a>
', '<text:a xlink:type="simple" xlink:href="https://static.ukrinform.com/photos/2023_05/thumb_files/630_360_1685045987-5446.jpeg" text:style-name="Internet_20_link" text:visited-style-name="Visited_20_Internet_20_Link">
630_360_16850...</text:a>
', '<text:a xlink:type="simple" xlink:href="https://static.ukrinform.com/photos/2023_05/thumb_files/630_360_1685045987-8370.jpeg" text:style-name="Internet_20_link" text:visited-style-name="Visited_20_Internet_20_Link">
630_360_16850...</text:a>
', '<text:a xlink:type="simple" xlink:href="https://static.ukrinform.com/photos/2023_05/thumb_files/630_360_1685045987-9520.jpeg" text:style-name="Internet_20_link" text:visited-style-name="Visited_20_Internet_20_Link">
630_360_16850...</text:a>
', '<text:a xlink:type="simple" xlink:href="https://static.ukrinform.com/photos/2023_05/thumb_files/630_360_1685045988-9910.jpeg" text:style-name="Internet_20_link" text:visited-style-name="Visited_20_Internet_20_Link">
630_360_16850...</text:a>
', '<text:a xlink:type="simple" xlink:href="https://static.ukrinform.com/photos/2023_05/thumb_files/630_360_1685045988-1396.jpeg" text:style-name="Internet_20_link" text:visited-style-name="Visited_20_Internet_20_Link">
630_360_16850...</text:a>
', '<text:a xlink:type="simple" xlink:href="https://static.ukrinform.com/photos/2023_05/thumb_files/630_360_1685045989-1971.jpeg" text:style-name="Internet_20_link" text:visited-style-name="Visited_20_Internet_20_Link">
630_360_16850...</text:a>
', '<text:a xlink:type="simple" xlink:href="https://static.ukrinform.com/photos/2023_05/thumb_files/630_360_1685045989-7362.jpeg" text:style-name="Internet_20_link" text:visited-style-name="Visited_20_Internet_20_Link">
630_360_16850...</text:a>
', '<text:a xlink:type="simple" xlink:href="https://static.ukrinform.com/photos/2023_05/thumb_files/630_360_1685045989-8621.jpeg" text:style-name="Internet_20_link" text:visited-style-name="Visited_20_Internet_20_Link">
630_360_16850...</text:a>
', '<text:a xlink:type="simple" xlink:href="https://static.ukrinform.com/photos/2023_05/thumb_files/630_360_1685045989-8143.jpeg" text:style-name="Internet_20_link" text:visited-style-name="Visited_20_Internet_20_Link">
630_360_16850...</text:a>
']</text:p>
      <text:p text:style-name="P4">
Tags: ['Книги', 'Польща', 'Варшава', 'Український інститут книги', 'Ярмарок']</text:p>
      <text:p text:style-name="P4">
Type: Article</text:p>
      <!--METADATA-->
      <text:p text:style-name="P4">
<draw:frame draw:style-name="fr1" draw:name="Image261" text:anchor-type="as-char" svg:width="6.9236in" svg:height="3.956343in" draw:z-index="0">
<draw:image xlink:href="../Images/yкринформ/2023-05-25T23-56-00-03-00/630_360_1685045988-8123.jpeg" xlink:type="simple" xlink:show="embed" xlink:actuate="onLoad" draw:mime-type="image/jpeg"/>
</draw:frame>
On Thursday, the International Book Fair opened on Thursday, at which our state is an honorary guest.</text:p>
      <text:p text:style-name="P4">
At the fair, the Ukrainian Book Stand, which presents dozens of publishers, deployed on an area of 200 square meters. meters under the slogan "Millions of bridges", reports Ukrinform.</text:p>
      <text:p text:style-name="P4">
The opening of the exhibition was attended by the Chairman of the Verkhovna Rada Ruslan Stefanchuk. He customized that the book was sacred for Ukrainians, because everyone has Kobzar. In the books, Ukrainians retain history, culture and traditions, and they also recognize the names of tyrants: who did the Holodomor, who forbade Ukrainian, pursued our nation.“Books are etched in the memory of the world and today's events that are being reported in Ukraine. The struggle of Ukraine for the freedom and solidarity of Poland will remain in our books forever. Because right now we are writing a history of the future, ”Stefanchuk said.</text:p>
      <text:p text:style-name="P4">
In the video, the first lady of Ukraine Olenazelenskaya noted that Ukraine and Poland are creating a history that books will be written about.</text:p>
      <text:p text:style-name="P4">
“What is called the historical moment is happening right now for both countries. During the months of a full -scale Russian invasion, the Poles have been warm and sheltered by millions of Ukrainians, and today it is so warm to receive nurses. And it is also very important for Ukraine, ”said the first lady of Ukraine.</text:p>
      <text:p text:style-name="P4">
<text:span text:style-name="T4">
 Read also: </text:span>
 <text:a xlink:type="simple" xlink:href="https://www.ukrinform.ua/rubric-culture/3711349-na-knizkovomu-armarku-u-varsavi-ukraina-predstavit-kolektivnij-stend-miljoni-mostiv.html" text:style-name="Internet_20_link" text:visited-style-name="Visited_20_Internet_20_Link">
<text:span text:style-name="T4">
 book </text:span>
</text:a>
She recalled that the Russian army destroyed 300 libraries in Ukraine and the intervals of dozens of publishers.</text:p>
      <text:p text:style-name="P4">
"But just as our people fight for the right to live.</text:p>
      <text:p text:style-name="P4">
Minister of Culture and Information Policy Oleksandr Tkachenko, in video, called the participants of the book fair, called international partners to buy right books of Ukrainian authors, translate and read Ukrainian and Ukraine.</text:p>
      <text:p text:style-name="P4">
He noted that the Ukrainian book has recently appeared in mass shelves of Poland. In particular, this is due to the initiatives of the First Issue of Ukraine.</text:p>
      <text:p text:style-name="P4">
In a comment to the agency, the director of the Ukrainian Institute of Book Oleksandrakoval reported that Ukraine is represented at the fair by 45 publishers, about 40 authors, and also provides half a hundred different events.</text:p>
      <text:p text:style-name="P4">
"That is, our representation is very worthy and corresponds to the status of honorary guest that Ukraine received this year," Koval emphasized this year</text:p>
      <text:p text:style-name="P4">
According to her, a lot of books will be able to buy on the Ukrainian stand. At the same time, Polish publishers will be able to evaluate the Ukrainian proposal.<text:span text:style-name="T4">
 Read also: </text:span>
 <text:a xlink:type="simple" xlink:href="https://www.ukrinform.ua/rubric-culture/3714234-dla-rozvitku-knigovidanna-i-pidtrimki-citanna-ukraini-potribno-soroku-100-miljoniv-koval-.html" text:style-name="Internet_20_link" text:visited-style-name="Visited_20_Internet_20_Link">
<text:span text:style-name="T4">
 blacksmith </text:span>
</text:a>
The blacksmith added that within the Ukrainian program, there will be twice on the fair dedicated to documenting Russian crimes in Ukraine.</text:p>
      <text:p text:style-name="P4">
This year, the Ukrainian stand represents the Ukrainian Institute of Book together with the public organizers and partners, including the International Book Fail(Poland), The Ministry of Foreign Affairs of Ukraine, the Ministry of Culture and Information Policy of Ukraine, the Ministry of Culture and National Heritage of Poland, the Embassy of Ukraine Vpolshi.</text:p>
      <text:p text:style-name="P4">
As reported by Ukrinform, the International Book Fair is held in Warsaw with 25 to 28 May.</text:p>
      <text:p text:style-name="P4">
News Source: <text:a xlink:type="simple" xlink:href="https://www.ukrinform.ua/rubric-culture/3714265-u-varsavi-vidkrivsa-miznarodnij-knizkovij-armarok-ukraina-pocesnij-gist.html" text:style-name="Internet_20_link" text:visited-style-name="Visited_20_Internet_20_Link">
https://www.ukrinform.ua/rubric-culture/3714265-u-varsavi-vidkrivsa-miznarodnij-knizkovij-armarok-ukraina-pocesnij-gist.html</text:a>
</text:p>
      <!--NEWS-->
      <text:h text:style-name="P10" text:outline-level="1">
<text:span text:style-name="T4">
Enemy loss per day: 500 occupiers were eliminated, 20 artisystems and 3 tanks were destroyed</text:span>
</text:h>
      <text:p text:style-name="P4">
Author: ['АРМІЯINFORM']</text:p>
      <text:p text:style-name="P4">
Time: 2023-05-25T24:00:00-04:00</text:p>
      <text:p text:style-name="P4">
Description: Zagalni Boyov, Find the enemy on 02/24/22 to 05/2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28c6064c-2d3f-44d2-9a81-a5029edc70bd-scaled.jpg" text:style-name="Internet_20_link" text:visited-style-name="Visited_20_Internet_20_Link">
28c6064c-2d3f-44d2-9a81-a5029edc70bd-scaled.jpg</text:a>
']</text:p>
      <text:p text:style-name="P4">
Tags: ['STOPRUSSIA', 'АГРЕСІЯ РФ', 'ВТОРГНЕННЯ РФ', 'ВТРАТИ ВОРОГА', 'ГШ ЗСУ']</text:p>
      <text:p text:style-name="P4">
Category: News</text:p>
      <!--METADATA-->
      <text:p text:style-name="P4">
<draw:frame draw:style-name="fr1" draw:name="Image262" text:anchor-type="as-char" svg:width="6.9236in" svg:height="6.969757in" draw:z-index="0">
<draw:image xlink:href="../Images/AРМІЯINFORM/2023-05-25T24-00-00-04-00/28c6064c-2d3f-44d2-9a81-a5029edc70bd-scaled.jpg" xlink:type="simple" xlink:show="embed" xlink:actuate="onLoad" draw:mime-type="image/jpeg"/>
</draw:frame>
The overall combat loss of the enemy from 24.02.22 to 25.05.23 will be assigned to:</text:p>
      <text:p text:style-name="P4">
<text:span text:style-name="T4">
<text:span text:style-name="T5">
 Personnel - </text:span>
* 205260(+500)persons eliminated</text:span>
<text:span text:style-name="T5">
 tanks - </text:span>
<text:span text:style-name="T5">
 3795(+3)</text:span>
<text:span text:style-name="T4">
 Battle armored vehicles - </text:span>
 7432(+8)<text:span text:style-name="T4">
<text:span text:style-name="T5">
 Artillery systems - </text:span>
<text:span text:style-name="T5">
 3359(+20)</text:span>
 </text:span>
 RSZV - <text:span text:style-name="T4">
 570(0)</text:span>
<text:span text:style-name="T5">
 air defense - </text:span>
<text:span text:style-name="T5">
 327(0)</text:span>
<text:span text:style-name="T4">
 aircraft - </text:span>
 309(0)<text:span text:style-name="T4">
<text:span text:style-name="T5">
 helicopters - </text:span>
* 296(0)</text:span>
<text:span text:style-name="T5">
 UAV Operative Tactical Level-</text:span>
<text:span text:style-name="T5">
 2907(+36)</text:span>
<text:span text:style-name="T4">
 Winged missiles - </text:span>
 1015(0)<text:span text:style-name="T4">
<text:span text:style-name="T5">
 ships / boats - </text:span>
* 18(0)</text:span>
<text:span text:style-name="T5">
 Automobile equipment and tanks - </text:span>
<text:span text:style-name="T5">
 6148(+2)</text:span>
<text:span text:style-name="T4">
 SPECIAL TECHANGE - </text:span>
 444(+4)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May 25, 23.</text:p>
      <text:p text:style-name="P4">
News Source: <text:a xlink:type="simple" xlink:href="https://armyinform.com.ua/2023/05/25/vtraty-voroga-za-dobu-likvidovano-500-okupantiv-znyshheno-20-artsystem-i-3-tanky/" text:style-name="Internet_20_link" text:visited-style-name="Visited_20_Internet_20_Link">
https://armyinform.com.ua/2023/05/25/vtraty-voroga-za-dobu-likvidovano-500-okupantiv-znyshheno-20-artsystem-i-3-tanky/</text:a>
</text:p>
      <!--NEWS-->
      <text:h text:style-name="P10" text:outline-level="1">
<text:span text:style-name="T4">
The air defense forces destroyed 36 of 36 shahd</text:span>
</text:h>
      <text:p text:style-name="P4">
Author: ['АРМІЯINFORM']</text:p>
      <text:p text:style-name="P4">
Time: 2023-05-25T25:00:00-04:00</text:p>
      <text:p text:style-name="P4">
Description: At NICH at the 25th traveler, the Vorog attacking Ukrainian Drones of the Iranian Vobronitvv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7b9dc107e1604bcdf83c0c6a600a39a735e16efa.png" text:style-name="Internet_20_link" text:visited-style-name="Visited_20_Internet_20_Link">
7b9dc107e1604bcdf83c0c6a600a39a735e16efa.png</text:a>
']</text:p>
      <text:p text:style-name="P4">
Tags: ['SHAHED', 'КОМАНДУВАННЯ ПОВІТРЯНИХ СИЛ ЗСУ', 'МИКОЛА ОЛЕЩУК']</text:p>
      <text:p text:style-name="P4">
Category: News</text:p>
      <!--METADATA-->
      <text:p text:style-name="P4">
<draw:frame draw:style-name="fr1" draw:name="Image263" text:anchor-type="as-char" svg:width="6.9236in" svg:height="4.124345in" draw:z-index="0">
<draw:image xlink:href="../Images/AРМІЯINFORM/2023-05-25T25-00-00-04-00/7b9dc107e1604bcdf83c0c6a600a39a735e16efa.png" xlink:type="simple" xlink:show="embed" xlink:actuate="onLoad" draw:mime-type="image/png"/>
</draw:frame>
Illustrative photo</text:p>
      <text:p text:style-name="P4">
On the night of May 25, the enemy attacked Ukraine by the shock drones of Iranian production Shahd-136/131. In total, 36 larger -boobings from the north and southern directions were recorded.</text:p>
      <text:p text:style-name="P4">
About it <text:a xlink:type="simple" xlink:href="https://t.me/kpszsu/2532" text:style-name="Internet_20_link" text:visited-style-name="Visited_20_Internet_20_Link">
reports</text:a>
Armed Forces Command.</text:p>
      <text:p text:style-name="P4">
The enemy was likely to attack critical infrastructure and military objects in the western regions of the state.</text:p>
      <text:p text:style-name="P4">
“One hundred percent result!36 out of 36!Thank you for the combat work of the Air Force "West", "Center" and "South"!Great work!This is probably the best gift!” - <text:a xlink:type="simple" xlink:href="https://t.me/MykolaOleshchuk/60" text:style-name="Internet_20_link" text:visited-style-name="Visited_20_Internet_20_Link">
noted</text:a>
Commander of the Air Forces of the Armed Forces of Ukraine Lieutenant General Mykola Oleshchuk.</text:p>
      <text:p text:style-name="P4">
According to the Armed Forces Command, the departments of anti -aircraft missile troops, fighter aviation, mobile fire engine in the areas of responsibility of the South Air Command, the Center Air Command, the West Air Command and the Air Force of Ukraine are involved in the reflection of the Air Force.</text:p>
      <text:p text:style-name="P4">
News Source: <text:a xlink:type="simple" xlink:href="https://armyinform.com.ua/2023/05/25/syly-ppo-znyshhyly-36-iz-36-shahed/" text:style-name="Internet_20_link" text:visited-style-name="Visited_20_Internet_20_Link">
https://armyinform.com.ua/2023/05/25/syly-ppo-znyshhyly-36-iz-36-shahed/</text:a>
</text:p>
      <!--NEWS-->
      <text:h text:style-name="P10" text:outline-level="1">
<text:span text:style-name="T4">
Canada handed Ukraine to mine for mine</text:span>
</text:h>
      <text:p text:style-name="P4">
Author: ['АРМІЯINFORM']</text:p>
      <text:p text:style-name="P4">
Time: 2023-05-25T26:00:00-04:00</text:p>
      <text:p text:style-name="P4">
Description: Two dozens of special -technical costume, purchased by Canada, were attached to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75.png" text:style-name="Internet_20_link" text:visited-style-name="Visited_20_Internet_20_Link">
75.png</text:a>
', '<text:a xlink:type="simple" xlink:href="https://armyinform.com.ua/wp-content/uploads/2023/05/fw5gt2gxsayiegw-e1684993421443.jpg" text:style-name="Internet_20_link" text:visited-style-name="Visited_20_Internet_20_Link">
fw5gt2gxsayiegw-e1684993421443.jpg</text:a>
']</text:p>
      <text:p text:style-name="P4">
Tags: ['КАНАДА', 'ПІДТРИМКА УКРАЇНИ', 'РОЗМІНУВАННЯ']</text:p>
      <text:p text:style-name="P4">
Category: News</text:p>
      <!--METADATA-->
      <text:p text:style-name="P4">
<draw:frame draw:style-name="fr1" draw:name="Image264" text:anchor-type="as-char" svg:width="6.9236in" svg:height="4.588039in" draw:z-index="0">
<draw:image xlink:href="../Images/AРМІЯINFORM/2023-05-25T26-00-00-04-00/75.png" xlink:type="simple" xlink:show="embed" xlink:actuate="onLoad" draw:mime-type="image/png"/>
</draw:frame>
Two dozen special pyrotechnic costumes, purchased by channel, arrived in Ukraine.</text:p>
      <text:p text:style-name="P4">
About it <text:a xlink:type="simple" xlink:href="https://twitter.com/CanEmbUkraine/status/1661343418931462146" text:style-name="Internet_20_link" text:visited-style-name="Visited_20_Internet_20_Link">
reported</text:a>
Canada in Ukraine.</text:p>
      <text:p text:style-name="P4">
"Canada has provided 23 costumes to the State Emergency Service of Ukraine," the message goes.</text:p>
      <text:p text:style-name="P4">
<draw:frame draw:style-name="fr1" draw:name="Image265" text:anchor-type="as-char" svg:width="6.736527in" svg:height="10.0in" draw:z-index="0">
<draw:image xlink:href="../Images/AРМІЯINFORM/2023-05-25T26-00-00-04-00/fw5gt2gxsayiegw-e1684993421443.jpg" xlink:type="simple" xlink:show="embed" xlink:actuate="onLoad" draw:mime-type="image/jpeg"/>
</draw:frame>
It is noted that these costumes will protect rescuers during the neutralization of the Ukrainian mines and non -breaking ammunition, preventing non -rectal deaths and numerous wounds of civilians.</text:p>
      <text:p text:style-name="P4">
As it was reported, Canada has already <text:a xlink:type="simple" xlink:href="https://armyinform.com.ua/2023/05/04/kanada-peredala-ukrayini-obladnannya-dlya-rozminuvannya/" text:style-name="Internet_20_link" text:visited-style-name="Visited_20_Internet_20_Link">
transferred</text:a>
Ukraine is a 22.5 million Canadian dollars in Ukraine.</text:p>
      <text:p text:style-name="P4">
News Source: <text:a xlink:type="simple" xlink:href="https://armyinform.com.ua/2023/05/25/kanada-peredala-ukrayini-kostyumy-dlya-rozminuvannya/" text:style-name="Internet_20_link" text:visited-style-name="Visited_20_Internet_20_Link">
https://armyinform.com.ua/2023/05/25/kanada-peredala-ukrayini-kostyumy-dlya-rozminuvannya/</text:a>
</text:p>
      <!--NEWS-->
      <text:h text:style-name="P10" text:outline-level="1">
<text:span text:style-name="T4">
In Ukraine a moment of silence</text:span>
</text:h>
      <text:p text:style-name="P4">
Author: ['АРМІЯINFORM']</text:p>
      <text:p text:style-name="P4">
Time: 2023-05-25T2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66" text:anchor-type="as-char" svg:width="6.9236in" svg:height="3.895992in" draw:z-index="0">
<draw:image xlink:href="../Images/AРМІЯINFORM/2023-05-25T27-00-00-04-00/candle-1.gif" xlink:type="simple" xlink:show="embed" xlink:actuate="onLoad" draw:mime-type="image/gif"/>
</draw:frame>
According to <text:a xlink:type="simple" xlink:href="https://www.president.gov.ua/documents/1432022-41729" text:style-name="Internet_20_link" text:visited-style-name="Visited_20_Internet_20_Link">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5/v-ukrayini-hvylyna-movchannya-3/" text:style-name="Internet_20_link" text:visited-style-name="Visited_20_Internet_20_Link">
https://armyinform.com.ua/2023/05/25/v-ukrayini-hvylyna-movchannya-3/</text:a>
</text:p>
      <!--NEWS-->
      <text:h text:style-name="P10" text:outline-level="1">
<text:span text:style-name="T4">
The Head of State thanked the Air Forces for a 100 % result</text:span>
</text:h>
      <text:p text:style-name="P4">
Author: ['АРМІЯINFORM']</text:p>
      <text:p text:style-name="P4">
Time: 2023-05-25T28:00:00-04:00</text:p>
      <text:p text:style-name="P4">
Description: President of Ukraine Volodymyr Zelensky Penalizing the forces of the PPO, Yaki PID Hour of Nice attack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bd86e4062fa81a4b45dcea5c0faeb25e_1683903268_extra_large.png" text:style-name="Internet_20_link" text:visited-style-name="Visited_20_Internet_20_Link">
bd86e4062fa81a4b45dcea5c0faeb25e_1683903268_extra_large.png</text:a>
']</text:p>
      <text:p text:style-name="P4">
Tags: ['SHAHED', 'ВОЛОДИМИР ЗЕЛЕНСЬКИЙ', 'ППО ЗСУ', 'ПРЕЗИДЕНТ УКРАЇНИ']</text:p>
      <text:p text:style-name="P4">
Category: News</text:p>
      <!--METADATA-->
      <text:p text:style-name="P4">
<draw:frame draw:style-name="fr1" draw:name="Image267" text:anchor-type="as-char" svg:width="6.9236in" svg:height="4.476188in" draw:z-index="0">
<draw:image xlink:href="../Images/AРМІЯINFORM/2023-05-25T28-00-00-04-00/bd86e4062fa81a4b45dcea5c0faeb25e_1683903268_extra_large.png" xlink:type="simple" xlink:show="embed" xlink:actuate="onLoad" draw:mime-type="image/png"/>
</draw:frame>
President of Ukraine Volodymyr Zelenskyy</text:p>
      <text:p text:style-name="P4">
President of Ukraine Volodymyr Zelenskyy <text:a xlink:type="simple" xlink:href="https://t.me/V_Zelenskiy_official/6357" text:style-name="Internet_20_link" text:visited-style-name="Visited_20_Internet_20_Link">
thanked</text:a>
The forces of the air defense, which during the darling attack Droam-Kamikadze destroyed all the enemy targets.</text:p>
      <text:p text:style-name="P4">
“It's not easy. Continuing to terrorize Ukraine, the enemy used 36 "Shahmed". None of them flew to the target. I thank our Air Force for 100%of the result, ”Volodymyr Zelenskyy wrote.</text:p>
      <text:p text:style-name="P4">
Recall that on the night of May 25 the enemy <text:a xlink:type="simple" xlink:href="https://armyinform.com.ua/2023/05/25/syly-ppo-znyshhyly-36-iz-36-shahed/" text:style-name="Internet_20_link" text:visited-style-name="Visited_20_Internet_20_Link">
attacked</text:a>
Ukraine with shock drones of Iranian productionhahed-136/131. In total, 36 barrading ammunition from the policy and southern directions were recorded.</text:p>
      <text:p text:style-name="P4">
The Commander of the Air Forces of the Armed Forces of Ukraine Lieutenant General Mykola Oleshchuk thanked the servicemen of the Air Command "West", "Center" and "South" for a high result.</text:p>
      <text:p text:style-name="P4">
News Source: <text:a xlink:type="simple" xlink:href="https://armyinform.com.ua/2023/05/25/glava-derzhavy-podyakuvav-sylam-ppo-za-100-j-rezultat-vidbyttya-nichnoyi-vorozhoyi-ataky/" text:style-name="Internet_20_link" text:visited-style-name="Visited_20_Internet_20_Link">
https://armyinform.com.ua/2023/05/25/glava-derzhavy-podyakuvav-sylam-ppo-za-100-j-rezultat-vidbyttya-nichnoyi-vorozhoyi-ataky/</text:a>
</text:p>
      <!--NEWS-->
      <text:h text:style-name="P10" text:outline-level="1">
<text:span text:style-name="T4">
Iceland has acquired for the Armed Forces of gas station</text:span>
</text:h>
      <text:p text:style-name="P4">
Author: ['АРМІЯINFORM']</text:p>
      <text:p text:style-name="P4">
Time: 2023-05-25T29:00:00-04:00</text:p>
      <text:p text:style-name="P4">
Description: For the Piditrims of the defense of Ukraine, VID Rosiysky, the detachment of the ISLENIANIA PIDARDIV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iceland.jpg" text:style-name="Internet_20_link" text:visited-style-name="Visited_20_Internet_20_Link">
iceland.jpg</text:a>
']</text:p>
      <text:p text:style-name="P4">
Tags: ['ДОПОМОГА ПАРТНЕРІВ', 'ЗСУ', 'ІСЛАНДІЯ', 'СВІТ ПІДТРИМУЄ УКРАЇНУ']</text:p>
      <text:p text:style-name="P4">
Category: News</text:p>
      <!--METADATA-->
      <text:p text:style-name="P4">
<draw:frame draw:style-name="fr1" draw:name="Image268" text:anchor-type="as-char" svg:width="6.9236in" svg:height="3.894525in" draw:z-index="0">
<draw:image xlink:href="../Images/AРМІЯINFORM/2023-05-25T29-00-00-04-00/iceland.jpg" xlink:type="simple" xlink:show="embed" xlink:actuate="onLoad" draw:mime-type="image/jpeg"/>
</draw:frame>
In order to support Ukraine's defense against the Russian invasion, the Iceland government has approved the acquisition of ten gas trucks for the Ukrainian army.</text:p>
      <text:p text:style-name="P4">
This is stated in <text:a xlink:type="simple" xlink:href="https://www.stjornarradid.is/efst-a-baugi/frettir/stok-frett/" text:style-name="Internet_20_link" text:visited-style-name="Visited_20_Internet_20_Link">
message</text:a>
The Icelandic Government's Press Service.</text:p>
      <text:p text:style-name="P4">
According to the Government of Iceland, the transportation of oil is critical for the precision and mobility of the Ukrainian military in the face of Russian aggression.</text:p>
      <text:p text:style-name="P4">
“In Ukraine, there is a great demand for gas trucks that can carry fuel for the army, and the Government of Ukraine has appealed to friendly states to help the dedication of such trucks. The Government of Iceland promptly responded to the Cycle for Ukraine. Contracts with the European supplier in the CIEFFER for the purchase of ten used gas trucks were concluded. The first two cars were submitted last week, the supply of others will take place in the coming weeks, ”the message will come.</text:p>
      <text:p text:style-name="P4">
According to the Minister of Foreign Affairs of Iceland, Colbrrun Reykfjordgilfadottur, the country has been ascertained from the beginning of Ukraine's large -scale aggression against Ukraine from the beginning of Ukraine's large -scale aggression in accordance with wishes and needs and needs.</text:p>
      <text:p text:style-name="P4">
"We do not supply the Ukrainian army or other military equipment, but we will contribute to the contribution by giving gas trucks that are significantly lacking, Ibuta is fast when such a need arises," the Iceland Glavside Political Office said.</text:p>
      <text:p text:style-name="P4">
The total estimate of cars and delivery to Ukraine is 400,000.</text:p>
      <text:p text:style-name="P4">
Recall that in the winter of 2022 Iceland <text:a xlink:type="simple" xlink:href="https://armyinform.com.ua/2022/12/21/islandiya-peredala-ukrayinskym-voyinam-12-tys-odynycz-zymovogo-odyagu-yiyi-vidpravlyat-u-brygady-ta-shpytali/" text:style-name="Internet_20_link" text:visited-style-name="Visited_20_Internet_20_Link">
passed</text:a>
for the needs of the Armed Forces 12 thousand units of winter clothing. In addition, Iceland's Parliament <text:a xlink:type="simple" xlink:href="https://armyinform.com.ua/2023/05/16/ukrayina-otrymaye-vid-islandiyi-novyj-polovyj-shpytal/" text:style-name="Internet_20_link" text:visited-style-name="Visited_20_Internet_20_Link">
passed</text:a>
Ukraine Field Hospital.</text:p>
      <text:p text:style-name="P4">
News Source: <text:a xlink:type="simple" xlink:href="https://armyinform.com.ua/2023/05/25/islandiya-prydbala-dlya-zsu-benzovozy/" text:style-name="Internet_20_link" text:visited-style-name="Visited_20_Internet_20_Link">
https://armyinform.com.ua/2023/05/25/islandiya-prydbala-dlya-zsu-benzovozy/</text:a>
</text:p>
      <!--NEWS-->
      <text:h text:style-name="P10" text:outline-level="1">
<text:span text:style-name="T4">
Coordination Staff: Sentences in Russian Courts Prisoners are not an obstacle for exchange</text:span>
</text:h>
      <text:p text:style-name="P4">
Author: ['АРМІЯINFORM']</text:p>
      <text:p text:style-name="P4">
Time: 2023-05-25T30:00:00-04:00</text:p>
      <text:p text:style-name="P4">
Description: At the coordinating headquarters, Zustinich Zustinov was biitsyv of the Smrem landing-shit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2ff3fc6-aba9-49cd-b161-4270094890e7.jpg" text:style-name="Internet_20_link" text:visited-style-name="Visited_20_Internet_20_Link">
62ff3fc6-aba9-49cd-b161-4270094890e7.jpg</text:a>
']</text:p>
      <text:p text:style-name="P4">
Tags: ['ВІЙСЬКОВОПОЛОНЕНІ', 'ДЕСАНТНИКИ', 'КООРДИНАЦІЙНИЙ ШТАБ З ПИТАНЬ ПОВОДЖЕННЯ З ВІЙСЬКОВОПОЛОНЕНИМИ']</text:p>
      <text:p text:style-name="P4">
Category: News</text:p>
      <!--METADATA-->
      <text:p text:style-name="P4">
<draw:frame draw:style-name="fr1" draw:name="Image269" text:anchor-type="as-char" svg:width="6.9236in" svg:height="4.142621in" draw:z-index="0">
<draw:image xlink:href="../Images/AРМІЯINFORM/2023-05-25T30-00-00-04-00/62ff3fc6-aba9-49cd-b161-4270094890e7.jpg" xlink:type="simple" xlink:show="embed" xlink:actuate="onLoad" draw:mime-type="image/jpeg"/>
</draw:frame>
The Coordination Headquarters met with the families of the soldiers of the separate landing brigade of Zhytomyr of the DSSV of the Armed Forces, during which representatives of the coordination headquarters, the National Police of Ukraine and the Office of the Personal Personal Persons, with the relatives of the prisoners of the prisoners, were communicated with the relatives of the paratroopers.</text:p>
      <text:p text:style-name="P4">
About it <text:a xlink:type="simple" xlink:href="https://t.me/Koord_shtab/1115" text:style-name="Internet_20_link" text:visited-style-name="Visited_20_Internet_20_Link">
reports</text:a>
Coordinating headquarters of inquiries for the treatment of prisoners of war.</text:p>
      <text:p text:style-name="P4">
According to the headquarters, criminal cases, initiated by the prosecutors, or the "sentences" of the courts of the aggressor country, which can be obtained from various sources, is not a obstacle to involvement in the exchange processes. Proterous captivity is returned both "convicts" and those who continue the "investigation" in the Russian Federation or temporarily occupied Ukrainian territories. The same applies to the missing persons: all who are introduced to the Unified Register of the National Information Bureau involved in the exchange processes.</text:p>
      <text:p text:style-name="P4">
A separate block of questions concerned the search and return of the bodies of the fallen defenders. As Ivan Angelin, a representative of the office of the Commissioner for Persons missing in special circumstances, the work of search groups began after the de -occupation and demining of a certain territory. It is dangerous to send search groups there before carrying out the appropriate preparation procedures. He added that the office receives an information about the probable places of burials from various sources: both Vrivka, from the police, and from the local population.</text:p>
      <text:p text:style-name="P4">
As for the information about the directions from which the bodies of the dead soldiers return, Mr Angelin noted that representatives of the Russian side provide very generally information about it, so it is difficult to find out which location has returned from our defenders. The final confirmation is given by the already relevant expertise. He also urged his relatives to pass to the office to know information about the probable places of disappearance of servicemen.</text:p>
      <text:p text:style-name="P4">
News Source: <text:a xlink:type="simple" xlink:href="https://armyinform.com.ua/2023/05/25/koordynaczijnyj-shtab-vyroky-u-sudah-rf-polonenym-ukrayinczyam-ne-ye-pereponoyu-dlya-obminu/" text:style-name="Internet_20_link" text:visited-style-name="Visited_20_Internet_20_Link">
https://armyinform.com.ua/2023/05/25/koordynaczijnyj-shtab-vyroky-u-sudah-rf-polonenym-ukrayinczyam-ne-ye-pereponoyu-dlya-obminu/</text:a>
</text:p>
      <!--NEWS-->
      <text:h text:style-name="P10" text:outline-level="1">
<text:span text:style-name="T4">
During the day, rescuers went to eliminate the consequences of enemy shelling almost 200 times</text:span>
</text:h>
      <text:p text:style-name="P4">
Author: ['АРМІЯINFORM']</text:p>
      <text:p text:style-name="P4">
Time: 2023-05-25T31:00:00-04:00</text:p>
      <text:p text:style-name="P4">
Description: The last time, 24 injuries, the holding of the Service of Ukraine Zvazvichahi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0" text:anchor-type="as-char" svg:width="6.9236in" svg:height="4.351977in" draw:z-index="0">
<draw:image xlink:href="../Images/AРМІЯINFORM/2023-05-25T31-00-00-04-00/fire_37885.jpg" xlink:type="simple" xlink:show="embed" xlink:actuate="onLoad" draw:mime-type="image/jpeg"/>
</draw:frame>
Illustrative photo</text:p>
      <text:p text:style-name="P4">
During the last day, <text:span text:style-name="T4">
 May 24, </text:span>
 Divisions of the Civil Service of Ukraine of Uncertain Situations <text:span text:style-name="T4">
 189 departures </text:span>
 to eliminate the consequences of the occupants of settlements and infrastructure. 10 fires were eliminated. Psychological assistance was provided to 104 people.</text:p>
      <text:p text:style-name="P4">
This is stated in <text:a xlink:type="simple" xlink:href="https://dsns.gov.ua/uk/news/nadzvicaini-podiyi/operativna-informaciia-dsns-shhodo-naslidkiv-vedennia-boiovix-dii-rosiiskoiu-federacijeiu-167" text:style-name="Internet_20_link" text:visited-style-name="Visited_20_Internet_20_Link">
message</text:a>
SES of Ukraine.</text:p>
      <text:p text:style-name="P4">
Since the beginning of the large -scale aggression of Russia, the units of the SES of Ukraine made 96 070 trips to eliminate the consequences of shelling, 14 672 fires have been liquidated, 4061 persons were rescued, 215 299 persons were provided with psychological assistance.</text:p>
      <text:p text:style-name="P4">
News Source: <text:a xlink:type="simple" xlink:href="https://armyinform.com.ua/2023/05/25/za-dobu-ryatuvalnyky-majzhe-200-raziv-vyyizhdzhaly-na-likvidacziyu-naslidkiv-vorozhyh-obstriliv-7/" text:style-name="Internet_20_link" text:visited-style-name="Visited_20_Internet_20_Link">
https://armyinform.com.ua/2023/05/25/za-dobu-ryatuvalnyky-majzhe-200-raziv-vyyizhdzhaly-na-likvidacziyu-naslidkiv-vorozhyh-obstriliv-7/</text:a>
</text:p>
      <!--NEWS-->
      <text:h text:style-name="P10" text:outline-level="1">
<text:span text:style-name="T4">
Briefing of representative of the National University of Defense of Ukraine</text:span>
</text:h>
      <text:p text:style-name="P4">
Author: ['АРМІЯINFORM']</text:p>
      <text:p text:style-name="P4">
Time: 2023-05-25T32: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НАЦІОНАЛЬНИЙ УНІВЕРСИТЕТ ОБОРОНИ УКРАЇНИ', 'ОНЛАЙН-БРИФІНГ']</text:p>
      <text:p text:style-name="P4">
Category: News</text:p>
      <!--METADATA-->
      <text:p text:style-name="P4">
News Source: <text:a xlink:type="simple" xlink:href="https://armyinform.com.ua/2023/05/25/bryfing-predstavnyka-naczionalnogo-universytetu-oborony-ukrayiny/" text:style-name="Internet_20_link" text:visited-style-name="Visited_20_Internet_20_Link">
https://armyinform.com.ua/2023/05/25/bryfing-predstavnyka-naczionalnogo-universytetu-oborony-ukrayiny/</text:a>
</text:p>
      <!--NEWS-->
      <text:h text:style-name="P10" text:outline-level="1">
<text:span text:style-name="T4">
The United States has made a decision on the sale of Ukraine anti-aircraft missile system NASAMS</text:span>
</text:h>
      <text:p text:style-name="P4">
Author: ['АРМІЯINFORM']</text:p>
      <text:p text:style-name="P4">
Time: 2023-05-25T33:00:00-04:00</text:p>
      <text:p text:style-name="P4">
Description: The Soverean Department of the United States Praise Rishhennya about sales of the URAY of Ukraine ... War with Ukraine 2022, War with Ukraine Latest News Today, News War with Ukraine 2022 Last for today, will there be a war between Ukraine and Russia and when, the war with Ukraine will be in 2022 Or not, will there be a war with Ukraine in the near future, the war with Ukraine, Ukraine’s news today, Ukrainian news in Ukrainian media in Russian</text:p>
      <text:p text:style-name="P4">
Images: ['<text:a xlink:type="simple" xlink:href="https://armyinform.com.ua/wp-content/uploads/2023/05/39d80498-4b58-4565-bae2-e3f71d00e9ba.jpg" text:style-name="Internet_20_link" text:visited-style-name="Visited_20_Internet_20_Link">
39d80498-4b58-4565-bae2-e3f71d00e9ba.jpg</text:a>
']</text:p>
      <text:p text:style-name="P4">
Tags: ['NASAMS', 'МІНІСТЕРСТВО ОБОРОНИ США']</text:p>
      <text:p text:style-name="P4">
Category: News</text:p>
      <!--METADATA-->
      <text:p text:style-name="P4">
<draw:frame draw:style-name="fr1" draw:name="Image271" text:anchor-type="as-char" svg:width="6.9236in" svg:height="3.894525in" draw:z-index="0">
<draw:image xlink:href="../Images/AРМІЯINFORM/2023-05-25T33-00-00-04-00/39d80498-4b58-4565-bae2-e3f71d00e9ba.jpg" xlink:type="simple" xlink:show="embed" xlink:actuate="onLoad" draw:mime-type="image/jpeg"/>
</draw:frame>
The State Department of the United States has decided to sell the Government of Ukraine to the advanced <text:a xlink:type="simple" xlink:href="https://armyinform.com.ua/2022/06/27/nasams-shho-vidomo-pro-norvezkyj-zenitnyj-raketnyj-kompleks/" text:style-name="Internet_20_link" text:visited-style-name="Visited_20_Internet_20_Link">
anti-aircraft missile complex</text:a>
and related equipment at estimated $ 285 million.</text:p>
      <text:p text:style-name="P4">
This is stated in <text:a xlink:type="simple" xlink:href="https://www.dsca.mil/press-media/major-arms-sales/ukraine-national-advanced-surface-air-missile-system-nasams" text:style-name="Internet_20_link" text:visited-style-name="Visited_20_Internet_20_Link">
message</text:a>
US Security and Defense Cooperation Agency.</text:p>
      <text:p text:style-name="P4">
“Ukraine has an urgent need to increase its capabilities to protect over -Russian rocket launchers and aviation. Obtaining and effective deployment of its potential will strengthen Ukraine's ability to defend its people and protect the national infrastructure, ”the agency said.</text:p>
      <text:p text:style-name="P4">
The main contractor of the agreement will be the company of Arizona Raytheon Missils anddefense.</text:p>
      <text:p text:style-name="P4">
The implementation of this sale will not require the appointment of any additional representatives of the US government or contractor in Ukraine.</text:p>
      <text:p text:style-name="P4">
Recall the first NASAMS air defense systems <text:a xlink:type="simple" xlink:href="https://armyinform.com.ua/2022/11/07/v-ukrayinu-prybuly-systemy-ppo-nasams-ta-aspide/" text:style-name="Internet_20_link" text:visited-style-name="Visited_20_Internet_20_Link">
arrived</text:a>
To Ukraine in November 2022.</text:p>
      <text:p text:style-name="P4">
Earlier intention to buy a NASAMS complex in the US to hand it to Ukraine <text:a xlink:type="simple" xlink:href="https://armyinform.com.ua/2023/01/11/kanada-prydbaye-u-ssha-kompleks-nasams-shhob-peredaty-jogo-ukrayini/" text:style-name="Internet_20_link" text:visited-style-name="Visited_20_Internet_20_Link">
declared</text:a>
Canada.</text:p>
      <text:p text:style-name="P4">
News Source: <text:a xlink:type="simple" xlink:href="https://armyinform.com.ua/2023/05/25/ssha-uhvalyly-rishennya-shhodo-prodazhu-ukrayini-zenitno-raketnogo-kompleksu-nasams/" text:style-name="Internet_20_link" text:visited-style-name="Visited_20_Internet_20_Link">
https://armyinform.com.ua/2023/05/25/ssha-uhvalyly-rishennya-shhodo-prodazhu-ukrayini-zenitno-raketnogo-kompleksu-nasams/</text:a>
</text:p>
      <!--NEWS-->
      <text:h text:style-name="P10" text:outline-level="1">
<text:span text:style-name="T4">
Briefing on the participation of the National Guard in the Removal of Armed Aggression of the Russian Federation against Ukraine</text:span>
</text:h>
      <text:p text:style-name="P4">
Author: ['АРМІЯINFORM']</text:p>
      <text:p text:style-name="P4">
Time: 2023-05-25T34: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МИКОЛА УРШАЛОВИЧ', 'НАЦГВАРДІЯ', 'ОНЛАЙН-БРИФІНГ']</text:p>
      <text:p text:style-name="P4">
Category: News</text:p>
      <!--METADATA-->
      <text:p text:style-name="P4">
News Source: <text:a xlink:type="simple" xlink:href="https://armyinform.com.ua/2023/05/25/bryfing-pro-uchast-naczgvardiyi-u-vidsichi-zbrojnoyi-agresiyi-rf-proty-ukrayiny/" text:style-name="Internet_20_link" text:visited-style-name="Visited_20_Internet_20_Link">
https://armyinform.com.ua/2023/05/25/bryfing-pro-uchast-naczgvardiyi-u-vidsichi-zbrojnoyi-agresiyi-rf-proty-ukrayiny/</text:a>
</text:p>
      <!--NEWS-->
      <text:h text:style-name="P10" text:outline-level="1">
<text:span text:style-name="T4">
During the day of the Pyrotechnics of the SES, 27 aircraft bombs were neutralized</text:span>
</text:h>
      <text:p text:style-name="P4">
Author: ['АРМІЯINFORM']</text:p>
      <text:p text:style-name="P4">
Time: 2023-05-25T35:00:00-04:00</text:p>
      <text:p text:style-name="P4">
Description: Lent out, 24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4/miny-1.jpg" text:style-name="Internet_20_link" text:visited-style-name="Visited_20_Internet_20_Link">
miny-1.jpg</text:a>
']</text:p>
      <text:p text:style-name="P4">
Tags: ['STOPRUSSIA', 'АГРЕСІЯ РФ', 'ВІЙНА', 'ВТОРГНЕННЯ РФ', 'ДСНС УКРАЇНИ', 'РОЗМІНУВАННЯ']</text:p>
      <text:p text:style-name="P4">
Category: News</text:p>
      <!--METADATA-->
      <text:p text:style-name="P4">
<draw:frame draw:style-name="fr1" draw:name="Image272" text:anchor-type="as-char" svg:width="6.9236in" svg:height="3.894525in" draw:z-index="0">
<draw:image xlink:href="../Images/AРМІЯINFORM/2023-05-25T35-00-00-04-00/miny-1.jpg" xlink:type="simple" xlink:show="embed" xlink:actuate="onLoad" draw:mime-type="image/jpeg"/>
</draw:frame>
During the last day, <text:span text:style-name="T4">
 May 24 </text:span>
, pyrotechnic units of the State Service of Ukraine for Emergency Situations <text:span text:style-name="T4">
 164 times </text:span>
 were involved in the execution of demining.</text:p>
      <text:p text:style-name="P4">
About it _ <text:a xlink:type="simple" xlink:href="https://dsns.gov.ua/uk/news/nadzvicaini-podiyi/operativna-informaciia-shhodo-roboti-pirotexnicnix-pidrozdiliv-dsns-ukrayini-55" text:style-name="Internet_20_link" text:visited-style-name="Visited_20_Internet_20_Link">
reports</text:a>
_ SES of Ukraine.</text:p>
      <text:p text:style-name="P4">
Pyrotechnical units revealed, seized and disposed of <text:span text:style-name="T4">
 647 exquisite </text:span>
 <text:span text:style-name="T4">
 items, </text:span>
 in particular <text:span text:style-name="T4">
 27 aviation bombs. </text:span>
 examined(cleared)territory over <text:span text:style-name="T4">
 220 hectares </text:span>
.</text:p>
      <text:p text:style-name="P4">
Most often pyrotechnic units worked: in Kharkiv region 18 402 times, Kyiv region - 7777, Donetsk region - 5419, Mykolaiv region - 4968, Kherson - 5048, Chernihiv - 4636, Sumy - 2071, Cherkasy region - 1110.</text:p>
      <text:p text:style-name="P4">
Reference: 390 869 units have been disposed of since the beginning of large -scale aggression of the Russian Federation of Ukraine. Explosive objects and 2891 kg of explosive, including 2320 units. aviation bombs. A survey of about 86 905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25/za-dobu-pirotehniky-dsns-zneshkodyly-27-aviaczijnyh-bomb/" text:style-name="Internet_20_link" text:visited-style-name="Visited_20_Internet_20_Link">
https://armyinform.com.ua/2023/05/25/za-dobu-pirotehniky-dsns-zneshkodyly-27-aviaczijnyh-bomb/</text:a>
</text:p>
      <!--NEWS-->
      <text:h text:style-name="P10" text:outline-level="1">
<text:span text:style-name="T4">
The FSB saboteur who was preparing underwent a railway track near Avdiivka was detained</text:span>
</text:h>
      <text:p text:style-name="P4">
Author: ['АРМІЯINFORM']</text:p>
      <text:p text:style-name="P4">
Time: 2023-05-25T36:00:00-04:00</text:p>
      <text:p text:style-name="P4">
Description: PID Hour of the Bagatatapnih -LEARD OF SCREEMENT SRITHNEN FSB agent, Yaki Gotuvuv Pіdr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5fbb8428b1e44f734cc3ef7c4d120da2.jpeg" text:style-name="Internet_20_link" text:visited-style-name="Visited_20_Internet_20_Link">
5fbb8428b1e44f734cc3ef7c4d120da2.jpeg</text:a>
']</text:p>
      <text:p text:style-name="P4">
Tags: ['АГРЕСІЯ РФ', 'ВТОРГНЕННЯ РФ', 'ДИВЕРСАНТ', 'ПІДРИВНА ДІЯЛЬНІСТЬ', 'СБУ']</text:p>
      <text:p text:style-name="P4">
Category: News</text:p>
      <!--METADATA-->
      <text:p text:style-name="P4">
<draw:frame draw:style-name="fr1" draw:name="Image273" text:anchor-type="as-char" svg:width="6.9236in" svg:height="4.689343in" draw:z-index="0">
<draw:image xlink:href="../Images/AРМІЯINFORM/2023-05-25T36-00-00-04-00/5fbb8428b1e44f734cc3ef7c4d120da2.jpeg" xlink:type="simple" xlink:show="embed" xlink:actuate="onLoad" draw:mime-type="image/jpeg"/>
</draw:frame>
During a multi -stage special operation, the FSB agent was detained, which prepared undermined the sections of the railway track in the Avdiivsky direction in the Donetsk region. In this way, the occupiers planned to violate the logistics of defense forces, in particular on providing Ukrainian defenders with fuel and ammunition.</text:p>
      <text:p text:style-name="P4">
About it <text:a xlink:type="simple" xlink:href="https://ssu.gov.ua/novyny/sbu-zatrymala-dyversanta-fsb-yakyi-hotuvav-pidryv-zaliznychnoi-kolii-pid-avdiivkoiu-video" text:style-name="Internet_20_link" text:visited-style-name="Visited_20_Internet_20_Link">
reports</text:a>
Security Service of Ukraine.</text:p>
      <text:p text:style-name="P4">
To do the diversion, the Russian agent had to pick up an explosive from a pre -prepared shroud and was disguised as a rolling stock near the line. The attacker was exposed in a timely manner, criminal conviction was documented and detained.</text:p>
      <text:p text:style-name="P4">
According to the investigation, the aggressor's associate is an employee of the railway station from Ukrainian, who in March this year, the FSB remotely attracted Doneglass cooperation. In the field of view of the Russian intelligence service, he got an active user of the forbidden social networks, where he left comments in support of the abuse.</text:p>
      <text:p text:style-name="P4">
For recruiting through the Internet FSB, she used her informant from the temporarily seized territory of Donetsk region. She was a health worker of the Russian -occupying group "Sparta". In the future, she was "in touch" with a figurant. As "test tasks", he handed over to the invaders the location of Siloborov in the Avdeevsky direction.</text:p>
      <text:p text:style-name="P4">
In addition, the enemy was interested in the coordinates of the departments of the Armed Forces of the Pokrovsky district. Then the Russian agent was tasked with taking a sabotage at the railway facility.</text:p>
      <text:p text:style-name="P4">
The detainee seized a mobile phone with evidence of reconnaissance and subversion against Ukraine. He was informed of a state treason, committed by martial law.</text:p>
      <text:p text:style-name="P4">
The attacker is in custody. He is threatened with life imprisonment. Long investigation to establish all the circumstances of the crime.</text:p>
      <text:p text:style-name="P4">
News Source: <text:a xlink:type="simple" xlink:href="https://armyinform.com.ua/2023/05/25/zatrymano-dyversanta-fsb-yakyj-gotuvav-pidryv-zaliznychnoyi-koliyi-pid-avdiyivkoyu/" text:style-name="Internet_20_link" text:visited-style-name="Visited_20_Internet_20_Link">
https://armyinform.com.ua/2023/05/25/zatrymano-dyversanta-fsb-yakyj-gotuvav-pidryv-zaliznychnoyi-koliyi-pid-avdiyivkoyu/</text:a>
</text:p>
      <!--NEWS-->
      <text:h text:style-name="P10" text:outline-level="1">
<text:span text:style-name="T4">
Briefing on the transformation of the military education system</text:span>
</text:h>
      <text:p text:style-name="P4">
Author: ['АРМІЯINFORM']</text:p>
      <text:p text:style-name="P4">
Time: 2023-05-25T37:00:00-04:00</text:p>
      <text:p text:style-name="P4">
Description: BRIFIGing at Military Media Center Director of the Department of Viece Out of Scienc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p>
      <text:p text:style-name="P4">
Tags: ['ВОЛОДИМИР МІРНЕНКО', 'ДЕПАРТАМЕНТ ВІЙСЬКОВОЇ ОСВІТИ І НАУКИ', 'ОНЛАЙН-БРИФІНГ']</text:p>
      <text:p text:style-name="P4">
Category: News</text:p>
      <!--METADATA-->
      <text:p text:style-name="P4">
Briefing at Military Media Center Director of the Department of Military Education of the Ministry of Defense of Ukraine Volodymyr Mirnenko.</text:p>
      <text:p text:style-name="P4">
News Source: <text:a xlink:type="simple" xlink:href="https://armyinform.com.ua/2023/05/25/bryfing-shhodo-transformacziyi-systemy-vijskovoyi-osvity/" text:style-name="Internet_20_link" text:visited-style-name="Visited_20_Internet_20_Link">
https://armyinform.com.ua/2023/05/25/bryfing-shhodo-transformacziyi-systemy-vijskovoyi-osvity/</text:a>
</text:p>
      <!--NEWS-->
      <text:h text:style-name="P10" text:outline-level="1">
<text:span text:style-name="T4">
More than 60 infrastructure objects have been affected by enemy shelling over the past day</text:span>
</text:h>
      <text:p text:style-name="P4">
Author: ['АРМІЯINFORM']</text:p>
      <text:p text:style-name="P4">
Time: 2023-05-25T38:00:00-04:00</text:p>
      <text:p text:style-name="P4">
Description: The last passes of the Rosiyski -binge -bie -tie was firing 10 regions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d942337-30ff-4e9b-9eac-423f259e6924.jpg" text:style-name="Internet_20_link" text:visited-style-name="Visited_20_Internet_20_Link">
2d942337-30ff-4e9b-9eac-423f259e6924.jpg</text:a>
']</text:p>
      <text:p text:style-name="P4">
Tags: ['АГРЕСІЯ РФ', 'ВТОРГНЕННЯ РФ', 'НАСЛІДКИ ВОРОЖИХ ОБСТРІЛІВ', 'ОБСТРІЛИ ІНФРАСТРУКТУРИ']</text:p>
      <text:p text:style-name="P4">
Category: News</text:p>
      <!--METADATA-->
      <text:p text:style-name="P4">
<draw:frame draw:style-name="fr1" draw:name="Image274" text:anchor-type="as-char" svg:width="6.9236in" svg:height="4.59554in" draw:z-index="0">
<draw:image xlink:href="../Images/AРМІЯINFORM/2023-05-25T38-00-00-04-00/2d942337-30ff-4e9b-9eac-423f259e6924.jpg" xlink:type="simple" xlink:show="embed" xlink:actuate="onLoad" draw:mime-type="image/jpeg"/>
</draw:frame>
During the last day, Russian occupation troops fired at the territory of 10 region of Ukraine.</text:p>
      <text:p text:style-name="P4">
About it <text:a xlink:type="simple" xlink:href="https://t.me/militarymediacenter/2026" text:style-name="Internet_20_link" text:visited-style-name="Visited_20_Internet_20_Link">
reports</text:a>
Military Mediacenter.</text:p>
      <text:p text:style-name="P4">
In general, of different types of weapons(mortars, tanks, artillery, RSZV, UAV, tactical aviation)129 settlements and 63 objectinfrastructure were fired.</text:p>
      <text:p text:style-name="P4">
There are killed and injured among civilians, the number of victims is clarified.</text:p>
      <text:p text:style-name="P4">
News Source: <text:a xlink:type="simple" xlink:href="https://armyinform.com.ua/2023/05/25/ponad-60-obyektiv-infrastruktury-urazheno-vnaslidok-vorozhyh-obstriliv-za-mynulu-dobu/" text:style-name="Internet_20_link" text:visited-style-name="Visited_20_Internet_20_Link">
https://armyinform.com.ua/2023/05/25/ponad-60-obyektiv-infrastruktury-urazheno-vnaslidok-vorozhyh-obstriliv-za-mynulu-dobu/</text:a>
</text:p>
      <!--NEWS-->
      <text:h text:style-name="P10" text:outline-level="1">
<text:span text:style-name="T4">
Military education in Ukraine is provided by a network of military universities - 2 universities, 4 academies and 6 institutes</text:span>
</text:h>
      <text:p text:style-name="P4">
Author: ['АРМІЯINFORM']</text:p>
      <text:p text:style-name="P4">
Time: 2023-05-25T39:00:00-04:00</text:p>
      <text:p text:style-name="P4">
Description: The system of vi -ovy in Ukraine is stored with the Office of the Directorate of the Merezhni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5370648534413586008.jpg" text:style-name="Internet_20_link" text:visited-style-name="Visited_20_Internet_20_Link">
photo5370648534413586008.jpg</text:a>
']</text:p>
      <text:p text:style-name="P4">
Tags: ['MILITARY MEDIA CENTER', 'ВІЙСЬКОВА ОСВІТА', 'ВОЛОДИМИР МІРНЕНКО']</text:p>
      <text:p text:style-name="P4">
Category: News</text:p>
      <!--METADATA-->
      <text:p text:style-name="P4">
<draw:frame draw:style-name="fr1" draw:name="Image275" text:anchor-type="as-char" svg:width="6.9236in" svg:height="4.615733in" draw:z-index="0">
<draw:image xlink:href="../Images/AРМІЯINFORM/2023-05-25T39-00-00-04-00/photo5370648534413586008.jpg" xlink:type="simple" xlink:show="embed" xlink:actuate="onLoad" draw:mime-type="image/jpeg"/>
</draw:frame>
The system of military education in Ukraine consists of governing bodies and networks of military educational institutions, military educational units of higher education institutions, institutions of professional higher military education(Military Colleges of Sergeant and Military Lyceums.</text:p>
      <text:p text:style-name="P4">
This was during a briefing on the transformation of the military education system into <text:a xlink:type="simple" xlink:href="https://armyinform.com.ua/2023/05/25/bryfing-shhodo-transformacziyi-systemy-vijskovoyi-osvity/" text:style-name="Internet_20_link" text:visited-style-name="Visited_20_Internet_20_Link">
Military Media Center</text:a>
Volodymyr Mirnenko, Director of the Department of Defense of Ukraine.</text:p>
      <text:p text:style-name="P4">
"2 universities, 4 academies, 6 military institutes, 3 military colleges of the sergeant, 1 military training department, 32 departments of military training, 10 departments of medical medicine, Tavi medicine, 3 military lyceums, 32, - said Vladimir Mirnenko.</text:p>
      <text:p text:style-name="P4">
He added that military education was obtained simultaneously with profile secondary, professional higher or higher education. In addition, the military education system provides for the provision of educational services for the training of officers in the system -hunger professional military education(without a higher education), as well as sergeants and officers in the system of professional military training, training of reserve officers, retraining and advanced training, language training of military and civilian staff, training of scientists, advanced training of scientific and pedagogical workers, etc.</text:p>
      <text:p text:style-name="P4">
"Cadets and students receive higher education in the profile 25th field of knowledge" Military Sciences, National Security, Security of the State Border ", as well as in twenty fields of knowledge, in 38 specialties and 148-mastellations,"-said Vladimir Mirnenko.</text:p>
      <text:p text:style-name="P4">
News Source: <text:a xlink:type="simple" xlink:href="https://armyinform.com.ua/2023/05/25/vijskovu-osvitu-v-ukrayini-zabezpechuye-merezha-vijskovyh-vyshiv-2-universytety-4-akademiyi-ta-6-instytutiv/" text:style-name="Internet_20_link" text:visited-style-name="Visited_20_Internet_20_Link">
https://armyinform.com.ua/2023/05/25/vijskovu-osvitu-v-ukrayini-zabezpechuye-merezha-vijskovyh-vyshiv-2-universytety-4-akademiyi-ta-6-instytutiv/</text:a>
</text:p>
      <!--NEWS-->
      <text:h text:style-name="P10" text:outline-level="1">
<text:span text:style-name="T4">
Military Education Reform in Ukraine involves harmonization with NATO's educational programs</text:span>
</text:h>
      <text:p text:style-name="P4">
Author: ['АРМІЯINFORM']</text:p>
      <text:p text:style-name="P4">
Time: 2023-05-25T40:00:00-04:00</text:p>
      <text:p text:style-name="P4">
Description: Nova System of Vіsyskovo, they are striking on the professionals of the Zbroynykh forces of Ukraine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a-profesijna-vijskova-osvita.jpg" text:style-name="Internet_20_link" text:visited-style-name="Visited_20_Internet_20_Link">
golovna-profesijna-vijskova-osvita.jpg</text:a>
']</text:p>
      <text:p text:style-name="P4">
Tags: ['MILITARY MEDIA CENTER', 'ВІЙСЬКОВІ ВИНІ', 'ВОЛОДИМИР МІРНЕНКО']</text:p>
      <text:p text:style-name="P4">
Category: News</text:p>
      <!--METADATA-->
      <text:p text:style-name="P4">
<draw:frame draw:style-name="fr1" draw:name="Image276" text:anchor-type="as-char" svg:width="6.9236in" svg:height="3.894525in" draw:z-index="0">
<draw:image xlink:href="../Images/AРМІЯINFORM/2023-05-25T40-00-00-04-00/golovna-profesijna-vijskova-osvita.jpg" xlink:type="simple" xlink:show="embed" xlink:actuate="onLoad" draw:mime-type="image/jpeg"/>
</draw:frame>
The new system of military education should be based on the professionalization of the Armed Forces of Ukraine and to take into account the general trends of the development of the national tamzhi -international security system, changes in the principles and ways of conducting armed struggle, and as well as new requirements for the quality of military education on the basis of NATO standards. This is one of the key goals of the transformation of military education that Ukraine seeks to reach by 2026.</text:p>
      <text:p text:style-name="P4">
This was during a briefing on the transformation of the military education system into <text:a xlink:type="simple" xlink:href="https://armyinform.com.ua/2023/05/25/bryfing-shhodo-transformacziyi-systemy-vijskovoyi-osvity/" text:style-name="Internet_20_link" text:visited-style-name="Visited_20_Internet_20_Link">
Military Media Center</text:a>
Volodymyr Mirnenko, Director of the Department of Defense of Ukraine.</text:p>
      <text:p text:style-name="P4">
Vladimir Mirnenko also named additional goals provided by reforming education:</text:p>
      <ul>
        <li>
Achieving the interoperability of a new system of professional military education with the relevant content of educational programs of military educational institutions of HATO and the Member States of the Alliance, as well as its certification according to the requirements of NATO Education and Preparation Standard, which will allow to invite NATO servicemen to Ukraine for tactical training , operational and strategic levels of military education; * updated educational programs focused on the formation of a military leader, taking into account the needs of integration in NATO and their own experience of combat operations of the Armed Forces of Ukraine and other components of defense forces during the Russian-Ukrainian war; * Increasing the level of preparedness of scientific and pedagogical workers, as well as the best officers and sergeants as carriers of practical combat experience as instructors; * the new educational environment will encourage a serviceman to constantly develop, and the Armed Forces of Ukraine implemented the principle of "education during a military career"; * Implementation in the educational process and preparation of planning and military decisions according to NATO standards will enhance the qualification of military personnel of the Armed Forces of Ukraine and achieve the real mutual mutual mutual mutual mutual mutual mutual mutual mutual mutual mutual mutual mutual mutual mutual mutual mutual mutual mutual mutual mutual mutual mutual mutual mutual mutual mutual mutual mutual mutual mutual mutual interaction.</li>
      </ul>
      <text:p text:style-name="P4">
News Source: <text:a xlink:type="simple" xlink:href="https://armyinform.com.ua/2023/05/25/reforma-vijskovoyi-osvity-v-ukrayini-peredbachaye-garmonizacziyu-z-osvitnimy-programamy-nato/" text:style-name="Internet_20_link" text:visited-style-name="Visited_20_Internet_20_Link">
https://armyinform.com.ua/2023/05/25/reforma-vijskovoyi-osvity-v-ukrayini-peredbachaye-garmonizacziyu-z-osvitnimy-programamy-nato/</text:a>
</text:p>
      <!--NEWS-->
      <text:h text:style-name="P10" text:outline-level="1">
<text:span text:style-name="T4">
Increased preparation period of interns for the needs of defense forces</text:span>
</text:h>
      <text:p text:style-name="P4">
Author: ['АРМІЯINFORM']</text:p>
      <text:p text:style-name="P4">
Time: 2023-05-25T41:00:00-04:00</text:p>
      <text:p text:style-name="P4">
Description: The overthrow of the PIDGOVIKS PROGROOTSISKIVICHIV at the Department of Medicine Disastrofa Obov'yazkov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77d5ec240f7749fc.jpg" text:style-name="Internet_20_link" text:visited-style-name="Visited_20_Internet_20_Link">
77d5ec240f7749fc.jpg</text:a>
']</text:p>
      <text:p text:style-name="P4">
Tags: ['MILITARY MEDIA CENTER', 'ВІЙСЬКОВІ МЕДИКИ', 'ВОЛОДИМИР МІРНЕНКО']</text:p>
      <text:p text:style-name="P4">
Category: News</text:p>
      <!--METADATA-->
      <text:p text:style-name="P4">
<draw:frame draw:style-name="fr1" draw:name="Image277" text:anchor-type="as-char" svg:width="6.9236in" svg:height="3.750283in" draw:z-index="0">
<draw:image xlink:href="../Images/AРМІЯINFORM/2023-05-25T41-00-00-04-00/77d5ec240f7749fc.jpg" xlink:type="simple" xlink:show="embed" xlink:actuate="onLoad" draw:mime-type="image/jpeg"/>
</draw:frame>
The educational program of training of military doctors at the departments of disaster medicine must be included in the courses of professional military education L1A, L1B.</text:p>
      <text:p text:style-name="P4">
About it during a briefing in <text:a xlink:type="simple" xlink:href="https://armyinform.com.ua/2023/05/25/bryfing-shhodo-transformacziyi-systemy-vijskovoyi-osvity/" text:style-name="Internet_20_link" text:visited-style-name="Visited_20_Internet_20_Link">
Military Mediacenter</text:a>
Director of the Department of Military Education and Science of the Ministry of Defense of Ukraine Volodymyr Mirnenko was reported on the transformation of the military education system.</text:p>
      <text:p text:style-name="P4">
“Given the specifics of military physicians training, namely the existence of a noble master's degree and the fact that since 2022, all institutions of higher education of the naidical direction are produced only by masters, the educational process of the Ukrainian Military Medical Academy is carried out exclusively in the internship. -Interns for defense forces have been increased by studying military and military-medical disciplines under a separate educational program, which includes Cracyprofessional Military Education L1C, ”Vladimir Mirnenko said.</text:p>
      <text:p text:style-name="P4">
He added that the duration of the educational part of the internship, taking into account the educational program of training of medical service officers of the tactical level is the early months a year. The practical part of the internship is held at the Basimedic Institutions of the Ministry of Defense of Ukraine.</text:p>
      <text:p text:style-name="P4">
News Source: <text:a xlink:type="simple" xlink:href="https://armyinform.com.ua/2023/05/25/zbilsheno-termin-pidgotovky-likariv-interniv-dlya-potreb-syl-oborony/" text:style-name="Internet_20_link" text:visited-style-name="Visited_20_Internet_20_Link">
https://armyinform.com.ua/2023/05/25/zbilsheno-termin-pidgotovky-likariv-interniv-dlya-potreb-syl-oborony/</text:a>
</text:p>
      <!--NEWS-->
      <text:h text:style-name="P10" text:outline-level="1">
<text:span text:style-name="T4">
Nearly a thousand representatives of the Armed Forces took part in the NATO's Military Education Program last year</text:span>
</text:h>
      <text:p text:style-name="P4">
Author: ['АРМІЯINFORM']</text:p>
      <text:p text:style-name="P4">
Time: 2023-05-25T42:00:00-04:00</text:p>
      <text:p text:style-name="P4">
Description: For 2022, in the framework of the NATO signs, DEP-UKRaine has been realized 100 enthusias, the YAIKI ... The war with Ukraine 2022, the war with Ukraine is the latest news today, the war with Ukraine 2022 is the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2023-05-25-11.34.07.jpg" text:style-name="Internet_20_link" text:visited-style-name="Visited_20_Internet_20_Link">
photo_2023-05-25-11.34.07.jpg</text:a>
']</text:p>
      <text:p text:style-name="P4">
Tags: ['ВІЙСЬКОВА ОСВІТА', 'ВОЛОДИМИР МІРНЕНКО']</text:p>
      <text:p text:style-name="P4">
Category: News</text:p>
      <!--METADATA-->
      <text:p text:style-name="P4">
<draw:frame draw:style-name="fr1" draw:name="Image278" text:anchor-type="as-char" svg:width="6.9236in" svg:height="4.615733in" draw:z-index="0">
<draw:image xlink:href="../Images/AРМІЯINFORM/2023-05-25T42-00-00-04-00/photo_2023-05-25-11.34.07.jpg" xlink:type="simple" xlink:show="embed" xlink:actuate="onLoad" draw:mime-type="image/jpeg"/>
</draw:frame>
Photo by Ruslana Tarasova</text:p>
      <text:p text:style-name="P4">
During 2022, the NATO Deep-UKRAINE has implemented 100 Eascorates, which participated in 929 representatives of the Armed Forces of Ukraine.</text:p>
      <text:p text:style-name="P4">
This was reported by the Director of the Department of Military Education and Science of the Ministry of Defense of Ukraine Volodymyr Mirnenko during a briefing in <text:a xlink:type="simple" xlink:href="https://armyinform.com.ua/2023/05/25/bryfing-shhodo-transformacziyi-systemy-vijskovoyi-osvity/" text:style-name="Internet_20_link" text:visited-style-name="Visited_20_Internet_20_Link">
Military Mediacenter</text:a>
.</text:p>
      <text:p text:style-name="P4">
Він зазначив, програма НАТО з удосконалення військової освіти DEEP-Ukraineзробила значний внесок для позитивних результатів трансформації системивійськової освіти.</text:p>
      <text:p text:style-name="P4">
«За 10-річний період проведено понад 800 заходів як в Україні, так і державах-членах Альянсу, за участі понад 10 тисяч військовослужбовців та науково-педагогічних працівників», — додав Володимир Мірненко.</text:p>
      <text:p text:style-name="P4">
Директор Департаменту військової освіти і науки уточнив, що для Україниважливо, аби українські експерти та держави-члени НАТО співпрацювали задлярозвитку системи професійної військової освіти.</text:p>
      <text:p text:style-name="P4">
News Source: <text:a xlink:type="simple" xlink:href="https://armyinform.com.ua/2023/05/25/majzhe-tysyachu-predstavnykiv-zsu-vzyaly-uchast-u-programi-nato-z-udoskonalennya-vijskovoyi-osvity-u-mynulomu-roczi/" text:style-name="Internet_20_link" text:visited-style-name="Visited_20_Internet_20_Link">
https://armyinform.com.ua/2023/05/25/majzhe-tysyachu-predstavnykiv-zsu-vzyaly-uchast-u-programi-nato-z-udoskonalennya-vijskovoyi-osvity-u-mynulomu-roczi/</text:a>
</text:p>
      <!--NEWS-->
      <text:h text:style-name="P10" text:outline-level="1">
<text:span text:style-name="T4">
The system of patronage of NATO member states over military universities is being introduced</text:span>
</text:h>
      <text:p text:style-name="P4">
Author: ['АРМІЯINFORM']</text:p>
      <text:p text:style-name="P4">
Time: 2023-05-25T43:00:00-04:00</text:p>
      <text:p text:style-name="P4">
Description: Zhauki Vidpovіdi on the folding Vikliki, the yield of the widespread by the ...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2023-05-25-11.34.17.jpg" text:style-name="Internet_20_link" text:visited-style-name="Visited_20_Internet_20_Link">
photo_2023-05-25-11.34.17.jpg</text:a>
']</text:p>
      <text:p text:style-name="P4">
Tags: ['ВІЙСЬКОВА ОСВІТА', 'ВОЛОДИМИР МІРНЕНКО', 'ДЕПАРТАМЕНТУ ВІЙСЬКОВОЇ ОСВІТИ І НАУКИ']</text:p>
      <text:p text:style-name="P4">
Category: News</text:p>
      <!--METADATA-->
      <text:p text:style-name="P4">
<draw:frame draw:style-name="fr1" draw:name="Image279" text:anchor-type="as-char" svg:width="6.9236in" svg:height="4.615733in" draw:z-index="0">
<draw:image xlink:href="../Images/AРМІЯINFORM/2023-05-25T43-00-00-04-00/photo_2023-05-25-11.34.17.jpg" xlink:type="simple" xlink:show="embed" xlink:actuate="onLoad" draw:mime-type="image/jpeg"/>
</draw:frame>
Photo by Ruslana Tarasova</text:p>
      <text:p text:style-name="P4">
Searching for difficult challenges related to the widespread war of the Highway in the qualitative training of highly qualified military personnel for the Armory Forces of Ukraine and other components of defense forces, led defense identity to starting a new instrument-a system of patronage of the NATO member states.</text:p>
      <text:p text:style-name="P4">
This was during a briefing on the transformation of the military education system into <text:a xlink:type="simple" xlink:href="https://armyinform.com.ua/2023/05/25/bryfing-shhodo-transformacziyi-systemy-vijskovoyi-osvity/" text:style-name="Internet_20_link" text:visited-style-name="Visited_20_Internet_20_Link">
Military Media Center</text:a>
Volodymyr Mirnenko, Director of the Department of Defense of Ukraine.</text:p>
      <text:p text:style-name="P4">
"Phzmou approved the corresponding vision of the patronage system, which is an advanced format of cooperation of NATO military educational institutions, the Member States of the Alliance of Ukraine for the implementation of NATO practices and standards in the educational activity of military educational institutions and the transformation .</text:p>
      <text:p text:style-name="P4">
Currently, according to Volodymyr Mirnenko, the priority is the development of an interconnected NATO system of professional military education and post -war restoration of military educational institutions. For this purpose, a corresponding road card is already being developed with a clear list of necessary measures and the distribution of directions of responsibility between its participants.</text:p>
      <text:p text:style-name="P4">
The patronage system will concentrate the efforts of NATO States by the following basic support groups:</text:p>
      <ul>
        <li>
educational component, * preparation of personnel, * logistical assistance.</li>
      </ul>
      <text:p text:style-name="P4">
"Within these components, it is proposed to consider the possibility of initiating joint and scientific projects and involving new partners in existing, exchanging and experience of combat operations, improving the system of language training and educational programs in accordance with NATO requirements," added the Directorate of the Ministry of Military Education and Science of Ukraine. Volodymyrmirnenko.</text:p>
      <text:p text:style-name="P4">
News Source: <text:a xlink:type="simple" xlink:href="https://armyinform.com.ua/2023/05/25/vprovadzhuyetsya-systema-patronazhu-derzhav-chleniv-nato-nad-vijskovymy-vyshamy/" text:style-name="Internet_20_link" text:visited-style-name="Visited_20_Internet_20_Link">
https://armyinform.com.ua/2023/05/25/vprovadzhuyetsya-systema-patronazhu-derzhav-chleniv-nato-nad-vijskovymy-vyshamy/</text:a>
</text:p>
      <!--NEWS-->
      <text:h text:style-name="P10" text:outline-level="1">
<text:span text:style-name="T4">
The Defense Ministry has approved a road card to improve the language training of servicemen</text:span>
</text:h>
      <text:p text:style-name="P4">
Author: ['АРМІЯINFORM']</text:p>
      <text:p text:style-name="P4">
Time: 2023-05-25T44:00:00-04:00</text:p>
      <text:p text:style-name="P4">
Description: The Minsky Construction of the Defense of Ukraine is riveted by the road to the road the map of the Voskonalnnya ... The war with Ukraine 2022, the war with Ukraine is the latest news today, the News War with Ukraine 2022 is the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5-11.34.07.jpg" text:style-name="Internet_20_link" text:visited-style-name="Visited_20_Internet_20_Link">
photo_2023-05-25-11.34.07.jpg</text:a>
']</text:p>
      <text:p text:style-name="P4">
Tags: ['ВОЛОДИМИР МІРНЕНКО', 'ДЕПАРТАМЕНТ ВІЙСЬКОВОЇ ОСВІТИ І НАУКИ']</text:p>
      <text:p text:style-name="P4">
Category: News</text:p>
      <!--METADATA-->
      <text:p text:style-name="P4">
<draw:frame draw:style-name="fr1" draw:name="Image280" text:anchor-type="as-char" svg:width="6.9236in" svg:height="4.615733in" draw:z-index="0">
<draw:image xlink:href="../Images/AРМІЯINFORM/2023-05-25T44-00-00-04-00/photo_2023-05-25-11.34.07.jpg" xlink:type="simple" xlink:show="embed" xlink:actuate="onLoad" draw:mime-type="image/jpeg"/>
</draw:frame>
Photo by Ruslana Tarasova</text:p>
      <text:p text:style-name="P4">
The Ministry of Defense of Ukraine has developed and approved the road card improvement of language training in the Armed Forces of Ukraine for 2021-2025.</text:p>
      <text:p text:style-name="P4">
This was reported by the Director of the Department of Military Education and Science of the Ministry of Defense of Ukraine Volodymyr Mirnenko during a briefing in <text:a xlink:type="simple" xlink:href="https://armyinform.com.ua/2023/05/25/bryfing-shhodo-transformacziyi-systemy-vijskovoyi-osvity/" text:style-name="Internet_20_link" text:visited-style-name="Visited_20_Internet_20_Link">
Military Mediacenter</text:a>
.</text:p>
      <text:p text:style-name="P4">
«На сьогодні залишається актуальною потреба у підвищенні рівня володінняіноземними мовами військовослужбовцями. З огляду на вимоги щодо рівня знаньіноземних мов, а також необхідності створення умов для її вивчення уМіноборони України розроблено та затверджено Дорожню карту», — зазначивВолодимир Мірненко.</text:p>
      <text:p text:style-name="P4">
Директор Департаменту військової освіти і науки розповів, що ця картапередбачає безперервне вивчення іноземної мови, залучення ресурсівдистанційного вивчення мови, також нарощування спроможностей курсівінтенсивного вивчення іноземних мов при ВВНЗ та військово-навчальнихпідрозділах закладів вищої освіти та закладах фахової передвищої військовоїосвіти.</text:p>
      <text:p text:style-name="P4">
Володимир Мірненко додав, що зміняться вимоги до знання іноземної мови,зокрема для:</text:p>
      <ul>
        <li>
посад старшого сержантського і старшинського складу — на рівні СМР-1,  * посад вищого сержантського і старшинського складу, посад зі штатно-посадовою категорією «лейтенант» і вище — на рівні СМР-2.</li>
      </ul>
      <text:p text:style-name="P4">
News Source: <text:a xlink:type="simple" xlink:href="https://armyinform.com.ua/2023/05/25/u-minoborony-zatverdzheno-dorozhnyu-kartu-dlya-udoskonalennya-movnoyi-pidgotovky-vijskovosluzhbovcziv/" text:style-name="Internet_20_link" text:visited-style-name="Visited_20_Internet_20_Link">
https://armyinform.com.ua/2023/05/25/u-minoborony-zatverdzheno-dorozhnyu-kartu-dlya-udoskonalennya-movnoyi-pidgotovky-vijskovosluzhbovcziv/</text:a>
</text:p>
      <!--NEWS-->
      <text:h text:style-name="P10" text:outline-level="1">
<text:span text:style-name="T4">
Terms of entry into military education institutions in 2023</text:span>
</text:h>
      <text:p text:style-name="P4">
Author: ['АРМІЯINFORM']</text:p>
      <text:p text:style-name="P4">
Time: 2023-05-25T45:00:00-04:00</text:p>
      <text:p text:style-name="P4">
Description: Director of the Department of Viece -Oveti of the Science of the Mini Construction of Ukraine Volodymy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ewnvfnjmo2xf9tc1n4jl-e1685004526489.jpg" text:style-name="Internet_20_link" text:visited-style-name="Visited_20_Internet_20_Link">
ewnvfnjmo2xf9tc1n4jl-e1685004526489.jpg</text:a>
']</text:p>
      <text:p text:style-name="P4">
Tags: ['MILITARY MEDIA CENTER', 'ВОЛОДИМИР МІРНЕНКО', 'ДЕПАРТАМЕНТ ВІЙСЬКОВОЇ ОСВІТИ І НАУКИ']</text:p>
      <text:p text:style-name="P4">
Category: News</text:p>
      <!--METADATA-->
      <text:p text:style-name="P4">
<draw:frame draw:style-name="fr1" draw:name="Image281" text:anchor-type="as-char" svg:width="6.9236in" svg:height="4.348791in" draw:z-index="0">
<draw:image xlink:href="../Images/AРМІЯINFORM/2023-05-25T45-00-00-04-00/ewnvfnjmo2xf9tc1n4jl-e1685004526489.jpg" xlink:type="simple" xlink:show="embed" xlink:actuate="onLoad" draw:mime-type="image/jpeg"/>
</draw:frame>
Director of the Department of Military Education and Science of the Ministry of Defense of Ukraine Volodymyr Mirnenko during a briefing in <text:a xlink:type="simple" xlink:href="https://armyinform.com.ua/2023/05/25/bryfing-shhodo-transformacziyi-systemy-vijskovoyi-osvity/" text:style-name="Internet_20_link" text:visited-style-name="Visited_20_Internet_20_Link">
Military Mediacenter</text:a>
He spoke about the chronology of the introductory campaign of the Postius universities and institutions of professional higher military education in 2023.</text:p>
      <text:p text:style-name="P4">
<text:span text:style-name="T4">
 Until May 15 </text:span>
 in the military units continued to accept reports of entrants, the selection and registration of documents for servicemen of ordinary, sergeant and sergeant.</text:p>
      <text:p text:style-name="P4">
<text:span text:style-name="T4">
 By June 1 </text:span>
 Territorial Centers of Acquisition and Social Support(TCC and SP)Applications will be accepted, selection of entrants from the visitor and the registration of documents.</text:p>
      <text:p text:style-name="P4">
<text:span text:style-name="T4">
 By July 1 </text:span>
 Entrants' documents must be received in receiving(qualifying)commissions of higher military educational institutions(Higher Education), military training units of higher education institutions(GNP of the ZPE)and institutions of professional higher military education(Law).</text:p>
      <text:p text:style-name="P4">
<text:span text:style-name="T4">
До 20 липня</text:span>
 вступники можуть подати документи безпосередньо до приймальнихкомісій ЗФПВО, ВВНЗ та ВНП ЗВО.</text:p>
      <text:p text:style-name="P4">
<text:span text:style-name="T4">
З 20 по 30 липня</text:span>
 відбуватиметься конкурсний відбір на навчання дляздобуття освітньо-професійного ступеня «фаховий молодший бакалавр» і ступеніввищої освіти «молодший бакалавр» та «бакалавр».</text:p>
      <text:p text:style-name="P4">
<text:span text:style-name="T4">
31 липня</text:span>
 — кінцевий термін зарахування до військових вишів і ЗФПВО.</text:p>
      <text:p text:style-name="P4">
News Source: <text:a xlink:type="simple" xlink:href="https://armyinform.com.ua/2023/05/25/terminy-vstupu-do-vijskovyh-zakladiv-osvity-u-2023-roczi/" text:style-name="Internet_20_link" text:visited-style-name="Visited_20_Internet_20_Link">
https://armyinform.com.ua/2023/05/25/terminy-vstupu-do-vijskovyh-zakladiv-osvity-u-2023-roczi/</text:a>
</text:p>
      <!--NEWS-->
      <text:h text:style-name="P10" text:outline-level="1">
<text:span text:style-name="T4">
Guards warriors destroyed 320 invaders, four tanks, artsystem and two ammunition depots</text:span>
</text:h>
      <text:p text:style-name="P4">
Author: ['Володимир Поліщук']</text:p>
      <text:p text:style-name="P4">
Time: 2023-05-25T46:00:00-04:00</text:p>
      <text:p text:style-name="P4">
Description: Similarity of the Ninishnya Tizhnya Zusillya VIISKOVIKH PARON IS PIDRODILIV National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438293775404353641_y.jpg" text:style-name="Internet_20_link" text:visited-style-name="Visited_20_Internet_20_Link">
photo_5438293775404353641_y.jpg</text:a>
']</text:p>
      <text:p text:style-name="P4">
Tags: ['МИКОЛА УРШАЛОВИЧ', 'НГУ']</text:p>
      <text:p text:style-name="P4">
Category: News</text:p>
      <!--METADATA-->
      <text:p text:style-name="P4">
<draw:frame draw:style-name="fr1" draw:name="Image282" text:anchor-type="as-char" svg:width="6.9236in" svg:height="4.615733in" draw:z-index="0">
<draw:image xlink:href="../Images/AРМІЯINFORM/2023-05-25T46-00-00-04-00/photo_5438293775404353641_y.jpg" xlink:type="simple" xlink:show="embed" xlink:actuate="onLoad" draw:mime-type="image/jpeg"/>
</draw:frame>
Photo of NSU press service</text:p>
      <text:p text:style-name="P4">
During this week, the main efforts of the military units and the Union Guard of Ukraine in cooperation with other components of the security sector of Ibron were focused on defense actions within the Slobozhansky, Donetsk, Tavriya operating areas.</text:p>
      <text:p text:style-name="P4">
The National Guards continue to perform tasks from the anti-deposit defense and dangerous sections of the Black Sea coast in the South Buzkiv Operational District.</text:p>
      <text:p text:style-name="P4">
About this during a briefing at Military Media Center <text:a xlink:type="simple" xlink:href="https://www.youtube.com/watch" text:style-name="Internet_20_link" text:visited-style-name="Visited_20_Internet_20_Link">
reported</text:a>
Colonel Mykolarshalovich Deputy Director Administrative Administration of NSU Main Directorate.</text:p>
      <text:p text:style-name="P4">
The units of the National Guard were neutralized by about 1,80 invaders, 62 of them "disposed of forever". The intelligence officers found 277 targets, some of which were destroyed in cooperation with the units of the Armed Forces.</text:p>
      <text:p text:style-name="P4">
-As always, groups of the 27th Pechersk Brigade, who found and destroyed: four tanks, two combat armored vehicles, the car,-said Mykola Urshalovich. - National Guard artillerymen provided fire support for defense units in Lymansky, Donetsk and Zaporizhzhya. About 270 tasks were completed during the week, as a result, about 70 persons of the enemy were disposed of, 18 of which were irreversible, and the destruction of one artillery system, one unit of automotive equipment and a composition with ammunition.</text:p>
      <text:p text:style-name="P4">
The Main Directorate also spoke about the successes of the Aviation Guard:</text:p>
      <ul>
        <li>
Last week, NSU aircraft made 6 combat departments for the enemy fire, as a result - about 70 invaders, PTRCs, a composition with ammunition and a platoon stronghold were destroyed. There were also 7 departments to perform reconnaissance tasks and correction of the fireplace.</li>
      </ul>
      <text:p text:style-name="P4">
News Source: <text:a xlink:type="simple" xlink:href="https://armyinform.com.ua/2023/05/25/voyiny-gvardijczi-znyshhyly-320-okupantiv-chotyry-tanky-artsystemu-ta-dva-sklady-z-boyeprypasamy/" text:style-name="Internet_20_link" text:visited-style-name="Visited_20_Internet_20_Link">
https://armyinform.com.ua/2023/05/25/voyiny-gvardijczi-znyshhyly-320-okupantiv-chotyry-tanky-artsystemu-ta-dva-sklady-z-boyeprypasamy/</text:a>
</text:p>
      <!--NEWS-->
      <text:h text:style-name="P10" text:outline-level="1">
<text:span text:style-name="T4">
Development of security and defense sector involves the active use of space information technologies</text:span>
</text:h>
      <text:p text:style-name="P4">
Author: ['Тетяна Савченко-Галушко']</text:p>
      <text:p text:style-name="P4">
Time: 2023-05-25T47:00:00-04:00</text:p>
      <text:p text:style-name="P4">
Description: At the Military Media Center, Briffy of the Representative of the National Defense Council of the defense of the National Universit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5-11.29.59.jpg" text:style-name="Internet_20_link" text:visited-style-name="Visited_20_Internet_20_Link">
photo_2023-05-25-11.29.59.jpg</text:a>
']</text:p>
      <text:p text:style-name="P4">
Tags: ['MILITARY MEDIA CENTER', 'ВТОРГНЕННЯ РФ', 'ІНФОРМАЦІЙНІ ТЕХНОЛОГІЇ', 'КОСМОС', 'МИХАЙЛО РАКУШЕВ', 'СЕКТОР БЕЗПЕКИ ТА ОБОРОНИ']</text:p>
      <text:p text:style-name="P4">
Category: News</text:p>
      <!--METADATA-->
      <text:p text:style-name="P4">
<draw:frame draw:style-name="fr1" draw:name="Image283" text:anchor-type="as-char" svg:width="6.9236in" svg:height="4.615733in" draw:z-index="0">
<draw:image xlink:href="../Images/AРМІЯINFORM/2023-05-25T47-00-00-04-00/photo_2023-05-25-11.29.59.jpg" xlink:type="simple" xlink:show="embed" xlink:actuate="onLoad" draw:mime-type="image/jpeg"/>
</draw:frame>
Mikhail Rakushev</text:p>
      <text:p text:style-name="P4">
In Military Media Center <text:a xlink:type="simple" xlink:href="https://armyinform.com.ua/2023/05/25/bryfing-predstavnyka-naczionalnogo-universytetu-oborony-ukrayiny/" text:style-name="Internet_20_link" text:visited-style-name="Visited_20_Internet_20_Link">
occurred</text:a>
Briefing representatives of the Ivan Chernyakhovsky National Defense University, devoted to the results of the VI International Scientific and Practical Conference "Application of Space and Geoinformation Systems in the Interests of National Security and Defense".</text:p>
      <text:p text:style-name="P4">
The use of space activity in the interests of defense is now of particular importance. On the one hand, we gain an invaluable experience in attracting the innovative space technologies in the interests of reproaching Russian aggression. More-in the Armed Forces of NATO Member States are actively implementing modern solutions that provide successful hostilities with the use of cosmic pre-armored confrontation.</text:p>
      <text:p text:style-name="P4">
As the professor of the profile department of the National University of Defense of Ukraine named after Ivan Chernyakhovsky, Colonel Mikhailorakushev reported during a briefing, the main leitmotif of the current year of the next scientific-practical conference dedicated to the use The National University of Defense of Ukraine Ivan Chernyakhovsky and a number of partners representing domestic taza -border space industries is the international organization of the event.</text:p>
      <ul>
        <li>
the use of space information systems in the interests of national security and the years of independence of Ukraine has passed a difficult way, starting with the universal construction to create the foundations of the security sector and the defense of the state to test its stability during the repeling of the Armed Aggression of the Russian Federation. Further development of the security and defense sector needs to be aware of the experience of Ukraine, the Alliance and the European Union in achieving a different level of combat capability and mastering NATO standards, in particular regarding the application of space information technologies, - said Colonel Mikhailorakushev.- According to most participants of the conference, we are witnessing the revolutionary influence of the modern geoinformation and space systems(decisions)to fulfill the current defense of the state. At the same time, their further success requires the intensification of the implementation of innovative special software decisions into the system of management of the components of the security and defense of the state, ensuring their use by the necessary personnel potential, finding new approaches to the use of space activity in the interests of the end user - soldier and the commander on the polyb.</li>
      </ul>
      <text:p text:style-name="P4">
Accordingly, during the briefing, the main provisions on the decision of the scientific and practical conference were published, in particular:</text:p>
      <ul>
        <li>
strengthen the cooperation of the main subjects of the state activity of the state and the components of the security and defense sector in cooperation with similar structures of partner states; * create a single geoinformation space based on specialized geoportals for interested users; * promote the introduction of specialized military and dual -purpose software from leading foreign developers such as ESRI(USA)and modern electronic maps from the structures of the topographic service of the Armed Forces of Ukraine, etc.; * Ensure that NATO member states are actively used in the context of the receipt of modern weapons and military equipment for Western production for the needs of the Armed Forces of NATO.</li>
      </ul>
      <text:p text:style-name="P4">
News Source: <text:a xlink:type="simple" xlink:href="https://armyinform.com.ua/2023/05/25/rozvytok-sektoru-bezpeky-ta-oborony-peredbachaye-aktyvne-zastosuvannya-kosmichnyh-informaczijnyh-tehnologij/" text:style-name="Internet_20_link" text:visited-style-name="Visited_20_Internet_20_Link">
https://armyinform.com.ua/2023/05/25/rozvytok-sektoru-bezpeky-ta-oborony-peredbachaye-aktyvne-zastosuvannya-kosmichnyh-informaczijnyh-tehnologij/</text:a>
</text:p>
      <!--NEWS-->
      <text:h text:style-name="P10" text:outline-level="1">
<text:span text:style-name="T4">
Introductory campaign for obtaining a professional higher and higher education: Features of the organization in 2023</text:span>
</text:h>
      <text:p text:style-name="P4">
Author: ['АРМІЯINFORM']</text:p>
      <text:p text:style-name="P4">
Time: 2023-05-25T48:00:00-04:00</text:p>
      <text:p text:style-name="P4">
Description: Director of the Department of Viece -Oveti of the Science of the Mini Construction of Ukraine Volodymy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2023-05-25-11.34.07.jpg" text:style-name="Internet_20_link" text:visited-style-name="Visited_20_Internet_20_Link">
photo_2023-05-25-11.34.07.jpg</text:a>
']</text:p>
      <text:p text:style-name="P4">
Tags: ['MILITARY MEDIA CENTER', 'ВІЙСЬКОВА ОСВІТА', 'ВОЛОДИМИР МІРНЕНКО', 'ДЕПАРТАМЕНТ ВІЙСЬКОВОЇ ОСВІТИ І НАУКИ']</text:p>
      <text:p text:style-name="P4">
Category: News</text:p>
      <!--METADATA-->
      <text:p text:style-name="P4">
<draw:frame draw:style-name="fr1" draw:name="Image284" text:anchor-type="as-char" svg:width="6.9236in" svg:height="4.615733in" draw:z-index="0">
<draw:image xlink:href="../Images/AРМІЯINFORM/2023-05-25T48-00-00-04-00/photo_2023-05-25-11.34.07.jpg" xlink:type="simple" xlink:show="embed" xlink:actuate="onLoad" draw:mime-type="image/jpeg"/>
</draw:frame>
Photo by Ruslana Tarasova</text:p>
      <text:p text:style-name="P4">
Director of the Department of Military Education and Science of the Ministry of Defense of Ukraine Volodymyr Mirnenko during a briefing in <text:a xlink:type="simple" xlink:href="https://armyinform.com.ua/2023/05/25/bryfing-shhodo-transformacziyi-systemy-vijskovoyi-osvity/" text:style-name="Internet_20_link" text:visited-style-name="Visited_20_Internet_20_Link">
Military Mediacenter</text:a>
He spoke about the peculiarities of the organization of the introductory campaign to obtain a professional higher and higher education.</text:p>
      <text:p text:style-name="P4">
Yes, competitive selection of entrants under 30 years of age for obtaining a professional and higher education is carried out(qualifying)commissions, including and outgoing warehouse. The venue is determined by the Command of Higher Education, the GNP of the WEA.</text:p>
      <text:p text:style-name="P4">
“In case of impossibility of registration of a personal file in the Tax Code and JV at the place of residence(Action)Civilians have the right to apply for a statement of entry directly to the admissions committee of Higher Education, VNPP and ZFPVO in a convenient way: either in person, or using means of communication or e -mail, ”he said.</text:p>
      <text:p text:style-name="P4">
The registration of personal cases of such entrants, said Volodymyr Mirnenko, is carried out directly in Higher Education, GNP of the HUB and ZFPVO.</text:p>
      <text:p text:style-name="P4">
“Civilian youth, as well as servicemen, in the absence of a possibility of establishing a primary medical examination of the VLK at the place of military service, undergo a final medical examination(flight)the commission directly at Higher Education, GNP of the ZNO or ZFPVO during the introductory testing, ”he added.</text:p>
      <text:p text:style-name="P4">
With regard to the conditions of admission, according to Vladimir Mirnenko, entrants have the ability to choose the desired format of participation in competitive selection. Among the options:</text:p>
      <ul>
        <li>
Introductory test that involves an eye assessment of the entrant's knowledge of three(two - for Zfpvo)competitive objects, the form and procedure of which is determined by Higher Education, GNP of the ZVO in the rules of admission; * Results of the National Multi -Medical Test 2022 or 2023 or EIT 2020 and 2021 of three(Two for ZFPVO)competitive subjects in any combination.</li>
      </ul>
      <text:p text:style-name="P4">
«Entrants to Higher Education and GNP for HUND for obtaining a master's degree on the basis of bachelor's degree participate in the competition as a result of a single entrance exam(foreign language interviews)and professional exam. The form and procedure of conducting the examination is determined by the institution in the rules of admission, ”Vladimirmirnenko summarizes, and emphasizes that the exam on physical training and professional-psychological examination undergo all entrants.</text:p>
      <text:p text:style-name="P4">
News Source: <text:a xlink:type="simple" xlink:href="https://armyinform.com.ua/2023/05/25/vstupna-kampaniya-dlya-zdobuttya-fahovoyi-peredvyshhoyi-ta-vyshhoyi-osvity-osoblyvosti-organizacziyi-u-2023-roczi/" text:style-name="Internet_20_link" text:visited-style-name="Visited_20_Internet_20_Link">
https://armyinform.com.ua/2023/05/25/vstupna-kampaniya-dlya-zdobuttya-fahovoyi-peredvyshhoyi-ta-vyshhoyi-osvity-osoblyvosti-organizacziyi-u-2023-roczi/</text:a>
</text:p>
      <!--NEWS-->
      <text:h text:style-name="P10" text:outline-level="1">
<text:span text:style-name="T4">
The National Guard detained two persons on suspicion of treason and diversions</text:span>
</text:h>
      <text:p text:style-name="P4">
Author: ['Володимир Поліщук']</text:p>
      <text:p text:style-name="P4">
Time: 2023-05-25T49:00:00-04:00</text:p>
      <text:p text:style-name="P4">
Description: PID Hour of the Wash the Penetrinni on the Substance of the Soverek of the National Guard of the National Guar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38293775404353712_w-scaled.jpg" text:style-name="Internet_20_link" text:visited-style-name="Visited_20_Internet_20_Link">
photo_5438293775404353712_w-scaled.jpg</text:a>
']</text:p>
      <text:p text:style-name="P4">
Tags: ['МИКОЛА УРШАЛОВИЧ', 'НГУ']</text:p>
      <text:p text:style-name="P4">
Category: News</text:p>
      <!--METADATA-->
      <text:p text:style-name="P4">
<draw:frame draw:style-name="fr1" draw:name="Image285" text:anchor-type="as-char" svg:width="6.9236in" svg:height="4.615733in" draw:z-index="0">
<draw:image xlink:href="../Images/AРМІЯINFORM/2023-05-25T49-00-00-04-00/photo_5438293775404353712_w-scaled.jpg" xlink:type="simple" xlink:show="embed" xlink:actuate="onLoad" draw:mime-type="image/jpeg"/>
</draw:frame>
When attempting to enter important state sites through a forbidden zonnazuvardy, three people were detained, another 23 - for violation of the bandwidth. This was reported by Colonel Mykola Mikolarshalovich, during a briefing at the Militation Media Center.</text:p>
      <text:p text:style-name="P4">
The National Guard protects the ministry, agencies, state administrations, object -regional and local importance, monitors compliance with the requirements of the recommended hour and ensures public safety in 36 settlements.</text:p>
      <text:p text:style-name="P4">
Also, the Guards at the entrances and exits to settlements in 21 regions of the countries check documents, if necessary inspect things and vehicles, luggage and cargo. A total of 128 checkpoints were exhibited.</text:p>
      <ul>
        <li>
During the performance of these tasks, 2160 persons were detained for committing offenses, of whom 71, including eight persons, are suspected of committing crimes against the basics of national security of Ukraine on suspicion of crimes against the basics of national security of Ukraine, - said Colonel Urshalovich. - Three units of firearms and a tri -dice of cold weapons, two grenades, as well as about 500 grams of narcotic reaches were seized.</li>
      </ul>
      <text:p text:style-name="P4">
The National Guard also participated in 24 12 -regions countertoing.</text:p>
      <ul>
        <li>
As a result of the work carried out: 1857 addresses, 1908 Transports, 5900 citizens, in Odessa and Poltava, two citizens of Ukraine were detained, who were wanted on suspicion of treason in the treason of trembling diversions, - said the representative of the NSU.</li>
      </ul>
      <text:p text:style-name="P4">
According to him, the forces and means of the NSU continue to fulfill the tasks of the unauthorized intersection of the state border of Ukraine of the TAZACLACE compliance with the rules of the border regime during a special border operation "West-2023", more than 17 thousand. and 11 thousand vehicles.</text:p>
      <text:p text:style-name="P4">
<text:span text:style-name="T5">
Opto press service of NSU</text:span>
</text:p>
      <text:p text:style-name="P4">
News Source: <text:a xlink:type="simple" xlink:href="https://armyinform.com.ua/2023/05/25/naczgvardiya-zatrymala-dvoh-osib-za-pidozroyu-v-derzhavnij-zradi-ta-skoyenni-dyversij/" text:style-name="Internet_20_link" text:visited-style-name="Visited_20_Internet_20_Link">
https://armyinform.com.ua/2023/05/25/naczgvardiya-zatrymala-dvoh-osib-za-pidozroyu-v-derzhavnij-zradi-ta-skoyenni-dyversij/</text:a>
</text:p>
      <!--NEWS-->
      <text:h text:style-name="P10" text:outline-level="1">
<text:span text:style-name="T4">
The National Guard trains to act in forest and urbanized areas - Mykola Urshalovich</text:span>
</text:h>
      <text:p text:style-name="P4">
Author: ['Володимир Поліщук']</text:p>
      <text:p text:style-name="P4">
Time: 2023-05-25T50:00:00-04:00</text:p>
      <text:p text:style-name="P4">
Description: VIISKOVOVOSKOVASISHINALY OF THE WASTICALLY OF THE OBSITY OF THE BOICE ... War with Ukraine 2022, War with Ukraine Latest News today, News War with Ukraine 2022 Last today, will there be a war between Ukraine and Russia and when the war with Ukraine will or not be or not in 2022 in 2022 , Will there be a war with Ukraine in the near future, they say, the war with Ukraine, Ukrainian news today, Ukrainian news in Ukrainian media in Russian</text:p>
      <text:p text:style-name="P4">
Images: ['<text:a xlink:type="simple" xlink:href="https://armyinform.com.ua/wp-content/uploads/2023/05/photo_2023-05-25-11.30.00.jpg" text:style-name="Internet_20_link" text:visited-style-name="Visited_20_Internet_20_Link">
photo_2023-05-25-11.30.00.jpg</text:a>
']</text:p>
      <text:p text:style-name="P4">
Tags: ['MILITARY MEDIA CENTER', 'ВТОРГНЕННЯ РФ', 'МИКОЛА УРШАЛОВИЧ', 'НАЦГВАРДІЯ', 'НГУ']</text:p>
      <text:p text:style-name="P4">
Category: News</text:p>
      <!--METADATA-->
      <text:p text:style-name="P4">
Servicemen of the National Guard of Ukraine continue to increase their combativity and improve the order of interaction between all components of siloboron and safety during a defense operation in a forest and hubbanized area.</text:p>
      <text:p text:style-name="P4">
<draw:frame draw:style-name="fr1" draw:name="Image286" text:anchor-type="as-char" svg:width="6.9236in" svg:height="4.615733in" draw:z-index="0">
<draw:image xlink:href="../Images/AРМІЯINFORM/2023-05-25T50-00-00-04-00/photo_2023-05-25-11.30.00.jpg" xlink:type="simple" xlink:show="embed" xlink:actuate="onLoad" draw:mime-type="image/jpeg"/>
</draw:frame>
About this during a briefing in Military Media Center <text:a xlink:type="simple" xlink:href="https://www.youtube.com/watch" text:style-name="Internet_20_link" text:visited-style-name="Visited_20_Internet_20_Link">
told</text:a>
Colonel Mykolarshalovich Deputy Director Administrative Administration of NSU Main Directorate.</text:p>
      <text:p text:style-name="P4">
-Yes, on May 23-25, military units and units of the National Guards, which are part of the Kyiv forces and means of defense, are involved in command and staff training, during which the issues of prevention of management after aircraft strike, defense, defense are practiced. DRG of the enemy, conducting and restriction measures and other issues, taking into account the experience of tamotive options for the enemy,-said Mykola Urshalovich.</text:p>
      <text:p text:style-name="P4">
<text:span text:style-name="T5">
Foto Nazar Voloshin</text:span>
</text:p>
      <text:p text:style-name="P4">
News Source: <text:a xlink:type="simple" xlink:href="https://armyinform.com.ua/2023/05/25/naczgvardiya-trenuyetsya-diyaty-v-lisovij-ta-urbanizovanij-misczevostyah-mykola-urshalovych/" text:style-name="Internet_20_link" text:visited-style-name="Visited_20_Internet_20_Link">
https://armyinform.com.ua/2023/05/25/naczgvardiya-trenuyetsya-diyaty-v-lisovij-ta-urbanizovanij-misczevostyah-mykola-urshalovych/</text:a>
</text:p>
      <!--NEWS-->
      <text:h text:style-name="P10" text:outline-level="1">
<text:span text:style-name="T4">
For a week of NSU sappers destroyed more than 300 explosive items</text:span>
</text:h>
      <text:p text:style-name="P4">
Author: ['Володимир Поліщук']</text:p>
      <text:p text:style-name="P4">
Time: 2023-05-25T51:00:00-04:00</text:p>
      <text:p text:style-name="P4">
Description: Service of National Guard of Ukrainian, Humanitarian Teritor's Humanitie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photo_5438293775404353720_w-scaled.jpg" text:style-name="Internet_20_link" text:visited-style-name="Visited_20_Internet_20_Link">
photo_5438293775404353720_w-scaled.jpg</text:a>
']</text:p>
      <text:p text:style-name="P4">
Tags: ['MILITARY MEDIA CENTER', 'ВТОРГНЕННЯ РФ', 'МИКОЛА УРШАЛОВИЧ', 'МІНИ', 'САПЕРИ']</text:p>
      <text:p text:style-name="P4">
Category: News</text:p>
      <!--METADATA-->
      <text:p text:style-name="P4">
<draw:frame draw:style-name="fr1" draw:name="Image287" text:anchor-type="as-char" svg:width="6.9236in" svg:height="5.1927in" draw:z-index="0">
<draw:image xlink:href="../Images/AРМІЯINFORM/2023-05-25T51-00-00-04-00/photo_5438293775404353720_w-scaled.jpg" xlink:type="simple" xlink:show="embed" xlink:actuate="onLoad" draw:mime-type="image/jpeg"/>
</draw:frame>
The sappers of the National Guard of Ukraine continue the humanitarian demining of the territories of agricultural purposes in the area of settlements Chernobaevka, East, Muzykivka of Kherson region and in the area of the inhabited plaster of the Sumy region.</text:p>
      <text:p text:style-name="P4">
This was announced during a briefing at the Military Media Center by the Deputy Director Administration of Planning of the Use of the Main Directorate of National Guard Colonel Mykola Urshalovich.</text:p>
      <text:p text:style-name="P4">
According to him, during the week of the mine group surveyed about 1250 gammisality, 9 km of roads and neutralized 292 explosive objects.</text:p>
      <ul>
        <li>
Also worked for the miners of the National Guard in Zaporizhzhia, Kharkiv and Mykolaiv regions, where last week they surveyed about 10 hectares of terrain, 5 km of roads and destroyed 24 explosive objects, - Nikolai Urshalovich. - In order to facilitate the work of the sappers in the Kherson region, the use of the Vanguard dating, provided by Canadian partners, was started to perform the work.</li>
      </ul>
      <text:p text:style-name="P4">
<text:span text:style-name="T5">
Opto press service of NSU</text:span>
</text:p>
      <text:p text:style-name="P4">
News Source: <text:a xlink:type="simple" xlink:href="https://armyinform.com.ua/2023/05/25/za-tyzhden-sapery-ngu-znyshhyly-ponad-300-vybuhonebezpechnyh-predmetiv/" text:style-name="Internet_20_link" text:visited-style-name="Visited_20_Internet_20_Link">
https://armyinform.com.ua/2023/05/25/za-tyzhden-sapery-ngu-znyshhyly-ponad-300-vybuhonebezpechnyh-predmetiv/</text:a>
</text:p>
      <!--NEWS-->
      <text:h text:style-name="P10" text:outline-level="1">
<text:span text:style-name="T4">
Anna Malyar: Wagnerivtsi remain in Bakhmut, in the suburbs - regular troops of the Russian Federation</text:span>
</text:h>
      <text:p text:style-name="P4">
Author: ['АРМІЯINFORM']</text:p>
      <text:p text:style-name="P4">
Time: 2023-05-25T52:00:00-04:00</text:p>
      <text:p text:style-name="P4">
Description: At the submarines of Bakhmut Vorog, the PIDRODILI PVK Vagner on the ArmICIKI regula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bb-792x528-1.jpg" text:style-name="Internet_20_link" text:visited-style-name="Visited_20_Internet_20_Link">
bb-792x528-1.jpg</text:a>
']</text:p>
      <text:p text:style-name="P4">
Tags: ['БАХМУТ', 'БОЇ ЗА БАХМУТ', 'ВІЙНА', 'ГАННА МАЛЯР']</text:p>
      <text:p text:style-name="P4">
Category: News</text:p>
      <!--METADATA-->
      <text:p text:style-name="P4">
<draw:frame draw:style-name="fr1" draw:name="Image288" text:anchor-type="as-char" svg:width="6.9236in" svg:height="4.615733in" draw:z-index="0">
<draw:image xlink:href="../Images/AРМІЯINFORM/2023-05-25T52-00-00-04-00/bb-792x528-1.jpg" xlink:type="simple" xlink:show="embed" xlink:actuate="onLoad" draw:mime-type="image/jpeg"/>
</draw:frame>
In the suburbs of Bakhmut, the enemy replaced the units of the Wagner PEC with army -circular detachments. In the very city of Bakhmut, there are "Wagnerivtsi" at the moment.</text:p>
      <text:p text:style-name="P4">
About it <text:a xlink:type="simple" xlink:href="https://t.me/annamaliar/796" text:style-name="Internet_20_link" text:visited-style-name="Visited_20_Internet_20_Link">
reported</text:a>
Deputy Minister of Defense of Ukraine Anna Malyar in her Telegram, adding that the forces of Ukraine's defense control the outskirts of Bakhmut in the southwestern part in the Airplane.</text:p>
      <text:p text:style-name="P4">
Anna Malyar noted that the epicenter of hostilities remains the East of Ukraine, Tamvorog is on the offensive on Avdiivsky, Marinsk, Lymansky, Kupyansk and Bakhmut directions.</text:p>
      <text:p text:style-name="P4">
“At <text:span text:style-name="T4">
 Avdiivsky and Marinski </text:span>
 - the attacks of the enemy are reflected. The offensive effects of the eight are unsuccessful.</text:p>
      <text:p text:style-name="P4">
On <text:span text:style-name="T4">
 Liman </text:span>
 the enemy of the last day took pause and the offensive actions were not.</text:p>
      <text:p text:style-name="P4">
The <text:span text:style-name="T4">
 Kupyansky </text:span>
 is now fighting. The enemy attacks, tries to capture the lap for further advance, suffered losses.</text:p>
      <text:p text:style-name="P4">
On <text:span text:style-name="T4">
 Bakhmutsky </text:span>
 the enemy's artillery shelling is trying to impose our promotion on the flanks. Now the enemy is tightened by additional units of the flanks for strengthening, ”her post reads.</text:p>
      <text:p text:style-name="P4">
Yesterday Anna Malyar <text:a xlink:type="simple" xlink:href="https://armyinform.com.ua/2023/05/24/oborona-bahmuta-tryvaye-z-lita-mynulogo-roku-i-zaraz-vpershe-maye-uspih/" text:style-name="Internet_20_link" text:visited-style-name="Visited_20_Internet_20_Link">
reported</text:a>
that the heavy Bakhmut does not stop to this day, despite the significant advantage of the enemy in artillery.</text:p>
      <text:p text:style-name="P4">
News Source: <text:a xlink:type="simple" xlink:href="https://armyinform.com.ua/2023/05/25/ganna-malyar-vagnerivczi-zalyshayutsya-v-bahmuti-u-peredmisti-regulyarni-vijska-rf/" text:style-name="Internet_20_link" text:visited-style-name="Visited_20_Internet_20_Link">
https://armyinform.com.ua/2023/05/25/ganna-malyar-vagnerivczi-zalyshayutsya-v-bahmuti-u-peredmisti-regulyarni-vijska-rf/</text:a>
</text:p>
      <!--NEWS-->
      <text:h text:style-name="P10" text:outline-level="1">
<text:span text:style-name="T4">
The educational process of military universities adapts according to the experience of warfare</text:span>
</text:h>
      <text:p text:style-name="P4">
Author: ['АРМІЯINFORM']</text:p>
      <text:p text:style-name="P4">
Time: 2023-05-25T53:00:00-04:00</text:p>
      <text:p text:style-name="P4">
Description: VID of a large -scale aggression of the Office of Ukraine Vishovi Vishi post -the -post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5-1-4.jpg" text:style-name="Internet_20_link" text:visited-style-name="Visited_20_Internet_20_Link">
5-1-4.jpg</text:a>
']</text:p>
      <text:p text:style-name="P4">
Tags: ['MILITARY MEDIA CENTER', 'ВІЙСЬКОВА ОСВІТА', 'ВОЛОДИМИР МІРНЕНКО']</text:p>
      <text:p text:style-name="P4">
Category: News</text:p>
      <!--METADATA-->
      <text:p text:style-name="P4">
<draw:frame draw:style-name="fr1" draw:name="Image289" text:anchor-type="as-char" svg:width="6.9236in" svg:height="3.894525in" draw:z-index="0">
<draw:image xlink:href="../Images/AРМІЯINFORM/2023-05-25T53-00-00-04-00/5-1-4.jpg" xlink:type="simple" xlink:show="embed" xlink:actuate="onLoad" draw:mime-type="image/jpeg"/>
</draw:frame>
From the beginning of large -scale aggression of Russia against Ukraine, military has been making changes to the educational process, adapting to the need of the Armory Forces of Ukraine.</text:p>
      <text:p text:style-name="P4">
About this during a briefing at Military Media Center <text:a xlink:type="simple" xlink:href="https://www.youtube.com/watch" text:style-name="Internet_20_link" text:visited-style-name="Visited_20_Internet_20_Link">
reported</text:a>
Director of the Department of Defense of Ukraine Volodymyr Mirnenko.</text:p>
      <text:p text:style-name="P4">
“Changes are constantly amended by military universities. And they take the experience of war. But I want to point out that we have crossed the jammed educational programs. How: We have increased the period of study per day from 6 to 10-12 hours. Per week - up to 72 hours, and from these 72 hours 70% - Cepratic classes, it is for the development of practical skills on military equipment, ”Vladimir Mirnenko said.</text:p>
      <text:p text:style-name="P4">
News Source: <text:a xlink:type="simple" xlink:href="https://armyinform.com.ua/2023/05/25/osvitnij-proczes-vijskovyh-vyshiv-adaptuyetsya-vidpovidno-do-dosvidu-vedennya-vijny/" text:style-name="Internet_20_link" text:visited-style-name="Visited_20_Internet_20_Link">
https://armyinform.com.ua/2023/05/25/osvitnij-proczes-vijskovyh-vyshiv-adaptuyetsya-vidpovidno-do-dosvidu-vedennya-vijny/</text:a>
</text:p>
      <!--NEWS-->
      <text:h text:style-name="P10" text:outline-level="1">
<text:span text:style-name="T4">
Military Pilot and Cyberfahivtsi are the most popular military specialties last year</text:span>
</text:h>
      <text:p text:style-name="P4">
Author: ['АРМІЯINFORM']</text:p>
      <text:p text:style-name="P4">
Time: 2023-05-25T54:00:00-04:00</text:p>
      <text:p text:style-name="P4">
Description: Nyiblsh popularly popular by the specialty of the Russian abіthuriyntіv, the war with Ukraine 2022, the war with Ukraine Latest news today, the news war with Ukraine 2022 The last to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bychenko131-e1685007693578.jpg" text:style-name="Internet_20_link" text:visited-style-name="Visited_20_Internet_20_Link">
bychenko131-e1685007693578.jpg</text:a>
']</text:p>
      <text:p text:style-name="P4">
Tags: ['ВІЙСЬКОВА ОСВІТА', 'ВОЛОДИМИР МІРНЕНКО']</text:p>
      <text:p text:style-name="P4">
Category: News</text:p>
      <!--METADATA-->
      <text:p text:style-name="P4">
<draw:frame draw:style-name="fr1" draw:name="Image290" text:anchor-type="as-char" svg:width="6.9236in" svg:height="4.257726in" draw:z-index="0">
<draw:image xlink:href="../Images/AРМІЯINFORM/2023-05-25T54-00-00-04-00/bychenko131-e1685007693578.jpg" xlink:type="simple" xlink:show="embed" xlink:actuate="onLoad" draw:mime-type="image/jpeg"/>
</draw:frame>
The most popular military specialties among the entrants of the nulo -year introductory campaign to military universities were military pilots Tafahivtsi on cybersecurity.</text:p>
      <text:p text:style-name="P4">
About this during a briefing at Military Media Center <text:a xlink:type="simple" xlink:href="https://www.youtube.com/watch" text:style-name="Internet_20_link" text:visited-style-name="Visited_20_Internet_20_Link">
reported</text:a>
Director of the Department of Defense of Ukraine Volodymyr Mirnenko.</text:p>
      <text:p text:style-name="P4">
"Given the experience of the introductory campaign of 2022, I would like to point out the high patriotism of the youth of Ukraine on joining military educational institutions. The largest number of youth wanted to enter the specialization" Military Pilot "," Cybersecurity "," Information Technologies " - the most high -tech specialization," Mirnenko.</text:p>
      <text:p text:style-name="P4">
He added that 10 applicants claimed one place.</text:p>
      <text:p text:style-name="P4">
News Source: <text:a xlink:type="simple" xlink:href="https://armyinform.com.ua/2023/05/25/vijskovyj-pilot-ta-kiberfahivecz-najpopulyarnishi-vijskovi-speczialnosti-mynulogo-roku/" text:style-name="Internet_20_link" text:visited-style-name="Visited_20_Internet_20_Link">
https://armyinform.com.ua/2023/05/25/vijskovyj-pilot-ta-kiberfahivecz-najpopulyarnishi-vijskovi-speczialnosti-mynulogo-roku/</text:a>
</text:p>
      <!--NEWS-->
      <text:h text:style-name="P10" text:outline-level="1">
<text:span text:style-name="T4">
Russia brought out all the rocket launchers from the Black Sea - the Navy of the Armed Forces</text:span>
</text:h>
      <text:p text:style-name="P4">
Author: ['АРМІЯINFORM']</text:p>
      <text:p text:style-name="P4">
Time: 2023-05-25T55:00:00-04:00</text:p>
      <text:p text:style-name="P4">
Description: At the Chorny Morn Vorog Tables Schobliv, the middle of them is the wife’s rocket carrier.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ІЙНА', 'ВМС ЗС УКРАЇНИ', 'РАКЕТИ «КАЛІБР»', 'ЧОРНЕ МОРЕ']</text:p>
      <text:p text:style-name="P4">
Category: News</text:p>
      <!--METADATA-->
      <text:p text:style-name="P4">
<draw:frame draw:style-name="fr1" draw:name="Image291" text:anchor-type="as-char" svg:width="6.9236in" svg:height="3.956343in" draw:z-index="0">
<draw:image xlink:href="../Images/AРМІЯINFORM/2023-05-25T55-00-00-04-00/chorne-more.jpg" xlink:type="simple" xlink:show="embed" xlink:actuate="onLoad" draw:mime-type="image/jpeg"/>
</draw:frame>
In the Black Sea, the enemy holds six ships, among them no rocket carrier.</text:p>
      <text:p text:style-name="P4">
About it <text:a xlink:type="simple" xlink:href="https://t.me/ukrainian_navy/3196" text:style-name="Internet_20_link" text:visited-style-name="Visited_20_Internet_20_Link">
reports</text:a>
The press service of the Navy of the Armed Forces.</text:p>
      <text:p text:style-name="P4">
There is one enemy ship in the Sea of Azov.</text:p>
      <text:p text:style-name="P4">
In the Mediterranean, there are seven enemy ships, one one carriage missiles "Caliber", a total volley of up to four missiles.</text:p>
      <text:p text:style-name="P4">
During the day in the interests of the Russian Federation the passage of the Kerch-Yenikhal Strait made:</text:p>
      <ul>
        <li>
to the Azov Sea - 8 vessels, 4 of them moved in the direction of the Bosphorus Strait; * 22 vessels to the Black Sea, 7 of them continued the movement in the direction of the Bosphorus.</li>
      </ul>
      <text:p text:style-name="P4">
It is noted that the Russian Federation continues to violate the International Convention on the Protected Life at the sea of 1974.(SOLAS)by turning off automatic identification systems(AIS), on civil vessels in the Azov Sea.</text:p>
      <text:p text:style-name="P4">
News Source: <text:a xlink:type="simple" xlink:href="https://armyinform.com.ua/2023/05/25/rosiya-vyvela-usi-raketonosiyi-z-chornogo-morya-vms-zsu/" text:style-name="Internet_20_link" text:visited-style-name="Visited_20_Internet_20_Link">
https://armyinform.com.ua/2023/05/25/rosiya-vyvela-usi-raketonosiyi-z-chornogo-morya-vms-zsu/</text:a>
</text:p>
      <!--NEWS-->
      <text:h text:style-name="P10" text:outline-level="1">
<text:span text:style-name="T4">
It was reported suspicion to the employee of the Kiev-Pechersk Lavra, who denied the existence of Ukraine</text:span>
</text:h>
      <text:p text:style-name="P4">
Author: ['АРМІЯINFORM']</text:p>
      <text:p text:style-name="P4">
Time: 2023-05-25T56:00:00-04:00</text:p>
      <text:p text:style-name="P4">
Description: The Service of the Bezpeki documented Pіdrivn Dielnist of the full-time water of Kiyvo-Pechersko Lavri,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9000968_169370325823598_530396097314003601_n.jpg" text:style-name="Internet_20_link" text:visited-style-name="Visited_20_Internet_20_Link">
349000968_169370325823598_530396097314003601_n.jpg</text:a>
']</text:p>
      <text:p text:style-name="P4">
Tags: ['STOPRUSSIA', 'АГРЕСІЯ РФ', 'ВІЙНА', 'ВТОРГНЕННЯ РФ', 'СБУ']</text:p>
      <text:p text:style-name="P4">
Category: News</text:p>
      <!--METADATA-->
      <text:p text:style-name="P4">
<draw:frame draw:style-name="fr1" draw:name="Image292" text:anchor-type="as-char" svg:width="6.9236in" svg:height="4.615733in" draw:z-index="0">
<draw:image xlink:href="../Images/AРМІЯINFORM/2023-05-25T56-00-00-04-00/349000968_169370325823598_530396097314003601_n.jpg" xlink:type="simple" xlink:show="embed" xlink:actuate="onLoad" draw:mime-type="image/jpeg"/>
</draw:frame>
The Security Service documented the subversive activity of the staff driver of the Kiev-Pechersk Lavra, who denied Russian armed aggression and justified the capture of Ukrainian territories.</text:p>
      <text:p text:style-name="P4">
About it <text:a xlink:type="simple" xlink:href="https://www.facebook.com/SecurSerUkraine/posts/pfbid0xxE6ttpiuUWiVpTdwKr4BYEE6xQ8s8MwTPS4EuqvCGfT247bZ8GhpuWGGfyP53pPl" text:style-name="Internet_20_link" text:visited-style-name="Visited_20_Internet_20_Link">
reports</text:a>
Security Service of Ukraine.</text:p>
      <text:p text:style-name="P4">
“In April this year, the person involved in a comment to one of the domestic TV channels stood up temporarily captured by the Crimea" Russian "and the borders of our state" unregistered. "</text:p>
      <text:p text:style-name="P4">
In addition, he told the journalist that "Putin did not begin the war of" anti -Ukraine, but the death of civilians from the Russian air strikes "naturally".</text:p>
      <text:p text:style-name="P4">
According to the investigation, a 56-year-old supporter of Rashism at the beginning of a full-scale invasion supported the Russian invaders and denied other military crimes, ”the message reads.</text:p>
      <text:p text:style-name="P4">
The Linguistic Expertise initiated by the SBU confirmed the facts of illegality of the person involved in the state security of Ukraine.</text:p>
      <text:p text:style-name="P4">
On the basis of the evidence collected, the investigators of the Security Service informed him of the suspicion of Part 1 of Art. 436-2 of the Criminal Code of Ukraine(justification, recognition right, denial of armed aggression of the Russian Federation against Ukraine, glorification).</text:p>
      <text:p text:style-name="P4">
Вирішується питання щодо обрання йому запобіжного заходу. Триває розслідуваннядля встановлення всіх обставин злочину.</text:p>
      <text:p text:style-name="P4">
Комплексні заходи проводили співробітники СБУ у м. Києві та Київській областіза процесуального керівництва Київської міської прокуратури.</text:p>
      <text:p text:style-name="P4">
News Source: <text:a xlink:type="simple" xlink:href="https://armyinform.com.ua/2023/05/25/povidomleno-pro-pidozru-praczivnyku-kyyevo-pecherskoyi-lavry-yakyj-zaperechuvav-isnuvannya-ukrayiny/" text:style-name="Internet_20_link" text:visited-style-name="Visited_20_Internet_20_Link">
https://armyinform.com.ua/2023/05/25/povidomleno-pro-pidozru-praczivnyku-kyyevo-pecherskoyi-lavry-yakyj-zaperechuvav-isnuvannya-ukrayiny/</text:a>
</text:p>
      <!--NEWS-->
      <text:h text:style-name="P10" text:outline-level="1">
<text:span text:style-name="T4">
British helicopter Sea King is already on the way to Ukraine</text:span>
</text:h>
      <text:p text:style-name="P4">
Author: ['АРМІЯINFORM']</text:p>
      <text:p text:style-name="P4">
Time: 2023-05-25T57:00:00-04:00</text:p>
      <text:p text:style-name="P4">
Description: Gelikopter Sea King, Yakiyahi ahead of the Korolivskiy Viezkovo-Mordic forc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znimok-ekrana-3.png" text:style-name="Internet_20_link" text:visited-style-name="Visited_20_Internet_20_Link">
znimok-ekrana-3.png</text:a>
']</text:p>
      <text:p text:style-name="P4">
Tags: []</text:p>
      <text:p text:style-name="P4">
Category: News</text:p>
      <!--METADATA-->
      <text:p text:style-name="P4">
<draw:frame draw:style-name="fr1" draw:name="Image293" text:anchor-type="as-char" svg:width="6.9236in" svg:height="3.758526in" draw:z-index="0">
<draw:image xlink:href="../Images/AРМІЯINFORM/2023-05-25T57-00-00-04-00/znimok-ekrana-3.png" xlink:type="simple" xlink:show="embed" xlink:actuate="onLoad" draw:mime-type="image/png"/>
</draw:frame>
The Sea King Helicopter, which was previously owned by the royal naval forces of the United Kingdom and was handed over to Ukraine as part of Ukraine's continuous support by the United Kingdom, already in the new color and the Ukrainian recognizable sign of Ukraine the aircraft of Ukraine left a large britain on the path to Ukraine after the period of study for new Ukrainian studies. and within the framework of the training operation "Orbital".</text:p>
      <text:p text:style-name="P4">
About it <text:a xlink:type="simple" xlink:href="https://www.facebook.com/GeneralStaff.ua/videos/223702070380475/" text:style-name="Internet_20_link" text:visited-style-name="Visited_20_Internet_20_Link">
reports</text:a>
The General Staff of the Armed Forces.</text:p>
      <text:p text:style-name="P4">
"As the former search and rescue helicopter of the royal naval forces of Great Britain, it will provide real support and improve the search and rescue capabilities of the Armed Forces of Ukraine," the testimony reads.</text:p>
      <text:p text:style-name="P4">
News Source: <text:a xlink:type="simple" xlink:href="https://armyinform.com.ua/2023/05/25/brytanskyj-gelikopter-sea-king-vzhe-na-shlyahu-do-ukrayiny/" text:style-name="Internet_20_link" text:visited-style-name="Visited_20_Internet_20_Link">
https://armyinform.com.ua/2023/05/25/brytanskyj-gelikopter-sea-king-vzhe-na-shlyahu-do-ukrayiny/</text:a>
</text:p>
      <!--NEWS-->
      <text:h text:style-name="P10" text:outline-level="1">
<text:span text:style-name="T4">
A reliable connection connects Ukrainians, gives our soldiers and Ukraine to be effective in defense - President</text:span>
</text:h>
      <text:p text:style-name="P4">
Author: ['АРМІЯINFORM']</text:p>
      <text:p text:style-name="P4">
Time: 2023-05-25T58:00:00-04:00</text:p>
      <text:p text:style-name="P4">
Description: President Volodymyr Zelensky fate with the surveys of the day of the Hold Servic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739e74774d3fe4575c61d8e44633086f_1685010485_extra_large.jpeg" text:style-name="Internet_20_link" text:visited-style-name="Visited_20_Internet_20_Link">
739e74774d3fe4575c61d8e44633086f_1685010485_extra_large.jpeg</text:a>
', '<text:a xlink:type="simple" xlink:href="https://armyinform.com.ua/wp-content/uploads/2023/05/a9cfac355991811c10d834564d9c72ae_1685010482_wysiwyg.jpeg" text:style-name="Internet_20_link" text:visited-style-name="Visited_20_Internet_20_Link">
a9cfac355991811c10d834564d9c72ae_1685010482_wysiwyg.jpeg</text:a>
', '<text:a xlink:type="simple" xlink:href="https://armyinform.com.ua/wp-content/uploads/2023/05/2ec54655b3a96a69ab9e0d9d27aacfeb_1685010484_wysiwyg.jpeg" text:style-name="Internet_20_link" text:visited-style-name="Visited_20_Internet_20_Link">
2ec54655b3a96a69ab9e0d9d27aacfeb_1685010484_wysiwyg.jpeg</text:a>
']</text:p>
      <text:p text:style-name="P4">
Tags: []</text:p>
      <text:p text:style-name="P4">
Category: News</text:p>
      <!--METADATA-->
      <text:p text:style-name="P4">
<draw:frame draw:style-name="fr1" draw:name="Image294" text:anchor-type="as-char" svg:width="6.9236in" svg:height="4.604691in" draw:z-index="0">
<draw:image xlink:href="../Images/AРМІЯINFORM/2023-05-25T58-00-00-04-00/739e74774d3fe4575c61d8e44633086f_1685010485_extra_large.jpeg" xlink:type="simple" xlink:show="embed" xlink:actuate="onLoad" draw:mime-type="image/jpeg"/>
</draw:frame>
President Volodymyr Zelensky took part in events on the occasion of the Civil Service of Special Communication and Information Protection of Ukraine.</text:p>
      <text:p text:style-name="P4">
The Head of State congratulated all the communications on their professional holiday and thanked them for the important work they do for the country and people.</text:p>
      <text:p text:style-name="P4">
“Today, it is important to thank everyone who provides for our people, Ukraine, our defense - all Ukrainians. Whoever protects the communication lines restores the damaged communication, who protects the cyberspace. All this literally connects the Ukrainians, enables our warriors to be effective in defense, and our people just understand what is giving away, and to hear, to see their relatives and relatives, ”said the head of state at the festivities.</text:p>
      <text:p text:style-name="P4">
<draw:frame draw:style-name="fr1" draw:name="Image295" text:anchor-type="as-char" svg:width="6.9236in" svg:height="4.604194in" draw:z-index="0">
<draw:image xlink:href="../Images/AРМІЯINFORM/2023-05-25T58-00-00-04-00/a9cfac355991811c10d834564d9c72ae_1685010482_wysiwyg.jpeg" xlink:type="simple" xlink:show="embed" xlink:actuate="onLoad" draw:mime-type="image/jpeg"/>
</draw:frame>
The attendees paid a moment of silence to the DSSZI and all Ukrainians, and the Russian aggressor was taken away by the Russian aggressor during this cruel war.</text:p>
      <text:p text:style-name="P4">
The President also noted the important activity of the State Service for Special Communications for Information Protection in the Protection of Ukrainian Cyberspace.</text:p>
      <text:p text:style-name="P4">
“The work of the special communication service is comprehensive. And this is not just a connection as such. I will remember your work in the first days of a large-scale invasion, directed to not allow the enemy to impress our cyberspace in any way. I will clearly understand that you are doing everything possible in the direction of radio electronic intelligence, ”Volodymyr Zelenskyy said.</text:p>
      <text:p text:style-name="P4">
The head of state also appreciated the project to create a drone army.</text:p>
      <text:p text:style-name="P4">
“The purpose of the drone army is really ambitious. I want to thank for your complex work. And I only want to wish you a victory. It seems to me that it is more important, ”he said.</text:p>
      <text:p text:style-name="P4">
<draw:frame draw:style-name="fr1" draw:name="Image296" text:anchor-type="as-char" svg:width="6.9236in" svg:height="4.604194in" draw:z-index="0">
<draw:image xlink:href="../Images/AРМІЯINFORM/2023-05-25T58-00-00-04-00/2ec54655b3a96a69ab9e0d9d27aacfeb_1685010484_wysiwyg.jpeg" xlink:type="simple" xlink:show="embed" xlink:actuate="onLoad" draw:mime-type="image/jpeg"/>
</draw:frame>
The President also wished the health of his relatives and close communications.</text:p>
      <text:p text:style-name="P4">
On the occasion of the State Service of Special Communications and Information Protection, Volodymyr Zelensky presented state awards. The communications were given to the Head of State of the Medal "For the Perfect Service" of the III degree, "For the Military Service of Ukraine", "Defender of the Fatherland".The head of state also got acquainted with the technical characteristics of shock and exploratory unmanned apparatus, the vast majority of whom —water production.</text:p>
      <text:p text:style-name="P4">
Volodymyr Zelensky heard the report of the chairman of the DSSZI Yuri Shchigol on the development of the service.</text:p>
      <text:p text:style-name="P4">
<text:span text:style-name="T4">
 Source: </text:span>
 <text:a xlink:type="simple" xlink:href="https://www.president.gov.ua/news/nadijnij-zvyazok-zyednuye-ukrayinciv-daye-nashim-voyinam-i-u-83145" text:style-name="Internet_20_link" text:visited-style-name="Visited_20_Internet_20_Link">
Presidential Office</text:a>
</text:p>
      <text:p text:style-name="P4">
News Source: <text:a xlink:type="simple" xlink:href="https://armyinform.com.ua/2023/05/25/nadijnyj-zvyazok-zyednuye-ukrayincziv-daye-nashym-voyinam-i-ukrayini-zmogu-buty-efektyvnymy-v-oboroni-prezydent/" text:style-name="Internet_20_link" text:visited-style-name="Visited_20_Internet_20_Link">
https://armyinform.com.ua/2023/05/25/nadijnyj-zvyazok-zyednuye-ukrayincziv-daye-nashym-voyinam-i-ukrayini-zmogu-buty-efektyvnymy-v-oboroni-prezydent/</text:a>
</text:p>
      <!--NEWS-->
      <text:h text:style-name="P10" text:outline-level="1">
<text:span text:style-name="T4">
Will judge the occupiers who robbed civilian apartments during Irpen's occupation</text:span>
</text:h>
      <text:p text:style-name="P4">
Author: ['АРМІЯINFORM']</text:p>
      <text:p text:style-name="P4">
Time: 2023-05-25T59:00:00-04:00</text:p>
      <text:p text:style-name="P4">
Description: Superimitatizing the cucumber of illegal Zbroinh formuns so called the DPR, Yaki PID Hour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7-6.jpg" text:style-name="Internet_20_link" text:visited-style-name="Visited_20_Internet_20_Link">
17-6.jpg</text:a>
']</text:p>
      <text:p text:style-name="P4">
Tags: ['АГРЕСІЯ РФ', 'ВТОРГНЕННЯ РФ', 'ОКУПАЦІЯ ІРПЕНЯ', 'ОФІС ГЕНЕРАЛЬНОГО ПРОКУРОРА УКРАЇНИ']</text:p>
      <text:p text:style-name="P4">
Category: News</text:p>
      <!--METADATA-->
      <text:p text:style-name="P4">
<draw:frame draw:style-name="fr1" draw:name="Image297" text:anchor-type="as-char" svg:width="6.9236in" svg:height="3.11562in" draw:z-index="0">
<draw:image xlink:href="../Images/AРМІЯINFORM/2023-05-25T59-00-00-04-00/17-6.jpg" xlink:type="simple" xlink:show="embed" xlink:actuate="onLoad" draw:mime-type="image/jpeg"/>
</draw:frame>
Two participants in the illegal armed formations of the so -called DNR will be judged, who robbed civilian apartments during Irpen's occupation.</text:p>
      <text:p text:style-name="P4">
About it <text:a xlink:type="simple" xlink:href="https://www.gp.gov.ua/ua/posts/suditimut-dvox-ucasnikiv-nzf-yaki-pid-cas-okupaciyi-irpenya-grabuvali-kvartiri-civilnogo-naselennya" text:style-name="Internet_20_link" text:visited-style-name="Visited_20_Internet_20_Link">
reports</text:a>
Office of the Prosecutor General of Ukraine.</text:p>
      <text:p text:style-name="P4">
"From February 24, 2022 to March 31, 2023, suspects together with other military servicemen of the Armed Forces of the Russian Federation, while in the city of Irpin, the Buchan district of Kyiv region, robbed civilian apartments," - said in the report.</text:p>
      <text:p text:style-name="P4">
It is noted that the suspects in two apartments stole foreign currency, jewelry, household and computer equipment.</text:p>
      <text:p text:style-name="P4">
"The stolen items cannot be used for military purposes, and took place exclusively for a selfish purpose," the office prosecutor emphasized.</text:p>
      <text:p text:style-name="P4">
The suspects were able to identify the traces of the fingers of the hands that removed the positions of the house during the development of the de -industrial territory with special groups of the National Police of Ukraine.</text:p>
      <text:p text:style-name="P4">
News Source: <text:a xlink:type="simple" xlink:href="https://armyinform.com.ua/2023/05/25/sudytymut-okupantiv-yaki-grabuvaly-kvartyry-czyvilnyh-pid-chas-okupacziyi-irpenya/" text:style-name="Internet_20_link" text:visited-style-name="Visited_20_Internet_20_Link">
https://armyinform.com.ua/2023/05/25/sudytymut-okupantiv-yaki-grabuvaly-kvartyry-czyvilnyh-pid-chas-okupacziyi-irpenya/</text:a>
</text:p>
      <!--NEWS-->
      <text:h text:style-name="P10" text:outline-level="1">
<text:span text:style-name="T4">
Ukraine returned 106 soldiers from the Russian captivity from the Bakhmut direction</text:span>
</text:h>
      <text:p text:style-name="P4">
Author: ['АРМІЯINFORM']</text:p>
      <text:p text:style-name="P4">
Time: 2023-05-25T60:00:00-04:00</text:p>
      <text:p text:style-name="P4">
Description: https://www.youtube.com/watch?v=Syy-6wc1oek Sogodnі, 25 herbal, Ukrainian turned ... War with Ukraine 2022, war with Ukraine today, News War with Ukraine 2022 Last today, will be today, there will be whether the war between Ukraine and Russia and when, the war with Ukraine in 2022 will be or not, will there be a war with Ukraine in the near future, the war with Ukraine, Ukraine news today, Ukrainian news in Ukrainian media in Russian</text:p>
      <text:p text:style-name="P4">
Images: []</text:p>
      <text:p text:style-name="P4">
Tags: ['ОБМІН ПОЛОНЕНИМИ']</text:p>
      <text:p text:style-name="P4">
Category: News</text:p>
      <!--METADATA-->
      <text:p text:style-name="P4">
Today, on May 25, Ukraine returned 106 soldiers from the Russian captivity. Tsevahna from the Bakhmut direction - eight officers and 98 military and sergeant. Three bodies were also repatriated: two Ukrainian foreigners.</text:p>
      <text:p text:style-name="P4">
About it <text:a xlink:type="simple" xlink:href="https://t.me/Koord_shtab/1119" text:style-name="Internet_20_link" text:visited-style-name="Visited_20_Internet_20_Link">
reports</text:a>
Coordination headquarters of inquiries for the treatment of prisoners of war.</text:p>
      <text:p text:style-name="P4">
Among those who were returned from captivity today, 68 defenders were considered to be unattended.</text:p>
      <text:p text:style-name="P4">
98 released servicemen belong to the Armed Forces of Ukraine: of which, in particular, 21 representative of territorial defense. The border guards and one serviceman of the State Special Transport Service also returned home. At least seven rescued defenders have a variety of injuries: ball and shrapnel wounds, burns and fractures, acute chronic diseases.</text:p>
      <text:p text:style-name="P4">
The oldest of the released servicemen has already turned 59, the youngest - 21 years.</text:p>
      <text:p text:style-name="P4">
Recall the past <text:a xlink:type="simple" xlink:href="https://armyinform.com.ua/2023/04/26/chergovyj-obmin-polonenymy-dodomu-povernulys-shhe-44-ukrayinczi/" text:style-name="Internet_20_link" text:visited-style-name="Visited_20_Internet_20_Link">
exchanged</text:a>
It took place on April 26. Then managed to turn home 44 of our compatriots. These are military, border guards, National Guards, sailors.</text:p>
      <text:p text:style-name="P4">
In total, 2430 people have been returned home today, including 139 civilians.</text:p>
      <text:p text:style-name="P4">
News Source: <text:a xlink:type="simple" xlink:href="https://armyinform.com.ua/2023/05/25/ukrayina-povernula-z-rosijskogo-polonu-106-vijskovyh-z-bahmutskogo-napryamku/" text:style-name="Internet_20_link" text:visited-style-name="Visited_20_Internet_20_Link">
https://armyinform.com.ua/2023/05/25/ukrayina-povernula-z-rosijskogo-polonu-106-vijskovyh-z-bahmutskogo-napryamku/</text:a>
</text:p>
      <!--NEWS-->
      <text:h text:style-name="P10" text:outline-level="1">
<text:span text:style-name="T4">
The President of Ukraine awarded the title</text:span>
</text:h>
      <text:p text:style-name="P4">
Author: ['АРМІЯINFORM']</text:p>
      <text:p text:style-name="P4">
Time: 2023-05-25T61:00:00-04:00</text:p>
      <text:p text:style-name="P4">
Description: President of Ukraine Volodymyr Zelensky Zvanni Brigadier General to the Intercessor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19/12/ukaz-e1575632886241.jpeg" text:style-name="Internet_20_link" text:visited-style-name="Visited_20_Internet_20_Link">
ukaz-e1575632886241.jpeg</text:a>
']</text:p>
      <text:p text:style-name="P4">
Tags: ['ВОЛОДИМИР ЗЕЛЕНСЬКИЙ', 'ГЕРОЙ УКРАЇНИ', 'ПРЕЗИДЕНТ УКРАЇНИ']</text:p>
      <text:p text:style-name="P4">
Category: News</text:p>
      <!--METADATA-->
      <text:p text:style-name="P4">
<draw:frame draw:style-name="fr1" draw:name="Image298" text:anchor-type="as-char" svg:width="6.9236in" svg:height="3.303582in" draw:z-index="0">
<draw:image xlink:href="../Images/AРМІЯINFORM/2023-05-25T61-00-00-04-00/ukaz-e1575632886241.jpeg" xlink:type="simple" xlink:show="embed" xlink:actuate="onLoad" draw:mime-type="image/jpeg"/>
</draw:frame>
President of Ukraine Volodymyr Zelensky has awarded the title of Brigadier Sentenced by the Commander of the Maritime Infantry of the Navy of Armed Forces.</text:p>
      <text:p text:style-name="P4">
Appropriate <text:a xlink:type="simple" xlink:href="https://www.president.gov.ua/documents/2952023-46865" text:style-name="Internet_20_link" text:visited-style-name="Visited_20_Internet_20_Link">
Decree # 295/2023</text:a>
Posted by the site of the Head of State.</text:p>
      <text:p text:style-name="P4">
"To assign the military rank of brigade General to Colonel Androsov Oleksiyivanovich-Head of Staff-Deputy Commander of the Marines of the Marines and Navy of the Armed Forces of Ukraine," the message reads.</text:p>
      <text:p text:style-name="P4">
News Source: <text:a xlink:type="simple" xlink:href="https://armyinform.com.ua/2023/05/25/prezydent-ukrayiny-prysvoyiv-zvannya-brygadnogo-generala-polkovnyku-zsu-oleksiyu-androsovu/" text:style-name="Internet_20_link" text:visited-style-name="Visited_20_Internet_20_Link">
https://armyinform.com.ua/2023/05/25/prezydent-ukrayiny-prysvoyiv-zvannya-brygadnogo-generala-polkovnyku-zsu-oleksiyu-androsovu/</text:a>
</text:p>
      <!--NEWS-->
      <text:h text:style-name="P10" text:outline-level="1">
<text:span text:style-name="T4">
Air Force Commander Air Force awarded the soldiers who defend the sky on the Patriot SCR</text:span>
</text:h>
      <text:p text:style-name="P4">
Author: ['АРМІЯINFORM']</text:p>
      <text:p text:style-name="P4">
Time: 2023-05-25T62:00:00-04:00</text:p>
      <text:p text:style-name="P4">
Description: Commander of the General of ZSU, Lieutenant General Mikola Oleshchuk, handing Zahisnik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5440589418244196153_y.jpg" text:style-name="Internet_20_link" text:visited-style-name="Visited_20_Internet_20_Link">
photo_5440589418244196153_y.jpg</text:a>
', '<text:a xlink:type="simple" xlink:href="https://armyinform.com.ua/wp-content/uploads/2023/05/photo_5440589418244196150_y-150x150.jpg" text:style-name="Internet_20_link" text:visited-style-name="Visited_20_Internet_20_Link">
photo_5440589418244196150_y-150x150.jpg</text:a>
', '<text:a xlink:type="simple" xlink:href="https://armyinform.com.ua/wp-content/uploads/2023/05/photo_5440589418244196151_y-150x150.jpg" text:style-name="Internet_20_link" text:visited-style-name="Visited_20_Internet_20_Link">
photo_5440589418244196151_y-150x150.jpg</text:a>
', '<text:a xlink:type="simple" xlink:href="https://armyinform.com.ua/wp-content/uploads/2023/05/photo_5440589418244196152_y-150x150.jpg" text:style-name="Internet_20_link" text:visited-style-name="Visited_20_Internet_20_Link">
photo_5440589418244196152_y-150x150.jpg</text:a>
', '<text:a xlink:type="simple" xlink:href="https://armyinform.com.ua/wp-content/uploads/2023/05/photo_5438168199150552723_y.jpg" text:style-name="Internet_20_link" text:visited-style-name="Visited_20_Internet_20_Link">
photo_5438168199150552723_y.jpg</text:a>
']</text:p>
      <text:p text:style-name="P4">
Tags: ['ВІЙНА', 'ЗРК PATRIOT', 'МИКОЛА ОЛЕЩУК', 'ПОВІТРЯНІ СИЛИ ЗБРОЙНИХ СИЛ УКРАЇНИ']</text:p>
      <text:p text:style-name="P4">
Category: News</text:p>
      <!--METADATA-->
      <text:p text:style-name="P4">
<draw:frame draw:style-name="fr1" draw:name="Image299" text:anchor-type="as-char" svg:width="6.9236in" svg:height="4.555in" draw:z-index="0">
<draw:image xlink:href="../Images/AРМІЯINFORM/2023-05-25T62-00-00-04-00/photo_5440589418244196153_y.jpg" xlink:type="simple" xlink:show="embed" xlink:actuate="onLoad" draw:mime-type="image/jpeg"/>
</draw:frame>
Lieutenant General Mykola Oleshchuk, Commander of the Armed Forces of the Armed Forces of Ukraine, handed pistols, tactical knives from the Minister of Defense of Ukraine.</text:p>
      <text:p text:style-name="P4">
He [wrote] about it(https://t.me/MykolaOleshchuk/65)In his Telegram.</text:p>
      <text:p text:style-name="P4">
<text:a xlink:type="simple" xlink:href="https://armyinform.com.ua/wp-content/uploads/2023/05/photo_5440589418244196150_y.jpg" text:style-name="Internet_20_link" text:visited-style-name="Visited_20_Internet_20_Link">
!(Images/AРМІЯINFORM/2023-05-25T62-00-00-04-00/photo_5440589418244196150_y-150x150.jpg)</text:a>
</text:p>
      <text:p text:style-name="P4">
<text:a xlink:type="simple" xlink:href="https://armyinform.com.ua/wp-content/uploads/2023/05/photo_5440589418244196151_y.jpg" text:style-name="Internet_20_link" text:visited-style-name="Visited_20_Internet_20_Link">
<draw:frame draw:style-name="fr1" draw:name="Image300" text:anchor-type="as-char" svg:width="6.9236in" svg:height="6.9236in" draw:z-index="0">
<draw:image xlink:href="../Images/AРМІЯINFORM/2023-05-25T62-00-00-04-00/photo_5440589418244196151_y-150x150.jpg" xlink:type="simple" xlink:show="embed" xlink:actuate="onLoad" draw:mime-type="image/jpeg"/>
</draw:frame>
</text:a>
</text:p>
      <text:p text:style-name="P4">
<text:a xlink:type="simple" xlink:href="https://armyinform.com.ua/wp-content/uploads/2023/05/photo_5440589418244196152_y.jpg" text:style-name="Internet_20_link" text:visited-style-name="Visited_20_Internet_20_Link">
<draw:frame draw:style-name="fr1" draw:name="Image301" text:anchor-type="as-char" svg:width="6.9236in" svg:height="6.9236in" draw:z-index="0">
<draw:image xlink:href="../Images/AРМІЯINFORM/2023-05-25T62-00-00-04-00/photo_5440589418244196152_y-150x150.jpg" xlink:type="simple" xlink:show="embed" xlink:actuate="onLoad" draw:mime-type="image/jpeg"/>
</draw:frame>
</text:a>
"What gifts do our defenders love most?!Certainly - it is a good quality carrier!Pistols, tactical knives from the Minister of Defense of Ukraine handed over to the war forces that defend the Ukrainian sky on the Patriot!” - This is a testament.</text:p>
      <text:p text:style-name="P4">
Mykola Oleshchuk thanked the defenders for the impeccable combat work.</text:p>
      <text:p text:style-name="P4">
<draw:frame draw:style-name="fr1" draw:name="Image302" text:anchor-type="as-char" svg:width="6.9236in" svg:height="4.263784in" draw:z-index="0">
<draw:image xlink:href="../Images/AРМІЯINFORM/2023-05-25T62-00-00-04-00/photo_5438168199150552723_y.jpg" xlink:type="simple" xlink:show="embed" xlink:actuate="onLoad" draw:mime-type="image/jpeg"/>
</draw:frame>
</text:p>
      <text:p text:style-name="P4">
News Source: <text:a xlink:type="simple" xlink:href="https://armyinform.com.ua/2023/05/25/komanduvach-povitryanyh-syl-zsu-nagorodyv-voyiniv-yaki-boronyat-nebo-na-zrk-patriot/" text:style-name="Internet_20_link" text:visited-style-name="Visited_20_Internet_20_Link">
https://armyinform.com.ua/2023/05/25/komanduvach-povitryanyh-syl-zsu-nagorodyv-voyiniv-yaki-boronyat-nebo-na-zrk-patriot/</text:a>
</text:p>
      <!--NEWS-->
      <text:h text:style-name="P10" text:outline-level="1">
<text:span text:style-name="T4">
The 15th Annual Security Forum continues in Kiev</text:span>
</text:h>
      <text:p text:style-name="P4">
Author: ['АРМІЯINFORM']</text:p>
      <text:p text:style-name="P4">
Time: 2023-05-25T63:00:00-04:00</text:p>
      <text:p text:style-name="P4">
Description: 25-26 Herbalop to pass the 15th Shchorichi Kyivskiy Bezpequium forum “For our freedom /... war with Ukraine 2022, war with Ukraine Latest news today, News War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p>
      <text:p text:style-name="P4">
Tags: []</text:p>
      <text:p text:style-name="P4">
Category: News</text:p>
      <!--METADATA-->
      <text:p text:style-name="P4">
On May 25-26, the 15th Annual Kyiv Security Forum "For our Ivash Freedom / Fighting for NATO" with the participation of well-known international figures is held. Forum and all Ukraine will be addressed, in particular, George Bush Jr., Boris Johnson, Victoria Nutland, Francis Fukuyama. The central theme of the forum is the use of Ukraine's membership in NATO: “There are enough delay. No alternatives should become a member of NATO. ”</text:p>
      <text:p text:style-name="P4">
News Source: <text:a xlink:type="simple" xlink:href="https://armyinform.com.ua/2023/05/25/u-kyyevi-tryvaye-15-j-shhorichnyj-bezpekovyj-forum/" text:style-name="Internet_20_link" text:visited-style-name="Visited_20_Internet_20_Link">
https://armyinform.com.ua/2023/05/25/u-kyyevi-tryvaye-15-j-shhorichnyj-bezpekovyj-forum/</text:a>
</text:p>
      <!--NEWS-->
      <text:h text:style-name="P10" text:outline-level="1">
<text:span text:style-name="T4">
There is no enemy rocket launcher in the Black Sea now - Natalia Humeniuk</text:span>
</text:h>
      <text:p text:style-name="P4">
Author: ['Володимир Скоростецький']</text:p>
      <text:p text:style-name="P4">
Time: 2023-05-25T64:00:00-04:00</text:p>
      <text:p text:style-name="P4">
Description: About the situation on the PIVDNI of the Country in the Efіrі Telemarafon "єini News" Rospovіla bos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3-nataliya-gumenyuk.jpg" text:style-name="Internet_20_link" text:visited-style-name="Visited_20_Internet_20_Link">
3-nataliya-gumenyuk.jpg</text:a>
']</text:p>
      <text:p text:style-name="P4">
Tags: ['ВТОРГНЕННЯ РФ', 'ЄДИНІ НОВИНИ', 'НАТАЛІЯ ГУМЕНЮК', 'РАКЕТНІ УДАРИ', 'ХЕРСОНЩИНА', 'ЧОРНЕ МОРЕ']</text:p>
      <text:p text:style-name="P4">
Category: News</text:p>
      <!--METADATA-->
      <text:p text:style-name="P4">
<draw:frame draw:style-name="fr1" draw:name="Image303" text:anchor-type="as-char" svg:width="6.9236in" svg:height="4.483031in" draw:z-index="0">
<draw:image xlink:href="../Images/AРМІЯINFORM/2023-05-25T64-00-00-04-00/3-nataliya-gumenyuk.jpg" xlink:type="simple" xlink:show="embed" xlink:actuate="onLoad" draw:mime-type="image/jpeg"/>
</draw:frame>
Natalia Humeniuk, a united coordination press center, is a broadcaster of the United News.</text:p>
      <text:p text:style-name="P4">
According to her, the situation remains quite difficult. The enemy continues attacks, in particular, from the air. He tries to attack the Kherson region's aircraft bombamin in the Berislav direction. He also continues to attack the Kinsburne braid. In particular, Ochakov hit heavy artillery. There is an entry.</text:p>
      <text:p text:style-name="P4">
Natalia Humeniuk reported about the situation in the Black Sea waters that she was amazing to maneuver, changing the quantitative composition of the ship group. There are 9 enemy ships in the Black Sea. However, there are no receptions among them. These ships are brought to the base points.</text:p>
      <text:p text:style-name="P4">
-Remember that their return to the border of rocket launches takes 2-3 hours. We also follow this in the activity of tactical and strategic aviation. As the rule, these events are related, and the appearance of rocket carriers on duty, as right, precedes rocket attacks or increased air danger, - Natalia Humeniuk reported.</text:p>
      <text:p text:style-name="P4">
News Source: <text:a xlink:type="simple" xlink:href="https://armyinform.com.ua/2023/05/25/narazi-vorozhyh-raketonosiyiv-u-chornomu-mori-nemaye-nataliya-gumenyuk/" text:style-name="Internet_20_link" text:visited-style-name="Visited_20_Internet_20_Link">
https://armyinform.com.ua/2023/05/25/narazi-vorozhyh-raketonosiyiv-u-chornomu-mori-nemaye-nataliya-gumenyuk/</text:a>
</text:p>
      <!--NEWS-->
      <text:h text:style-name="P10" text:outline-level="1">
<text:span text:style-name="T4">
In Moldova, international air defense training "Air Bastion - 2023" began</text:span>
</text:h>
      <text:p text:style-name="P4">
Author: ['АРМІЯINFORM']</text:p>
      <text:p text:style-name="P4">
Time: 2023-05-25T65:00:00-04:00</text:p>
      <text:p text:style-name="P4">
Description: The Moldovas from the MITSHENSHIA FORECTIONALISITIONA defense “Bastion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ovitryanyj-bastion-2023.jpg" text:style-name="Internet_20_link" text:visited-style-name="Visited_20_Internet_20_Link">
povitryanyj-bastion-2023.jpg</text:a>
']</text:p>
      <text:p text:style-name="P4">
Tags: ['ВІЙСЬКОВІ НАВЧАННЯ', 'ЗС МОЛДОВИ', 'ПОВІТРЯНИЙ БАСТІОН-2023']</text:p>
      <text:p text:style-name="P4">
Category: News</text:p>
      <!--METADATA-->
      <text:p text:style-name="P4">
<draw:frame draw:style-name="fr1" draw:name="Image304" text:anchor-type="as-char" svg:width="6.9236in" svg:height="3.894525in" draw:z-index="0">
<draw:image xlink:href="../Images/AРМІЯINFORM/2023-05-25T65-00-00-04-00/povitryanyj-bastion-2023.jpg" xlink:type="simple" xlink:show="embed" xlink:actuate="onLoad" draw:mime-type="image/jpeg"/>
</draw:frame>
International air defense exercises "Air Bastion - 2023" have begun in Moldova, which aims to ensure security measures during the Second Samite of the European Political Community.</text:p>
      <text:p text:style-name="P4">
About it <text:a xlink:type="simple" xlink:href="https://www.facebook.com/MDAarmy/posts/pfbid06H46c2Mz1oq5KVuXJJkqtmH9TKrKfXqgskw3MLvdAR7YQQtNh1UVzVL9cjMNb6FAl" text:style-name="Internet_20_link" text:visited-style-name="Visited_20_Internet_20_Link">
reported</text:a>
The press service of the Ministry of Defense of Moldova.</text:p>
      <text:p text:style-name="P4">
The training, which will last until June 2, planned for the highest international standards, will take place in the training centers of the Moldovan army and in the attached regions, and they will be attended by more than 200 Moldovan, French, British, Romanian and American soldiers.</text:p>
      <text:p text:style-name="P4">
For the first time in Moldova, the Air Bastion - 2023 maneuvers.</text:p>
      <text:p text:style-name="P4">
The Ministry of Defense of Moldova reports that the exercises will be involved in the military equipment of the Moldovan army, as well as the armies of France and the United Kingdom.</text:p>
      <text:p text:style-name="P4">
The European Political Community Summit, which will take place in Moldova 1 and June 2, plans to participate in 47 presidents and prime ministers, as well as the heads of pan-European structures.</text:p>
      <text:p text:style-name="P4">
News Source: <text:a xlink:type="simple" xlink:href="https://armyinform.com.ua/2023/05/25/u-moldovi-pochalysya-mizhnarodni-navchannya-protypovitryanoyi-oborony-povitryanyj-bastion-2023/" text:style-name="Internet_20_link" text:visited-style-name="Visited_20_Internet_20_Link">
https://armyinform.com.ua/2023/05/25/u-moldovi-pochalysya-mizhnarodni-navchannya-protypovitryanoyi-oborony-povitryanyj-bastion-2023/</text:a>
</text:p>
      <!--NEWS-->
      <text:h text:style-name="P10" text:outline-level="1">
<text:span text:style-name="T4">
If we are fighting with medieval barbarism, we need a technological advantage - Anna Malyar</text:span>
</text:h>
      <text:p text:style-name="P4">
Author: ['Валентина Вілюра']</text:p>
      <text:p text:style-name="P4">
Time: 2023-05-25T66:00:00-04:00</text:p>
      <text:p text:style-name="P4">
Description: The defender of the defense of the defense of Ganna Maller in the ECCLUSIONAL INTERVENI'y TV channel Rada Vysed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5f9a1765.jpg" text:style-name="Internet_20_link" text:visited-style-name="Visited_20_Internet_20_Link">
5f9a1765.jpg</text:a>
']</text:p>
      <text:p text:style-name="P4">
Tags: ['ВТОРГНЕННЯ РФ', 'ГАННА МАЛЯР']</text:p>
      <text:p text:style-name="P4">
Category: News</text:p>
      <!--METADATA-->
      <text:p text:style-name="P4">
<draw:frame draw:style-name="fr1" draw:name="Image305" text:anchor-type="as-char" svg:width="6.9236in" svg:height="4.61393in" draw:z-index="0">
<draw:image xlink:href="../Images/AРМІЯINFORM/2023-05-25T66-00-00-04-00/5f9a1765.jpg" xlink:type="simple" xlink:show="embed" xlink:actuate="onLoad" draw:mime-type="image/jpeg"/>
</draw:frame>
Gannamaars. Photo: Nazar Voloshin / Armyinform</text:p>
      <text:p text:style-name="P4">
Deputy Minister of Defense Anna Malyar in exclusive <text:a xlink:type="simple" xlink:href="https://www.youtube.com/watch" text:style-name="Internet_20_link" text:visited-style-name="Visited_20_Internet_20_Link">
interview</text:a>
The TV channel has advised its opinion on the importance of military assistance to Ukraine from its partners.</text:p>
      <ul>
        <li>
It is not just military assistance, but our opportunity to survive as a state. Non, our armed forces of Ukraine are powerful, the commander is extremely smart, and Ukrainian fighters are unbreakable, but without weapons it is impossible to win this war. Inarazi, if we are fighting with medieval barbarism, we need nonsense advantage, - said Anna Malyar.</li>
      </ul>
      <text:p text:style-name="P4">
According to her, such worldwide support is unconditionally the huge member of the president of Ukraine Volodymyr Zelensky and the Minister of Defense of Ukraine Oleksiyreznikov, who are extremely talented managers.</text:p>
      <text:p text:style-name="P4">
Anna Malyar also added that the West understands very well that we are a panel of Europe not only our land but also the borders of the European Union.</text:p>
      <text:p text:style-name="P4">
News Source: <text:a xlink:type="simple" xlink:href="https://armyinform.com.ua/2023/05/25/yakshho-my-voyuyemo-iz-serednovichnym-varvarstvom-nam-potribna-tehnologichna-perevaga-ganna-malyar/" text:style-name="Internet_20_link" text:visited-style-name="Visited_20_Internet_20_Link">
https://armyinform.com.ua/2023/05/25/yakshho-my-voyuyemo-iz-serednovichnym-varvarstvom-nam-potribna-tehnologichna-perevaga-ganna-malyar/</text:a>
</text:p>
      <!--NEWS-->
      <text:h text:style-name="P10" text:outline-level="1">
<text:span text:style-name="T4">
"For Courage and Courage": President of Ukraine noted six units of the Armed Forces of Ukraine</text:span>
</text:h>
      <text:p text:style-name="P4">
Author: ['АРМІЯINFORM']</text:p>
      <text:p text:style-name="P4">
Time: 2023-05-25T67:00:00-04:00</text:p>
      <text:p text:style-name="P4">
Description: President of Ukraine Volodymyr Zelensky Vidnakov “for the husband’s husband, Hidvagu” by the High Scho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zyro-image-1536x1022-1-1.jpg" text:style-name="Internet_20_link" text:visited-style-name="Visited_20_Internet_20_Link">
zyro-image-1536x1022-1-1.jpg</text:a>
']</text:p>
      <text:p text:style-name="P4">
Tags: ['«ЗА МУЖНІСТЬ ТА ВІДВАГУ»', 'УКАЗ ПРЕЗИДЕНТА УКРАЇНИ']</text:p>
      <text:p text:style-name="P4">
Category: News</text:p>
      <!--METADATA-->
      <text:p text:style-name="P4">
<draw:frame draw:style-name="fr1" draw:name="Image306" text:anchor-type="as-char" svg:width="6.9236in" svg:height="4.604194in" draw:z-index="0">
<draw:image xlink:href="../Images/AРМІЯINFORM/2023-05-25T67-00-00-04-00/zyro-image-1536x1022-1-1.jpg" xlink:type="simple" xlink:show="embed" xlink:actuate="onLoad" draw:mime-type="image/jpeg"/>
</draw:frame>
President of Ukraine Volodymyr Zelensky honors "For Courage and Courage" awarded six more units of the Armed Forces of Ukraine.</text:p>
      <text:p text:style-name="P4">
Relevant decrees No. <text:a xlink:type="simple" xlink:href="https://www.president.gov.ua/documents/2892023-46853" text:style-name="Internet_20_link" text:visited-style-name="Visited_20_Internet_20_Link">
289/2023</text:a>
,<text:a xlink:type="simple" xlink:href="https://www.president.gov.ua/documents/2902023-46857" text:style-name="Internet_20_link" text:visited-style-name="Visited_20_Internet_20_Link">
290/2023</text:a>
,<text:a xlink:type="simple" xlink:href="https://www.president.gov.ua/documents/2912023-46845" text:style-name="Internet_20_link" text:visited-style-name="Visited_20_Internet_20_Link">
291/2023</text:a>
<text:a xlink:type="simple" xlink:href="https://www.president.gov.ua/documents/8332022-45133" text:style-name="Internet_20_link" text:visited-style-name="Visited_20_Internet_20_Link">
,</text:a>
<text:a xlink:type="simple" xlink:href="https://www.president.gov.ua/documents/2922023-46837" text:style-name="Internet_20_link" text:visited-style-name="Visited_20_Internet_20_Link">
292/2023</text:a>
,<text:a xlink:type="simple" xlink:href="https://www.president.gov.ua/documents/2932023-46817" text:style-name="Internet_20_link" text:visited-style-name="Visited_20_Internet_20_Link">
293/2023</text:a>
,<text:a xlink:type="simple" xlink:href="https://www.president.gov.ua/documents/2942023-46821" text:style-name="Internet_20_link" text:visited-style-name="Visited_20_Internet_20_Link">
294/2023</text:a>
, published the websites of the Presidential Office of Ukraine.</text:p>
      <text:p text:style-name="P4">
It is noted that the awards were awarded "for the purpose of worthy honoring the courage of Tageroism, discovered in the protection of state sovereignty, independence, territorial integrity of Ukraine."</text:p>
      <text:p text:style-name="P4">
<text:span text:style-name="T4">
 Honorary distinction "For Courage and Courage" noted: </text:span>
</text:p>
      <ol>
        <li>
Command of the Marines of the Navy of the Armed Forces of Ukraine. 2. 406th Separate Artillery Brigade named after Alexei Alexei Diamozov Command of the Marine Corps of the Navy of the Armed Forces of Ukraine. 3. 35th Separate Brigade of the Marine Corps named after the Admiral Michael of the Ostrograd Command of the Marines of the Naval Forces of the Armed Forces of Ukraine. 4. The 18th Separate Battalion of the Marines of the 35 Separate Marine Corps named after Star-Admiral Mikhail Ostrograd Command of the Marines of the Navy of the Armed Forces of Ukraine. 5. 137th Separate Battalion of the Marine Corps 35 of the Separate Marine Corps named after the counter-Admiral Mikhail Ostrograd Command of the Marines of the Navy of the Armed Forces of Ukraine. 6. The 140th Separate Intelligence Battalion of the Marine Corps of the Navy of the Armed Forces of Ukraine.</li>
      </ol>
      <text:p text:style-name="P4">
News Source: <text:a xlink:type="simple" xlink:href="https://armyinform.com.ua/2023/05/25/za-muzhnist-ta-vidvagu-prezydent-ukrayiny-vidznachyv-shist-pidrozdiliv-zbrojnyh-syl-ukrayiny/" text:style-name="Internet_20_link" text:visited-style-name="Visited_20_Internet_20_Link">
https://armyinform.com.ua/2023/05/25/za-muzhnist-ta-vidvagu-prezydent-ukrayiny-vidznachyv-shist-pidrozdiliv-zbrojnyh-syl-ukrayiny/</text:a>
</text:p>
      <!--NEWS-->
      <text:h text:style-name="P10" text:outline-level="1">
<text:span text:style-name="T4">
Deputy Minister of Defense Anna Malyar took part in the International Conference on Defense and Safety</text:span>
</text:h>
      <text:p text:style-name="P4">
Author: ['АРМІЯINFORM']</text:p>
      <text:p text:style-name="P4">
Time: 2023-05-25T68:00:00-04:00</text:p>
      <text:p text:style-name="P4">
Description: At the Large -scale of the Zbro -Rosyski Federals Assistance, the War with Ukraine 2022, the war with Ukraine Latest news today, the news war with Ukraine 2022 The last ones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hatsapp-image-2023-05-25-at-10.35.50-1.jpeg" text:style-name="Internet_20_link" text:visited-style-name="Visited_20_Internet_20_Link">
whatsapp-image-2023-05-25-at-10.35.50-1.jpeg</text:a>
', '<text:a xlink:type="simple" xlink:href="https://armyinform.com.ua/wp-content/uploads/2023/05/whatsapp-image-2023-05-25-at-10.35.49.jpeg" text:style-name="Internet_20_link" text:visited-style-name="Visited_20_Internet_20_Link">
whatsapp-image-2023-05-25-at-10.35.49.jpeg</text:a>
', '<text:a xlink:type="simple" xlink:href="https://armyinform.com.ua/wp-content/uploads/2023/05/03_ukr-scaled.jpg" text:style-name="Internet_20_link" text:visited-style-name="Visited_20_Internet_20_Link">
03_ukr-scaled.jpg</text:a>
', '<text:a xlink:type="simple" xlink:href="https://armyinform.com.ua/wp-content/uploads/2023/05/whatsapp-image-2023-05-25-at-10.35.50.jpeg" text:style-name="Internet_20_link" text:visited-style-name="Visited_20_Internet_20_Link">
whatsapp-image-2023-05-25-at-10.35.50.jpeg</text:a>
', '<text:a xlink:type="simple" xlink:href="https://armyinform.com.ua/wp-content/uploads/2022/09/e2teus-c4x3x50px50p-c4x3x50px50p-9e8d88dd767753d844f8f51373962f03.jpg" text:style-name="Internet_20_link" text:visited-style-name="Visited_20_Internet_20_Link">
e2teus-c4x3x50px50p-c4x3x50px50p-9e8d88dd767753d844f8f51373962f03.jpg</text:a>
', '<text:a xlink:type="simple" xlink:href="https://armyinform.com.ua/wp-content/uploads/2023/05/whatsapp-image-2023-05-25-at-10.35.49-2.jpeg" text:style-name="Internet_20_link" text:visited-style-name="Visited_20_Internet_20_Link">
whatsapp-image-2023-05-25-at-10.35.49-2.jpeg</text:a>
', '<text:a xlink:type="simple" xlink:href="https://armyinform.com.ua/wp-content/uploads/2023/05/bachmutas-92544239.jpg" text:style-name="Internet_20_link" text:visited-style-name="Visited_20_Internet_20_Link">
bachmutas-92544239.jpg</text:a>
', '<text:a xlink:type="simple" xlink:href="https://armyinform.com.ua/wp-content/uploads/2023/05/whatsapp-image-2023-05-25-at-10.35.49-3.jpeg" text:style-name="Internet_20_link" text:visited-style-name="Visited_20_Internet_20_Link">
whatsapp-image-2023-05-25-at-10.35.49-3.jpeg</text:a>
', '<text:a xlink:type="simple" xlink:href="https://armyinform.com.ua/wp-content/uploads/2023/05/b208f8b8aca00e46ae60941bdf4dba4b_1680693297-scaled.jpeg" text:style-name="Internet_20_link" text:visited-style-name="Visited_20_Internet_20_Link">
b208f8b8aca00e46ae60941bdf4dba4b_1680693297-scaled.jpeg</text:a>
']</text:p>
      <text:p text:style-name="P4">
Tags: ['ГАННА МАЛЯР', 'ДОПОМОГА ПАРТНЕРІВ']</text:p>
      <text:p text:style-name="P4">
Category: News</text:p>
      <!--METADATA-->
      <text:p text:style-name="P4">
<draw:frame draw:style-name="fr1" draw:name="Image307" text:anchor-type="as-char" svg:width="6.9236in" svg:height="4.61393in" draw:z-index="0">
<draw:image xlink:href="../Images/AРМІЯINFORM/2023-05-25T68-00-00-04-00/whatsapp-image-2023-05-25-at-10.35.50-1.jpeg" xlink:type="simple" xlink:show="embed" xlink:actuate="onLoad" draw:mime-type="image/jpeg"/>
</draw:frame>
The background of large-scale armed aggression of the Russian Federation against Ukraine was more relevant about building a strong European-Atlantic security architecture. And it was the determination of the main directions in the defense sector that was devoted to the largest conference of the state and Eastern Europe_ <text:span text:style-name="T5">
defence</text:span>
 <text:span text:style-name="T5">
24</text:span>
 <text:span text:style-name="T5">
day</text:span>
 _ <text:span text:style-name="T5">
, which took place in the capital of Warsaw.</text:span>
</text:p>
      <text:p text:style-name="P4">
It is a matter of mind that, given the desperate and bloody struggle, our country will now be with Russian aggressors, the main attention of participants in the international conference was attracted to issues related to the heroic opposing Ukrainian people. And in this sense, our foreign partners were very interesting and relevant to hear the opinion and specific meaningful proposals of the Deputy Aminist of Ukraine's Defense Anna Malyar._</text:p>
      <text:h text:style-name="P12" text:outline-level="3">
<text:span text:style-name="T4">
<text:span text:style-name="T4">
 About "Antipytinists" and hybrid effects on the part of the Russians </text:span>
</text:span>
</text:h>
      <text:p text:style-name="P4">
In her opinion, the result of Russian aggression against free and independent Ukraine was the very fact that the so -called Eastern neighbor could not have managed to give in the spirit of imperialism. And, despite the fact that more than 30 years of moving to the collapse of the Soviet Union, the Russian Empires can still not be reconciled with this objective historical fact, Ukraine consider Ukraine the best of the former USSR and through its conquest try to restore their unobstructed.</text:p>
      <text:p text:style-name="P4">
<draw:frame draw:style-name="fr1" draw:name="Image308" text:anchor-type="as-char" svg:width="6.9236in" svg:height="4.61393in" draw:z-index="0">
<draw:image xlink:href="../Images/AРМІЯINFORM/2023-05-25T68-00-00-04-00/whatsapp-image-2023-05-25-at-10.35.49.jpeg" xlink:type="simple" xlink:show="embed" xlink:actuate="onLoad" draw:mime-type="image/jpeg"/>
</draw:frame>
According to Anna Malyar, in her desire of the Russian Federation uses any methods, in particular, trying to influence Europeans through financing political parties.Of course, in her speech, Anna Malyar not only stated the fact of one of the deputies by the Russian Federation. First of all, she reminded the participants of the conference that in the European countries and in America and in the Ukrainian Ukrainians, the so -called experts who allegedly opposed Putin have been growing and funding for years, and now, when the Warning War was ongoing, they have stood on its side and for some reason. At the same time, the trust of millions of citizens. Therefore, in her opinion, that Russia could not use this hybrid information instrument of influence through free access to the information space with developed democracy, the Western world must be as much as possible and consolidated in the fight against totalitarian Russia and not allow it to be possible.</text:p>
      <text:h text:style-name="P12" text:outline-level="3">
<text:span text:style-name="T4">
<text:span text:style-name="T4">
 About the phenomenon of Ukrainian force </text:span>
</text:span>
</text:h>
      <text:p text:style-name="P4">
<draw:frame draw:style-name="fr1" draw:name="Image309" text:anchor-type="as-char" svg:width="6.9236in" svg:height="4.511879in" draw:z-index="0">
<draw:image xlink:href="../Images/AРМІЯINFORM/2023-05-25T68-00-00-04-00/03_ukr-scaled.jpg" xlink:type="simple" xlink:show="embed" xlink:actuate="onLoad" draw:mime-type="image/jpeg"/>
</draw:frame>
Photo: Poglyad.tv</text:p>
      <text:p text:style-name="P4">
As for the very fact of the large -scale invasion of the Russian Federation into the territory of Ukraine, as the Deputy Minister of Defense emphasized, such a step is different, as a great foolishness from the Russians, it is impossible to call. After all, since 2014, when fighting against Russian invaders in the east of our country began, the Ukrainian army gained enormous combat experience. It is to break the enemy from such adventure and madness, and the Ukrainians were convinced that the Russians were well aware that we cannot be overcome that we would still win them.</text:p>
      <text:p text:style-name="P4">
“They would have first remembered our history. For example, in the same Soviet prisoners, the vast majority of political prisoners were Ukrainians who have not been not free from the totalitarian Soviet system for all over 70 years of its existence and proved by their struggle that we were not slaves. However, there was a very terrible war that could never be imagined and that it was impossible to prepare for people who are not some savages but bearers and civilization. Today, Ukraine is the object. Our warriors are hardened by the poor with Russia. And the phenomenon of the strength of Ukrainians consists of a whole complex of different manifestations, factors and circumstances, - said Anna Malyar.</text:p>
      <text:h text:style-name="P12" text:outline-level="3">
<text:span text:style-name="T4">
<text:span text:style-name="T4">
 About the President, Government and Departure from Bureaucracy </text:span>
</text:span>
</text:h>
      <text:p text:style-name="P4">
<draw:frame draw:style-name="fr1" draw:name="Image310" text:anchor-type="as-char" svg:width="6.9236in" svg:height="4.61393in" draw:z-index="0">
<draw:image xlink:href="../Images/AРМІЯINFORM/2023-05-25T68-00-00-04-00/whatsapp-image-2023-05-25-at-10.35.50.jpeg" xlink:type="simple" xlink:show="embed" xlink:actuate="onLoad" draw:mime-type="image/jpeg"/>
</draw:frame>
- I have repeatedly witnessed the casual situation with the warriors on the front line. And after that, people with more inspiration will fight the enemy. It was the first at the beginning of a large -scale Russian invasion at the beginning of a large -scale invasion, which inspired all the Ukrainians to fight the aggressor, - said Anna Malyar.</text:p>
      <text:h text:style-name="P12" text:outline-level="3">
<text:span text:style-name="T4">
<text:span text:style-name="T4">
 About the Defenders of Ukraine and the historical chance to win Russia </text:span>
</text:span>
</text:h>
      <text:p text:style-name="P4">
It is indisputable to the very fact that even before the start of a large -scale war, the Ukrainian army served powerful vocational military service, many of which were trained in NATO standards. But the Great Invasion requires constant replenishment of human resources. Today in the trenches near Bakhmut and other areas of the Russian-Ukrainian Fronte are representatives of many purely civilian professions-farmers, doctors of sciences, business owners, singers ...</text:p>
      <text:p text:style-name="P4">
<draw:frame draw:style-name="fr1" draw:name="Image311" text:anchor-type="as-char" svg:width="6.9236in" svg:height="5.1927in" draw:z-index="0">
<draw:image xlink:href="../Images/AРМІЯINFORM/2023-05-25T68-00-00-04-00/e2teus-c4x3x50px50p-c4x3x50px50p-9e8d88dd767753d844f8f51373962f03.jpg" xlink:type="simple" xlink:show="embed" xlink:actuate="onLoad" draw:mime-type="image/jpeg"/>
</draw:frame>
- In general, these are hundreds of thousands of mobilized persons. And today they all bring them together, everywhere we all have a historical chance to put a point in this 400 years of war. As they say, now we have all the stars. There is a powerful army, there are no political strife that have always destroyed our country, and we finally managed to unblood the subversive activities of Russian special services, ”Anna Malyar said.</text:p>
      <text:p text:style-name="P4">
In her opinion, such unity, as now, has never been to counteract Russia. Israz together we pass that historical peak, when a real chansous jerk appeared to finally end this country with the aggressor. All the prerequisites for this. There is no one to be afraid. For example, the Ukrainian military leadership is much more professional than Russian. We plan combat operations according to modern standards, and they - by the old Soviet ones. We also have the bureaucracy of the VSKskaya less and much more freedom to make decisions by representatives of the team units.</text:p>
      <ul>
        <li>
Yes, the Russians have already realized it, and they try to change something in this direction, but they do not succeed, - stated the Deputy Minister of Defense of Ukraine.</li>
      </ul>
      <text:h text:style-name="P12" text:outline-level="3">
<text:span text:style-name="T4">
<text:span text:style-name="T4">
 About our unity and Russian narratives </text:span>
</text:span>
</text:h>
      <text:p text:style-name="P4">
<draw:frame draw:style-name="fr1" draw:name="Image312" text:anchor-type="as-char" svg:width="6.9236in" svg:height="4.61393in" draw:z-index="0">
<draw:image xlink:href="../Images/AРМІЯINFORM/2023-05-25T68-00-00-04-00/whatsapp-image-2023-05-25-at-10.35.49-2.jpeg" xlink:type="simple" xlink:show="embed" xlink:actuate="onLoad" draw:mime-type="image/jpeg"/>
</draw:frame>
- For example, the Russians have seen how powerful in these difficult times the Poland helps Ukraine and how strategically it strengthens us with you. But for them, Dobrostidu partner Polish-Ukrainian relations are a threat. Through the tevons, any methods are used to quarrel our multimillion innasters. For example, they begin to say that the Poles are not satisfied with the behavior of Ukrainians who went to Poland through the war. In response to the same social networks, a Ukrainian may be unpleasant to the Poles. That is, Russia launches narratives that can adjust us against each other. In particular, they also dive into expert discussions about our past and try to state that we have become antagonists again. That is, they work through social, because it is the driving force of power. But Ukrainians have become much more in the information space, understanding how Russian propaganda operates and do not believe in these narratives. And it is very important that the Poles are well aware. Our main task is to be stable in this information space and to constantly explain to people so that they do not perceive the props. We are friendly peoples and together we are strong!- said Hannamal.</text:p>
      <text:h text:style-name="P12" text:outline-level="3">
<text:span text:style-name="T4">
<text:span text:style-name="T4">
 About Bakhmut's Defense and Release of Territories </text:span>
</text:span>
</text:h>
      <text:p text:style-name="P4">
During the International Conference on Defense and Security, the Deputy Ministry of Defense of Ukraine also spoke with representatives of the media. Of course, all the journalists were interested in the issue of counter -confronted and defense actions by Ukrainian defense forces.</text:p>
      <text:p text:style-name="P4">
<draw:frame draw:style-name="fr1" draw:name="Image313" text:anchor-type="as-char" svg:width="6.9236in" svg:height="4.615733in" draw:z-index="0">
<draw:image xlink:href="../Images/AРМІЯINFORM/2023-05-25T68-00-00-04-00/bachmutas-92544239.jpg" xlink:type="simple" xlink:show="embed" xlink:actuate="onLoad" draw:mime-type="image/jpeg"/>
</draw:frame>
Photo: AP / Scanpix</text:p>
      <text:p text:style-name="P4">
In this context, Anna Malyar explained that in general, from the beginner -scale Russian invasion, our country is in a defense state, which in turn includes various measures. And if in the east, Ukrainian military is mainly defended against the Russian invasion, then the other areas carry out active assault and offensive actions.</text:p>
      <text:p text:style-name="P4">
According to her, the defense of Bakhmut remains a separate and heroic page of the up -to -date history of Ukraine and the most expensive battle for Russian invaders, which have suffered great losses in weapons, equipment and personnel.She also stressed that the Bakhmut battle allowed Ukrainians to solve several martial tasks. In particular, thanks to the defense of the city, it has been struck from the summer of last year, it was possible to cause great losses of the enemy and divided one of his most professional groups among the mercenaries of the Wagner PEC. And secondly, it made it possible to reduce the offensive potential of the Russians, who, having concentrated their efforts there, could not use it on other preferences.</text:p>
      <text:p text:style-name="P4">
"In general, we do not divide our lands" more important. " For us, each of its kilometer is native and strategically important, because our ultimate goal is to slow down all temporarily occupied territories. Therefore, of course, we will only move forward, - said the Deputy Minister of Defense of Ukraine.</text:p>
      <text:h text:style-name="P12" text:outline-level="3">
<text:span text:style-name="T4">
<text:span text:style-name="T4">
 About the need for weapons and hostile missile attacks </text:span>
</text:span>
</text:h>
      <text:p text:style-name="P4">
At the same time, many weapons are needed to accelerate this process. And, answering the questions of journalists, Anna Malyar said that among the priorities - to obtain a modern long -range weapons about the number of Russia, unfortunately, today there is still an advantage.</text:p>
      <text:p text:style-name="P4">
<draw:frame draw:style-name="fr1" draw:name="Image314" text:anchor-type="as-char" svg:width="6.9236in" svg:height="4.61393in" draw:z-index="0">
<draw:image xlink:href="../Images/AРМІЯINFORM/2023-05-25T68-00-00-04-00/whatsapp-image-2023-05-25-at-10.35.49-3.jpeg" xlink:type="simple" xlink:show="embed" xlink:actuate="onLoad" draw:mime-type="image/jpeg"/>
</draw:frame>
In addition, she said, today the Russians are able to launch missiles of the fortune of the territory of Ukraine.</text:p>
      <ul>
        <li>
And such rockets are a hundred a day. To close the sky and protect civilians, we need powerful anti -missile complexes and modern combat aviation, which will allow us to break the course of the war. And we will be very grateful for providing such necessary help, - said the Deputy Minister of Defense of Ukraine.</li>
      </ul>
      <text:h text:style-name="P12" text:outline-level="3">
<text:span text:style-name="T4">
<text:span text:style-name="T4">
 About Poland that is known in trouble and joint counteraction to the aggressor </text:span>
</text:span>
</text:h>
      <text:p text:style-name="P4">
Of course, both in this and in the humanitarian aspects, Ukraine greatly appreciates the assistance of the parties of many European countries and is gratefully grateful for this to such a large -scale and strategic partner as Poland.</text:p>
      <text:p text:style-name="P4">
<draw:frame draw:style-name="fr1" draw:name="Image315" text:anchor-type="as-char" svg:width="6.9236in" svg:height="4.615733in" draw:z-index="0">
<draw:image xlink:href="../Images/AРМІЯINFORM/2023-05-25T68-00-00-04-00/b208f8b8aca00e46ae60941bdf4dba4b_1680693297-scaled.jpeg" xlink:type="simple" xlink:show="embed" xlink:actuate="onLoad" draw:mime-type="image/jpeg"/>
</draw:frame>
Photo: Presidential Office of UkrainePrepared by Vyacheslav Diordiev</text:p>
      <text:p text:style-name="P4">
News Source: <text:a xlink:type="simple" xlink:href="https://armyinform.com.ua/2023/05/25/malyar-vzyala-uchast-u-mizhnarodnij-konferencziyi-z-pytan-oborony-ta-bezpeky/" text:style-name="Internet_20_link" text:visited-style-name="Visited_20_Internet_20_Link">
https://armyinform.com.ua/2023/05/25/malyar-vzyala-uchast-u-mizhnarodnij-konferencziyi-z-pytan-oborony-ta-bezpeky/</text:a>
</text:p>
      <!--NEWS-->
      <text:h text:style-name="P10" text:outline-level="1">
<text:span text:style-name="T4">
The land of the Ministry of Defense returned a land in Boryspil worth 97.8 million hryvnias</text:span>
</text:h>
      <text:p text:style-name="P4">
Author: ['АРМІЯINFORM']</text:p>
      <text:p text:style-name="P4">
Time: 2023-05-25T69:00:00-04:00</text:p>
      <text:p text:style-name="P4">
Description: The Mrilomar Court of the Kiwsko Region for the Settish Darnitza Special Prosecutor Guphumin is a nadioal ... War with Ukraine 2022, the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ЗЕМЛІ ОБОРОНИ', 'СПЕЦІАЛІЗОВАНА ПРОКУРАТУРА У ВІЙСЬКОВІЙ ТА ОБОРОННІЙ СФЕРІ']</text:p>
      <text:p text:style-name="P4">
Category: News</text:p>
      <!--METADATA-->
      <text:p text:style-name="P4">
<draw:frame draw:style-name="fr1" draw:name="Image316" text:anchor-type="as-char" svg:width="6.9236in" svg:height="4.615733in" draw:z-index="0">
<draw:image xlink:href="../Images/AРМІЯINFORM/2023-05-25T69-00-00-04-00/77acfef9ac002e47cfc3020e10de49c60959d638.jpg" xlink:type="simple" xlink:show="embed" xlink:actuate="onLoad" draw:mime-type="image/jpeg"/>
</draw:frame>
The Commercial Court of Kyiv region, with the participation of the Darnytsky Special Prosecutor's Office, resolved the lawsuit of the Ministry of Defense of Ukraine and canceled the decisions of the Borispol City Council on the transfer of a land plot of 2.4 hectares in Boryspil.</text:p>
      <text:p text:style-name="P4">
About it <text:a xlink:type="simple" xlink:href="https://vppnr.gp.gov.ua/ua/news.html" text:style-name="Internet_20_link" text:visited-style-name="Visited_20_Internet_20_Link">
reports</text:a>
The press service of the Specialized Prosecutor's Office in the military and defense spherentral region.</text:p>
      <text:p text:style-name="P4">
In 2020, contrary to the requirements of the Land Code of Ukraine, the Law of Ukraine "Defense Lands" Boryspil City Council was approved on granting permission to the territorial community of the city for the development recreational purpose.</text:p>
      <text:p text:style-name="P4">
However, this land is part of the defense lands and belongs to the military part. In order to protect the interests of the state, the prosecutors of the Darnytsky Specialized Prosecutor's Office of the Central Region entered the case.</text:p>
      <text:p text:style-name="P4">
For the intervention of the Special Prosecutor's Office, the disposal of the land from state property for the intended purpose for the needs of defense was prevented, 97.8 mln.</text:p>
      <text:p text:style-name="P4">
News Source: <text:a xlink:type="simple" xlink:href="https://armyinform.com.ua/2023/05/25/do-upravlinnya-minoborony-povernuta-zemelna-dilyanka-u-boryspoli-vartistyu-978-mln-gryven/" text:style-name="Internet_20_link" text:visited-style-name="Visited_20_Internet_20_Link">
https://armyinform.com.ua/2023/05/25/do-upravlinnya-minoborony-povernuta-zemelna-dilyanka-u-boryspoli-vartistyu-978-mln-gryven/</text:a>
</text:p>
      <!--NEWS-->
      <text:h text:style-name="P10" text:outline-level="1">
<text:span text:style-name="T4">
We need to learn to protect ourselves first of all - Anna Painter</text:span>
</text:h>
      <text:p text:style-name="P4">
Author: ['АРМІЯINFORM']</text:p>
      <text:p text:style-name="P4">
Time: 2023-05-25T70:00:00-04:00</text:p>
      <text:p text:style-name="P4">
Description: About CE, said the intercessor of the defense of the defense of Ukraine Ganna Maryar PID HIS INTERVA'y TV channel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ГАННА МАЛЯР']</text:p>
      <text:p text:style-name="P4">
Category: News</text:p>
      <!--METADATA-->
      <text:p text:style-name="P4">
<draw:frame draw:style-name="fr1" draw:name="Image317" text:anchor-type="as-char" svg:width="6.9236in" svg:height="5.532059in" draw:z-index="0">
<draw:image xlink:href="../Images/AРМІЯINFORM/2023-05-25T70-00-00-04-00/malyar-ganna-1.jpg" xlink:type="simple" xlink:show="embed" xlink:actuate="onLoad" draw:mime-type="image/jpeg"/>
</draw:frame>
This was stated by Deputy Minister of Defense of Ukraine Anna Malyar during an interview with the Council.</text:p>
      <text:p text:style-name="P4">
Answering journalists' questions about the prospects of Ukraine's membership in NATO, she noted that our desire for the Alliance has already played an important role in the war.</text:p>
      <ul>
        <li>
Because we are not on paper or not for the ticking standards, - the Minister of Defense Minister. - The NATO standards that we have for planning are realized. And our armed forces are really NATO.</li>
      </ul>
      <text:p text:style-name="P4">
But, according to Anna Malyar, we must become strong, regardless of, of course, a very necessary coalition and support of other countries.</text:p>
      <ul>
        <li>
Ukraine must, and we have no other way, to become strong in military development on its own. We need to learn how to protect ourselves first, ”Anna Malyar said. - That is, we must become powerful for weapons, about the preparation of our army and in general for the preparation of the entire population of Ukraine.</li>
      </ul>
      <text:p text:style-name="P4">
News Source: <text:a xlink:type="simple" xlink:href="https://armyinform.com.ua/2023/05/25/my-povynni-navchytysya-zahyshhaty-nasampered-sami-sebe-ganna-malyar/" text:style-name="Internet_20_link" text:visited-style-name="Visited_20_Internet_20_Link">
https://armyinform.com.ua/2023/05/25/my-povynni-navchytysya-zahyshhaty-nasampered-sami-sebe-ganna-malyar/</text:a>
</text:p>
      <!--NEWS-->
      <text:h text:style-name="P10" text:outline-level="1">
<text:span text:style-name="T4">
Finland has sent a new package of military assistance to Ukraine worth € 109 million</text:span>
</text:h>
      <text:p text:style-name="P4">
Author: ['АРМІЯINFORM']</text:p>
      <text:p text:style-name="P4">
Time: 2023-05-25T71:00:00-04:00</text:p>
      <text:p text:style-name="P4">
Description: Fіnniya Vidrala Ukrainian 16th package of Vіskovo Duphmo.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fztcfnhx0aaijgg.jpg" text:style-name="Internet_20_link" text:visited-style-name="Visited_20_Internet_20_Link">
fztcfnhx0aaijgg.jpg</text:a>
']</text:p>
      <text:p text:style-name="P4">
Tags: ['БОЄПРИПАСИ ДЛЯ УКРАЇНИ', 'ВІЙСЬКОВА ДОПОМОГА УКРАЇНІ', 'ФІНЛЯНДІЯ']</text:p>
      <text:p text:style-name="P4">
Category: News</text:p>
      <!--METADATA-->
      <text:p text:style-name="P4">
<draw:frame draw:style-name="fr1" draw:name="Image318" text:anchor-type="as-char" svg:width="6.9236in" svg:height="3.894525in" draw:z-index="0">
<draw:image xlink:href="../Images/AРМІЯINFORM/2023-05-25T71-00-00-04-00/fztcfnhx0aaijgg.jpg" xlink:type="simple" xlink:show="embed" xlink:actuate="onLoad" draw:mime-type="image/jpeg"/>
</draw:frame>
Finland sent a 16th military aid package to Ukraine.</text:p>
      <text:p text:style-name="P4">
About it <text:a xlink:type="simple" xlink:href="https://www.defmin.fi/ajankohtaista/tiedotteet_ja_uutiset/suomi_lahettaa_ukrainalle_lisaa_puolustustarvikeapua.13644.news#fcd0d98b" text:style-name="Internet_20_link" text:visited-style-name="Visited_20_Internet_20_Link">
reports</text:a>
The Ministry of Defense of Finland.</text:p>
      <text:p text:style-name="P4">
The package contains anti -aircraft weapons and ammunition worth € 109 million.</text:p>
      <text:p text:style-name="P4">
“Finland continues to support Ukraine with our international partners. The cost of all military assistance packages provided by Finland is infected with EUR 1.1 billion, ”said Finnikikkaken's Defense Minister Antitikiken.</text:p>
      <text:p text:style-name="P4">
For operational reasons and for the purpose of safe delivery of the Finland Ministry of Defense, no details about the content, method and timing of delivery.</text:p>
      <text:p text:style-name="P4">
Earlier in the office of the President of Ukraine reported that Ukraine and Finland <text:a xlink:type="simple" xlink:href="https://armyinform.com.ua/2023/05/03/ukrayina-j-finlyandiya-rozpochaly-pidgotovku-16-go-oboronnogo-paketu-duzhe-vazhlyvogo-dlya-ukrayinskogo-zahystu/" text:style-name="Internet_20_link" text:visited-style-name="Visited_20_Internet_20_Link">
started</text:a>
Preparation of the 16th Defense Package, very important for the other protection.</text:p>
      <text:p text:style-name="P4">
News Source: <text:a xlink:type="simple" xlink:href="https://armyinform.com.ua/2023/05/25/finlyandiya-napravyla-ukrayini-novyj-paket-vijskovoyi-dopomogy-na-sumu-109-mln-yevro/" text:style-name="Internet_20_link" text:visited-style-name="Visited_20_Internet_20_Link">
https://armyinform.com.ua/2023/05/25/finlyandiya-napravyla-ukrayini-novyj-paket-vijskovoyi-dopomogy-na-sumu-109-mln-yevro/</text:a>
</text:p>
      <!--NEWS-->
      <text:h text:style-name="P10" text:outline-level="1">
<text:span text:style-name="T4">
TCC and JV at the beginning of the war were able to mobilize citizens who rejected the enemy from Kiev and other cities in the Armed Forces</text:span>
</text:h>
      <text:p text:style-name="P4">
Author: ['Володимир Поліщук']</text:p>
      <text:p text:style-name="P4">
Time: 2023-05-25T72:00:00-04:00</text:p>
      <text:p text:style-name="P4">
Description: PID Hour INTERVENAL “Rada” Executioner Minstra defending Ganna Malelar by context ... War with Ukraine 2022, War with Ukraine Latest news today,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cherga-u-vijskomat.jpg" text:style-name="Internet_20_link" text:visited-style-name="Visited_20_Internet_20_Link">
cherga-u-vijskomat.jpg</text:a>
']</text:p>
      <text:p text:style-name="P4">
Tags: ['БИТВА ЗА КИЇВ', 'ГАННА МАЛЯР', 'МОБІЛІЗАЦІЯ', 'ТЦК ТА СП']</text:p>
      <text:p text:style-name="P4">
Category: News</text:p>
      <!--METADATA-->
      <text:p text:style-name="P4">
<draw:frame draw:style-name="fr1" draw:name="Image319" text:anchor-type="as-char" svg:width="6.9236in" svg:height="3.894525in" draw:z-index="0">
<draw:image xlink:href="../Images/AРМІЯINFORM/2023-05-25T72-00-00-04-00/cherga-u-vijskomat.jpg" xlink:type="simple" xlink:show="embed" xlink:actuate="onLoad" draw:mime-type="image/jpeg"/>
</draw:frame>
Ternopil, Ukraine, turn to the shopping center and the joint venture</text:p>
      <text:p text:style-name="P4">
During the interview of the Rada TV channel, Deputy Minister of Defense Anna Malyar, the mobilization of the mobilization spoke about the communication of the Ministry of Defense of the Taginel Staff of the Armed Forces of Ukraine with potential conscripts.</text:p>
      <ul>
        <li>
Since February 2022, in a few weeks, hundreds of thousands of people had to mobilize. And, of course, the system of former military enlistment offices, and now the territorial centers of manning and social support, was not ready for such a way. At the same time, the obligation to defend its state in the Constitution is prescribed for all citizens of Ukraine. Of course, communication on a mobilization campaign should be clear, respectful for humans. Also, we need to understand that there is a good or bad military, if you have a Ukrainian passport, you have this constitutional duty, ”Hannamaars said.</li>
      </ul>
      <text:p text:style-name="P4">
In some shopping center and JV, when a large mobilization work began, obvious lack of work became, which led to dismissal and other personnel changes.</text:p>
      <text:p text:style-name="P4">
The Deputy Minister of Defense noted that the cases of solicitation of bribes were shameful and allowed to report the audience to them at the hot line of the Defense Ministry.</text:p>
      <text:p text:style-name="P4">
According to her, the heads of regional shopping center and JV repeatedly gathered Nanarada, where they analyzed the results of their work, disassembled conflict -to -one, spoke about how to communicate with people, so that they understand the measures of mobilization for the state's defense capability.</text:p>
      <text:p text:style-name="P4">
Anna Malyar noted that at the beginning of the war in our country there were only 215 thousand(The rest are civilian workers. - _ ed._), Alina Front extended thousands of kilometers.</text:p>
      <text:p text:style-name="P4">
In pointing to the importance of the CCC and JV, the Deputy Minister of Defense Hannamalimars noted that it was the Ukrainian citizens who were filled by the Armed Forces who made up the large patriotic people's army that allowed the aggressor to stop and reject it from Kiev and other cities and settlements of Ukraine.</text:p>
      <text:p text:style-name="P4">
News Source: <text:a xlink:type="simple" xlink:href="https://armyinform.com.ua/2023/05/25/tczk-ta-sp-na-pochatku-vijny-zmogly-mobilizuvaty-gromadyan-yaki-u-skladi-zsu-vidkynuly-voroga-vid-kyyeva-ta-inshyh-mist/" text:style-name="Internet_20_link" text:visited-style-name="Visited_20_Internet_20_Link">
https://armyinform.com.ua/2023/05/25/tczk-ta-sp-na-pochatku-vijny-zmogly-mobilizuvaty-gromadyan-yaki-u-skladi-zsu-vidkynuly-voroga-vid-kyyeva-ta-inshyh-mist/</text:a>
</text:p>
      <!--NEWS-->
      <text:h text:style-name="P10" text:outline-level="1">
<text:span text:style-name="T4">
The President of Ukraine noted the defenders and defenders of state awards</text:span>
</text:h>
      <text:p text:style-name="P4">
Author: ['АРМІЯINFORM']</text:p>
      <text:p text:style-name="P4">
Time: 2023-05-25T73:00:00-04:00</text:p>
      <text:p text:style-name="P4">
Description: Ukrainian President Volodymyr Zelensky Vidniy, by the sovereign of the Nagorods of Ukrainian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3213cb444a7b4dddfd13032ccfd9f959_1648215665_extra_large-2.jpeg" text:style-name="Internet_20_link" text:visited-style-name="Visited_20_Internet_20_Link">
3213cb444a7b4dddfd13032ccfd9f959_1648215665_extra_large-2.jpeg</text:a>
']</text:p>
      <text:p text:style-name="P4">
Tags: ['ВІЙНА', 'ДЕРЖАВНІ НАГОРОДИ', 'НАГОРОДЖЕННЯ ВІЙСЬКОВОСЛУЖБОВЦІВ']</text:p>
      <text:p text:style-name="P4">
Category: News</text:p>
      <!--METADATA-->
      <text:p text:style-name="P4">
<draw:frame draw:style-name="fr1" draw:name="Image320" text:anchor-type="as-char" svg:width="6.9236in" svg:height="4.611226in" draw:z-index="0">
<draw:image xlink:href="../Images/AРМІЯINFORM/2023-05-25T73-00-00-04-00/3213cb444a7b4dddfd13032ccfd9f959_1648215665_extra_large-2.jpeg" xlink:type="simple" xlink:show="embed" xlink:actuate="onLoad" draw:mime-type="image/jpeg"/>
</draw:frame>
<text:span text:style-name="T4">
 President of Ukraine Volodymyr Zelensky noted state awards of Ukrainian servicemen. </text:span>
</text:p>
      <text:p text:style-name="P4">
Appropriate <text:a xlink:type="simple" xlink:href="https://www.president.gov.ua/documents/2962023-46869" text:style-name="Internet_20_link" text:visited-style-name="Visited_20_Internet_20_Link">
Decree # 296/2023</text:a>
Posted by the site of the Head of State.</text:p>
      <text:p text:style-name="P4">
It is noted that the awards were awarded "for personal services in the protection of the information space of the state, exemplary performance of official duty, high professionalism and on the occasion of the Day of the State Service of Special Communications of Information Protection of Ukraine".</text:p>
      <text:p text:style-name="P4">
<text:span text:style-name="T4">
 Award the Medal for Military Service of Ukraine </text:span>
</text:p>
      <text:p text:style-name="P4">
Golich Anna Stepanovna - Senior Lieutenant</text:p>
      <text:p text:style-name="P4">
Yuri Mikhailovich - Colonel</text:p>
      <text:p text:style-name="P4">
Kovaly Nikolai Vasilyevich - Major</text:p>
      <text:p text:style-name="P4">
Logachova Ivan Viktorovich - Major</text:p>
      <text:p text:style-name="P4">
<text:span text:style-name="T4">
 Reward Medal for Perfect Service III degree </text:span>
</text:p>
      <text:p text:style-name="P4">
Oleksandr Oleksandrovych's badger - colonel</text:p>
      <text:p text:style-name="P4">
Kirillov Irina Mikhailovna - Colonel</text:p>
      <text:p text:style-name="P4">
Chaliapin Igor Viktorovich - Colonel</text:p>
      <text:p text:style-name="P4">
<text:span text:style-name="T4">
 To reward the Medal "Defender of the Fatherland" </text:span>
</text:p>
      <text:p text:style-name="P4">
Alexander's mushroom - Major</text:p>
      <text:p text:style-name="P4">
Alexander Kutsenko - Lieutenant Colonel</text:p>
      <text:p text:style-name="P4">
Mutorova Artem Valiymistovich - Lieutenant Colonel</text:p>
      <text:p text:style-name="P4">
Petrovsky Sergey - Senior Sergeant.</text:p>
      <text:p text:style-name="P4">
News Source: <text:a xlink:type="simple" xlink:href="https://armyinform.com.ua/2023/05/25/prezydent-ukrayiny-vidznachyv-zahysnykiv-ta-zahysnycz-derzhavnymy-nagorodamy/" text:style-name="Internet_20_link" text:visited-style-name="Visited_20_Internet_20_Link">
https://armyinform.com.ua/2023/05/25/prezydent-ukrayiny-vidznachyv-zahysnykiv-ta-zahysnycz-derzhavnymy-nagorodamy/</text:a>
</text:p>
      <!--NEWS-->
      <text:h text:style-name="P10" text:outline-level="1">
<text:span text:style-name="T4">
We helped Ukraine protect the sky and not stop doing it - Lloyd Austin</text:span>
</text:h>
      <text:p text:style-name="P4">
Author: ['АРМІЯINFORM']</text:p>
      <text:p text:style-name="P4">
Time: 2023-05-25T74:00:00-04:00</text:p>
      <text:p text:style-name="P4">
Description: About the USA, the US defense of the United States, the 12-oh zustin in the format "Ramstein" on the earnings of the 12th Zusti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0/8aa3744-gettyimages-488503406.jpg" text:style-name="Internet_20_link" text:visited-style-name="Visited_20_Internet_20_Link">
8aa3744-gettyimages-488503406.jpg</text:a>
']</text:p>
      <text:p text:style-name="P4">
Tags: ['STOPRUSSIA', 'АГРЕСІЯ РФ', 'ВІЙНА', 'ВТОРГНЕННЯ РФ', 'ПЕНТАГОН']</text:p>
      <text:p text:style-name="P4">
Category: News</text:p>
      <!--METADATA-->
      <text:p text:style-name="P4">
<draw:frame draw:style-name="fr1" draw:name="Image321" text:anchor-type="as-char" svg:width="6.9236in" svg:height="3.883237in" draw:z-index="0">
<draw:image xlink:href="../Images/AРМІЯINFORM/2023-05-25T74-00-00-04-00/8aa3744-gettyimages-488503406.jpg" xlink:type="simple" xlink:show="embed" xlink:actuate="onLoad" draw:mime-type="image/jpeg"/>
</draw:frame>
Defense Minister Shatloid Austin, Dod photo</text:p>
      <text:p text:style-name="P4">
US Minister of Defense <text:a xlink:type="simple" xlink:href="https://www.defense.gov/Multimedia/Videos/videoid/884566/dvpcc/false/#DVIDSVideoPlayer581" text:style-name="Internet_20_link" text:visited-style-name="Visited_20_Internet_20_Link">
reported</text:a>
At the beginning of the 12th meeting in Ramstein format.</text:p>
      <text:p text:style-name="P4">
In particular, Austin noted the success of Ukrainians in the printing of hostile missiles.</text:p>
      <text:p text:style-name="P4">
“We helped Ukraine protect the sky and do not stop doing it. Russia will not be able to blend in the Ukrainian airspace, and therefore the possibilities of re -empty defense will be again in the center of our present -day disability, ”said Pentagon's head.</text:p>
      <text:p text:style-name="P4">
He added that the meeting will also be discussed how to accelerate the production of necessary equipment for Ukraine.</text:p>
      <text:p text:style-name="P4">
“Yes, we will delve into the details and continue to look for creative persons to increase industrial capacity. We will continue to fight the completion of law in order for Ukraine to retain its sovereignty. And we will we will be steadfast as much as it will be needed, ”the Minister of Defense said.</text:p>
      <text:p text:style-name="P4">
On the eve of the Pentagon spokesman Patrick Ryder reported that the next session of the Ramstein format will be dedicated to the strengthening of air defense of Ukraine, the transfer of the F-16 fighters and fighters.</text:p>
      <text:p text:style-name="P4">
News Source: <text:a xlink:type="simple" xlink:href="https://armyinform.com.ua/2023/05/25/llojd-ostin-vidkryv-ramshtajn-12-i-nazvav-golovnu-temu-zustrichi/" text:style-name="Internet_20_link" text:visited-style-name="Visited_20_Internet_20_Link">
https://armyinform.com.ua/2023/05/25/llojd-ostin-vidkryv-ramshtajn-12-i-nazvav-golovnu-temu-zustrichi/</text:a>
</text:p>
      <!--NEWS-->
      <text:h text:style-name="P10" text:outline-level="1">
<text:span text:style-name="T4">
Lloyd Austin thanked Denmark for continuous support for Ukraine's security needs</text:span>
</text:h>
      <text:p text:style-name="P4">
Author: ['АРМІЯINFORM']</text:p>
      <text:p text:style-name="P4">
Time: 2023-05-25T75:00:00-04:00</text:p>
      <text:p text:style-name="P4">
Description: The US defense of the United States Lloyd Ostin is an “12th Ramshtein” by Rosmoval by the Zi Rigoi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llojd-ostin.jpg" text:style-name="Internet_20_link" text:visited-style-name="Visited_20_Internet_20_Link">
llojd-ostin.jpg</text:a>
']</text:p>
      <text:p text:style-name="P4">
Tags: ['STOPRUSSIA', 'АГРЕСІЯ РФ', 'ВІЙНА', 'ВТОРГНЕННЯ РФ', 'РАМШТАЙН']</text:p>
      <text:p text:style-name="P4">
Category: News</text:p>
      <!--METADATA-->
      <text:p text:style-name="P4">
<draw:frame draw:style-name="fr1" draw:name="Image322" text:anchor-type="as-char" svg:width="6.9236in" svg:height="4.615733in" draw:z-index="0">
<draw:image xlink:href="../Images/AРМІЯINFORM/2023-05-25T75-00-00-04-00/llojd-ostin.jpg" xlink:type="simple" xlink:show="embed" xlink:actuate="onLoad" draw:mime-type="image/jpeg"/>
</draw:frame>
The US Secretary of Defense Lloyd Austin spoke a colleague from the Kingdom of Denmark on the eve of the 12th Ramstin, acting as Minister of Defense by Defenseroels Lund Poolsen, to support Ukraine and current bilateral defense cooperation with the Kingdom of Denmark.</text:p>
      <text:p text:style-name="P4">
About this Lloyd Austin <text:a xlink:type="simple" xlink:href="https://twitter.com/SecDef/status/1661726135846162433" text:style-name="Internet_20_link" text:visited-style-name="Visited_20_Internet_20_Link">
wrote</text:a>
у своємуТвіттері.</text:p>
      <text:p text:style-name="Quotations">

<text:p text:style-name="P4">
Yesterday, I spoke with Denmark’s Acting Minister of Defence Troels Lund&gt;
 Poulsen. We spoke about assistance to Ukraine and bilateral defense&gt;
 cooperation.&gt;
&gt;
 Thank you&gt;
 <text:a xlink:type="simple" xlink:href="https://twitter.com/troelslundp" text:style-name="Internet_20_link" text:visited-style-name="Visited_20_Internet_20_Link">
@troelslundp</text:a>
for your&gt;
 continued support of Ukraine’s security needs.&lt;https://t.co/5EjX1j4Pih&gt;
&gt;
&gt;
 — Secretary of Defense Lloyd J. Austin III(@SecDef)<text:a xlink:type="simple" xlink:href="https://twitter.com/SecDef/status/1661726135846162433" text:style-name="Internet_20_link" text:visited-style-name="Visited_20_Internet_20_Link">
May 25,&gt;
 2023</text:a>
“Yesterday I spoke to the acting Minister of Denmark by Troelbumblenda Poolsen. We talked about assistance to Ukraine and bilateral defense work, ”the message reads</text:p>

</text:p>
      <text:p text:style-name="P4">
Lloyd Austin thanked Denmark for the continued support of Ukraine and constant efforts to develop decisions that support Ukraine's defense.</text:p>
      <text:p text:style-name="P4">
He also emphasized bilateral cooperation in the Arctic and other key areas. Denmark's Defense Minister noted that he hopes for close cooperation with the staffed states on future initiatives to support Ukraine.</text:p>
      <text:p text:style-name="P4">
News Source: <text:a xlink:type="simple" xlink:href="https://armyinform.com.ua/2023/05/25/llojd-ostin-podyakuvav-daniyi-za-postijnu-pidtrymku-bezpekovyh-potreb-ukrayiny/" text:style-name="Internet_20_link" text:visited-style-name="Visited_20_Internet_20_Link">
https://armyinform.com.ua/2023/05/25/llojd-ostin-podyakuvav-daniyi-za-postijnu-pidtrymku-bezpekovyh-potreb-ukrayiny/</text:a>
</text:p>
      <!--NEWS-->
      <text:h text:style-name="P10" text:outline-level="1">
<text:span text:style-name="T4">
The President of Ukraine met with Swedish Defense Minister</text:span>
</text:h>
      <text:p text:style-name="P4">
Author: ['АРМІЯINFORM']</text:p>
      <text:p text:style-name="P4">
Time: 2023-05-25T76:00:00-04:00</text:p>
      <text:p text:style-name="P4">
Description: President of Ukraine Volodymyr Zelensky Zustych Iz Minstrom defend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846ebf93011eacc3dd19ba7b236c4d0860b5c3bf.jpg" text:style-name="Internet_20_link" text:visited-style-name="Visited_20_Internet_20_Link">
846ebf93011eacc3dd19ba7b236c4d0860b5c3bf.jpg</text:a>
']</text:p>
      <text:p text:style-name="P4">
Tags: ['ВОЛОДИМИР ЗЕЛЕНСЬКИЙ', 'МІНІСТР ОБОРОНИ ШВЕЦІЇ', 'ПОЛ ЙОНСОН']</text:p>
      <text:p text:style-name="P4">
Category: News</text:p>
      <!--METADATA-->
      <text:p text:style-name="P4">
<draw:frame draw:style-name="fr1" draw:name="Image323" text:anchor-type="as-char" svg:width="6.9236in" svg:height="3.894525in" draw:z-index="0">
<draw:image xlink:href="../Images/AРМІЯINFORM/2023-05-25T76-00-00-04-00/846ebf93011eacc3dd19ba7b236c4d0860b5c3bf.jpg" xlink:type="simple" xlink:show="embed" xlink:actuate="onLoad" draw:mime-type="image/jpeg"/>
</draw:frame>
President of Ukraine Volodymyr Zelensky held a meeting with the Minister of Defense Paul Joneson.</text:p>
      <text:p text:style-name="P4">
He <text:a xlink:type="simple" xlink:href="https://t.me/V_Zelenskiy_official/6359" text:style-name="Internet_20_link" text:visited-style-name="Visited_20_Internet_20_Link">
reported</text:a>
In your teaching channel.</text:p>
      <text:p text:style-name="P4">
“Meeting with Sweden Defense Minister Paul Joneson. Important, priority: Aviation Coalition, the situation on the forefront, weapons, formular, Euro -Atlantic integration of Ukraine, Swedish support are required. We become more daily, ”the head of state summarized.</text:p>
      <text:p text:style-name="P4">
News Source: <text:a xlink:type="simple" xlink:href="https://armyinform.com.ua/2023/05/25/prezydent-ukrayiny-proviv-zustrich-iz-ministrom-oborony-shvecziyi/" text:style-name="Internet_20_link" text:visited-style-name="Visited_20_Internet_20_Link">
https://armyinform.com.ua/2023/05/25/prezydent-ukrayiny-proviv-zustrich-iz-ministrom-oborony-shvecziyi/</text:a>
</text:p>
      <!--NEWS-->
      <text:h text:style-name="P10" text:outline-level="1">
<text:span text:style-name="T4">
“The United Europe will never be free without winning free Ukraine”</text:span>
</text:h>
      <text:p text:style-name="P4">
Author: ['Єгор Брайлян']</text:p>
      <text:p text:style-name="P4">
Time: 2023-05-25T77:00:00-04:00</text:p>
      <text:p text:style-name="P4">
Description: About CE, having declared the introductory words to his entry into the VIDKITSIA of the 15th Kyivskiy Bezpek Forum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arsenij-yaczenyuk.jpg" text:style-name="Internet_20_link" text:visited-style-name="Visited_20_Internet_20_Link">
arsenij-yaczenyuk.jpg</text:a>
']</text:p>
      <text:p text:style-name="P4">
Tags: ['ЄВРОПЕЙСЬКИЙ СОЮЗ', 'ЗСУ', 'КИЇВСЬКИЙ БЕЗПЕКОВИЙ ФОРУМ', 'НАТО']</text:p>
      <text:p text:style-name="P4">
Category: News</text:p>
      <!--METADATA-->
      <text:p text:style-name="P4">
<draw:frame draw:style-name="fr1" draw:name="Image324" text:anchor-type="as-char" svg:width="6.9236in" svg:height="4.615733in" draw:z-index="0">
<draw:image xlink:href="../Images/AРМІЯINFORM/2023-05-25T77-00-00-04-00/arsenij-yaczenyuk.jpg" xlink:type="simple" xlink:show="embed" xlink:actuate="onLoad" draw:mime-type="image/jpeg"/>
</draw:frame>
This was stated in his opening address at the opening of the 15th Kyiv Security Forum by the Prime Minister of Ukraine in 2014–2016, the chairman of the Open Ukraine Foundation, the chairman of the CBF Arseniy Yatsenyuk, reports the correspondent of the Armyinform of the scene.</text:p>
      <text:p text:style-name="P4">
“In 2007, we started the Kiev Security Forum. It was then that Vladimir Putin made ads in Munich. But he was not heard. The first was Georgia, then - Ukraine.</text:p>
      <text:p text:style-name="P4">
In 2007, less than 20% of Ukrainians supported Ukraine's membership in NATO. And in 20123, more than 80 % say that Ukraine should become a member of the Alliance.</text:p>
      <text:p text:style-name="P4">
We fight for the Alliance. We fight for ours and your freedom.</text:p>
      <text:p text:style-name="P4">
There are those by whom Ukraine exists, fights, wins. There are those who protect NATO, there are those who protect all of us - Ukrainian soldiers, armed forces.</text:p>
      <text:p text:style-name="P4">
At the same time, Arseniy Yatsenyuk explained why our state should become a member of the European Union and NATO.</text:p>
      <text:p text:style-name="P4">
“We owed to the present. Those who were murdered in Irpen, Bucha and Mariupol.</text:p>
      <text:p text:style-name="P4">
Debt can be paid in one way - to become a member of NATO.</text:p>
      <text:p text:style-name="P4">
We owed stories - to those who fought for Ukraine to be independent, fought in enslaved Europe under Soviet occupation. This will be due to the expansion and expansion of world democracy.</text:p>
      <text:p text:style-name="P4">
The united, democratic Europe will never be free without free Ukraine, continuing Ukraine, ”Arseniy Yatsenyuk summarized.</text:p>
      <text:p text:style-name="P4">
_ <text:span text:style-name="T4">
 Background: </text:span>
 Kyiv Security Forum was founded by the Arseniyanyuk Foundation "Open Ukraine" in 2007. KBF is the main platform of Ukraine for the formation of problems of war and peace, national and world security._</text:p>
      <text:p text:style-name="P4">
The forum partners are the Atlantic Council, the NATO Information and Documentation Center, the National Democratic Institute, the Ukrainian Women's Congress, the Ebert Forendrich, Euro -Atlantic Course ._</text:p>
      <text:p text:style-name="P4">
<text:span text:style-name="T5">
Opto Victor Dehtyar</text:span>
</text:p>
      <text:p text:style-name="P4">
News Source: <text:a xlink:type="simple" xlink:href="https://armyinform.com.ua/2023/05/25/obyednana-yevropa-nikoly-ne-bude-vilnoyu-bez-peremogy-vilnoyi-ukrayiny/" text:style-name="Internet_20_link" text:visited-style-name="Visited_20_Internet_20_Link">
https://armyinform.com.ua/2023/05/25/obyednana-yevropa-nikoly-ne-bude-vilnoyu-bez-peremogy-vilnoyi-ukrayiny/</text:a>
</text:p>
      <!--NEWS-->
      <text:h text:style-name="P10" text:outline-level="1">
<text:span text:style-name="T4">
In Bucharest Putin called Ukraine false, now he sees that she is more than real</text:span>
</text:h>
      <text:p text:style-name="P4">
Author: ['Ольга Мосьондз']</text:p>
      <text:p text:style-name="P4">
Time: 2023-05-25T78:00:00-04:00</text:p>
      <text:p text:style-name="P4">
Description: About the city, the USA, the US Democratic Secretary in 2005-2009 of Okdolisa Rice PID Hour Vidkritty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kondoliza-rajs.jpg" text:style-name="Internet_20_link" text:visited-style-name="Visited_20_Internet_20_Link">
kondoliza-rajs.jpg</text:a>
']</text:p>
      <text:p text:style-name="P4">
Tags: ['STOPRUSSIA', 'КИЇВСЬКИЙ БЕЗПЕКОВИЙ ФОРУМ', 'КОНДОЛІЗА РАЙС']</text:p>
      <text:p text:style-name="P4">
Category: News</text:p>
      <!--METADATA-->
      <text:p text:style-name="P4">
<draw:frame draw:style-name="fr1" draw:name="Image325" text:anchor-type="as-char" svg:width="6.9236in" svg:height="3.4618in" draw:z-index="0">
<draw:image xlink:href="../Images/AРМІЯINFORM/2023-05-25T78-00-00-04-00/kondoliza-rajs.jpg" xlink:type="simple" xlink:show="embed" xlink:actuate="onLoad" draw:mime-type="image/jpeg"/>
</draw:frame>
This was stated by the US Secretary of State in 2005-2009, the Rice Condoliza Condoliza during the discovery of the 15th annual Kiev Security Forum.</text:p>
      <text:p text:style-name="P4">
She said that Ukraine had to obtain a plan of action on NATO membership during the 2008 Alliance Summit in Bucharest.</text:p>
      <ul>
        <li>
I was at the NATO Bucharest Summit when plans for the Member of Ukraine and Georgia were discussed. On that day, we decided that this could not be done, despite the fact that the United States and President Bush believed very much that it was time for Ukraine that Ukraine would become a member of NATO one day, - said the leading Rice.</li>
      </ul>
      <text:p text:style-name="P4">
She noted that the decision on Ukraine's accession to NATO was influenced by the pro -IMPutin ...</text:p>
      <ul>
        <li>
I remember the terrible message of President Putin, who called the Ukrainian country. He said that Ukraine is false ... Well, now he has a great lesson from the enormous skill of the Ukrainian Armed Forces. He realized that Ukraine is really very real. That there is a strong national identity that burns deeply in the hearts of every Ukrainian, - said Condolizarays.</li>
      </ul>
      <text:p text:style-name="P4">
She noted that the world realizes that Ukraine is now fighting not only for itself.</text:p>
      <ul>
        <li>
Currently, the world understands that the future of Ukraine is largely their future. If Ukraine will be fully restored, Europe will become a safer place, the globe will live in peace, - said Ms. Rice.</li>
      </ul>
      <text:p text:style-name="P4">
She thanked the opportunity to participate in the form, and for the fact that the Ukrainian wrestling.</text:p>
      <ul>
        <li>
I am very grateful that you were able to continue the fight. Currently, the courageous struggle of Ukrainian for their freedom and independence inspires the whole world, - said the leading Rice.</li>
      </ul>
      <text:p text:style-name="P4">
News Source: <text:a xlink:type="simple" xlink:href="https://armyinform.com.ua/2023/05/25/u-buharesti-putin-nazyvav-ukrayinu-nespravzhnoyu-nyni-vin-bachyt-shho-vona-bilsh-nizh-realna/" text:style-name="Internet_20_link" text:visited-style-name="Visited_20_Internet_20_Link">
https://armyinform.com.ua/2023/05/25/u-buharesti-putin-nazyvav-ukrayinu-nespravzhnoyu-nyni-vin-bachyt-shho-vona-bilsh-nizh-realna/</text:a>
</text:p>
      <!--NEWS-->
      <text:h text:style-name="P10" text:outline-level="1">
<text:span text:style-name="T4">
Australian instructors continue to train Ukrainian recruits in the framework of the Interflex Training Operation</text:span>
</text:h>
      <text:p text:style-name="P4">
Author: ['АРМІЯINFORM']</text:p>
      <text:p text:style-name="P4">
Time: 2023-05-25T79:00:00-04:00</text:p>
      <text:p text:style-name="P4">
Description: Instruktori of the Operations “Kudu” of the Ground VIISK Australian defense forces ... The war with Ukraine 2022, the war with Ukrain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9107471_146036441723690_8579254316052551793_n.jpg" text:style-name="Internet_20_link" text:visited-style-name="Visited_20_Internet_20_Link">
349107471_146036441723690_8579254316052551793_n.jpg</text:a>
', '<text:a xlink:type="simple" xlink:href="https://armyinform.com.ua/wp-content/uploads/2023/05/349693433_1573287309828571_6806660686603575695_n-150x150.jpg" text:style-name="Internet_20_link" text:visited-style-name="Visited_20_Internet_20_Link">
349693433_1573287309828571_6806660686603575695_n-150x150.jpg</text:a>
', '<text:a xlink:type="simple" xlink:href="https://armyinform.com.ua/wp-content/uploads/2023/05/349737800_811456577329314_5431469774750128655_n-150x150.jpg" text:style-name="Internet_20_link" text:visited-style-name="Visited_20_Internet_20_Link">
349737800_811456577329314_5431469774750128655_n-150x150.jpg</text:a>
', '<text:a xlink:type="simple" xlink:href="https://armyinform.com.ua/wp-content/uploads/2023/05/349133688_731846858943634_1429982496295823314_n-150x150.jpg" text:style-name="Internet_20_link" text:visited-style-name="Visited_20_Internet_20_Link">
349133688_731846858943634_1429982496295823314_n-150x150.jpg</text:a>
', '<text:a xlink:type="simple" xlink:href="https://armyinform.com.ua/wp-content/uploads/2023/05/349187919_749947093547121_6806525004961988115_n-150x150.jpg" text:style-name="Internet_20_link" text:visited-style-name="Visited_20_Internet_20_Link">
349187919_749947093547121_6806525004961988115_n-150x150.jpg</text:a>
', '<text:a xlink:type="simple" xlink:href="https://armyinform.com.ua/wp-content/uploads/2023/05/349299129_555594199980270_1853500191182768913_n-150x150.jpg" text:style-name="Internet_20_link" text:visited-style-name="Visited_20_Internet_20_Link">
349299129_555594199980270_1853500191182768913_n-150x150.jpg</text:a>
']</text:p>
      <text:p text:style-name="P4">
Tags: ['STOPRUSSIA', 'АГРЕСІЯ РФ', 'ВІЙНА', 'ВТОРГНЕННЯ РФ', 'ГШ ЗС УКРАЇНИ']</text:p>
      <text:p text:style-name="P4">
Category: News</text:p>
      <!--METADATA-->
      <text:p text:style-name="P4">
<draw:frame draw:style-name="fr1" draw:name="Image326" text:anchor-type="as-char" svg:width="6.9236in" svg:height="4.627273in" draw:z-index="0">
<draw:image xlink:href="../Images/AРМІЯINFORM/2023-05-25T79-00-00-04-00/349107471_146036441723690_8579254316052551793_n.jpg" xlink:type="simple" xlink:show="embed" xlink:actuate="onLoad" draw:mime-type="image/jpeg"/>
</draw:frame>
The instructors and instructors of the Kudu operation of Australian Defense Land Forces continue to prepare the third rotation of the Ukrainian recruits of the Multinational Educational Operation of Intelflex on the Basic Communist Party Training</text:p>
      <text:p text:style-name="P4">
About it <text:a xlink:type="simple" xlink:href="https://www.facebook.com/GeneralStaff.ua/posts/pfbid02LjMJQx64Rju75541F3YSFHPkXZerE1WLtFm7mgsbniGreF1gWq4pq49HaH2vgFBLl" text:style-name="Internet_20_link" text:visited-style-name="Visited_20_Internet_20_Link">
reports</text:a>
The General Staff of the Armed Forces.</text:p>
      <text:p text:style-name="P4">
“In just five weeks, recruits will finish courses to gain the protection of a primordial country in a real conflict. They are prepared by qualified instructors of the Australian army, who teach the treatment of Tastrilby weapons, fighting in rural and urban areas, the trenches of the Twedic Survival War. Each lesson is built on the experience of the Ukrainian military who fought over the past year. Many recruits are universities and everyday employees, ”the presentation reads.</text:p>
      <text:p text:style-name="P4">
<text:a xlink:type="simple" xlink:href="https://armyinform.com.ua/wp-content/uploads/2023/05/349693433_1573287309828571_6806660686603575695_n.jpg" text:style-name="Internet_20_link" text:visited-style-name="Visited_20_Internet_20_Link">
!(Images/AРМІЯINFORM/2023-05-25T79-00-00-04-00/349693433_1573287309828571_6806660686603575695_n-150x150.jpg)</text:a>
An Australian Army soldier deployed on Operation Kudu provide weapon training to recruits from the Armed Forces of Ukraine in the United Kingdom. <text:span text:style-name="T4">
<text:span text:style-name="T5">
 Local Caption </text:span>
</text:span>
 Australia continues to stand with the people of Ukraine, and is providing ongoing support in response to Russia's continuing violation of international law. In April 2023, the second contingent of up to 70 ADF personnel arrived in the United Kingdom joining partner nations in the UK-led and based training programme for Ukrainian recruits.</text:p>
      <text:p text:style-name="P4">
<text:a xlink:type="simple" xlink:href="https://armyinform.com.ua/wp-content/uploads/2023/05/349737800_811456577329314_5431469774750128655_n.jpg" text:style-name="Internet_20_link" text:visited-style-name="Visited_20_Internet_20_Link">
<draw:frame draw:style-name="fr1" draw:name="Image327" text:anchor-type="as-char" svg:width="6.9236in" svg:height="6.9236in" draw:z-index="0">
<draw:image xlink:href="../Images/AРМІЯINFORM/2023-05-25T79-00-00-04-00/349737800_811456577329314_5431469774750128655_n-150x150.jpg" xlink:type="simple" xlink:show="embed" xlink:actuate="onLoad" draw:mime-type="image/jpeg"/>
</draw:frame>
</text:a>
"I think they work much better than we are in our first week at the Australian Defense Forces Training Center for Kapooka, where all servicemen are undergoing about 12 weeks of training for staffing staff or 35 days while - said one of the Australian instructors.</text:p>
      <text:p text:style-name="P4">
<text:a xlink:type="simple" xlink:href="https://armyinform.com.ua/wp-content/uploads/2023/05/349133688_731846858943634_1429982496295823314_n.jpg" text:style-name="Internet_20_link" text:visited-style-name="Visited_20_Internet_20_Link">
<draw:frame draw:style-name="fr1" draw:name="Image328" text:anchor-type="as-char" svg:width="6.9236in" svg:height="6.9236in" draw:z-index="0">
<draw:image xlink:href="../Images/AРМІЯINFORM/2023-05-25T79-00-00-04-00/349133688_731846858943634_1429982496295823314_n-150x150.jpg" xlink:type="simple" xlink:show="embed" xlink:actuate="onLoad" draw:mime-type="image/jpeg"/>
</draw:frame>
</text:a>
</text:p>
      <text:p text:style-name="P4">
<text:a xlink:type="simple" xlink:href="https://armyinform.com.ua/wp-content/uploads/2023/05/349187919_749947093547121_6806525004961988115_n.jpg" text:style-name="Internet_20_link" text:visited-style-name="Visited_20_Internet_20_Link">
<draw:frame draw:style-name="fr1" draw:name="Image329" text:anchor-type="as-char" svg:width="6.9236in" svg:height="6.9236in" draw:z-index="0">
<draw:image xlink:href="../Images/AРМІЯINFORM/2023-05-25T79-00-00-04-00/349187919_749947093547121_6806525004961988115_n-150x150.jpg" xlink:type="simple" xlink:show="embed" xlink:actuate="onLoad" draw:mime-type="image/jpeg"/>
</draw:frame>
</text:a>
</text:p>
      <text:p text:style-name="P4">
<text:a xlink:type="simple" xlink:href="https://armyinform.com.ua/wp-content/uploads/2023/05/349299129_555594199980270_1853500191182768913_n.jpg" text:style-name="Internet_20_link" text:visited-style-name="Visited_20_Internet_20_Link">
<draw:frame draw:style-name="fr1" draw:name="Image330" text:anchor-type="as-char" svg:width="6.9236in" svg:height="6.9236in" draw:z-index="0">
<draw:image xlink:href="../Images/AРМІЯINFORM/2023-05-25T79-00-00-04-00/349299129_555594199980270_1853500191182768913_n-150x150.jpg" xlink:type="simple" xlink:show="embed" xlink:actuate="onLoad" draw:mime-type="image/jpeg"/>
</draw:frame>
</text:a>
“When I heard I was involved in the Kudu surgery, I was very proud. This is a mission I believe in all my heart. The Kudu operation is really important to me as a contingent member. We all believe in a mission. We all believe in providing the best training for Ukrainians, ”said one Australian officer who participated in the Kudu Operation.</text:p>
      <text:p text:style-name="P4">
Australia continues to support the people of Ukraine and provides continuous support for ongoing violations of international law.</text:p>
      <text:p text:style-name="P4">
Arriving in the United Kingdom in January 2023, the contingent to the 70-military servicemen of Australian defense forces joined the partner countries of the program of preparation of Ukrainian recruits under the leadership of Great Britain.</text:p>
      <text:p text:style-name="P4">
No serviceman or Australian serviceman will enter Ukraine as part of the Kudu operation.</text:p>
      <text:p text:style-name="P4">
News Source: <text:a xlink:type="simple" xlink:href="https://armyinform.com.ua/2023/05/25/avstralijski-instruktory-prodovzhuyut-trenuvaty-ukrayinskyh-novobrancziv-u-ramkah-navchalnoyi-operacziyi-interfleks/" text:style-name="Internet_20_link" text:visited-style-name="Visited_20_Internet_20_Link">
https://armyinform.com.ua/2023/05/25/avstralijski-instruktory-prodovzhuyut-trenuvaty-ukrayinskyh-novobrancziv-u-ramkah-navchalnoyi-operacziyi-interfleks/</text:a>
</text:p>
      <!--NEWS-->
      <text:h text:style-name="P10" text:outline-level="1">
<text:span text:style-name="T4">
Ukraine's victory is the most important factor for the return of peace in Europe - Andrews Kubilus</text:span>
</text:h>
      <text:p text:style-name="P4">
Author: ['Ольга Мосьондз']</text:p>
      <text:p text:style-name="P4">
Time: 2023-05-25T80:00:00-04:00</text:p>
      <text:p text:style-name="P4">
Description: Having said about the prem-minist Litvia in 1999–2000, 2008–2012 Rocks, deputy of the єvropysky ... War with Ukraine 2022, war with Ukraine Latest news today, News War with Ukraine 2022 Last today, will there be a war between Ukraine And when Russia and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andrius-kubilius-83623525.jpg" text:style-name="Internet_20_link" text:visited-style-name="Visited_20_Internet_20_Link">
andrius-kubilius-83623525.jpg</text:a>
']</text:p>
      <text:p text:style-name="P4">
Tags: ['STOPRUSSIA', 'ВТОРГНЕННЯ РФ', 'КИЇВСЬКИЙ БЕЗПЕКОВИЙ ФОРУМ', 'ЛИТВА']</text:p>
      <text:p text:style-name="P4">
Category: News</text:p>
      <!--METADATA-->
      <text:p text:style-name="P4">
<draw:frame draw:style-name="fr1" draw:name="Image331" text:anchor-type="as-char" svg:width="6.9236in" svg:height="4.615733in" draw:z-index="0">
<draw:image xlink:href="../Images/AРМІЯINFORM/2023-05-25T80-00-00-04-00/andrius-kubilius-83623525.jpg" xlink:type="simple" xlink:show="embed" xlink:actuate="onLoad" draw:mime-type="image/jpeg"/>
</draw:frame>
This was stated by the Prime Minister of Lithuania in 1999-2000 and 2008–2012, the deputy of the European Parliament Andrews Kubilus in an appeal to the participants of the 15th-year-old Kiev Security Forum, the correspondent of the Armyinforms the content of the event.</text:p>
      <ul>
        <li>
The victory of Ukraine is the most important factor for the future of our continent to return a sustainable peace. This can only be achieved if Ukraine is leaning in the gray zone, that is, when the NATO membership is invited during the Vilnius Summit. And when Ukraine becomes a truly successful country to integrate to the EU, - added Andrew Kubilus.</li>
      </ul>
      <text:p text:style-name="P4">
He also believes that this will bring many changes, in particular, possible transformations of the erosion.</text:p>
      <ul>
        <li>
The Ukrainian victory in the war, resolved by authoritarian Russia, is a cesstrogic question that can change the entire security structure of the eastern part of the European continent and the whole of Europe, - summarized Andrew Kubilus.</li>
      </ul>
      <text:p text:style-name="P4">
News Source: <text:a xlink:type="simple" xlink:href="https://armyinform.com.ua/2023/05/25/peremoga-ukrayiny-ye-najvazhlyvishym-faktorom-dlya-povernennya-myru-v-yevropi-andryus-kubilyus/" text:style-name="Internet_20_link" text:visited-style-name="Visited_20_Internet_20_Link">
https://armyinform.com.ua/2023/05/25/peremoga-ukrayiny-ye-najvazhlyvishym-faktorom-dlya-povernennya-myru-v-yevropi-andryus-kubilyus/</text:a>
</text:p>
      <!--NEWS-->
      <text:h text:style-name="P10" text:outline-level="1">
<text:span text:style-name="T4">
Aviation of Defense Forces has struck 4 beats by the occupants' concentration areas</text:span>
</text:h>
      <text:p text:style-name="P4">
Author: ['АРМІЯINFORM']</text:p>
      <text:p text:style-name="P4">
Time: 2023-05-25T81:00:00-04:00</text:p>
      <text:p text:style-name="P4">
Description: About the General Headquarters of the ZSU. “The AvIACIA for the defense forces for Dob was the head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ОРГНЕННЯ РФ']</text:p>
      <text:p text:style-name="P4">
Category: News</text:p>
      <!--METADATA-->
      <text:p text:style-name="P4">
<draw:frame draw:style-name="fr1" draw:name="Image332" text:anchor-type="as-char" svg:width="6.9236in" svg:height="5.385022in" draw:z-index="0">
<draw:image xlink:href="../Images/AРМІЯINFORM/2023-05-25T81-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YbUz2j2tFCKN9mYrjXSrmmj8x3LViJQP3EWVG9Knnq7X3vLrysrgFUVtbzTaumsul" text:style-name="Internet_20_link" text:visited-style-name="Visited_20_Internet_20_Link">
reports</text:a>
The General Staff of the Armed Forces.</text:p>
      <text:p text:style-name="P4">
"Aviation of defense forces per day struck the areas of concentration of personnel and military equipment of the enemy, and the units of the missile troops of the Iarteria struck 2 areas of concentration of live power, 1 ammunition composition, 1 radiolocation station and artillery unit of the enemy on fire.</text:p>
      <text:p text:style-name="P4">
It is noted that this day, at night, the Russian Federation struck another massacre in the territory of Ukraine, applying the Iranian shock Blashard-136/131. 36 out of 36 was destroyed by our defenders.</text:p>
      <text:p text:style-name="P4">
News Source: <text:a xlink:type="simple" xlink:href="https://armyinform.com.ua/2023/05/25/aviacziya-syl-oborony-zavdala-4-udariv-po-rajonah-zoseredzhennya-okupantiv/" text:style-name="Internet_20_link" text:visited-style-name="Visited_20_Internet_20_Link">
https://armyinform.com.ua/2023/05/25/aviacziya-syl-oborony-zavdala-4-udariv-po-rajonah-zoseredzhennya-okupantiv/</text:a>
</text:p>
      <!--NEWS-->
      <text:h text:style-name="P10" text:outline-level="1">
<text:span text:style-name="T4">
We will continue to defend Ukraine's sovereign right to live in freedom - Lloyd Austin</text:span>
</text:h>
      <text:p text:style-name="P4">
Author: ['АРМІЯINFORM']</text:p>
      <text:p text:style-name="P4">
Time: 2023-05-25T82:00:00-04:00</text:p>
      <text:p text:style-name="P4">
Description: The US defense of the United States Lloyd J. Ostin III, the head of the boss, the head of the headquarters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6/llojd-ostin.jpg" text:style-name="Internet_20_link" text:visited-style-name="Visited_20_Internet_20_Link">
llojd-ostin.jpg</text:a>
']</text:p>
      <text:p text:style-name="P4">
Tags: ['STOPRUSSIA', 'АГРЕСІЯ РФ', 'ВІЙНА', 'ВТОРГНЕННЯ РФ', 'РАМШТАЙН']</text:p>
      <text:p text:style-name="P4">
Category: News</text:p>
      <!--METADATA-->
      <text:p text:style-name="P4">
<draw:frame draw:style-name="fr1" draw:name="Image333" text:anchor-type="as-char" svg:width="6.9236in" svg:height="3.831059in" draw:z-index="0">
<draw:image xlink:href="../Images/AРМІЯINFORM/2023-05-25T82-00-00-04-00/llojd-ostin.jpg" xlink:type="simple" xlink:show="embed" xlink:actuate="onLoad" draw:mime-type="image/jpeg"/>
</draw:frame>
US Defense Minister Lloyd J. Austin III, Head of the United States Committee on US Army Army Mark A. Millie and US Defense Minister Assist agencies of more than 50-Typads from all over the world in online format in Pentagon, Washington, District of Columbia, May 25, 2023, during which they discussed the continuous war of Russia in Ukraine in Ukraine further close coordination to provide the Ukrainian people with the means necessary to protect their sovereign territory.</text:p>
      <text:p text:style-name="P4">
"Hello to everyone. Thank you that we have joined us virtually from all time zones.</text:p>
      <text:p text:style-name="P4">
Since Ukraine is moving in the fight against Russian invaders, members of this contact group are the only ones. After the meeting of this group last month, the United States allocated an additional $ 1.8 billion to Ukrainian Security Aid.</text:p>
      <text:p text:style-name="P4">
This includes a recent package of $ 375 million with such Himars, anti -tank systems and laser missiles. We also provide key combat tools, such as transportation of heavy equipment Table bridge systems.</text:p>
      <text:p text:style-name="P4">
And in our last package of security assistance to Ukraine, the combination of America has financed additional anti -air defense systems of the camp. This package also includes equipment that will combine outdated Ukraine's prototype defense systems with the launching installations of the air defense, missiles and radars of members of this contact group.</text:p>
      <text:p text:style-name="P4">
We also provide more than 155 mm artillery shells, as well as increase training, maintenance and maintenance. We are concentrating a contribution that makes real changes in real time.</text:p>
      <text:p text:style-name="P4">
However, the United States is also dedicated to the long -term support of Ukraine. The Ukrainian ones that have come together today as well. We cooperate with all of you to give the defenders and defenders of Ukraine what they need when they need.</text:p>
      <text:p text:style-name="P4">
Several members of the contact group have recently made important ads.Denmark also announced a significant new package. It includes remedies for protruding defense and combat tools such as mine machines, mobile field bridges and evacuation machines.</text:p>
      <text:p text:style-name="P4">
France has also identified more light tanks and armored vehicles.</text:p>
      <text:p text:style-name="P4">
All these donations meet Ukraine's primary requirements and reflect the determination of this contact group.</text:p>
      <text:p text:style-name="P4">
Together, members of the contact group provided the Ukrainian soldiers with the necessary preparation. We have prepared motorized and mechanized crews, continuing to carry out collective preparation of Ukrainian combat units.</text:p>
      <text:p text:style-name="P4">
Earlier this month, 31 M1 Abrams tank from the United States arrived in Unime.</text:p>
      <text:p text:style-name="P4">
Last week, US President Joseph Biden announced that the United States would support joint efforts with our allies and partners to prepare Ukrainian pilots on fourth generation aircraft, including F-16. We hope that this training will begin in the coming weeks. This will further strengthen and improve the capabilities of the Ukrainian air forces in the long run. And this will supplement our co -resistant and medium -term safety agreements.</text:p>
      <text:p text:style-name="P4">
These new joint efforts send a powerful message about our unity and ovary devotion of Ukraine's self -defense. And this again testifies to the main determination to ensure that sovereign and safe Ukraine Moglast hold any future aggression and defend itself against future attacks.</text:p>
      <text:p text:style-name="P4">
You can see this dedication in our work on the most important potential that is now given by the contact group: terrestrial air defense systems. These are critically important systems protect the Ukrainian sky and civilian infrastructure from the attack of Russia. And we continue to deliver the needed trips.</text:p>
      <text:p text:style-name="P4">
In total, the contact group has allocated almost $ 65 billion for a security assistance. Now Putin hoped that our determination would disappear. And he staged that our unity would crack. Instead, we remain uniform as Iranian. And it can see the whole world. Now everyone here knows what Ukrainians reached. Russia has resumed its shocking and shameful flurry of racketees, which threaten innocent Ukrainian civilians, including hypersonic missiles aimed at Kiev.Russia was unable to dominate the Ukrainian airspace. And that is why the air defense will be again at the center of our dysfunctions. As always, our good friend Alexei Reznikov and his team join us. Alexei, thank you that we have taken time to inform us about Ukraine's priority needs for future struggle.</text:p>
      <text:p text:style-name="P4">
Then the commander of the European Command of the US Armed Forces and the security group of Ukraine will inform us about Ukraine's closest requirements. And we will solve the ways of further acceleration of industrial production of critical systems. We will have to dig deeper and we will have to continue to find creative ways to increase our industrial potential.</text:p>
      <text:p text:style-name="P4">
The rates are high. But the reason is fair. And our will is strong. We continue to build a sovereign right of Ukraine to live in freedom. We continue to intensify the open world of rules and rights. And we will defend the free sustive Ukraine as much as it will be needed, "said Lloyd Austin.</text:p>
      <text:p text:style-name="P4">
Source: <text:a xlink:type="simple" xlink:href="https://www.facebook.com/GeneralStaff.ua/posts/pfbid0pC57GeQHN1NdB56Wb3Nyr8zXxPHEtX47o9xEpr6fP8PpeWcJjxdUdSmtoLwZHNZNl" text:style-name="Internet_20_link" text:visited-style-name="Visited_20_Internet_20_Link">
General Staff</text:a>
</text:p>
      <text:p text:style-name="P4">
News Source: <text:a xlink:type="simple" xlink:href="https://armyinform.com.ua/2023/05/25/my-j-nadali-budemo-vidstoyuvaty-suverenne-pravo-ukrayiny-zhyty-u-svobodi-llojd-ostin/" text:style-name="Internet_20_link" text:visited-style-name="Visited_20_Internet_20_Link">
https://armyinform.com.ua/2023/05/25/my-j-nadali-budemo-vidstoyuvaty-suverenne-pravo-ukrayiny-zhyty-u-svobodi-llojd-ostin/</text:a>
</text:p>
      <!--NEWS-->
      <text:h text:style-name="P10" text:outline-level="1">
<text:span text:style-name="T4">
17 of the combatants took place in Kupyansk, Lyman, Bakhmut, Avdiiv and Mariinsky directions</text:span>
</text:h>
      <text:p text:style-name="P4">
Author: ['АРМІЯINFORM']</text:p>
      <text:p text:style-name="P4">
Time: 2023-05-25T83:00:00-04:00</text:p>
      <text:p text:style-name="P4">
Description: About the General Headquarters of the ZSU. “The opponent is a prone of ZoSEREDAZHUVATI of the main ... The war with Ukraine 2022, the war with Ukraine is the latest news today, the news war with Ukraine 2022 The last for today, will there be a war between Ukraine and Russia, and when, there will be a war with Ukraine in 2022 or not, it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4/hronika-oborony-1.jpg" text:style-name="Internet_20_link" text:visited-style-name="Visited_20_Internet_20_Link">
hronika-oborony-1.jpg</text:a>
']</text:p>
      <text:p text:style-name="P4">
Tags: ['STOPRUSSIA', 'АГРЕСІЯ РФ', 'ВІЙНА', 'ВТОРГНЕННЯ РФ', 'ГЕНШТАБ ЗС УКРАЇНИ']</text:p>
      <text:p text:style-name="P4">
Category: News</text:p>
      <!--METADATA-->
      <text:p text:style-name="P4">
<draw:frame draw:style-name="fr1" draw:name="Image334" text:anchor-type="as-char" svg:width="6.9236in" svg:height="4.615733in" draw:z-index="0">
<draw:image xlink:href="../Images/AРМІЯINFORM/2023-05-25T83-00-00-04-00/hronika-oborony-1.jpg" xlink:type="simple" xlink:show="embed" xlink:actuate="onLoad" draw:mime-type="image/jpeg"/>
</draw:frame>
Ukrainian soldiers. Illustrative Photo / General Armed Forces</text:p>
      <text:p text:style-name="P4">
<text:span text:style-name="T4">
 🔥 Situation on Russian invasion </text:span>
</text:p>
      <text:p text:style-name="P4">
About it <text:a xlink:type="simple" xlink:href="https://www.facebook.com/GeneralStaff.ua/posts/pfbid02YbUz2j2tFCKN9mYrjXSrmmj8x3LViJQP3EWVG9Knnq7X3vLrysrgFUVtbzTaumsul" text:style-name="Internet_20_link" text:visited-style-name="Visited_20_Internet_20_Link">
reports</text:a>
The General Staff of the Armed Forces.</text:p>
      <text:p text:style-name="P4">
“The enemy continues to focus on the main efforts on Kupyansk, Lyman, Bakhmut, Avdiiv and Mariinsky. In total, 17 combat clashes took place in these areas of the front, ”the message goes.</text:p>
      <text:p text:style-name="P4">
It is noted that in the Kupyansk direction the enemy does not stop trying to improve the tactical position. He has caused air strikes in the area of settlements and Kyslivka of Kharkiv region. During the day, he was unsuccessful in the area of Masutivka. Artillery and mortar shells of the permit were the settlements of Topoli, Fygolovka, Novomlinsk, two -year, Masyutivka, Western, Kislivka of Kharkiv region and Novoselivske, Stelmakhivka of Lugansk region.</text:p>
      <text:p text:style-name="P4">
In the Liman direction during the day the enemy led unsuccessful offensive dies of the Bigorivka area. He struck aviation strikes in the Bigorivka area of the Luhansk region and Ivano-Daryevka in Donetsk region. Artillery shelling of Vodamakiyivka, Nevskoye, Dibrova, Bigorivka of Luhansk region and Ivanivka, Torke, Verkhnamyanskoye and controversial Donetsk region.</text:p>
      <text:p text:style-name="P4">
In the Bakhmut direction during the day, the enemy continues to lead the following in the Bakhmut area. Vasyukivka, Privil, Orikhovo-Vasylivka, Grigorivka, Bakhmut, Kalinovka, Yar, Ivanovsk, Stupochka, Predict, Konstantinovka, White Mountain, North Donetsk region were injured from enemy shelling.</text:p>
      <text:p text:style-name="P4">
In the Avdeevsky direction, the enemy conducted unsuccessful offensive actions in the direction of Krasnogorovka. He struck aviation in the Avdiivka area. Filling shelling of Avdiivka, Pervomaisky and Karlovka of Donetsk region.</text:p>
      <text:p text:style-name="P4">
In the Mariinsky direction, the defense units reflected numerous attacks in the area of Marinka. He struck aviation in the area. At the same time, the settlements of Marinka Taapobed of Donetsk region suffered enemy shelling.</text:p>
      <text:p text:style-name="P4">
News Source: <text:a xlink:type="simple" xlink:href="https://armyinform.com.ua/2023/05/25/17-bojovyh-zitknen-vidbulosya-na-kupyanskomu-lymanskomu-bahmutskomu-avdiyivskomu-ta-maryinskomu-napryamkah/" text:style-name="Internet_20_link" text:visited-style-name="Visited_20_Internet_20_Link">
https://armyinform.com.ua/2023/05/25/17-bojovyh-zitknen-vidbulosya-na-kupyanskomu-lymanskomu-bahmutskomu-avdiyivskomu-ta-maryinskomu-napryamkah/</text:a>
</text:p>
      <!--NEWS-->
      <text:h text:style-name="P10" text:outline-level="1">
<text:span text:style-name="T4">
It is necessary to help Ukraine win the war - Baiba Brazhe</text:span>
</text:h>
      <text:p text:style-name="P4">
Author: ['Єгор Брайлян']</text:p>
      <text:p text:style-name="P4">
Time: 2023-05-25T84:00:00-04:00</text:p>
      <text:p text:style-name="P4">
Description: The Pomіchnitsa of the Secretary General of NATO Publnichi Bayba Baybe PID Hour of his own ... War with Ukraine 2022, the war with Ukraine Latest News today, News War with Ukraine 2022, is the last war and when the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ajba-brazhe.jpeg" text:style-name="Internet_20_link" text:visited-style-name="Visited_20_Internet_20_Link">
bajba-brazhe.jpeg</text:a>
']</text:p>
      <text:p text:style-name="P4">
Tags: ['STOPRUSSIA', 'БАЙБА БРАЖЕ', 'ВІЙНА', 'ВТОРГНЕННЯ РФ', 'КИЇВСЬКИЙ БЕЗПЕКОВИЙ ФОРУМ', 'НАТО', 'СОЛІДАРНІСТЬ З УКРАЇНСЬКИМ НАРОДОМ', 'УКРАЇНА – НАТО']</text:p>
      <text:p text:style-name="P4">
Category: News</text:p>
      <!--METADATA-->
      <text:p text:style-name="P4">
<draw:frame draw:style-name="fr1" draw:name="Image335" text:anchor-type="as-char" svg:width="6.9236in" svg:height="6.826992in" draw:z-index="0">
<draw:image xlink:href="../Images/AРМІЯINFORM/2023-05-25T84-00-00-04-00/bajba-brazhe.jpeg" xlink:type="simple" xlink:show="embed" xlink:actuate="onLoad" draw:mime-type="image/jpeg"/>
</draw:frame>
This was stated by NATO Secretary General from Baib's Public Diplomacy during her speech at the 15th Kiev Security Forum, correspondentarmianfor from the scene reports.</text:p>
      <text:p text:style-name="P4">
“As the North Atlantic Alliance, we do what we can for Ukraine. We are looking for the best way to provide Ukrainian victory, as it is important for Europe and Euro -Atlantic.</text:p>
      <text:p text:style-name="P4">
The new NATO strategic concept defines Russia as a threat. An independent Ukraine is an important element for Euro -Atlantic security.</text:p>
      <text:p text:style-name="P4">
NATO is an alliance of peace, because our activity is based on the provisions of the UN Charter. NATO's collective defense is enshrined in Art. 51 of the UN Charter, ”the Bragee said.</text:p>
      <text:p text:style-name="P4">
It noted the consistent military support of Ukraine by NATO countries since 2014 - the beginning of Russian aggression against our country.</text:p>
      <text:p text:style-name="P4">
“Ukraine is protected from Russian aggression. The right to self -defense is important right for all sovereign countries of the world.</text:p>
      <text:p text:style-name="P4">
NATO allies have been supporting Ukraine since 2014. It is not only about teaching, but also the provision of technology, cybersecurity issues.</text:p>
      <text:p text:style-name="P4">
With our help you will be here in the Alliance. It is necessary to help Ukraine to play war. I believe in a democratic Ukraine that will join Donato in the future, ”Baiba Brazhe summarized.</text:p>
      <text:p text:style-name="P4">
News Source: <text:a xlink:type="simple" xlink:href="https://armyinform.com.ua/2023/05/25/neobhidno-dopomogty-ukrayini-vygraty-vijnu-bajba-brazhe/" text:style-name="Internet_20_link" text:visited-style-name="Visited_20_Internet_20_Link">
https://armyinform.com.ua/2023/05/25/neobhidno-dopomogty-ukrayini-vygraty-vijnu-bajba-brazhe/</text:a>
</text:p>
      <!--NEWS-->
      <text:h text:style-name="P10" text:outline-level="1">
<text:span text:style-name="T4">
The invaders militarized Jarilgach Island and placed 300 military Russian military on it</text:span>
</text:h>
      <text:p text:style-name="P4">
Author: ['АРМІЯINFORM']</text:p>
      <text:p text:style-name="P4">
Time: 2023-05-25T85:00:00-04:00</text:p>
      <text:p text:style-name="P4">
Description: About the General Headquarters of the ZSU. “Rosіyskі pipepatetsіnі was Militarizka ... The war with Ukraine 2022, the war with Ukraine is the latest news today, the News War with Ukraine 2022 is the last for today, will there be a war between Ukraine and Russia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ІЙНА', 'ВТОРГНЕННЯ РФ', 'ХЕРСОН']</text:p>
      <text:p text:style-name="P4">
Category: News</text:p>
      <!--METADATA-->
      <text:p text:style-name="P4">
<draw:frame draw:style-name="fr1" draw:name="Image336" text:anchor-type="as-char" svg:width="6.9236in" svg:height="3.63489in" draw:z-index="0">
<draw:image xlink:href="../Images/AРМІЯINFORM/2023-05-25T85-00-00-04-00/okupanty.jpeg" xlink:type="simple" xlink:show="embed" xlink:actuate="onLoad" draw:mime-type="image/jpeg"/>
</draw:frame>
** 🔥I</text:p>
      <text:p text:style-name="P4">
About it <text:a xlink:type="simple" xlink:href="https://www.facebook.com/GeneralStaff.ua/posts/pfbid02YbUz2j2tFCKN9mYrjXSrmmj8x3LViJQP3EWVG9Knnq7X3vLrysrgFUVtbzTaumsul" text:style-name="Internet_20_link" text:visited-style-name="Visited_20_Internet_20_Link">
reports</text:a>
The General Staff of the Armed Forces.</text:p>
      <text:p text:style-name="P4">
“The Russian occupation troops militarized the island of Jarilgach, which was united on May 19 with a temporarily captured mainland part of the Kherson region of the area of Lazurne. In particular, the occupiers placed 300 Russian servicemen and 15 foreign production boats that were stolen from the local population on the Ostrovko, ”the testimony said.</text:p>
      <text:p text:style-name="P4">
It is noted that in Zaporizhzhya and Kherson directions the enemy continues defensive actions. ; Golden Balka, Novo Alexandrovka, Gavrilovka, Vesele, Cossack, Lviv, Posunchka, Belozerka, Antonovka, Giant Kherson region and Kherson city.</text:p>
      <text:p text:style-name="P4">
News Source: <text:a xlink:type="simple" xlink:href="https://armyinform.com.ua/2023/05/25/okupanty-militaryzuvaly-ostriv-dzharylgach-ta-rozmistyly-na-nomu-300-vijskovyh-rf/" text:style-name="Internet_20_link" text:visited-style-name="Visited_20_Internet_20_Link">
https://armyinform.com.ua/2023/05/25/okupanty-militaryzuvaly-ostriv-dzharylgach-ta-rozmistyly-na-nomu-300-vijskovyh-rf/</text:a>
</text:p>
      <!--NEWS-->
      <text:h text:style-name="P10" text:outline-level="1">
<text:span text:style-name="T4">
Starting Ukrainian pilots is an example of our devotion to long -term security of Ukraine - Lloyd Austin</text:span>
</text:h>
      <text:p text:style-name="P4">
Author: ['Світлана Кирган']</text:p>
      <text:p text:style-name="P4">
Time: 2023-05-25T86:00:00-04:00</text:p>
      <text:p text:style-name="P4">
Description: About Tse Vin, PID Hour of Preservation for the Pidsumki of the Vosjidanny Contac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8aa3744-gettyimages-488503406.jpg" text:style-name="Internet_20_link" text:visited-style-name="Visited_20_Internet_20_Link">
8aa3744-gettyimages-488503406.jpg</text:a>
']</text:p>
      <text:p text:style-name="P4">
Tags: ['STOPRUSSIA', 'АГРЕСІЯ РФ', 'ВТОРГНЕННЯ РФ']</text:p>
      <text:p text:style-name="P4">
Category: News</text:p>
      <!--METADATA-->
      <text:p text:style-name="P4">
<draw:frame draw:style-name="fr1" draw:name="Image337" text:anchor-type="as-char" svg:width="6.9236in" svg:height="3.883237in" draw:z-index="0">
<draw:image xlink:href="../Images/AРМІЯINFORM/2023-05-25T86-00-00-04-00/8aa3744-gettyimages-488503406.jpg" xlink:type="simple" xlink:show="embed" xlink:actuate="onLoad" draw:mime-type="image/jpeg"/>
</draw:frame>
Defense Minister Shatloid Austin, Dod photo</text:p>
      <text:p text:style-name="P4">
He reported this during <text:a xlink:type="simple" xlink:href="https://twitter.com/i/broadcasts/1OyJAVeonoexb" text:style-name="Internet_20_link" text:visited-style-name="Visited_20_Internet_20_Link">
press conference</text:a>
The suspicions of the meeting of the Contact Group on Defense of Ukraine on May 25.</text:p>
      <text:p text:style-name="P4">
Lloyd Austin expressed his confidence on the determination and unity of the contact group in the issues of giving Ukraine weapons and preparation of its military.</text:p>
      <ul>
        <li>
In recent weeks, Russia has intensified the bombing of civilian infrastructure of Ukraine. This cruelty of Russia once again emphasizes the need to create a strong -proof defense. Therefore, the members of the contact group look again at the weapons that they can transmit. The US has concluded a private sector in order to produce NASAMS and other systems. We will be concentrated very clearly on these tasks, - said Lloyd Austin.</li>
      </ul>
      <text:p text:style-name="P4">
The US Secretary of Defense also announced the fourth generation of Ukrainian pilots.</text:p>
      <text:p text:style-name="P4">
-First of all, it is F-16. These exercises are important for coordination of this contact group. I want to thank the Netherlands separately who led the Coalition of the Ukrainian Pilots. Nowadays, the beginning of this training is an important example of our virtue of long -term security of Ukraine, - emphasized Lloydosin.</text:p>
      <text:p text:style-name="P4">
News Source: <text:a xlink:type="simple" xlink:href="https://armyinform.com.ua/2023/05/25/pochatok-navchannya-ukrayinskyh-pilotiv-ye-prykladom-nashoyi-viddanosti-dovgostrokovij-bezpeczi-ukrayini-llojd-ostin/" text:style-name="Internet_20_link" text:visited-style-name="Visited_20_Internet_20_Link">
https://armyinform.com.ua/2023/05/25/pochatok-navchannya-ukrayinskyh-pilotiv-ye-prykladom-nashoyi-viddanosti-dovgostrokovij-bezpeczi-ukrayini-llojd-ostin/</text:a>
</text:p>
      <!--NEWS-->
      <text:h text:style-name="P10" text:outline-level="1">
<text:span text:style-name="T4">
There will be no long peace in the world without the victory of Ukraine in this genocide war of the Russian Federation - Anthony Abbott</text:span>
</text:h>
      <text:p text:style-name="P4">
Author: ['Ольга Мосьондз']</text:p>
      <text:p text:style-name="P4">
Time: 2023-05-25T87:00:00-04:00</text:p>
      <text:p text:style-name="P4">
Description: About the prem "pre-Minіriner Australia in 2013–2015 Rocky Ebbott, saying PI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ebbot.jpg" text:style-name="Internet_20_link" text:visited-style-name="Visited_20_Internet_20_Link">
ebbot.jpg</text:a>
']</text:p>
      <text:p text:style-name="P4">
Tags: ['STOPRUSSIA', 'ЕНТОНІ ЕББОТТ', 'ЗБРОЙНІ СИЛИ УКРАЇНИ', 'КИЇВСЬКИЙ БЕЗПЕКОВИЙ ФОРУМ', 'СОЛІДАРНІСТЬ З УКРАЇНСЬКИМ НАРОДОМ']</text:p>
      <text:p text:style-name="P4">
Category: News</text:p>
      <!--METADATA-->
      <text:p text:style-name="P4">
<draw:frame draw:style-name="fr1" draw:name="Image338" text:anchor-type="as-char" svg:width="6.9236in" svg:height="4.615733in" draw:z-index="0">
<draw:image xlink:href="../Images/AРМІЯINFORM/2023-05-25T87-00-00-04-00/ebbot.jpg" xlink:type="simple" xlink:show="embed" xlink:actuate="onLoad" draw:mime-type="image/jpeg"/>
</draw:frame>
Australia Prime Minister Australia in 2013–2015 Anthony Abbott said during the 15th annual Kiev Security Forum, correspondentaryinfor from the scene reports.</text:p>
      <text:p text:style-name="P4">
Anthony Ebbot noted that if Russian President Vladimir Putin knew that the free world would help Ukraine, he would not dare to start a wide -scale invasion.</text:p>
      <ul>
        <li>
We all want peace, but there can be no long peace without the victory of Ukraine. Gentiles do bad things, do evil, and think they will be unpunished. That is why Putin attacked Ukraine. He believed that he would pass and he would have a slight victory, - said Ebbott.</li>
      </ul>
      <text:p text:style-name="P4">
According to him, after the war, Putin was very miscalculated.</text:p>
      <text:p text:style-name="P4">
-Putin did not understand that, first, the armed forces and the people of Ukraine would stand up to fight. And, secondly, the free countries of the free world will be ready to help Ukraine and support the Ukrainian people. All countries in Europe staggered this criminal, as if 5 NATO Article was launched. And peace can only be achieved if NATO guarantees safety, - he said.</text:p>
      <text:p text:style-name="P4">
Anthony Ebbott also stressed that all civilized countries demonstrate a solidarity with the Ukrainian people and expressed confidence in the victory of Ukraine.</text:p>
      <text:p text:style-name="P4">
<text:span text:style-name="T5">
Opto Victor Dehtyar</text:span>
</text:p>
      <text:p text:style-name="P4">
News Source: <text:a xlink:type="simple" xlink:href="https://armyinform.com.ua/2023/05/25/u-sviti-ne-bude-tryvalogo-myru-bez-peremogy-ukrayiny-v-czij-genoczydnij-vijni-rf-entoni-ebbott/" text:style-name="Internet_20_link" text:visited-style-name="Visited_20_Internet_20_Link">
https://armyinform.com.ua/2023/05/25/u-sviti-ne-bude-tryvalogo-myru-bez-peremogy-ukrayiny-v-czij-genoczydnij-vijni-rf-entoni-ebbott/</text:a>
</text:p>
      <!--NEWS-->
      <text:h text:style-name="P10" text:outline-level="1">
<text:span text:style-name="T4">
Ukraine activates its foreign policy aimed at the Ukrainian-African Renaissance</text:span>
</text:h>
      <text:p text:style-name="P4">
Author: ['Світлана Кирган']</text:p>
      <text:p text:style-name="P4">
Time: 2023-05-25T88:00:00-04:00</text:p>
      <text:p text:style-name="P4">
Description: 25 Herballery of Africa Day - a day of sleepy organized African,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e_fotooo.jpg" text:style-name="Internet_20_link" text:visited-style-name="Visited_20_Internet_20_Link">
golovne_fotooo.jpg</text:a>
', '<text:a xlink:type="simple" xlink:href="https://armyinform.com.ua/wp-content/uploads/2023/05/foto_1.....jpg" text:style-name="Internet_20_link" text:visited-style-name="Visited_20_Internet_20_Link">
foto_1.....jpg</text:a>
', '<text:a xlink:type="simple" xlink:href="https://armyinform.com.ua/wp-content/uploads/2023/05/foto_2.....jpg" text:style-name="Internet_20_link" text:visited-style-name="Visited_20_Internet_20_Link">
foto_2.....jpg</text:a>
', '<text:a xlink:type="simple" xlink:href="https://armyinform.com.ua/wp-content/uploads/2023/05/foto_3_.....jpg" text:style-name="Internet_20_link" text:visited-style-name="Visited_20_Internet_20_Link">
foto_3_.....jpg</text:a>
']</text:p>
      <text:p text:style-name="P4">
Tags: ['АФРИКА', 'ДЕНЬ АФРИКИ', 'ДІАСПОРА АФРИКАНСЬКИХ КРАЇН', 'МЗС']</text:p>
      <text:p text:style-name="P4">
Category: News</text:p>
      <!--METADATA-->
      <text:p text:style-name="P4">
<draw:frame draw:style-name="fr1" draw:name="Image339" text:anchor-type="as-char" svg:width="6.9236in" svg:height="5.1927in" draw:z-index="0">
<draw:image xlink:href="../Images/AРМІЯINFORM/2023-05-25T88-00-00-04-00/golovne_fotooo.jpg" xlink:type="simple" xlink:show="embed" xlink:actuate="onLoad" draw:mime-type="image/jpeg"/>
</draw:frame>
On May 25, Africa is celebrated-the day of the founding of the organization of African unity in 1963 in the capital of Ethiopia Addis Ababeby.</text:p>
      <text:p text:style-name="P4">
Despite geographical distance, Ukraine and Africa are associated with deep historical communications. As one of the founding states of the United Nations, Ukraine was consistently defending and promoting the interests of African states in the UN. Ukraine has always been given the cause of maintaining peace in Africa and making a lot of effort. More than 300 Ukrainian "blue helmets" served the tasks of four UN missions in Africa: in the Democratic Republic of the Congo, South Vudan, the Abius and Mali.</text:p>
      <text:p text:style-name="P4">
It is symbolic that it was on this day that a press conference with the participation of representatives of the Diasporas of African countries in Ukraine, representatives of state institutions of Ukraine, diplomatic services of African countries, trade and industrial palaces of Ukraine, national communities, scientists and Africanists, as well as representatives of public organizations took place.</text:p>
      <text:p text:style-name="P4">
The participants of the event told and considered in more detail the role of the African Union on the continent and international cooperation. Focused on the issues of relations between Ukraine and the states of Africa and discussed the prospects of their development.</text:p>
      <text:p text:style-name="P4">
The President of the African Council in Ukraine, Dalalo Sadio Sadio, said during the pre -conference, he sees unused potential in the relations of the country and the countries of Africa.</text:p>
      <text:p text:style-name="P4">
<draw:frame draw:style-name="fr1" draw:name="Image340" text:anchor-type="as-char" svg:width="6.9236in" svg:height="3.956343in" draw:z-index="0">
<draw:image xlink:href="../Images/AРМІЯINFORM/2023-05-25T88-00-00-04-00/foto_1.....jpg" xlink:type="simple" xlink:show="embed" xlink:actuate="onLoad" draw:mime-type="image/jpeg"/>
</draw:frame>
- We see what relationships between Ukraine and African countries. We were bragging with you to analyze what was, and what are the prospects for their development, to the potential of the possibilities of African countries and Ukraine to be profitable, useful for both parties, - said Diallo Issa Sadio.</text:p>
      <text:p text:style-name="P4">
He recalled that Ukrainian diplomats, doctors and teachers helped Africa.</text:p>
      <text:p text:style-name="P4">
The Special Representative of Ukraine for the Middle East of Africa was also present in the event. He emphasized the importance of cooperation between Ukraine and African countries.</text:p>
      <text:p text:style-name="P4">
<draw:frame draw:style-name="fr1" draw:name="Image341" text:anchor-type="as-char" svg:width="6.9236in" svg:height="5.187958in" draw:z-index="0">
<draw:image xlink:href="../Images/AРМІЯINFORM/2023-05-25T88-00-00-04-00/foto_2.....jpg" xlink:type="simple" xlink:show="embed" xlink:actuate="onLoad" draw:mime-type="image/jpeg"/>
</draw:frame>
- We have a priority and number one plan - the opening of new diplomatic institutions. The Ministry of Foreign Affairs built the Minister's tour in such a way that it covers all the regions of Africa ... It is very important to continue the and deployment of political dialogue, to convey the truth about the situation in Ukraine of the Ivian Russia against Ukraine, - Maxim Subh said.On this day, the Minister of Foreign Affairs Dmytro Kuleba also made an important appeal, in which he reported that today Ukraine is intensifying its external policy on Africa aimed at the Ukrainian-African Renaissance.</text:p>
      <ul>
        <li>
Recently, we have approved our first African Foreign Ministry strategy and intensified political dialogue with many countries of the continent. This year, we are going to open new embassies in different corners of Africa and plan to hold the First Samite Ukraine - Africa. I invite your countries leaders to take part in this important event. We want to develop a qualitatively new partnership, based on the principles of reciprocity: mutual respect, mutual interests and mutual overcome, - said Dmytro Kuleba.</li>
      </ul>
      <text:p text:style-name="P4">
News Source: <text:a xlink:type="simple" xlink:href="https://armyinform.com.ua/2023/05/25/ukrayina-aktyvizuye-svoyu-zovnishnyu-polityku-spryamovanu-na-ukrayinsko-afrykanskyj-renesans/" text:style-name="Internet_20_link" text:visited-style-name="Visited_20_Internet_20_Link">
https://armyinform.com.ua/2023/05/25/ukrayina-aktyvizuye-svoyu-zovnishnyu-polityku-spryamovanu-na-ukrayinsko-afrykanskyj-renesans/</text:a>
</text:p>
      <!--NEWS-->
      <text:h text:style-name="P10" text:outline-level="1">
<text:span text:style-name="T4">
Commander of the Navy of the Armed Forces of Ukraine met with the commander of the Navy of the Lithuanian Republic</text:span>
</text:h>
      <text:p text:style-name="P4">
Author: ['АРМІЯINFORM']</text:p>
      <text:p text:style-name="P4">
Time: 2023-05-25T89:00:00-04:00</text:p>
      <text:p text:style-name="P4">
Description: Commander of the Vіskovo-Mordic forces of the Ukrainian-Admіla Olezhpapa nuijopap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9327601_148967858160029_5570407121059127678_n.jpg" text:style-name="Internet_20_link" text:visited-style-name="Visited_20_Internet_20_Link">
349327601_148967858160029_5570407121059127678_n.jpg</text:a>
']</text:p>
      <text:p text:style-name="P4">
Tags: ['STOPRUSSIA', 'АГРЕСІЯ РФ', 'ВІЙНА', 'ВМС ЗС УКРАЇНИ', 'ВТОРГНЕННЯ РФ']</text:p>
      <text:p text:style-name="P4">
Category: News</text:p>
      <!--METADATA-->
      <text:p text:style-name="P4">
<draw:frame draw:style-name="fr1" draw:name="Image342" text:anchor-type="as-char" svg:width="6.9236in" svg:height="6.9236in" draw:z-index="0">
<draw:image xlink:href="../Images/AРМІЯINFORM/2023-05-25T89-00-00-04-00/349327601_148967858160029_5570407121059127678_n.jpg" xlink:type="simple" xlink:show="embed" xlink:actuate="onLoad" draw:mime-type="image/jpeg"/>
</draw:frame>
Commander of the Naval Forces of the Armed Forces of Ukraine Vice-Admiral Alexei Zapopasustrans was commander of the Naval Forces of the Lithuanian Republic of the captain1 of the rank of Gyedrius Primeanca.</text:p>
      <text:p text:style-name="P4">
About it <text:a xlink:type="simple" xlink:href="https://www.facebook.com/navy.mil.gov.ua/posts/pfbid0cSP9EpzAKMh3csFiijbHfoC6fgK1dAQ8HnJ63bvHXUATyY6iCCzi2Bws2SnBQ5Ujl" text:style-name="Internet_20_link" text:visited-style-name="Visited_20_Internet_20_Link">
reports</text:a>
Navy of the Armed Forces of Ukraine.</text:p>
      <text:p text:style-name="P4">
“The meeting was held during a visit of the delegation of the Lithuanian Republic to the Navy of the Armed Forces of Ukraine.</text:p>
      <text:p text:style-name="P4">
Foreign guests were able to visit a number of military infrastructure sites, inspect the modern equipment used in the Ukrainian Navy, and such to know the consequences of the attack of one of the military objects by the drones of the Russian Federation.</text:p>
      <text:p text:style-name="P4">
Vice-Admiral Alexei Shepap expressed the Lithuanian side of gratitude to the warning support of the people of Ukraine and its Armed Forces, as well as for the constant significance of events that take place in Ukraine, ”the message reads.</text:p>
      <text:p text:style-name="P4">
It is noted that considerable attention was paid to the security situation of the Understanding of the tasks of the Navy of the Armed Forces of Ukraine, the peculiarities of the units of hostile armed forces. At the same time, the needs of the Idorists of preparation of the Navy of the Armed Forces of Ukraine and the promising direction of the Navy were discussed.</text:p>
      <text:p text:style-name="P4">
News Source: <text:a xlink:type="simple" xlink:href="https://armyinform.com.ua/2023/05/25/komanduvach-vms-zs-ukrayiny-zustrivsya-z-komanduvachem-vijskovo-morskyh-syl-lytovskoyi-respubliky/" text:style-name="Internet_20_link" text:visited-style-name="Visited_20_Internet_20_Link">
https://armyinform.com.ua/2023/05/25/komanduvach-vms-zs-ukrayiny-zustrivsya-z-komanduvachem-vijskovo-morskyh-syl-lytovskoyi-respubliky/</text:a>
</text:p>
      <!--NEWS-->
      <text:h text:style-name="P10" text:outline-level="1">
<text:span text:style-name="T4">
Lithuania has announced its next support package to Ukraine at Ramstein's meeting</text:span>
</text:h>
      <text:p text:style-name="P4">
Author: ['АРМІЯINFORM']</text:p>
      <text:p text:style-name="P4">
Time: 2023-05-25T90:00:00-04:00</text:p>
      <text:p text:style-name="P4">
Description: 25 Age of the National Defense of Arvidas Anushauskas, taking a fate from the distanc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1/12/reznikov-anushauskas-1.jpg" text:style-name="Internet_20_link" text:visited-style-name="Visited_20_Internet_20_Link">
reznikov-anushauskas-1.jpg</text:a>
']</text:p>
      <text:p text:style-name="P4">
Tags: []</text:p>
      <text:p text:style-name="P4">
Category: News</text:p>
      <!--METADATA-->
      <text:p text:style-name="P4">
<draw:frame draw:style-name="fr1" draw:name="Image343" text:anchor-type="as-char" svg:width="6.9236in" svg:height="4.367638in" draw:z-index="0">
<draw:image xlink:href="../Images/AРМІЯINFORM/2023-05-25T90-00-00-04-00/reznikov-anushauskas-1.jpg" xlink:type="simple" xlink:show="embed" xlink:actuate="onLoad" draw:mime-type="image/jpeg"/>
</draw:frame>
On May 25, the National Defense Minister Arvidas Anushauskas participated in the Utility meeting of the Ramstein Donor countries of Ukraine, which denoted the importance of providing Ukraine with the Euro-Atlantic perspective Tapened Tasp Tapesta.</text:p>
      <text:p text:style-name="P4">
“Our support of Ukraine is in fact our investments in our own resistance, restraint and protection. The victory of Ukraine is the only thing that can attribute peace and stability in the Euro -Atlantic space, ”the minister said, emphasizing that Lithuania will continue to be a consistent supporter of Ukraine.</text:p>
      <text:p text:style-name="P4">
Arvidas Anushauskas reported that the next help package that Lithuania will provide Ukraine will include means of obstacles to drones, ammunition, military soldering and other types of assistance.</text:p>
      <text:p text:style-name="P4">
The Minister also expressed support for the EU's Package Package to evade sanctions through third countries. He also emphasized the importance of training in Ukrainian troops and a significant increase in the scale and the number of instructors of educational assistance provided by Lithuania. The total amount of assistance provided by Lithuania is almost 465 million euros. In addition to training, Lithuania provides weapons and equipment this year, provides medical care and rehabilitation and transfers international funds to support Ukraine.</text:p>
      <text:p text:style-name="P4">
News Source: <text:a xlink:type="simple" xlink:href="https://armyinform.com.ua/2023/05/25/lytva-ogolosyla-pro-svij-nastupnyj-paket-pidtrymky-ukrayini-na-zustrichi-u-formati-ramshtajn/" text:style-name="Internet_20_link" text:visited-style-name="Visited_20_Internet_20_Link">
https://armyinform.com.ua/2023/05/25/lytva-ogolosyla-pro-svij-nastupnyj-paket-pidtrymky-ukrayini-na-zustrichi-u-formati-ramshtajn/</text:a>
</text:p>
      <!--NEWS-->
      <text:h text:style-name="P10" text:outline-level="1">
<text:span text:style-name="T4">
The more Russian prisoners we will take, the more we will return our people - the President</text:span>
</text:h>
      <text:p text:style-name="P4">
Author: ['АРМІЯINFORM']</text:p>
      <text:p text:style-name="P4">
Time: 2023-05-25T91:00:00-04:00</text:p>
      <text:p text:style-name="P4">
Description: About the President of Ukraine, telling his animal. Syogodni є Chergovy Positive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5/zelenskyj.png" text:style-name="Internet_20_link" text:visited-style-name="Visited_20_Internet_20_Link">
zelenskyj.png</text:a>
']</text:p>
      <text:p text:style-name="P4">
Tags: ['STOPRUSSIA', 'АГРЕСІЯ РФ', 'ВІДЕОЗВЕРНЕННЯ ПРЕЗИДЕНТА УКРАЇНИ', 'ВІЙНА', 'ВОЛОДИМИР ЗЕЛЕНСЬКИЙ', 'ВТОРГНЕННЯ РФ']</text:p>
      <text:p text:style-name="P4">
Category: News</text:p>
      <!--METADATA-->
      <text:p text:style-name="P4">
<draw:frame draw:style-name="fr1" draw:name="Image344" text:anchor-type="as-char" svg:width="6.9236in" svg:height="5.614192in" draw:z-index="0">
<draw:image xlink:href="../Images/AРМІЯINFORM/2023-05-25T91-00-00-04-00/zelenskyj.png" xlink:type="simple" xlink:show="embed" xlink:actuate="onLoad" draw:mime-type="image/png"/>
</draw:frame>
About it the President of Ukraine <text:a xlink:type="simple" xlink:href="https://www.president.gov.ua/news/sho-bilshe-rosijskih-polonenih-vizmemo-bilshe-povernemo-nash-83173" text:style-name="Internet_20_link" text:visited-style-name="Visited_20_Internet_20_Link">
said</text:a>
in your conversation.</text:p>
      <text:p text:style-name="P4">
Today there is another positive result in our team, which deals with exchanges. They returned 106 of our soldiers from the Russian captivity - they fought the Nabakhmut direction.</text:p>
      <text:p text:style-name="P4">
It is very important that many of these 106 people had no information at all - they were considered missing. But we found them. Returned. Eight officers, 98 soldiers and sergeants ...</text:p>
      <text:p text:style-name="P4">
Thank you all who gave this result. Budanov, Yermak, Usov, Lubin, baby, Klimenko - all who prepared this exchange - well done!Just fellows!</text:p>
      <text:p text:style-name="P4">
Of course, thank you to every fighter who provided the existing exchange fund. This should be remembered by everyone on the forefront: the more we will take the More Russian prisoners, the more of our people we will return.</text:p>
      <text:p text:style-name="P4">
He held a meeting today in Kiev with the Minister of Defense of Sweden. He thanked the support for our country, for our warriors. Particular emphasis on the strengthening of our defense of armored vehicles. We also discussed the nashavation coalition, which we create with partners.</text:p>
      <text:p text:style-name="P4">
Today, Finland has sent a new package of defense support-the total volume of this package-more than 100 million euros. Thank you for it!</text:p>
      <text:p text:style-name="P4">
There is also an important decision of the Council of the European Union for Ukraine - another year extended trade liberalization for Ukrainian products. In fact, it is a full-time and quotas by June 24. And this is a new stage of sectoral integration of our economy - Ukraine and the entire European Union, that it makes us all in Europe stronger.</text:p>
      <text:p text:style-name="P4">
In the process of our promotion to the European Union, such liberalization - as long as we have to make constant, and without any exceptions and restrictions. Actually, how it is to match the spirit of a single and free Europe - without barriers.</text:p>
      <text:p text:style-name="P4">
I thank this decision to our European partners!Anyone who seeks the power of mimic for the whole of Europe makes precisely such decisions.</text:p>
      <text:p text:style-name="P4">
We must be aware that there is a risk after that some restrictions will still be left. If the pressure of individual governments on the EU is remained.</text:p>
      <text:p text:style-name="P4">
But domestic policy should not overlap common European goals. So, I am sure, we will be able to find the solution, in particular for farmers in Ukraine and any neighboring countries, which will meet our common European-liners and standards.There is something to thank our warriors of the National Guard, in particular at the Zaporozhye Dombrymka. A couple of Russian "drying" was destroyed by the 15th brigade of the operational purpose of our National Guard. Thank you to two of our particularly accurate soldiers. By the way, one of them has already been awarded the title of Hero of Ukraine and has not only hostile planes, but also a knocked out winged rocket. Thank you guys!Well done.</text:p>
      <text:p text:style-name="P4">
Donetsk direction… The 128th Separate Mountain Assault, the 18th and 137th Separate Battalions of the Marines and the 74th Separate Separate Battalion were especially distinguished. Thank you - every warrior!To everyone.</text:p>
      <text:p text:style-name="P4">
Glory to all who fight for Ukraine!Thank you all in the world who helps us!</text:p>
      <text:p text:style-name="P4">
By the way, he had the opportunity to contact the community of American University of Monazon Hopkins. This is one of the leading US educational institutions. His graduate graduates are powerful personalities, and some of them have greatly influenced politics. Because every day matters. The more we will do today, the faster we will finish the war with our victory. And only ours.</text:p>
      <text:p text:style-name="P4">
<text:span text:style-name="T5">
Glory to Ukraine!</text:span>
</text:p>
      <text:p text:style-name="P4">
<text:span text:style-name="T5">
Derello: <text:a xlink:type="simple" xlink:href="https://www.president.gov.ua/news/sho-bilshe-rosijskih-polonenih-vizmemo-bilshe-povernemo-nash-83173" text:style-name="Internet_20_link" text:visited-style-name="Visited_20_Internet_20_Link">
Presidential Office</text:a>
</text:span>
</text:p>
      <text:p text:style-name="P4">
News Source: <text:a xlink:type="simple" xlink:href="https://armyinform.com.ua/2023/05/25/golovne-zi-zvernennya-prezydenta-ukrayiny-volodymyra-zelenskogo-naprykinczi-456-go-dnya-vijny/" text:style-name="Internet_20_link" text:visited-style-name="Visited_20_Internet_20_Link">
https://armyinform.com.ua/2023/05/25/golovne-zi-zvernennya-prezydenta-ukrayiny-volodymyra-zelenskogo-naprykinczi-456-go-dnya-vijny/</text:a>
</text:p>
      <!--NEWS-->
      <text:h text:style-name="P10" text:outline-level="1">
<text:span text:style-name="T4">
Spiritual reintegration is an important component of recovery of liberated territories</text:span>
</text:h>
      <text:p text:style-name="P4">
Author: ['АРМІЯINFORM']</text:p>
      <text:p text:style-name="P4">
Time: 2023-05-25T92:00:00-04:00</text:p>
      <text:p text:style-name="P4">
Description: In Budinka, the Udbulyzed Narada, the spiritual reintegrack was tied up at Starlrenic ... The war with Ukraine 2022, the war with Ukraine is the latest news today, the News War with Ukraine 2022 is the last for today, whether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9116541_793537415415107_4276575164236103355_n.jpg" text:style-name="Internet_20_link" text:visited-style-name="Visited_20_Internet_20_Link">
349116541_793537415415107_4276575164236103355_n.jpg</text:a>
']</text:p>
      <text:p text:style-name="P4">
Tags: ['STOPRUSSIA', 'АГРЕСІЯ РФ', 'ВІЙНА', 'ВТОРГНЕННЯ РФ', 'МІНРЕІНТЕГРАЦІЇ']</text:p>
      <text:p text:style-name="P4">
Category: News</text:p>
      <!--METADATA-->
      <text:p text:style-name="P4">
<draw:frame draw:style-name="fr1" draw:name="Image345" text:anchor-type="as-char" svg:width="6.9236in" svg:height="4.137933in" draw:z-index="0">
<draw:image xlink:href="../Images/AРМІЯINFORM/2023-05-25T92-00-00-04-00/349116541_793537415415107_4276575164236103355_n.jpg" xlink:type="simple" xlink:show="embed" xlink:actuate="onLoad" draw:mime-type="image/jpeg"/>
</draw:frame>
A meeting dedicated to the spiritual reintegration of the named territories of Ukraine was held at the Government House.</text:p>
      <text:p text:style-name="P4">
The event was chaired by Viceremer Irina Vereshchuk. Representatives of the central executive bodies of the Taves Ukrainian Council of Churches and Religious Organizations were involved in the Nomiv.</text:p>
      <text:p text:style-name="P4">
Irina Vereshchuk emphasized that in the period of military trials religious issues are interested in sensitive and at the same time important to the state.</text:p>
      <text:p text:style-name="P4">
Now Ukraine is fighting not only for its territories, but also for the hearts of Taduma. That is why it is necessary to prepare the clergy staff reserve in advance for religious activities in the liberated territories. And also to ensure the clergy are equal to access to the media.</text:p>
      <text:p text:style-name="P4">
They also talked about the state of church property in the temporarily occupied territories, which was enthusiastically enthusiastic. Representatives of the state power assured the clergy that after the de -occupation, church property will necessarily be returned to primary law owners.</text:p>
      <text:p text:style-name="P4">
It is also relevant to keep the register of churches and church property of the pre -paved and temporarily occupied territories. The heads of the dioceses were preparing to prepare a list of damaged and destroyed church property.</text:p>
      <ul>
        <li>
This will allow reconciliation with the relevant register, which is the leading, to estimate the extent of the losses caused by Russian aggression, and to start a search for donors for the restoration of church and cult buildings on the DOT, - added.</li>
      </ul>
      <text:p text:style-name="P4">
In addition, it was proposed to create a permanent working group of representatives of central authorities and religious organizations. This body is to ensure that the tacraines are coordinated at the level of regional military administrations in general in spiritual reintegration in the liberated territories.</text:p>
      <text:p text:style-name="P4">
Source: <text:a xlink:type="simple" xlink:href="https://www.facebook.com/MReintegration/posts/pfbid02e8TA6NCWiy5FKYsYyR6oftdsfuKKitwZ6eeY9mJsDNPeib57SVSHbord46xyDYiKl" text:style-name="Internet_20_link" text:visited-style-name="Visited_20_Internet_20_Link">
Ministry of Reintegration of temporarily occupied territories</text:a>
</text:p>
      <text:p text:style-name="P4">
News Source: <text:a xlink:type="simple" xlink:href="https://armyinform.com.ua/2023/05/25/duhovna-reintegracziya-vazhlyva-skladova-vidnovlennya-zvilnenyh-terytorij/" text:style-name="Internet_20_link" text:visited-style-name="Visited_20_Internet_20_Link">
https://armyinform.com.ua/2023/05/25/duhovna-reintegracziya-vazhlyva-skladova-vidnovlennya-zvilnenyh-terytorij/</text:a>
</text:p>
      <!--NEWS-->
      <text:h text:style-name="P10" text:outline-level="1">
<text:span text:style-name="T4">
This war in military plan Russia does not win - Mark Millie</text:span>
</text:h>
      <text:p text:style-name="P4">
Author: ['Світлана Кирган']</text:p>
      <text:p text:style-name="P4">
Time: 2023-05-25T93:00:00-04:00</text:p>
      <text:p text:style-name="P4">
Description: About the head of the head of the Ophtyna Komitet, the chief staff of the United States General Mark Mill, saying PID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7/mark-milli.jpg" text:style-name="Internet_20_link" text:visited-style-name="Visited_20_Internet_20_Link">
mark-milli.jpg</text:a>
']</text:p>
      <text:p text:style-name="P4">
Tags: ['STOPRUSSIA', 'ВІЙНА', 'ВТОРГНЕННЯ РФ', 'МАРК МІЛЛІ']</text:p>
      <text:p text:style-name="P4">
Category: News</text:p>
      <!--METADATA-->
      <text:p text:style-name="P4">
<draw:frame draw:style-name="fr1" draw:name="Image346" text:anchor-type="as-char" svg:width="6.9236in" svg:height="3.514205in" draw:z-index="0">
<draw:image xlink:href="../Images/AРМІЯINFORM/2023-05-25T93-00-00-04-00/mark-milli.jpg" xlink:type="simple" xlink:show="embed" xlink:actuate="onLoad" draw:mime-type="image/jpeg"/>
</draw:frame>
Markmilli</text:p>
      <text:p text:style-name="P4">
The chairman of the Joint Committee of the Chiefs of Staff of the United States Mark Milliz was the chairman of the United States Headquarters during the press conference following the meeting of the contact group of the image group of Ukraine on May 25.</text:p>
      <ul>
        <li>
This war in military plan Russia does not win. Russia has not reached the strategic goals that were the overthrow of the President of Zelensky and the capture of Ukraine, - said Mark Millie.</li>
      </ul>
      <text:p text:style-name="P4">
According to the general, the strategic task for Ukraine is the liberation of the territory of the country that and Russia -occupied.</text:p>
      <text:p text:style-name="P4">
"It can be achieved by the military way, but probably not in the near future," Mark Millie emphasized.</text:p>
      <text:p text:style-name="P4">
He stressed that this means that the war will continue and it will be a "bloody wing." Mark Millie also added that the United States will continue to support Ukraine and its struggle for freedom.</text:p>
      <text:p text:style-name="P4">
News Source: <text:a xlink:type="simple" xlink:href="https://armyinform.com.ua/2023/05/25/czyu-vijnu-u-vijskovomu-plani-rosiya-ne-vygraye-mark-milli/" text:style-name="Internet_20_link" text:visited-style-name="Visited_20_Internet_20_Link">
https://armyinform.com.ua/2023/05/25/czyu-vijnu-u-vijskovomu-plani-rosiya-ne-vygraye-mark-milli/</text:a>
</text:p>
      <!--NEWS-->
      <text:h text:style-name="P10" text:outline-level="1">
<text:span text:style-name="T4">
Three thousand Ukrainian athletes are fighting in the Armed Forces, and Russian - prepare for the Olympic Games</text:span>
</text:h>
      <text:p text:style-name="P4">
Author: ['Володимир Поліщук']</text:p>
      <text:p text:style-name="P4">
Time: 2023-05-25T94:00:00-04:00</text:p>
      <text:p text:style-name="P4">
Description: Nini in the lavas of ZSU B’yut Vorog Blizko Trookh Tisyach Ukrainian athletes. The deputy on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_5438293775404353862_x.jpg" text:style-name="Internet_20_link" text:visited-style-name="Visited_20_Internet_20_Link">
photo_5438293775404353862_x.jpg</text:a>
']</text:p>
      <text:p text:style-name="P4">
Tags: ['STOPRUSSIA', 'АГРЕСІЯ РФ', 'ВЕРХОВНА РАДА УКРАЇНИ', 'ВІЙНА', 'ВТОРГНЕННЯ РФ', 'ЗРУЙНОВАНА СПОРТИВНА ІНФРАСТРУКТУРА', 'КОМІТЕТ З\xa0ПИТАНЬ МОЛОДІ І\xa0СПОРТУ', 'ЛІТНІ ОЛІМПІЙСЬКІ ІГРИ', 'ПАРИЖ', 'СПОРТСМЕНИ НА ВІЙНІ', 'УКРАЇНЬКИЙ СПОРТ']</text:p>
      <text:p text:style-name="P4">
Category: News</text:p>
      <!--METADATA-->
      <text:p text:style-name="P4">
<draw:frame draw:style-name="fr1" draw:name="Image347" text:anchor-type="as-char" svg:width="6.9236in" svg:height="3.897795in" draw:z-index="0">
<draw:image xlink:href="../Images/AРМІЯINFORM/2023-05-25T94-00-00-04-00/photo_5438293775404353862_x.jpg" xlink:type="simple" xlink:show="embed" xlink:actuate="onLoad" draw:mime-type="image/jpeg"/>
</draw:frame>
Currently, about three thousand Ukrainian athletes are beaten in the Armed Forces of the Armed Forces. They are not preparing for the Litholympic Games in Paris, but save their country and the democratic world of the districting totalitarian regime.</text:p>
      <text:p text:style-name="P4">
Russian aggression has already claimed the lives of 300 Ukrainian athletes and coaches, more than 120 sports facilities have been destroyed by hostile rockets and artillery, more than 300 sports schools have stopped existing, 150,000 athletes have no conditions for training.</text:p>
      <text:p text:style-name="P4">
Instead, Russia and Belarus continue to prepare athletes to also challenge the civilized world in 2024.</text:p>
      <text:p text:style-name="P4">
The fact that the terrorist country manages to constantly find "useful idiots" or corrupt officials that help her promote the cannibal ideas and traditions of the International Arena, <text:a xlink:type="simple" xlink:href="https://www.facebook.com/verkhovna.rada.ukraine/posts/pfbid02rjWCb2PsEHrWPT7zLNvNC2iMs35MjCCbaMEbL89pSMVjtSyP9qTFDc1Sv6LQb39el" text:style-name="Internet_20_link" text:visited-style-name="Visited_20_Internet_20_Link">
says</text:a>
In a message on the official page of the Verkhovna Rada of Ukraine on Facebook.</text:p>
      <text:p text:style-name="P4">
“In the International Olympic Committee, they forgot about humanity and are massively brought to the competitions of athletes who receive salaries in the Russian Defense Ministry, promote war and murder. Ukrainian sports - flash and dignity!” - representatives of the Committee of the Verkhovna Rada of Ukraine of Youth and Sports Write.</text:p>
      <text:p text:style-name="P4">
On the page, they placed a short film \ #boycottrussiansport, which clearly demonstrates the insidiousness of the racists, neglect of ethical and moral laws based on nobility, justice and honor in sports.</text:p>
      <text:p text:style-name="P4">
News Source: <text:a xlink:type="simple" xlink:href="https://armyinform.com.ua/2023/05/25/try-tysyachi-ukrayinskyh-sportsmeniv-voyuyut-u-lavah-zsu-a-predstavnyky-rf-gotuyutsya-do-olimpijskyh-igor/" text:style-name="Internet_20_link" text:visited-style-name="Visited_20_Internet_20_Link">
https://armyinform.com.ua/2023/05/25/try-tysyachi-ukrayinskyh-sportsmeniv-voyuyut-u-lavah-zsu-a-predstavnyky-rf-gotuyutsya-do-olimpijskyh-igor/</text:a>
</text:p>
      <!--NEWS-->
      <text:h text:style-name="P10" text:outline-level="1">
<text:span text:style-name="T4">
Alexei Reznikov thanked Sweden Parliament for their contribution to the tank coalition</text:span>
</text:h>
      <text:p text:style-name="P4">
Author: ['АРМІЯINFORM']</text:p>
      <text:p text:style-name="P4">
Time: 2023-05-25T95:00:00-04:00</text:p>
      <text:p text:style-name="P4">
Description: About Tse, the defense of Ukrainian, having written in his tweeter. Was Glad to Host Minists ... War with Ukraine 2022, War with Ukraine Latest News Today, News War with Ukraine 2022 Last for today, will there be a war between Ukraine and Russia and when, there will be a war with Ukraine in 2022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5/fw_1fr-wiaemmwv.jpg" text:style-name="Internet_20_link" text:visited-style-name="Visited_20_Internet_20_Link">
fw_1fr-wiaemmwv.jpg</text:a>
']</text:p>
      <text:p text:style-name="P4">
Tags: []</text:p>
      <text:p text:style-name="P4">
Category: News</text:p>
      <!--METADATA-->
      <text:p text:style-name="P4">
<draw:frame draw:style-name="fr1" draw:name="Image348" text:anchor-type="as-char" svg:width="6.9236in" svg:height="4.615733in" draw:z-index="0">
<draw:image xlink:href="../Images/AРМІЯINFORM/2023-05-25T95-00-00-04-00/fw_1fr-wiaemmwv.jpg" xlink:type="simple" xlink:show="embed" xlink:actuate="onLoad" draw:mime-type="image/jpeg"/>
</draw:frame>
About it the Minister of Defense of Ukraine <text:a xlink:type="simple" xlink:href="https://twitter.com/oleksiireznikov/status/1661816718765727744" text:style-name="Internet_20_link" text:visited-style-name="Visited_20_Internet_20_Link">
wrote</text:a>
In his tweet.</text:p>
      <text:p text:style-name="Quotations">

<text:p text:style-name="P4">
WAS GLAD TO HOST MINISTERS&gt;
 <text:a xlink:type="simple" xlink:href="https://twitter.com/PlJonson" text:style-name="Internet_20_link" text:visited-style-name="Visited_20_Internet_20_Link">
@Pljonson</text:a>
&gt;
 <text:a xlink:type="simple" xlink:href="https://twitter.com/CarlOskar" text:style-name="Internet_20_link" text:visited-style-name="Visited_20_Internet_20_Link">
@Carloskar</text:a>
in Kyiv.  &gt;
  I want to thank the people, government, and parliament of Sweden for the&gt;
 military assistance provided to Ukraine and for their contribution to the&gt;
 tank coalition.  &gt;
  Swedish Gripens would play a critical role in strengthening…&gt;
 <text:a xlink:type="simple" xlink:href="https://t.co/nUzogx538L" text:style-name="Internet_20_link" text:visited-style-name="Visited_20_Internet_20_Link">
pic.twitter.com/nUzogx538L</text:a>
&gt;
&gt;
 - Oleksiy Reznikov(@oleksireznikov)<text:a xlink:type="simple" xlink:href="https://twitter.com/oleksiireznikov/status/1661816718765727744" text:style-name="Internet_20_link" text:visited-style-name="Visited_20_Internet_20_Link">
May 25,&gt;
 2023</text:a>
“He was glad to receive in Kiev the Minister of Defense of Sweden Paul Jonson and the Minister of Defense of Carl, Oscar Bolina. I would like to thank the people of Sweden and the government for military assistance to Ukraine and for their contribution to tanking. The Swedish Gripens would play a crucial role in strengthening our defense capabilities, such as NLAW, Carl Gustaf, CV 90 and Archers, ”the testimony said.</text:p>

</text:p>
      <text:p text:style-name="P4">
News Source: <text:a xlink:type="simple" xlink:href="https://armyinform.com.ua/2023/05/25/oleksij-reznikov-podyakuvav-parlamentu-shvecziyi-za-yihnij-vnesok-u-tankovu-koalicziyu/" text:style-name="Internet_20_link" text:visited-style-name="Visited_20_Internet_20_Link">
https://armyinform.com.ua/2023/05/25/oleksij-reznikov-podyakuvav-parlamentu-shvecziyi-za-yihnij-vnesok-u-tankovu-koalicziyu/</text:a>
</text:p>
      <!--NEWS-->
      <text:h text:style-name="P10" text:outline-level="1">
<text:span text:style-name="T4">
I am grateful to partners for their willingness to support Ukraine as much as needed - Alexei Reznikov</text:span>
</text:h>
      <text:p text:style-name="P4">
Author: ['АРМІЯINFORM']</text:p>
      <text:p text:style-name="P4">
Time: 2023-05-25T96:00:00-04:00</text:p>
      <text:p text:style-name="P4">
Description: About Tse, the defense of Ukrainian, having written in his tweeter. “The 12th Ramstein!I took fat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fw_2jydwiai30pi.jpg" text:style-name="Internet_20_link" text:visited-style-name="Visited_20_Internet_20_Link">
fw_2jydwiai30pi.jpg</text:a>
']</text:p>
      <text:p text:style-name="P4">
Tags: []</text:p>
      <text:p text:style-name="P4">
Category: News</text:p>
      <!--METADATA-->
      <text:p text:style-name="P4">
<draw:frame draw:style-name="fr1" draw:name="Image349" text:anchor-type="as-char" svg:width="6.9236in" svg:height="5.1927in" draw:z-index="0">
<draw:image xlink:href="../Images/AРМІЯINFORM/2023-05-25T96-00-00-04-00/fw_2jydwiai30pi.jpg" xlink:type="simple" xlink:show="embed" xlink:actuate="onLoad" draw:mime-type="image/jpeg"/>
</draw:frame>
About it the Minister of Defense of Ukraine <text:a xlink:type="simple" xlink:href="https://twitter.com/oleksiireznikov/status/1661817441717047296" text:style-name="Internet_20_link" text:visited-style-name="Visited_20_Internet_20_Link">
wrote</text:a>
In his tweet.</text:p>
      <text:p text:style-name="P4">
“The 12th Ramstein!I participated in an online meeting with my colleague, the Minister of the Kingdom of Sweden Paul Jonson, who is in Kiev. I am deep -hearted to my friend Lloyd Austin III for his leadership, as well as our partners for their willingness to support Ukraine as much as they need.</text:p>
      <text:p text:style-name="Quotations">

<text:p text:style-name="Quotations">

<text:p text:style-name="P4">
<text:a xlink:type="simple" xlink:href="https://twitter.com/hashtag/Ramstein" text:style-name="Internet_20_link" text:visited-style-name="Visited_20_Internet_20_Link">
\ #ramstein</text:a>
&gt;
 12! &gt;
  I participated in an online meeting with my 🇸🇪 colleague&gt;
 <text:a xlink:type="simple" xlink:href="https://twitter.com/PlJonson" text:style-name="Internet_20_link" text:visited-style-name="Visited_20_Internet_20_Link">
@PlJonson</text:a>
, who is&gt;
 visiting Kyiv.  &gt;
  I'm deeply grateful to my 🇺🇲 friend&gt;
 <text:a xlink:type="simple" xlink:href="https://twitter.com/SecDef" text:style-name="Internet_20_link" text:visited-style-name="Visited_20_Internet_20_Link">
@SecDef</text:a>
Lloyd Austin III&gt;
 for his leadership, and to our partners for their willingness to support&gt;
 Ukraine for as long as it takes.  &gt;
  We… <text:a xlink:type="simple" xlink:href="https://t.co/MQR3GjfPQI" text:style-name="Internet_20_link" text:visited-style-name="Visited_20_Internet_20_Link">
pic.twitter.com/MQR3GjfPQI</text:a>
&gt;
&gt;
 - Oleksiy Reznikov(@oleksireznikov)<text:a xlink:type="simple" xlink:href="https://twitter.com/oleksiireznikov/status/1661817441717047296" text:style-name="Internet_20_link" text:visited-style-name="Visited_20_Internet_20_Link">
May 25,&gt;
 2023</text:a>
We discussed:</text:p>

</text:p>

</text:p>
      <ul>
        <li>
“Aviation Coalition” steps; * ️POs; * Strengthening of armored fist; * Training of our soldiers; * Repair, maintenance and production of weapons and military equipment, ”the message reads.</li>
      </ul>
      <text:p text:style-name="P4">
News Source: <text:a xlink:type="simple" xlink:href="https://armyinform.com.ua/2023/05/25/ya-vdyachnyj-partneram-za-yihnyu-gotovnist-pidtrymuvaty-ukrayinu-stilky-skilky-potribno-oleksij-reznikov/" text:style-name="Internet_20_link" text:visited-style-name="Visited_20_Internet_20_Link">
https://armyinform.com.ua/2023/05/25/ya-vdyachnyj-partneram-za-yihnyu-gotovnist-pidtrymuvaty-ukrayinu-stilky-skilky-potribno-oleksij-reznikov/</text:a>
</text:p>
      <!--NEWS-->
      <text:h text:style-name="P10" text:outline-level="1">
<text:span text:style-name="T4">
Ukraine will open an embassy in Rwanda - Dmytro Kuleba</text:span>
</text:h>
      <text:p text:style-name="P4">
Author: ['АРМІЯINFORM']</text:p>
      <text:p text:style-name="P4">
Time: 2023-05-25T97:00:00-04:00</text:p>
      <text:p text:style-name="P4">
Description: The Ministry of Lawlessness of the Hurradonnits of Ukraine Dmitro Kuleba Zdizni, Pershew in the Istoriyi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dmytro-kuleba.jpg" text:style-name="Internet_20_link" text:visited-style-name="Visited_20_Internet_20_Link">
dmytro-kuleba.jpg</text:a>
']</text:p>
      <text:p text:style-name="P4">
Tags: ['STOPRUSSIA', 'АГРЕСІЯ РФ', 'ВІЙНА', 'ВТОРГНЕННЯ РФ', 'МЗС']</text:p>
      <text:p text:style-name="P4">
Category: News</text:p>
      <!--METADATA-->
      <text:p text:style-name="P4">
<draw:frame draw:style-name="fr1" draw:name="Image350" text:anchor-type="as-char" svg:width="6.9236in" svg:height="4.608521in" draw:z-index="0">
<draw:image xlink:href="../Images/AРМІЯINFORM/2023-05-25T97-00-00-04-00/dmytro-kuleba.jpg" xlink:type="simple" xlink:show="embed" xlink:actuate="onLoad" draw:mime-type="image/jpeg"/>
</draw:frame>
Dmytro Kuleba. Photo: Ministry of Foreign Affairs of Ukraine</text:p>
      <text:p text:style-name="P4">
Foreign Minister of Ukraine Dmytro Kuleba has made the first in history to Rwanda, where he negotiated in the capital of Kigali with the Minister of Foreign Lesses and International Cooperation, Wincent Biruta. The Ministry of Foreign Affairs of Ukraine reported that Ukraine will open the Embassy in Rwanda.</text:p>
      <ul>
        <li>
At the end of 2022, President Volodymyr Zelensky set a clear task for Ukrainian tract: to expand the presence in Africa. After careful analysis, we planned the opening of new embassies in African countries, which we will open in Rwanda. The Randy side has already given the official consent of the Ukrainian diplomatic mission in Kigal, - said Dmytro Kuleba.</li>
      </ul>
      <text:p text:style-name="P4">
The ministers discussed the formula of the President of Ukraine, which helps to establish a fair and long -term peace in Ukraine and to guarantee the world, in particular in Africa. Dmytro Kuleba invited Rwanda to join the embodiment of the formula of peace.</text:p>
      <text:p text:style-name="P4">
A separate theme of negotiations was food safety in Africa, exports of Ukrainian grain within the framework of the Black Sea grain initiative Tagumanitarian program "Grain from Ukraine".</text:p>
      <text:p text:style-name="P4">
Dmytro Kuleba and Vincent Birut signed a memorandum on political consultations of the Ministries of Foreign Affairs of Ukraine and Rwanda.</text:p>
      <text:p text:style-name="P4">
They agreed that the first round of consultations will be held in an extended format of the present representatives of different departments of Ukraine and Rwanda to identify specific common interests in the fields of trade, digitalization of public services, aerospace, construction, education and pharmaceuticals.</text:p>
      <text:p text:style-name="P4">
Dmytro Kuleba and Vincent Birut also agreed to hold a business forum with the participation of Ukrainian and Randan business. Minister of Invitable Randa College to visit Ukraine.</text:p>
      <text:p text:style-name="P4">
Source: <text:a xlink:type="simple" xlink:href="https://www.facebook.com/UkraineMFA/videos/2104843076372857/" text:style-name="Internet_20_link" text:visited-style-name="Visited_20_Internet_20_Link">
Ministry of Foreign Affairs of Ukraine</text:a>
</text:p>
      <text:p text:style-name="P4">
News Source: <text:a xlink:type="simple" xlink:href="https://armyinform.com.ua/2023/05/25/ukrayina-vidkryye-posolstvo-v-ruandi-dmytro-kuleba/" text:style-name="Internet_20_link" text:visited-style-name="Visited_20_Internet_20_Link">
https://armyinform.com.ua/2023/05/25/ukrayina-vidkryye-posolstvo-v-ruandi-dmytro-kuleba/</text:a>
</text:p>
      <!--NEWS-->
      <text:h text:style-name="P10" text:outline-level="1">
<text:span text:style-name="T4">
The Britain's Parliament recognized the Holodomor with the genocide of the Ukrainian people</text:span>
</text:h>
      <text:p text:style-name="P4">
Author: ['Володимир Поліщук']</text:p>
      <text:p text:style-name="P4">
Time: 2023-05-25T98:00:00-04:00</text:p>
      <text:p text:style-name="P4">
Description: The British parliament has rightly giving the Rishhennya about Vesznnna ... The war with Ukraine 2022, the war with Ukraine is the latest news today, the News War with Ukraine 2022 is the last for today, will there be a war between Ukraine and Russia and when, the war with Ukraine in 2022 will be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5/nyzhnya-palata-parlamentuv-velykoyi-brytaniyi.jpg" text:style-name="Internet_20_link" text:visited-style-name="Visited_20_Internet_20_Link">
nyzhnya-palata-parlamentuv-velykoyi-brytaniyi.jpg</text:a>
']</text:p>
      <text:p text:style-name="P4">
Tags: ['STOPRUSSIA', 'ВИЗНАННЯ ГОЛОДОМОРУ ГЕНОЦИДОМ', 'ПАРЛАМЕНТ ВЕЛИКОЇ БРИТАНІЇ']</text:p>
      <text:p text:style-name="P4">
Category: News</text:p>
      <!--METADATA-->
      <text:p text:style-name="P4">
<draw:frame draw:style-name="fr1" draw:name="Image351" text:anchor-type="as-char" svg:width="6.9236in" svg:height="3.956343in" draw:z-index="0">
<draw:image xlink:href="../Images/AРМІЯINFORM/2023-05-25T98-00-00-04-00/nyzhnya-palata-parlamentuv-velykoyi-brytaniyi.jpg" xlink:type="simple" xlink:show="embed" xlink:actuate="onLoad" draw:mime-type="image/jpeg"/>
</draw:frame>
Today, the British Parliament has rightly decided to recognize the 1932-1933 genocide.</text:p>
      <text:p text:style-name="P4">
[Wrote] about it(https://twitter.com/aliciakearns/status/1661787913644830720)In his Twitter, a member of the Conservative Party Pauline Letham.</text:p>
      <ul>
        <li>
We hope that this will somehow help to honor the memory of millions of Ukrainians who are starved. We are standing with our friends in Ukraine, ”Polym Latham.</li>
      </ul>
      <text:p text:style-name="P4">
It was today that she introduced the appropriate <text:a xlink:type="simple" xlink:href="https://hansard.parliament.uk/commons/2023-05-25/debates/6EC6E8AD-56E4-44BF-A0DC-1E077B9ED2E9/UkrainianHolodomor" text:style-name="Internet_20_link" text:visited-style-name="Visited_20_Internet_20_Link">
resolution</text:a>
In the lower house of the UK Parliament, the House of Commons, which unanimously decided to recognize the famine of 1932-1933 by the genocide of the Ukrainian Narode.</text:p>
      <text:p text:style-name="P4">
Before the debate, Polym Letham congratulated the ambassador of Ukraine to Vadim Prystayk in the parliament of Ukraine and emphasized that the famine in Ukraine in the early 1930s was artificial, caused by the forced selection of harvesting from Ukrainian peasants.</text:p>
      <ul>
        <li>
90 years ago, in the spring of 1933, millions of Ukrainians died of famine. However, there was no natural famine in Ukraine. The grain was plenty of grain, but all this was laid with incredibly high bread tariffs of Moscow. At that time, Moskva exported millions of tons of grain to the west until the Ukrainians were dying of the Putstalin violent famine. The word "famine" means death by hunger, and this is exactly what the USSR has done in Ukraine. I will come to the horrific details of famine, but when discussing genocide, it is also important to understand the context and motivation of the USSR in Moscow, - the parliamentarian said.</li>
      </ul>
      <text:p text:style-name="P4">
It also compared those events with the present, when Russia has stolen Ukrainian in temporarily occupied Ukrainian territories.<text:span text:style-name="T4">
 Reference </text:span>
: As of 2023, the Holodomor has officially recognized the genocide -Ukrainian people over 20 countries of the world. In particular, on March 10, 2023, Belgium recognized the Holodomor of 1932-1933 by the genocide of the Ukrainian people. The Parliament of Iceland recognized the Holodomor on March 23, as the genocide of the Ukrainian people. On May 23, Slovenia Parliament supported the recognition of the 1932-1933 famine by the genocide of the Ukrainian Narode.</text:p>
      <text:p text:style-name="P4">
News Source: <text:a xlink:type="simple" xlink:href="https://armyinform.com.ua/2023/05/25/parlament-brytaniyi-vyznav-golodomor-genoczydom-ukrayinskogo-narodu/" text:style-name="Internet_20_link" text:visited-style-name="Visited_20_Internet_20_Link">
https://armyinform.com.ua/2023/05/25/parlament-brytaniyi-vyznav-golodomor-genoczydom-ukrayinskogo-narodu/</text:a>
</text:p>
      <!--NEWS-->
      <text:h text:style-name="P10" text:outline-level="1">
<text:span text:style-name="T4">
Short. War. Day 456. Videoodigest</text:span>
</text:h>
      <text:p text:style-name="P4">
Author: ['АРМІЯINFORM']</text:p>
      <text:p text:style-name="P4">
Time: 2023-05-25T99:00:00-04:00</text:p>
      <text:p text:style-name="P4">
Description: Jero: Mini -Casting of Ukraine’s defense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text:p>
      <text:p text:style-name="P4">
Category: News</text:p>
      <!--METADATA-->
      <text:p text:style-name="P4">
<text:span text:style-name="T4">
 Source: </text:span>
 <text:a xlink:type="simple" xlink:href="https://www.facebook.com/MinistryofDefence.UA/videos/1444361062985308/" text:style-name="Internet_20_link" text:visited-style-name="Visited_20_Internet_20_Link">
Ministry of Defense of Ukraine</text:a>
</text:p>
      <text:p text:style-name="P4">
News Source: <text:a xlink:type="simple" xlink:href="https://armyinform.com.ua/2023/05/25/korotko-vijna-den-456-videodajdzhest/" text:style-name="Internet_20_link" text:visited-style-name="Visited_20_Internet_20_Link">
https://armyinform.com.ua/2023/05/25/korotko-vijna-den-456-videodajdzhest/</text:a>
</text:p>
      <!--NEWS-->
      <text:h text:style-name="P10" text:outline-level="1">
<text:span text:style-name="T4">
In Ukraine, short -term rains and thunderstorms, in the daytime warm up to +26 °</text:span>
</text:h>
      <text:p text:style-name="P4">
Authors: Ukrinform (Person)</text:p>
      <text:p text:style-name="P4">
Publisher: Укринформ (Organization)</text:p>
      <text:p text:style-name="P4">
Published Time: 2023-05-26T-119:41:00+03:00</text:p>
      <text:p text:style-name="P4">
Modified Time: 2023-05-26T00:41:00+03:00</text:p>
      <text:p text:style-name="P4">
Description: On Friday, May 26, in Ukraine, changing cloudy, at night in the southern, central and eastern regions, in the afternoon in Ukraine short -term rains, thunderstorms (in the northern regions). At night and in the morning on the Left Bank the fog sometimes.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352" text:anchor-type="as-char" svg:width="6.9236in" svg:height="3.956343in" draw:z-index="0">
<draw:image xlink:href="../Images/yкринформ/2023-05-26T-119-41-00-03-00/630_360_1592652057-877.jpg" xlink:type="simple" xlink:show="embed" xlink:actuate="onLoad" draw:mime-type="image/jpeg"/>
</draw:frame>
Pyatnytsia, May 26, in Ukraine changing cloudiness, at night in the southern, central and eastern regions, in the afternoon in Ukraine short -term rains, thunderstorms(Colonel areas).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In the area in places short -term rain, thunderstorm). Вітер північний, 5-10 м/с.Температура по <text:a xlink:type="simple" xlink:href="https://www.ukrinform.ua/tag-kiiv" text:style-name="Internet_20_link" text:visited-style-name="Visited_20_Internet_20_Link">
 </text:a>
at night 13-15 °, day24-26 °; In the area at night 11-16 °, in the afternoon 21-26 °.</text:p>
      <text:p text:style-name="P4">
According to forecasters, May 27-28 in Ukraine will be cloudy with clearings. 27th - in places short -term rains, thunderstorms(at night in northern, central, eastern, in the afternoon in the western regions - no precipitation).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May 28 in the northern regions of 6-11 ° heat), 21-26 ° in the afternoon, May 28, 17-22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text:span>
 <text:span text:style-name="T4">
 </text:span>
 phenomena <text:span text:style-name="T4">
 </text:span>
 WMO **</text:a>
In the capital and Kyiv region, May 27-28 is cloudy with clearings. Without precipitation, only on May 27, there is short -term rain, thunderstorms. The wind is northwest with a crossing to the northeast, 7-12 m/s. Temperature in Kiev: May 27 at night14-16 °, in the afternoon 24-26 °; May 28 at night 9-11 °, in the afternoon 20-22 °. In the region: 27th night 11-16 °, in the afternoon 21-26 °; May 28 at night 6-11 °, in the afternoon 17-22 °.</text:p>
      <text:p text:style-name="P4">
On May 29-30, forecasters are predicted in the Carpathian region, southern tangible areas, May 30 in the afternoon and east of the country short-term, thunderstorm, in the rest of the territory will be without precipitation. The night temperature is 7-13 °, the seal of up to 16 °; in the afternoon 20-26 °.</text:p>
      <text:p text:style-name="P4">
In Kiev and in the region on May 29-30 without precipitation. The temperature in Kiev at night9-11 °, in the afternoon 23-25 °; In the area at night 7-12 °, in the afternoon 21-26 °.</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The EU hopes China encourages Russia to withdraw all troops from Ukraine</text:span>
</text:h>
      <text:p text:style-name="P4">
Authors: Ukrinform (Person)</text:p>
      <text:p text:style-name="P4">
Publisher: Укринформ (Organization)</text:p>
      <text:p text:style-name="P4">
Published Time: 2023-05-26T-31:58:00+03:00</text:p>
      <text:p text:style-name="P4">
Modified Time: 2023-05-26T00:58:00+03:00</text:p>
      <text:p text:style-name="P4">
Description: The Deputy Secretary -General of the European Foreign Action Service Enrique Mora at a meeting with a special representative of China in Eurasia Lee Hueya expressed his hope for the constructive role of the PRC in the settlement of conflict in Ukraine. - Ukrinform.</text:p>
      <text:p text:style-name="P4">
Images: ['<text:a xlink:type="simple" xlink:href="https://static.ukrinform.com/photos/2019_05/thumb_files/630_360_1558365054-931.jpg" text:style-name="Internet_20_link" text:visited-style-name="Visited_20_Internet_20_Link">
630_360_15583...</text:a>
']</text:p>
      <text:p text:style-name="P4">
Tags: ['Євросоюз', 'Китай', 'Війна з Росією', 'Дипломатія']</text:p>
      <text:p text:style-name="P4">
Type: Article</text:p>
      <!--METADATA-->
      <text:p text:style-name="P4">
<draw:frame draw:style-name="fr1" draw:name="Image353" text:anchor-type="as-char" svg:width="6.9236in" svg:height="3.956343in" draw:z-index="0">
<draw:image xlink:href="../Images/yкринформ/2023-05-26T-31-58-00-03-00/630_360_1558365054-931.jpg" xlink:type="simple" xlink:show="embed" xlink:actuate="onLoad" draw:mime-type="image/jpeg"/>
</draw:frame>
The Deputy General Secretary of the European Foreign Action Service Enrique Mora to meet with a special representative of China in Eurasia Lee Huemeyemewed, hope for the constructive role of the PRC in the settlement of the conflict in Ukraine.</text:p>
      <text:p text:style-name="P4">
About it reports Ukrinform with reference to the European Foreign Action Service.</text:p>
      <text:p text:style-name="P4">
“Deputy Secretary General Mora congratulated the visit of the specialization to Europe, especially in Kiev, as well as recent involvement(to settlement - ed.)In Ukraine, including at the level of leaders, although this happened more than a year after the start of unlawful Russian aggression. The parties discuss Russia's aggressive war against Ukraine and ways to achieve a just Tastya peace, ”the message reads.</text:p>
      <text:p text:style-name="P4">
In particular, a representative of the European Foreign Action Service stated that Russia is unlawful responsibility for aggression against Ukraine, which is a key challenge for regional and global stability, security and welfare. He settled that Ukraine has exercised its right to self -defense, the Jewish Union has a decisive intention to support it.</text:p>
      <text:p text:style-name="P4">
Mora noted that the restoration of just and long peace in Ukraine is vital to the EU. According to its words, any significant steps before the completion of Russian criminal aggression in Ukraine must be carried out in accordance with the main provisions of the statuon. The European Union expects that China as a permanent member of the UN Security Council will play a constructive operator and take advantage of all opportunities to comply with the UN Charter of International Law.</text:p>
      <text:p text:style-name="P4">
<text:span text:style-name="T4">
 Read also: </text:span>
 <text:a xlink:type="simple" xlink:href="https://www.ukrinform.ua/rubric-world/3713882-specpredstavnik-kitau-obgovoriv-u-berlini-politicne-vreguluvanna-ukrainskoi-krizi.html" text:style-name="Internet_20_link" text:visited-style-name="Visited_20_Internet_20_Link">
</text:a>
“The EU hopes… that <text:a xlink:type="simple" xlink:href="https://www.ukrinform.ua/tag-kitaj" text:style-name="Internet_20_link" text:visited-style-name="Visited_20_Internet_20_Link">
</text:a>
will emphasize the principles of sovereignty, independence and territorial persistence, stop the bloodshed and non -selective shelling of the civilian population of the immediate and unconditional withdrawal of all(Russian - ed.)The forces of Tavian equipment from all over Ukraine within its international excellent borders, ”the message says.</text:p>
      <text:p text:style-name="P4">
As it is noted, both sides agreed to maintain contacts tangent work to find ways to a sustainable peace in Ukraine.</text:p>
      <text:p text:style-name="P4">
<text:span text:style-name="T4">
 Read also: </text:span>
 <text:a xlink:type="simple" xlink:href="https://www.ukrinform.ua/rubric-polytics/3710871-u-mzs-kitau-rozkrili-detali-vizitu-specpredstavnika-v-ukrainu.html" text:style-name="Internet_20_link" text:visited-style-name="Visited_20_Internet_20_Link">
</text:a>
</text:p>
      <text:p text:style-name="P4">
News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NEWS-->
      <text:h text:style-name="P10" text:outline-level="1">
<text:span text:style-name="T4">
In Ukraine, short -term rains and thunderstorms, in the daytime warm up to +26 °</text:span>
</text:h>
      <text:p text:style-name="P4">
Authors: Ukrinform (Person)</text:p>
      <text:p text:style-name="P4">
Publisher: Укринформ (Organization)</text:p>
      <text:p text:style-name="P4">
Published Time: 2023-05-26T-33:41:00+03:00</text:p>
      <text:p text:style-name="P4">
Modified Time: 2023-05-26T00:41:00+03:00</text:p>
      <text:p text:style-name="P4">
Description: On Friday, May 26, in Ukraine, changing cloudy, at night in the southern, central and eastern regions, in the afternoon in Ukraine short -term rains, thunderstorms (in the northern regions). At night and in the morning on the Left Bank the fog sometimes.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354" text:anchor-type="as-char" svg:width="6.9236in" svg:height="3.956343in" draw:z-index="0">
<draw:image xlink:href="../Images/yкринформ/2023-05-26T-33-41-00-03-00/630_360_1592652057-877.jpg" xlink:type="simple" xlink:show="embed" xlink:actuate="onLoad" draw:mime-type="image/jpeg"/>
</draw:frame>
Pyatnytsia, May 26, in Ukraine changing cloudiness, at night in the southern, central and eastern regions, in the afternoon in Ukraine short -term rains, thunderstorms(Colonel areas).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In the area in places short -term rain, thunderstorm). Вітер північний, 5-10 м/с.Температура по <text:a xlink:type="simple" xlink:href="https://www.ukrinform.ua/tag-kiiv" text:style-name="Internet_20_link" text:visited-style-name="Visited_20_Internet_20_Link">
 </text:a>
at night 13-15 °, day24-26 °; In the area at night 11-16 °, in the afternoon 21-26 °.</text:p>
      <text:p text:style-name="P4">
According to forecasters, May 27-28 in Ukraine will be cloudy with clearings. 27th - in places short -term rains, thunderstorms(at night in northern, central, eastern, in the afternoon in the western regions - no precipitation).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May 28 in the northern regions of 6-11 ° heat), 21-26 ° in the afternoon, May 28, 17-22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text:span>
 <text:span text:style-name="T4">
 </text:span>
 phenomena <text:span text:style-name="T4">
 </text:span>
 WMO **</text:a>
In the capital and Kyiv region, May 27-28 is cloudy with clearings. Without precipitation, only on May 27, there is short -term rain, thunderstorms. The wind is northwest with a crossing to the northeast, 7-12 m/s. Temperature in Kiev: May 27 at night14-16 °, in the afternoon 24-26 °; May 28 at night 9-11 °, in the afternoon 20-22 °. In the region: 27th night 11-16 °, in the afternoon 21-26 °; May 28 at night 6-11 °, in the afternoon 17-22 °.</text:p>
      <text:p text:style-name="P4">
On May 29-30, forecasters are predicted in the Carpathian region, southern tangible areas, May 30 in the afternoon and east of the country short-term, thunderstorm, in the rest of the territory will be without precipitation. The night temperature is 7-13 °, the seal of up to 16 °; in the afternoon 20-26 °.</text:p>
      <text:p text:style-name="P4">
In Kiev and in the region on May 29-30 without precipitation. The temperature in Kiev at night9-11 °, in the afternoon 23-25 °; In the area at night 7-12 °, in the afternoon 21-26 °.</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Spain is preparing to transfer to Ukraine four more tanks Leopard 2</text:span>
</text:h>
      <text:p text:style-name="P4">
Authors: Ukrinform (Person)</text:p>
      <text:p text:style-name="P4">
Publisher: Укринформ (Organization)</text:p>
      <text:p text:style-name="P4">
Published Time: 2023-05-26T-35:25:00+03:00</text:p>
      <text:p text:style-name="P4">
Modified Time: 2023-05-26T00:25:00+03:00</text:p>
      <text:p text:style-name="P4">
Description: From Spain to Ukraine, four more major LEOPARD 2 combat tanks and the M113 armored personnel carriers will leave. - Ukrinform.</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Війна з Росією', ' танк Leopard']</text:p>
      <text:p text:style-name="P4">
Type: Article</text:p>
      <!--METADATA-->
      <text:p text:style-name="P4">
<draw:frame draw:style-name="fr1" draw:name="Image355" text:anchor-type="as-char" svg:width="6.9236in" svg:height="3.956343in" draw:z-index="0">
<draw:image xlink:href="../Images/yкринформ/2023-05-26T-35-25-00-03-00/630_360_1677073795-317.jpg" xlink:type="simple" xlink:show="embed" xlink:actuate="onLoad" draw:mime-type="image/jpeg"/>
</draw:frame>
From Spain of Ukraine, four more major LEOPARD 2 combat tanks will be departed soon 2 and M113 armored personnel carriers.</text:p>
      <text:p text:style-name="P4">
According to Ukrinform with reference to the press service of the Spanish Ministry of Defense, his head Margarita Robles during Ramstin-12 was tedied.</text:p>
      <text:p text:style-name="P4">
"Robles spoke about the current status of supplies from Spain, paying attention to the future, to the future supply of four more major combat tanks of LEOPARD 2A4 and a new batch of M113 armored personnel carriers," the statements said.</text:p>
      <text:p text:style-name="P4">
It is noted that Robles also emphasized "progress in the training of Ukrainian military in Spain, where almost 1500 people have been trained."</text:p>
      <text:p text:style-name="P4">
The head of the Defense Office of Spain expressed the hope that its countries would be ahead of the schedule to execute its annual quota for the training of Ukrainian defenders.</text:p>
      <text:p text:style-name="P4">
<text:span text:style-name="T4">
 Read also: </text:span>
 <text:a xlink:type="simple" xlink:href="https://www.ukrinform.ua/rubric-ato/3714221-konsorcium-leopard-dosag-progresu-u-stvorenni-centru-obslugovuvanna-tankiv-dla-ukraini-ostin.html" text:style-name="Internet_20_link" text:visited-style-name="Visited_20_Internet_20_Link">
<text:span text:style-name="T4">
 Leopard </text:span>
</text:a>
Earlier, Spain Prime Minister Pedro Sanchez promised to transfer Ukraine to ten <text:a xlink:type="simple" xlink:href="https://www.ukrinform.ua/tag-tank" text:style-name="Internet_20_link" text:visited-style-name="Visited_20_Internet_20_Link">
</text:a>
Leopard 2, six of them have already arrived in the country.</text:p>
      <text:p text:style-name="P4">
As reported by Ukrinform, the States Parties to the Contact Group on Defense of Ukraine during a meeting on the German military base "Ramstein" on Thursday were to find more opportunities to provide our country with additional air defense systems.</text:p>
      <text:p text:style-name="P4">
<text:span text:style-name="T5">
Foto: kmweg.com</text:span>
</text:p>
      <text:p text:style-name="P4">
News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The White House expects Congress to continue two -party support of Ukraine</text:span>
</text:h>
      <text:p text:style-name="P4">
Authors: Ukrinform (Person)</text:p>
      <text:p text:style-name="P4">
Publisher: Укринформ (Organization)</text:p>
      <text:p text:style-name="P4">
Published Time: 2023-05-26T-37:12:00+03:00</text:p>
      <text:p text:style-name="P4">
Modified Time: 2023-05-26T00:12:00+03:00</text:p>
      <text:p text:style-name="P4">
Description: Baiden's administration expects that democratic and republican parties in both houses of Congress will continue to support Ukraine.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Конгрес США', 'допомога', 'Білий дім', 'Війна з Росією']</text:p>
      <text:p text:style-name="P4">
Type: Article</text:p>
      <!--METADATA-->
      <text:p text:style-name="P4">
<draw:frame draw:style-name="fr1" draw:name="Image356" text:anchor-type="as-char" svg:width="6.9236in" svg:height="3.956343in" draw:z-index="0">
<draw:image xlink:href="../Images/yкринформ/2023-05-26T-37-12-00-03-00/630_360_1664390405-973.jpg" xlink:type="simple" xlink:show="embed" xlink:actuate="onLoad" draw:mime-type="image/jpeg"/>
</draw:frame>
Baiden's administration expects that the Democratic and Republican Parties of the Congress will continue to support Ukraine.</text:p>
      <text:p text:style-name="P4">
The White House spokeswoman Karin Jean-Pierre said this at the press cluster, a Ukrinform correspondent reported.</text:p>
      <text:p text:style-name="P4">
“We are glad and grateful to see two -party support for Ukraine by both members of the Barty - both in the House of Representatives and in the Senate. And we expect that it will continue to cether, ”the US administration spokesman said.</text:p>
      <text:p text:style-name="P4">
She stressed that the president <text:a xlink:type="simple" xlink:href="https://www.ukrinform.ua/tag-bajden" text:style-name="Internet_20_link" text:visited-style-name="Visited_20_Internet_20_Link">
</text:a>
He is set to continue active work with allies and partners to help Ukraine as much as he needs.</text:p>
      <text:p text:style-name="P4">
<text:span text:style-name="T4">
 Read also: </text:span>
 <text:a xlink:type="simple" xlink:href="https://www.ukrinform.ua/rubric-polytics/3713723-diskusii-z-ukrainou-sodo-majbutnoi-modeli-bezpeki-trivaut-bilij-dim.html" text:style-name="Internet_20_link" text:visited-style-name="Visited_20_Internet_20_Link">
<text:span text:style-name="T4">
 White </text:span>
 <text:span text:style-name="T4">
 </text:span>
 Home **</text:a>
"This is the obligation we have taken to the Ukrainian people," the spokesman said.</text:p>
      <text:p text:style-name="P4">
As reported by Ukrinform, according to preliminary information, <text:a xlink:type="simple" xlink:href="https://www.ukrinform.ua/rubric-ato/3710657-ssa-gotuut-paket-dopomogi-ukraini-na-60-milardiv.html" text:style-name="Internet_20_link" text:visited-style-name="Visited_20_Internet_20_Link">
</text:a>
To submit a new large -scale assistance package to Ukraine to submit to the Congress.</text:p>
      <text:p text:style-name="P4">
News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APL: "Chelsea" defeated "Mu"</text:span>
</text:h>
      <text:p text:style-name="P4">
Authors: Ukrinform (Person)</text:p>
      <text:p text:style-name="P4">
Publisher: Укринформ (Organization)</text:p>
      <text:p text:style-name="P4">
Published Time: 2023-05-26T-39:02:00+03:00</text:p>
      <text:p text:style-name="P4">
Modified Time: 2023-05-26T00:02:00+03:00</text:p>
      <text:p text:style-name="P4">
Description: The wise spent 65 minutes in the field. - Ukrinform.</text:p>
      <text:p text:style-name="P4">
Images: ['<text:a xlink:type="simple" xlink:href="https://static.ukrinform.com/photos/2023_05/thumb_files/630_360_1685048464-266.jpg" text:style-name="Internet_20_link" text:visited-style-name="Visited_20_Internet_20_Link">
630_360_16850...</text:a>
']</text:p>
      <text:p text:style-name="P4">
Tags: ['Челсі', 'Футбол', 'Манчестер Юнайтед', 'АПЛ']</text:p>
      <text:p text:style-name="P4">
Type: Article</text:p>
      <!--METADATA-->
      <text:p text:style-name="P4">
<draw:frame draw:style-name="fr1" draw:name="Image357" text:anchor-type="as-char" svg:width="6.9236in" svg:height="3.956343in" draw:z-index="0">
<draw:image xlink:href="../Images/yкринформ/2023-05-26T-39-02-00-03-00/630_360_1685048464-266.jpg" xlink:type="simple" xlink:show="embed" xlink:actuate="onLoad" draw:mime-type="image/jpeg"/>
</draw:frame>
The wise spent 65 minutes in the field.  Manchester United won Chelsea(4:1)In the transfer of the 32nd round of the APL, Ukrinform reports.</text:p>
      <text:p text:style-name="P4">
Casemiro opened the liquid to the goals of his team in the sixth minute. At the end of the first half, Marial doubled the advantage of "Mu". In the second half, Manchesteryunite continued to smuggle his opponent, Fernandes Tarashford was distinguished by goals.</text:p>
      <text:p text:style-name="P4">
Chelsea scored only one goal of prestige at the end of the match - Jaufelix was accurate.</text:p>
      <text:p text:style-name="P4">
Ukrainian winger Mikhail Mudryk received 65 minutes of game time, for which he was punching three times at the gate, did not realize one goal. In the end, Michael was replaced with Christian Pulisik.</text:p>
      <text:p text:style-name="P4">
In general, the match against MJ became for Michael the 17th for Chelsea in all tournaments I15th in the Championship of England.</text:p>
      <text:p text:style-name="P4">
This victory transfers MJ to the third place in the APL, they have 72 points, the "Chelsea" -the twelfth, having 43 points in their asset.</text:p>
      <text:p text:style-name="P4">
<text:span text:style-name="T4">
 Read also: </text:span>
 <text:a xlink:type="simple" xlink:href="https://www.ukrinform.ua/rubric-sports/3713179-celsi-gotue-blagodijnij-matc-na-pidtrimku-ukraini.html" text:style-name="Internet_20_link" text:visited-style-name="Visited_20_Internet_20_Link">
<text:span text:style-name="T4">
 Chelsea </text:span>
</text:a>
In this way, Manchester United will return to the Champions League next season - the current drawing team missed.</text:p>
      <text:p text:style-name="P4">
Photo: Getty Image</text:p>
      <text:p text:style-name="P4">
News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APL: "Chelsea" defeated "Mu"</text:span>
</text:h>
      <text:p text:style-name="P4">
Authors: Ukrinform (Person)</text:p>
      <text:p text:style-name="P4">
Publisher: Укринформ (Organization)</text:p>
      <text:p text:style-name="P4">
Published Time: 2023-05-26T00:02:00+03:00</text:p>
      <text:p text:style-name="P4">
Modified Time: 2023-05-26T00:02:00+03:00</text:p>
      <text:p text:style-name="P4">
Description: The wise spent 65 minutes in the field. - Ukrinform.</text:p>
      <text:p text:style-name="P4">
Images: ['<text:a xlink:type="simple" xlink:href="https://static.ukrinform.com/photos/2023_05/thumb_files/630_360_1685048464-266.jpg" text:style-name="Internet_20_link" text:visited-style-name="Visited_20_Internet_20_Link">
630_360_16850...</text:a>
']</text:p>
      <text:p text:style-name="P4">
Tags: ['Челсі', 'Футбол', 'Манчестер Юнайтед', 'АПЛ']</text:p>
      <text:p text:style-name="P4">
Type: Article</text:p>
      <!--METADATA-->
      <text:p text:style-name="P4">
<draw:frame draw:style-name="fr1" draw:name="Image358" text:anchor-type="as-char" svg:width="6.9236in" svg:height="3.956343in" draw:z-index="0">
<draw:image xlink:href="../Images/yкринформ/2023-05-26T00-02-00-03-00/630_360_1685048464-266.jpg" xlink:type="simple" xlink:show="embed" xlink:actuate="onLoad" draw:mime-type="image/jpeg"/>
</draw:frame>
The wise spent 65 minutes in the field.  Manchester United won Chelsea(4:1)In the transfer of the 32nd round of the APL, Ukrinform reports.</text:p>
      <text:p text:style-name="P4">
Casemiro opened the liquid to the goals of his team in the sixth minute. At the end of the first half, Marial doubled the advantage of "Mu". In the second half, Manchesteryunite continued to smuggle his opponent, Fernandes Tarashford was distinguished by goals.</text:p>
      <text:p text:style-name="P4">
Chelsea scored only one goal of prestige at the end of the match - Jaufelix was accurate.</text:p>
      <text:p text:style-name="P4">
Ukrainian winger Mikhail Mudryk received 65 minutes of game time, for which he was punching three times at the gate, did not realize one goal. In the end, Michael was replaced with Christian Pulisik.</text:p>
      <text:p text:style-name="P4">
In general, the match against MJ became for Michael the 17th for Chelsea in all tournaments I15th in the Championship of England.</text:p>
      <text:p text:style-name="P4">
This victory transfers MJ to the third place in the APL, they have 72 points, the "Chelsea" -the twelfth, having 43 points in their asset.</text:p>
      <text:p text:style-name="P4">
<text:span text:style-name="T4">
 Read also: </text:span>
 <text:a xlink:type="simple" xlink:href="https://www.ukrinform.ua/rubric-sports/3713179-celsi-gotue-blagodijnij-matc-na-pidtrimku-ukraini.html" text:style-name="Internet_20_link" text:visited-style-name="Visited_20_Internet_20_Link">
<text:span text:style-name="T4">
 Chelsea </text:span>
</text:a>
In this way, Manchester United will return to the Champions League next season - the current drawing team missed.</text:p>
      <text:p text:style-name="P4">
Photo: Getty Image</text:p>
      <text:p text:style-name="P4">
News Source: <text:a xlink:type="simple" xlink:href="https://www.ukrinform.ua/rubric-sports/3714273-apl-celsi-rozgromno-postupilos-mu.html" text:style-name="Internet_20_link" text:visited-style-name="Visited_20_Internet_20_Link">
https://www.ukrinform.ua/rubric-sports/3714273-apl-celsi-rozgromno-postupilos-mu.html</text:a>
</text:p>
      <!--NEWS-->
      <text:h text:style-name="P10" text:outline-level="1">
<text:span text:style-name="T4">
The White House expects Congress to continue two -party support of Ukraine</text:span>
</text:h>
      <text:p text:style-name="P4">
Authors: Ukrinform (Person)</text:p>
      <text:p text:style-name="P4">
Publisher: Укринформ (Organization)</text:p>
      <text:p text:style-name="P4">
Published Time: 2023-05-26T00:12:00+03:00</text:p>
      <text:p text:style-name="P4">
Modified Time: 2023-05-26T00:12:00+03:00</text:p>
      <text:p text:style-name="P4">
Description: Baiden's administration expects that democratic and republican parties in both houses of Congress will continue to support Ukraine.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Конгрес США', 'допомога', 'Білий дім', 'Війна з Росією']</text:p>
      <text:p text:style-name="P4">
Type: Article</text:p>
      <!--METADATA-->
      <text:p text:style-name="P4">
<draw:frame draw:style-name="fr1" draw:name="Image359" text:anchor-type="as-char" svg:width="6.9236in" svg:height="3.956343in" draw:z-index="0">
<draw:image xlink:href="../Images/yкринформ/2023-05-26T00-12-00-03-00/630_360_1664390405-973.jpg" xlink:type="simple" xlink:show="embed" xlink:actuate="onLoad" draw:mime-type="image/jpeg"/>
</draw:frame>
Baiden's administration expects that the Democratic and Republican Parties of the Congress will continue to support Ukraine.</text:p>
      <text:p text:style-name="P4">
The White House spokeswoman Karin Jean-Pierre said this at the press cluster, a Ukrinform correspondent reported.</text:p>
      <text:p text:style-name="P4">
“We are glad and grateful to see two -party support for Ukraine by both members of the Barty - both in the House of Representatives and in the Senate. And we expect that it will continue to cether, ”the US administration spokesman said.</text:p>
      <text:p text:style-name="P4">
She stressed that the president <text:a xlink:type="simple" xlink:href="https://www.ukrinform.ua/tag-bajden" text:style-name="Internet_20_link" text:visited-style-name="Visited_20_Internet_20_Link">
</text:a>
He is set to continue active work with allies and partners to help Ukraine as much as he needs.</text:p>
      <text:p text:style-name="P4">
<text:span text:style-name="T4">
 Read also: </text:span>
 <text:a xlink:type="simple" xlink:href="https://www.ukrinform.ua/rubric-polytics/3713723-diskusii-z-ukrainou-sodo-majbutnoi-modeli-bezpeki-trivaut-bilij-dim.html" text:style-name="Internet_20_link" text:visited-style-name="Visited_20_Internet_20_Link">
<text:span text:style-name="T4">
 White </text:span>
 <text:span text:style-name="T4">
 </text:span>
 Home **</text:a>
"This is the obligation we have taken to the Ukrainian people," the spokesman said.</text:p>
      <text:p text:style-name="P4">
As reported by Ukrinform, according to preliminary information, <text:a xlink:type="simple" xlink:href="https://www.ukrinform.ua/rubric-ato/3710657-ssa-gotuut-paket-dopomogi-ukraini-na-60-milardiv.html" text:style-name="Internet_20_link" text:visited-style-name="Visited_20_Internet_20_Link">
</text:a>
To submit a new large -scale assistance package to Ukraine to submit to the Congress.</text:p>
      <text:p text:style-name="P4">
News Source: <text:a xlink:type="simple" xlink:href="https://www.ukrinform.ua/rubric-polytics/3714274-bilij-dim-ocikue-vid-kongresu-prodovzenna-dvopartijnoi-pidtrimki-ukraini.html" text:style-name="Internet_20_link" text:visited-style-name="Visited_20_Internet_20_Link">
https://www.ukrinform.ua/rubric-polytics/3714274-bilij-dim-ocikue-vid-kongresu-prodovzenna-dvopartijnoi-pidtrimki-ukraini.html</text:a>
</text:p>
      <!--NEWS-->
      <text:h text:style-name="P10" text:outline-level="1">
<text:span text:style-name="T4">
Spain is preparing to transfer to Ukraine four more tanks Leopard 2</text:span>
</text:h>
      <text:p text:style-name="P4">
Authors: Ukrinform (Person)</text:p>
      <text:p text:style-name="P4">
Publisher: Укринформ (Organization)</text:p>
      <text:p text:style-name="P4">
Published Time: 2023-05-26T00:25:00+03:00</text:p>
      <text:p text:style-name="P4">
Modified Time: 2023-05-26T00:25:00+03:00</text:p>
      <text:p text:style-name="P4">
Description: From Spain to Ukraine, four more major LEOPARD 2 combat tanks and the M113 armored personnel carriers will leave. - Ukrinform.</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Війна з Росією', ' танк Leopard']</text:p>
      <text:p text:style-name="P4">
Type: Article</text:p>
      <!--METADATA-->
      <text:p text:style-name="P4">
<draw:frame draw:style-name="fr1" draw:name="Image360" text:anchor-type="as-char" svg:width="6.9236in" svg:height="3.956343in" draw:z-index="0">
<draw:image xlink:href="../Images/yкринформ/2023-05-26T00-25-00-03-00/630_360_1677073795-317.jpg" xlink:type="simple" xlink:show="embed" xlink:actuate="onLoad" draw:mime-type="image/jpeg"/>
</draw:frame>
From Spain of Ukraine, four more major LEOPARD 2 combat tanks will be departed soon 2 and M113 armored personnel carriers.</text:p>
      <text:p text:style-name="P4">
According to Ukrinform with reference to the press service of the Spanish Ministry of Defense, his head Margarita Robles during Ramstin-12 was tedied.</text:p>
      <text:p text:style-name="P4">
"Robles spoke about the current status of supplies from Spain, paying attention to the future, to the future supply of four more major combat tanks of LEOPARD 2A4 and a new batch of M113 armored personnel carriers," the statements said.</text:p>
      <text:p text:style-name="P4">
It is noted that Robles also emphasized "progress in the training of Ukrainian military in Spain, where almost 1500 people have been trained."</text:p>
      <text:p text:style-name="P4">
The head of the Defense Office of Spain expressed the hope that its countries would be ahead of the schedule to execute its annual quota for the training of Ukrainian defenders.</text:p>
      <text:p text:style-name="P4">
<text:span text:style-name="T4">
 Read also: </text:span>
 <text:a xlink:type="simple" xlink:href="https://www.ukrinform.ua/rubric-ato/3714221-konsorcium-leopard-dosag-progresu-u-stvorenni-centru-obslugovuvanna-tankiv-dla-ukraini-ostin.html" text:style-name="Internet_20_link" text:visited-style-name="Visited_20_Internet_20_Link">
<text:span text:style-name="T4">
 Leopard </text:span>
</text:a>
Earlier, Spain Prime Minister Pedro Sanchez promised to transfer Ukraine to ten <text:a xlink:type="simple" xlink:href="https://www.ukrinform.ua/tag-tank" text:style-name="Internet_20_link" text:visited-style-name="Visited_20_Internet_20_Link">
</text:a>
Leopard 2, six of them have already arrived in the country.</text:p>
      <text:p text:style-name="P4">
As reported by Ukrinform, the States Parties to the Contact Group on Defense of Ukraine during a meeting on the German military base "Ramstein" on Thursday were to find more opportunities to provide our country with additional air defense systems.</text:p>
      <text:p text:style-name="P4">
<text:span text:style-name="T5">
Foto: kmweg.com</text:span>
</text:p>
      <text:p text:style-name="P4">
News Source: <text:a xlink:type="simple" xlink:href="https://www.ukrinform.ua/rubric-ato/3714275-ispania-gotuetsa-peredati-ukraini-se-cotiri-tanki-leopard-2.html" text:style-name="Internet_20_link" text:visited-style-name="Visited_20_Internet_20_Link">
https://www.ukrinform.ua/rubric-ato/3714275-ispania-gotuetsa-peredati-ukraini-se-cotiri-tanki-leopard-2.html</text:a>
</text:p>
      <!--NEWS-->
      <text:h text:style-name="P10" text:outline-level="1">
<text:span text:style-name="T4">
In Ukraine, short -term rains and thunderstorms, in the daytime warm up to +26 °</text:span>
</text:h>
      <text:p text:style-name="P4">
Authors: Ukrinform (Person)</text:p>
      <text:p text:style-name="P4">
Publisher: Укринформ (Organization)</text:p>
      <text:p text:style-name="P4">
Published Time: 2023-05-26T00:41:00+03:00</text:p>
      <text:p text:style-name="P4">
Modified Time: 2023-05-26T00:41:00+03:00</text:p>
      <text:p text:style-name="P4">
Description: On Friday, May 26, in Ukraine, changing cloudy, at night in the southern, central and eastern regions, in the afternoon in Ukraine short -term rains, thunderstorms (in the northern regions). At night and in the morning on the Left Bank the fog sometimes. - Ukrinform.</text:p>
      <text:p text:style-name="P4">
Images: ['<text:a xlink:type="simple" xlink:href="https://static.ukrinform.com/photos/2020_06/thumb_files/630_360_1592652057-877.jpg" text:style-name="Internet_20_link" text:visited-style-name="Visited_20_Internet_20_Link">
630_360_15926...</text:a>
']</text:p>
      <text:p text:style-name="P4">
Tags: ['Дощ', 'Гроза', 'Погода', 'Прогноз']</text:p>
      <text:p text:style-name="P4">
Type: Article</text:p>
      <!--METADATA-->
      <text:p text:style-name="P4">
<draw:frame draw:style-name="fr1" draw:name="Image361" text:anchor-type="as-char" svg:width="6.9236in" svg:height="3.956343in" draw:z-index="0">
<draw:image xlink:href="../Images/yкринформ/2023-05-26T00-41-00-03-00/630_360_1592652057-877.jpg" xlink:type="simple" xlink:show="embed" xlink:actuate="onLoad" draw:mime-type="image/jpeg"/>
</draw:frame>
Pyatnytsia, May 26, in Ukraine changing cloudiness, at night in the southern, central and eastern regions, in the afternoon in Ukraine short -term rains, thunderstorms(Colonel areas). Вночі та вранці на Лівобережжі подекуди туман.</text:p>
      <text:p text:style-name="P4">
Як повідомили Укрінформу в Українському гідрометцентрі, вітер північний, 5-10м/с. Температура вночі 11-16°, на узбережжі морів до 19°, вдень 21-26°; уКарпатах вночі 5-10°, вдень 13-18°.</text:p>
      <text:p text:style-name="P4">
У столичному регіоні у п’ятницю мінлива хмарність, без опадів (In the area in places short -term rain, thunderstorm). Вітер північний, 5-10 м/с.Температура по <text:a xlink:type="simple" xlink:href="https://www.ukrinform.ua/tag-kiiv" text:style-name="Internet_20_link" text:visited-style-name="Visited_20_Internet_20_Link">
 </text:a>
at night 13-15 °, day24-26 °; In the area at night 11-16 °, in the afternoon 21-26 °.</text:p>
      <text:p text:style-name="P4">
According to forecasters, May 27-28 in Ukraine will be cloudy with clearings. 27th - in places short -term rains, thunderstorms(at night in northern, central, eastern, in the afternoon in the western regions - no precipitation). 28 травня у східній тапівденній частині місцями короткочасні дощі, грози; на решті території безопадів.</text:p>
      <text:p text:style-name="P4">
Вітер північно-західний з переходом на північно-східний, 7-12 м/с, у південнійта східній частині місцями пориви 15-20 м/с. Температура у західній частинівночі 27 травня 8-13°, 28 травня 4-9°, вдень 17-22°; на решті території вночі11-16° (May 28 in the northern regions of 6-11 ° heat), 21-26 ° in the afternoon, May 28, 17-22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text:span>
 <text:span text:style-name="T4">
 </text:span>
 phenomena <text:span text:style-name="T4">
 </text:span>
 WMO **</text:a>
In the capital and Kyiv region, May 27-28 is cloudy with clearings. Without precipitation, only on May 27, there is short -term rain, thunderstorms. The wind is northwest with a crossing to the northeast, 7-12 m/s. Temperature in Kiev: May 27 at night14-16 °, in the afternoon 24-26 °; May 28 at night 9-11 °, in the afternoon 20-22 °. In the region: 27th night 11-16 °, in the afternoon 21-26 °; May 28 at night 6-11 °, in the afternoon 17-22 °.</text:p>
      <text:p text:style-name="P4">
On May 29-30, forecasters are predicted in the Carpathian region, southern tangible areas, May 30 in the afternoon and east of the country short-term, thunderstorm, in the rest of the territory will be without precipitation. The night temperature is 7-13 °, the seal of up to 16 °; in the afternoon 20-26 °.</text:p>
      <text:p text:style-name="P4">
In Kiev and in the region on May 29-30 without precipitation. The temperature in Kiev at night9-11 °, in the afternoon 23-25 °; In the area at night 7-12 °, in the afternoon 21-26 °.</text:p>
      <text:p text:style-name="P4">
News Source: <text:a xlink:type="simple" xlink:href="https://www.ukrinform.ua/rubric-regions/3714180-v-ukraini-zavtra-korotkocasni-dosi-ta-grozi-vden-progrie-do-26.html" text:style-name="Internet_20_link" text:visited-style-name="Visited_20_Internet_20_Link">
https://www.ukrinform.ua/rubric-regions/3714180-v-ukraini-zavtra-korotkocasni-dosi-ta-grozi-vden-progrie-do-26.html</text:a>
</text:p>
      <!--NEWS-->
      <text:h text:style-name="P10" text:outline-level="1">
<text:span text:style-name="T4">
The EU hopes China encourages Russia to withdraw all troops from Ukraine</text:span>
</text:h>
      <text:p text:style-name="P4">
Authors: Ukrinform (Person)</text:p>
      <text:p text:style-name="P4">
Publisher: Укринформ (Organization)</text:p>
      <text:p text:style-name="P4">
Published Time: 2023-05-26T00:58:00+03:00</text:p>
      <text:p text:style-name="P4">
Modified Time: 2023-05-26T00:58:00+03:00</text:p>
      <text:p text:style-name="P4">
Description: The Deputy Secretary -General of the European Foreign Action Service Enrique Mora at a meeting with a special representative of China in Eurasia Lee Hueya expressed his hope for the constructive role of the PRC in the settlement of conflict in Ukraine. - Ukrinform.</text:p>
      <text:p text:style-name="P4">
Images: ['<text:a xlink:type="simple" xlink:href="https://static.ukrinform.com/photos/2019_05/thumb_files/630_360_1558365054-931.jpg" text:style-name="Internet_20_link" text:visited-style-name="Visited_20_Internet_20_Link">
630_360_15583...</text:a>
']</text:p>
      <text:p text:style-name="P4">
Tags: ['Євросоюз', 'Китай', 'Війна з Росією', 'Дипломатія']</text:p>
      <text:p text:style-name="P4">
Type: Article</text:p>
      <!--METADATA-->
      <text:p text:style-name="P4">
<draw:frame draw:style-name="fr1" draw:name="Image362" text:anchor-type="as-char" svg:width="6.9236in" svg:height="3.956343in" draw:z-index="0">
<draw:image xlink:href="../Images/yкринформ/2023-05-26T00-58-00-03-00/630_360_1558365054-931.jpg" xlink:type="simple" xlink:show="embed" xlink:actuate="onLoad" draw:mime-type="image/jpeg"/>
</draw:frame>
The Deputy General Secretary of the European Foreign Action Service Enrique Mora to meet with a special representative of China in Eurasia Lee Huemeyemewed, hope for the constructive role of the PRC in the settlement of the conflict in Ukraine.</text:p>
      <text:p text:style-name="P4">
About it reports Ukrinform with reference to the European Foreign Action Service.</text:p>
      <text:p text:style-name="P4">
“Deputy Secretary General Mora congratulated the visit of the specialization to Europe, especially in Kiev, as well as recent involvement(to settlement - ed.)In Ukraine, including at the level of leaders, although this happened more than a year after the start of unlawful Russian aggression. The parties discuss Russia's aggressive war against Ukraine and ways to achieve a just Tastya peace, ”the message reads.</text:p>
      <text:p text:style-name="P4">
In particular, a representative of the European Foreign Action Service stated that Russia is unlawful responsibility for aggression against Ukraine, which is a key challenge for regional and global stability, security and welfare. He settled that Ukraine has exercised its right to self -defense, the Jewish Union has a decisive intention to support it.</text:p>
      <text:p text:style-name="P4">
Mora noted that the restoration of just and long peace in Ukraine is vital to the EU. According to its words, any significant steps before the completion of Russian criminal aggression in Ukraine must be carried out in accordance with the main provisions of the statuon. The European Union expects that China as a permanent member of the UN Security Council will play a constructive operator and take advantage of all opportunities to comply with the UN Charter of International Law.</text:p>
      <text:p text:style-name="P4">
<text:span text:style-name="T4">
 Read also: </text:span>
 <text:a xlink:type="simple" xlink:href="https://www.ukrinform.ua/rubric-world/3713882-specpredstavnik-kitau-obgovoriv-u-berlini-politicne-vreguluvanna-ukrainskoi-krizi.html" text:style-name="Internet_20_link" text:visited-style-name="Visited_20_Internet_20_Link">
</text:a>
“The EU hopes… that <text:a xlink:type="simple" xlink:href="https://www.ukrinform.ua/tag-kitaj" text:style-name="Internet_20_link" text:visited-style-name="Visited_20_Internet_20_Link">
</text:a>
will emphasize the principles of sovereignty, independence and territorial persistence, stop the bloodshed and non -selective shelling of the civilian population of the immediate and unconditional withdrawal of all(Russian - ed.)The forces of Tavian equipment from all over Ukraine within its international excellent borders, ”the message says.</text:p>
      <text:p text:style-name="P4">
As it is noted, both sides agreed to maintain contacts tangent work to find ways to a sustainable peace in Ukraine.</text:p>
      <text:p text:style-name="P4">
<text:span text:style-name="T4">
 Read also: </text:span>
 <text:a xlink:type="simple" xlink:href="https://www.ukrinform.ua/rubric-polytics/3710871-u-mzs-kitau-rozkrili-detali-vizitu-specpredstavnika-v-ukrainu.html" text:style-name="Internet_20_link" text:visited-style-name="Visited_20_Internet_20_Link">
</text:a>
</text:p>
      <text:p text:style-name="P4">
News Source: <text:a xlink:type="simple" xlink:href="https://www.ukrinform.ua/rubric-world/3714276-es-spodivaetsa-so-kitaj-sponukae-rosiu-do-vivedenna-vsih-vijsk-z-ukraini.html" text:style-name="Internet_20_link" text:visited-style-name="Visited_20_Internet_20_Link">
https://www.ukrinform.ua/rubric-world/3714276-es-spodivaetsa-so-kitaj-sponukae-rosiu-do-vivedenna-vsih-vijsk-z-ukrain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